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2">
      <style:table-cell-properties fo:background-color="#66ffff"/>
      <style:text-properties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25" style:family="table-cell" style:parent-style-name="Default">
      <style:table-cell-properties fo:background-color="#66ffff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30" style:family="table-cell" style:parent-style-name="Default" style:data-style-name="N2">
      <style:table-cell-properties fo:background-color="#99ff66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ff99ff" style:text-align-source="fix" style:repeat-content="false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2">
      <style:table-cell-properties fo:background-color="#ff99ff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2">
      <style:table-cell-properties fo:background-color="#66ffff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fo:background-color="#ff99ff"/>
      <style:text-properties style:text-position=""/>
    </style:style>
    <style:style style:name="ce83" style:family="table-cell" style:parent-style-name="Default" style:data-style-name="N2">
      <style:table-cell-properties fo:background-color="#99ff66"/>
      <style:text-properties style:text-position="" fo:font-weight="normal" style:font-weight-asian="normal" style:font-weight-complex="normal"/>
    </style:style>
    <style:style style:name="ce90" style:family="table-cell" style:parent-style-name="Default">
      <style:table-cell-properties fo:background-color="#66ffff"/>
      <style:text-properties style:text-position=""/>
    </style:style>
    <style:style style:name="ce91" style:family="table-cell" style:parent-style-name="Default">
      <style:table-cell-properties fo:background-color="#99ff66"/>
      <style:text-properties style:text-position="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2"/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2">
      <style:table-cell-properties fo:background-color="#66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66ffff"/>
      <style:text-properties fo:font-style="normal" style:font-style-asian="normal" style:font-style-complex="normal"/>
      <style:map style:condition="is-true-formula([.E7]&gt;[.F7])" style:apply-style-name="negritoMelhorr" style:base-cell-address="UB_GAP_CPU.E7"/>
    </style:style>
    <style:style style:name="ce24" style:family="table-cell" style:parent-style-name="Default" style:data-style-name="N1">
      <style:table-cell-properties fo:background-color="#66ffff"/>
      <style:text-properties fo:font-style="normal" style:font-style-asian="normal" style:font-style-complex="normal"/>
      <style:map style:condition="is-true-formula([.E30]&gt;[.F30])" style:apply-style-name="negritoMelhorr" style:base-cell-address="UB_GAP_CPU.E30"/>
    </style:style>
    <style:style style:name="ce26" style:family="table-cell" style:parent-style-name="Default" style:data-style-name="N1">
      <style:table-cell-properties fo:background-color="#66ffff"/>
      <style:text-properties fo:font-style="normal" fo:font-weight="normal" style:font-style-asian="normal" style:font-weight-asian="normal" style:font-style-complex="normal" style:font-weight-complex="normal"/>
      <style:map style:condition="is-true-formula([.E88]&gt;[.F88])" style:apply-style-name="negritoMelhorr" style:base-cell-address="UB_GAP_CPU.E88"/>
    </style:style>
    <style:style style:name="ce27" style:family="table-cell" style:parent-style-name="Default" style:data-style-name="N1">
      <style:table-cell-properties fo:background-color="#66ffff"/>
      <style:text-properties fo:font-style="normal" fo:font-weight="bold" style:font-style-asian="normal" style:font-weight-asian="bold" style:font-style-complex="normal" style:font-weight-complex="bold"/>
      <style:map style:condition="is-true-formula([.F7]&lt;[.M7])" style:apply-style-name="Default" style:base-cell-address="UB_GAP_CPU.F7"/>
    </style:style>
    <style:style style:name="ce28" style:family="table-cell" style:parent-style-name="Default" style:data-style-name="N1">
      <style:table-cell-properties fo:background-color="#66ffff"/>
      <style:text-properties fo:font-style="normal" fo:font-weight="normal" style:font-style-asian="normal" style:font-weight-asian="normal" style:font-style-complex="normal" style:font-weight-complex="normal"/>
      <style:map style:condition="is-true-formula([.F7]&lt;[.M7])" style:apply-style-name="Default" style:base-cell-address="UB_GAP_CPU.F7"/>
    </style:style>
    <style:style style:name="ce31" style:family="table-cell" style:parent-style-name="Default" style:data-style-name="N1">
      <style:table-cell-properties fo:background-color="#66ffff"/>
      <style:text-properties fo:font-style="normal" fo:font-weight="bold" style:font-style-asian="normal" style:font-weight-asian="bold" style:font-style-complex="normal" style:font-weight-complex="bold"/>
      <style:map style:condition="is-true-formula([.F30]&lt;[.M30])" style:apply-style-name="Default" style:base-cell-address="UB_GAP_CPU.F30"/>
    </style:style>
    <style:style style:name="ce32" style:family="table-cell" style:parent-style-name="Default" style:data-style-name="N1">
      <style:table-cell-properties fo:background-color="#66ffff"/>
      <style:text-properties fo:font-style="normal" fo:font-weight="normal" style:font-style-asian="normal" style:font-weight-asian="normal" style:font-style-complex="normal" style:font-weight-complex="normal"/>
      <style:map style:condition="is-true-formula([.F30]&lt;[.M30])" style:apply-style-name="Default" style:base-cell-address="UB_GAP_CPU.F30"/>
    </style:style>
    <style:style style:name="ce33" style:family="table-cell" style:parent-style-name="Default" style:data-style-name="N1">
      <style:table-cell-properties fo:background-color="#66ffff"/>
      <style:text-properties fo:font-style="normal" fo:font-weight="bold" style:font-style-asian="normal" style:font-weight-asian="bold" style:font-style-complex="normal" style:font-weight-complex="bold"/>
      <style:map style:condition="is-true-formula([.G7]&lt;[.P7])" style:apply-style-name="Default" style:base-cell-address="UB_GAP_CPU.G7"/>
    </style:style>
    <style:style style:name="ce34" style:family="table-cell" style:parent-style-name="Default" style:data-style-name="N1">
      <style:table-cell-properties fo:background-color="#66ffff"/>
      <style:text-properties fo:font-style="normal" fo:font-weight="bold" style:font-style-asian="normal" style:font-weight-asian="bold" style:font-style-complex="normal" style:font-weight-complex="bold"/>
      <style:map style:condition="is-true-formula([.G30]&lt;[.P30])" style:apply-style-name="Default" style:base-cell-address="UB_GAP_CPU.G30"/>
    </style:style>
    <style:style style:name="ce35" style:family="table-cell" style:parent-style-name="Default" style:data-style-name="N1">
      <style:table-cell-properties fo:background-color="#66ffff"/>
      <style:text-properties fo:font-style="normal" fo:font-weight="normal" style:font-style-asian="normal" style:font-weight-asian="normal" style:font-style-complex="normal" style:font-weight-complex="normal"/>
      <style:map style:condition="is-true-formula([.G30]&lt;[.P30])" style:apply-style-name="Default" style:base-cell-address="UB_GAP_CPU.G30"/>
    </style:style>
    <style:style style:name="ce36" style:family="table-cell" style:parent-style-name="Default" style:data-style-name="N1">
      <style:table-cell-properties fo:background-color="#66ffff"/>
      <style:text-properties fo:font-style="normal" fo:font-weight="normal" style:font-style-asian="normal" style:font-weight-asian="normal" style:font-style-complex="normal" style:font-weight-complex="normal"/>
      <style:map style:condition="is-true-formula([.G7]&lt;[.P7])" style:apply-style-name="Default" style:base-cell-address="UB_GAP_CPU.G7"/>
    </style:style>
    <style:style style:name="ce37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normal"/>
    </style:style>
    <style:style style:name="ce38" style:family="table-cell" style:parent-style-name="Default" style:data-style-name="N1">
      <style:table-cell-properties fo:background-color="#66ffff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fo:background-color="#66ffff"/>
      <style:text-properties fo:font-weight="normal" style:font-weight-asian="normal" style:font-weight-complex="normal"/>
    </style:style>
    <style:style style:name="ce40" style:family="table-cell" style:parent-style-name="Default" style:data-style-name="N1">
      <style:table-cell-properties fo:background-color="#66fff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66ffff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able-cell-properties fo:background-color="#66ffff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3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44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ackground-color="#66ffff"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46" style:family="table-cell" style:parent-style-name="Default" style:data-style-name="N1">
      <style:table-cell-properties fo:background-color="#66ffff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ext-properties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2">
      <style:table-cell-properties fo:background-color="#99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fo:background-color="#99ff66"/>
      <style:text-properties fo:font-style="normal" style:font-style-asian="normal" style:font-style-complex="normal"/>
      <style:map style:condition="is-true-formula([.U7]&gt;[.V7])" style:apply-style-name="negritoMelhorr" style:base-cell-address="UB_GAP_CPU.U7"/>
    </style:style>
    <style:style style:name="ce53" style:family="table-cell" style:parent-style-name="Default" style:data-style-name="N1">
      <style:table-cell-properties fo:background-color="#99ff66"/>
      <style:text-properties fo:font-style="normal" style:font-style-asian="normal" style:font-style-complex="normal"/>
      <style:map style:condition="is-true-formula([.U30]&gt;[.V30])" style:apply-style-name="negritoMelhorr" style:base-cell-address="UB_GAP_CPU.U30"/>
    </style:style>
    <style:style style:name="ce54" style:family="table-cell" style:parent-style-name="Default" style:data-style-name="N1">
      <style:table-cell-properties fo:background-color="#99ff66"/>
      <style:text-properties fo:font-style="normal" style:font-style-asian="normal" style:font-style-complex="normal"/>
      <style:map style:condition="is-true-formula([.U88]&gt;[.V88])" style:apply-style-name="negritoMelhorr" style:base-cell-address="UB_GAP_CPU.U88"/>
    </style:style>
    <style:style style:name="ce55" style:family="table-cell" style:parent-style-name="Default" style:data-style-name="N1">
      <style:table-cell-properties fo:background-color="#99ff66"/>
      <style:text-properties fo:font-style="normal" fo:font-weight="bold" style:font-style-asian="normal" style:font-weight-asian="bold" style:font-style-complex="normal" style:font-weight-complex="bold"/>
      <style:map style:condition="is-true-formula([.V7]&lt;[.AC7])" style:apply-style-name="Default" style:base-cell-address="UB_GAP_CPU.V7"/>
    </style:style>
    <style:style style:name="ce56" style:family="table-cell" style:parent-style-name="Default" style:data-style-name="N1">
      <style:table-cell-properties fo:background-color="#99ff66"/>
      <style:text-properties fo:font-style="normal" fo:font-weight="normal" style:font-style-asian="normal" style:font-weight-asian="normal" style:font-style-complex="normal" style:font-weight-complex="normal"/>
      <style:map style:condition="is-true-formula([.V30]&lt;[.AC30])" style:apply-style-name="Default" style:base-cell-address="UB_GAP_CPU.V30"/>
    </style:style>
    <style:style style:name="ce57" style:family="table-cell" style:parent-style-name="Default" style:data-style-name="N1">
      <style:table-cell-properties fo:background-color="#99ff66"/>
      <style:text-properties fo:font-style="normal" fo:font-weight="bold" style:font-style-asian="normal" style:font-weight-asian="bold" style:font-style-complex="normal" style:font-weight-complex="bold"/>
      <style:map style:condition="is-true-formula([.V30]&lt;[.AC30])" style:apply-style-name="Default" style:base-cell-address="UB_GAP_CPU.V30"/>
    </style:style>
    <style:style style:name="ce58" style:family="table-cell" style:parent-style-name="Default" style:data-style-name="N1">
      <style:table-cell-properties fo:background-color="#99ff66"/>
      <style:text-properties fo:font-style="normal" fo:font-weight="normal" style:font-style-asian="normal" style:font-weight-asian="normal" style:font-style-complex="normal" style:font-weight-complex="normal"/>
      <style:map style:condition="is-true-formula([.V7]&lt;[.AC7])" style:apply-style-name="Default" style:base-cell-address="UB_GAP_CPU.V7"/>
    </style:style>
    <style:style style:name="ce59" style:family="table-cell" style:parent-style-name="Default" style:data-style-name="N1">
      <style:table-cell-properties fo:background-color="#99ff66"/>
      <style:text-properties fo:font-style="normal" fo:font-weight="bold" style:font-style-asian="normal" style:font-weight-asian="bold" style:font-style-complex="normal" style:font-weight-complex="bold"/>
      <style:map style:condition="is-true-formula([.W7]&lt;[.AF7])" style:apply-style-name="Default" style:base-cell-address="UB_GAP_CPU.W7"/>
    </style:style>
    <style:style style:name="ce60" style:family="table-cell" style:parent-style-name="Default" style:data-style-name="N1">
      <style:table-cell-properties fo:background-color="#99ff66"/>
      <style:text-properties fo:font-style="normal" fo:font-weight="bold" style:font-style-asian="normal" style:font-weight-asian="bold" style:font-style-complex="normal" style:font-weight-complex="bold"/>
      <style:map style:condition="is-true-formula([.W30]&lt;[.AF30])" style:apply-style-name="Default" style:base-cell-address="UB_GAP_CPU.W30"/>
    </style:style>
    <style:style style:name="ce61" style:family="table-cell" style:parent-style-name="Default" style:data-style-name="N1">
      <style:table-cell-properties fo:background-color="#99ff66"/>
      <style:text-properties fo:font-style="normal" fo:font-weight="normal" style:font-style-asian="normal" style:font-weight-asian="normal" style:font-style-complex="normal" style:font-weight-complex="normal"/>
      <style:map style:condition="is-true-formula([.W7]&lt;[.AF7])" style:apply-style-name="Default" style:base-cell-address="UB_GAP_CPU.W7"/>
    </style:style>
    <style:style style:name="ce62" style:family="table-cell" style:parent-style-name="Default" style:data-style-name="N1">
      <style:table-cell-properties fo:background-color="#99ff66"/>
      <style:text-properties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99ff66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fo:background-color="#99ff66" style:text-align-source="fix" style:repeat-content="fals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5" style:family="table-cell" style:parent-style-name="Default" style:data-style-name="N1">
      <style:table-cell-properties fo:background-color="#99ff66"/>
      <style:text-properties fo:font-weight="normal" style:font-weight-asian="normal" style:font-weight-complex="normal"/>
    </style:style>
    <style:style style:name="ce66" style:family="table-cell" style:parent-style-name="Default" style:data-style-name="N2">
      <style:table-cell-properties fo:background-color="#99ff66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7" style:family="table-cell" style:parent-style-name="Default" style:data-style-name="N2">
      <style:table-cell-properties fo:background-color="#99ff66"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68" style:family="table-cell" style:parent-style-name="Default" style:data-style-name="N1">
      <style:table-cell-properties fo:background-color="#99ff66"/>
    </style:style>
    <style:style style:name="ce69" style:family="table-cell" style:parent-style-name="Default">
      <style:table-cell-properties fo:background-color="#ff99ff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2">
      <style:table-cell-properties fo:background-color="#ff9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ff99ff"/>
      <style:text-properties fo:font-style="normal" style:font-style-asian="normal" style:font-style-complex="normal"/>
      <style:map style:condition="is-true-formula([.AK7]&gt;[.AL7])" style:apply-style-name="negritoMelhorr" style:base-cell-address="UB_GAP_CPU.AK7"/>
    </style:style>
    <style:style style:name="ce72" style:family="table-cell" style:parent-style-name="Default" style:data-style-name="N1">
      <style:table-cell-properties fo:background-color="#ff99ff"/>
      <style:text-properties fo:font-style="normal" style:font-style-asian="normal" style:font-style-complex="normal"/>
      <style:map style:condition="is-true-formula([.AK30]&gt;[.AL30])" style:apply-style-name="negritoMelhorr" style:base-cell-address="UB_GAP_CPU.AK30"/>
    </style:style>
    <style:style style:name="ce74" style:family="table-cell" style:parent-style-name="Default" style:data-style-name="N1">
      <style:table-cell-properties fo:background-color="#ff99ff"/>
      <style:text-properties fo:font-style="normal" style:font-style-asian="normal" style:font-style-complex="normal"/>
      <style:map style:condition="is-true-formula([.AK64]&gt;[.AL64])" style:apply-style-name="negritoMelhorr" style:base-cell-address="UB_GAP_CPU.AK64"/>
    </style:style>
    <style:style style:name="ce75" style:family="table-cell" style:parent-style-name="Default" style:data-style-name="N1">
      <style:table-cell-properties fo:background-color="#ff99ff"/>
      <style:text-properties fo:font-style="normal" fo:font-weight="bold" style:font-style-asian="normal" style:font-weight-asian="bold" style:font-style-complex="normal" style:font-weight-complex="bold"/>
      <style:map style:condition="is-true-formula([.AL7]&lt;[.AS7])" style:apply-style-name="Default" style:base-cell-address="UB_GAP_CPU.AL7"/>
    </style:style>
    <style:style style:name="ce76" style:family="table-cell" style:parent-style-name="Default" style:data-style-name="N1">
      <style:table-cell-properties fo:background-color="#ff99ff"/>
      <style:text-properties fo:font-style="normal" fo:font-weight="normal" style:font-style-asian="normal" style:font-weight-asian="normal" style:font-style-complex="normal" style:font-weight-complex="normal"/>
      <style:map style:condition="is-true-formula([.AL17]&lt;[.AS17])" style:apply-style-name="Default" style:base-cell-address="UB_GAP_CPU.AL17"/>
    </style:style>
    <style:style style:name="ce77" style:family="table-cell" style:parent-style-name="Default" style:data-style-name="N1">
      <style:table-cell-properties fo:background-color="#ff99ff"/>
      <style:text-properties fo:font-style="normal" fo:font-weight="bold" style:font-style-asian="normal" style:font-weight-asian="bold" style:font-style-complex="normal" style:font-weight-complex="bold"/>
      <style:map style:condition="is-true-formula([.AL17]&lt;[.AS17])" style:apply-style-name="Default" style:base-cell-address="UB_GAP_CPU.AL17"/>
    </style:style>
    <style:style style:name="ce78" style:family="table-cell" style:parent-style-name="Default" style:data-style-name="N1">
      <style:table-cell-properties fo:background-color="#ff99ff"/>
      <style:text-properties fo:font-style="normal" fo:font-weight="normal" style:font-style-asian="normal" style:font-weight-asian="normal" style:font-style-complex="normal" style:font-weight-complex="normal"/>
      <style:map style:condition="is-true-formula([.AL30]&lt;[.AS30])" style:apply-style-name="Default" style:base-cell-address="UB_GAP_CPU.AL30"/>
    </style:style>
    <style:style style:name="ce79" style:family="table-cell" style:parent-style-name="Default" style:data-style-name="N1">
      <style:table-cell-properties fo:background-color="#ff99ff"/>
      <style:text-properties fo:font-style="normal" fo:font-weight="normal" style:font-style-asian="normal" style:font-weight-asian="normal" style:font-style-complex="normal" style:font-weight-complex="normal"/>
      <style:map style:condition="is-true-formula([.AL31]&lt;[.AS31])" style:apply-style-name="Default" style:base-cell-address="UB_GAP_CPU.AL31"/>
    </style:style>
    <style:style style:name="ce80" style:family="table-cell" style:parent-style-name="Default" style:data-style-name="N1">
      <style:table-cell-properties fo:background-color="#ff99ff"/>
      <style:text-properties fo:font-style="normal" fo:font-weight="bold" style:font-style-asian="normal" style:font-weight-asian="bold" style:font-style-complex="normal" style:font-weight-complex="bold"/>
      <style:map style:condition="is-true-formula([.AL31]&lt;[.AS31])" style:apply-style-name="Default" style:base-cell-address="UB_GAP_CPU.AL31"/>
    </style:style>
    <style:style style:name="ce81" style:family="table-cell" style:parent-style-name="Default" style:data-style-name="N1">
      <style:table-cell-properties fo:background-color="#ff99ff"/>
      <style:text-properties fo:font-style="normal" fo:font-weight="bold" style:font-style-asian="normal" style:font-weight-asian="bold" style:font-style-complex="normal" style:font-weight-complex="bold"/>
      <style:map style:condition="is-true-formula([.AM7]&lt;[.AV7])" style:apply-style-name="Default" style:base-cell-address="UB_GAP_CPU.AM7"/>
    </style:style>
    <style:style style:name="ce82" style:family="table-cell" style:parent-style-name="Default" style:data-style-name="N1">
      <style:table-cell-properties fo:background-color="#ff99ff"/>
      <style:text-properties fo:font-style="normal" fo:font-weight="bold" style:font-style-asian="normal" style:font-weight-asian="bold" style:font-style-complex="normal" style:font-weight-complex="bold"/>
      <style:map style:condition="is-true-formula([.AM17]&lt;[.AV17])" style:apply-style-name="Default" style:base-cell-address="UB_GAP_CPU.AM17"/>
    </style:style>
    <style:style style:name="ce84" style:family="table-cell" style:parent-style-name="Default" style:data-style-name="N1">
      <style:table-cell-properties fo:background-color="#ff99ff"/>
      <style:text-properties fo:font-style="normal" fo:font-weight="bold" style:font-style-asian="normal" style:font-weight-asian="bold" style:font-style-complex="normal" style:font-weight-complex="bold"/>
      <style:map style:condition="is-true-formula([.AM30]&lt;[.AV30])" style:apply-style-name="Default" style:base-cell-address="UB_GAP_CPU.AM30"/>
    </style:style>
    <style:style style:name="ce85" style:family="table-cell" style:parent-style-name="Default" style:data-style-name="N1">
      <style:table-cell-properties fo:background-color="#ff99ff"/>
      <style:text-properties fo:font-style="normal" fo:font-weight="bold" style:font-style-asian="normal" style:font-weight-asian="bold" style:font-style-complex="normal" style:font-weight-complex="bold"/>
      <style:map style:condition="is-true-formula([.AM31]&lt;[.AV31])" style:apply-style-name="Default" style:base-cell-address="UB_GAP_CPU.AM31"/>
    </style:style>
    <style:style style:name="ce86" style:family="table-cell" style:parent-style-name="Default" style:data-style-name="N1">
      <style:table-cell-properties fo:background-color="#ff99ff"/>
      <style:text-properties fo:font-style="normal" fo:font-weight="normal" style:font-style-asian="normal" style:font-weight-asian="normal" style:font-style-complex="normal" style:font-weight-complex="normal"/>
      <style:map style:condition="is-true-formula([.AM31]&lt;[.AV31])" style:apply-style-name="Default" style:base-cell-address="UB_GAP_CPU.AM31"/>
    </style:style>
    <style:style style:name="ce87" style:family="table-cell" style:parent-style-name="Default">
      <style:table-cell-properties fo:background-color="#ff99ff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 style:data-style-name="N1">
      <style:table-cell-properties fo:background-color="#ff99ff"/>
      <style:text-properties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ff99ff"/>
      <style:text-properties fo:font-weight="normal" style:font-weight-asian="normal" style:font-weight-complex="normal"/>
    </style:style>
    <style:style style:name="ce92" style:family="table-cell" style:parent-style-name="Default" style:data-style-name="N1">
      <style:table-cell-properties fo:background-color="#ff99f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ff99ff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4" style:family="table-cell" style:parent-style-name="Default" style:data-style-name="N2">
      <style:table-cell-properties fo:background-color="#ff99ff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96" style:family="table-cell" style:parent-style-name="Default" style:data-style-name="N2">
      <style:table-cell-properties fo:background-color="#ff99ff"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97" style:family="table-cell" style:parent-style-name="Default" style:data-style-name="N1">
      <style:table-cell-properties fo:background-color="#ff99ff"/>
    </style:style>
    <style:style style:name="ce98" style:family="table-cell" style:parent-style-name="Default">
      <style:table-cell-properties fo:background-color="#ff99ff"/>
    </style:style>
    <style:style style:name="ce99" style:family="table-cell" style:parent-style-name="Default" style:data-style-name="N122"/>
    <style:style style:name="ce10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2">
      <style:table-cell-properties fo:background-color="#66ffff"/>
      <style:text-properties fo:font-style="normal" fo:font-weight="normal" style:font-style-asian="normal" style:font-weight-asian="normal" style:font-style-complex="normal" style:font-weight-complex="normal"/>
      <style:map style:condition="is-true-formula([.D8]&lt;[.I8])" style:apply-style-name="Default" style:base-cell-address="UB_GAP_CPU.A1"/>
    </style:style>
    <style:style style:name="ce103" style:family="table-cell" style:parent-style-name="Default" style:data-style-name="N2">
      <style:table-cell-properties fo:background-color="#66ffff"/>
      <style:text-properties fo:font-style="normal" fo:font-weight="normal" style:font-style-asian="normal" style:font-weight-asian="normal" style:font-style-complex="normal" style:font-weight-complex="normal"/>
      <style:map style:condition="is-true-formula([.D31]&lt;[.I31])" style:apply-style-name="Default" style:base-cell-address="UB_GAP_CPU.A1"/>
    </style:style>
    <style:style style:name="ce104" style:family="table-cell" style:parent-style-name="Default" style:data-style-name="N2">
      <style:table-cell-properties fo:background-color="#66ffff" style:text-align-source="value-type" style:repeat-content="false"/>
      <style:paragraph-properties fo:margin-left="0pt"/>
      <style:text-properties fo:font-style="normal" fo:font-weight="normal" style:font-style-asian="normal" style:font-weight-asian="normal" style:font-style-complex="normal" style:font-weight-complex="normal"/>
      <style:map style:condition="is-true-formula([.D8]&lt;[.I8])" style:apply-style-name="Default" style:base-cell-address="UB_GAP_CPU.A1"/>
    </style:style>
    <style:style style:name="ce105" style:family="table-cell" style:parent-style-name="Default" style:data-style-name="N2">
      <style:table-cell-properties fo:background-color="#66ffff"/>
      <style:text-properties fo:font-style="normal" fo:font-weight="normal" style:font-style-asian="normal" style:font-weight-asian="normal" style:font-style-complex="normal" style:font-weight-complex="normal"/>
      <style:map style:condition="is-true-formula([.E8]&lt;#REF!)" style:apply-style-name="Default" style:base-cell-address="UB_GAP_CPU.A1"/>
    </style:style>
    <style:style style:name="ce106" style:family="table-cell" style:parent-style-name="Default" style:data-style-name="N2">
      <style:table-cell-properties fo:background-color="#66ffff"/>
      <style:text-properties fo:font-style="normal" fo:font-weight="normal" style:font-style-asian="normal" style:font-weight-asian="normal" style:font-style-complex="normal" style:font-weight-complex="normal"/>
      <style:map style:condition="is-true-formula([.E31]&lt;#REF!)" style:apply-style-name="Default" style:base-cell-address="UB_GAP_CPU.A1"/>
    </style:style>
    <style:style style:name="ce107" style:family="table-cell" style:parent-style-name="Default" style:data-style-name="N2">
      <style:table-cell-properties fo:background-color="#66ffff"/>
      <style:text-properties fo:font-weight="normal" style:font-weight-asian="normal" style:font-weight-complex="normal"/>
    </style:style>
    <style:style style:name="ce108" style:family="table-cell" style:parent-style-name="Default" style:data-style-name="N2">
      <style:table-cell-properties fo:background-color="#99ff66"/>
      <style:text-properties fo:font-weight="normal" style:font-weight-asian="normal" style:font-weight-complex="normal"/>
    </style:style>
    <style:style style:name="ce109" style:family="table-cell" style:parent-style-name="Default" style:data-style-name="N2">
      <style:table-cell-properties fo:background-color="#99ff66"/>
      <style:text-properties fo:font-style="normal" fo:font-weight="normal" style:font-style-asian="normal" style:font-weight-asian="normal" style:font-style-complex="normal" style:font-weight-complex="normal"/>
      <style:map style:condition="is-true-formula([.J8]&lt;[.M8])" style:apply-style-name="Default" style:base-cell-address="UB_GAP_CPU.A1"/>
    </style:style>
    <style:style style:name="ce110" style:family="table-cell" style:parent-style-name="Default" style:data-style-name="N2">
      <style:table-cell-properties fo:background-color="#99ff66"/>
      <style:text-properties fo:font-style="normal" fo:font-weight="normal" style:font-style-asian="normal" style:font-weight-asian="normal" style:font-style-complex="normal" style:font-weight-complex="normal"/>
      <style:map style:condition="is-true-formula([.J31]&lt;[.M31])" style:apply-style-name="Default" style:base-cell-address="UB_GAP_CPU.A1"/>
    </style:style>
    <style:style style:name="ce111" style:family="table-cell" style:parent-style-name="Default" style:data-style-name="N2">
      <style:table-cell-properties fo:background-color="#ff99ff"/>
      <style:text-properties fo:font-style="normal" fo:font-weight="normal" style:font-style-asian="normal" style:font-weight-asian="normal" style:font-style-complex="normal" style:font-weight-complex="normal"/>
      <style:map style:condition="is-true-formula([.O8]&lt;[.R8])" style:apply-style-name="Default" style:base-cell-address="UB_GAP_CPU.A1"/>
    </style:style>
    <style:style style:name="ce112" style:family="table-cell" style:parent-style-name="Default" style:data-style-name="N2">
      <style:table-cell-properties fo:background-color="#ff99ff"/>
      <style:text-properties fo:font-style="normal" fo:font-weight="normal" style:font-style-asian="normal" style:font-weight-asian="normal" style:font-style-complex="normal" style:font-weight-complex="normal"/>
      <style:map style:condition="is-true-formula([.O18]&lt;[.R18])" style:apply-style-name="Default" style:base-cell-address="UB_GAP_CPU.A1"/>
    </style:style>
    <style:style style:name="ce113" style:family="table-cell" style:parent-style-name="Default" style:data-style-name="N2">
      <style:table-cell-properties fo:background-color="#ff99ff"/>
      <style:text-properties fo:font-style="normal" fo:font-weight="normal" style:font-style-asian="normal" style:font-weight-asian="normal" style:font-style-complex="normal" style:font-weight-complex="normal"/>
      <style:map style:condition="is-true-formula([.O31]&lt;[.R31])" style:apply-style-name="Default" style:base-cell-address="UB_GAP_CPU.A1"/>
    </style:style>
    <style:style style:name="ce114" style:family="table-cell" style:parent-style-name="Default" style:data-style-name="N2">
      <style:table-cell-properties fo:background-color="#ff99ff"/>
      <style:text-properties fo:font-style="normal" fo:font-weight="normal" style:font-style-asian="normal" style:font-weight-asian="normal" style:font-style-complex="normal" style:font-weight-complex="normal"/>
      <style:map style:condition="is-true-formula([.O32]&lt;[.R32])" style:apply-style-name="Default" style:base-cell-address="UB_GAP_CPU.A1"/>
    </style:style>
    <style:style style:name="ce115" style:family="table-cell" style:parent-style-name="Default">
      <style:table-cell-properties fo:background-color="#66ffff"/>
    </style:style>
    <style:style style:name="ce116" style:family="table-cell" style:parent-style-name="Default">
      <style:table-cell-properties fo:background-color="#99ff66"/>
    </style:style>
  </office:automatic-styles>
  <office:body>
    <office:spreadsheet>
      <table:table table:name="UB_GAP_CPU" table:style-name="ta1">
        <table:table-column table:style-name="co1" table:default-cell-style-name="Default"/>
        <table:table-column table:style-name="co1" table:default-cell-style-name="ce16"/>
        <table:table-column table:style-name="co1" table:default-cell-style-name="ce17"/>
        <table:table-column table:style-name="co1" table:default-cell-style-name="ce19"/>
        <table:table-column table:style-name="co1" table:default-cell-style-name="ce26"/>
        <table:table-column table:style-name="co1" table:default-cell-style-name="ce28"/>
        <table:table-column table:style-name="co1" table:default-cell-style-name="ce36"/>
        <table:table-column table:style-name="co1" table:default-cell-style-name="ce38"/>
        <table:table-column table:style-name="co1" table:default-cell-style-name="ce40"/>
        <table:table-column table:style-name="co1" table:default-cell-style-name="ce39"/>
        <table:table-column table:style-name="co1" table:number-columns-repeated="5" table:default-cell-style-name="ce42"/>
        <table:table-column table:style-name="co1" table:number-columns-repeated="5" table:default-cell-style-name="ce46"/>
        <table:table-column table:style-name="co1" table:default-cell-style-name="ce54"/>
        <table:table-column table:style-name="co1" table:default-cell-style-name="ce58"/>
        <table:table-column table:style-name="co1" table:default-cell-style-name="ce61"/>
        <table:table-column table:style-name="co1" table:default-cell-style-name="ce62"/>
        <table:table-column table:style-name="co1" table:default-cell-style-name="ce63"/>
        <table:table-column table:style-name="co1" table:default-cell-style-name="ce65"/>
        <table:table-column table:style-name="co1" table:number-columns-repeated="5" table:default-cell-style-name="ce66"/>
        <table:table-column table:style-name="co1" table:number-columns-repeated="5" table:default-cell-style-name="ce68"/>
        <table:table-column table:style-name="co1" table:default-cell-style-name="ce74"/>
        <table:table-column table:style-name="co1" table:default-cell-style-name="ce79"/>
        <table:table-column table:style-name="co1" table:default-cell-style-name="ce86"/>
        <table:table-column table:style-name="co1" table:default-cell-style-name="ce88"/>
        <table:table-column table:style-name="co1" table:default-cell-style-name="ce92"/>
        <table:table-column table:style-name="co1" table:default-cell-style-name="ce89"/>
        <table:table-column table:style-name="co1" table:number-columns-repeated="5" table:default-cell-style-name="ce94"/>
        <table:table-column table:style-name="co1" table:number-columns-repeated="4" table:default-cell-style-name="ce97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UB_1: RPS</text:p>
          </table:table-cell>
          <table:table-cell table:style-name="Default" table:number-columns-repeated="46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UB_2: GRASP</text:p>
          </table:table-cell>
          <table:table-cell table:style-name="Default" table:number-columns-repeated="46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UB_3: HGA</text:p>
          </table:table-cell>
          <table:table-cell table:style-name="Default" table:number-columns-repeated="46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UB_4: HGA’</text:p>
          </table:table-cell>
          <table:table-cell table:style-name="Default" office:value-type="string" calcext:value-type="string">
            <text:p>(HGA without feasibilization)</text:p>
          </table:table-cell>
          <table:table-cell table:style-name="Default" table:number-columns-repeated="45"/>
          <table:table-cell table:number-columns-repeated="10"/>
        </table:table-row>
        <table:table-row table:style-name="ro2">
          <table:table-cell/>
          <table:table-cell table:style-name="Default" table:number-columns-repeated="3"/>
          <table:table-cell table:style-name="ce20" office:value-type="string" calcext:value-type="string" table:number-columns-spanned="12" table:number-rows-spanned="1">
            <text:p>M*</text:p>
          </table:table-cell>
          <table:covered-table-cell table:number-columns-repeated="2" table:style-name="ce20"/>
          <table:covered-table-cell table:number-columns-repeated="5" table:style-name="ce37"/>
          <table:covered-table-cell table:number-columns-repeated="4" table:style-name="ce44"/>
          <table:table-cell table:style-name="ce44" table:number-columns-repeated="4"/>
          <table:table-cell table:style-name="ce50" office:value-type="string" calcext:value-type="string" table:number-columns-spanned="12" table:number-rows-spanned="1">
            <text:p>M*+1</text:p>
          </table:table-cell>
          <table:covered-table-cell table:number-columns-repeated="11" table:style-name="ce50"/>
          <table:table-cell table:style-name="ce50" table:number-columns-repeated="4"/>
          <table:table-cell table:style-name="ce69" office:value-type="string" calcext:value-type="string" table:number-columns-spanned="14" table:number-rows-spanned="1">
            <text:p>M*+2</text:p>
          </table:table-cell>
          <table:covered-table-cell table:number-columns-repeated="2" table:style-name="ce69"/>
          <table:covered-table-cell table:number-columns-repeated="5" table:style-name="ce87"/>
          <table:covered-table-cell table:number-columns-repeated="5" table:style-name="ce95"/>
          <table:covered-table-cell table:style-name="ce98"/>
          <table:table-cell table:style-name="ce9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nstancia</text:p>
          </table:table-cell>
          <table:table-cell table:style-name="ce16" office:value-type="string" calcext:value-type="string">
            <text:p>|E_R|</text:p>
          </table:table-cell>
          <table:table-cell table:style-name="ce16" office:value-type="string" calcext:value-type="string">
            <text:p>M*</text:p>
          </table:table-cell>
          <table:table-cell table:style-name="ce21" office:value-type="string" calcext:value-type="string">
            <text:p>LB</text:p>
          </table:table-cell>
          <table:table-cell table:style-name="ce21" office:value-type="string" calcext:value-type="string">
            <text:p>UB_1</text:p>
          </table:table-cell>
          <table:table-cell table:style-name="ce21" office:value-type="string" calcext:value-type="string">
            <text:p>UB_2</text:p>
          </table:table-cell>
          <table:table-cell table:style-name="ce21" office:value-type="string" calcext:value-type="string">
            <text:p>UB_3</text:p>
          </table:table-cell>
          <table:table-cell table:style-name="ce21" office:value-type="string" calcext:value-type="string">
            <text:p>UB_4</text:p>
          </table:table-cell>
          <table:table-cell table:style-name="ce21" office:value-type="string" calcext:value-type="string">
            <text:p>“”</text:p>
          </table:table-cell>
          <table:table-cell table:style-name="ce21" office:value-type="string" calcext:value-type="string">
            <text:p>GAP_1(%)</text:p>
          </table:table-cell>
          <table:table-cell table:style-name="ce21" office:value-type="string" calcext:value-type="string">
            <text:p>GAP_2(%)</text:p>
          </table:table-cell>
          <table:table-cell table:style-name="ce45" office:value-type="string" calcext:value-type="string">
            <text:p>GAP_3(%)</text:p>
          </table:table-cell>
          <table:table-cell table:style-name="ce45" office:value-type="string" calcext:value-type="string">
            <text:p>GAP_4(%)</text:p>
          </table:table-cell>
          <table:table-cell table:style-name="ce21" office:value-type="string" calcext:value-type="string">
            <text:p>“”</text:p>
          </table:table-cell>
          <table:table-cell table:style-name="ce21" office:value-type="string" calcext:value-type="string">
            <text:p>CPU_1</text:p>
          </table:table-cell>
          <table:table-cell table:style-name="ce21" office:value-type="string" calcext:value-type="string">
            <text:p>CPU_2</text:p>
          </table:table-cell>
          <table:table-cell table:style-name="ce21" office:value-type="string" calcext:value-type="string">
            <text:p>CPU_3</text:p>
          </table:table-cell>
          <table:table-cell table:style-name="ce21" office:value-type="string" calcext:value-type="string">
            <text:p>CPU_4</text:p>
          </table:table-cell>
          <table:table-cell table:style-name="ce21" office:value-type="string" calcext:value-type="string">
            <text:p>“”</text:p>
          </table:table-cell>
          <table:table-cell table:style-name="ce51" office:value-type="string" calcext:value-type="string">
            <text:p>LB</text:p>
          </table:table-cell>
          <table:table-cell table:style-name="ce51" office:value-type="string" calcext:value-type="string">
            <text:p>UB_1</text:p>
          </table:table-cell>
          <table:table-cell table:style-name="ce51" office:value-type="string" calcext:value-type="string">
            <text:p>UB_2</text:p>
          </table:table-cell>
          <table:table-cell table:style-name="ce51" office:value-type="string" calcext:value-type="string">
            <text:p>UB_3</text:p>
          </table:table-cell>
          <table:table-cell table:style-name="ce51" office:value-type="string" calcext:value-type="string">
            <text:p>UB_4</text:p>
          </table:table-cell>
          <table:table-cell table:style-name="ce64" office:value-type="string" calcext:value-type="string">
            <text:p>“”</text:p>
          </table:table-cell>
          <table:table-cell table:style-name="ce51" office:value-type="string" calcext:value-type="string">
            <text:p>GAP_1(%)</text:p>
          </table:table-cell>
          <table:table-cell table:style-name="ce51" office:value-type="string" calcext:value-type="string">
            <text:p>GAP_2(%)</text:p>
          </table:table-cell>
          <table:table-cell table:style-name="ce67" office:value-type="string" calcext:value-type="string">
            <text:p>GAP_3(%)</text:p>
          </table:table-cell>
          <table:table-cell table:style-name="ce67" office:value-type="string" calcext:value-type="string">
            <text:p>GAP_4(%)</text:p>
          </table:table-cell>
          <table:table-cell table:style-name="ce64" office:value-type="string" calcext:value-type="string">
            <text:p>“”</text:p>
          </table:table-cell>
          <table:table-cell table:style-name="ce51" office:value-type="string" calcext:value-type="string">
            <text:p>CPU_1</text:p>
          </table:table-cell>
          <table:table-cell table:style-name="ce51" office:value-type="string" calcext:value-type="string">
            <text:p>CPU_2</text:p>
          </table:table-cell>
          <table:table-cell table:style-name="ce51" office:value-type="string" calcext:value-type="string">
            <text:p>CPU_3</text:p>
          </table:table-cell>
          <table:table-cell table:style-name="ce51" office:value-type="string" calcext:value-type="string">
            <text:p>CPU_4</text:p>
          </table:table-cell>
          <table:table-cell table:style-name="ce51" office:value-type="string" calcext:value-type="string">
            <text:p>“”</text:p>
          </table:table-cell>
          <table:table-cell table:style-name="ce70" office:value-type="string" calcext:value-type="string">
            <text:p>LB</text:p>
          </table:table-cell>
          <table:table-cell table:style-name="ce70" office:value-type="string" calcext:value-type="string">
            <text:p>UB_1</text:p>
          </table:table-cell>
          <table:table-cell table:style-name="ce70" office:value-type="string" calcext:value-type="string">
            <text:p>UB_2</text:p>
          </table:table-cell>
          <table:table-cell table:style-name="ce70" office:value-type="string" calcext:value-type="string">
            <text:p>UB_3</text:p>
          </table:table-cell>
          <table:table-cell table:style-name="ce70" office:value-type="string" calcext:value-type="string">
            <text:p>UB_4</text:p>
          </table:table-cell>
          <table:table-cell table:style-name="ce70" office:value-type="string" calcext:value-type="string">
            <text:p>“”</text:p>
          </table:table-cell>
          <table:table-cell table:style-name="ce70" office:value-type="string" calcext:value-type="string">
            <text:p>GAP_1(%)</text:p>
          </table:table-cell>
          <table:table-cell table:style-name="ce70" office:value-type="string" calcext:value-type="string">
            <text:p>GAP_2(%)</text:p>
          </table:table-cell>
          <table:table-cell table:style-name="ce96" office:value-type="string" calcext:value-type="string">
            <text:p>GAP_3(%)</text:p>
          </table:table-cell>
          <table:table-cell table:style-name="ce96" office:value-type="string" calcext:value-type="string">
            <text:p>GAP_4(%)</text:p>
          </table:table-cell>
          <table:table-cell table:style-name="ce70" office:value-type="string" calcext:value-type="string">
            <text:p>“”</text:p>
          </table:table-cell>
          <table:table-cell table:style-name="ce70" office:value-type="string" calcext:value-type="string">
            <text:p>CPU_1</text:p>
          </table:table-cell>
          <table:table-cell table:style-name="ce70" office:value-type="string" calcext:value-type="string">
            <text:p>CPU_2</text:p>
          </table:table-cell>
          <table:table-cell table:style-name="ce70" office:value-type="string" calcext:value-type="string">
            <text:p>CPU_3</text:p>
          </table:table-cell>
          <table:table-cell table:style-name="ce70" office:value-type="string" calcext:value-type="string">
            <text:p>CPU_4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52" calcext:value-type="float">
            <text:p>252</text:p>
          </table:table-cell>
          <table:table-cell table:style-name="ce27" office:value-type="float" office:value="252" calcext:value-type="float">
            <text:p>252</text:p>
          </table:table-cell>
          <table:table-cell table:style-name="ce33" office:value-type="float" office:value="252" calcext:value-type="float">
            <text:p>252</text:p>
          </table:table-cell>
          <table:table-cell table:number-columns-repeated="2" office:value-type="float" office:value="252" calcext:value-type="float">
            <text:p>252</text:p>
          </table:table-cell>
          <table:table-cell/>
          <table:table-cell table:formula="of:=100*([.F7]-[.E7])/[.E7]" office:value-type="float" office:value="0" calcext:value-type="float">
            <text:p>0.00</text:p>
          </table:table-cell>
          <table:table-cell table:formula="of:=100*([.G7]-[.E7])/[.E7]" office:value-type="float" office:value="0" calcext:value-type="float">
            <text:p>0.00</text:p>
          </table:table-cell>
          <table:table-cell table:formula="of:=100*([.H7]-[.E7])/[.E7]" office:value-type="float" office:value="0" calcext:value-type="float">
            <text:p>0.00</text:p>
          </table:table-cell>
          <table:table-cell table:formula="of:=100*([.I7]-[.E7])/[.E7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52" office:value-type="float" office:value="252" calcext:value-type="float">
            <text:p>252</text:p>
          </table:table-cell>
          <table:table-cell table:style-name="ce55" office:value-type="float" office:value="252" calcext:value-type="float">
            <text:p>252</text:p>
          </table:table-cell>
          <table:table-cell table:style-name="ce59" office:value-type="float" office:value="252" calcext:value-type="float">
            <text:p>252</text:p>
          </table:table-cell>
          <table:table-cell table:number-columns-repeated="2" office:value-type="float" office:value="252" calcext:value-type="float">
            <text:p>252</text:p>
          </table:table-cell>
          <table:table-cell/>
          <table:table-cell table:formula="of:=100*([.V7]-[.U7])/[.U7]" office:value-type="float" office:value="0" calcext:value-type="float">
            <text:p>0.00</text:p>
          </table:table-cell>
          <table:table-cell table:formula="of:=100*([.W7]-[.U7])/[.U7]" office:value-type="float" office:value="0" calcext:value-type="float">
            <text:p>0.00</text:p>
          </table:table-cell>
          <table:table-cell table:formula="of:=100*([.X7]-[.U7])/[.U7]" office:value-type="float" office:value="0" calcext:value-type="float">
            <text:p>0.00</text:p>
          </table:table-cell>
          <table:table-cell table:formula="of:=100*([.Y7]-[.U7])/[.U7]" office:value-type="float" office:value="0" calcext:value-type="float">
            <text:p>0.00</text:p>
          </table:table-cell>
          <table:table-cell/>
          <table:table-cell office:value-type="float" office:value="0.01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71" office:value-type="float" office:value="252" calcext:value-type="float">
            <text:p>252</text:p>
          </table:table-cell>
          <table:table-cell table:style-name="ce75" office:value-type="float" office:value="252" calcext:value-type="float">
            <text:p>252</text:p>
          </table:table-cell>
          <table:table-cell table:style-name="ce81" office:value-type="float" office:value="252" calcext:value-type="float">
            <text:p>252</text:p>
          </table:table-cell>
          <table:table-cell table:number-columns-repeated="2" office:value-type="float" office:value="252" calcext:value-type="float">
            <text:p>252</text:p>
          </table:table-cell>
          <table:table-cell/>
          <table:table-cell table:formula="of:=100*([.AL7]-[.AK7])/[.AK7]" office:value-type="float" office:value="0" calcext:value-type="float">
            <text:p>0.00</text:p>
          </table:table-cell>
          <table:table-cell table:formula="of:=100*([.AM7]-[.AK7])/[.AK7]" office:value-type="float" office:value="0" calcext:value-type="float">
            <text:p>0.00</text:p>
          </table:table-cell>
          <table:table-cell table:formula="of:=100*([.AN7]-[.AK7])/[.AK7]" office:value-type="float" office:value="0" calcext:value-type="float">
            <text:p>0.00</text:p>
          </table:table-cell>
          <table:table-cell table:formula="of:=100*([.AO7]-[.AK7])/[.AK7]" office:value-type="float" office:value="0" calcext:value-type="float">
            <text:p>0.00</text:p>
          </table:table-cell>
          <table:table-cell/>
          <table:table-cell office:value-type="float" office:value="0.01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91" calcext:value-type="float">
            <text:p>291</text:p>
          </table:table-cell>
          <table:table-cell table:style-name="ce27" office:value-type="float" office:value="291" calcext:value-type="float">
            <text:p>291</text:p>
          </table:table-cell>
          <table:table-cell table:style-name="ce33" office:value-type="float" office:value="291" calcext:value-type="float">
            <text:p>291</text:p>
          </table:table-cell>
          <table:table-cell table:number-columns-repeated="2" office:value-type="float" office:value="291" calcext:value-type="float">
            <text:p>291</text:p>
          </table:table-cell>
          <table:table-cell/>
          <table:table-cell table:formula="of:=100*([.F8]-[.E8])/[.E8]" office:value-type="float" office:value="0" calcext:value-type="float">
            <text:p>0.00</text:p>
          </table:table-cell>
          <table:table-cell table:formula="of:=100*([.G8]-[.E8])/[.E8]" office:value-type="float" office:value="0" calcext:value-type="float">
            <text:p>0.00</text:p>
          </table:table-cell>
          <table:table-cell table:formula="of:=100*([.H8]-[.E8])/[.E8]" office:value-type="float" office:value="0" calcext:value-type="float">
            <text:p>0.00</text:p>
          </table:table-cell>
          <table:table-cell table:formula="of:=100*([.I8]-[.E8])/[.E8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52" office:value-type="float" office:value="291" calcext:value-type="float">
            <text:p>291</text:p>
          </table:table-cell>
          <table:table-cell table:style-name="ce55" office:value-type="float" office:value="291" calcext:value-type="float">
            <text:p>291</text:p>
          </table:table-cell>
          <table:table-cell table:style-name="ce59" office:value-type="float" office:value="291" calcext:value-type="float">
            <text:p>291</text:p>
          </table:table-cell>
          <table:table-cell table:number-columns-repeated="2" office:value-type="float" office:value="291" calcext:value-type="float">
            <text:p>291</text:p>
          </table:table-cell>
          <table:table-cell/>
          <table:table-cell table:formula="of:=100*([.V8]-[.U8])/[.U8]" office:value-type="float" office:value="0" calcext:value-type="float">
            <text:p>0.00</text:p>
          </table:table-cell>
          <table:table-cell table:formula="of:=100*([.W8]-[.U8])/[.U8]" office:value-type="float" office:value="0" calcext:value-type="float">
            <text:p>0.00</text:p>
          </table:table-cell>
          <table:table-cell table:formula="of:=100*([.X8]-[.U8])/[.U8]" office:value-type="float" office:value="0" calcext:value-type="float">
            <text:p>0.00</text:p>
          </table:table-cell>
          <table:table-cell table:formula="of:=100*([.Y8]-[.U8])/[.U8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71" office:value-type="float" office:value="291" calcext:value-type="float">
            <text:p>291</text:p>
          </table:table-cell>
          <table:table-cell table:style-name="ce75" office:value-type="float" office:value="291" calcext:value-type="float">
            <text:p>291</text:p>
          </table:table-cell>
          <table:table-cell table:style-name="ce81" office:value-type="float" office:value="291" calcext:value-type="float">
            <text:p>291</text:p>
          </table:table-cell>
          <table:table-cell table:number-columns-repeated="2" office:value-type="float" office:value="291" calcext:value-type="float">
            <text:p>291</text:p>
          </table:table-cell>
          <table:table-cell/>
          <table:table-cell table:formula="of:=100*([.AL8]-[.AK8])/[.AK8]" office:value-type="float" office:value="0" calcext:value-type="float">
            <text:p>0.00</text:p>
          </table:table-cell>
          <table:table-cell table:formula="of:=100*([.AM8]-[.AK8])/[.AK8]" office:value-type="float" office:value="0" calcext:value-type="float">
            <text:p>0.00</text:p>
          </table:table-cell>
          <table:table-cell table:formula="of:=100*([.AN8]-[.AK8])/[.AK8]" office:value-type="float" office:value="0" calcext:value-type="float">
            <text:p>0.00</text:p>
          </table:table-cell>
          <table:table-cell table:formula="of:=100*([.AO8]-[.AK8])/[.AK8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33" calcext:value-type="float">
            <text:p>233</text:p>
          </table:table-cell>
          <table:table-cell table:style-name="ce27" office:value-type="float" office:value="233" calcext:value-type="float">
            <text:p>233</text:p>
          </table:table-cell>
          <table:table-cell table:style-name="ce33" office:value-type="float" office:value="233" calcext:value-type="float">
            <text:p>233</text:p>
          </table:table-cell>
          <table:table-cell table:number-columns-repeated="2" office:value-type="float" office:value="233" calcext:value-type="float">
            <text:p>233</text:p>
          </table:table-cell>
          <table:table-cell/>
          <table:table-cell table:formula="of:=100*([.F9]-[.E9])/[.E9]" office:value-type="float" office:value="0" calcext:value-type="float">
            <text:p>0.00</text:p>
          </table:table-cell>
          <table:table-cell table:formula="of:=100*([.G9]-[.E9])/[.E9]" office:value-type="float" office:value="0" calcext:value-type="float">
            <text:p>0.00</text:p>
          </table:table-cell>
          <table:table-cell table:formula="of:=100*([.H9]-[.E9])/[.E9]" office:value-type="float" office:value="0" calcext:value-type="float">
            <text:p>0.00</text:p>
          </table:table-cell>
          <table:table-cell table:formula="of:=100*([.I9]-[.E9])/[.E9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52" office:value-type="float" office:value="233" calcext:value-type="float">
            <text:p>233</text:p>
          </table:table-cell>
          <table:table-cell table:style-name="ce55" office:value-type="float" office:value="233" calcext:value-type="float">
            <text:p>233</text:p>
          </table:table-cell>
          <table:table-cell table:style-name="ce59" office:value-type="float" office:value="233" calcext:value-type="float">
            <text:p>233</text:p>
          </table:table-cell>
          <table:table-cell table:number-columns-repeated="2" office:value-type="float" office:value="233" calcext:value-type="float">
            <text:p>233</text:p>
          </table:table-cell>
          <table:table-cell/>
          <table:table-cell table:formula="of:=100*([.V9]-[.U9])/[.U9]" office:value-type="float" office:value="0" calcext:value-type="float">
            <text:p>0.00</text:p>
          </table:table-cell>
          <table:table-cell table:formula="of:=100*([.W9]-[.U9])/[.U9]" office:value-type="float" office:value="0" calcext:value-type="float">
            <text:p>0.00</text:p>
          </table:table-cell>
          <table:table-cell table:formula="of:=100*([.X9]-[.U9])/[.U9]" office:value-type="float" office:value="0" calcext:value-type="float">
            <text:p>0.00</text:p>
          </table:table-cell>
          <table:table-cell table:formula="of:=100*([.Y9]-[.U9])/[.U9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71" office:value-type="float" office:value="233" calcext:value-type="float">
            <text:p>233</text:p>
          </table:table-cell>
          <table:table-cell table:style-name="ce75" office:value-type="float" office:value="233" calcext:value-type="float">
            <text:p>233</text:p>
          </table:table-cell>
          <table:table-cell table:style-name="ce81" office:value-type="float" office:value="233" calcext:value-type="float">
            <text:p>233</text:p>
          </table:table-cell>
          <table:table-cell table:number-columns-repeated="2" office:value-type="float" office:value="233" calcext:value-type="float">
            <text:p>233</text:p>
          </table:table-cell>
          <table:table-cell/>
          <table:table-cell table:formula="of:=100*([.AL9]-[.AK9])/[.AK9]" office:value-type="float" office:value="0" calcext:value-type="float">
            <text:p>0.00</text:p>
          </table:table-cell>
          <table:table-cell table:formula="of:=100*([.AM9]-[.AK9])/[.AK9]" office:value-type="float" office:value="0" calcext:value-type="float">
            <text:p>0.00</text:p>
          </table:table-cell>
          <table:table-cell table:formula="of:=100*([.AN9]-[.AK9])/[.AK9]" office:value-type="float" office:value="0" calcext:value-type="float">
            <text:p>0.00</text:p>
          </table:table-cell>
          <table:table-cell table:formula="of:=100*([.AO9]-[.AK9])/[.AK9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38" calcext:value-type="float">
            <text:p>238</text:p>
          </table:table-cell>
          <table:table-cell table:style-name="ce27" office:value-type="float" office:value="238" calcext:value-type="float">
            <text:p>238</text:p>
          </table:table-cell>
          <table:table-cell table:style-name="ce33" office:value-type="float" office:value="238" calcext:value-type="float">
            <text:p>238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100*([.F10]-[.E10])/[.E10]" office:value-type="float" office:value="0" calcext:value-type="float">
            <text:p>0.00</text:p>
          </table:table-cell>
          <table:table-cell table:formula="of:=100*([.G10]-[.E10])/[.E10]" office:value-type="float" office:value="0" calcext:value-type="float">
            <text:p>0.00</text:p>
          </table:table-cell>
          <table:table-cell table:formula="of:=100*([.H10]-[.E10])/[.E10]" office:value-type="float" office:value="0" calcext:value-type="float">
            <text:p>0.00</text:p>
          </table:table-cell>
          <table:table-cell table:formula="of:=100*([.I10]-[.E10])/[.E10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2" office:value-type="float" office:value="238" calcext:value-type="float">
            <text:p>238</text:p>
          </table:table-cell>
          <table:table-cell table:style-name="ce55" office:value-type="float" office:value="238" calcext:value-type="float">
            <text:p>238</text:p>
          </table:table-cell>
          <table:table-cell table:style-name="ce59" office:value-type="float" office:value="238" calcext:value-type="float">
            <text:p>238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100*([.V10]-[.U10])/[.U10]" office:value-type="float" office:value="0" calcext:value-type="float">
            <text:p>0.00</text:p>
          </table:table-cell>
          <table:table-cell table:formula="of:=100*([.W10]-[.U10])/[.U10]" office:value-type="float" office:value="0" calcext:value-type="float">
            <text:p>0.00</text:p>
          </table:table-cell>
          <table:table-cell table:formula="of:=100*([.X10]-[.U10])/[.U10]" office:value-type="float" office:value="0" calcext:value-type="float">
            <text:p>0.00</text:p>
          </table:table-cell>
          <table:table-cell table:formula="of:=100*([.Y10]-[.U10])/[.U10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71" office:value-type="float" office:value="238" calcext:value-type="float">
            <text:p>238</text:p>
          </table:table-cell>
          <table:table-cell table:style-name="ce75" office:value-type="float" office:value="238" calcext:value-type="float">
            <text:p>238</text:p>
          </table:table-cell>
          <table:table-cell table:style-name="ce81" office:value-type="float" office:value="238" calcext:value-type="float">
            <text:p>238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100*([.AL10]-[.AK10])/[.AK10]" office:value-type="float" office:value="0" calcext:value-type="float">
            <text:p>0.00</text:p>
          </table:table-cell>
          <table:table-cell table:formula="of:=100*([.AM10]-[.AK10])/[.AK10]" office:value-type="float" office:value="0" calcext:value-type="float">
            <text:p>0.00</text:p>
          </table:table-cell>
          <table:table-cell table:formula="of:=100*([.AN10]-[.AK10])/[.AK10]" office:value-type="float" office:value="0" calcext:value-type="float">
            <text:p>0.00</text:p>
          </table:table-cell>
          <table:table-cell table:formula="of:=100*([.AO10]-[.AK10])/[.AK10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316" calcext:value-type="float">
            <text:p>316</text:p>
          </table:table-cell>
          <table:table-cell table:style-name="ce27" office:value-type="float" office:value="316" calcext:value-type="float">
            <text:p>316</text:p>
          </table:table-cell>
          <table:table-cell table:style-name="ce33" office:value-type="float" office:value="316" calcext:value-type="float">
            <text:p>316</text:p>
          </table:table-cell>
          <table:table-cell table:number-columns-repeated="2" office:value-type="float" office:value="316" calcext:value-type="float">
            <text:p>316</text:p>
          </table:table-cell>
          <table:table-cell/>
          <table:table-cell table:formula="of:=100*([.F11]-[.E11])/[.E11]" office:value-type="float" office:value="0" calcext:value-type="float">
            <text:p>0.00</text:p>
          </table:table-cell>
          <table:table-cell table:formula="of:=100*([.G11]-[.E11])/[.E11]" office:value-type="float" office:value="0" calcext:value-type="float">
            <text:p>0.00</text:p>
          </table:table-cell>
          <table:table-cell table:formula="of:=100*([.H11]-[.E11])/[.E11]" office:value-type="float" office:value="0" calcext:value-type="float">
            <text:p>0.00</text:p>
          </table:table-cell>
          <table:table-cell table:formula="of:=100*([.I11]-[.E11])/[.E11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2" office:value-type="float" office:value="316" calcext:value-type="float">
            <text:p>316</text:p>
          </table:table-cell>
          <table:table-cell table:style-name="ce55" office:value-type="float" office:value="316" calcext:value-type="float">
            <text:p>316</text:p>
          </table:table-cell>
          <table:table-cell table:style-name="ce59" office:value-type="float" office:value="316" calcext:value-type="float">
            <text:p>316</text:p>
          </table:table-cell>
          <table:table-cell table:number-columns-repeated="2" office:value-type="float" office:value="316" calcext:value-type="float">
            <text:p>316</text:p>
          </table:table-cell>
          <table:table-cell/>
          <table:table-cell table:formula="of:=100*([.V11]-[.U11])/[.U11]" office:value-type="float" office:value="0" calcext:value-type="float">
            <text:p>0.00</text:p>
          </table:table-cell>
          <table:table-cell table:formula="of:=100*([.W11]-[.U11])/[.U11]" office:value-type="float" office:value="0" calcext:value-type="float">
            <text:p>0.00</text:p>
          </table:table-cell>
          <table:table-cell table:formula="of:=100*([.X11]-[.U11])/[.U11]" office:value-type="float" office:value="0" calcext:value-type="float">
            <text:p>0.00</text:p>
          </table:table-cell>
          <table:table-cell table:formula="of:=100*([.Y11]-[.U11])/[.U11]" office:value-type="float" office:value="0" calcext:value-type="float">
            <text:p>0.00</text:p>
          </table:table-cell>
          <table:table-cell/>
          <table:table-cell table:number-columns-repeated="2"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float" office:value="316" calcext:value-type="float">
            <text:p>316</text:p>
          </table:table-cell>
          <table:table-cell table:style-name="ce75" office:value-type="float" office:value="316" calcext:value-type="float">
            <text:p>316</text:p>
          </table:table-cell>
          <table:table-cell table:style-name="ce81" office:value-type="float" office:value="316" calcext:value-type="float">
            <text:p>316</text:p>
          </table:table-cell>
          <table:table-cell table:number-columns-repeated="2" office:value-type="float" office:value="316" calcext:value-type="float">
            <text:p>316</text:p>
          </table:table-cell>
          <table:table-cell/>
          <table:table-cell table:formula="of:=100*([.AL11]-[.AK11])/[.AK11]" office:value-type="float" office:value="0" calcext:value-type="float">
            <text:p>0.00</text:p>
          </table:table-cell>
          <table:table-cell table:formula="of:=100*([.AM11]-[.AK11])/[.AK11]" office:value-type="float" office:value="0" calcext:value-type="float">
            <text:p>0.00</text:p>
          </table:table-cell>
          <table:table-cell table:formula="of:=100*([.AN11]-[.AK11])/[.AK11]" office:value-type="float" office:value="0" calcext:value-type="float">
            <text:p>0.00</text:p>
          </table:table-cell>
          <table:table-cell table:formula="of:=100*([.AO11]-[.AK11])/[.AK11]" office:value-type="float" office:value="0" calcext:value-type="float">
            <text:p>0.00</text:p>
          </table:table-cell>
          <table:table-cell/>
          <table:table-cell office:value-type="float" office:value="0.01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60" calcext:value-type="float">
            <text:p>260</text:p>
          </table:table-cell>
          <table:table-cell table:style-name="ce27" office:value-type="float" office:value="260" calcext:value-type="float">
            <text:p>260</text:p>
          </table:table-cell>
          <table:table-cell table:style-name="ce33" office:value-type="float" office:value="260" calcext:value-type="float">
            <text:p>260</text:p>
          </table:table-cell>
          <table:table-cell table:number-columns-repeated="2" office:value-type="float" office:value="260" calcext:value-type="float">
            <text:p>260</text:p>
          </table:table-cell>
          <table:table-cell/>
          <table:table-cell table:formula="of:=100*([.F12]-[.E12])/[.E12]" office:value-type="float" office:value="0" calcext:value-type="float">
            <text:p>0.00</text:p>
          </table:table-cell>
          <table:table-cell table:formula="of:=100*([.G12]-[.E12])/[.E12]" office:value-type="float" office:value="0" calcext:value-type="float">
            <text:p>0.00</text:p>
          </table:table-cell>
          <table:table-cell table:formula="of:=100*([.H12]-[.E12])/[.E12]" office:value-type="float" office:value="0" calcext:value-type="float">
            <text:p>0.00</text:p>
          </table:table-cell>
          <table:table-cell table:formula="of:=100*([.I12]-[.E12])/[.E12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52" office:value-type="float" office:value="260" calcext:value-type="float">
            <text:p>260</text:p>
          </table:table-cell>
          <table:table-cell table:style-name="ce55" office:value-type="float" office:value="260" calcext:value-type="float">
            <text:p>260</text:p>
          </table:table-cell>
          <table:table-cell table:style-name="ce59" office:value-type="float" office:value="260" calcext:value-type="float">
            <text:p>260</text:p>
          </table:table-cell>
          <table:table-cell table:number-columns-repeated="2" office:value-type="float" office:value="260" calcext:value-type="float">
            <text:p>260</text:p>
          </table:table-cell>
          <table:table-cell/>
          <table:table-cell table:formula="of:=100*([.V12]-[.U12])/[.U12]" office:value-type="float" office:value="0" calcext:value-type="float">
            <text:p>0.00</text:p>
          </table:table-cell>
          <table:table-cell table:formula="of:=100*([.W12]-[.U12])/[.U12]" office:value-type="float" office:value="0" calcext:value-type="float">
            <text:p>0.00</text:p>
          </table:table-cell>
          <table:table-cell table:formula="of:=100*([.X12]-[.U12])/[.U12]" office:value-type="float" office:value="0" calcext:value-type="float">
            <text:p>0.00</text:p>
          </table:table-cell>
          <table:table-cell table:formula="of:=100*([.Y12]-[.U12])/[.U12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71" office:value-type="float" office:value="260" calcext:value-type="float">
            <text:p>260</text:p>
          </table:table-cell>
          <table:table-cell table:style-name="ce75" office:value-type="float" office:value="260" calcext:value-type="float">
            <text:p>260</text:p>
          </table:table-cell>
          <table:table-cell table:style-name="ce81" office:value-type="float" office:value="260" calcext:value-type="float">
            <text:p>260</text:p>
          </table:table-cell>
          <table:table-cell table:number-columns-repeated="2" office:value-type="float" office:value="260" calcext:value-type="float">
            <text:p>260</text:p>
          </table:table-cell>
          <table:table-cell/>
          <table:table-cell table:formula="of:=100*([.AL12]-[.AK12])/[.AK12]" office:value-type="float" office:value="0" calcext:value-type="float">
            <text:p>0.00</text:p>
          </table:table-cell>
          <table:table-cell table:formula="of:=100*([.AM12]-[.AK12])/[.AK12]" office:value-type="float" office:value="0" calcext:value-type="float">
            <text:p>0.00</text:p>
          </table:table-cell>
          <table:table-cell table:formula="of:=100*([.AN12]-[.AK12])/[.AK12]" office:value-type="float" office:value="0" calcext:value-type="float">
            <text:p>0.00</text:p>
          </table:table-cell>
          <table:table-cell table:formula="of:=100*([.AO12]-[.AK12])/[.AK12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62" calcext:value-type="float">
            <text:p>262</text:p>
          </table:table-cell>
          <table:table-cell table:style-name="ce27" office:value-type="float" office:value="262" calcext:value-type="float">
            <text:p>262</text:p>
          </table:table-cell>
          <table:table-cell table:style-name="ce33" office:value-type="float" office:value="262" calcext:value-type="float">
            <text:p>262</text:p>
          </table:table-cell>
          <table:table-cell table:number-columns-repeated="2" office:value-type="float" office:value="262" calcext:value-type="float">
            <text:p>262</text:p>
          </table:table-cell>
          <table:table-cell/>
          <table:table-cell table:formula="of:=100*([.F13]-[.E13])/[.E13]" office:value-type="float" office:value="0" calcext:value-type="float">
            <text:p>0.00</text:p>
          </table:table-cell>
          <table:table-cell table:formula="of:=100*([.G13]-[.E13])/[.E13]" office:value-type="float" office:value="0" calcext:value-type="float">
            <text:p>0.00</text:p>
          </table:table-cell>
          <table:table-cell table:formula="of:=100*([.H13]-[.E13])/[.E13]" office:value-type="float" office:value="0" calcext:value-type="float">
            <text:p>0.00</text:p>
          </table:table-cell>
          <table:table-cell table:formula="of:=100*([.I13]-[.E13])/[.E13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52" office:value-type="float" office:value="262" calcext:value-type="float">
            <text:p>262</text:p>
          </table:table-cell>
          <table:table-cell table:style-name="ce55" office:value-type="float" office:value="262" calcext:value-type="float">
            <text:p>262</text:p>
          </table:table-cell>
          <table:table-cell table:style-name="ce59" office:value-type="float" office:value="262" calcext:value-type="float">
            <text:p>262</text:p>
          </table:table-cell>
          <table:table-cell table:number-columns-repeated="2" office:value-type="float" office:value="262" calcext:value-type="float">
            <text:p>262</text:p>
          </table:table-cell>
          <table:table-cell/>
          <table:table-cell table:formula="of:=100*([.V13]-[.U13])/[.U13]" office:value-type="float" office:value="0" calcext:value-type="float">
            <text:p>0.00</text:p>
          </table:table-cell>
          <table:table-cell table:formula="of:=100*([.W13]-[.U13])/[.U13]" office:value-type="float" office:value="0" calcext:value-type="float">
            <text:p>0.00</text:p>
          </table:table-cell>
          <table:table-cell table:formula="of:=100*([.X13]-[.U13])/[.U13]" office:value-type="float" office:value="0" calcext:value-type="float">
            <text:p>0.00</text:p>
          </table:table-cell>
          <table:table-cell table:formula="of:=100*([.Y13]-[.U13])/[.U13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71" office:value-type="float" office:value="262" calcext:value-type="float">
            <text:p>262</text:p>
          </table:table-cell>
          <table:table-cell table:style-name="ce75" office:value-type="float" office:value="262" calcext:value-type="float">
            <text:p>262</text:p>
          </table:table-cell>
          <table:table-cell table:style-name="ce81" office:value-type="float" office:value="262" calcext:value-type="float">
            <text:p>262</text:p>
          </table:table-cell>
          <table:table-cell table:number-columns-repeated="2" office:value-type="float" office:value="262" calcext:value-type="float">
            <text:p>262</text:p>
          </table:table-cell>
          <table:table-cell/>
          <table:table-cell table:formula="of:=100*([.AL13]-[.AK13])/[.AK13]" office:value-type="float" office:value="0" calcext:value-type="float">
            <text:p>0.00</text:p>
          </table:table-cell>
          <table:table-cell table:formula="of:=100*([.AM13]-[.AK13])/[.AK13]" office:value-type="float" office:value="0" calcext:value-type="float">
            <text:p>0.00</text:p>
          </table:table-cell>
          <table:table-cell table:formula="of:=100*([.AN13]-[.AK13])/[.AK13]" office:value-type="float" office:value="0" calcext:value-type="float">
            <text:p>0.00</text:p>
          </table:table-cell>
          <table:table-cell table:formula="of:=100*([.AO13]-[.AK13])/[.AK13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8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210" calcext:value-type="float">
            <text:p>210</text:p>
          </table:table-cell>
          <table:table-cell table:style-name="ce27" office:value-type="float" office:value="210" calcext:value-type="float">
            <text:p>210</text:p>
          </table:table-cell>
          <table:table-cell table:style-name="ce33" office:value-type="float" office:value="210" calcext:value-type="float">
            <text:p>210</text:p>
          </table:table-cell>
          <table:table-cell table:number-columns-repeated="2" office:value-type="float" office:value="210" calcext:value-type="float">
            <text:p>210</text:p>
          </table:table-cell>
          <table:table-cell/>
          <table:table-cell table:formula="of:=100*([.F14]-[.E14])/[.E14]" office:value-type="float" office:value="0" calcext:value-type="float">
            <text:p>0.00</text:p>
          </table:table-cell>
          <table:table-cell table:formula="of:=100*([.G14]-[.E14])/[.E14]" office:value-type="float" office:value="0" calcext:value-type="float">
            <text:p>0.00</text:p>
          </table:table-cell>
          <table:table-cell table:formula="of:=100*([.H14]-[.E14])/[.E14]" office:value-type="float" office:value="0" calcext:value-type="float">
            <text:p>0.00</text:p>
          </table:table-cell>
          <table:table-cell table:formula="of:=100*([.I14]-[.E14])/[.E14]" office:value-type="float" office:value="0" calcext:value-type="float">
            <text:p>0.00</text:p>
          </table:table-cell>
          <table:table-cell/>
          <table:table-cell office:value-type="float" office:value="527.28" calcext:value-type="float">
            <text:p>527</text:p>
          </table:table-cell>
          <table:table-cell office:value-type="float" office:value="0.33" calcext:value-type="float">
            <text:p>0</text:p>
          </table:table-cell>
          <table:table-cell office:value-type="float" office:value="0.4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style-name="ce52" office:value-type="float" office:value="210" calcext:value-type="float">
            <text:p>210</text:p>
          </table:table-cell>
          <table:table-cell table:style-name="ce55" office:value-type="float" office:value="210" calcext:value-type="float">
            <text:p>210</text:p>
          </table:table-cell>
          <table:table-cell table:style-name="ce59" office:value-type="float" office:value="210" calcext:value-type="float">
            <text:p>210</text:p>
          </table:table-cell>
          <table:table-cell table:number-columns-repeated="2" office:value-type="float" office:value="210" calcext:value-type="float">
            <text:p>210</text:p>
          </table:table-cell>
          <table:table-cell/>
          <table:table-cell table:formula="of:=100*([.V14]-[.U14])/[.U14]" office:value-type="float" office:value="0" calcext:value-type="float">
            <text:p>0.00</text:p>
          </table:table-cell>
          <table:table-cell table:formula="of:=100*([.W14]-[.U14])/[.U14]" office:value-type="float" office:value="0" calcext:value-type="float">
            <text:p>0.00</text:p>
          </table:table-cell>
          <table:table-cell table:formula="of:=100*([.X14]-[.U14])/[.U14]" office:value-type="float" office:value="0" calcext:value-type="float">
            <text:p>0.00</text:p>
          </table:table-cell>
          <table:table-cell table:formula="of:=100*([.Y14]-[.U14])/[.U14]" office:value-type="float" office:value="0" calcext:value-type="float">
            <text:p>0.00</text:p>
          </table:table-cell>
          <table:table-cell/>
          <table:table-cell office:value-type="float" office:value="27.86" calcext:value-type="float">
            <text:p>28</text:p>
          </table:table-cell>
          <table:table-cell office:value-type="float" office:value="0.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style-name="ce71" office:value-type="float" office:value="210" calcext:value-type="float">
            <text:p>210</text:p>
          </table:table-cell>
          <table:table-cell table:style-name="ce75" office:value-type="float" office:value="210" calcext:value-type="float">
            <text:p>210</text:p>
          </table:table-cell>
          <table:table-cell table:style-name="ce81" office:value-type="float" office:value="210" calcext:value-type="float">
            <text:p>210</text:p>
          </table:table-cell>
          <table:table-cell table:number-columns-repeated="2" office:value-type="float" office:value="210" calcext:value-type="float">
            <text:p>210</text:p>
          </table:table-cell>
          <table:table-cell/>
          <table:table-cell table:formula="of:=100*([.AL14]-[.AK14])/[.AK14]" office:value-type="float" office:value="0" calcext:value-type="float">
            <text:p>0.00</text:p>
          </table:table-cell>
          <table:table-cell table:formula="of:=100*([.AM14]-[.AK14])/[.AK14]" office:value-type="float" office:value="0" calcext:value-type="float">
            <text:p>0.00</text:p>
          </table:table-cell>
          <table:table-cell table:formula="of:=100*([.AN14]-[.AK14])/[.AK14]" office:value-type="float" office:value="0" calcext:value-type="float">
            <text:p>0.00</text:p>
          </table:table-cell>
          <table:table-cell table:formula="of:=100*([.AO14]-[.AK14])/[.AK14]" office:value-type="float" office:value="0" calcext:value-type="float">
            <text:p>0.00</text:p>
          </table:table-cell>
          <table:table-cell/>
          <table:table-cell office:value-type="float" office:value="222.65" calcext:value-type="float">
            <text:p>223</text:p>
          </table:table-cell>
          <table:table-cell office:value-type="float" office:value="0.09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style-name="ce33" office:value-type="float" office:value="219" calcext:value-type="float">
            <text:p>219</text:p>
          </table:table-cell>
          <table:table-cell table:number-columns-repeated="2" office:value-type="float" office:value="219" calcext:value-type="float">
            <text:p>219</text:p>
          </table:table-cell>
          <table:table-cell/>
          <table:table-cell table:formula="of:=100*([.F15]-[.E15])/[.E15]" office:value-type="float" office:value="0.45662100456621" calcext:value-type="float">
            <text:p>0.46</text:p>
          </table:table-cell>
          <table:table-cell table:formula="of:=100*([.G15]-[.E15])/[.E15]" office:value-type="float" office:value="0" calcext:value-type="float">
            <text:p>0.00</text:p>
          </table:table-cell>
          <table:table-cell table:formula="of:=100*([.H15]-[.E15])/[.E15]" office:value-type="float" office:value="0" calcext:value-type="float">
            <text:p>0.00</text:p>
          </table:table-cell>
          <table:table-cell table:formula="of:=100*([.I15]-[.E15])/[.E15]" office:value-type="float" office:value="0" calcext:value-type="float">
            <text:p>0.00</text:p>
          </table:table-cell>
          <table:table-cell/>
          <table:table-cell office:value-type="float" office:value="235.87" calcext:value-type="float">
            <text:p>236</text:p>
          </table:table-cell>
          <table:table-cell office:value-type="float" office:value="1.6" calcext:value-type="float">
            <text:p>2</text:p>
          </table:table-cell>
          <table:table-cell office:value-type="float" office:value="0.6" calcext:value-type="float">
            <text:p>1</text:p>
          </table:table-cell>
          <table:table-cell office:value-type="float" office:value="1.2" calcext:value-type="float">
            <text:p>1</text:p>
          </table:table-cell>
          <table:table-cell/>
          <table:table-cell table:style-name="ce52" office:value-type="float" office:value="219" calcext:value-type="float">
            <text:p>219</text:p>
          </table:table-cell>
          <table:table-cell table:style-name="ce55" office:value-type="float" office:value="219" calcext:value-type="float">
            <text:p>219</text:p>
          </table:table-cell>
          <table:table-cell table:style-name="ce59" office:value-type="float" office:value="219" calcext:value-type="float">
            <text:p>219</text:p>
          </table:table-cell>
          <table:table-cell table:number-columns-repeated="2" office:value-type="float" office:value="219" calcext:value-type="float">
            <text:p>219</text:p>
          </table:table-cell>
          <table:table-cell/>
          <table:table-cell table:formula="of:=100*([.V15]-[.U15])/[.U15]" office:value-type="float" office:value="0" calcext:value-type="float">
            <text:p>0.00</text:p>
          </table:table-cell>
          <table:table-cell table:formula="of:=100*([.W15]-[.U15])/[.U15]" office:value-type="float" office:value="0" calcext:value-type="float">
            <text:p>0.00</text:p>
          </table:table-cell>
          <table:table-cell table:formula="of:=100*([.X15]-[.U15])/[.U15]" office:value-type="float" office:value="0" calcext:value-type="float">
            <text:p>0.00</text:p>
          </table:table-cell>
          <table:table-cell table:formula="of:=100*([.Y15]-[.U15])/[.U15]" office:value-type="float" office:value="0" calcext:value-type="float">
            <text:p>0.00</text:p>
          </table:table-cell>
          <table:table-cell/>
          <table:table-cell office:value-type="float" office:value="78.21" calcext:value-type="float">
            <text:p>78</text:p>
          </table:table-cell>
          <table:table-cell office:value-type="float" office:value="0.02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1.2" calcext:value-type="float">
            <text:p>1</text:p>
          </table:table-cell>
          <table:table-cell/>
          <table:table-cell table:style-name="ce71" office:value-type="float" office:value="219" calcext:value-type="float">
            <text:p>219</text:p>
          </table:table-cell>
          <table:table-cell table:style-name="ce75" office:value-type="float" office:value="219" calcext:value-type="float">
            <text:p>219</text:p>
          </table:table-cell>
          <table:table-cell table:style-name="ce81" office:value-type="float" office:value="219" calcext:value-type="float">
            <text:p>219</text:p>
          </table:table-cell>
          <table:table-cell table:number-columns-repeated="2" office:value-type="float" office:value="219" calcext:value-type="float">
            <text:p>219</text:p>
          </table:table-cell>
          <table:table-cell/>
          <table:table-cell table:formula="of:=100*([.AL15]-[.AK15])/[.AK15]" office:value-type="float" office:value="0" calcext:value-type="float">
            <text:p>0.00</text:p>
          </table:table-cell>
          <table:table-cell table:formula="of:=100*([.AM15]-[.AK15])/[.AK15]" office:value-type="float" office:value="0" calcext:value-type="float">
            <text:p>0.00</text:p>
          </table:table-cell>
          <table:table-cell table:formula="of:=100*([.AN15]-[.AK15])/[.AK15]" office:value-type="float" office:value="0" calcext:value-type="float">
            <text:p>0.00</text:p>
          </table:table-cell>
          <table:table-cell table:formula="of:=100*([.AO15]-[.AK15])/[.AK15]" office:value-type="float" office:value="0" calcext:value-type="float">
            <text:p>0.00</text:p>
          </table:table-cell>
          <table:table-cell/>
          <table:table-cell office:value-type="float" office:value="8.64" calcext:value-type="float">
            <text:p>9</text:p>
          </table:table-cell>
          <table:table-cell office:value-type="float" office:value="0.03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1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52" calcext:value-type="float">
            <text:p>252</text:p>
          </table:table-cell>
          <table:table-cell table:style-name="ce27" office:value-type="float" office:value="252" calcext:value-type="float">
            <text:p>252</text:p>
          </table:table-cell>
          <table:table-cell table:style-name="ce33" office:value-type="float" office:value="252" calcext:value-type="float">
            <text:p>252</text:p>
          </table:table-cell>
          <table:table-cell table:number-columns-repeated="2" office:value-type="float" office:value="252" calcext:value-type="float">
            <text:p>252</text:p>
          </table:table-cell>
          <table:table-cell/>
          <table:table-cell table:formula="of:=100*([.F16]-[.E16])/[.E16]" office:value-type="float" office:value="0" calcext:value-type="float">
            <text:p>0.00</text:p>
          </table:table-cell>
          <table:table-cell table:formula="of:=100*([.G16]-[.E16])/[.E16]" office:value-type="float" office:value="0" calcext:value-type="float">
            <text:p>0.00</text:p>
          </table:table-cell>
          <table:table-cell table:formula="of:=100*([.H16]-[.E16])/[.E16]" office:value-type="float" office:value="0" calcext:value-type="float">
            <text:p>0.00</text:p>
          </table:table-cell>
          <table:table-cell table:formula="of:=100*([.I16]-[.E16])/[.E16]" office:value-type="float" office:value="0" calcext:value-type="float">
            <text:p>0.00</text:p>
          </table:table-cell>
          <table:table-cell/>
          <table:table-cell office:value-type="float" office:value="7.93" calcext:value-type="float">
            <text:p>8</text:p>
          </table:table-cell>
          <table:table-cell office:value-type="float" office:value="0.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2" office:value-type="float" office:value="252" calcext:value-type="float">
            <text:p>252</text:p>
          </table:table-cell>
          <table:table-cell table:style-name="ce55" office:value-type="float" office:value="252" calcext:value-type="float">
            <text:p>252</text:p>
          </table:table-cell>
          <table:table-cell table:style-name="ce59" office:value-type="float" office:value="252" calcext:value-type="float">
            <text:p>252</text:p>
          </table:table-cell>
          <table:table-cell table:number-columns-repeated="2" office:value-type="float" office:value="252" calcext:value-type="float">
            <text:p>252</text:p>
          </table:table-cell>
          <table:table-cell/>
          <table:table-cell table:formula="of:=100*([.V16]-[.U16])/[.U16]" office:value-type="float" office:value="0" calcext:value-type="float">
            <text:p>0.00</text:p>
          </table:table-cell>
          <table:table-cell table:formula="of:=100*([.W16]-[.U16])/[.U16]" office:value-type="float" office:value="0" calcext:value-type="float">
            <text:p>0.00</text:p>
          </table:table-cell>
          <table:table-cell table:formula="of:=100*([.X16]-[.U16])/[.U16]" office:value-type="float" office:value="0" calcext:value-type="float">
            <text:p>0.00</text:p>
          </table:table-cell>
          <table:table-cell table:formula="of:=100*([.Y16]-[.U16])/[.U16]" office:value-type="float" office:value="0" calcext:value-type="float">
            <text:p>0.00</text:p>
          </table:table-cell>
          <table:table-cell/>
          <table:table-cell office:value-type="float" office:value="0.34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float" office:value="252" calcext:value-type="float">
            <text:p>252</text:p>
          </table:table-cell>
          <table:table-cell table:style-name="ce75" office:value-type="float" office:value="252" calcext:value-type="float">
            <text:p>252</text:p>
          </table:table-cell>
          <table:table-cell table:style-name="ce81" office:value-type="float" office:value="252" calcext:value-type="float">
            <text:p>252</text:p>
          </table:table-cell>
          <table:table-cell table:number-columns-repeated="2" office:value-type="float" office:value="252" calcext:value-type="float">
            <text:p>252</text:p>
          </table:table-cell>
          <table:table-cell/>
          <table:table-cell table:formula="of:=100*([.AL16]-[.AK16])/[.AK16]" office:value-type="float" office:value="0" calcext:value-type="float">
            <text:p>0.00</text:p>
          </table:table-cell>
          <table:table-cell table:formula="of:=100*([.AM16]-[.AK16])/[.AK16]" office:value-type="float" office:value="0" calcext:value-type="float">
            <text:p>0.00</text:p>
          </table:table-cell>
          <table:table-cell table:formula="of:=100*([.AN16]-[.AK16])/[.AK16]" office:value-type="float" office:value="0" calcext:value-type="float">
            <text:p>0.00</text:p>
          </table:table-cell>
          <table:table-cell table:formula="of:=100*([.AO16]-[.AK16])/[.AK16]" office:value-type="float" office:value="0" calcext:value-type="float">
            <text:p>0.00</text:p>
          </table:table-cell>
          <table:table-cell/>
          <table:table-cell office:value-type="float" office:value="0.03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1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356" calcext:value-type="float">
            <text:p>356</text:p>
          </table:table-cell>
          <table:table-cell table:style-name="ce27" office:value-type="float" office:value="362" calcext:value-type="float">
            <text:p>362</text:p>
          </table:table-cell>
          <table:table-cell table:style-name="ce33" office:value-type="float" office:value="362" calcext:value-type="float">
            <text:p>362</text:p>
          </table:table-cell>
          <table:table-cell table:number-columns-repeated="2" office:value-type="float" office:value="362" calcext:value-type="float">
            <text:p>362</text:p>
          </table:table-cell>
          <table:table-cell/>
          <table:table-cell table:formula="of:=100*([.F17]-[.E17])/[.E17]" office:value-type="float" office:value="1.68539325842697" calcext:value-type="float">
            <text:p>1.69</text:p>
          </table:table-cell>
          <table:table-cell table:formula="of:=100*([.G17]-[.E17])/[.E17]" office:value-type="float" office:value="1.68539325842697" calcext:value-type="float">
            <text:p>1.69</text:p>
          </table:table-cell>
          <table:table-cell table:formula="of:=100*([.H17]-[.E17])/[.E17]" office:value-type="float" office:value="1.68539325842697" calcext:value-type="float">
            <text:p>1.69</text:p>
          </table:table-cell>
          <table:table-cell table:formula="of:=100*([.I17]-[.E17])/[.E17]" office:value-type="float" office:value="1.68539325842697" calcext:value-type="float">
            <text:p>1.69</text:p>
          </table:table-cell>
          <table:table-cell/>
          <table:table-cell office:value-type="float" office:value="2.99" calcext:value-type="float">
            <text:p>3</text:p>
          </table:table-cell>
          <table:table-cell office:value-type="float" office:value="0.04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style-name="ce52" office:value-type="float" office:value="356" calcext:value-type="float">
            <text:p>356</text:p>
          </table:table-cell>
          <table:table-cell table:style-name="ce55" office:value-type="float" office:value="360" calcext:value-type="float">
            <text:p>360</text:p>
          </table:table-cell>
          <table:table-cell table:style-name="ce59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/>
          <table:table-cell table:formula="of:=100*([.V17]-[.U17])/[.U17]" office:value-type="float" office:value="1.12359550561798" calcext:value-type="float">
            <text:p>1.12</text:p>
          </table:table-cell>
          <table:table-cell table:formula="of:=100*([.W17]-[.U17])/[.U17]" office:value-type="float" office:value="1.12359550561798" calcext:value-type="float">
            <text:p>1.12</text:p>
          </table:table-cell>
          <table:table-cell table:formula="of:=100*([.X17]-[.U17])/[.U17]" office:value-type="float" office:value="1.12359550561798" calcext:value-type="float">
            <text:p>1.12</text:p>
          </table:table-cell>
          <table:table-cell table:formula="of:=100*([.Y17]-[.U17])/[.U17]" office:value-type="float" office:value="1.12359550561798" calcext:value-type="float">
            <text:p>1.12</text:p>
          </table:table-cell>
          <table:table-cell/>
          <table:table-cell office:value-type="float" office:value="268.2" calcext:value-type="float">
            <text:p>268</text:p>
          </table:table-cell>
          <table:table-cell office:value-type="float" office:value="0.07" calcext:value-type="float">
            <text:p>0</text:p>
          </table:table-cell>
          <table:table-cell table:number-columns-repeated="2" office:value-type="float" office:value="0.1" calcext:value-type="float">
            <text:p>0</text:p>
          </table:table-cell>
          <table:table-cell/>
          <table:table-cell table:style-name="ce71" office:value-type="float" office:value="356" calcext:value-type="float">
            <text:p>356</text:p>
          </table:table-cell>
          <table:table-cell table:style-name="ce76" office:value-type="float" office:value="360" calcext:value-type="float">
            <text:p>360</text:p>
          </table:table-cell>
          <table:table-cell table:style-name="ce82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/>
          <table:table-cell table:formula="of:=100*([.AL17]-[.AK17])/[.AK17]" office:value-type="float" office:value="1.12359550561798" calcext:value-type="float">
            <text:p>1.12</text:p>
          </table:table-cell>
          <table:table-cell table:formula="of:=100*([.AM17]-[.AK17])/[.AK17]" office:value-type="float" office:value="0.561797752808989" calcext:value-type="float">
            <text:p>0.56</text:p>
          </table:table-cell>
          <table:table-cell table:formula="of:=100*([.AN17]-[.AK17])/[.AK17]" office:value-type="float" office:value="0.561797752808989" calcext:value-type="float">
            <text:p>0.56</text:p>
          </table:table-cell>
          <table:table-cell table:formula="of:=100*([.AO17]-[.AK17])/[.AK17]" office:value-type="float" office:value="0.561797752808989" calcext:value-type="float">
            <text:p>0.56</text:p>
          </table:table-cell>
          <table:table-cell/>
          <table:table-cell office:value-type="float" office:value="258.46" calcext:value-type="float">
            <text:p>258</text:p>
          </table:table-cell>
          <table:table-cell office:value-type="float" office:value="0.46" calcext:value-type="float">
            <text:p>0</text:p>
          </table:table-cell>
          <table:table-cell table:number-columns-repeated="2" office:value-type="float" office:value="0.1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336" calcext:value-type="float">
            <text:p>336</text:p>
          </table:table-cell>
          <table:table-cell table:style-name="ce27" office:value-type="float" office:value="336" calcext:value-type="float">
            <text:p>336</text:p>
          </table:table-cell>
          <table:table-cell table:style-name="ce33" office:value-type="float" office:value="336" calcext:value-type="float">
            <text:p>336</text:p>
          </table:table-cell>
          <table:table-cell table:number-columns-repeated="2" office:value-type="float" office:value="336" calcext:value-type="float">
            <text:p>336</text:p>
          </table:table-cell>
          <table:table-cell/>
          <table:table-cell table:formula="of:=100*([.F18]-[.E18])/[.E18]" office:value-type="float" office:value="0" calcext:value-type="float">
            <text:p>0.00</text:p>
          </table:table-cell>
          <table:table-cell table:formula="of:=100*([.G18]-[.E18])/[.E18]" office:value-type="float" office:value="0" calcext:value-type="float">
            <text:p>0.00</text:p>
          </table:table-cell>
          <table:table-cell table:formula="of:=100*([.H18]-[.E18])/[.E18]" office:value-type="float" office:value="0" calcext:value-type="float">
            <text:p>0.00</text:p>
          </table:table-cell>
          <table:table-cell table:formula="of:=100*([.I18]-[.E18])/[.E18]" office:value-type="float" office:value="0" calcext:value-type="float">
            <text:p>0.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2" office:value-type="float" office:value="336" calcext:value-type="float">
            <text:p>336</text:p>
          </table:table-cell>
          <table:table-cell table:style-name="ce55" office:value-type="float" office:value="336" calcext:value-type="float">
            <text:p>336</text:p>
          </table:table-cell>
          <table:table-cell table:style-name="ce59" office:value-type="float" office:value="336" calcext:value-type="float">
            <text:p>336</text:p>
          </table:table-cell>
          <table:table-cell table:number-columns-repeated="2" office:value-type="float" office:value="336" calcext:value-type="float">
            <text:p>336</text:p>
          </table:table-cell>
          <table:table-cell/>
          <table:table-cell table:formula="of:=100*([.V18]-[.U18])/[.U18]" office:value-type="float" office:value="0" calcext:value-type="float">
            <text:p>0.00</text:p>
          </table:table-cell>
          <table:table-cell table:formula="of:=100*([.W18]-[.U18])/[.U18]" office:value-type="float" office:value="0" calcext:value-type="float">
            <text:p>0.00</text:p>
          </table:table-cell>
          <table:table-cell table:formula="of:=100*([.X18]-[.U18])/[.U18]" office:value-type="float" office:value="0" calcext:value-type="float">
            <text:p>0.00</text:p>
          </table:table-cell>
          <table:table-cell table:formula="of:=100*([.Y18]-[.U18])/[.U18]" office:value-type="float" office:value="0" calcext:value-type="float">
            <text:p>0.00</text:p>
          </table:table-cell>
          <table:table-cell/>
          <table:table-cell office:value-type="float" office:value="8.95" calcext:value-type="float">
            <text:p>9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float" office:value="336" calcext:value-type="float">
            <text:p>336</text:p>
          </table:table-cell>
          <table:table-cell table:style-name="ce77" office:value-type="float" office:value="336" calcext:value-type="float">
            <text:p>336</text:p>
          </table:table-cell>
          <table:table-cell table:style-name="ce82" office:value-type="float" office:value="336" calcext:value-type="float">
            <text:p>336</text:p>
          </table:table-cell>
          <table:table-cell table:number-columns-repeated="2" office:value-type="float" office:value="336" calcext:value-type="float">
            <text:p>336</text:p>
          </table:table-cell>
          <table:table-cell/>
          <table:table-cell table:formula="of:=100*([.AL18]-[.AK18])/[.AK18]" office:value-type="float" office:value="0" calcext:value-type="float">
            <text:p>0.00</text:p>
          </table:table-cell>
          <table:table-cell table:formula="of:=100*([.AM18]-[.AK18])/[.AK18]" office:value-type="float" office:value="0" calcext:value-type="float">
            <text:p>0.00</text:p>
          </table:table-cell>
          <table:table-cell table:formula="of:=100*([.AN18]-[.AK18])/[.AK18]" office:value-type="float" office:value="0" calcext:value-type="float">
            <text:p>0.00</text:p>
          </table:table-cell>
          <table:table-cell table:formula="of:=100*([.AO18]-[.AK18])/[.AK18]" office:value-type="float" office:value="0" calcext:value-type="float">
            <text:p>0.00</text:p>
          </table:table-cell>
          <table:table-cell/>
          <table:table-cell office:value-type="float" office:value="8.06" calcext:value-type="float">
            <text:p>8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509" calcext:value-type="float">
            <text:p>509</text:p>
          </table:table-cell>
          <table:table-cell table:style-name="ce27" office:value-type="float" office:value="509" calcext:value-type="float">
            <text:p>509</text:p>
          </table:table-cell>
          <table:table-cell table:style-name="ce33" office:value-type="float" office:value="509" calcext:value-type="float">
            <text:p>509</text:p>
          </table:table-cell>
          <table:table-cell table:number-columns-repeated="2" office:value-type="float" office:value="509" calcext:value-type="float">
            <text:p>509</text:p>
          </table:table-cell>
          <table:table-cell/>
          <table:table-cell table:formula="of:=100*([.F19]-[.E19])/[.E19]" office:value-type="float" office:value="0" calcext:value-type="float">
            <text:p>0.00</text:p>
          </table:table-cell>
          <table:table-cell table:formula="of:=100*([.G19]-[.E19])/[.E19]" office:value-type="float" office:value="0" calcext:value-type="float">
            <text:p>0.00</text:p>
          </table:table-cell>
          <table:table-cell table:formula="of:=100*([.H19]-[.E19])/[.E19]" office:value-type="float" office:value="0" calcext:value-type="float">
            <text:p>0.00</text:p>
          </table:table-cell>
          <table:table-cell table:formula="of:=100*([.I19]-[.E19])/[.E19]" office:value-type="float" office:value="0" calcext:value-type="float">
            <text:p>0.00</text:p>
          </table:table-cell>
          <table:table-cell/>
          <table:table-cell office:value-type="float" office:value="0.15" calcext:value-type="float">
            <text:p>0</text:p>
          </table:table-cell>
          <table:table-cell office:value-type="float" office:value="0.97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6</text:p>
          </table:table-cell>
          <table:table-cell/>
          <table:table-cell table:style-name="ce52" office:value-type="float" office:value="509" calcext:value-type="float">
            <text:p>509</text:p>
          </table:table-cell>
          <table:table-cell table:style-name="ce55" office:value-type="float" office:value="509" calcext:value-type="float">
            <text:p>509</text:p>
          </table:table-cell>
          <table:table-cell table:style-name="ce59" office:value-type="float" office:value="509" calcext:value-type="float">
            <text:p>509</text:p>
          </table:table-cell>
          <table:table-cell table:number-columns-repeated="2" office:value-type="float" office:value="509" calcext:value-type="float">
            <text:p>509</text:p>
          </table:table-cell>
          <table:table-cell/>
          <table:table-cell table:formula="of:=100*([.V19]-[.U19])/[.U19]" office:value-type="float" office:value="0" calcext:value-type="float">
            <text:p>0.00</text:p>
          </table:table-cell>
          <table:table-cell table:formula="of:=100*([.W19]-[.U19])/[.U19]" office:value-type="float" office:value="0" calcext:value-type="float">
            <text:p>0.00</text:p>
          </table:table-cell>
          <table:table-cell table:formula="of:=100*([.X19]-[.U19])/[.U19]" office:value-type="float" office:value="0" calcext:value-type="float">
            <text:p>0.00</text:p>
          </table:table-cell>
          <table:table-cell table:formula="of:=100*([.Y19]-[.U19])/[.U19]" office:value-type="float" office:value="0" calcext:value-type="float">
            <text:p>0.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6</text:p>
          </table:table-cell>
          <table:table-cell/>
          <table:table-cell table:style-name="ce71" office:value-type="float" office:value="509" calcext:value-type="float">
            <text:p>509</text:p>
          </table:table-cell>
          <table:table-cell table:style-name="ce77" office:value-type="float" office:value="509" calcext:value-type="float">
            <text:p>509</text:p>
          </table:table-cell>
          <table:table-cell table:style-name="ce82" office:value-type="float" office:value="509" calcext:value-type="float">
            <text:p>509</text:p>
          </table:table-cell>
          <table:table-cell table:number-columns-repeated="2" office:value-type="float" office:value="509" calcext:value-type="float">
            <text:p>509</text:p>
          </table:table-cell>
          <table:table-cell/>
          <table:table-cell table:formula="of:=100*([.AL19]-[.AK19])/[.AK19]" office:value-type="float" office:value="0" calcext:value-type="float">
            <text:p>0.00</text:p>
          </table:table-cell>
          <table:table-cell table:formula="of:=100*([.AM19]-[.AK19])/[.AK19]" office:value-type="float" office:value="0" calcext:value-type="float">
            <text:p>0.00</text:p>
          </table:table-cell>
          <table:table-cell table:formula="of:=100*([.AN19]-[.AK19])/[.AK19]" office:value-type="float" office:value="0" calcext:value-type="float">
            <text:p>0.00</text:p>
          </table:table-cell>
          <table:table-cell table:formula="of:=100*([.AO19]-[.AK19])/[.AK19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1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96" calcext:value-type="float">
            <text:p>96</text:p>
          </table:table-cell>
          <table:table-cell table:style-name="ce27" office:value-type="float" office:value="96" calcext:value-type="float">
            <text:p>96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/>
          <table:table-cell table:formula="of:=100*([.F20]-[.E20])/[.E20]" office:value-type="float" office:value="0" calcext:value-type="float">
            <text:p>0.00</text:p>
          </table:table-cell>
          <table:table-cell table:formula="of:=100*([.G20]-[.E20])/[.E20]" office:value-type="float" office:value="0" calcext:value-type="float">
            <text:p>0.00</text:p>
          </table:table-cell>
          <table:table-cell table:formula="of:=100*([.H20]-[.E20])/[.E20]" office:value-type="float" office:value="0" calcext:value-type="float">
            <text:p>0.00</text:p>
          </table:table-cell>
          <table:table-cell table:formula="of:=100*([.I20]-[.E20])/[.E20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52" office:value-type="float" office:value="96" calcext:value-type="float">
            <text:p>96</text:p>
          </table:table-cell>
          <table:table-cell table:style-name="ce55" office:value-type="float" office:value="96" calcext:value-type="float">
            <text:p>96</text:p>
          </table:table-cell>
          <table:table-cell table:style-name="ce59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/>
          <table:table-cell table:formula="of:=100*([.V20]-[.U20])/[.U20]" office:value-type="float" office:value="0" calcext:value-type="float">
            <text:p>0.00</text:p>
          </table:table-cell>
          <table:table-cell table:formula="of:=100*([.W20]-[.U20])/[.U20]" office:value-type="float" office:value="0" calcext:value-type="float">
            <text:p>0.00</text:p>
          </table:table-cell>
          <table:table-cell table:formula="of:=100*([.X20]-[.U20])/[.U20]" office:value-type="float" office:value="0" calcext:value-type="float">
            <text:p>0.00</text:p>
          </table:table-cell>
          <table:table-cell table:formula="of:=100*([.Y20]-[.U20])/[.U20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71" office:value-type="float" office:value="96" calcext:value-type="float">
            <text:p>96</text:p>
          </table:table-cell>
          <table:table-cell table:style-name="ce77" office:value-type="float" office:value="96" calcext:value-type="float">
            <text:p>96</text:p>
          </table:table-cell>
          <table:table-cell table:style-name="ce82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/>
          <table:table-cell table:formula="of:=100*([.AL20]-[.AK20])/[.AK20]" office:value-type="float" office:value="0" calcext:value-type="float">
            <text:p>0.00</text:p>
          </table:table-cell>
          <table:table-cell table:formula="of:=100*([.AM20]-[.AK20])/[.AK20]" office:value-type="float" office:value="0" calcext:value-type="float">
            <text:p>0.00</text:p>
          </table:table-cell>
          <table:table-cell table:formula="of:=100*([.AN20]-[.AK20])/[.AK20]" office:value-type="float" office:value="0" calcext:value-type="float">
            <text:p>0.00</text:p>
          </table:table-cell>
          <table:table-cell table:formula="of:=100*([.AO20]-[.AK20])/[.AK20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17"/>
          <table:table-cell table:number-columns-repeated="2"/>
        </table:table-row>
        <table:table-row table:style-name="ro3">
          <table:table-cell/>
          <table:table-cell office:value-type="string" calcext:value-type="string">
            <text:p>gdb1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6" calcext:value-type="float">
            <text:p>56</text:p>
          </table:table-cell>
          <table:table-cell table:style-name="ce27" office:value-type="float" office:value="56" calcext:value-type="float">
            <text:p>56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formula="of:=100*([.F21]-[.E21])/[.E21]" office:value-type="float" office:value="0" calcext:value-type="float">
            <text:p>0.00</text:p>
          </table:table-cell>
          <table:table-cell table:formula="of:=100*([.G21]-[.E21])/[.E21]" office:value-type="float" office:value="0" calcext:value-type="float">
            <text:p>0.00</text:p>
          </table:table-cell>
          <table:table-cell table:formula="of:=100*([.H21]-[.E21])/[.E21]" office:value-type="float" office:value="0" calcext:value-type="float">
            <text:p>0.00</text:p>
          </table:table-cell>
          <table:table-cell table:formula="of:=100*([.I21]-[.E21])/[.E21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52" office:value-type="float" office:value="56" calcext:value-type="float">
            <text:p>56</text:p>
          </table:table-cell>
          <table:table-cell table:style-name="ce55" office:value-type="float" office:value="56" calcext:value-type="float">
            <text:p>56</text:p>
          </table:table-cell>
          <table:table-cell table:style-name="ce59" office:value-type="float" office:value="56" calcext:value-type="float">
            <text:p>56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formula="of:=100*([.V21]-[.U21])/[.U21]" office:value-type="float" office:value="0" calcext:value-type="float">
            <text:p>0.00</text:p>
          </table:table-cell>
          <table:table-cell table:formula="of:=100*([.W21]-[.U21])/[.U21]" office:value-type="float" office:value="0" calcext:value-type="float">
            <text:p>0.00</text:p>
          </table:table-cell>
          <table:table-cell table:formula="of:=100*([.X21]-[.U21])/[.U21]" office:value-type="float" office:value="0" calcext:value-type="float">
            <text:p>0.00</text:p>
          </table:table-cell>
          <table:table-cell table:formula="of:=100*([.Y21]-[.U21])/[.U21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71" office:value-type="float" office:value="56" calcext:value-type="float">
            <text:p>56</text:p>
          </table:table-cell>
          <table:table-cell table:style-name="ce77" office:value-type="float" office:value="56" calcext:value-type="float">
            <text:p>56</text:p>
          </table:table-cell>
          <table:table-cell table:style-name="ce82" office:value-type="float" office:value="56" calcext:value-type="float">
            <text:p>56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formula="of:=100*([.AL21]-[.AK21])/[.AK21]" office:value-type="float" office:value="0" calcext:value-type="float">
            <text:p>0.00</text:p>
          </table:table-cell>
          <table:table-cell table:formula="of:=100*([.AM21]-[.AK21])/[.AK21]" office:value-type="float" office:value="0" calcext:value-type="float">
            <text:p>0.00</text:p>
          </table:table-cell>
          <table:table-cell table:formula="of:=100*([.AN21]-[.AK21])/[.AK21]" office:value-type="float" office:value="0" calcext:value-type="float">
            <text:p>0.00</text:p>
          </table:table-cell>
          <table:table-cell table:formula="of:=100*([.AO21]-[.AK21])/[.AK21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100"/>
          <table:table-cell table:number-columns-repeated="2"/>
        </table:table-row>
        <table:table-row table:style-name="ro3">
          <table:table-cell/>
          <table:table-cell office:value-type="string" calcext:value-type="string">
            <text:p>gdb1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19" calcext:value-type="float">
            <text:p>119</text:p>
          </table:table-cell>
          <table:table-cell table:style-name="ce27" office:value-type="float" office:value="119" calcext:value-type="float">
            <text:p>119</text:p>
          </table:table-cell>
          <table:table-cell table:style-name="ce33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/>
          <table:table-cell table:formula="of:=100*([.F22]-[.E22])/[.E22]" office:value-type="float" office:value="0" calcext:value-type="float">
            <text:p>0.00</text:p>
          </table:table-cell>
          <table:table-cell table:formula="of:=100*([.G22]-[.E22])/[.E22]" office:value-type="float" office:value="0" calcext:value-type="float">
            <text:p>0.00</text:p>
          </table:table-cell>
          <table:table-cell table:formula="of:=100*([.H22]-[.E22])/[.E22]" office:value-type="float" office:value="0" calcext:value-type="float">
            <text:p>0.00</text:p>
          </table:table-cell>
          <table:table-cell table:formula="of:=100*([.I22]-[.E22])/[.E22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52" office:value-type="float" office:value="119" calcext:value-type="float">
            <text:p>119</text:p>
          </table:table-cell>
          <table:table-cell table:style-name="ce55" office:value-type="float" office:value="119" calcext:value-type="float">
            <text:p>119</text:p>
          </table:table-cell>
          <table:table-cell table:style-name="ce59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/>
          <table:table-cell table:formula="of:=100*([.V22]-[.U22])/[.U22]" office:value-type="float" office:value="0" calcext:value-type="float">
            <text:p>0.00</text:p>
          </table:table-cell>
          <table:table-cell table:formula="of:=100*([.W22]-[.U22])/[.U22]" office:value-type="float" office:value="0" calcext:value-type="float">
            <text:p>0.00</text:p>
          </table:table-cell>
          <table:table-cell table:formula="of:=100*([.X22]-[.U22])/[.U22]" office:value-type="float" office:value="0" calcext:value-type="float">
            <text:p>0.00</text:p>
          </table:table-cell>
          <table:table-cell table:formula="of:=100*([.Y22]-[.U22])/[.U22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71" office:value-type="float" office:value="119" calcext:value-type="float">
            <text:p>119</text:p>
          </table:table-cell>
          <table:table-cell table:style-name="ce77" office:value-type="float" office:value="119" calcext:value-type="float">
            <text:p>119</text:p>
          </table:table-cell>
          <table:table-cell table:style-name="ce82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/>
          <table:table-cell table:formula="of:=100*([.AL22]-[.AK22])/[.AK22]" office:value-type="float" office:value="0" calcext:value-type="float">
            <text:p>0.00</text:p>
          </table:table-cell>
          <table:table-cell table:formula="of:=100*([.AM22]-[.AK22])/[.AK22]" office:value-type="float" office:value="0" calcext:value-type="float">
            <text:p>0.00</text:p>
          </table:table-cell>
          <table:table-cell table:formula="of:=100*([.AN22]-[.AK22])/[.AK22]" office:value-type="float" office:value="0" calcext:value-type="float">
            <text:p>0.00</text:p>
          </table:table-cell>
          <table:table-cell table:formula="of:=100*([.AO22]-[.AK22])/[.AK22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100"/>
          <table:table-cell table:number-columns-repeated="2"/>
        </table:table-row>
        <table:table-row table:style-name="ro3">
          <table:table-cell/>
          <table:table-cell office:value-type="string" calcext:value-type="string">
            <text:p>gdb1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84" calcext:value-type="float">
            <text:p>84</text:p>
          </table:table-cell>
          <table:table-cell table:style-name="ce27" office:value-type="float" office:value="84" calcext:value-type="float">
            <text:p>84</text:p>
          </table:table-cell>
          <table:table-cell table:style-name="ce33" office:value-type="float" office:value="84" calcext:value-type="float">
            <text:p>84</text:p>
          </table:table-cell>
          <table:table-cell table:number-columns-repeated="2" office:value-type="float" office:value="84" calcext:value-type="float">
            <text:p>84</text:p>
          </table:table-cell>
          <table:table-cell/>
          <table:table-cell table:formula="of:=100*([.F23]-[.E23])/[.E23]" office:value-type="float" office:value="0" calcext:value-type="float">
            <text:p>0.00</text:p>
          </table:table-cell>
          <table:table-cell table:formula="of:=100*([.G23]-[.E23])/[.E23]" office:value-type="float" office:value="0" calcext:value-type="float">
            <text:p>0.00</text:p>
          </table:table-cell>
          <table:table-cell table:formula="of:=100*([.H23]-[.E23])/[.E23]" office:value-type="float" office:value="0" calcext:value-type="float">
            <text:p>0.00</text:p>
          </table:table-cell>
          <table:table-cell table:formula="of:=100*([.I23]-[.E23])/[.E23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2" office:value-type="float" office:value="84" calcext:value-type="float">
            <text:p>84</text:p>
          </table:table-cell>
          <table:table-cell table:style-name="ce55" office:value-type="float" office:value="84" calcext:value-type="float">
            <text:p>84</text:p>
          </table:table-cell>
          <table:table-cell table:style-name="ce59" office:value-type="float" office:value="84" calcext:value-type="float">
            <text:p>84</text:p>
          </table:table-cell>
          <table:table-cell table:number-columns-repeated="2" office:value-type="float" office:value="84" calcext:value-type="float">
            <text:p>84</text:p>
          </table:table-cell>
          <table:table-cell/>
          <table:table-cell table:formula="of:=100*([.V23]-[.U23])/[.U23]" office:value-type="float" office:value="0" calcext:value-type="float">
            <text:p>0.00</text:p>
          </table:table-cell>
          <table:table-cell table:formula="of:=100*([.W23]-[.U23])/[.U23]" office:value-type="float" office:value="0" calcext:value-type="float">
            <text:p>0.00</text:p>
          </table:table-cell>
          <table:table-cell table:formula="of:=100*([.X23]-[.U23])/[.U23]" office:value-type="float" office:value="0" calcext:value-type="float">
            <text:p>0.00</text:p>
          </table:table-cell>
          <table:table-cell table:formula="of:=100*([.Y23]-[.U23])/[.U23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71" office:value-type="float" office:value="84" calcext:value-type="float">
            <text:p>84</text:p>
          </table:table-cell>
          <table:table-cell table:style-name="ce77" office:value-type="float" office:value="84" calcext:value-type="float">
            <text:p>84</text:p>
          </table:table-cell>
          <table:table-cell table:style-name="ce82" office:value-type="float" office:value="84" calcext:value-type="float">
            <text:p>84</text:p>
          </table:table-cell>
          <table:table-cell table:number-columns-repeated="2" office:value-type="float" office:value="84" calcext:value-type="float">
            <text:p>84</text:p>
          </table:table-cell>
          <table:table-cell/>
          <table:table-cell table:formula="of:=100*([.AL23]-[.AK23])/[.AK23]" office:value-type="float" office:value="0" calcext:value-type="float">
            <text:p>0.00</text:p>
          </table:table-cell>
          <table:table-cell table:formula="of:=100*([.AM23]-[.AK23])/[.AK23]" office:value-type="float" office:value="0" calcext:value-type="float">
            <text:p>0.00</text:p>
          </table:table-cell>
          <table:table-cell table:formula="of:=100*([.AN23]-[.AK23])/[.AK23]" office:value-type="float" office:value="0" calcext:value-type="float">
            <text:p>0.00</text:p>
          </table:table-cell>
          <table:table-cell table:formula="of:=100*([.AO23]-[.AK23])/[.AK23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101"/>
          <table:table-cell table:number-columns-repeated="2"/>
        </table:table-row>
        <table:table-row table:style-name="ro3">
          <table:table-cell/>
          <table:table-cell office:value-type="string" calcext:value-type="string">
            <text:p>gdb1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58" calcext:value-type="float">
            <text:p>158</text:p>
          </table:table-cell>
          <table:table-cell table:style-name="ce27" office:value-type="float" office:value="158" calcext:value-type="float">
            <text:p>158</text:p>
          </table:table-cell>
          <table:table-cell table:style-name="ce33" office:value-type="float" office:value="158" calcext:value-type="float">
            <text:p>158</text:p>
          </table:table-cell>
          <table:table-cell table:number-columns-repeated="2" office:value-type="float" office:value="158" calcext:value-type="float">
            <text:p>158</text:p>
          </table:table-cell>
          <table:table-cell/>
          <table:table-cell table:formula="of:=100*([.F24]-[.E24])/[.E24]" office:value-type="float" office:value="0" calcext:value-type="float">
            <text:p>0.00</text:p>
          </table:table-cell>
          <table:table-cell table:formula="of:=100*([.G24]-[.E24])/[.E24]" office:value-type="float" office:value="0" calcext:value-type="float">
            <text:p>0.00</text:p>
          </table:table-cell>
          <table:table-cell table:formula="of:=100*([.H24]-[.E24])/[.E24]" office:value-type="float" office:value="0" calcext:value-type="float">
            <text:p>0.00</text:p>
          </table:table-cell>
          <table:table-cell table:formula="of:=100*([.I24]-[.E24])/[.E2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2" office:value-type="float" office:value="158" calcext:value-type="float">
            <text:p>158</text:p>
          </table:table-cell>
          <table:table-cell table:style-name="ce55" office:value-type="float" office:value="158" calcext:value-type="float">
            <text:p>158</text:p>
          </table:table-cell>
          <table:table-cell table:style-name="ce59" office:value-type="float" office:value="158" calcext:value-type="float">
            <text:p>158</text:p>
          </table:table-cell>
          <table:table-cell table:number-columns-repeated="2" office:value-type="float" office:value="158" calcext:value-type="float">
            <text:p>158</text:p>
          </table:table-cell>
          <table:table-cell/>
          <table:table-cell table:formula="of:=100*([.V24]-[.U24])/[.U24]" office:value-type="float" office:value="0" calcext:value-type="float">
            <text:p>0.00</text:p>
          </table:table-cell>
          <table:table-cell table:formula="of:=100*([.W24]-[.U24])/[.U24]" office:value-type="float" office:value="0" calcext:value-type="float">
            <text:p>0.00</text:p>
          </table:table-cell>
          <table:table-cell table:formula="of:=100*([.X24]-[.U24])/[.U24]" office:value-type="float" office:value="0" calcext:value-type="float">
            <text:p>0.00</text:p>
          </table:table-cell>
          <table:table-cell table:formula="of:=100*([.Y24]-[.U24])/[.U2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float" office:value="158" calcext:value-type="float">
            <text:p>158</text:p>
          </table:table-cell>
          <table:table-cell table:style-name="ce77" office:value-type="float" office:value="158" calcext:value-type="float">
            <text:p>158</text:p>
          </table:table-cell>
          <table:table-cell table:style-name="ce82" office:value-type="float" office:value="158" calcext:value-type="float">
            <text:p>158</text:p>
          </table:table-cell>
          <table:table-cell table:number-columns-repeated="2" office:value-type="float" office:value="158" calcext:value-type="float">
            <text:p>158</text:p>
          </table:table-cell>
          <table:table-cell/>
          <table:table-cell table:formula="of:=100*([.AL24]-[.AK24])/[.AK24]" office:value-type="float" office:value="0" calcext:value-type="float">
            <text:p>0.00</text:p>
          </table:table-cell>
          <table:table-cell table:formula="of:=100*([.AM24]-[.AK24])/[.AK24]" office:value-type="float" office:value="0" calcext:value-type="float">
            <text:p>0.00</text:p>
          </table:table-cell>
          <table:table-cell table:formula="of:=100*([.AN24]-[.AK24])/[.AK24]" office:value-type="float" office:value="0" calcext:value-type="float">
            <text:p>0.00</text:p>
          </table:table-cell>
          <table:table-cell table:formula="of:=100*([.AO24]-[.AK24])/[.AK2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100"/>
          <table:table-cell table:number-columns-repeated="2"/>
        </table:table-row>
        <table:table-row table:style-name="ro3">
          <table:table-cell/>
          <table:table-cell office:value-type="string" calcext:value-type="string">
            <text:p>gdb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45" calcext:value-type="float">
            <text:p>45</text:p>
          </table:table-cell>
          <table:table-cell table:style-name="ce27" office:value-type="float" office:value="45" calcext:value-type="float">
            <text:p>45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100*([.F25]-[.E25])/[.E25]" office:value-type="float" office:value="0" calcext:value-type="float">
            <text:p>0.00</text:p>
          </table:table-cell>
          <table:table-cell table:formula="of:=100*([.G25]-[.E25])/[.E25]" office:value-type="float" office:value="0" calcext:value-type="float">
            <text:p>0.00</text:p>
          </table:table-cell>
          <table:table-cell table:formula="of:=100*([.H25]-[.E25])/[.E25]" office:value-type="float" office:value="0" calcext:value-type="float">
            <text:p>0.00</text:p>
          </table:table-cell>
          <table:table-cell table:formula="of:=100*([.I25]-[.E25])/[.E25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52" office:value-type="float" office:value="45" calcext:value-type="float">
            <text:p>45</text:p>
          </table:table-cell>
          <table:table-cell table:style-name="ce55" office:value-type="float" office:value="45" calcext:value-type="float">
            <text:p>45</text:p>
          </table:table-cell>
          <table:table-cell table:style-name="ce59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100*([.V25]-[.U25])/[.U25]" office:value-type="float" office:value="0" calcext:value-type="float">
            <text:p>0.00</text:p>
          </table:table-cell>
          <table:table-cell table:formula="of:=100*([.W25]-[.U25])/[.U25]" office:value-type="float" office:value="0" calcext:value-type="float">
            <text:p>0.00</text:p>
          </table:table-cell>
          <table:table-cell table:formula="of:=100*([.X25]-[.U25])/[.U25]" office:value-type="float" office:value="0" calcext:value-type="float">
            <text:p>0.00</text:p>
          </table:table-cell>
          <table:table-cell table:formula="of:=100*([.Y25]-[.U25])/[.U25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71" office:value-type="float" office:value="45" calcext:value-type="float">
            <text:p>45</text:p>
          </table:table-cell>
          <table:table-cell table:style-name="ce77" office:value-type="float" office:value="45" calcext:value-type="float">
            <text:p>45</text:p>
          </table:table-cell>
          <table:table-cell table:style-name="ce82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100*([.AL25]-[.AK25])/[.AK25]" office:value-type="float" office:value="0" calcext:value-type="float">
            <text:p>0.00</text:p>
          </table:table-cell>
          <table:table-cell table:formula="of:=100*([.AM25]-[.AK25])/[.AK25]" office:value-type="float" office:value="0" calcext:value-type="float">
            <text:p>0.00</text:p>
          </table:table-cell>
          <table:table-cell table:formula="of:=100*([.AN25]-[.AK25])/[.AK25]" office:value-type="float" office:value="0" calcext:value-type="float">
            <text:p>0.00</text:p>
          </table:table-cell>
          <table:table-cell table:formula="of:=100*([.AO25]-[.AK25])/[.AK25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5" calcext:value-type="float">
            <text:p>105</text:p>
          </table:table-cell>
          <table:table-cell table:style-name="ce27" office:value-type="float" office:value="105" calcext:value-type="float">
            <text:p>105</text:p>
          </table:table-cell>
          <table:table-cell table:style-name="ce33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/>
          <table:table-cell table:formula="of:=100*([.F26]-[.E26])/[.E26]" office:value-type="float" office:value="0" calcext:value-type="float">
            <text:p>0.00</text:p>
          </table:table-cell>
          <table:table-cell table:formula="of:=100*([.G26]-[.E26])/[.E26]" office:value-type="float" office:value="0" calcext:value-type="float">
            <text:p>0.00</text:p>
          </table:table-cell>
          <table:table-cell table:formula="of:=100*([.H26]-[.E26])/[.E26]" office:value-type="float" office:value="0" calcext:value-type="float">
            <text:p>0.00</text:p>
          </table:table-cell>
          <table:table-cell table:formula="of:=100*([.I26]-[.E26])/[.E26]" office:value-type="float" office:value="0" calcext:value-type="float">
            <text:p>0.00</text:p>
          </table:table-cell>
          <table:table-cell/>
          <table:table-cell office:value-type="float" office:value="0.04" calcext:value-type="float">
            <text:p>0</text:p>
          </table:table-cell>
          <table:table-cell office:value-type="float" office:value="0.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2" office:value-type="float" office:value="105" calcext:value-type="float">
            <text:p>105</text:p>
          </table:table-cell>
          <table:table-cell table:style-name="ce55" office:value-type="float" office:value="105" calcext:value-type="float">
            <text:p>105</text:p>
          </table:table-cell>
          <table:table-cell table:style-name="ce59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/>
          <table:table-cell table:formula="of:=100*([.V26]-[.U26])/[.U26]" office:value-type="float" office:value="0" calcext:value-type="float">
            <text:p>0.00</text:p>
          </table:table-cell>
          <table:table-cell table:formula="of:=100*([.W26]-[.U26])/[.U26]" office:value-type="float" office:value="0" calcext:value-type="float">
            <text:p>0.00</text:p>
          </table:table-cell>
          <table:table-cell table:formula="of:=100*([.X26]-[.U26])/[.U26]" office:value-type="float" office:value="0" calcext:value-type="float">
            <text:p>0.00</text:p>
          </table:table-cell>
          <table:table-cell table:formula="of:=100*([.Y26]-[.U26])/[.U26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71" office:value-type="float" office:value="105" calcext:value-type="float">
            <text:p>105</text:p>
          </table:table-cell>
          <table:table-cell table:style-name="ce77" office:value-type="float" office:value="105" calcext:value-type="float">
            <text:p>105</text:p>
          </table:table-cell>
          <table:table-cell table:style-name="ce82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/>
          <table:table-cell table:formula="of:=100*([.AL26]-[.AK26])/[.AK26]" office:value-type="float" office:value="0" calcext:value-type="float">
            <text:p>0.00</text:p>
          </table:table-cell>
          <table:table-cell table:formula="of:=100*([.AM26]-[.AK26])/[.AK26]" office:value-type="float" office:value="0" calcext:value-type="float">
            <text:p>0.00</text:p>
          </table:table-cell>
          <table:table-cell table:formula="of:=100*([.AN26]-[.AK26])/[.AK26]" office:value-type="float" office:value="0" calcext:value-type="float">
            <text:p>0.00</text:p>
          </table:table-cell>
          <table:table-cell table:formula="of:=100*([.AO26]-[.AK26])/[.AK26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2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49" calcext:value-type="float">
            <text:p>149</text:p>
          </table:table-cell>
          <table:table-cell table:style-name="ce27" office:value-type="float" office:value="149" calcext:value-type="float">
            <text:p>149</text:p>
          </table:table-cell>
          <table:table-cell table:style-name="ce33" office:value-type="float" office:value="149" calcext:value-type="float">
            <text:p>149</text:p>
          </table:table-cell>
          <table:table-cell table:number-columns-repeated="2" office:value-type="float" office:value="149" calcext:value-type="float">
            <text:p>149</text:p>
          </table:table-cell>
          <table:table-cell/>
          <table:table-cell table:formula="of:=100*([.F27]-[.E27])/[.E27]" office:value-type="float" office:value="0" calcext:value-type="float">
            <text:p>0.00</text:p>
          </table:table-cell>
          <table:table-cell table:formula="of:=100*([.G27]-[.E27])/[.E27]" office:value-type="float" office:value="0" calcext:value-type="float">
            <text:p>0.00</text:p>
          </table:table-cell>
          <table:table-cell table:formula="of:=100*([.H27]-[.E27])/[.E27]" office:value-type="float" office:value="0" calcext:value-type="float">
            <text:p>0.00</text:p>
          </table:table-cell>
          <table:table-cell table:formula="of:=100*([.I27]-[.E27])/[.E27]" office:value-type="float" office:value="0" calcext:value-type="float">
            <text:p>0.00</text:p>
          </table:table-cell>
          <table:table-cell/>
          <table:table-cell office:value-type="float" office:value="0.03" calcext:value-type="float">
            <text:p>0</text:p>
          </table:table-cell>
          <table:table-cell office:value-type="float" office:value="0.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2" office:value-type="float" office:value="149" calcext:value-type="float">
            <text:p>149</text:p>
          </table:table-cell>
          <table:table-cell table:style-name="ce55" office:value-type="float" office:value="149" calcext:value-type="float">
            <text:p>149</text:p>
          </table:table-cell>
          <table:table-cell table:style-name="ce59" office:value-type="float" office:value="149" calcext:value-type="float">
            <text:p>149</text:p>
          </table:table-cell>
          <table:table-cell table:number-columns-repeated="2" office:value-type="float" office:value="149" calcext:value-type="float">
            <text:p>149</text:p>
          </table:table-cell>
          <table:table-cell/>
          <table:table-cell table:formula="of:=100*([.V27]-[.U27])/[.U27]" office:value-type="float" office:value="0" calcext:value-type="float">
            <text:p>0.00</text:p>
          </table:table-cell>
          <table:table-cell table:formula="of:=100*([.W27]-[.U27])/[.U27]" office:value-type="float" office:value="0" calcext:value-type="float">
            <text:p>0.00</text:p>
          </table:table-cell>
          <table:table-cell table:formula="of:=100*([.X27]-[.U27])/[.U27]" office:value-type="float" office:value="0" calcext:value-type="float">
            <text:p>0.00</text:p>
          </table:table-cell>
          <table:table-cell table:formula="of:=100*([.Y27]-[.U27])/[.U27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71" office:value-type="float" office:value="149" calcext:value-type="float">
            <text:p>149</text:p>
          </table:table-cell>
          <table:table-cell table:style-name="ce77" office:value-type="float" office:value="149" calcext:value-type="float">
            <text:p>149</text:p>
          </table:table-cell>
          <table:table-cell table:style-name="ce82" office:value-type="float" office:value="149" calcext:value-type="float">
            <text:p>149</text:p>
          </table:table-cell>
          <table:table-cell table:number-columns-repeated="2" office:value-type="float" office:value="149" calcext:value-type="float">
            <text:p>149</text:p>
          </table:table-cell>
          <table:table-cell/>
          <table:table-cell table:formula="of:=100*([.AL27]-[.AK27])/[.AK27]" office:value-type="float" office:value="0" calcext:value-type="float">
            <text:p>0.00</text:p>
          </table:table-cell>
          <table:table-cell table:formula="of:=100*([.AM27]-[.AK27])/[.AK27]" office:value-type="float" office:value="0" calcext:value-type="float">
            <text:p>0.00</text:p>
          </table:table-cell>
          <table:table-cell table:formula="of:=100*([.AN27]-[.AK27])/[.AK27]" office:value-type="float" office:value="0" calcext:value-type="float">
            <text:p>0.00</text:p>
          </table:table-cell>
          <table:table-cell table:formula="of:=100*([.AO27]-[.AK27])/[.AK27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22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191" calcext:value-type="float">
            <text:p>191</text:p>
          </table:table-cell>
          <table:table-cell table:style-name="ce27" office:value-type="float" office:value="191" calcext:value-type="float">
            <text:p>191</text:p>
          </table:table-cell>
          <table:table-cell table:style-name="ce33" office:value-type="float" office:value="191" calcext:value-type="float">
            <text:p>191</text:p>
          </table:table-cell>
          <table:table-cell table:number-columns-repeated="2" office:value-type="float" office:value="191" calcext:value-type="float">
            <text:p>191</text:p>
          </table:table-cell>
          <table:table-cell/>
          <table:table-cell table:formula="of:=100*([.F28]-[.E28])/[.E28]" office:value-type="float" office:value="0" calcext:value-type="float">
            <text:p>0.00</text:p>
          </table:table-cell>
          <table:table-cell table:formula="of:=100*([.G28]-[.E28])/[.E28]" office:value-type="float" office:value="0" calcext:value-type="float">
            <text:p>0.00</text:p>
          </table:table-cell>
          <table:table-cell table:formula="of:=100*([.H28]-[.E28])/[.E28]" office:value-type="float" office:value="0" calcext:value-type="float">
            <text:p>0.00</text:p>
          </table:table-cell>
          <table:table-cell table:formula="of:=100*([.I28]-[.E28])/[.E28]" office:value-type="float" office:value="0" calcext:value-type="float">
            <text:p>0.00</text:p>
          </table:table-cell>
          <table:table-cell/>
          <table:table-cell office:value-type="float" office:value="0.22" calcext:value-type="float">
            <text:p>0</text:p>
          </table:table-cell>
          <table:table-cell office:value-type="float" office:value="0.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2" office:value-type="float" office:value="191" calcext:value-type="float">
            <text:p>191</text:p>
          </table:table-cell>
          <table:table-cell table:style-name="ce55" office:value-type="float" office:value="191" calcext:value-type="float">
            <text:p>191</text:p>
          </table:table-cell>
          <table:table-cell table:style-name="ce59" office:value-type="float" office:value="191" calcext:value-type="float">
            <text:p>191</text:p>
          </table:table-cell>
          <table:table-cell table:number-columns-repeated="2" office:value-type="float" office:value="191" calcext:value-type="float">
            <text:p>191</text:p>
          </table:table-cell>
          <table:table-cell/>
          <table:table-cell table:formula="of:=100*([.V28]-[.U28])/[.U28]" office:value-type="float" office:value="0" calcext:value-type="float">
            <text:p>0.00</text:p>
          </table:table-cell>
          <table:table-cell table:formula="of:=100*([.W28]-[.U28])/[.U28]" office:value-type="float" office:value="0" calcext:value-type="float">
            <text:p>0.00</text:p>
          </table:table-cell>
          <table:table-cell table:formula="of:=100*([.X28]-[.U28])/[.U28]" office:value-type="float" office:value="0" calcext:value-type="float">
            <text:p>0.00</text:p>
          </table:table-cell>
          <table:table-cell table:formula="of:=100*([.Y28]-[.U28])/[.U28]" office:value-type="float" office:value="0" calcext:value-type="float">
            <text:p>0.00</text:p>
          </table:table-cell>
          <table:table-cell/>
          <table:table-cell office:value-type="float" office:value="0.24" calcext:value-type="float">
            <text:p>0</text:p>
          </table:table-cell>
          <table:table-cell office:value-type="float" office:value="0.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float" office:value="191" calcext:value-type="float">
            <text:p>191</text:p>
          </table:table-cell>
          <table:table-cell table:style-name="ce77" office:value-type="float" office:value="191" calcext:value-type="float">
            <text:p>191</text:p>
          </table:table-cell>
          <table:table-cell table:style-name="ce82" office:value-type="float" office:value="191" calcext:value-type="float">
            <text:p>191</text:p>
          </table:table-cell>
          <table:table-cell table:number-columns-repeated="2" office:value-type="float" office:value="191" calcext:value-type="float">
            <text:p>191</text:p>
          </table:table-cell>
          <table:table-cell/>
          <table:table-cell table:formula="of:=100*([.AL28]-[.AK28])/[.AK28]" office:value-type="float" office:value="0" calcext:value-type="float">
            <text:p>0.00</text:p>
          </table:table-cell>
          <table:table-cell table:formula="of:=100*([.AM28]-[.AK28])/[.AK28]" office:value-type="float" office:value="0" calcext:value-type="float">
            <text:p>0.00</text:p>
          </table:table-cell>
          <table:table-cell table:formula="of:=100*([.AN28]-[.AK28])/[.AK28]" office:value-type="float" office:value="0" calcext:value-type="float">
            <text:p>0.00</text:p>
          </table:table-cell>
          <table:table-cell table:formula="of:=100*([.AO28]-[.AK28])/[.AK28]" office:value-type="float" office:value="0" calcext:value-type="float">
            <text:p>0.00</text:p>
          </table:table-cell>
          <table:table-cell/>
          <table:table-cell office:value-type="float" office:value="0.25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gdb2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223" calcext:value-type="float">
            <text:p>223</text:p>
          </table:table-cell>
          <table:table-cell table:style-name="ce27" office:value-type="float" office:value="223" calcext:value-type="float">
            <text:p>223</text:p>
          </table:table-cell>
          <table:table-cell table:style-name="ce33" office:value-type="float" office:value="223" calcext:value-type="float">
            <text:p>223</text:p>
          </table:table-cell>
          <table:table-cell table:number-columns-repeated="2" office:value-type="float" office:value="223" calcext:value-type="float">
            <text:p>223</text:p>
          </table:table-cell>
          <table:table-cell/>
          <table:table-cell table:formula="of:=100*([.F29]-[.E29])/[.E29]" office:value-type="float" office:value="0" calcext:value-type="float">
            <text:p>0.00</text:p>
          </table:table-cell>
          <table:table-cell table:formula="of:=100*([.G29]-[.E29])/[.E29]" office:value-type="float" office:value="0" calcext:value-type="float">
            <text:p>0.00</text:p>
          </table:table-cell>
          <table:table-cell table:formula="of:=100*([.H29]-[.E29])/[.E29]" office:value-type="float" office:value="0" calcext:value-type="float">
            <text:p>0.00</text:p>
          </table:table-cell>
          <table:table-cell table:formula="of:=100*([.I29]-[.E29])/[.E29]" office:value-type="float" office:value="0" calcext:value-type="float">
            <text:p>0.00</text:p>
          </table:table-cell>
          <table:table-cell/>
          <table:table-cell office:value-type="float" office:value="0.6" calcext:value-type="float">
            <text:p>1</text:p>
          </table:table-cell>
          <table:table-cell office:value-type="float" office:value="0.09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2.2" calcext:value-type="float">
            <text:p>2</text:p>
          </table:table-cell>
          <table:table-cell/>
          <table:table-cell table:style-name="ce52" office:value-type="float" office:value="223" calcext:value-type="float">
            <text:p>223</text:p>
          </table:table-cell>
          <table:table-cell table:style-name="ce55" office:value-type="float" office:value="223" calcext:value-type="float">
            <text:p>223</text:p>
          </table:table-cell>
          <table:table-cell table:style-name="ce59" office:value-type="float" office:value="223" calcext:value-type="float">
            <text:p>223</text:p>
          </table:table-cell>
          <table:table-cell table:number-columns-repeated="2" office:value-type="float" office:value="223" calcext:value-type="float">
            <text:p>223</text:p>
          </table:table-cell>
          <table:table-cell/>
          <table:table-cell table:formula="of:=100*([.V29]-[.U29])/[.U29]" office:value-type="float" office:value="0" calcext:value-type="float">
            <text:p>0.00</text:p>
          </table:table-cell>
          <table:table-cell table:formula="of:=100*([.W29]-[.U29])/[.U29]" office:value-type="float" office:value="0" calcext:value-type="float">
            <text:p>0.00</text:p>
          </table:table-cell>
          <table:table-cell table:formula="of:=100*([.X29]-[.U29])/[.U29]" office:value-type="float" office:value="0" calcext:value-type="float">
            <text:p>0.00</text:p>
          </table:table-cell>
          <table:table-cell table:formula="of:=100*([.Y29]-[.U29])/[.U29]" office:value-type="float" office:value="0" calcext:value-type="float">
            <text:p>0.00</text:p>
          </table:table-cell>
          <table:table-cell/>
          <table:table-cell office:value-type="float" office:value="0.03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</text:p>
          </table:table-cell>
          <table:table-cell/>
          <table:table-cell table:style-name="ce71" office:value-type="float" office:value="223" calcext:value-type="float">
            <text:p>223</text:p>
          </table:table-cell>
          <table:table-cell table:style-name="ce77" office:value-type="float" office:value="223" calcext:value-type="float">
            <text:p>223</text:p>
          </table:table-cell>
          <table:table-cell table:style-name="ce82" office:value-type="float" office:value="223" calcext:value-type="float">
            <text:p>223</text:p>
          </table:table-cell>
          <table:table-cell table:number-columns-repeated="2" office:value-type="float" office:value="223" calcext:value-type="float">
            <text:p>223</text:p>
          </table:table-cell>
          <table:table-cell/>
          <table:table-cell table:formula="of:=100*([.AL29]-[.AK29])/[.AK29]" office:value-type="float" office:value="0" calcext:value-type="float">
            <text:p>0.00</text:p>
          </table:table-cell>
          <table:table-cell table:formula="of:=100*([.AM29]-[.AK29])/[.AK29]" office:value-type="float" office:value="0" calcext:value-type="float">
            <text:p>0.00</text:p>
          </table:table-cell>
          <table:table-cell table:formula="of:=100*([.AN29]-[.AK29])/[.AK29]" office:value-type="float" office:value="0" calcext:value-type="float">
            <text:p>0.00</text:p>
          </table:table-cell>
          <table:table-cell table:formula="of:=100*([.AO29]-[.AK29])/[.AK29]" office:value-type="float" office:value="0" calcext:value-type="float">
            <text:p>0.00</text:p>
          </table:table-cell>
          <table:table-cell/>
          <table:table-cell office:value-type="float" office:value="0.06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1A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47" calcext:value-type="float">
            <text:p>147</text:p>
          </table:table-cell>
          <table:table-cell table:style-name="ce31" office:value-type="float" office:value="154" calcext:value-type="float">
            <text:p>154</text:p>
          </table:table-cell>
          <table:table-cell table:style-name="ce34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/>
          <table:table-cell table:formula="of:=100*([.F30]-[.E30])/[.E30]" office:value-type="float" office:value="4.76190476190476" calcext:value-type="float">
            <text:p>4.76</text:p>
          </table:table-cell>
          <table:table-cell table:formula="of:=100*([.G30]-[.E30])/[.E30]" office:value-type="float" office:value="4.76190476190476" calcext:value-type="float">
            <text:p>4.76</text:p>
          </table:table-cell>
          <table:table-cell table:formula="of:=100*([.H30]-[.E30])/[.E30]" office:value-type="float" office:value="4.76190476190476" calcext:value-type="float">
            <text:p>4.76</text:p>
          </table:table-cell>
          <table:table-cell table:formula="of:=100*([.I30]-[.E30])/[.E30]" office:value-type="float" office:value="4.76190476190476" calcext:value-type="float">
            <text:p>4.76</text:p>
          </table:table-cell>
          <table:table-cell/>
          <table:table-cell office:value-type="float" office:value="0.32" calcext:value-type="float">
            <text:p>0</text:p>
          </table:table-cell>
          <table:table-cell office:value-type="float" office:value="0.23" calcext:value-type="float">
            <text:p>0</text:p>
          </table:table-cell>
          <table:table-cell office:value-type="float" office:value="0.7" calcext:value-type="float">
            <text:p>1</text:p>
          </table:table-cell>
          <table:table-cell office:value-type="float" office:value="0.4" calcext:value-type="float">
            <text:p>0</text:p>
          </table:table-cell>
          <table:table-cell/>
          <table:table-cell table:style-name="ce53" office:value-type="float" office:value="146" calcext:value-type="float">
            <text:p>146</text:p>
          </table:table-cell>
          <table:table-cell table:style-name="ce56" office:value-type="float" office:value="154" calcext:value-type="float">
            <text:p>154</text:p>
          </table:table-cell>
          <table:table-cell table:style-name="ce60" office:value-type="float" office:value="151" calcext:value-type="float">
            <text:p>151</text:p>
          </table:table-cell>
          <table:table-cell table:number-columns-repeated="2" office:value-type="float" office:value="151" calcext:value-type="float">
            <text:p>151</text:p>
          </table:table-cell>
          <table:table-cell/>
          <table:table-cell table:formula="of:=100*([.V30]-[.U30])/[.U30]" office:value-type="float" office:value="5.47945205479452" calcext:value-type="float">
            <text:p>5.48</text:p>
          </table:table-cell>
          <table:table-cell table:formula="of:=100*([.W30]-[.U30])/[.U30]" office:value-type="float" office:value="3.42465753424658" calcext:value-type="float">
            <text:p>3.42</text:p>
          </table:table-cell>
          <table:table-cell table:formula="of:=100*([.X30]-[.U30])/[.U30]" office:value-type="float" office:value="3.42465753424658" calcext:value-type="float">
            <text:p>3.42</text:p>
          </table:table-cell>
          <table:table-cell table:formula="of:=100*([.Y30]-[.U30])/[.U30]" office:value-type="float" office:value="3.42465753424658" calcext:value-type="float">
            <text:p>3.42</text:p>
          </table:table-cell>
          <table:table-cell/>
          <table:table-cell office:value-type="float" office:value="0.31" calcext:value-type="float">
            <text:p>0</text:p>
          </table:table-cell>
          <table:table-cell office:value-type="float" office:value="0.2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</text:p>
          </table:table-cell>
          <table:table-cell/>
          <table:table-cell table:style-name="ce72" office:value-type="float" office:value="146" calcext:value-type="float">
            <text:p>146</text:p>
          </table:table-cell>
          <table:table-cell table:style-name="ce78" office:value-type="float" office:value="154" calcext:value-type="float">
            <text:p>154</text:p>
          </table:table-cell>
          <table:table-cell table:style-name="ce84" office:value-type="float" office:value="149" calcext:value-type="float">
            <text:p>149</text:p>
          </table:table-cell>
          <table:table-cell table:number-columns-repeated="2" office:value-type="float" office:value="149" calcext:value-type="float">
            <text:p>149</text:p>
          </table:table-cell>
          <table:table-cell/>
          <table:table-cell table:formula="of:=100*([.AL30]-[.AK30])/[.AK30]" office:value-type="float" office:value="5.47945205479452" calcext:value-type="float">
            <text:p>5.48</text:p>
          </table:table-cell>
          <table:table-cell table:formula="of:=100*([.AM30]-[.AK30])/[.AK30]" office:value-type="float" office:value="2.05479452054795" calcext:value-type="float">
            <text:p>2.05</text:p>
          </table:table-cell>
          <table:table-cell table:formula="of:=100*([.AN30]-[.AK30])/[.AK30]" office:value-type="float" office:value="2.05479452054795" calcext:value-type="float">
            <text:p>2.05</text:p>
          </table:table-cell>
          <table:table-cell table:formula="of:=100*([.AO30]-[.AK30])/[.AK30]" office:value-type="float" office:value="2.05479452054795" calcext:value-type="float">
            <text:p>2.05</text:p>
          </table:table-cell>
          <table:table-cell/>
          <table:table-cell office:value-type="float" office:value="0.32" calcext:value-type="float">
            <text:p>0</text:p>
          </table:table-cell>
          <table:table-cell office:value-type="float" office:value="0.08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1B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46" calcext:value-type="float">
            <text:p>146</text:p>
          </table:table-cell>
          <table:table-cell table:style-name="ce31" office:value-type="float" office:value="151" calcext:value-type="float">
            <text:p>151</text:p>
          </table:table-cell>
          <table:table-cell table:style-name="ce34" office:value-type="float" office:value="151" calcext:value-type="float">
            <text:p>151</text:p>
          </table:table-cell>
          <table:table-cell table:number-columns-repeated="2" office:value-type="float" office:value="151" calcext:value-type="float">
            <text:p>151</text:p>
          </table:table-cell>
          <table:table-cell/>
          <table:table-cell table:formula="of:=100*([.F31]-[.E31])/[.E31]" office:value-type="float" office:value="3.42465753424658" calcext:value-type="float">
            <text:p>3.42</text:p>
          </table:table-cell>
          <table:table-cell table:formula="of:=100*([.G31]-[.E31])/[.E31]" office:value-type="float" office:value="3.42465753424658" calcext:value-type="float">
            <text:p>3.42</text:p>
          </table:table-cell>
          <table:table-cell table:formula="of:=100*([.H31]-[.E31])/[.E31]" office:value-type="float" office:value="3.42465753424658" calcext:value-type="float">
            <text:p>3.42</text:p>
          </table:table-cell>
          <table:table-cell table:formula="of:=100*([.I31]-[.E31])/[.E31]" office:value-type="float" office:value="3.42465753424658" calcext:value-type="float">
            <text:p>3.42</text:p>
          </table:table-cell>
          <table:table-cell/>
          <table:table-cell office:value-type="float" office:value="38.28" calcext:value-type="float">
            <text:p>38</text:p>
          </table:table-cell>
          <table:table-cell office:value-type="float" office:value="2.23" calcext:value-type="float">
            <text:p>2</text:p>
          </table:table-cell>
          <table:table-cell table:number-columns-repeated="2" office:value-type="float" office:value="0.6" calcext:value-type="float">
            <text:p>1</text:p>
          </table:table-cell>
          <table:table-cell/>
          <table:table-cell table:style-name="ce53" office:value-type="float" office:value="146" calcext:value-type="float">
            <text:p>146</text:p>
          </table:table-cell>
          <table:table-cell table:style-name="ce57" office:value-type="float" office:value="149" calcext:value-type="float">
            <text:p>149</text:p>
          </table:table-cell>
          <table:table-cell table:style-name="ce60" office:value-type="float" office:value="149" calcext:value-type="float">
            <text:p>149</text:p>
          </table:table-cell>
          <table:table-cell table:number-columns-repeated="2" office:value-type="float" office:value="149" calcext:value-type="float">
            <text:p>149</text:p>
          </table:table-cell>
          <table:table-cell/>
          <table:table-cell table:formula="of:=100*([.V31]-[.U31])/[.U31]" office:value-type="float" office:value="2.05479452054795" calcext:value-type="float">
            <text:p>2.05</text:p>
          </table:table-cell>
          <table:table-cell table:formula="of:=100*([.W31]-[.U31])/[.U31]" office:value-type="float" office:value="2.05479452054795" calcext:value-type="float">
            <text:p>2.05</text:p>
          </table:table-cell>
          <table:table-cell table:formula="of:=100*([.X31]-[.U31])/[.U31]" office:value-type="float" office:value="2.05479452054795" calcext:value-type="float">
            <text:p>2.05</text:p>
          </table:table-cell>
          <table:table-cell table:formula="of:=100*([.Y31]-[.U31])/[.U31]" office:value-type="float" office:value="2.05479452054795" calcext:value-type="float">
            <text:p>2.05</text:p>
          </table:table-cell>
          <table:table-cell/>
          <table:table-cell office:value-type="float" office:value="1.48" calcext:value-type="float">
            <text:p>1</text:p>
          </table:table-cell>
          <table:table-cell office:value-type="float" office:value="0.26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 office:value-type="float" office:value="0.6" calcext:value-type="float">
            <text:p>1</text:p>
          </table:table-cell>
          <table:table-cell/>
          <table:table-cell table:style-name="ce72"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table:style-name="ce85" office:value-type="float" office:value="147" calcext:value-type="float">
            <text:p>147</text:p>
          </table:table-cell>
          <table:table-cell table:number-columns-repeated="2" office:value-type="float" office:value="147" calcext:value-type="float">
            <text:p>147</text:p>
          </table:table-cell>
          <table:table-cell/>
          <table:table-cell table:formula="of:=100*([.AL31]-[.AK31])/[.AK31]" office:value-type="float" office:value="2.05479452054795" calcext:value-type="float">
            <text:p>2.05</text:p>
          </table:table-cell>
          <table:table-cell table:formula="of:=100*([.AM31]-[.AK31])/[.AK31]" office:value-type="float" office:value="0.684931506849315" calcext:value-type="float">
            <text:p>0.68</text:p>
          </table:table-cell>
          <table:table-cell table:formula="of:=100*([.AN31]-[.AK31])/[.AK31]" office:value-type="float" office:value="0.684931506849315" calcext:value-type="float">
            <text:p>0.68</text:p>
          </table:table-cell>
          <table:table-cell table:formula="of:=100*([.AO31]-[.AK31])/[.AK31]" office:value-type="float" office:value="0.684931506849315" calcext:value-type="float">
            <text:p>0.68</text:p>
          </table:table-cell>
          <table:table-cell/>
          <table:table-cell office:value-type="float" office:value="1.75" calcext:value-type="float">
            <text:p>2</text:p>
          </table:table-cell>
          <table:table-cell office:value-type="float" office:value="0.27" calcext:value-type="float">
            <text:p>0</text:p>
          </table:table-cell>
          <table:table-cell table:number-columns-repeated="2" office:value-type="float" office:value="0.1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1C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146" calcext:value-type="float">
            <text:p>146</text:p>
          </table:table-cell>
          <table:table-cell table:style-name="ce32" office:value-type="float" office:value="150" calcext:value-type="float">
            <text:p>150</text:p>
          </table:table-cell>
          <table:table-cell table:style-name="ce34" office:value-type="float" office:value="148" calcext:value-type="float">
            <text:p>148</text:p>
          </table:table-cell>
          <table:table-cell table:number-columns-repeated="2" office:value-type="float" office:value="148" calcext:value-type="float">
            <text:p>148</text:p>
          </table:table-cell>
          <table:table-cell/>
          <table:table-cell table:formula="of:=100*([.F32]-[.E32])/[.E32]" office:value-type="float" office:value="2.73972602739726" calcext:value-type="float">
            <text:p>2.74</text:p>
          </table:table-cell>
          <table:table-cell table:formula="of:=100*([.G32]-[.E32])/[.E32]" office:value-type="float" office:value="1.36986301369863" calcext:value-type="float">
            <text:p>1.37</text:p>
          </table:table-cell>
          <table:table-cell table:formula="of:=100*([.H32]-[.E32])/[.E32]" office:value-type="float" office:value="1.36986301369863" calcext:value-type="float">
            <text:p>1.37</text:p>
          </table:table-cell>
          <table:table-cell table:formula="of:=100*([.I32]-[.E32])/[.E32]" office:value-type="float" office:value="1.36986301369863" calcext:value-type="float">
            <text:p>1.37</text:p>
          </table:table-cell>
          <table:table-cell/>
          <table:table-cell office:value-type="float" office:value="2936.99" calcext:value-type="float">
            <text:p>2937</text:p>
          </table:table-cell>
          <table:table-cell office:value-type="float" office:value="880.12" calcext:value-type="float">
            <text:p>880</text:p>
          </table:table-cell>
          <table:table-cell office:value-type="float" office:value="0.5" calcext:value-type="float">
            <text:p>1</text:p>
          </table:table-cell>
          <table:table-cell office:value-type="float" office:value="2681.6" calcext:value-type="float">
            <text:p>2682</text:p>
          </table:table-cell>
          <table:table-cell/>
          <table:table-cell table:style-name="ce53" office:value-type="float" office:value="146" calcext:value-type="float">
            <text:p>146</text:p>
          </table:table-cell>
          <table:table-cell table:style-name="ce57" office:value-type="float" office:value="146" calcext:value-type="float">
            <text:p>146</text:p>
          </table:table-cell>
          <table:table-cell table:style-name="ce60" office:value-type="float" office:value="146" calcext:value-type="float">
            <text:p>146</text:p>
          </table:table-cell>
          <table:table-cell table:number-columns-repeated="2" office:value-type="float" office:value="146" calcext:value-type="float">
            <text:p>146</text:p>
          </table:table-cell>
          <table:table-cell/>
          <table:table-cell table:formula="of:=100*([.V32]-[.U32])/[.U32]" office:value-type="float" office:value="0" calcext:value-type="float">
            <text:p>0.00</text:p>
          </table:table-cell>
          <table:table-cell table:formula="of:=100*([.W32]-[.U32])/[.U32]" office:value-type="float" office:value="0" calcext:value-type="float">
            <text:p>0.00</text:p>
          </table:table-cell>
          <table:table-cell table:formula="of:=100*([.X32]-[.U32])/[.U32]" office:value-type="float" office:value="0" calcext:value-type="float">
            <text:p>0.00</text:p>
          </table:table-cell>
          <table:table-cell table:formula="of:=100*([.Y32]-[.U32])/[.U32]" office:value-type="float" office:value="0" calcext:value-type="float">
            <text:p>0.00</text:p>
          </table:table-cell>
          <table:table-cell/>
          <table:table-cell office:value-type="float" office:value="4.04" calcext:value-type="float">
            <text:p>4</text:p>
          </table:table-cell>
          <table:table-cell office:value-type="float" office:value="0.06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81.6" calcext:value-type="float">
            <text:p>2682</text:p>
          </table:table-cell>
          <table:table-cell/>
          <table:table-cell table:style-name="ce72" office:value-type="float" office:value="146" calcext:value-type="float">
            <text:p>146</text:p>
          </table:table-cell>
          <table:table-cell table:style-name="ce80" office:value-type="float" office:value="146" calcext:value-type="float">
            <text:p>146</text:p>
          </table:table-cell>
          <table:table-cell table:style-name="ce85" office:value-type="float" office:value="146" calcext:value-type="float">
            <text:p>146</text:p>
          </table:table-cell>
          <table:table-cell table:number-columns-repeated="2" office:value-type="float" office:value="146" calcext:value-type="float">
            <text:p>146</text:p>
          </table:table-cell>
          <table:table-cell/>
          <table:table-cell table:formula="of:=100*([.AL32]-[.AK32])/[.AK32]" office:value-type="float" office:value="0" calcext:value-type="float">
            <text:p>0.00</text:p>
          </table:table-cell>
          <table:table-cell table:formula="of:=100*([.AM32]-[.AK32])/[.AK32]" office:value-type="float" office:value="0" calcext:value-type="float">
            <text:p>0.00</text:p>
          </table:table-cell>
          <table:table-cell table:formula="of:=100*([.AN32]-[.AK32])/[.AK32]" office:value-type="float" office:value="0" calcext:value-type="float">
            <text:p>0.00</text:p>
          </table:table-cell>
          <table:table-cell table:formula="of:=100*([.AO32]-[.AK32])/[.AK32]" office:value-type="float" office:value="0" calcext:value-type="float">
            <text:p>0.00</text:p>
          </table:table-cell>
          <table:table-cell/>
          <table:table-cell office:value-type="float" office:value="0.64" calcext:value-type="float">
            <text:p>1</text:p>
          </table:table-cell>
          <table:table-cell office:value-type="float" office:value="0.0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2A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91" calcext:value-type="float">
            <text:p>191</text:p>
          </table:table-cell>
          <table:table-cell table:style-name="ce31" office:value-type="float" office:value="195" calcext:value-type="float">
            <text:p>195</text:p>
          </table:table-cell>
          <table:table-cell table:style-name="ce34" office:value-type="float" office:value="195" calcext:value-type="float">
            <text:p>195</text:p>
          </table:table-cell>
          <table:table-cell table:number-columns-repeated="2" office:value-type="float" office:value="195" calcext:value-type="float">
            <text:p>195</text:p>
          </table:table-cell>
          <table:table-cell/>
          <table:table-cell table:formula="of:=100*([.F33]-[.E33])/[.E33]" office:value-type="float" office:value="2.09424083769633" calcext:value-type="float">
            <text:p>2.09</text:p>
          </table:table-cell>
          <table:table-cell table:formula="of:=100*([.G33]-[.E33])/[.E33]" office:value-type="float" office:value="2.09424083769633" calcext:value-type="float">
            <text:p>2.09</text:p>
          </table:table-cell>
          <table:table-cell table:formula="of:=100*([.H33]-[.E33])/[.E33]" office:value-type="float" office:value="2.09424083769633" calcext:value-type="float">
            <text:p>2.09</text:p>
          </table:table-cell>
          <table:table-cell table:formula="of:=100*([.I33]-[.E33])/[.E33]" office:value-type="float" office:value="2.09424083769633" calcext:value-type="float">
            <text:p>2.09</text:p>
          </table:table-cell>
          <table:table-cell/>
          <table:table-cell office:value-type="float" office:value="0.5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 office:value-type="float" office:value="0.4" calcext:value-type="float">
            <text:p>0</text:p>
          </table:table-cell>
          <table:table-cell/>
          <table:table-cell table:style-name="ce53" office:value-type="float" office:value="187" calcext:value-type="float">
            <text:p>187</text:p>
          </table:table-cell>
          <table:table-cell table:style-name="ce56" office:value-type="float" office:value="195" calcext:value-type="float">
            <text:p>195</text:p>
          </table:table-cell>
          <table:table-cell table:style-name="ce60" office:value-type="float" office:value="192" calcext:value-type="float">
            <text:p>192</text:p>
          </table:table-cell>
          <table:table-cell table:number-columns-repeated="2" office:value-type="float" office:value="192" calcext:value-type="float">
            <text:p>192</text:p>
          </table:table-cell>
          <table:table-cell/>
          <table:table-cell table:formula="of:=100*([.V33]-[.U33])/[.U33]" office:value-type="float" office:value="4.27807486631016" calcext:value-type="float">
            <text:p>4.28</text:p>
          </table:table-cell>
          <table:table-cell table:formula="of:=100*([.W33]-[.U33])/[.U33]" office:value-type="float" office:value="2.67379679144385" calcext:value-type="float">
            <text:p>2.67</text:p>
          </table:table-cell>
          <table:table-cell table:formula="of:=100*([.X33]-[.U33])/[.U33]" office:value-type="float" office:value="2.67379679144385" calcext:value-type="float">
            <text:p>2.67</text:p>
          </table:table-cell>
          <table:table-cell table:formula="of:=100*([.Y33]-[.U33])/[.U33]" office:value-type="float" office:value="2.67379679144385" calcext:value-type="float">
            <text:p>2.67</text:p>
          </table:table-cell>
          <table:table-cell/>
          <table:table-cell office:value-type="float" office:value="0.27" calcext:value-type="float">
            <text:p>0</text:p>
          </table:table-cell>
          <table:table-cell office:value-type="float" office:value="0.03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</text:p>
          </table:table-cell>
          <table:table-cell/>
          <table:table-cell table:style-name="ce72"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table:style-name="ce85" office:value-type="float" office:value="189" calcext:value-type="float">
            <text:p>189</text:p>
          </table:table-cell>
          <table:table-cell table:number-columns-repeated="2" office:value-type="float" office:value="189" calcext:value-type="float">
            <text:p>189</text:p>
          </table:table-cell>
          <table:table-cell/>
          <table:table-cell table:formula="of:=100*([.AL33]-[.AK33])/[.AK33]" office:value-type="float" office:value="5.40540540540541" calcext:value-type="float">
            <text:p>5.41</text:p>
          </table:table-cell>
          <table:table-cell table:formula="of:=100*([.AM33]-[.AK33])/[.AK33]" office:value-type="float" office:value="2.16216216216216" calcext:value-type="float">
            <text:p>2.16</text:p>
          </table:table-cell>
          <table:table-cell table:formula="of:=100*([.AN33]-[.AK33])/[.AK33]" office:value-type="float" office:value="2.16216216216216" calcext:value-type="float">
            <text:p>2.16</text:p>
          </table:table-cell>
          <table:table-cell table:formula="of:=100*([.AO33]-[.AK33])/[.AK33]" office:value-type="float" office:value="2.16216216216216" calcext:value-type="float">
            <text:p>2.16</text:p>
          </table:table-cell>
          <table:table-cell/>
          <table:table-cell office:value-type="float" office:value="0.25" calcext:value-type="float">
            <text:p>0</text:p>
          </table:table-cell>
          <table:table-cell office:value-type="float" office:value="0.03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2B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87" calcext:value-type="float">
            <text:p>187</text:p>
          </table:table-cell>
          <table:table-cell table:style-name="ce31" office:value-type="float" office:value="192" calcext:value-type="float">
            <text:p>192</text:p>
          </table:table-cell>
          <table:table-cell table:style-name="ce34" office:value-type="float" office:value="192" calcext:value-type="float">
            <text:p>192</text:p>
          </table:table-cell>
          <table:table-cell table:number-columns-repeated="2" office:value-type="float" office:value="192" calcext:value-type="float">
            <text:p>192</text:p>
          </table:table-cell>
          <table:table-cell/>
          <table:table-cell table:formula="of:=100*([.F34]-[.E34])/[.E34]" office:value-type="float" office:value="2.67379679144385" calcext:value-type="float">
            <text:p>2.67</text:p>
          </table:table-cell>
          <table:table-cell table:formula="of:=100*([.G34]-[.E34])/[.E34]" office:value-type="float" office:value="2.67379679144385" calcext:value-type="float">
            <text:p>2.67</text:p>
          </table:table-cell>
          <table:table-cell table:formula="of:=100*([.H34]-[.E34])/[.E34]" office:value-type="float" office:value="2.67379679144385" calcext:value-type="float">
            <text:p>2.67</text:p>
          </table:table-cell>
          <table:table-cell table:formula="of:=100*([.I34]-[.E34])/[.E34]" office:value-type="float" office:value="2.67379679144385" calcext:value-type="float">
            <text:p>2.67</text:p>
          </table:table-cell>
          <table:table-cell/>
          <table:table-cell office:value-type="float" office:value="2.23" calcext:value-type="float">
            <text:p>2</text:p>
          </table:table-cell>
          <table:table-cell office:value-type="float" office:value="0.13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style-name="ce53" office:value-type="float" office:value="185" calcext:value-type="float">
            <text:p>185</text:p>
          </table:table-cell>
          <table:table-cell table:style-name="ce56" office:value-type="float" office:value="192" calcext:value-type="float">
            <text:p>192</text:p>
          </table:table-cell>
          <table:table-cell table:style-name="ce60" office:value-type="float" office:value="189" calcext:value-type="float">
            <text:p>189</text:p>
          </table:table-cell>
          <table:table-cell table:number-columns-repeated="2" office:value-type="float" office:value="189" calcext:value-type="float">
            <text:p>189</text:p>
          </table:table-cell>
          <table:table-cell/>
          <table:table-cell table:formula="of:=100*([.V34]-[.U34])/[.U34]" office:value-type="float" office:value="3.78378378378378" calcext:value-type="float">
            <text:p>3.78</text:p>
          </table:table-cell>
          <table:table-cell table:formula="of:=100*([.W34]-[.U34])/[.U34]" office:value-type="float" office:value="2.16216216216216" calcext:value-type="float">
            <text:p>2.16</text:p>
          </table:table-cell>
          <table:table-cell table:formula="of:=100*([.X34]-[.U34])/[.U34]" office:value-type="float" office:value="2.16216216216216" calcext:value-type="float">
            <text:p>2.16</text:p>
          </table:table-cell>
          <table:table-cell table:formula="of:=100*([.Y34]-[.U34])/[.U34]" office:value-type="float" office:value="2.16216216216216" calcext:value-type="float">
            <text:p>2.16</text:p>
          </table:table-cell>
          <table:table-cell/>
          <table:table-cell office:value-type="float" office:value="1.74" calcext:value-type="float">
            <text:p>2</text:p>
          </table:table-cell>
          <table:table-cell office:value-type="float" office:value="0.1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style-name="ce72"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table:style-name="ce85" office:value-type="float" office:value="186" calcext:value-type="float">
            <text:p>186</text:p>
          </table:table-cell>
          <table:table-cell table:number-columns-repeated="2" office:value-type="float" office:value="186" calcext:value-type="float">
            <text:p>186</text:p>
          </table:table-cell>
          <table:table-cell/>
          <table:table-cell table:formula="of:=100*([.AL34]-[.AK34])/[.AK34]" office:value-type="float" office:value="3.78378378378378" calcext:value-type="float">
            <text:p>3.78</text:p>
          </table:table-cell>
          <table:table-cell table:formula="of:=100*([.AM34]-[.AK34])/[.AK34]" office:value-type="float" office:value="0.540540540540541" calcext:value-type="float">
            <text:p>0.54</text:p>
          </table:table-cell>
          <table:table-cell table:formula="of:=100*([.AN34]-[.AK34])/[.AK34]" office:value-type="float" office:value="0.540540540540541" calcext:value-type="float">
            <text:p>0.54</text:p>
          </table:table-cell>
          <table:table-cell table:formula="of:=100*([.AO34]-[.AK34])/[.AK34]" office:value-type="float" office:value="0.540540540540541" calcext:value-type="float">
            <text:p>0.54</text:p>
          </table:table-cell>
          <table:table-cell/>
          <table:table-cell office:value-type="float" office:value="1.95" calcext:value-type="float">
            <text:p>2</text:p>
          </table:table-cell>
          <table:table-cell office:value-type="float" office:value="0.12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2C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185" calcext:value-type="float">
            <text:p>185</text:p>
          </table:table-cell>
          <table:table-cell table:style-name="ce31" office:value-type="float" office:value="185" calcext:value-type="float">
            <text:p>185</text:p>
          </table:table-cell>
          <table:table-cell table:style-name="ce34" office:value-type="float" office:value="185" calcext:value-type="float">
            <text:p>185</text:p>
          </table:table-cell>
          <table:table-cell table:number-columns-repeated="2" office:value-type="float" office:value="185" calcext:value-type="float">
            <text:p>185</text:p>
          </table:table-cell>
          <table:table-cell/>
          <table:table-cell table:formula="of:=100*([.F35]-[.E35])/[.E35]" office:value-type="float" office:value="0" calcext:value-type="float">
            <text:p>0.00</text:p>
          </table:table-cell>
          <table:table-cell table:formula="of:=100*([.G35]-[.E35])/[.E35]" office:value-type="float" office:value="0" calcext:value-type="float">
            <text:p>0.00</text:p>
          </table:table-cell>
          <table:table-cell table:formula="of:=100*([.H35]-[.E35])/[.E35]" office:value-type="float" office:value="0" calcext:value-type="float">
            <text:p>0.00</text:p>
          </table:table-cell>
          <table:table-cell table:formula="of:=100*([.I35]-[.E35])/[.E35]" office:value-type="float" office:value="0" calcext:value-type="float">
            <text:p>0.00</text:p>
          </table:table-cell>
          <table:table-cell/>
          <table:table-cell office:value-type="float" office:value="160.05" calcext:value-type="float">
            <text:p>160</text:p>
          </table:table-cell>
          <table:table-cell office:value-type="float" office:value="0.94" calcext:value-type="float">
            <text:p>1</text:p>
          </table:table-cell>
          <table:table-cell office:value-type="float" office:value="0.3" calcext:value-type="float">
            <text:p>0</text:p>
          </table:table-cell>
          <table:table-cell office:value-type="float" office:value="1.6" calcext:value-type="float">
            <text:p>2</text:p>
          </table:table-cell>
          <table:table-cell/>
          <table:table-cell table:style-name="ce53" office:value-type="float" office:value="185" calcext:value-type="float">
            <text:p>185</text:p>
          </table:table-cell>
          <table:table-cell table:style-name="ce57" office:value-type="float" office:value="185" calcext:value-type="float">
            <text:p>185</text:p>
          </table:table-cell>
          <table:table-cell table:style-name="ce60" office:value-type="float" office:value="185" calcext:value-type="float">
            <text:p>185</text:p>
          </table:table-cell>
          <table:table-cell table:number-columns-repeated="2" office:value-type="float" office:value="185" calcext:value-type="float">
            <text:p>185</text:p>
          </table:table-cell>
          <table:table-cell/>
          <table:table-cell table:formula="of:=100*([.V35]-[.U35])/[.U35]" office:value-type="float" office:value="0" calcext:value-type="float">
            <text:p>0.00</text:p>
          </table:table-cell>
          <table:table-cell table:formula="of:=100*([.W35]-[.U35])/[.U35]" office:value-type="float" office:value="0" calcext:value-type="float">
            <text:p>0.00</text:p>
          </table:table-cell>
          <table:table-cell table:formula="of:=100*([.X35]-[.U35])/[.U35]" office:value-type="float" office:value="0" calcext:value-type="float">
            <text:p>0.00</text:p>
          </table:table-cell>
          <table:table-cell table:formula="of:=100*([.Y35]-[.U35])/[.U35]" office:value-type="float" office:value="0" calcext:value-type="float">
            <text:p>0.00</text:p>
          </table:table-cell>
          <table:table-cell/>
          <table:table-cell office:value-type="float" office:value="4.25" calcext:value-type="float">
            <text:p>4</text:p>
          </table:table-cell>
          <table:table-cell office:value-type="float" office:value="0.0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2</text:p>
          </table:table-cell>
          <table:table-cell/>
          <table:table-cell table:style-name="ce72" office:value-type="float" office:value="185" calcext:value-type="float">
            <text:p>185</text:p>
          </table:table-cell>
          <table:table-cell table:style-name="ce80" office:value-type="float" office:value="185" calcext:value-type="float">
            <text:p>185</text:p>
          </table:table-cell>
          <table:table-cell table:style-name="ce85" office:value-type="float" office:value="185" calcext:value-type="float">
            <text:p>185</text:p>
          </table:table-cell>
          <table:table-cell table:number-columns-repeated="2" office:value-type="float" office:value="185" calcext:value-type="float">
            <text:p>185</text:p>
          </table:table-cell>
          <table:table-cell/>
          <table:table-cell table:formula="of:=100*([.AL35]-[.AK35])/[.AK35]" office:value-type="float" office:value="0" calcext:value-type="float">
            <text:p>0.00</text:p>
          </table:table-cell>
          <table:table-cell table:formula="of:=100*([.AM35]-[.AK35])/[.AK35]" office:value-type="float" office:value="0" calcext:value-type="float">
            <text:p>0.00</text:p>
          </table:table-cell>
          <table:table-cell table:formula="of:=100*([.AN35]-[.AK35])/[.AK35]" office:value-type="float" office:value="0" calcext:value-type="float">
            <text:p>0.00</text:p>
          </table:table-cell>
          <table:table-cell table:formula="of:=100*([.AO35]-[.AK35])/[.AK35]" office:value-type="float" office:value="0" calcext:value-type="float">
            <text:p>0.00</text:p>
          </table:table-cell>
          <table:table-cell/>
          <table:table-cell office:value-type="float" office:value="0.64" calcext:value-type="float">
            <text:p>1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3A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66" calcext:value-type="float">
            <text:p>66</text:p>
          </table:table-cell>
          <table:table-cell table:style-name="ce31" office:value-type="float" office:value="71" calcext:value-type="float">
            <text:p>71</text:p>
          </table:table-cell>
          <table:table-cell table:style-name="ce34" office:value-type="float" office:value="71" calcext:value-type="float">
            <text:p>71</text:p>
          </table:table-cell>
          <table:table-cell table:number-columns-repeated="2" office:value-type="float" office:value="71" calcext:value-type="float">
            <text:p>71</text:p>
          </table:table-cell>
          <table:table-cell/>
          <table:table-cell table:formula="of:=100*([.F36]-[.E36])/[.E36]" office:value-type="float" office:value="7.57575757575758" calcext:value-type="float">
            <text:p>7.58</text:p>
          </table:table-cell>
          <table:table-cell table:formula="of:=100*([.G36]-[.E36])/[.E36]" office:value-type="float" office:value="7.57575757575758" calcext:value-type="float">
            <text:p>7.58</text:p>
          </table:table-cell>
          <table:table-cell table:formula="of:=100*([.H36]-[.E36])/[.E36]" office:value-type="float" office:value="7.57575757575758" calcext:value-type="float">
            <text:p>7.58</text:p>
          </table:table-cell>
          <table:table-cell table:formula="of:=100*([.I36]-[.E36])/[.E36]" office:value-type="float" office:value="7.57575757575758" calcext:value-type="float">
            <text:p>7.58</text:p>
          </table:table-cell>
          <table:table-cell/>
          <table:table-cell office:value-type="float" office:value="0.28" calcext:value-type="float">
            <text:p>0</text:p>
          </table:table-cell>
          <table:table-cell office:value-type="float" office:value="0.15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3" office:value-type="float" office:value="65" calcext:value-type="float">
            <text:p>65</text:p>
          </table:table-cell>
          <table:table-cell table:style-name="ce56" office:value-type="float" office:value="71" calcext:value-type="float">
            <text:p>71</text:p>
          </table:table-cell>
          <table:table-cell table:style-name="ce60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/>
          <table:table-cell table:formula="of:=100*([.V36]-[.U36])/[.U36]" office:value-type="float" office:value="9.23076923076923" calcext:value-type="float">
            <text:p>9.23</text:p>
          </table:table-cell>
          <table:table-cell table:formula="of:=100*([.W36]-[.U36])/[.U36]" office:value-type="float" office:value="6.15384615384615" calcext:value-type="float">
            <text:p>6.15</text:p>
          </table:table-cell>
          <table:table-cell table:formula="of:=100*([.X36]-[.U36])/[.U36]" office:value-type="float" office:value="6.15384615384615" calcext:value-type="float">
            <text:p>6.15</text:p>
          </table:table-cell>
          <table:table-cell table:formula="of:=100*([.Y36]-[.U36])/[.U36]" office:value-type="float" office:value="6.15384615384615" calcext:value-type="float">
            <text:p>6.15</text:p>
          </table:table-cell>
          <table:table-cell/>
          <table:table-cell office:value-type="float" office:value="0.03" calcext:value-type="float">
            <text:p>0</text:p>
          </table:table-cell>
          <table:table-cell office:value-type="float" office:value="0.0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2"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style-name="ce85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/>
          <table:table-cell table:formula="of:=100*([.AL36]-[.AK36])/[.AK36]" office:value-type="float" office:value="9.23076923076923" calcext:value-type="float">
            <text:p>9.23</text:p>
          </table:table-cell>
          <table:table-cell table:formula="of:=100*([.AM36]-[.AK36])/[.AK36]" office:value-type="float" office:value="3.07692307692308" calcext:value-type="float">
            <text:p>3.08</text:p>
          </table:table-cell>
          <table:table-cell table:formula="of:=100*([.AN36]-[.AK36])/[.AK36]" office:value-type="float" office:value="3.07692307692308" calcext:value-type="float">
            <text:p>3.08</text:p>
          </table:table-cell>
          <table:table-cell table:formula="of:=100*([.AO36]-[.AK36])/[.AK36]" office:value-type="float" office:value="3.07692307692308" calcext:value-type="float">
            <text:p>3.08</text:p>
          </table:table-cell>
          <table:table-cell/>
          <table:table-cell table:number-columns-repeated="2" office:value-type="float" office:value="0.02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3B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65" calcext:value-type="float">
            <text:p>65</text:p>
          </table:table-cell>
          <table:table-cell table:style-name="ce31" office:value-type="float" office:value="69" calcext:value-type="float">
            <text:p>69</text:p>
          </table:table-cell>
          <table:table-cell table:style-name="ce34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/>
          <table:table-cell table:formula="of:=100*([.F37]-[.E37])/[.E37]" office:value-type="float" office:value="6.15384615384615" calcext:value-type="float">
            <text:p>6.15</text:p>
          </table:table-cell>
          <table:table-cell table:formula="of:=100*([.G37]-[.E37])/[.E37]" office:value-type="float" office:value="6.15384615384615" calcext:value-type="float">
            <text:p>6.15</text:p>
          </table:table-cell>
          <table:table-cell table:formula="of:=100*([.H37]-[.E37])/[.E37]" office:value-type="float" office:value="6.15384615384615" calcext:value-type="float">
            <text:p>6.15</text:p>
          </table:table-cell>
          <table:table-cell table:formula="of:=100*([.I37]-[.E37])/[.E37]" office:value-type="float" office:value="6.15384615384615" calcext:value-type="float">
            <text:p>6.15</text:p>
          </table:table-cell>
          <table:table-cell/>
          <table:table-cell office:value-type="float" office:value="0.48" calcext:value-type="float">
            <text:p>0</text:p>
          </table:table-cell>
          <table:table-cell office:value-type="float" office:value="0.06" calcext:value-type="float">
            <text:p>0</text:p>
          </table:table-cell>
          <table:table-cell table:number-columns-repeated="2" office:value-type="float" office:value="0.1" calcext:value-type="float">
            <text:p>0</text:p>
          </table:table-cell>
          <table:table-cell/>
          <table:table-cell table:style-name="ce53" office:value-type="float" office:value="65" calcext:value-type="float">
            <text:p>65</text:p>
          </table:table-cell>
          <table:table-cell table:style-name="ce57" office:value-type="float" office:value="67" calcext:value-type="float">
            <text:p>67</text:p>
          </table:table-cell>
          <table:table-cell table:style-name="ce60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/>
          <table:table-cell table:formula="of:=100*([.V37]-[.U37])/[.U37]" office:value-type="float" office:value="3.07692307692308" calcext:value-type="float">
            <text:p>3.08</text:p>
          </table:table-cell>
          <table:table-cell table:formula="of:=100*([.W37]-[.U37])/[.U37]" office:value-type="float" office:value="3.07692307692308" calcext:value-type="float">
            <text:p>3.08</text:p>
          </table:table-cell>
          <table:table-cell table:formula="of:=100*([.X37]-[.U37])/[.U37]" office:value-type="float" office:value="3.07692307692308" calcext:value-type="float">
            <text:p>3.08</text:p>
          </table:table-cell>
          <table:table-cell table:formula="of:=100*([.Y37]-[.U37])/[.U37]" office:value-type="float" office:value="3.07692307692308" calcext:value-type="float">
            <text:p>3.08</text:p>
          </table:table-cell>
          <table:table-cell/>
          <table:table-cell office:value-type="float" office:value="6.42" calcext:value-type="float">
            <text:p>6</text:p>
          </table:table-cell>
          <table:table-cell office:value-type="float" office:value="0.03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style-name="ce7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85" office:value-type="float" office:value="66" calcext:value-type="float">
            <text:p>66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table:formula="of:=100*([.AL37]-[.AK37])/[.AK37]" office:value-type="float" office:value="3.07692307692308" calcext:value-type="float">
            <text:p>3.08</text:p>
          </table:table-cell>
          <table:table-cell table:formula="of:=100*([.AM37]-[.AK37])/[.AK37]" office:value-type="float" office:value="1.53846153846154" calcext:value-type="float">
            <text:p>1.54</text:p>
          </table:table-cell>
          <table:table-cell table:formula="of:=100*([.AN37]-[.AK37])/[.AK37]" office:value-type="float" office:value="1.53846153846154" calcext:value-type="float">
            <text:p>1.54</text:p>
          </table:table-cell>
          <table:table-cell table:formula="of:=100*([.AO37]-[.AK37])/[.AK37]" office:value-type="float" office:value="1.53846153846154" calcext:value-type="float">
            <text:p>1.54</text:p>
          </table:table-cell>
          <table:table-cell/>
          <table:table-cell office:value-type="float" office:value="7.6" calcext:value-type="float">
            <text:p>8</text:p>
          </table:table-cell>
          <table:table-cell office:value-type="float" office:value="0.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3C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65" calcext:value-type="float">
            <text:p>65</text:p>
          </table:table-cell>
          <table:table-cell table:style-name="ce31" office:value-type="float" office:value="66" calcext:value-type="float">
            <text:p>66</text:p>
          </table:table-cell>
          <table:table-cell table:style-name="ce34" office:value-type="float" office:value="66" calcext:value-type="float">
            <text:p>66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table:formula="of:=100*([.F38]-[.E38])/[.E38]" office:value-type="float" office:value="1.53846153846154" calcext:value-type="float">
            <text:p>1.54</text:p>
          </table:table-cell>
          <table:table-cell table:formula="of:=100*([.G38]-[.E38])/[.E38]" office:value-type="float" office:value="1.53846153846154" calcext:value-type="float">
            <text:p>1.54</text:p>
          </table:table-cell>
          <table:table-cell table:formula="of:=100*([.H38]-[.E38])/[.E38]" office:value-type="float" office:value="1.53846153846154" calcext:value-type="float">
            <text:p>1.54</text:p>
          </table:table-cell>
          <table:table-cell table:formula="of:=100*([.I38]-[.E38])/[.E38]" office:value-type="float" office:value="1.53846153846154" calcext:value-type="float">
            <text:p>1.54</text:p>
          </table:table-cell>
          <table:table-cell/>
          <table:table-cell office:value-type="float" office:value="208.01" calcext:value-type="float">
            <text:p>208</text:p>
          </table:table-cell>
          <table:table-cell office:value-type="float" office:value="0.63" calcext:value-type="float">
            <text:p>1</text:p>
          </table:table-cell>
          <table:table-cell office:value-type="float" office:value="0.3" calcext:value-type="float">
            <text:p>0</text:p>
          </table:table-cell>
          <table:table-cell office:value-type="float" office:value="0.5" calcext:value-type="float">
            <text:p>1</text:p>
          </table:table-cell>
          <table:table-cell/>
          <table:table-cell table:style-name="ce53" office:value-type="float" office:value="65" calcext:value-type="float">
            <text:p>65</text:p>
          </table:table-cell>
          <table:table-cell table:style-name="ce57" office:value-type="float" office:value="65" calcext:value-type="float">
            <text:p>65</text:p>
          </table:table-cell>
          <table:table-cell table:style-name="ce60" office:value-type="float" office:value="65" calcext:value-type="float">
            <text:p>65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100*([.V38]-[.U38])/[.U38]" office:value-type="float" office:value="0" calcext:value-type="float">
            <text:p>0.00</text:p>
          </table:table-cell>
          <table:table-cell table:formula="of:=100*([.W38]-[.U38])/[.U38]" office:value-type="float" office:value="0" calcext:value-type="float">
            <text:p>0.00</text:p>
          </table:table-cell>
          <table:table-cell table:formula="of:=100*([.X38]-[.U38])/[.U38]" office:value-type="float" office:value="0" calcext:value-type="float">
            <text:p>0.00</text:p>
          </table:table-cell>
          <table:table-cell table:formula="of:=100*([.Y38]-[.U38])/[.U38]" office:value-type="float" office:value="0" calcext:value-type="float">
            <text:p>0.00</text:p>
          </table:table-cell>
          <table:table-cell/>
          <table:table-cell office:value-type="float" office:value="2.74" calcext:value-type="float">
            <text:p>3</text:p>
          </table:table-cell>
          <table:table-cell office:value-type="float" office:value="0.11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.5" calcext:value-type="float">
            <text:p>1</text:p>
          </table:table-cell>
          <table:table-cell/>
          <table:table-cell table:style-name="ce72" office:value-type="float" office:value="65" calcext:value-type="float">
            <text:p>65</text:p>
          </table:table-cell>
          <table:table-cell table:style-name="ce80" office:value-type="float" office:value="65" calcext:value-type="float">
            <text:p>65</text:p>
          </table:table-cell>
          <table:table-cell table:style-name="ce85" office:value-type="float" office:value="65" calcext:value-type="float">
            <text:p>65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100*([.AL38]-[.AK38])/[.AK38]" office:value-type="float" office:value="0" calcext:value-type="float">
            <text:p>0.00</text:p>
          </table:table-cell>
          <table:table-cell table:formula="of:=100*([.AM38]-[.AK38])/[.AK38]" office:value-type="float" office:value="0" calcext:value-type="float">
            <text:p>0.00</text:p>
          </table:table-cell>
          <table:table-cell table:formula="of:=100*([.AN38]-[.AK38])/[.AK38]" office:value-type="float" office:value="0" calcext:value-type="float">
            <text:p>0.00</text:p>
          </table:table-cell>
          <table:table-cell table:formula="of:=100*([.AO38]-[.AK38])/[.AK38]" office:value-type="float" office:value="0" calcext:value-type="float">
            <text:p>0.00</text:p>
          </table:table-cell>
          <table:table-cell/>
          <table:table-cell office:value-type="float" office:value="2.03" calcext:value-type="float">
            <text:p>2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4A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343" calcext:value-type="float">
            <text:p>343</text:p>
          </table:table-cell>
          <table:table-cell table:style-name="ce31" office:value-type="float" office:value="358" calcext:value-type="float">
            <text:p>358</text:p>
          </table:table-cell>
          <table:table-cell table:style-name="ce34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/>
          <table:table-cell table:formula="of:=100*([.F39]-[.E39])/[.E39]" office:value-type="float" office:value="4.3731778425656" calcext:value-type="float">
            <text:p>4.37</text:p>
          </table:table-cell>
          <table:table-cell table:formula="of:=100*([.G39]-[.E39])/[.E39]" office:value-type="float" office:value="4.3731778425656" calcext:value-type="float">
            <text:p>4.37</text:p>
          </table:table-cell>
          <table:table-cell table:formula="of:=100*([.H39]-[.E39])/[.E39]" office:value-type="float" office:value="4.3731778425656" calcext:value-type="float">
            <text:p>4.37</text:p>
          </table:table-cell>
          <table:table-cell table:formula="of:=100*([.I39]-[.E39])/[.E39]" office:value-type="float" office:value="4.3731778425656" calcext:value-type="float">
            <text:p>4.37</text:p>
          </table:table-cell>
          <table:table-cell/>
          <table:table-cell office:value-type="float" office:value="225.21" calcext:value-type="float">
            <text:p>225</text:p>
          </table:table-cell>
          <table:table-cell office:value-type="float" office:value="3.67" calcext:value-type="float">
            <text:p>4</text:p>
          </table:table-cell>
          <table:table-cell office:value-type="float" office:value="15.6" calcext:value-type="float">
            <text:p>16</text:p>
          </table:table-cell>
          <table:table-cell office:value-type="float" office:value="10.7" calcext:value-type="float">
            <text:p>11</text:p>
          </table:table-cell>
          <table:table-cell/>
          <table:table-cell table:style-name="ce53" office:value-type="float" office:value="343" calcext:value-type="float">
            <text:p>343</text:p>
          </table:table-cell>
          <table:table-cell table:style-name="ce56" office:value-type="float" office:value="358" calcext:value-type="float">
            <text:p>358</text:p>
          </table:table-cell>
          <table:table-cell table:style-name="ce60" office:value-type="float" office:value="354" calcext:value-type="float">
            <text:p>354</text:p>
          </table:table-cell>
          <table:table-cell table:number-columns-repeated="2" office:value-type="float" office:value="354" calcext:value-type="float">
            <text:p>354</text:p>
          </table:table-cell>
          <table:table-cell/>
          <table:table-cell table:formula="of:=100*([.V39]-[.U39])/[.U39]" office:value-type="float" office:value="4.3731778425656" calcext:value-type="float">
            <text:p>4.37</text:p>
          </table:table-cell>
          <table:table-cell table:formula="of:=100*([.W39]-[.U39])/[.U39]" office:value-type="float" office:value="3.2069970845481" calcext:value-type="float">
            <text:p>3.21</text:p>
          </table:table-cell>
          <table:table-cell table:formula="of:=100*([.X39]-[.U39])/[.U39]" office:value-type="float" office:value="3.2069970845481" calcext:value-type="float">
            <text:p>3.21</text:p>
          </table:table-cell>
          <table:table-cell table:formula="of:=100*([.Y39]-[.U39])/[.U39]" office:value-type="float" office:value="3.2069970845481" calcext:value-type="float">
            <text:p>3.21</text:p>
          </table:table-cell>
          <table:table-cell/>
          <table:table-cell office:value-type="float" office:value="838.21" calcext:value-type="float">
            <text:p>838</text:p>
          </table:table-cell>
          <table:table-cell office:value-type="float" office:value="4.7" calcext:value-type="float">
            <text:p>5</text:p>
          </table:table-cell>
          <table:table-cell office:value-type="float" office:value="0.3" calcext:value-type="float">
            <text:p>0</text:p>
          </table:table-cell>
          <table:table-cell office:value-type="float" office:value="10.7" calcext:value-type="float">
            <text:p>11</text:p>
          </table:table-cell>
          <table:table-cell/>
          <table:table-cell table:style-name="ce72" office:value-type="float" office:value="344" calcext:value-type="float">
            <text:p>344</text:p>
          </table:table-cell>
          <table:table-cell office:value-type="float" office:value="358" calcext:value-type="float">
            <text:p>358</text:p>
          </table:table-cell>
          <table:table-cell table:style-name="ce85" office:value-type="float" office:value="350" calcext:value-type="float">
            <text:p>350</text:p>
          </table:table-cell>
          <table:table-cell table:number-columns-repeated="2" office:value-type="float" office:value="350" calcext:value-type="float">
            <text:p>350</text:p>
          </table:table-cell>
          <table:table-cell/>
          <table:table-cell table:formula="of:=100*([.AL39]-[.AK39])/[.AK39]" office:value-type="float" office:value="4.06976744186047" calcext:value-type="float">
            <text:p>4.07</text:p>
          </table:table-cell>
          <table:table-cell table:formula="of:=100*([.AM39]-[.AK39])/[.AK39]" office:value-type="float" office:value="1.74418604651163" calcext:value-type="float">
            <text:p>1.74</text:p>
          </table:table-cell>
          <table:table-cell table:formula="of:=100*([.AN39]-[.AK39])/[.AK39]" office:value-type="float" office:value="1.74418604651163" calcext:value-type="float">
            <text:p>1.74</text:p>
          </table:table-cell>
          <table:table-cell table:formula="of:=100*([.AO39]-[.AK39])/[.AK39]" office:value-type="float" office:value="1.74418604651163" calcext:value-type="float">
            <text:p>1.74</text:p>
          </table:table-cell>
          <table:table-cell/>
          <table:table-cell office:value-type="float" office:value="890.2" calcext:value-type="float">
            <text:p>890</text:p>
          </table:table-cell>
          <table:table-cell office:value-type="float" office:value="12.94" calcext:value-type="float">
            <text:p>13</text:p>
          </table:table-cell>
          <table:table-cell office:value-type="float" office:value="2.3" calcext:value-type="float">
            <text:p>2</text:p>
          </table:table-cell>
          <table:table-cell office:value-type="float" office:value="0.3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4B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343" calcext:value-type="float">
            <text:p>343</text:p>
          </table:table-cell>
          <table:table-cell table:style-name="ce31" office:value-type="float" office:value="354" calcext:value-type="float">
            <text:p>354</text:p>
          </table:table-cell>
          <table:table-cell table:style-name="ce34" office:value-type="float" office:value="354" calcext:value-type="float">
            <text:p>354</text:p>
          </table:table-cell>
          <table:table-cell table:number-columns-repeated="2" office:value-type="float" office:value="354" calcext:value-type="float">
            <text:p>354</text:p>
          </table:table-cell>
          <table:table-cell/>
          <table:table-cell table:formula="of:=100*([.F40]-[.E40])/[.E40]" office:value-type="float" office:value="3.2069970845481" calcext:value-type="float">
            <text:p>3.21</text:p>
          </table:table-cell>
          <table:table-cell table:formula="of:=100*([.G40]-[.E40])/[.E40]" office:value-type="float" office:value="3.2069970845481" calcext:value-type="float">
            <text:p>3.21</text:p>
          </table:table-cell>
          <table:table-cell table:formula="of:=100*([.H40]-[.E40])/[.E40]" office:value-type="float" office:value="3.2069970845481" calcext:value-type="float">
            <text:p>3.21</text:p>
          </table:table-cell>
          <table:table-cell table:formula="of:=100*([.I40]-[.E40])/[.E40]" office:value-type="float" office:value="3.2069970845481" calcext:value-type="float">
            <text:p>3.21</text:p>
          </table:table-cell>
          <table:table-cell/>
          <table:table-cell office:value-type="float" office:value="478.15" calcext:value-type="float">
            <text:p>478</text:p>
          </table:table-cell>
          <table:table-cell office:value-type="float" office:value="3.88" calcext:value-type="float">
            <text:p>4</text:p>
          </table:table-cell>
          <table:table-cell office:value-type="float" office:value="7.5" calcext:value-type="float">
            <text:p>8</text:p>
          </table:table-cell>
          <table:table-cell office:value-type="float" office:value="2.8" calcext:value-type="float">
            <text:p>3</text:p>
          </table:table-cell>
          <table:table-cell/>
          <table:table-cell table:style-name="ce53" office:value-type="float" office:value="343" calcext:value-type="float">
            <text:p>343</text:p>
          </table:table-cell>
          <table:table-cell table:style-name="ce56" office:value-type="float" office:value="354" calcext:value-type="float">
            <text:p>354</text:p>
          </table:table-cell>
          <table:table-cell table:style-name="ce60" office:value-type="float" office:value="350" calcext:value-type="float">
            <text:p>350</text:p>
          </table:table-cell>
          <table:table-cell table:number-columns-repeated="2" office:value-type="float" office:value="350" calcext:value-type="float">
            <text:p>350</text:p>
          </table:table-cell>
          <table:table-cell/>
          <table:table-cell table:formula="of:=100*([.V40]-[.U40])/[.U40]" office:value-type="float" office:value="3.2069970845481" calcext:value-type="float">
            <text:p>3.21</text:p>
          </table:table-cell>
          <table:table-cell table:formula="of:=100*([.W40]-[.U40])/[.U40]" office:value-type="float" office:value="2.04081632653061" calcext:value-type="float">
            <text:p>2.04</text:p>
          </table:table-cell>
          <table:table-cell table:formula="of:=100*([.X40]-[.U40])/[.U40]" office:value-type="float" office:value="2.04081632653061" calcext:value-type="float">
            <text:p>2.04</text:p>
          </table:table-cell>
          <table:table-cell table:formula="of:=100*([.Y40]-[.U40])/[.U40]" office:value-type="float" office:value="2.04081632653061" calcext:value-type="float">
            <text:p>2.04</text:p>
          </table:table-cell>
          <table:table-cell/>
          <table:table-cell office:value-type="float" office:value="441.7" calcext:value-type="float">
            <text:p>442</text:p>
          </table:table-cell>
          <table:table-cell office:value-type="float" office:value="25.27" calcext:value-type="float">
            <text:p>25</text:p>
          </table:table-cell>
          <table:table-cell office:value-type="float" office:value="2.4" calcext:value-type="float">
            <text:p>2</text:p>
          </table:table-cell>
          <table:table-cell office:value-type="float" office:value="2.8" calcext:value-type="float">
            <text:p>3</text:p>
          </table:table-cell>
          <table:table-cell/>
          <table:table-cell table:style-name="ce72" office:value-type="float" office:value="343" calcext:value-type="float">
            <text:p>343</text:p>
          </table:table-cell>
          <table:table-cell office:value-type="float" office:value="354" calcext:value-type="float">
            <text:p>354</text:p>
          </table:table-cell>
          <table:table-cell table:style-name="ce85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/>
          <table:table-cell table:formula="of:=100*([.AL40]-[.AK40])/[.AK40]" office:value-type="float" office:value="3.2069970845481" calcext:value-type="float">
            <text:p>3.21</text:p>
          </table:table-cell>
          <table:table-cell table:formula="of:=100*([.AM40]-[.AK40])/[.AK40]" office:value-type="float" office:value="1.16618075801749" calcext:value-type="float">
            <text:p>1.17</text:p>
          </table:table-cell>
          <table:table-cell table:formula="of:=100*([.AN40]-[.AK40])/[.AK40]" office:value-type="float" office:value="1.16618075801749" calcext:value-type="float">
            <text:p>1.17</text:p>
          </table:table-cell>
          <table:table-cell table:formula="of:=100*([.AO40]-[.AK40])/[.AK40]" office:value-type="float" office:value="1.16618075801749" calcext:value-type="float">
            <text:p>1.17</text:p>
          </table:table-cell>
          <table:table-cell/>
          <table:table-cell office:value-type="float" office:value="476.47" calcext:value-type="float">
            <text:p>476</text:p>
          </table:table-cell>
          <table:table-cell office:value-type="float" office:value="7.57" calcext:value-type="float">
            <text:p>8</text:p>
          </table:table-cell>
          <table:table-cell office:value-type="float" office:value="2.9" calcext:value-type="float">
            <text:p>3</text:p>
          </table:table-cell>
          <table:table-cell office:value-type="float" office:value="0.7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4C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343" calcext:value-type="float">
            <text:p>343</text:p>
          </table:table-cell>
          <table:table-cell table:style-name="ce32" office:value-type="float" office:value="353" calcext:value-type="float">
            <text:p>353</text:p>
          </table:table-cell>
          <table:table-cell table:style-name="ce34" office:value-type="float" office:value="350" calcext:value-type="float">
            <text:p>350</text:p>
          </table:table-cell>
          <table:table-cell table:number-columns-repeated="2" office:value-type="float" office:value="350" calcext:value-type="float">
            <text:p>350</text:p>
          </table:table-cell>
          <table:table-cell/>
          <table:table-cell table:formula="of:=100*([.F41]-[.E41])/[.E41]" office:value-type="float" office:value="2.91545189504373" calcext:value-type="float">
            <text:p>2.92</text:p>
          </table:table-cell>
          <table:table-cell table:formula="of:=100*([.G41]-[.E41])/[.E41]" office:value-type="float" office:value="2.04081632653061" calcext:value-type="float">
            <text:p>2.04</text:p>
          </table:table-cell>
          <table:table-cell table:formula="of:=100*([.H41]-[.E41])/[.E41]" office:value-type="float" office:value="2.04081632653061" calcext:value-type="float">
            <text:p>2.04</text:p>
          </table:table-cell>
          <table:table-cell table:formula="of:=100*([.I41]-[.E41])/[.E41]" office:value-type="float" office:value="2.04081632653061" calcext:value-type="float">
            <text:p>2.04</text:p>
          </table:table-cell>
          <table:table-cell/>
          <table:table-cell office:value-type="float" office:value="728.24" calcext:value-type="float">
            <text:p>728</text:p>
          </table:table-cell>
          <table:table-cell office:value-type="float" office:value="25.29" calcext:value-type="float">
            <text:p>25</text:p>
          </table:table-cell>
          <table:table-cell office:value-type="float" office:value="2.9" calcext:value-type="float">
            <text:p>3</text:p>
          </table:table-cell>
          <table:table-cell office:value-type="float" office:value="4.1" calcext:value-type="float">
            <text:p>4</text:p>
          </table:table-cell>
          <table:table-cell/>
          <table:table-cell table:style-name="ce53" office:value-type="float" office:value="343" calcext:value-type="float">
            <text:p>343</text:p>
          </table:table-cell>
          <table:table-cell table:style-name="ce56" office:value-type="float" office:value="350" calcext:value-type="float">
            <text:p>350</text:p>
          </table:table-cell>
          <table:table-cell table:style-name="ce60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/>
          <table:table-cell table:formula="of:=100*([.V41]-[.U41])/[.U41]" office:value-type="float" office:value="2.04081632653061" calcext:value-type="float">
            <text:p>2.04</text:p>
          </table:table-cell>
          <table:table-cell table:formula="of:=100*([.W41]-[.U41])/[.U41]" office:value-type="float" office:value="1.16618075801749" calcext:value-type="float">
            <text:p>1.17</text:p>
          </table:table-cell>
          <table:table-cell table:formula="of:=100*([.X41]-[.U41])/[.U41]" office:value-type="float" office:value="1.16618075801749" calcext:value-type="float">
            <text:p>1.17</text:p>
          </table:table-cell>
          <table:table-cell table:formula="of:=100*([.Y41]-[.U41])/[.U41]" office:value-type="float" office:value="1.16618075801749" calcext:value-type="float">
            <text:p>1.17</text:p>
          </table:table-cell>
          <table:table-cell/>
          <table:table-cell office:value-type="float" office:value="651.78" calcext:value-type="float">
            <text:p>652</text:p>
          </table:table-cell>
          <table:table-cell office:value-type="float" office:value="0.78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</text:p>
          </table:table-cell>
          <table:table-cell/>
          <table:table-cell table:style-name="ce72" office:value-type="float" office:value="343" calcext:value-type="float">
            <text:p>343</text:p>
          </table:table-cell>
          <table:table-cell office:value-type="float" office:value="350" calcext:value-type="float">
            <text:p>350</text:p>
          </table:table-cell>
          <table:table-cell table:style-name="ce85" office:value-type="float" office:value="345" calcext:value-type="float">
            <text:p>345</text:p>
          </table:table-cell>
          <table:table-cell table:number-columns-repeated="2" office:value-type="float" office:value="345" calcext:value-type="float">
            <text:p>345</text:p>
          </table:table-cell>
          <table:table-cell/>
          <table:table-cell table:formula="of:=100*([.AL41]-[.AK41])/[.AK41]" office:value-type="float" office:value="2.04081632653061" calcext:value-type="float">
            <text:p>2.04</text:p>
          </table:table-cell>
          <table:table-cell table:formula="of:=100*([.AM41]-[.AK41])/[.AK41]" office:value-type="float" office:value="0.583090379008746" calcext:value-type="float">
            <text:p>0.58</text:p>
          </table:table-cell>
          <table:table-cell table:formula="of:=100*([.AN41]-[.AK41])/[.AK41]" office:value-type="float" office:value="0.583090379008746" calcext:value-type="float">
            <text:p>0.58</text:p>
          </table:table-cell>
          <table:table-cell table:formula="of:=100*([.AO41]-[.AK41])/[.AK41]" office:value-type="float" office:value="0.583090379008746" calcext:value-type="float">
            <text:p>0.58</text:p>
          </table:table-cell>
          <table:table-cell/>
          <table:table-cell office:value-type="float" office:value="664.52" calcext:value-type="float">
            <text:p>665</text:p>
          </table:table-cell>
          <table:table-cell office:value-type="float" office:value="1.97" calcext:value-type="float">
            <text:p>2</text:p>
          </table:table-cell>
          <table:table-cell office:value-type="float" office:value="0.3" calcext:value-type="float">
            <text:p>0</text:p>
          </table:table-cell>
          <table:table-cell office:value-type="float" office:value="1.3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4D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343" calcext:value-type="float">
            <text:p>343</text:p>
          </table:table-cell>
          <table:table-cell table:style-name="ce32" office:value-type="float" office:value="351" calcext:value-type="float">
            <text:p>351</text:p>
          </table:table-cell>
          <table:table-cell table:style-name="ce34" office:value-type="float" office:value="343" calcext:value-type="float">
            <text:p>343</text:p>
          </table:table-cell>
          <table:table-cell table:number-columns-repeated="2" office:value-type="float" office:value="343" calcext:value-type="float">
            <text:p>343</text:p>
          </table:table-cell>
          <table:table-cell/>
          <table:table-cell table:formula="of:=100*([.F42]-[.E42])/[.E42]" office:value-type="float" office:value="2.33236151603499" calcext:value-type="float">
            <text:p>2.33</text:p>
          </table:table-cell>
          <table:table-cell table:formula="of:=100*([.G42]-[.E42])/[.E42]" office:value-type="float" office:value="0" calcext:value-type="float">
            <text:p>0.00</text:p>
          </table:table-cell>
          <table:table-cell table:formula="of:=100*([.H42]-[.E42])/[.E42]" office:value-type="float" office:value="0" calcext:value-type="float">
            <text:p>0.00</text:p>
          </table:table-cell>
          <table:table-cell table:formula="of:=100*([.I42]-[.E42])/[.E42]" office:value-type="float" office:value="0" calcext:value-type="float">
            <text:p>0.00</text:p>
          </table:table-cell>
          <table:table-cell/>
          <table:table-cell office:value-type="float" office:value="1838.57" calcext:value-type="float">
            <text:p>1839</text:p>
          </table:table-cell>
          <table:table-cell office:value-type="float" office:value="103.66" calcext:value-type="float">
            <text:p>104</text:p>
          </table:table-cell>
          <table:table-cell office:value-type="float" office:value="86.5" calcext:value-type="float">
            <text:p>87</text:p>
          </table:table-cell>
          <table:table-cell office:value-type="float" office:value="4.1" calcext:value-type="float">
            <text:p>4</text:p>
          </table:table-cell>
          <table:table-cell/>
          <table:table-cell table:style-name="ce53" office:value-type="float" office:value="343" calcext:value-type="float">
            <text:p>343</text:p>
          </table:table-cell>
          <table:table-cell table:style-name="ce56" office:value-type="float" office:value="346" calcext:value-type="float">
            <text:p>346</text:p>
          </table:table-cell>
          <table:table-cell table:style-name="ce60" office:value-type="float" office:value="343" calcext:value-type="float">
            <text:p>343</text:p>
          </table:table-cell>
          <table:table-cell table:number-columns-repeated="2" office:value-type="float" office:value="343" calcext:value-type="float">
            <text:p>343</text:p>
          </table:table-cell>
          <table:table-cell/>
          <table:table-cell table:formula="of:=100*([.V42]-[.U42])/[.U42]" office:value-type="float" office:value="0.874635568513119" calcext:value-type="float">
            <text:p>0.87</text:p>
          </table:table-cell>
          <table:table-cell table:formula="of:=100*([.W42]-[.U42])/[.U42]" office:value-type="float" office:value="0" calcext:value-type="float">
            <text:p>0.00</text:p>
          </table:table-cell>
          <table:table-cell table:formula="of:=100*([.X42]-[.U42])/[.U42]" office:value-type="float" office:value="0" calcext:value-type="float">
            <text:p>0.00</text:p>
          </table:table-cell>
          <table:table-cell table:formula="of:=100*([.Y42]-[.U42])/[.U42]" office:value-type="float" office:value="0" calcext:value-type="float">
            <text:p>0.00</text:p>
          </table:table-cell>
          <table:table-cell/>
          <table:table-cell office:value-type="float" office:value="1167.98" calcext:value-type="float">
            <text:p>1168</text:p>
          </table:table-cell>
          <table:table-cell office:value-type="float" office:value="3.95" calcext:value-type="float">
            <text:p>4</text:p>
          </table:table-cell>
          <table:table-cell office:value-type="float" office:value="4.4" calcext:value-type="float">
            <text:p>4</text:p>
          </table:table-cell>
          <table:table-cell office:value-type="float" office:value="4.1" calcext:value-type="float">
            <text:p>4</text:p>
          </table:table-cell>
          <table:table-cell/>
          <table:table-cell table:style-name="ce72"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table:style-name="ce85" office:value-type="float" office:value="343" calcext:value-type="float">
            <text:p>343</text:p>
          </table:table-cell>
          <table:table-cell table:number-columns-repeated="2" office:value-type="float" office:value="343" calcext:value-type="float">
            <text:p>343</text:p>
          </table:table-cell>
          <table:table-cell/>
          <table:table-cell table:formula="of:=100*([.AL42]-[.AK42])/[.AK42]" office:value-type="float" office:value="0.874635568513119" calcext:value-type="float">
            <text:p>0.87</text:p>
          </table:table-cell>
          <table:table-cell table:formula="of:=100*([.AM42]-[.AK42])/[.AK42]" office:value-type="float" office:value="0" calcext:value-type="float">
            <text:p>0.00</text:p>
          </table:table-cell>
          <table:table-cell table:formula="of:=100*([.AN42]-[.AK42])/[.AK42]" office:value-type="float" office:value="0" calcext:value-type="float">
            <text:p>0.00</text:p>
          </table:table-cell>
          <table:table-cell table:formula="of:=100*([.AO42]-[.AK42])/[.AK42]" office:value-type="float" office:value="0" calcext:value-type="float">
            <text:p>0.00</text:p>
          </table:table-cell>
          <table:table-cell/>
          <table:table-cell office:value-type="float" office:value="1278.54" calcext:value-type="float">
            <text:p>1279</text:p>
          </table:table-cell>
          <table:table-cell office:value-type="float" office:value="0.37" calcext:value-type="float">
            <text:p>0</text:p>
          </table:table-cell>
          <table:table-cell office:value-type="float" office:value="1.3" calcext:value-type="float">
            <text:p>1</text:p>
          </table:table-cell>
          <table:table-cell office:value-type="float" office:value="0.7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5A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367" calcext:value-type="float">
            <text:p>367</text:p>
          </table:table-cell>
          <table:table-cell table:style-name="ce31" office:value-type="float" office:value="383" calcext:value-type="float">
            <text:p>383</text:p>
          </table:table-cell>
          <table:table-cell table:style-name="ce34" office:value-type="float" office:value="383" calcext:value-type="float">
            <text:p>383</text:p>
          </table:table-cell>
          <table:table-cell table:number-columns-repeated="2" office:value-type="float" office:value="383" calcext:value-type="float">
            <text:p>383</text:p>
          </table:table-cell>
          <table:table-cell/>
          <table:table-cell table:formula="of:=100*([.F43]-[.E43])/[.E43]" office:value-type="float" office:value="4.35967302452316" calcext:value-type="float">
            <text:p>4.36</text:p>
          </table:table-cell>
          <table:table-cell table:formula="of:=100*([.G43]-[.E43])/[.E43]" office:value-type="float" office:value="4.35967302452316" calcext:value-type="float">
            <text:p>4.36</text:p>
          </table:table-cell>
          <table:table-cell table:formula="of:=100*([.H43]-[.E43])/[.E43]" office:value-type="float" office:value="4.35967302452316" calcext:value-type="float">
            <text:p>4.36</text:p>
          </table:table-cell>
          <table:table-cell table:formula="of:=100*([.I43]-[.E43])/[.E43]" office:value-type="float" office:value="4.35967302452316" calcext:value-type="float">
            <text:p>4.36</text:p>
          </table:table-cell>
          <table:table-cell/>
          <table:table-cell office:value-type="float" office:value="120.05" calcext:value-type="float">
            <text:p>120</text:p>
          </table:table-cell>
          <table:table-cell office:value-type="float" office:value="0.16" calcext:value-type="float">
            <text:p>0</text:p>
          </table:table-cell>
          <table:table-cell office:value-type="float" office:value="2.4" calcext:value-type="float">
            <text:p>2</text:p>
          </table:table-cell>
          <table:table-cell office:value-type="float" office:value="3.9" calcext:value-type="float">
            <text:p>4</text:p>
          </table:table-cell>
          <table:table-cell/>
          <table:table-cell table:style-name="ce53" office:value-type="float" office:value="367" calcext:value-type="float">
            <text:p>367</text:p>
          </table:table-cell>
          <table:table-cell table:style-name="ce56" office:value-type="float" office:value="381" calcext:value-type="float">
            <text:p>381</text:p>
          </table:table-cell>
          <table:table-cell table:style-name="ce60" office:value-type="float" office:value="378" calcext:value-type="float">
            <text:p>378</text:p>
          </table:table-cell>
          <table:table-cell table:number-columns-repeated="2" office:value-type="float" office:value="378" calcext:value-type="float">
            <text:p>378</text:p>
          </table:table-cell>
          <table:table-cell/>
          <table:table-cell table:formula="of:=100*([.V43]-[.U43])/[.U43]" office:value-type="float" office:value="3.81471389645777" calcext:value-type="float">
            <text:p>3.81</text:p>
          </table:table-cell>
          <table:table-cell table:formula="of:=100*([.W43]-[.U43])/[.U43]" office:value-type="float" office:value="2.99727520435967" calcext:value-type="float">
            <text:p>3.00</text:p>
          </table:table-cell>
          <table:table-cell table:formula="of:=100*([.X43]-[.U43])/[.U43]" office:value-type="float" office:value="2.99727520435967" calcext:value-type="float">
            <text:p>3.00</text:p>
          </table:table-cell>
          <table:table-cell table:formula="of:=100*([.Y43]-[.U43])/[.U43]" office:value-type="float" office:value="2.99727520435967" calcext:value-type="float">
            <text:p>3.00</text:p>
          </table:table-cell>
          <table:table-cell/>
          <table:table-cell office:value-type="float" office:value="599.62" calcext:value-type="float">
            <text:p>600</text:p>
          </table:table-cell>
          <table:table-cell office:value-type="float" office:value="1.95" calcext:value-type="float">
            <text:p>2</text:p>
          </table:table-cell>
          <table:table-cell office:value-type="float" office:value="0.7" calcext:value-type="float">
            <text:p>1</text:p>
          </table:table-cell>
          <table:table-cell office:value-type="float" office:value="3.9" calcext:value-type="float">
            <text:p>4</text:p>
          </table:table-cell>
          <table:table-cell/>
          <table:table-cell table:style-name="ce72" office:value-type="float" office:value="367" calcext:value-type="float">
            <text:p>367</text:p>
          </table:table-cell>
          <table:table-cell office:value-type="float" office:value="381" calcext:value-type="float">
            <text:p>381</text:p>
          </table:table-cell>
          <table:table-cell table:style-name="ce85" office:value-type="float" office:value="374" calcext:value-type="float">
            <text:p>374</text:p>
          </table:table-cell>
          <table:table-cell table:number-columns-repeated="2" office:value-type="float" office:value="374" calcext:value-type="float">
            <text:p>374</text:p>
          </table:table-cell>
          <table:table-cell/>
          <table:table-cell table:formula="of:=100*([.AL43]-[.AK43])/[.AK43]" office:value-type="float" office:value="3.81471389645777" calcext:value-type="float">
            <text:p>3.81</text:p>
          </table:table-cell>
          <table:table-cell table:formula="of:=100*([.AM43]-[.AK43])/[.AK43]" office:value-type="float" office:value="1.90735694822888" calcext:value-type="float">
            <text:p>1.91</text:p>
          </table:table-cell>
          <table:table-cell table:formula="of:=100*([.AN43]-[.AK43])/[.AK43]" office:value-type="float" office:value="1.90735694822888" calcext:value-type="float">
            <text:p>1.91</text:p>
          </table:table-cell>
          <table:table-cell table:formula="of:=100*([.AO43]-[.AK43])/[.AK43]" office:value-type="float" office:value="1.90735694822888" calcext:value-type="float">
            <text:p>1.91</text:p>
          </table:table-cell>
          <table:table-cell/>
          <table:table-cell office:value-type="float" office:value="621.69" calcext:value-type="float">
            <text:p>622</text:p>
          </table:table-cell>
          <table:table-cell office:value-type="float" office:value="5.29" calcext:value-type="float">
            <text:p>5</text:p>
          </table:table-cell>
          <table:table-cell office:value-type="float" office:value="0.4" calcext:value-type="float">
            <text:p>0</text:p>
          </table:table-cell>
          <table:table-cell office:value-type="float" office:value="0.5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5B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367" calcext:value-type="float">
            <text:p>367</text:p>
          </table:table-cell>
          <table:table-cell table:style-name="ce31" office:value-type="float" office:value="378" calcext:value-type="float">
            <text:p>378</text:p>
          </table:table-cell>
          <table:table-cell table:style-name="ce34" office:value-type="float" office:value="378" calcext:value-type="float">
            <text:p>378</text:p>
          </table:table-cell>
          <table:table-cell table:number-columns-repeated="2" office:value-type="float" office:value="378" calcext:value-type="float">
            <text:p>378</text:p>
          </table:table-cell>
          <table:table-cell/>
          <table:table-cell table:formula="of:=100*([.F44]-[.E44])/[.E44]" office:value-type="float" office:value="2.99727520435967" calcext:value-type="float">
            <text:p>3.00</text:p>
          </table:table-cell>
          <table:table-cell table:formula="of:=100*([.G44]-[.E44])/[.E44]" office:value-type="float" office:value="2.99727520435967" calcext:value-type="float">
            <text:p>3.00</text:p>
          </table:table-cell>
          <table:table-cell table:formula="of:=100*([.H44]-[.E44])/[.E44]" office:value-type="float" office:value="2.99727520435967" calcext:value-type="float">
            <text:p>3.00</text:p>
          </table:table-cell>
          <table:table-cell table:formula="of:=100*([.I44]-[.E44])/[.E44]" office:value-type="float" office:value="2.99727520435967" calcext:value-type="float">
            <text:p>3.00</text:p>
          </table:table-cell>
          <table:table-cell/>
          <table:table-cell office:value-type="float" office:value="110.25" calcext:value-type="float">
            <text:p>110</text:p>
          </table:table-cell>
          <table:table-cell office:value-type="float" office:value="35.59" calcext:value-type="float">
            <text:p>36</text:p>
          </table:table-cell>
          <table:table-cell office:value-type="float" office:value="2.2" calcext:value-type="float">
            <text:p>2</text:p>
          </table:table-cell>
          <table:table-cell office:value-type="float" office:value="18.1" calcext:value-type="float">
            <text:p>18</text:p>
          </table:table-cell>
          <table:table-cell/>
          <table:table-cell table:style-name="ce53" office:value-type="float" office:value="367" calcext:value-type="float">
            <text:p>367</text:p>
          </table:table-cell>
          <table:table-cell table:style-name="ce56" office:value-type="float" office:value="376" calcext:value-type="float">
            <text:p>376</text:p>
          </table:table-cell>
          <table:table-cell table:style-name="ce60" office:value-type="float" office:value="374" calcext:value-type="float">
            <text:p>374</text:p>
          </table:table-cell>
          <table:table-cell table:number-columns-repeated="2" office:value-type="float" office:value="374" calcext:value-type="float">
            <text:p>374</text:p>
          </table:table-cell>
          <table:table-cell/>
          <table:table-cell table:formula="of:=100*([.V44]-[.U44])/[.U44]" office:value-type="float" office:value="2.45231607629428" calcext:value-type="float">
            <text:p>2.45</text:p>
          </table:table-cell>
          <table:table-cell table:formula="of:=100*([.W44]-[.U44])/[.U44]" office:value-type="float" office:value="1.90735694822888" calcext:value-type="float">
            <text:p>1.91</text:p>
          </table:table-cell>
          <table:table-cell table:formula="of:=100*([.X44]-[.U44])/[.U44]" office:value-type="float" office:value="1.90735694822888" calcext:value-type="float">
            <text:p>1.91</text:p>
          </table:table-cell>
          <table:table-cell table:formula="of:=100*([.Y44]-[.U44])/[.U44]" office:value-type="float" office:value="1.90735694822888" calcext:value-type="float">
            <text:p>1.91</text:p>
          </table:table-cell>
          <table:table-cell/>
          <table:table-cell office:value-type="float" office:value="505.46" calcext:value-type="float">
            <text:p>505</text:p>
          </table:table-cell>
          <table:table-cell office:value-type="float" office:value="1.63" calcext:value-type="float">
            <text:p>2</text:p>
          </table:table-cell>
          <table:table-cell office:value-type="float" office:value="0.9" calcext:value-type="float">
            <text:p>1</text:p>
          </table:table-cell>
          <table:table-cell office:value-type="float" office:value="18.1" calcext:value-type="float">
            <text:p>18</text:p>
          </table:table-cell>
          <table:table-cell/>
          <table:table-cell table:style-name="ce72" office:value-type="float" office:value="367" calcext:value-type="float">
            <text:p>367</text:p>
          </table:table-cell>
          <table:table-cell office:value-type="float" office:value="376" calcext:value-type="float">
            <text:p>376</text:p>
          </table:table-cell>
          <table:table-cell table:style-name="ce85" office:value-type="float" office:value="371" calcext:value-type="float">
            <text:p>371</text:p>
          </table:table-cell>
          <table:table-cell table:number-columns-repeated="2" office:value-type="float" office:value="371" calcext:value-type="float">
            <text:p>371</text:p>
          </table:table-cell>
          <table:table-cell/>
          <table:table-cell table:formula="of:=100*([.AL44]-[.AK44])/[.AK44]" office:value-type="float" office:value="2.45231607629428" calcext:value-type="float">
            <text:p>2.45</text:p>
          </table:table-cell>
          <table:table-cell table:formula="of:=100*([.AM44]-[.AK44])/[.AK44]" office:value-type="float" office:value="1.08991825613079" calcext:value-type="float">
            <text:p>1.09</text:p>
          </table:table-cell>
          <table:table-cell table:formula="of:=100*([.AN44]-[.AK44])/[.AK44]" office:value-type="float" office:value="1.08991825613079" calcext:value-type="float">
            <text:p>1.09</text:p>
          </table:table-cell>
          <table:table-cell table:formula="of:=100*([.AO44]-[.AK44])/[.AK44]" office:value-type="float" office:value="1.08991825613079" calcext:value-type="float">
            <text:p>1.09</text:p>
          </table:table-cell>
          <table:table-cell/>
          <table:table-cell office:value-type="float" office:value="528.09" calcext:value-type="float">
            <text:p>528</text:p>
          </table:table-cell>
          <table:table-cell office:value-type="float" office:value="0.88" calcext:value-type="float">
            <text:p>1</text:p>
          </table:table-cell>
          <table:table-cell office:value-type="float" office:value="0.5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5C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367" calcext:value-type="float">
            <text:p>367</text:p>
          </table:table-cell>
          <table:table-cell table:style-name="ce32" office:value-type="float" office:value="375" calcext:value-type="float">
            <text:p>375</text:p>
          </table:table-cell>
          <table:table-cell table:style-name="ce34" office:value-type="float" office:value="374" calcext:value-type="float">
            <text:p>374</text:p>
          </table:table-cell>
          <table:table-cell table:number-columns-repeated="2" office:value-type="float" office:value="374" calcext:value-type="float">
            <text:p>374</text:p>
          </table:table-cell>
          <table:table-cell/>
          <table:table-cell table:formula="of:=100*([.F45]-[.E45])/[.E45]" office:value-type="float" office:value="2.17983651226158" calcext:value-type="float">
            <text:p>2.18</text:p>
          </table:table-cell>
          <table:table-cell table:formula="of:=100*([.G45]-[.E45])/[.E45]" office:value-type="float" office:value="1.90735694822888" calcext:value-type="float">
            <text:p>1.91</text:p>
          </table:table-cell>
          <table:table-cell table:formula="of:=100*([.H45]-[.E45])/[.E45]" office:value-type="float" office:value="1.90735694822888" calcext:value-type="float">
            <text:p>1.91</text:p>
          </table:table-cell>
          <table:table-cell table:formula="of:=100*([.I45]-[.E45])/[.E45]" office:value-type="float" office:value="1.90735694822888" calcext:value-type="float">
            <text:p>1.91</text:p>
          </table:table-cell>
          <table:table-cell/>
          <table:table-cell office:value-type="float" office:value="1006.88" calcext:value-type="float">
            <text:p>1007</text:p>
          </table:table-cell>
          <table:table-cell office:value-type="float" office:value="119.63" calcext:value-type="float">
            <text:p>120</text:p>
          </table:table-cell>
          <table:table-cell office:value-type="float" office:value="2.6" calcext:value-type="float">
            <text:p>3</text:p>
          </table:table-cell>
          <table:table-cell office:value-type="float" office:value="6.3" calcext:value-type="float">
            <text:p>6</text:p>
          </table:table-cell>
          <table:table-cell/>
          <table:table-cell table:style-name="ce53" office:value-type="float" office:value="367" calcext:value-type="float">
            <text:p>367</text:p>
          </table:table-cell>
          <table:table-cell table:style-name="ce56" office:value-type="float" office:value="372" calcext:value-type="float">
            <text:p>372</text:p>
          </table:table-cell>
          <table:table-cell table:style-name="ce60" office:value-type="float" office:value="371" calcext:value-type="float">
            <text:p>371</text:p>
          </table:table-cell>
          <table:table-cell table:number-columns-repeated="2" office:value-type="float" office:value="371" calcext:value-type="float">
            <text:p>371</text:p>
          </table:table-cell>
          <table:table-cell/>
          <table:table-cell table:formula="of:=100*([.V45]-[.U45])/[.U45]" office:value-type="float" office:value="1.36239782016349" calcext:value-type="float">
            <text:p>1.36</text:p>
          </table:table-cell>
          <table:table-cell table:formula="of:=100*([.W45]-[.U45])/[.U45]" office:value-type="float" office:value="1.08991825613079" calcext:value-type="float">
            <text:p>1.09</text:p>
          </table:table-cell>
          <table:table-cell table:formula="of:=100*([.X45]-[.U45])/[.U45]" office:value-type="float" office:value="1.08991825613079" calcext:value-type="float">
            <text:p>1.09</text:p>
          </table:table-cell>
          <table:table-cell table:formula="of:=100*([.Y45]-[.U45])/[.U45]" office:value-type="float" office:value="1.08991825613079" calcext:value-type="float">
            <text:p>1.09</text:p>
          </table:table-cell>
          <table:table-cell/>
          <table:table-cell office:value-type="float" office:value="2690.97" calcext:value-type="float">
            <text:p>2691</text:p>
          </table:table-cell>
          <table:table-cell office:value-type="float" office:value="0.16" calcext:value-type="float">
            <text:p>0</text:p>
          </table:table-cell>
          <table:table-cell office:value-type="float" office:value="1.1" calcext:value-type="float">
            <text:p>1</text:p>
          </table:table-cell>
          <table:table-cell office:value-type="float" office:value="6.3" calcext:value-type="float">
            <text:p>6</text:p>
          </table:table-cell>
          <table:table-cell/>
          <table:table-cell table:style-name="ce72"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table:style-name="ce85" office:value-type="float" office:value="368" calcext:value-type="float">
            <text:p>368</text:p>
          </table:table-cell>
          <table:table-cell table:number-columns-repeated="2" office:value-type="float" office:value="368" calcext:value-type="float">
            <text:p>368</text:p>
          </table:table-cell>
          <table:table-cell/>
          <table:table-cell table:formula="of:=100*([.AL45]-[.AK45])/[.AK45]" office:value-type="float" office:value="1.36239782016349" calcext:value-type="float">
            <text:p>1.36</text:p>
          </table:table-cell>
          <table:table-cell table:formula="of:=100*([.AM45]-[.AK45])/[.AK45]" office:value-type="float" office:value="0.272479564032698" calcext:value-type="float">
            <text:p>0.27</text:p>
          </table:table-cell>
          <table:table-cell table:formula="of:=100*([.AN45]-[.AK45])/[.AK45]" office:value-type="float" office:value="0.272479564032698" calcext:value-type="float">
            <text:p>0.27</text:p>
          </table:table-cell>
          <table:table-cell table:formula="of:=100*([.AO45]-[.AK45])/[.AK45]" office:value-type="float" office:value="0.272479564032698" calcext:value-type="float">
            <text:p>0.27</text:p>
          </table:table-cell>
          <table:table-cell/>
          <table:table-cell office:value-type="float" office:value="2819.66" calcext:value-type="float">
            <text:p>2820</text:p>
          </table:table-cell>
          <table:table-cell office:value-type="float" office:value="0.91" calcext:value-type="float">
            <text:p>1</text:p>
          </table:table-cell>
          <table:table-cell office:value-type="float" office:value="0.3" calcext:value-type="float">
            <text:p>0</text:p>
          </table:table-cell>
          <table:table-cell office:value-type="float" office:value="0.8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5D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367" calcext:value-type="float">
            <text:p>367</text:p>
          </table:table-cell>
          <table:table-cell table:style-name="ce32" office:value-type="float" office:value="370" calcext:value-type="float">
            <text:p>370</text:p>
          </table:table-cell>
          <table:table-cell table:style-name="ce34" office:value-type="float" office:value="367" calcext:value-type="float">
            <text:p>367</text:p>
          </table:table-cell>
          <table:table-cell table:number-columns-repeated="2" office:value-type="float" office:value="367" calcext:value-type="float">
            <text:p>367</text:p>
          </table:table-cell>
          <table:table-cell/>
          <table:table-cell table:formula="of:=100*([.F46]-[.E46])/[.E46]" office:value-type="float" office:value="0.817438692098093" calcext:value-type="float">
            <text:p>0.82</text:p>
          </table:table-cell>
          <table:table-cell table:formula="of:=100*([.G46]-[.E46])/[.E46]" office:value-type="float" office:value="0" calcext:value-type="float">
            <text:p>0.00</text:p>
          </table:table-cell>
          <table:table-cell table:formula="of:=100*([.H46]-[.E46])/[.E46]" office:value-type="float" office:value="0" calcext:value-type="float">
            <text:p>0.00</text:p>
          </table:table-cell>
          <table:table-cell table:formula="of:=100*([.I46]-[.E46])/[.E46]" office:value-type="float" office:value="0" calcext:value-type="float">
            <text:p>0.00</text:p>
          </table:table-cell>
          <table:table-cell/>
          <table:table-cell office:value-type="float" office:value="1703.06" calcext:value-type="float">
            <text:p>1703</text:p>
          </table:table-cell>
          <table:table-cell office:value-type="float" office:value="15.05" calcext:value-type="float">
            <text:p>15</text:p>
          </table:table-cell>
          <table:table-cell office:value-type="float" office:value="1.1" calcext:value-type="float">
            <text:p>1</text:p>
          </table:table-cell>
          <table:table-cell office:value-type="float" office:value="0.2" calcext:value-type="float">
            <text:p>0</text:p>
          </table:table-cell>
          <table:table-cell/>
          <table:table-cell table:style-name="ce53" office:value-type="float" office:value="367" calcext:value-type="float">
            <text:p>367</text:p>
          </table:table-cell>
          <table:table-cell table:style-name="ce56" office:value-type="float" office:value="370" calcext:value-type="float">
            <text:p>370</text:p>
          </table:table-cell>
          <table:table-cell table:style-name="ce60" office:value-type="float" office:value="367" calcext:value-type="float">
            <text:p>367</text:p>
          </table:table-cell>
          <table:table-cell table:number-columns-repeated="2" office:value-type="float" office:value="367" calcext:value-type="float">
            <text:p>367</text:p>
          </table:table-cell>
          <table:table-cell/>
          <table:table-cell table:formula="of:=100*([.V46]-[.U46])/[.U46]" office:value-type="float" office:value="0.817438692098093" calcext:value-type="float">
            <text:p>0.82</text:p>
          </table:table-cell>
          <table:table-cell table:formula="of:=100*([.W46]-[.U46])/[.U46]" office:value-type="float" office:value="0" calcext:value-type="float">
            <text:p>0.00</text:p>
          </table:table-cell>
          <table:table-cell table:formula="of:=100*([.X46]-[.U46])/[.U46]" office:value-type="float" office:value="0" calcext:value-type="float">
            <text:p>0.00</text:p>
          </table:table-cell>
          <table:table-cell table:formula="of:=100*([.Y46]-[.U46])/[.U46]" office:value-type="float" office:value="0" calcext:value-type="float">
            <text:p>0.00</text:p>
          </table:table-cell>
          <table:table-cell/>
          <table:table-cell office:value-type="float" office:value="323.72" calcext:value-type="float">
            <text:p>324</text:p>
          </table:table-cell>
          <table:table-cell office:value-type="float" office:value="2.4" calcext:value-type="float">
            <text:p>2</text:p>
          </table:table-cell>
          <table:table-cell office:value-type="float" office:value="0.4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/>
          <table:table-cell table:style-name="ce72"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table:style-name="ce85" office:value-type="float" office:value="367" calcext:value-type="float">
            <text:p>367</text:p>
          </table:table-cell>
          <table:table-cell table:number-columns-repeated="2" office:value-type="float" office:value="367" calcext:value-type="float">
            <text:p>367</text:p>
          </table:table-cell>
          <table:table-cell/>
          <table:table-cell table:formula="of:=100*([.AL46]-[.AK46])/[.AK46]" office:value-type="float" office:value="0.817438692098093" calcext:value-type="float">
            <text:p>0.82</text:p>
          </table:table-cell>
          <table:table-cell table:formula="of:=100*([.AM46]-[.AK46])/[.AK46]" office:value-type="float" office:value="0" calcext:value-type="float">
            <text:p>0.00</text:p>
          </table:table-cell>
          <table:table-cell table:formula="of:=100*([.AN46]-[.AK46])/[.AK46]" office:value-type="float" office:value="0" calcext:value-type="float">
            <text:p>0.00</text:p>
          </table:table-cell>
          <table:table-cell table:formula="of:=100*([.AO46]-[.AK46])/[.AK46]" office:value-type="float" office:value="0" calcext:value-type="float">
            <text:p>0.00</text:p>
          </table:table-cell>
          <table:table-cell/>
          <table:table-cell office:value-type="float" office:value="325.25" calcext:value-type="float">
            <text:p>325</text:p>
          </table:table-cell>
          <table:table-cell office:value-type="float" office:value="0.8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office:value-type="float" office:value="0.5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6A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90" calcext:value-type="float">
            <text:p>190</text:p>
          </table:table-cell>
          <table:table-cell table:style-name="ce31" office:value-type="float" office:value="195" calcext:value-type="float">
            <text:p>195</text:p>
          </table:table-cell>
          <table:table-cell table:style-name="ce34" office:value-type="float" office:value="195" calcext:value-type="float">
            <text:p>195</text:p>
          </table:table-cell>
          <table:table-cell table:number-columns-repeated="2" office:value-type="float" office:value="195" calcext:value-type="float">
            <text:p>195</text:p>
          </table:table-cell>
          <table:table-cell/>
          <table:table-cell table:formula="of:=100*([.F47]-[.E47])/[.E47]" office:value-type="float" office:value="2.63157894736842" calcext:value-type="float">
            <text:p>2.63</text:p>
          </table:table-cell>
          <table:table-cell table:formula="of:=100*([.G47]-[.E47])/[.E47]" office:value-type="float" office:value="2.63157894736842" calcext:value-type="float">
            <text:p>2.63</text:p>
          </table:table-cell>
          <table:table-cell table:formula="of:=100*([.H47]-[.E47])/[.E47]" office:value-type="float" office:value="2.63157894736842" calcext:value-type="float">
            <text:p>2.63</text:p>
          </table:table-cell>
          <table:table-cell table:formula="of:=100*([.I47]-[.E47])/[.E47]" office:value-type="float" office:value="2.63157894736842" calcext:value-type="float">
            <text:p>2.63</text:p>
          </table:table-cell>
          <table:table-cell/>
          <table:table-cell office:value-type="float" office:value="15.61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1</text:p>
          </table:table-cell>
          <table:table-cell office:value-type="float" office:value="0.5" calcext:value-type="float">
            <text:p>1</text:p>
          </table:table-cell>
          <table:table-cell/>
          <table:table-cell table:style-name="ce53" office:value-type="float" office:value="190" calcext:value-type="float">
            <text:p>190</text:p>
          </table:table-cell>
          <table:table-cell table:style-name="ce56" office:value-type="float" office:value="195" calcext:value-type="float">
            <text:p>195</text:p>
          </table:table-cell>
          <table:table-cell table:style-name="ce60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/>
          <table:table-cell table:formula="of:=100*([.V47]-[.U47])/[.U47]" office:value-type="float" office:value="2.63157894736842" calcext:value-type="float">
            <text:p>2.63</text:p>
          </table:table-cell>
          <table:table-cell table:formula="of:=100*([.W47]-[.U47])/[.U47]" office:value-type="float" office:value="1.57894736842105" calcext:value-type="float">
            <text:p>1.58</text:p>
          </table:table-cell>
          <table:table-cell table:formula="of:=100*([.X47]-[.U47])/[.U47]" office:value-type="float" office:value="1.57894736842105" calcext:value-type="float">
            <text:p>1.58</text:p>
          </table:table-cell>
          <table:table-cell table:formula="of:=100*([.Y47]-[.U47])/[.U47]" office:value-type="float" office:value="1.57894736842105" calcext:value-type="float">
            <text:p>1.58</text:p>
          </table:table-cell>
          <table:table-cell/>
          <table:table-cell office:value-type="float" office:value="12.44" calcext:value-type="float">
            <text:p>12</text:p>
          </table:table-cell>
          <table:table-cell office:value-type="float" office:value="0.01" calcext:value-type="float">
            <text:p>0</text:p>
          </table:table-cell>
          <table:table-cell office:value-type="float" office:value="1.3" calcext:value-type="float">
            <text:p>1</text:p>
          </table:table-cell>
          <table:table-cell office:value-type="float" office:value="0.5" calcext:value-type="float">
            <text:p>1</text:p>
          </table:table-cell>
          <table:table-cell/>
          <table:table-cell table:style-name="ce72"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table:style-name="ce85" office:value-type="float" office:value="192" calcext:value-type="float">
            <text:p>192</text:p>
          </table:table-cell>
          <table:table-cell table:number-columns-repeated="2" office:value-type="float" office:value="192" calcext:value-type="float">
            <text:p>192</text:p>
          </table:table-cell>
          <table:table-cell/>
          <table:table-cell table:formula="of:=100*([.AL47]-[.AK47])/[.AK47]" office:value-type="float" office:value="2.63157894736842" calcext:value-type="float">
            <text:p>2.63</text:p>
          </table:table-cell>
          <table:table-cell table:formula="of:=100*([.AM47]-[.AK47])/[.AK47]" office:value-type="float" office:value="1.05263157894737" calcext:value-type="float">
            <text:p>1.05</text:p>
          </table:table-cell>
          <table:table-cell table:formula="of:=100*([.AN47]-[.AK47])/[.AK47]" office:value-type="float" office:value="1.05263157894737" calcext:value-type="float">
            <text:p>1.05</text:p>
          </table:table-cell>
          <table:table-cell table:formula="of:=100*([.AO47]-[.AK47])/[.AK47]" office:value-type="float" office:value="1.05263157894737" calcext:value-type="float">
            <text:p>1.05</text:p>
          </table:table-cell>
          <table:table-cell/>
          <table:table-cell office:value-type="float" office:value="13.01" calcext:value-type="float">
            <text:p>13</text:p>
          </table:table-cell>
          <table:table-cell office:value-type="float" office:value="0.67" calcext:value-type="float">
            <text:p>1</text:p>
          </table:table-cell>
          <table:table-cell office:value-type="float" office:value="0.2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6B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90" calcext:value-type="float">
            <text:p>190</text:p>
          </table:table-cell>
          <table:table-cell table:style-name="ce31" office:value-type="float" office:value="194" calcext:value-type="float">
            <text:p>194</text:p>
          </table:table-cell>
          <table:table-cell table:style-name="ce34" office:value-type="float" office:value="194" calcext:value-type="float">
            <text:p>194</text:p>
          </table:table-cell>
          <table:table-cell table:number-columns-repeated="2" office:value-type="float" office:value="194" calcext:value-type="float">
            <text:p>194</text:p>
          </table:table-cell>
          <table:table-cell/>
          <table:table-cell table:formula="of:=100*([.F48]-[.E48])/[.E48]" office:value-type="float" office:value="2.10526315789474" calcext:value-type="float">
            <text:p>2.11</text:p>
          </table:table-cell>
          <table:table-cell table:formula="of:=100*([.G48]-[.E48])/[.E48]" office:value-type="float" office:value="2.10526315789474" calcext:value-type="float">
            <text:p>2.11</text:p>
          </table:table-cell>
          <table:table-cell table:formula="of:=100*([.H48]-[.E48])/[.E48]" office:value-type="float" office:value="2.10526315789474" calcext:value-type="float">
            <text:p>2.11</text:p>
          </table:table-cell>
          <table:table-cell table:formula="of:=100*([.I48]-[.E48])/[.E48]" office:value-type="float" office:value="2.10526315789474" calcext:value-type="float">
            <text:p>2.11</text:p>
          </table:table-cell>
          <table:table-cell/>
          <table:table-cell office:value-type="float" office:value="204.2" calcext:value-type="float">
            <text:p>204</text:p>
          </table:table-cell>
          <table:table-cell office:value-type="float" office:value="1.56" calcext:value-type="float">
            <text:p>2</text:p>
          </table:table-cell>
          <table:table-cell office:value-type="float" office:value="0.3" calcext:value-type="float">
            <text:p>0</text:p>
          </table:table-cell>
          <table:table-cell office:value-type="float" office:value="0.7" calcext:value-type="float">
            <text:p>1</text:p>
          </table:table-cell>
          <table:table-cell/>
          <table:table-cell table:style-name="ce53" office:value-type="float" office:value="190" calcext:value-type="float">
            <text:p>190</text:p>
          </table:table-cell>
          <table:table-cell table:style-name="ce57" office:value-type="float" office:value="192" calcext:value-type="float">
            <text:p>192</text:p>
          </table:table-cell>
          <table:table-cell table:style-name="ce60" office:value-type="float" office:value="192" calcext:value-type="float">
            <text:p>192</text:p>
          </table:table-cell>
          <table:table-cell table:number-columns-repeated="2" office:value-type="float" office:value="192" calcext:value-type="float">
            <text:p>192</text:p>
          </table:table-cell>
          <table:table-cell/>
          <table:table-cell table:formula="of:=100*([.V48]-[.U48])/[.U48]" office:value-type="float" office:value="1.05263157894737" calcext:value-type="float">
            <text:p>1.05</text:p>
          </table:table-cell>
          <table:table-cell table:formula="of:=100*([.W48]-[.U48])/[.U48]" office:value-type="float" office:value="1.05263157894737" calcext:value-type="float">
            <text:p>1.05</text:p>
          </table:table-cell>
          <table:table-cell table:formula="of:=100*([.X48]-[.U48])/[.U48]" office:value-type="float" office:value="1.05263157894737" calcext:value-type="float">
            <text:p>1.05</text:p>
          </table:table-cell>
          <table:table-cell table:formula="of:=100*([.Y48]-[.U48])/[.U48]" office:value-type="float" office:value="1.05263157894737" calcext:value-type="float">
            <text:p>1.05</text:p>
          </table:table-cell>
          <table:table-cell/>
          <table:table-cell office:value-type="float" office:value="275.77" calcext:value-type="float">
            <text:p>276</text:p>
          </table:table-cell>
          <table:table-cell office:value-type="float" office:value="1.52" calcext:value-type="float">
            <text:p>2</text:p>
          </table:table-cell>
          <table:table-cell office:value-type="float" office:value="0.3" calcext:value-type="float">
            <text:p>0</text:p>
          </table:table-cell>
          <table:table-cell office:value-type="float" office:value="0.7" calcext:value-type="float">
            <text:p>1</text:p>
          </table:table-cell>
          <table:table-cell/>
          <table:table-cell table:style-name="ce72"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style-name="ce85" office:value-type="float" office:value="191" calcext:value-type="float">
            <text:p>191</text:p>
          </table:table-cell>
          <table:table-cell table:number-columns-repeated="2" office:value-type="float" office:value="191" calcext:value-type="float">
            <text:p>191</text:p>
          </table:table-cell>
          <table:table-cell/>
          <table:table-cell table:formula="of:=100*([.AL48]-[.AK48])/[.AK48]" office:value-type="float" office:value="1.05263157894737" calcext:value-type="float">
            <text:p>1.05</text:p>
          </table:table-cell>
          <table:table-cell table:formula="of:=100*([.AM48]-[.AK48])/[.AK48]" office:value-type="float" office:value="0.526315789473684" calcext:value-type="float">
            <text:p>0.53</text:p>
          </table:table-cell>
          <table:table-cell table:formula="of:=100*([.AN48]-[.AK48])/[.AK48]" office:value-type="float" office:value="0.526315789473684" calcext:value-type="float">
            <text:p>0.53</text:p>
          </table:table-cell>
          <table:table-cell table:formula="of:=100*([.AO48]-[.AK48])/[.AK48]" office:value-type="float" office:value="0.526315789473684" calcext:value-type="float">
            <text:p>0.53</text:p>
          </table:table-cell>
          <table:table-cell/>
          <table:table-cell office:value-type="float" office:value="279.58" calcext:value-type="float">
            <text:p>280</text:p>
          </table:table-cell>
          <table:table-cell office:value-type="float" office:value="1.97" calcext:value-type="float">
            <text:p>2</text:p>
          </table:table-cell>
          <table:table-cell office:value-type="float" office:value="0.1" calcext:value-type="float">
            <text:p>0</text:p>
          </table:table-cell>
          <table:table-cell office:value-type="float" office:value="0.5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6C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190" calcext:value-type="float">
            <text:p>190</text:p>
          </table:table-cell>
          <table:table-cell table:style-name="ce31" office:value-type="float" office:value="190" calcext:value-type="float">
            <text:p>190</text:p>
          </table:table-cell>
          <table:table-cell table:style-name="ce34" office:value-type="float" office:value="190" calcext:value-type="float">
            <text:p>190</text:p>
          </table:table-cell>
          <table:table-cell table:number-columns-repeated="2" office:value-type="float" office:value="190" calcext:value-type="float">
            <text:p>190</text:p>
          </table:table-cell>
          <table:table-cell/>
          <table:table-cell table:formula="of:=100*([.F49]-[.E49])/[.E49]" office:value-type="float" office:value="0" calcext:value-type="float">
            <text:p>0.00</text:p>
          </table:table-cell>
          <table:table-cell table:formula="of:=100*([.G49]-[.E49])/[.E49]" office:value-type="float" office:value="0" calcext:value-type="float">
            <text:p>0.00</text:p>
          </table:table-cell>
          <table:table-cell table:formula="of:=100*([.H49]-[.E49])/[.E49]" office:value-type="float" office:value="0" calcext:value-type="float">
            <text:p>0.00</text:p>
          </table:table-cell>
          <table:table-cell table:formula="of:=100*([.I49]-[.E49])/[.E49]" office:value-type="float" office:value="0" calcext:value-type="float">
            <text:p>0.00</text:p>
          </table:table-cell>
          <table:table-cell/>
          <table:table-cell office:value-type="float" office:value="434.29" calcext:value-type="float">
            <text:p>434</text:p>
          </table:table-cell>
          <table:table-cell office:value-type="float" office:value="0.59" calcext:value-type="float">
            <text:p>1</text:p>
          </table:table-cell>
          <table:table-cell office:value-type="float" office:value="0.7" calcext:value-type="float">
            <text:p>1</text:p>
          </table:table-cell>
          <table:table-cell office:value-type="float" office:value="0.8" calcext:value-type="float">
            <text:p>1</text:p>
          </table:table-cell>
          <table:table-cell/>
          <table:table-cell table:style-name="ce53" office:value-type="float" office:value="190" calcext:value-type="float">
            <text:p>190</text:p>
          </table:table-cell>
          <table:table-cell table:style-name="ce57" office:value-type="float" office:value="190" calcext:value-type="float">
            <text:p>190</text:p>
          </table:table-cell>
          <table:table-cell table:style-name="ce60" office:value-type="float" office:value="190" calcext:value-type="float">
            <text:p>190</text:p>
          </table:table-cell>
          <table:table-cell table:number-columns-repeated="2" office:value-type="float" office:value="190" calcext:value-type="float">
            <text:p>190</text:p>
          </table:table-cell>
          <table:table-cell/>
          <table:table-cell table:formula="of:=100*([.V49]-[.U49])/[.U49]" office:value-type="float" office:value="0" calcext:value-type="float">
            <text:p>0.00</text:p>
          </table:table-cell>
          <table:table-cell table:formula="of:=100*([.W49]-[.U49])/[.U49]" office:value-type="float" office:value="0" calcext:value-type="float">
            <text:p>0.00</text:p>
          </table:table-cell>
          <table:table-cell table:formula="of:=100*([.X49]-[.U49])/[.U49]" office:value-type="float" office:value="0" calcext:value-type="float">
            <text:p>0.00</text:p>
          </table:table-cell>
          <table:table-cell table:formula="of:=100*([.Y49]-[.U49])/[.U49]" office:value-type="float" office:value="0" calcext:value-type="float">
            <text:p>0.00</text:p>
          </table:table-cell>
          <table:table-cell/>
          <table:table-cell office:value-type="float" office:value="118.88" calcext:value-type="float">
            <text:p>119</text:p>
          </table:table-cell>
          <table:table-cell office:value-type="float" office:value="0.1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1</text:p>
          </table:table-cell>
          <table:table-cell/>
          <table:table-cell table:style-name="ce72" office:value-type="float" office:value="190" calcext:value-type="float">
            <text:p>190</text:p>
          </table:table-cell>
          <table:table-cell table:style-name="ce80" office:value-type="float" office:value="190" calcext:value-type="float">
            <text:p>190</text:p>
          </table:table-cell>
          <table:table-cell table:style-name="ce85" office:value-type="float" office:value="190" calcext:value-type="float">
            <text:p>190</text:p>
          </table:table-cell>
          <table:table-cell table:number-columns-repeated="2" office:value-type="float" office:value="190" calcext:value-type="float">
            <text:p>190</text:p>
          </table:table-cell>
          <table:table-cell/>
          <table:table-cell table:formula="of:=100*([.AL49]-[.AK49])/[.AK49]" office:value-type="float" office:value="0" calcext:value-type="float">
            <text:p>0.00</text:p>
          </table:table-cell>
          <table:table-cell table:formula="of:=100*([.AM49]-[.AK49])/[.AK49]" office:value-type="float" office:value="0" calcext:value-type="float">
            <text:p>0.00</text:p>
          </table:table-cell>
          <table:table-cell table:formula="of:=100*([.AN49]-[.AK49])/[.AK49]" office:value-type="float" office:value="0" calcext:value-type="float">
            <text:p>0.00</text:p>
          </table:table-cell>
          <table:table-cell table:formula="of:=100*([.AO49]-[.AK49])/[.AK49]" office:value-type="float" office:value="0" calcext:value-type="float">
            <text:p>0.00</text:p>
          </table:table-cell>
          <table:table-cell/>
          <table:table-cell office:value-type="float" office:value="104.17" calcext:value-type="float">
            <text:p>104</text:p>
          </table:table-cell>
          <table:table-cell office:value-type="float" office:value="0.09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7A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249" calcext:value-type="float">
            <text:p>249</text:p>
          </table:table-cell>
          <table:table-cell table:style-name="ce31" office:value-type="float" office:value="263" calcext:value-type="float">
            <text:p>263</text:p>
          </table:table-cell>
          <table:table-cell table:style-name="ce34" office:value-type="float" office:value="263" calcext:value-type="float">
            <text:p>263</text:p>
          </table:table-cell>
          <table:table-cell table:number-columns-repeated="2" office:value-type="float" office:value="263" calcext:value-type="float">
            <text:p>263</text:p>
          </table:table-cell>
          <table:table-cell/>
          <table:table-cell table:formula="of:=100*([.F50]-[.E50])/[.E50]" office:value-type="float" office:value="5.62248995983936" calcext:value-type="float">
            <text:p>5.62</text:p>
          </table:table-cell>
          <table:table-cell table:formula="of:=100*([.G50]-[.E50])/[.E50]" office:value-type="float" office:value="5.62248995983936" calcext:value-type="float">
            <text:p>5.62</text:p>
          </table:table-cell>
          <table:table-cell table:formula="of:=100*([.H50]-[.E50])/[.E50]" office:value-type="float" office:value="5.62248995983936" calcext:value-type="float">
            <text:p>5.62</text:p>
          </table:table-cell>
          <table:table-cell table:formula="of:=100*([.I50]-[.E50])/[.E50]" office:value-type="float" office:value="5.62248995983936" calcext:value-type="float">
            <text:p>5.62</text:p>
          </table:table-cell>
          <table:table-cell/>
          <table:table-cell office:value-type="float" office:value="773.45" calcext:value-type="float">
            <text:p>773</text:p>
          </table:table-cell>
          <table:table-cell office:value-type="float" office:value="4.9" calcext:value-type="float">
            <text:p>5</text:p>
          </table:table-cell>
          <table:table-cell office:value-type="float" office:value="11.9" calcext:value-type="float">
            <text:p>12</text:p>
          </table:table-cell>
          <table:table-cell office:value-type="float" office:value="7.3" calcext:value-type="float">
            <text:p>7</text:p>
          </table:table-cell>
          <table:table-cell/>
          <table:table-cell table:style-name="ce53" office:value-type="float" office:value="249" calcext:value-type="float">
            <text:p>249</text:p>
          </table:table-cell>
          <table:table-cell table:style-name="ce56" office:value-type="float" office:value="263" calcext:value-type="float">
            <text:p>263</text:p>
          </table:table-cell>
          <table:table-cell table:style-name="ce60" office:value-type="float" office:value="259" calcext:value-type="float">
            <text:p>259</text:p>
          </table:table-cell>
          <table:table-cell table:number-columns-repeated="2" office:value-type="float" office:value="259" calcext:value-type="float">
            <text:p>259</text:p>
          </table:table-cell>
          <table:table-cell/>
          <table:table-cell table:formula="of:=100*([.V50]-[.U50])/[.U50]" office:value-type="float" office:value="5.62248995983936" calcext:value-type="float">
            <text:p>5.62</text:p>
          </table:table-cell>
          <table:table-cell table:formula="of:=100*([.W50]-[.U50])/[.U50]" office:value-type="float" office:value="4.01606425702811" calcext:value-type="float">
            <text:p>4.02</text:p>
          </table:table-cell>
          <table:table-cell table:formula="of:=100*([.X50]-[.U50])/[.U50]" office:value-type="float" office:value="4.01606425702811" calcext:value-type="float">
            <text:p>4.02</text:p>
          </table:table-cell>
          <table:table-cell table:formula="of:=100*([.Y50]-[.U50])/[.U50]" office:value-type="float" office:value="4.01606425702811" calcext:value-type="float">
            <text:p>4.02</text:p>
          </table:table-cell>
          <table:table-cell/>
          <table:table-cell office:value-type="float" office:value="214.82" calcext:value-type="float">
            <text:p>215</text:p>
          </table:table-cell>
          <table:table-cell office:value-type="float" office:value="1.26" calcext:value-type="float">
            <text:p>1</text:p>
          </table:table-cell>
          <table:table-cell office:value-type="float" office:value="0.2" calcext:value-type="float">
            <text:p>0</text:p>
          </table:table-cell>
          <table:table-cell office:value-type="float" office:value="7.3" calcext:value-type="float">
            <text:p>7</text:p>
          </table:table-cell>
          <table:table-cell/>
          <table:table-cell table:style-name="ce72" office:value-type="float" office:value="249" calcext:value-type="float">
            <text:p>249</text:p>
          </table:table-cell>
          <table:table-cell office:value-type="float" office:value="263" calcext:value-type="float">
            <text:p>263</text:p>
          </table:table-cell>
          <table:table-cell table:style-name="ce85" office:value-type="float" office:value="256" calcext:value-type="float">
            <text:p>256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table:formula="of:=100*([.AL50]-[.AK50])/[.AK50]" office:value-type="float" office:value="5.62248995983936" calcext:value-type="float">
            <text:p>5.62</text:p>
          </table:table-cell>
          <table:table-cell table:formula="of:=100*([.AM50]-[.AK50])/[.AK50]" office:value-type="float" office:value="2.81124497991968" calcext:value-type="float">
            <text:p>2.81</text:p>
          </table:table-cell>
          <table:table-cell table:formula="of:=100*([.AN50]-[.AK50])/[.AK50]" office:value-type="float" office:value="2.81124497991968" calcext:value-type="float">
            <text:p>2.81</text:p>
          </table:table-cell>
          <table:table-cell table:formula="of:=100*([.AO50]-[.AK50])/[.AK50]" office:value-type="float" office:value="2.81124497991968" calcext:value-type="float">
            <text:p>2.81</text:p>
          </table:table-cell>
          <table:table-cell/>
          <table:table-cell office:value-type="float" office:value="231.38" calcext:value-type="float">
            <text:p>231</text:p>
          </table:table-cell>
          <table:table-cell office:value-type="float" office:value="5.43" calcext:value-type="float">
            <text:p>5</text:p>
          </table:table-cell>
          <table:table-cell table:number-columns-repeated="2" office:value-type="float" office:value="0.2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7B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49" calcext:value-type="float">
            <text:p>249</text:p>
          </table:table-cell>
          <table:table-cell table:style-name="ce31" office:value-type="float" office:value="259" calcext:value-type="float">
            <text:p>259</text:p>
          </table:table-cell>
          <table:table-cell table:style-name="ce34" office:value-type="float" office:value="259" calcext:value-type="float">
            <text:p>259</text:p>
          </table:table-cell>
          <table:table-cell table:number-columns-repeated="2" office:value-type="float" office:value="259" calcext:value-type="float">
            <text:p>259</text:p>
          </table:table-cell>
          <table:table-cell/>
          <table:table-cell table:formula="of:=100*([.F51]-[.E51])/[.E51]" office:value-type="float" office:value="4.01606425702811" calcext:value-type="float">
            <text:p>4.02</text:p>
          </table:table-cell>
          <table:table-cell table:formula="of:=100*([.G51]-[.E51])/[.E51]" office:value-type="float" office:value="4.01606425702811" calcext:value-type="float">
            <text:p>4.02</text:p>
          </table:table-cell>
          <table:table-cell table:formula="of:=100*([.H51]-[.E51])/[.E51]" office:value-type="float" office:value="4.01606425702811" calcext:value-type="float">
            <text:p>4.02</text:p>
          </table:table-cell>
          <table:table-cell table:formula="of:=100*([.I51]-[.E51])/[.E51]" office:value-type="float" office:value="4.01606425702811" calcext:value-type="float">
            <text:p>4.02</text:p>
          </table:table-cell>
          <table:table-cell/>
          <table:table-cell office:value-type="float" office:value="0.39" calcext:value-type="float">
            <text:p>0</text:p>
          </table:table-cell>
          <table:table-cell office:value-type="float" office:value="2.96" calcext:value-type="float">
            <text:p>3</text:p>
          </table:table-cell>
          <table:table-cell office:value-type="float" office:value="0.8" calcext:value-type="float">
            <text:p>1</text:p>
          </table:table-cell>
          <table:table-cell office:value-type="float" office:value="8.1" calcext:value-type="float">
            <text:p>8</text:p>
          </table:table-cell>
          <table:table-cell/>
          <table:table-cell table:style-name="ce53" office:value-type="float" office:value="249" calcext:value-type="float">
            <text:p>249</text:p>
          </table:table-cell>
          <table:table-cell table:style-name="ce56" office:value-type="float" office:value="259" calcext:value-type="float">
            <text:p>259</text:p>
          </table:table-cell>
          <table:table-cell table:style-name="ce60" office:value-type="float" office:value="256" calcext:value-type="float">
            <text:p>256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table:formula="of:=100*([.V51]-[.U51])/[.U51]" office:value-type="float" office:value="4.01606425702811" calcext:value-type="float">
            <text:p>4.02</text:p>
          </table:table-cell>
          <table:table-cell table:formula="of:=100*([.W51]-[.U51])/[.U51]" office:value-type="float" office:value="2.81124497991968" calcext:value-type="float">
            <text:p>2.81</text:p>
          </table:table-cell>
          <table:table-cell table:formula="of:=100*([.X51]-[.U51])/[.U51]" office:value-type="float" office:value="2.81124497991968" calcext:value-type="float">
            <text:p>2.81</text:p>
          </table:table-cell>
          <table:table-cell table:formula="of:=100*([.Y51]-[.U51])/[.U51]" office:value-type="float" office:value="2.81124497991968" calcext:value-type="float">
            <text:p>2.81</text:p>
          </table:table-cell>
          <table:table-cell/>
          <table:table-cell office:value-type="float" office:value="1771.06" calcext:value-type="float">
            <text:p>1771</text:p>
          </table:table-cell>
          <table:table-cell office:value-type="float" office:value="7.43" calcext:value-type="float">
            <text:p>7</text:p>
          </table:table-cell>
          <table:table-cell office:value-type="float" office:value="0.2" calcext:value-type="float">
            <text:p>0</text:p>
          </table:table-cell>
          <table:table-cell office:value-type="float" office:value="8.1" calcext:value-type="float">
            <text:p>8</text:p>
          </table:table-cell>
          <table:table-cell/>
          <table:table-cell table:style-name="ce72"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table:style-name="ce85" office:value-type="float" office:value="253" calcext:value-type="float">
            <text:p>253</text:p>
          </table:table-cell>
          <table:table-cell table:number-columns-repeated="2" office:value-type="float" office:value="253" calcext:value-type="float">
            <text:p>253</text:p>
          </table:table-cell>
          <table:table-cell/>
          <table:table-cell table:formula="of:=100*([.AL51]-[.AK51])/[.AK51]" office:value-type="float" office:value="4.01606425702811" calcext:value-type="float">
            <text:p>4.02</text:p>
          </table:table-cell>
          <table:table-cell table:formula="of:=100*([.AM51]-[.AK51])/[.AK51]" office:value-type="float" office:value="1.60642570281125" calcext:value-type="float">
            <text:p>1.61</text:p>
          </table:table-cell>
          <table:table-cell table:formula="of:=100*([.AN51]-[.AK51])/[.AK51]" office:value-type="float" office:value="1.60642570281125" calcext:value-type="float">
            <text:p>1.61</text:p>
          </table:table-cell>
          <table:table-cell table:formula="of:=100*([.AO51]-[.AK51])/[.AK51]" office:value-type="float" office:value="1.60642570281125" calcext:value-type="float">
            <text:p>1.61</text:p>
          </table:table-cell>
          <table:table-cell/>
          <table:table-cell office:value-type="float" office:value="1850.09" calcext:value-type="float">
            <text:p>1850</text:p>
          </table:table-cell>
          <table:table-cell office:value-type="float" office:value="1.31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office:value-type="float" office:value="0.3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7C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249" calcext:value-type="float">
            <text:p>249</text:p>
          </table:table-cell>
          <table:table-cell table:style-name="ce32" office:value-type="float" office:value="256" calcext:value-type="float">
            <text:p>256</text:p>
          </table:table-cell>
          <table:table-cell table:style-name="ce34" office:value-type="float" office:value="250" calcext:value-type="float">
            <text:p>250</text:p>
          </table:table-cell>
          <table:table-cell table:number-columns-repeated="2" office:value-type="float" office:value="250" calcext:value-type="float">
            <text:p>250</text:p>
          </table:table-cell>
          <table:table-cell/>
          <table:table-cell table:formula="of:=100*([.F52]-[.E52])/[.E52]" office:value-type="float" office:value="2.81124497991968" calcext:value-type="float">
            <text:p>2.81</text:p>
          </table:table-cell>
          <table:table-cell table:formula="of:=100*([.G52]-[.E52])/[.E52]" office:value-type="float" office:value="0.401606425702811" calcext:value-type="float">
            <text:p>0.40</text:p>
          </table:table-cell>
          <table:table-cell table:formula="of:=100*([.H52]-[.E52])/[.E52]" office:value-type="float" office:value="0.401606425702811" calcext:value-type="float">
            <text:p>0.40</text:p>
          </table:table-cell>
          <table:table-cell table:formula="of:=100*([.I52]-[.E52])/[.E52]" office:value-type="float" office:value="0.401606425702811" calcext:value-type="float">
            <text:p>0.40</text:p>
          </table:table-cell>
          <table:table-cell/>
          <table:table-cell office:value-type="float" office:value="142.87" calcext:value-type="float">
            <text:p>143</text:p>
          </table:table-cell>
          <table:table-cell office:value-type="float" office:value="29.32" calcext:value-type="float">
            <text:p>29</text:p>
          </table:table-cell>
          <table:table-cell office:value-type="float" office:value="0.8" calcext:value-type="float">
            <text:p>1</text:p>
          </table:table-cell>
          <table:table-cell office:value-type="float" office:value="2.8" calcext:value-type="float">
            <text:p>3</text:p>
          </table:table-cell>
          <table:table-cell/>
          <table:table-cell table:style-name="ce53" office:value-type="float" office:value="249" calcext:value-type="float">
            <text:p>249</text:p>
          </table:table-cell>
          <table:table-cell table:style-name="ce56" office:value-type="float" office:value="252" calcext:value-type="float">
            <text:p>252</text:p>
          </table:table-cell>
          <table:table-cell table:style-name="ce60" office:value-type="float" office:value="249" calcext:value-type="float">
            <text:p>249</text:p>
          </table:table-cell>
          <table:table-cell table:number-columns-repeated="2" office:value-type="float" office:value="249" calcext:value-type="float">
            <text:p>249</text:p>
          </table:table-cell>
          <table:table-cell/>
          <table:table-cell table:formula="of:=100*([.V52]-[.U52])/[.U52]" office:value-type="float" office:value="1.20481927710843" calcext:value-type="float">
            <text:p>1.20</text:p>
          </table:table-cell>
          <table:table-cell table:formula="of:=100*([.W52]-[.U52])/[.U52]" office:value-type="float" office:value="0" calcext:value-type="float">
            <text:p>0.00</text:p>
          </table:table-cell>
          <table:table-cell table:formula="of:=100*([.X52]-[.U52])/[.U52]" office:value-type="float" office:value="0" calcext:value-type="float">
            <text:p>0.00</text:p>
          </table:table-cell>
          <table:table-cell table:formula="of:=100*([.Y52]-[.U52])/[.U52]" office:value-type="float" office:value="0" calcext:value-type="float">
            <text:p>0.00</text:p>
          </table:table-cell>
          <table:table-cell/>
          <table:table-cell office:value-type="float" office:value="1028.69" calcext:value-type="float">
            <text:p>1029</text:p>
          </table:table-cell>
          <table:table-cell office:value-type="float" office:value="6.74" calcext:value-type="float">
            <text:p>7</text:p>
          </table:table-cell>
          <table:table-cell office:value-type="float" office:value="2.5" calcext:value-type="float">
            <text:p>3</text:p>
          </table:table-cell>
          <table:table-cell office:value-type="float" office:value="2.8" calcext:value-type="float">
            <text:p>3</text:p>
          </table:table-cell>
          <table:table-cell/>
          <table:table-cell table:style-name="ce72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table:style-name="ce85" office:value-type="float" office:value="249" calcext:value-type="float">
            <text:p>249</text:p>
          </table:table-cell>
          <table:table-cell table:number-columns-repeated="2" office:value-type="float" office:value="249" calcext:value-type="float">
            <text:p>249</text:p>
          </table:table-cell>
          <table:table-cell/>
          <table:table-cell table:formula="of:=100*([.AL52]-[.AK52])/[.AK52]" office:value-type="float" office:value="0.401606425702811" calcext:value-type="float">
            <text:p>0.40</text:p>
          </table:table-cell>
          <table:table-cell table:formula="of:=100*([.AM52]-[.AK52])/[.AK52]" office:value-type="float" office:value="0" calcext:value-type="float">
            <text:p>0.00</text:p>
          </table:table-cell>
          <table:table-cell table:formula="of:=100*([.AN52]-[.AK52])/[.AK52]" office:value-type="float" office:value="0" calcext:value-type="float">
            <text:p>0.00</text:p>
          </table:table-cell>
          <table:table-cell table:formula="of:=100*([.AO52]-[.AK52])/[.AK52]" office:value-type="float" office:value="0" calcext:value-type="float">
            <text:p>0.00</text:p>
          </table:table-cell>
          <table:table-cell/>
          <table:table-cell office:value-type="float" office:value="255.66" calcext:value-type="float">
            <text:p>256</text:p>
          </table:table-cell>
          <table:table-cell office:value-type="float" office:value="1.2" calcext:value-type="float">
            <text:p>1</text:p>
          </table:table-cell>
          <table:table-cell office:value-type="float" office:value="1.1" calcext:value-type="float">
            <text:p>1</text:p>
          </table:table-cell>
          <table:table-cell office:value-type="float" office:value="0.2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8A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364" calcext:value-type="float">
            <text:p>364</text:p>
          </table:table-cell>
          <table:table-cell table:style-name="ce34" office:value-type="float" office:value="364" calcext:value-type="float">
            <text:p>364</text:p>
          </table:table-cell>
          <table:table-cell table:number-columns-repeated="2" office:value-type="float" office:value="364" calcext:value-type="float">
            <text:p>364</text:p>
          </table:table-cell>
          <table:table-cell/>
          <table:table-cell table:formula="of:=100*([.F53]-[.E53])/[.E53]" office:value-type="float" office:value="4.89913544668588" calcext:value-type="float">
            <text:p>4.90</text:p>
          </table:table-cell>
          <table:table-cell table:formula="of:=100*([.G53]-[.E53])/[.E53]" office:value-type="float" office:value="4.89913544668588" calcext:value-type="float">
            <text:p>4.90</text:p>
          </table:table-cell>
          <table:table-cell table:formula="of:=100*([.H53]-[.E53])/[.E53]" office:value-type="float" office:value="4.89913544668588" calcext:value-type="float">
            <text:p>4.90</text:p>
          </table:table-cell>
          <table:table-cell table:formula="of:=100*([.I53]-[.E53])/[.E53]" office:value-type="float" office:value="4.89913544668588" calcext:value-type="float">
            <text:p>4.90</text:p>
          </table:table-cell>
          <table:table-cell/>
          <table:table-cell office:value-type="float" office:value="11.07" calcext:value-type="float">
            <text:p>11</text:p>
          </table:table-cell>
          <table:table-cell office:value-type="float" office:value="3.34" calcext:value-type="float">
            <text:p>3</text:p>
          </table:table-cell>
          <table:table-cell office:value-type="float" office:value="25.3" calcext:value-type="float">
            <text:p>25</text:p>
          </table:table-cell>
          <table:table-cell office:value-type="float" office:value="2.2" calcext:value-type="float">
            <text:p>2</text:p>
          </table:table-cell>
          <table:table-cell/>
          <table:table-cell table:style-name="ce53" office:value-type="float" office:value="347" calcext:value-type="float">
            <text:p>347</text:p>
          </table:table-cell>
          <table:table-cell table:style-name="ce57" office:value-type="float" office:value="359" calcext:value-type="float">
            <text:p>359</text:p>
          </table:table-cell>
          <table:table-cell table:style-name="ce60" office:value-type="float" office:value="359" calcext:value-type="float">
            <text:p>359</text:p>
          </table:table-cell>
          <table:table-cell table:number-columns-repeated="2" office:value-type="float" office:value="359" calcext:value-type="float">
            <text:p>359</text:p>
          </table:table-cell>
          <table:table-cell/>
          <table:table-cell table:formula="of:=100*([.V53]-[.U53])/[.U53]" office:value-type="float" office:value="3.45821325648415" calcext:value-type="float">
            <text:p>3.46</text:p>
          </table:table-cell>
          <table:table-cell table:formula="of:=100*([.W53]-[.U53])/[.U53]" office:value-type="float" office:value="3.45821325648415" calcext:value-type="float">
            <text:p>3.46</text:p>
          </table:table-cell>
          <table:table-cell table:formula="of:=100*([.X53]-[.U53])/[.U53]" office:value-type="float" office:value="3.45821325648415" calcext:value-type="float">
            <text:p>3.46</text:p>
          </table:table-cell>
          <table:table-cell table:formula="of:=100*([.Y53]-[.U53])/[.U53]" office:value-type="float" office:value="3.45821325648415" calcext:value-type="float">
            <text:p>3.46</text:p>
          </table:table-cell>
          <table:table-cell/>
          <table:table-cell office:value-type="float" office:value="1598.12" calcext:value-type="float">
            <text:p>1598</text:p>
          </table:table-cell>
          <table:table-cell office:value-type="float" office:value="3.67" calcext:value-type="float">
            <text:p>4</text:p>
          </table:table-cell>
          <table:table-cell office:value-type="float" office:value="2.1" calcext:value-type="float">
            <text:p>2</text:p>
          </table:table-cell>
          <table:table-cell office:value-type="float" office:value="2.2" calcext:value-type="float">
            <text:p>2</text:p>
          </table:table-cell>
          <table:table-cell/>
          <table:table-cell table:style-name="ce72" office:value-type="float" office:value="347" calcext:value-type="float">
            <text:p>347</text:p>
          </table:table-cell>
          <table:table-cell office:value-type="float" office:value="359" calcext:value-type="float">
            <text:p>359</text:p>
          </table:table-cell>
          <table:table-cell table:style-name="ce85" office:value-type="float" office:value="354" calcext:value-type="float">
            <text:p>354</text:p>
          </table:table-cell>
          <table:table-cell table:number-columns-repeated="2" office:value-type="float" office:value="354" calcext:value-type="float">
            <text:p>354</text:p>
          </table:table-cell>
          <table:table-cell/>
          <table:table-cell table:formula="of:=100*([.AL53]-[.AK53])/[.AK53]" office:value-type="float" office:value="3.45821325648415" calcext:value-type="float">
            <text:p>3.46</text:p>
          </table:table-cell>
          <table:table-cell table:formula="of:=100*([.AM53]-[.AK53])/[.AK53]" office:value-type="float" office:value="2.01729106628242" calcext:value-type="float">
            <text:p>2.02</text:p>
          </table:table-cell>
          <table:table-cell table:formula="of:=100*([.AN53]-[.AK53])/[.AK53]" office:value-type="float" office:value="2.01729106628242" calcext:value-type="float">
            <text:p>2.02</text:p>
          </table:table-cell>
          <table:table-cell table:formula="of:=100*([.AO53]-[.AK53])/[.AK53]" office:value-type="float" office:value="2.01729106628242" calcext:value-type="float">
            <text:p>2.02</text:p>
          </table:table-cell>
          <table:table-cell/>
          <table:table-cell office:value-type="float" office:value="1718.21" calcext:value-type="float">
            <text:p>1718</text:p>
          </table:table-cell>
          <table:table-cell office:value-type="float" office:value="1.32" calcext:value-type="float">
            <text:p>1</text:p>
          </table:table-cell>
          <table:table-cell office:value-type="float" office:value="0.3" calcext:value-type="float">
            <text:p>0</text:p>
          </table:table-cell>
          <table:table-cell office:value-type="float" office:value="1.2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8B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359" calcext:value-type="float">
            <text:p>359</text:p>
          </table:table-cell>
          <table:table-cell table:style-name="ce34" office:value-type="float" office:value="359" calcext:value-type="float">
            <text:p>359</text:p>
          </table:table-cell>
          <table:table-cell table:number-columns-repeated="2" office:value-type="float" office:value="359" calcext:value-type="float">
            <text:p>359</text:p>
          </table:table-cell>
          <table:table-cell/>
          <table:table-cell table:formula="of:=100*([.F54]-[.E54])/[.E54]" office:value-type="float" office:value="3.45821325648415" calcext:value-type="float">
            <text:p>3.46</text:p>
          </table:table-cell>
          <table:table-cell table:formula="of:=100*([.G54]-[.E54])/[.E54]" office:value-type="float" office:value="3.45821325648415" calcext:value-type="float">
            <text:p>3.46</text:p>
          </table:table-cell>
          <table:table-cell table:formula="of:=100*([.H54]-[.E54])/[.E54]" office:value-type="float" office:value="3.45821325648415" calcext:value-type="float">
            <text:p>3.46</text:p>
          </table:table-cell>
          <table:table-cell table:formula="of:=100*([.I54]-[.E54])/[.E54]" office:value-type="float" office:value="3.45821325648415" calcext:value-type="float">
            <text:p>3.4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.48" calcext:value-type="float">
            <text:p>6</text:p>
          </table:table-cell>
          <table:table-cell office:value-type="float" office:value="6.6" calcext:value-type="float">
            <text:p>7</text:p>
          </table:table-cell>
          <table:table-cell office:value-type="float" office:value="15.1" calcext:value-type="float">
            <text:p>15</text:p>
          </table:table-cell>
          <table:table-cell/>
          <table:table-cell table:style-name="ce53" office:value-type="float" office:value="347" calcext:value-type="float">
            <text:p>347</text:p>
          </table:table-cell>
          <table:table-cell table:style-name="ce57" office:value-type="float" office:value="354" calcext:value-type="float">
            <text:p>354</text:p>
          </table:table-cell>
          <table:table-cell table:style-name="ce60" office:value-type="float" office:value="354" calcext:value-type="float">
            <text:p>354</text:p>
          </table:table-cell>
          <table:table-cell table:number-columns-repeated="2" office:value-type="float" office:value="354" calcext:value-type="float">
            <text:p>354</text:p>
          </table:table-cell>
          <table:table-cell/>
          <table:table-cell table:formula="of:=100*([.V54]-[.U54])/[.U54]" office:value-type="float" office:value="2.01729106628242" calcext:value-type="float">
            <text:p>2.02</text:p>
          </table:table-cell>
          <table:table-cell table:formula="of:=100*([.W54]-[.U54])/[.U54]" office:value-type="float" office:value="2.01729106628242" calcext:value-type="float">
            <text:p>2.02</text:p>
          </table:table-cell>
          <table:table-cell table:formula="of:=100*([.X54]-[.U54])/[.U54]" office:value-type="float" office:value="2.01729106628242" calcext:value-type="float">
            <text:p>2.02</text:p>
          </table:table-cell>
          <table:table-cell table:formula="of:=100*([.Y54]-[.U54])/[.U54]" office:value-type="float" office:value="2.01729106628242" calcext:value-type="float">
            <text:p>2.02</text:p>
          </table:table-cell>
          <table:table-cell/>
          <table:table-cell office:value-type="float" office:value="564.97" calcext:value-type="float">
            <text:p>565</text:p>
          </table:table-cell>
          <table:table-cell office:value-type="float" office:value="1.39" calcext:value-type="float">
            <text:p>1</text:p>
          </table:table-cell>
          <table:table-cell office:value-type="float" office:value="0.7" calcext:value-type="float">
            <text:p>1</text:p>
          </table:table-cell>
          <table:table-cell office:value-type="float" office:value="15.1" calcext:value-type="float">
            <text:p>15</text:p>
          </table:table-cell>
          <table:table-cell/>
          <table:table-cell table:style-name="ce72" office:value-type="float" office:value="347" calcext:value-type="float">
            <text:p>347</text:p>
          </table:table-cell>
          <table:table-cell office:value-type="float" office:value="354" calcext:value-type="float">
            <text:p>354</text:p>
          </table:table-cell>
          <table:table-cell table:style-name="ce85" office:value-type="float" office:value="351" calcext:value-type="float">
            <text:p>351</text:p>
          </table:table-cell>
          <table:table-cell table:number-columns-repeated="2" office:value-type="float" office:value="351" calcext:value-type="float">
            <text:p>351</text:p>
          </table:table-cell>
          <table:table-cell/>
          <table:table-cell table:formula="of:=100*([.AL54]-[.AK54])/[.AK54]" office:value-type="float" office:value="2.01729106628242" calcext:value-type="float">
            <text:p>2.02</text:p>
          </table:table-cell>
          <table:table-cell table:formula="of:=100*([.AM54]-[.AK54])/[.AK54]" office:value-type="float" office:value="1.15273775216138" calcext:value-type="float">
            <text:p>1.15</text:p>
          </table:table-cell>
          <table:table-cell table:formula="of:=100*([.AN54]-[.AK54])/[.AK54]" office:value-type="float" office:value="1.15273775216138" calcext:value-type="float">
            <text:p>1.15</text:p>
          </table:table-cell>
          <table:table-cell table:formula="of:=100*([.AO54]-[.AK54])/[.AK54]" office:value-type="float" office:value="1.15273775216138" calcext:value-type="float">
            <text:p>1.15</text:p>
          </table:table-cell>
          <table:table-cell/>
          <table:table-cell office:value-type="float" office:value="579.63" calcext:value-type="float">
            <text:p>580</text:p>
          </table:table-cell>
          <table:table-cell office:value-type="float" office:value="5.22" calcext:value-type="float">
            <text:p>5</text:p>
          </table:table-cell>
          <table:table-cell office:value-type="float" office:value="0.5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8C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347" calcext:value-type="float">
            <text:p>347</text:p>
          </table:table-cell>
          <table:table-cell table:style-name="ce32" office:value-type="float" office:value="352" calcext:value-type="float">
            <text:p>352</text:p>
          </table:table-cell>
          <table:table-cell table:style-name="ce34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/>
          <table:table-cell table:formula="of:=100*([.F55]-[.E55])/[.E55]" office:value-type="float" office:value="1.44092219020173" calcext:value-type="float">
            <text:p>1.44</text:p>
          </table:table-cell>
          <table:table-cell table:formula="of:=100*([.G55]-[.E55])/[.E55]" office:value-type="float" office:value="0" calcext:value-type="float">
            <text:p>0.00</text:p>
          </table:table-cell>
          <table:table-cell table:formula="of:=100*([.H55]-[.E55])/[.E55]" office:value-type="float" office:value="0" calcext:value-type="float">
            <text:p>0.00</text:p>
          </table:table-cell>
          <table:table-cell table:formula="of:=100*([.I55]-[.E55])/[.E55]" office:value-type="float" office:value="0" calcext:value-type="float">
            <text:p>0.00</text:p>
          </table:table-cell>
          <table:table-cell/>
          <table:table-cell office:value-type="float" office:value="504.9" calcext:value-type="float">
            <text:p>505</text:p>
          </table:table-cell>
          <table:table-cell office:value-type="float" office:value="18.87" calcext:value-type="float">
            <text:p>19</text:p>
          </table:table-cell>
          <table:table-cell office:value-type="float" office:value="4.7" calcext:value-type="float">
            <text:p>5</text:p>
          </table:table-cell>
          <table:table-cell office:value-type="float" office:value="4.5" calcext:value-type="float">
            <text:p>5</text:p>
          </table:table-cell>
          <table:table-cell/>
          <table:table-cell table:style-name="ce53" office:value-type="float" office:value="347" calcext:value-type="float">
            <text:p>347</text:p>
          </table:table-cell>
          <table:table-cell table:style-name="ce57" office:value-type="float" office:value="347" calcext:value-type="float">
            <text:p>347</text:p>
          </table:table-cell>
          <table:table-cell table:style-name="ce60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/>
          <table:table-cell table:formula="of:=100*([.V55]-[.U55])/[.U55]" office:value-type="float" office:value="0" calcext:value-type="float">
            <text:p>0.00</text:p>
          </table:table-cell>
          <table:table-cell table:formula="of:=100*([.W55]-[.U55])/[.U55]" office:value-type="float" office:value="0" calcext:value-type="float">
            <text:p>0.00</text:p>
          </table:table-cell>
          <table:table-cell table:formula="of:=100*([.X55]-[.U55])/[.U55]" office:value-type="float" office:value="0" calcext:value-type="float">
            <text:p>0.00</text:p>
          </table:table-cell>
          <table:table-cell table:formula="of:=100*([.Y55]-[.U55])/[.U55]" office:value-type="float" office:value="0" calcext:value-type="float">
            <text:p>0.00</text:p>
          </table:table-cell>
          <table:table-cell/>
          <table:table-cell office:value-type="float" office:value="683.09" calcext:value-type="float">
            <text:p>683</text:p>
          </table:table-cell>
          <table:table-cell office:value-type="float" office:value="0.63" calcext:value-type="float">
            <text:p>1</text:p>
          </table:table-cell>
          <table:table-cell office:value-type="float" office:value="2.3" calcext:value-type="float">
            <text:p>2</text:p>
          </table:table-cell>
          <table:table-cell office:value-type="float" office:value="4.5" calcext:value-type="float">
            <text:p>5</text:p>
          </table:table-cell>
          <table:table-cell/>
          <table:table-cell table:style-name="ce72"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table:style-name="ce85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/>
          <table:table-cell table:formula="of:=100*([.AL55]-[.AK55])/[.AK55]" office:value-type="float" office:value="0.288184438040346" calcext:value-type="float">
            <text:p>0.29</text:p>
          </table:table-cell>
          <table:table-cell table:formula="of:=100*([.AM55]-[.AK55])/[.AK55]" office:value-type="float" office:value="0" calcext:value-type="float">
            <text:p>0.00</text:p>
          </table:table-cell>
          <table:table-cell table:formula="of:=100*([.AN55]-[.AK55])/[.AK55]" office:value-type="float" office:value="0" calcext:value-type="float">
            <text:p>0.00</text:p>
          </table:table-cell>
          <table:table-cell table:formula="of:=100*([.AO55]-[.AK55])/[.AK55]" office:value-type="float" office:value="0" calcext:value-type="float">
            <text:p>0.00</text:p>
          </table:table-cell>
          <table:table-cell/>
          <table:table-cell office:value-type="float" office:value="450.52" calcext:value-type="float">
            <text:p>451</text:p>
          </table:table-cell>
          <table:table-cell office:value-type="float" office:value="0.2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9A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278" calcext:value-type="float">
            <text:p>278</text:p>
          </table:table-cell>
          <table:table-cell table:style-name="ce32" office:value-type="float" office:value="299" calcext:value-type="float">
            <text:p>299</text:p>
          </table:table-cell>
          <table:table-cell table:style-name="ce34" office:value-type="float" office:value="298" calcext:value-type="float">
            <text:p>298</text:p>
          </table:table-cell>
          <table:table-cell table:number-columns-repeated="2" office:value-type="float" office:value="298" calcext:value-type="float">
            <text:p>298</text:p>
          </table:table-cell>
          <table:table-cell/>
          <table:table-cell table:formula="of:=100*([.F56]-[.E56])/[.E56]" office:value-type="float" office:value="7.55395683453237" calcext:value-type="float">
            <text:p>7.55</text:p>
          </table:table-cell>
          <table:table-cell table:formula="of:=100*([.G56]-[.E56])/[.E56]" office:value-type="float" office:value="7.19424460431655" calcext:value-type="float">
            <text:p>7.19</text:p>
          </table:table-cell>
          <table:table-cell table:formula="of:=100*([.H56]-[.E56])/[.E56]" office:value-type="float" office:value="7.19424460431655" calcext:value-type="float">
            <text:p>7.19</text:p>
          </table:table-cell>
          <table:table-cell table:formula="of:=100*([.I56]-[.E56])/[.E56]" office:value-type="float" office:value="7.19424460431655" calcext:value-type="float">
            <text:p>7.19</text:p>
          </table:table-cell>
          <table:table-cell/>
          <table:table-cell office:value-type="float" office:value="453.32" calcext:value-type="float">
            <text:p>453</text:p>
          </table:table-cell>
          <table:table-cell office:value-type="float" office:value="89.42" calcext:value-type="float">
            <text:p>89</text:p>
          </table:table-cell>
          <table:table-cell office:value-type="float" office:value="168" calcext:value-type="float">
            <text:p>168</text:p>
          </table:table-cell>
          <table:table-cell office:value-type="float" office:value="13.6" calcext:value-type="float">
            <text:p>14</text:p>
          </table:table-cell>
          <table:table-cell/>
          <table:table-cell table:style-name="ce53" office:value-type="float" office:value="278" calcext:value-type="float">
            <text:p>278</text:p>
          </table:table-cell>
          <table:table-cell table:style-name="ce56" office:value-type="float" office:value="299" calcext:value-type="float">
            <text:p>299</text:p>
          </table:table-cell>
          <table:table-cell table:style-name="ce60" office:value-type="float" office:value="294" calcext:value-type="float">
            <text:p>294</text:p>
          </table:table-cell>
          <table:table-cell table:number-columns-repeated="2" office:value-type="float" office:value="294" calcext:value-type="float">
            <text:p>294</text:p>
          </table:table-cell>
          <table:table-cell/>
          <table:table-cell table:formula="of:=100*([.V56]-[.U56])/[.U56]" office:value-type="float" office:value="7.55395683453237" calcext:value-type="float">
            <text:p>7.55</text:p>
          </table:table-cell>
          <table:table-cell table:formula="of:=100*([.W56]-[.U56])/[.U56]" office:value-type="float" office:value="5.75539568345324" calcext:value-type="float">
            <text:p>5.76</text:p>
          </table:table-cell>
          <table:table-cell table:formula="of:=100*([.X56]-[.U56])/[.U56]" office:value-type="float" office:value="5.75539568345324" calcext:value-type="float">
            <text:p>5.76</text:p>
          </table:table-cell>
          <table:table-cell table:formula="of:=100*([.Y56]-[.U56])/[.U56]" office:value-type="float" office:value="5.75539568345324" calcext:value-type="float">
            <text:p>5.76</text:p>
          </table:table-cell>
          <table:table-cell/>
          <table:table-cell office:value-type="float" office:value="412.06" calcext:value-type="float">
            <text:p>412</text:p>
          </table:table-cell>
          <table:table-cell office:value-type="float" office:value="19.35" calcext:value-type="float">
            <text:p>19</text:p>
          </table:table-cell>
          <table:table-cell office:value-type="float" office:value="8.2" calcext:value-type="float">
            <text:p>8</text:p>
          </table:table-cell>
          <table:table-cell office:value-type="float" office:value="13.6" calcext:value-type="float">
            <text:p>14</text:p>
          </table:table-cell>
          <table:table-cell/>
          <table:table-cell table:style-name="ce72"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table:style-name="ce85" office:value-type="float" office:value="292" calcext:value-type="float">
            <text:p>292</text:p>
          </table:table-cell>
          <table:table-cell table:number-columns-repeated="2" office:value-type="float" office:value="292" calcext:value-type="float">
            <text:p>292</text:p>
          </table:table-cell>
          <table:table-cell/>
          <table:table-cell table:formula="of:=100*([.AL56]-[.AK56])/[.AK56]" office:value-type="float" office:value="7.55395683453237" calcext:value-type="float">
            <text:p>7.55</text:p>
          </table:table-cell>
          <table:table-cell table:formula="of:=100*([.AM56]-[.AK56])/[.AK56]" office:value-type="float" office:value="5.03597122302158" calcext:value-type="float">
            <text:p>5.04</text:p>
          </table:table-cell>
          <table:table-cell table:formula="of:=100*([.AN56]-[.AK56])/[.AK56]" office:value-type="float" office:value="5.03597122302158" calcext:value-type="float">
            <text:p>5.04</text:p>
          </table:table-cell>
          <table:table-cell table:formula="of:=100*([.AO56]-[.AK56])/[.AK56]" office:value-type="float" office:value="5.03597122302158" calcext:value-type="float">
            <text:p>5.04</text:p>
          </table:table-cell>
          <table:table-cell/>
          <table:table-cell office:value-type="float" office:value="449.02" calcext:value-type="float">
            <text:p>449</text:p>
          </table:table-cell>
          <table:table-cell office:value-type="float" office:value="29.49" calcext:value-type="float">
            <text:p>29</text:p>
          </table:table-cell>
          <table:table-cell office:value-type="float" office:value="1.3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9B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78" calcext:value-type="float">
            <text:p>278</text:p>
          </table:table-cell>
          <table:table-cell table:style-name="ce32" office:value-type="float" office:value="298" calcext:value-type="float">
            <text:p>298</text:p>
          </table:table-cell>
          <table:table-cell table:style-name="ce34" office:value-type="float" office:value="294" calcext:value-type="float">
            <text:p>294</text:p>
          </table:table-cell>
          <table:table-cell table:number-columns-repeated="2" office:value-type="float" office:value="294" calcext:value-type="float">
            <text:p>294</text:p>
          </table:table-cell>
          <table:table-cell/>
          <table:table-cell table:formula="of:=100*([.F57]-[.E57])/[.E57]" office:value-type="float" office:value="7.19424460431655" calcext:value-type="float">
            <text:p>7.19</text:p>
          </table:table-cell>
          <table:table-cell table:formula="of:=100*([.G57]-[.E57])/[.E57]" office:value-type="float" office:value="5.75539568345324" calcext:value-type="float">
            <text:p>5.76</text:p>
          </table:table-cell>
          <table:table-cell table:formula="of:=100*([.H57]-[.E57])/[.E57]" office:value-type="float" office:value="5.75539568345324" calcext:value-type="float">
            <text:p>5.76</text:p>
          </table:table-cell>
          <table:table-cell table:formula="of:=100*([.I57]-[.E57])/[.E57]" office:value-type="float" office:value="5.75539568345324" calcext:value-type="float">
            <text:p>5.76</text:p>
          </table:table-cell>
          <table:table-cell/>
          <table:table-cell office:value-type="float" office:value="735.53" calcext:value-type="float">
            <text:p>736</text:p>
          </table:table-cell>
          <table:table-cell office:value-type="float" office:value="56.99" calcext:value-type="float">
            <text:p>57</text:p>
          </table:table-cell>
          <table:table-cell office:value-type="float" office:value="48.2" calcext:value-type="float">
            <text:p>48</text:p>
          </table:table-cell>
          <table:table-cell office:value-type="float" office:value="31.3" calcext:value-type="float">
            <text:p>31</text:p>
          </table:table-cell>
          <table:table-cell/>
          <table:table-cell table:style-name="ce53" office:value-type="float" office:value="278" calcext:value-type="float">
            <text:p>278</text:p>
          </table:table-cell>
          <table:table-cell table:style-name="ce56" office:value-type="float" office:value="298" calcext:value-type="float">
            <text:p>298</text:p>
          </table:table-cell>
          <table:table-cell table:style-name="ce60" office:value-type="float" office:value="292" calcext:value-type="float">
            <text:p>292</text:p>
          </table:table-cell>
          <table:table-cell table:number-columns-repeated="2" office:value-type="float" office:value="292" calcext:value-type="float">
            <text:p>292</text:p>
          </table:table-cell>
          <table:table-cell/>
          <table:table-cell table:formula="of:=100*([.V57]-[.U57])/[.U57]" office:value-type="float" office:value="7.19424460431655" calcext:value-type="float">
            <text:p>7.19</text:p>
          </table:table-cell>
          <table:table-cell table:formula="of:=100*([.W57]-[.U57])/[.U57]" office:value-type="float" office:value="5.03597122302158" calcext:value-type="float">
            <text:p>5.04</text:p>
          </table:table-cell>
          <table:table-cell table:formula="of:=100*([.X57]-[.U57])/[.U57]" office:value-type="float" office:value="5.03597122302158" calcext:value-type="float">
            <text:p>5.04</text:p>
          </table:table-cell>
          <table:table-cell table:formula="of:=100*([.Y57]-[.U57])/[.U57]" office:value-type="float" office:value="5.03597122302158" calcext:value-type="float">
            <text:p>5.04</text:p>
          </table:table-cell>
          <table:table-cell/>
          <table:table-cell office:value-type="float" office:value="3227.35" calcext:value-type="float">
            <text:p>3227</text:p>
          </table:table-cell>
          <table:table-cell office:value-type="float" office:value="40.16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1.3" calcext:value-type="float">
            <text:p>31</text:p>
          </table:table-cell>
          <table:table-cell/>
          <table:table-cell table:style-name="ce72"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table:style-name="ce85" office:value-type="float" office:value="290" calcext:value-type="float">
            <text:p>290</text:p>
          </table:table-cell>
          <table:table-cell table:number-columns-repeated="2" office:value-type="float" office:value="290" calcext:value-type="float">
            <text:p>290</text:p>
          </table:table-cell>
          <table:table-cell/>
          <table:table-cell table:formula="of:=100*([.AL57]-[.AK57])/[.AK57]" office:value-type="float" office:value="7.19424460431655" calcext:value-type="float">
            <text:p>7.19</text:p>
          </table:table-cell>
          <table:table-cell table:formula="of:=100*([.AM57]-[.AK57])/[.AK57]" office:value-type="float" office:value="4.31654676258993" calcext:value-type="float">
            <text:p>4.32</text:p>
          </table:table-cell>
          <table:table-cell table:formula="of:=100*([.AN57]-[.AK57])/[.AK57]" office:value-type="float" office:value="4.31654676258993" calcext:value-type="float">
            <text:p>4.32</text:p>
          </table:table-cell>
          <table:table-cell table:formula="of:=100*([.AO57]-[.AK57])/[.AK57]" office:value-type="float" office:value="4.31654676258993" calcext:value-type="float">
            <text:p>4.32</text:p>
          </table:table-cell>
          <table:table-cell/>
          <table:table-cell office:value-type="float" office:value="3547.15" calcext:value-type="float">
            <text:p>3547</text:p>
          </table:table-cell>
          <table:table-cell office:value-type="float" office:value="22.58" calcext:value-type="float">
            <text:p>23</text:p>
          </table:table-cell>
          <table:table-cell office:value-type="float" office:value="0.3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9C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278" calcext:value-type="float">
            <text:p>278</text:p>
          </table:table-cell>
          <table:table-cell table:style-name="ce32" office:value-type="float" office:value="296" calcext:value-type="float">
            <text:p>296</text:p>
          </table:table-cell>
          <table:table-cell table:style-name="ce34" office:value-type="float" office:value="292" calcext:value-type="float">
            <text:p>292</text:p>
          </table:table-cell>
          <table:table-cell table:number-columns-repeated="2" office:value-type="float" office:value="292" calcext:value-type="float">
            <text:p>292</text:p>
          </table:table-cell>
          <table:table-cell/>
          <table:table-cell table:formula="of:=100*([.F58]-[.E58])/[.E58]" office:value-type="float" office:value="6.47482014388489" calcext:value-type="float">
            <text:p>6.47</text:p>
          </table:table-cell>
          <table:table-cell table:formula="of:=100*([.G58]-[.E58])/[.E58]" office:value-type="float" office:value="5.03597122302158" calcext:value-type="float">
            <text:p>5.04</text:p>
          </table:table-cell>
          <table:table-cell table:formula="of:=100*([.H58]-[.E58])/[.E58]" office:value-type="float" office:value="5.03597122302158" calcext:value-type="float">
            <text:p>5.04</text:p>
          </table:table-cell>
          <table:table-cell table:formula="of:=100*([.I58]-[.E58])/[.E58]" office:value-type="float" office:value="5.03597122302158" calcext:value-type="float">
            <text:p>5.04</text:p>
          </table:table-cell>
          <table:table-cell/>
          <table:table-cell office:value-type="float" office:value="2341.19" calcext:value-type="float">
            <text:p>2341</text:p>
          </table:table-cell>
          <table:table-cell office:value-type="float" office:value="31.46" calcext:value-type="float">
            <text:p>31</text:p>
          </table:table-cell>
          <table:table-cell office:value-type="float" office:value="14.4" calcext:value-type="float">
            <text:p>14</text:p>
          </table:table-cell>
          <table:table-cell office:value-type="float" office:value="1.7" calcext:value-type="float">
            <text:p>2</text:p>
          </table:table-cell>
          <table:table-cell/>
          <table:table-cell table:style-name="ce53" office:value-type="float" office:value="278" calcext:value-type="float">
            <text:p>278</text:p>
          </table:table-cell>
          <table:table-cell table:style-name="ce56" office:value-type="float" office:value="294" calcext:value-type="float">
            <text:p>294</text:p>
          </table:table-cell>
          <table:table-cell table:style-name="ce60" office:value-type="float" office:value="290" calcext:value-type="float">
            <text:p>290</text:p>
          </table:table-cell>
          <table:table-cell table:number-columns-repeated="2" office:value-type="float" office:value="290" calcext:value-type="float">
            <text:p>290</text:p>
          </table:table-cell>
          <table:table-cell/>
          <table:table-cell table:formula="of:=100*([.V58]-[.U58])/[.U58]" office:value-type="float" office:value="5.75539568345324" calcext:value-type="float">
            <text:p>5.76</text:p>
          </table:table-cell>
          <table:table-cell table:formula="of:=100*([.W58]-[.U58])/[.U58]" office:value-type="float" office:value="4.31654676258993" calcext:value-type="float">
            <text:p>4.32</text:p>
          </table:table-cell>
          <table:table-cell table:formula="of:=100*([.X58]-[.U58])/[.U58]" office:value-type="float" office:value="4.31654676258993" calcext:value-type="float">
            <text:p>4.32</text:p>
          </table:table-cell>
          <table:table-cell table:formula="of:=100*([.Y58]-[.U58])/[.U58]" office:value-type="float" office:value="4.31654676258993" calcext:value-type="float">
            <text:p>4.32</text:p>
          </table:table-cell>
          <table:table-cell/>
          <table:table-cell office:value-type="float" office:value="2368.16" calcext:value-type="float">
            <text:p>2368</text:p>
          </table:table-cell>
          <table:table-cell office:value-type="float" office:value="44.42" calcext:value-type="float">
            <text:p>44</text:p>
          </table:table-cell>
          <table:table-cell office:value-type="float" office:value="1.4" calcext:value-type="float">
            <text:p>1</text:p>
          </table:table-cell>
          <table:table-cell office:value-type="float" office:value="1.7" calcext:value-type="float">
            <text:p>2</text:p>
          </table:table-cell>
          <table:table-cell/>
          <table:table-cell table:style-name="ce72" office:value-type="float" office:value="278" calcext:value-type="float">
            <text:p>278</text:p>
          </table:table-cell>
          <table:table-cell office:value-type="float" office:value="294" calcext:value-type="float">
            <text:p>294</text:p>
          </table:table-cell>
          <table:table-cell table:style-name="ce85" office:value-type="float" office:value="288" calcext:value-type="float">
            <text:p>288</text:p>
          </table:table-cell>
          <table:table-cell table:number-columns-repeated="2" office:value-type="float" office:value="288" calcext:value-type="float">
            <text:p>288</text:p>
          </table:table-cell>
          <table:table-cell/>
          <table:table-cell table:formula="of:=100*([.AL58]-[.AK58])/[.AK58]" office:value-type="float" office:value="5.75539568345324" calcext:value-type="float">
            <text:p>5.76</text:p>
          </table:table-cell>
          <table:table-cell table:formula="of:=100*([.AM58]-[.AK58])/[.AK58]" office:value-type="float" office:value="3.59712230215827" calcext:value-type="float">
            <text:p>3.60</text:p>
          </table:table-cell>
          <table:table-cell table:formula="of:=100*([.AN58]-[.AK58])/[.AK58]" office:value-type="float" office:value="3.59712230215827" calcext:value-type="float">
            <text:p>3.60</text:p>
          </table:table-cell>
          <table:table-cell table:formula="of:=100*([.AO58]-[.AK58])/[.AK58]" office:value-type="float" office:value="3.59712230215827" calcext:value-type="float">
            <text:p>3.60</text:p>
          </table:table-cell>
          <table:table-cell/>
          <table:table-cell office:value-type="float" office:value="2497.86" calcext:value-type="float">
            <text:p>2498</text:p>
          </table:table-cell>
          <table:table-cell office:value-type="float" office:value="8.87" calcext:value-type="float">
            <text:p>9</text:p>
          </table:table-cell>
          <table:table-cell office:value-type="float" office:value="1.5" calcext:value-type="float">
            <text:p>2</text:p>
          </table:table-cell>
          <table:table-cell office:value-type="float" office:value="1.2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9D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278" calcext:value-type="float">
            <text:p>278</text:p>
          </table:table-cell>
          <table:table-cell table:style-name="ce32" office:value-type="float" office:value="292" calcext:value-type="float">
            <text:p>292</text:p>
          </table:table-cell>
          <table:table-cell table:style-name="ce35"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/>
          <table:table-cell table:formula="of:=100*([.F59]-[.E59])/[.E59]" office:value-type="float" office:value="5.03597122302158" calcext:value-type="float">
            <text:p>5.04</text:p>
          </table:table-cell>
          <table:table-cell table:formula="of:=100*([.G59]-[.E59])/[.E59]" office:value-type="float" office:value="1.79856115107914" calcext:value-type="float">
            <text:p>1.80</text:p>
          </table:table-cell>
          <table:table-cell table:formula="of:=100*([.H59]-[.E59])/[.E59]" office:value-type="float" office:value="1.43884892086331" calcext:value-type="float">
            <text:p>1.44</text:p>
          </table:table-cell>
          <table:table-cell table:formula="of:=100*([.I59]-[.E59])/[.E59]" office:value-type="float" office:value="1.43884892086331" calcext:value-type="float">
            <text:p>1.44</text:p>
          </table:table-cell>
          <table:table-cell/>
          <table:table-cell office:value-type="float" office:value="372.27" calcext:value-type="float">
            <text:p>372</text:p>
          </table:table-cell>
          <table:table-cell office:value-type="float" office:value="792" calcext:value-type="float">
            <text:p>792</text:p>
          </table:table-cell>
          <table:table-cell office:value-type="float" office:value="2346.7" calcext:value-type="float">
            <text:p>2347</text:p>
          </table:table-cell>
          <table:table-cell office:value-type="float" office:value="688.9" calcext:value-type="float">
            <text:p>689</text:p>
          </table:table-cell>
          <table:table-cell/>
          <table:table-cell table:style-name="ce53" office:value-type="float" office:value="278" calcext:value-type="float">
            <text:p>278</text:p>
          </table:table-cell>
          <table:table-cell table:style-name="ce56" office:value-type="float" office:value="288" calcext:value-type="float">
            <text:p>288</text:p>
          </table:table-cell>
          <table:table-cell table:style-name="ce60" office:value-type="float" office:value="281" calcext:value-type="float">
            <text:p>281</text:p>
          </table:table-cell>
          <table:table-cell table:number-columns-repeated="2" office:value-type="float" office:value="281" calcext:value-type="float">
            <text:p>281</text:p>
          </table:table-cell>
          <table:table-cell/>
          <table:table-cell table:formula="of:=100*([.V59]-[.U59])/[.U59]" office:value-type="float" office:value="3.59712230215827" calcext:value-type="float">
            <text:p>3.60</text:p>
          </table:table-cell>
          <table:table-cell table:formula="of:=100*([.W59]-[.U59])/[.U59]" office:value-type="float" office:value="1.07913669064748" calcext:value-type="float">
            <text:p>1.08</text:p>
          </table:table-cell>
          <table:table-cell table:formula="of:=100*([.X59]-[.U59])/[.U59]" office:value-type="float" office:value="1.07913669064748" calcext:value-type="float">
            <text:p>1.08</text:p>
          </table:table-cell>
          <table:table-cell table:formula="of:=100*([.Y59]-[.U59])/[.U59]" office:value-type="float" office:value="1.07913669064748" calcext:value-type="float">
            <text:p>1.08</text:p>
          </table:table-cell>
          <table:table-cell/>
          <table:table-cell office:value-type="float" office:value="99.41" calcext:value-type="float">
            <text:p>99</text:p>
          </table:table-cell>
          <table:table-cell office:value-type="float" office:value="429.89" calcext:value-type="float">
            <text:p>430</text:p>
          </table:table-cell>
          <table:table-cell office:value-type="float" office:value="29.1" calcext:value-type="float">
            <text:p>29</text:p>
          </table:table-cell>
          <table:table-cell office:value-type="float" office:value="688.9" calcext:value-type="float">
            <text:p>689</text:p>
          </table:table-cell>
          <table:table-cell/>
          <table:table-cell table:style-name="ce72"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table:style-name="ce85" office:value-type="float" office:value="280" calcext:value-type="float">
            <text:p>280</text:p>
          </table:table-cell>
          <table:table-cell table:number-columns-repeated="2" office:value-type="float" office:value="280" calcext:value-type="float">
            <text:p>280</text:p>
          </table:table-cell>
          <table:table-cell/>
          <table:table-cell table:formula="of:=100*([.AL59]-[.AK59])/[.AK59]" office:value-type="float" office:value="3.59712230215827" calcext:value-type="float">
            <text:p>3.60</text:p>
          </table:table-cell>
          <table:table-cell table:formula="of:=100*([.AM59]-[.AK59])/[.AK59]" office:value-type="float" office:value="0.719424460431655" calcext:value-type="float">
            <text:p>0.72</text:p>
          </table:table-cell>
          <table:table-cell table:formula="of:=100*([.AN59]-[.AK59])/[.AK59]" office:value-type="float" office:value="0.719424460431655" calcext:value-type="float">
            <text:p>0.72</text:p>
          </table:table-cell>
          <table:table-cell table:formula="of:=100*([.AO59]-[.AK59])/[.AK59]" office:value-type="float" office:value="0.719424460431655" calcext:value-type="float">
            <text:p>0.72</text:p>
          </table:table-cell>
          <table:table-cell/>
          <table:table-cell office:value-type="float" office:value="97.98" calcext:value-type="float">
            <text:p>98</text:p>
          </table:table-cell>
          <table:table-cell office:value-type="float" office:value="16.5" calcext:value-type="float">
            <text:p>17</text:p>
          </table:table-cell>
          <table:table-cell office:value-type="float" office:value="14.3" calcext:value-type="float">
            <text:p>14</text:p>
          </table:table-cell>
          <table:table-cell office:value-type="float" office:value="8.8" calcext:value-type="float">
            <text:p>9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10A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376" calcext:value-type="float">
            <text:p>376</text:p>
          </table:table-cell>
          <table:table-cell table:style-name="ce32" office:value-type="float" office:value="403" calcext:value-type="float">
            <text:p>403</text:p>
          </table:table-cell>
          <table:table-cell table:style-name="ce34" office:value-type="float" office:value="402" calcext:value-type="float">
            <text:p>402</text:p>
          </table:table-cell>
          <table:table-cell table:number-columns-repeated="2" office:value-type="float" office:value="402" calcext:value-type="float">
            <text:p>402</text:p>
          </table:table-cell>
          <table:table-cell/>
          <table:table-cell table:formula="of:=100*([.F60]-[.E60])/[.E60]" office:value-type="float" office:value="7.18085106382979" calcext:value-type="float">
            <text:p>7.18</text:p>
          </table:table-cell>
          <table:table-cell table:formula="of:=100*([.G60]-[.E60])/[.E60]" office:value-type="float" office:value="6.91489361702128" calcext:value-type="float">
            <text:p>6.91</text:p>
          </table:table-cell>
          <table:table-cell table:formula="of:=100*([.H60]-[.E60])/[.E60]" office:value-type="float" office:value="6.91489361702128" calcext:value-type="float">
            <text:p>6.91</text:p>
          </table:table-cell>
          <table:table-cell table:formula="of:=100*([.I60]-[.E60])/[.E60]" office:value-type="float" office:value="6.91489361702128" calcext:value-type="float">
            <text:p>6.91</text:p>
          </table:table-cell>
          <table:table-cell/>
          <table:table-cell office:value-type="float" office:value="3006.51" calcext:value-type="float">
            <text:p>3007</text:p>
          </table:table-cell>
          <table:table-cell office:value-type="float" office:value="102.49" calcext:value-type="float">
            <text:p>102</text:p>
          </table:table-cell>
          <table:table-cell office:value-type="float" office:value="73.1" calcext:value-type="float">
            <text:p>73</text:p>
          </table:table-cell>
          <table:table-cell office:value-type="float" office:value="35.5" calcext:value-type="float">
            <text:p>36</text:p>
          </table:table-cell>
          <table:table-cell/>
          <table:table-cell table:style-name="ce53" office:value-type="float" office:value="376" calcext:value-type="float">
            <text:p>376</text:p>
          </table:table-cell>
          <table:table-cell table:style-name="ce56" office:value-type="float" office:value="403" calcext:value-type="float">
            <text:p>403</text:p>
          </table:table-cell>
          <table:table-cell table:style-name="ce60" office:value-type="float" office:value="396" calcext:value-type="float">
            <text:p>396</text:p>
          </table:table-cell>
          <table:table-cell table:number-columns-repeated="2" office:value-type="float" office:value="396" calcext:value-type="float">
            <text:p>396</text:p>
          </table:table-cell>
          <table:table-cell/>
          <table:table-cell table:formula="of:=100*([.V60]-[.U60])/[.U60]" office:value-type="float" office:value="7.18085106382979" calcext:value-type="float">
            <text:p>7.18</text:p>
          </table:table-cell>
          <table:table-cell table:formula="of:=100*([.W60]-[.U60])/[.U60]" office:value-type="float" office:value="5.31914893617021" calcext:value-type="float">
            <text:p>5.32</text:p>
          </table:table-cell>
          <table:table-cell table:formula="of:=100*([.X60]-[.U60])/[.U60]" office:value-type="float" office:value="5.31914893617021" calcext:value-type="float">
            <text:p>5.32</text:p>
          </table:table-cell>
          <table:table-cell table:formula="of:=100*([.Y60]-[.U60])/[.U60]" office:value-type="float" office:value="5.31914893617021" calcext:value-type="float">
            <text:p>5.32</text:p>
          </table:table-cell>
          <table:table-cell/>
          <table:table-cell office:value-type="float" office:value="2761.38" calcext:value-type="float">
            <text:p>2761</text:p>
          </table:table-cell>
          <table:table-cell office:value-type="float" office:value="59.73" calcext:value-type="float">
            <text:p>60</text:p>
          </table:table-cell>
          <table:table-cell office:value-type="float" office:value="8.9" calcext:value-type="float">
            <text:p>9</text:p>
          </table:table-cell>
          <table:table-cell office:value-type="float" office:value="35.5" calcext:value-type="float">
            <text:p>36</text:p>
          </table:table-cell>
          <table:table-cell/>
          <table:table-cell table:style-name="ce72" office:value-type="float" office:value="376" calcext:value-type="float">
            <text:p>376</text:p>
          </table:table-cell>
          <table:table-cell office:value-type="float" office:value="403" calcext:value-type="float">
            <text:p>403</text:p>
          </table:table-cell>
          <table:table-cell table:style-name="ce85" office:value-type="float" office:value="391" calcext:value-type="float">
            <text:p>391</text:p>
          </table:table-cell>
          <table:table-cell table:number-columns-repeated="2" office:value-type="float" office:value="391" calcext:value-type="float">
            <text:p>391</text:p>
          </table:table-cell>
          <table:table-cell/>
          <table:table-cell table:formula="of:=100*([.AL60]-[.AK60])/[.AK60]" office:value-type="float" office:value="7.18085106382979" calcext:value-type="float">
            <text:p>7.18</text:p>
          </table:table-cell>
          <table:table-cell table:formula="of:=100*([.AM60]-[.AK60])/[.AK60]" office:value-type="float" office:value="3.98936170212766" calcext:value-type="float">
            <text:p>3.99</text:p>
          </table:table-cell>
          <table:table-cell table:formula="of:=100*([.AN60]-[.AK60])/[.AK60]" office:value-type="float" office:value="3.98936170212766" calcext:value-type="float">
            <text:p>3.99</text:p>
          </table:table-cell>
          <table:table-cell table:formula="of:=100*([.AO60]-[.AK60])/[.AK60]" office:value-type="float" office:value="3.98936170212766" calcext:value-type="float">
            <text:p>3.99</text:p>
          </table:table-cell>
          <table:table-cell/>
          <table:table-cell office:value-type="float" office:value="2906.03" calcext:value-type="float">
            <text:p>2906</text:p>
          </table:table-cell>
          <table:table-cell office:value-type="float" office:value="31.36" calcext:value-type="float">
            <text:p>31</text:p>
          </table:table-cell>
          <table:table-cell office:value-type="float" office:value="2.9" calcext:value-type="float">
            <text:p>3</text:p>
          </table:table-cell>
          <table:table-cell office:value-type="float" office:value="0.7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10B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376" calcext:value-type="float">
            <text:p>376</text:p>
          </table:table-cell>
          <table:table-cell table:style-name="ce32" office:value-type="float" office:value="399" calcext:value-type="float">
            <text:p>399</text:p>
          </table:table-cell>
          <table:table-cell table:style-name="ce34" office:value-type="float" office:value="396" calcext:value-type="float">
            <text:p>396</text:p>
          </table:table-cell>
          <table:table-cell table:number-columns-repeated="2" office:value-type="float" office:value="396" calcext:value-type="float">
            <text:p>396</text:p>
          </table:table-cell>
          <table:table-cell/>
          <table:table-cell table:formula="of:=100*([.F61]-[.E61])/[.E61]" office:value-type="float" office:value="6.11702127659575" calcext:value-type="float">
            <text:p>6.12</text:p>
          </table:table-cell>
          <table:table-cell table:formula="of:=100*([.G61]-[.E61])/[.E61]" office:value-type="float" office:value="5.31914893617021" calcext:value-type="float">
            <text:p>5.32</text:p>
          </table:table-cell>
          <table:table-cell table:formula="of:=100*([.H61]-[.E61])/[.E61]" office:value-type="float" office:value="5.31914893617021" calcext:value-type="float">
            <text:p>5.32</text:p>
          </table:table-cell>
          <table:table-cell table:formula="of:=100*([.I61]-[.E61])/[.E61]" office:value-type="float" office:value="5.31914893617021" calcext:value-type="float">
            <text:p>5.32</text:p>
          </table:table-cell>
          <table:table-cell/>
          <table:table-cell office:value-type="float" office:value="1125.15" calcext:value-type="float">
            <text:p>1125</text:p>
          </table:table-cell>
          <table:table-cell office:value-type="float" office:value="23.41" calcext:value-type="float">
            <text:p>23</text:p>
          </table:table-cell>
          <table:table-cell office:value-type="float" office:value="39.8" calcext:value-type="float">
            <text:p>40</text:p>
          </table:table-cell>
          <table:table-cell office:value-type="float" office:value="11.3" calcext:value-type="float">
            <text:p>11</text:p>
          </table:table-cell>
          <table:table-cell/>
          <table:table-cell table:style-name="ce53" office:value-type="float" office:value="376" calcext:value-type="float">
            <text:p>376</text:p>
          </table:table-cell>
          <table:table-cell table:style-name="ce56" office:value-type="float" office:value="399" calcext:value-type="float">
            <text:p>399</text:p>
          </table:table-cell>
          <table:table-cell table:style-name="ce60" office:value-type="float" office:value="391" calcext:value-type="float">
            <text:p>391</text:p>
          </table:table-cell>
          <table:table-cell table:number-columns-repeated="2" office:value-type="float" office:value="391" calcext:value-type="float">
            <text:p>391</text:p>
          </table:table-cell>
          <table:table-cell/>
          <table:table-cell table:formula="of:=100*([.V61]-[.U61])/[.U61]" office:value-type="float" office:value="6.11702127659575" calcext:value-type="float">
            <text:p>6.12</text:p>
          </table:table-cell>
          <table:table-cell table:formula="of:=100*([.W61]-[.U61])/[.U61]" office:value-type="float" office:value="3.98936170212766" calcext:value-type="float">
            <text:p>3.99</text:p>
          </table:table-cell>
          <table:table-cell table:formula="of:=100*([.X61]-[.U61])/[.U61]" office:value-type="float" office:value="3.98936170212766" calcext:value-type="float">
            <text:p>3.99</text:p>
          </table:table-cell>
          <table:table-cell table:formula="of:=100*([.Y61]-[.U61])/[.U61]" office:value-type="float" office:value="3.98936170212766" calcext:value-type="float">
            <text:p>3.99</text:p>
          </table:table-cell>
          <table:table-cell/>
          <table:table-cell office:value-type="float" office:value="1064.98" calcext:value-type="float">
            <text:p>1065</text:p>
          </table:table-cell>
          <table:table-cell office:value-type="float" office:value="29.79" calcext:value-type="float">
            <text:p>30</text:p>
          </table:table-cell>
          <table:table-cell office:value-type="float" office:value="1.9" calcext:value-type="float">
            <text:p>2</text:p>
          </table:table-cell>
          <table:table-cell office:value-type="float" office:value="11.3" calcext:value-type="float">
            <text:p>11</text:p>
          </table:table-cell>
          <table:table-cell/>
          <table:table-cell table:style-name="ce72" office:value-type="float" office:value="376" calcext:value-type="float">
            <text:p>376</text:p>
          </table:table-cell>
          <table:table-cell office:value-type="float" office:value="399" calcext:value-type="float">
            <text:p>399</text:p>
          </table:table-cell>
          <table:table-cell table:style-name="ce85" office:value-type="float" office:value="388" calcext:value-type="float">
            <text:p>388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formula="of:=100*([.AL61]-[.AK61])/[.AK61]" office:value-type="float" office:value="6.11702127659575" calcext:value-type="float">
            <text:p>6.12</text:p>
          </table:table-cell>
          <table:table-cell table:formula="of:=100*([.AM61]-[.AK61])/[.AK61]" office:value-type="float" office:value="3.19148936170213" calcext:value-type="float">
            <text:p>3.19</text:p>
          </table:table-cell>
          <table:table-cell table:formula="of:=100*([.AN61]-[.AK61])/[.AK61]" office:value-type="float" office:value="3.19148936170213" calcext:value-type="float">
            <text:p>3.19</text:p>
          </table:table-cell>
          <table:table-cell table:formula="of:=100*([.AO61]-[.AK61])/[.AK61]" office:value-type="float" office:value="3.19148936170213" calcext:value-type="float">
            <text:p>3.19</text:p>
          </table:table-cell>
          <table:table-cell/>
          <table:table-cell office:value-type="float" office:value="1133.76" calcext:value-type="float">
            <text:p>1134</text:p>
          </table:table-cell>
          <table:table-cell office:value-type="float" office:value="33.49" calcext:value-type="float">
            <text:p>33</text:p>
          </table:table-cell>
          <table:table-cell table:number-columns-repeated="2" office:value-type="float" office:value="1.6" calcext:value-type="float">
            <text:p>2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10C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376" calcext:value-type="float">
            <text:p>376</text:p>
          </table:table-cell>
          <table:table-cell table:style-name="ce32" office:value-type="float" office:value="397" calcext:value-type="float">
            <text:p>397</text:p>
          </table:table-cell>
          <table:table-cell table:style-name="ce34" office:value-type="float" office:value="391" calcext:value-type="float">
            <text:p>391</text:p>
          </table:table-cell>
          <table:table-cell table:number-columns-repeated="2" office:value-type="float" office:value="391" calcext:value-type="float">
            <text:p>391</text:p>
          </table:table-cell>
          <table:table-cell/>
          <table:table-cell table:formula="of:=100*([.F62]-[.E62])/[.E62]" office:value-type="float" office:value="5.58510638297872" calcext:value-type="float">
            <text:p>5.59</text:p>
          </table:table-cell>
          <table:table-cell table:formula="of:=100*([.G62]-[.E62])/[.E62]" office:value-type="float" office:value="3.98936170212766" calcext:value-type="float">
            <text:p>3.99</text:p>
          </table:table-cell>
          <table:table-cell table:formula="of:=100*([.H62]-[.E62])/[.E62]" office:value-type="float" office:value="3.98936170212766" calcext:value-type="float">
            <text:p>3.99</text:p>
          </table:table-cell>
          <table:table-cell table:formula="of:=100*([.I62]-[.E62])/[.E62]" office:value-type="float" office:value="3.98936170212766" calcext:value-type="float">
            <text:p>3.99</text:p>
          </table:table-cell>
          <table:table-cell/>
          <table:table-cell office:value-type="float" office:value="2375.59" calcext:value-type="float">
            <text:p>2376</text:p>
          </table:table-cell>
          <table:table-cell office:value-type="float" office:value="40.5" calcext:value-type="float">
            <text:p>41</text:p>
          </table:table-cell>
          <table:table-cell office:value-type="float" office:value="139.8" calcext:value-type="float">
            <text:p>140</text:p>
          </table:table-cell>
          <table:table-cell office:value-type="float" office:value="96.5" calcext:value-type="float">
            <text:p>97</text:p>
          </table:table-cell>
          <table:table-cell/>
          <table:table-cell table:style-name="ce53" office:value-type="float" office:value="376" calcext:value-type="float">
            <text:p>376</text:p>
          </table:table-cell>
          <table:table-cell table:style-name="ce56" office:value-type="float" office:value="394" calcext:value-type="float">
            <text:p>394</text:p>
          </table:table-cell>
          <table:table-cell table:style-name="ce60" office:value-type="float" office:value="388" calcext:value-type="float">
            <text:p>388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formula="of:=100*([.V62]-[.U62])/[.U62]" office:value-type="float" office:value="4.78723404255319" calcext:value-type="float">
            <text:p>4.79</text:p>
          </table:table-cell>
          <table:table-cell table:formula="of:=100*([.W62]-[.U62])/[.U62]" office:value-type="float" office:value="3.19148936170213" calcext:value-type="float">
            <text:p>3.19</text:p>
          </table:table-cell>
          <table:table-cell table:formula="of:=100*([.X62]-[.U62])/[.U62]" office:value-type="float" office:value="3.19148936170213" calcext:value-type="float">
            <text:p>3.19</text:p>
          </table:table-cell>
          <table:table-cell table:formula="of:=100*([.Y62]-[.U62])/[.U62]" office:value-type="float" office:value="3.19148936170213" calcext:value-type="float">
            <text:p>3.19</text:p>
          </table:table-cell>
          <table:table-cell/>
          <table:table-cell office:value-type="float" office:value="2555.51" calcext:value-type="float">
            <text:p>2556</text:p>
          </table:table-cell>
          <table:table-cell office:value-type="float" office:value="24.46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6.5" calcext:value-type="float">
            <text:p>97</text:p>
          </table:table-cell>
          <table:table-cell/>
          <table:table-cell table:style-name="ce72"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table:style-name="ce85" office:value-type="float" office:value="385" calcext:value-type="float">
            <text:p>385</text:p>
          </table:table-cell>
          <table:table-cell table:number-columns-repeated="2" office:value-type="float" office:value="385" calcext:value-type="float">
            <text:p>385</text:p>
          </table:table-cell>
          <table:table-cell/>
          <table:table-cell table:formula="of:=100*([.AL62]-[.AK62])/[.AK62]" office:value-type="float" office:value="4.78723404255319" calcext:value-type="float">
            <text:p>4.79</text:p>
          </table:table-cell>
          <table:table-cell table:formula="of:=100*([.AM62]-[.AK62])/[.AK62]" office:value-type="float" office:value="2.3936170212766" calcext:value-type="float">
            <text:p>2.39</text:p>
          </table:table-cell>
          <table:table-cell table:formula="of:=100*([.AN62]-[.AK62])/[.AK62]" office:value-type="float" office:value="2.3936170212766" calcext:value-type="float">
            <text:p>2.39</text:p>
          </table:table-cell>
          <table:table-cell table:formula="of:=100*([.AO62]-[.AK62])/[.AK62]" office:value-type="float" office:value="2.3936170212766" calcext:value-type="float">
            <text:p>2.39</text:p>
          </table:table-cell>
          <table:table-cell/>
          <table:table-cell office:value-type="float" office:value="2504.92" calcext:value-type="float">
            <text:p>2505</text:p>
          </table:table-cell>
          <table:table-cell office:value-type="float" office:value="59.9" calcext:value-type="float">
            <text:p>60</text:p>
          </table:table-cell>
          <table:table-cell office:value-type="float" office:value="1.3" calcext:value-type="float">
            <text:p>1</text:p>
          </table:table-cell>
          <table:table-cell office:value-type="float" office:value="8.9" calcext:value-type="float">
            <text:p>9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al10D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376" calcext:value-type="float">
            <text:p>376</text:p>
          </table:table-cell>
          <table:table-cell table:style-name="ce32" office:value-type="float" office:value="391" calcext:value-type="float">
            <text:p>391</text:p>
          </table:table-cell>
          <table:table-cell table:style-name="ce34" office:value-type="float" office:value="379" calcext:value-type="float">
            <text:p>379</text:p>
          </table:table-cell>
          <table:table-cell table:number-columns-repeated="2" office:value-type="float" office:value="379" calcext:value-type="float">
            <text:p>379</text:p>
          </table:table-cell>
          <table:table-cell/>
          <table:table-cell table:formula="of:=100*([.F63]-[.E63])/[.E63]" office:value-type="float" office:value="3.98936170212766" calcext:value-type="float">
            <text:p>3.99</text:p>
          </table:table-cell>
          <table:table-cell table:formula="of:=100*([.G63]-[.E63])/[.E63]" office:value-type="float" office:value="0.797872340425532" calcext:value-type="float">
            <text:p>0.80</text:p>
          </table:table-cell>
          <table:table-cell table:formula="of:=100*([.H63]-[.E63])/[.E63]" office:value-type="float" office:value="0.797872340425532" calcext:value-type="float">
            <text:p>0.80</text:p>
          </table:table-cell>
          <table:table-cell table:formula="of:=100*([.I63]-[.E63])/[.E63]" office:value-type="float" office:value="0.797872340425532" calcext:value-type="float">
            <text:p>0.80</text:p>
          </table:table-cell>
          <table:table-cell/>
          <table:table-cell office:value-type="float" office:value="1491.4" calcext:value-type="float">
            <text:p>1491</text:p>
          </table:table-cell>
          <table:table-cell office:value-type="float" office:value="540.88" calcext:value-type="float">
            <text:p>541</text:p>
          </table:table-cell>
          <table:table-cell office:value-type="float" office:value="62.1" calcext:value-type="float">
            <text:p>62</text:p>
          </table:table-cell>
          <table:table-cell office:value-type="float" office:value="25.3" calcext:value-type="float">
            <text:p>25</text:p>
          </table:table-cell>
          <table:table-cell/>
          <table:table-cell table:style-name="ce53" office:value-type="float" office:value="376" calcext:value-type="float">
            <text:p>376</text:p>
          </table:table-cell>
          <table:table-cell table:style-name="ce56" office:value-type="float" office:value="387" calcext:value-type="float">
            <text:p>387</text:p>
          </table:table-cell>
          <table:table-cell table:style-name="ce60" office:value-type="float" office:value="378" calcext:value-type="float">
            <text:p>378</text:p>
          </table:table-cell>
          <table:table-cell table:number-columns-repeated="2" office:value-type="float" office:value="378" calcext:value-type="float">
            <text:p>378</text:p>
          </table:table-cell>
          <table:table-cell/>
          <table:table-cell table:formula="of:=100*([.V63]-[.U63])/[.U63]" office:value-type="float" office:value="2.92553191489362" calcext:value-type="float">
            <text:p>2.93</text:p>
          </table:table-cell>
          <table:table-cell table:formula="of:=100*([.W63]-[.U63])/[.U63]" office:value-type="float" office:value="0.531914893617021" calcext:value-type="float">
            <text:p>0.53</text:p>
          </table:table-cell>
          <table:table-cell table:formula="of:=100*([.X63]-[.U63])/[.U63]" office:value-type="float" office:value="0.531914893617021" calcext:value-type="float">
            <text:p>0.53</text:p>
          </table:table-cell>
          <table:table-cell table:formula="of:=100*([.Y63]-[.U63])/[.U63]" office:value-type="float" office:value="0.531914893617021" calcext:value-type="float">
            <text:p>0.53</text:p>
          </table:table-cell>
          <table:table-cell/>
          <table:table-cell office:value-type="float" office:value="1615.45" calcext:value-type="float">
            <text:p>1615</text:p>
          </table:table-cell>
          <table:table-cell office:value-type="float" office:value="19.68" calcext:value-type="float">
            <text:p>20</text:p>
          </table:table-cell>
          <table:table-cell office:value-type="float" office:value="16.1" calcext:value-type="float">
            <text:p>16</text:p>
          </table:table-cell>
          <table:table-cell office:value-type="float" office:value="25.3" calcext:value-type="float">
            <text:p>25</text:p>
          </table:table-cell>
          <table:table-cell/>
          <table:table-cell table:style-name="ce72" office:value-type="float" office:value="376" calcext:value-type="float">
            <text:p>376</text:p>
          </table:table-cell>
          <table:table-cell office:value-type="float" office:value="387" calcext:value-type="float">
            <text:p>387</text:p>
          </table:table-cell>
          <table:table-cell table:style-name="ce85" office:value-type="float" office:value="377" calcext:value-type="float">
            <text:p>377</text:p>
          </table:table-cell>
          <table:table-cell table:number-columns-repeated="2" office:value-type="float" office:value="377" calcext:value-type="float">
            <text:p>377</text:p>
          </table:table-cell>
          <table:table-cell/>
          <table:table-cell table:formula="of:=100*([.AL63]-[.AK63])/[.AK63]" office:value-type="float" office:value="2.92553191489362" calcext:value-type="float">
            <text:p>2.93</text:p>
          </table:table-cell>
          <table:table-cell table:formula="of:=100*([.AM63]-[.AK63])/[.AK63]" office:value-type="float" office:value="0.265957446808511" calcext:value-type="float">
            <text:p>0.27</text:p>
          </table:table-cell>
          <table:table-cell table:formula="of:=100*([.AN63]-[.AK63])/[.AK63]" office:value-type="float" office:value="0.265957446808511" calcext:value-type="float">
            <text:p>0.27</text:p>
          </table:table-cell>
          <table:table-cell table:formula="of:=100*([.AO63]-[.AK63])/[.AK63]" office:value-type="float" office:value="0.265957446808511" calcext:value-type="float">
            <text:p>0.27</text:p>
          </table:table-cell>
          <table:table-cell/>
          <table:table-cell office:value-type="float" office:value="1658.7" calcext:value-type="float">
            <text:p>1659</text:p>
          </table:table-cell>
          <table:table-cell office:value-type="float" office:value="25.94" calcext:value-type="float">
            <text:p>26</text:p>
          </table:table-cell>
          <table:table-cell office:value-type="float" office:value="2.9" calcext:value-type="float">
            <text:p>3</text:p>
          </table:table-cell>
          <table:table-cell office:value-type="float" office:value="4.7" calcext:value-type="float">
            <text:p>5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e1-A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673" calcext:value-type="float">
            <text:p>1673</text:p>
          </table:table-cell>
          <table:table-cell office:value-type="float" office:value="1802" calcext:value-type="float">
            <text:p>1802</text:p>
          </table:table-cell>
          <table:table-cell table:style-name="ce33" office:value-type="float" office:value="1775" calcext:value-type="float">
            <text:p>1775</text:p>
          </table:table-cell>
          <table:table-cell table:number-columns-repeated="2" office:value-type="float" office:value="1775" calcext:value-type="float">
            <text:p>1775</text:p>
          </table:table-cell>
          <table:table-cell/>
          <table:table-cell table:formula="of:=100*([.F64]-[.E64])/[.E64]" office:value-type="float" office:value="7.71069934249851" calcext:value-type="float">
            <text:p>7.71</text:p>
          </table:table-cell>
          <table:table-cell table:formula="of:=100*([.G64]-[.E64])/[.E64]" office:value-type="float" office:value="6.09683203825463" calcext:value-type="float">
            <text:p>6.10</text:p>
          </table:table-cell>
          <table:table-cell table:formula="of:=100*([.H64]-[.E64])/[.E64]" office:value-type="float" office:value="6.09683203825463" calcext:value-type="float">
            <text:p>6.10</text:p>
          </table:table-cell>
          <table:table-cell table:formula="of:=100*([.I64]-[.E64])/[.E64]" office:value-type="float" office:value="6.09683203825463" calcext:value-type="float">
            <text:p>6.10</text:p>
          </table:table-cell>
          <table:table-cell/>
          <table:table-cell office:value-type="float" office:value="1606.6" calcext:value-type="float">
            <text:p>1607</text:p>
          </table:table-cell>
          <table:table-cell office:value-type="float" office:value="3.81" calcext:value-type="float">
            <text:p>4</text:p>
          </table:table-cell>
          <table:table-cell office:value-type="float" office:value="101.1" calcext:value-type="float">
            <text:p>101</text:p>
          </table:table-cell>
          <table:table-cell office:value-type="float" office:value="75.4" calcext:value-type="float">
            <text:p>75</text:p>
          </table:table-cell>
          <table:table-cell/>
          <table:table-cell table:style-name="ce52" office:value-type="float" office:value="1629" calcext:value-type="float">
            <text:p>1629</text:p>
          </table:table-cell>
          <table:table-cell office:value-type="float" office:value="1755" calcext:value-type="float">
            <text:p>1755</text:p>
          </table:table-cell>
          <table:table-cell table:style-name="ce59" office:value-type="float" office:value="1708" calcext:value-type="float">
            <text:p>1708</text:p>
          </table:table-cell>
          <table:table-cell table:number-columns-repeated="2" office:value-type="float" office:value="1708" calcext:value-type="float">
            <text:p>1708</text:p>
          </table:table-cell>
          <table:table-cell/>
          <table:table-cell table:formula="of:=100*([.V64]-[.U64])/[.U64]" office:value-type="float" office:value="7.73480662983425" calcext:value-type="float">
            <text:p>7.73</text:p>
          </table:table-cell>
          <table:table-cell table:formula="of:=100*([.W64]-[.U64])/[.U64]" office:value-type="float" office:value="4.84960098219767" calcext:value-type="float">
            <text:p>4.85</text:p>
          </table:table-cell>
          <table:table-cell table:formula="of:=100*([.X64]-[.U64])/[.U64]" office:value-type="float" office:value="4.84960098219767" calcext:value-type="float">
            <text:p>4.85</text:p>
          </table:table-cell>
          <table:table-cell table:formula="of:=100*([.Y64]-[.U64])/[.U64]" office:value-type="float" office:value="4.84960098219767" calcext:value-type="float">
            <text:p>4.85</text:p>
          </table:table-cell>
          <table:table-cell/>
          <table:table-cell office:value-type="float" office:value="1837.16" calcext:value-type="float">
            <text:p>1837</text:p>
          </table:table-cell>
          <table:table-cell office:value-type="float" office:value="4.69" calcext:value-type="float">
            <text:p>5</text:p>
          </table:table-cell>
          <table:table-cell office:value-type="float" office:value="37.9" calcext:value-type="float">
            <text:p>38</text:p>
          </table:table-cell>
          <table:table-cell office:value-type="float" office:value="75.4" calcext:value-type="float">
            <text:p>75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1755" calcext:value-type="float">
            <text:p>1755</text:p>
          </table:table-cell>
          <table:table-cell table:style-name="ce85" office:value-type="float" office:value="1659" calcext:value-type="float">
            <text:p>1659</text:p>
          </table:table-cell>
          <table:table-cell table:number-columns-repeated="2" office:value-type="float" office:value="1659" calcext:value-type="float">
            <text:p>1659</text:p>
          </table:table-cell>
          <table:table-cell/>
          <table:table-cell table:formula="of:=100*([.AL64]-[.AK64])/[.AK64]" office:value-type="float" office:value="10.377358490566" calcext:value-type="float">
            <text:p>10.38</text:p>
          </table:table-cell>
          <table:table-cell table:formula="of:=100*([.AM64]-[.AK64])/[.AK64]" office:value-type="float" office:value="4.33962264150943" calcext:value-type="float">
            <text:p>4.34</text:p>
          </table:table-cell>
          <table:table-cell table:formula="of:=100*([.AN64]-[.AK64])/[.AK64]" office:value-type="float" office:value="4.33962264150943" calcext:value-type="float">
            <text:p>4.34</text:p>
          </table:table-cell>
          <table:table-cell table:formula="of:=100*([.AO64]-[.AK64])/[.AK64]" office:value-type="float" office:value="4.33962264150943" calcext:value-type="float">
            <text:p>4.34</text:p>
          </table:table-cell>
          <table:table-cell/>
          <table:table-cell office:value-type="float" office:value="1824.83" calcext:value-type="float">
            <text:p>1825</text:p>
          </table:table-cell>
          <table:table-cell office:value-type="float" office:value="4.26" calcext:value-type="float">
            <text:p>4</text:p>
          </table:table-cell>
          <table:table-cell office:value-type="float" office:value="10.4" calcext:value-type="float">
            <text:p>10</text:p>
          </table:table-cell>
          <table:table-cell office:value-type="float" office:value="5.2" calcext:value-type="float">
            <text:p>5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e1-B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591" calcext:value-type="float">
            <text:p>1591</text:p>
          </table:table-cell>
          <table:table-cell office:value-type="float" office:value="1823" calcext:value-type="float">
            <text:p>1823</text:p>
          </table:table-cell>
          <table:table-cell table:style-name="ce33" office:value-type="float" office:value="1749" calcext:value-type="float">
            <text:p>1749</text:p>
          </table:table-cell>
          <table:table-cell table:number-columns-repeated="2" office:value-type="float" office:value="1749" calcext:value-type="float">
            <text:p>1749</text:p>
          </table:table-cell>
          <table:table-cell/>
          <table:table-cell table:formula="of:=100*([.F65]-[.E65])/[.E65]" office:value-type="float" office:value="14.5820238843495" calcext:value-type="float">
            <text:p>14.58</text:p>
          </table:table-cell>
          <table:table-cell table:formula="of:=100*([.G65]-[.E65])/[.E65]" office:value-type="float" office:value="9.93086109365179" calcext:value-type="float">
            <text:p>9.93</text:p>
          </table:table-cell>
          <table:table-cell table:formula="of:=100*([.H65]-[.E65])/[.E65]" office:value-type="float" office:value="9.93086109365179" calcext:value-type="float">
            <text:p>9.93</text:p>
          </table:table-cell>
          <table:table-cell table:formula="of:=100*([.I65]-[.E65])/[.E65]" office:value-type="float" office:value="9.93086109365179" calcext:value-type="float">
            <text:p>9.93</text:p>
          </table:table-cell>
          <table:table-cell/>
          <table:table-cell office:value-type="float" office:value="711.87" calcext:value-type="float">
            <text:p>712</text:p>
          </table:table-cell>
          <table:table-cell office:value-type="float" office:value="2.55" calcext:value-type="float">
            <text:p>3</text:p>
          </table:table-cell>
          <table:table-cell office:value-type="float" office:value="28.7" calcext:value-type="float">
            <text:p>29</text:p>
          </table:table-cell>
          <table:table-cell office:value-type="float" office:value="2.2" calcext:value-type="float">
            <text:p>2</text:p>
          </table:table-cell>
          <table:table-cell/>
          <table:table-cell table:style-name="ce52" office:value-type="float" office:value="1556" calcext:value-type="float">
            <text:p>1556</text:p>
          </table:table-cell>
          <table:table-cell office:value-type="float" office:value="1727" calcext:value-type="float">
            <text:p>1727</text:p>
          </table:table-cell>
          <table:table-cell table:style-name="ce59" office:value-type="float" office:value="1639" calcext:value-type="float">
            <text:p>1639</text:p>
          </table:table-cell>
          <table:table-cell table:number-columns-repeated="2" office:value-type="float" office:value="1639" calcext:value-type="float">
            <text:p>1639</text:p>
          </table:table-cell>
          <table:table-cell/>
          <table:table-cell table:formula="of:=100*([.V65]-[.U65])/[.U65]" office:value-type="float" office:value="10.9897172236504" calcext:value-type="float">
            <text:p>10.99</text:p>
          </table:table-cell>
          <table:table-cell table:formula="of:=100*([.W65]-[.U65])/[.U65]" office:value-type="float" office:value="5.33419023136247" calcext:value-type="float">
            <text:p>5.33</text:p>
          </table:table-cell>
          <table:table-cell table:formula="of:=100*([.X65]-[.U65])/[.U65]" office:value-type="float" office:value="5.33419023136247" calcext:value-type="float">
            <text:p>5.33</text:p>
          </table:table-cell>
          <table:table-cell table:formula="of:=100*([.Y65]-[.U65])/[.U65]" office:value-type="float" office:value="5.33419023136247" calcext:value-type="float">
            <text:p>5.33</text:p>
          </table:table-cell>
          <table:table-cell/>
          <table:table-cell office:value-type="float" office:value="2592.36" calcext:value-type="float">
            <text:p>2592</text:p>
          </table:table-cell>
          <table:table-cell office:value-type="float" office:value="13.48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1726" calcext:value-type="float">
            <text:p>1726</text:p>
          </table:table-cell>
          <table:table-cell table:style-name="ce85" office:value-type="float" office:value="1589" calcext:value-type="float">
            <text:p>1589</text:p>
          </table:table-cell>
          <table:table-cell table:number-columns-repeated="2" office:value-type="float" office:value="1589" calcext:value-type="float">
            <text:p>1589</text:p>
          </table:table-cell>
          <table:table-cell/>
          <table:table-cell table:formula="of:=100*([.AL65]-[.AK65])/[.AK65]" office:value-type="float" office:value="13.254593175853" calcext:value-type="float">
            <text:p>13.25</text:p>
          </table:table-cell>
          <table:table-cell table:formula="of:=100*([.AM65]-[.AK65])/[.AK65]" office:value-type="float" office:value="4.26509186351706" calcext:value-type="float">
            <text:p>4.27</text:p>
          </table:table-cell>
          <table:table-cell table:formula="of:=100*([.AN65]-[.AK65])/[.AK65]" office:value-type="float" office:value="4.26509186351706" calcext:value-type="float">
            <text:p>4.27</text:p>
          </table:table-cell>
          <table:table-cell table:formula="of:=100*([.AO65]-[.AK65])/[.AK65]" office:value-type="float" office:value="4.26509186351706" calcext:value-type="float">
            <text:p>4.27</text:p>
          </table:table-cell>
          <table:table-cell/>
          <table:table-cell office:value-type="float" office:value="3234.04" calcext:value-type="float">
            <text:p>3234</text:p>
          </table:table-cell>
          <table:table-cell office:value-type="float" office:value="48.35" calcext:value-type="float">
            <text:p>48</text:p>
          </table:table-cell>
          <table:table-cell office:value-type="float" office:value="130.9" calcext:value-type="float">
            <text:p>131</text:p>
          </table:table-cell>
          <table:table-cell office:value-type="float" office:value="47.9" calcext:value-type="float">
            <text:p>4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e1-C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523" calcext:value-type="float">
            <text:p>1523</text:p>
          </table:table-cell>
          <table:table-cell office:value-type="float" office:value="1723" calcext:value-type="float">
            <text:p>1723</text:p>
          </table:table-cell>
          <table:table-cell table:style-name="ce33" office:value-type="float" office:value="1652" calcext:value-type="float">
            <text:p>1652</text:p>
          </table:table-cell>
          <table:table-cell table:number-columns-repeated="2" office:value-type="float" office:value="1652" calcext:value-type="float">
            <text:p>1652</text:p>
          </table:table-cell>
          <table:table-cell/>
          <table:table-cell table:formula="of:=100*([.F66]-[.E66])/[.E66]" office:value-type="float" office:value="13.1319763624425" calcext:value-type="float">
            <text:p>13.13</text:p>
          </table:table-cell>
          <table:table-cell table:formula="of:=100*([.G66]-[.E66])/[.E66]" office:value-type="float" office:value="8.47012475377544" calcext:value-type="float">
            <text:p>8.47</text:p>
          </table:table-cell>
          <table:table-cell table:formula="of:=100*([.H66]-[.E66])/[.E66]" office:value-type="float" office:value="8.47012475377544" calcext:value-type="float">
            <text:p>8.47</text:p>
          </table:table-cell>
          <table:table-cell table:formula="of:=100*([.I66]-[.E66])/[.E66]" office:value-type="float" office:value="8.47012475377544" calcext:value-type="float">
            <text:p>8.47</text:p>
          </table:table-cell>
          <table:table-cell/>
          <table:table-cell office:value-type="float" office:value="1962.81" calcext:value-type="float">
            <text:p>1963</text:p>
          </table:table-cell>
          <table:table-cell office:value-type="float" office:value="115.55" calcext:value-type="float">
            <text:p>116</text:p>
          </table:table-cell>
          <table:table-cell office:value-type="float" office:value="46.5" calcext:value-type="float">
            <text:p>47</text:p>
          </table:table-cell>
          <table:table-cell office:value-type="float" office:value="187.2" calcext:value-type="float">
            <text:p>187</text:p>
          </table:table-cell>
          <table:table-cell/>
          <table:table-cell table:style-name="ce52" office:value-type="float" office:value="1504" calcext:value-type="float">
            <text:p>1504</text:p>
          </table:table-cell>
          <table:table-cell office:value-type="float" office:value="1651" calcext:value-type="float">
            <text:p>1651</text:p>
          </table:table-cell>
          <table:table-cell table:style-name="ce59" office:value-type="float" office:value="1576" calcext:value-type="float">
            <text:p>1576</text:p>
          </table:table-cell>
          <table:table-cell table:number-columns-repeated="2" office:value-type="float" office:value="1576" calcext:value-type="float">
            <text:p>1576</text:p>
          </table:table-cell>
          <table:table-cell/>
          <table:table-cell table:formula="of:=100*([.V66]-[.U66])/[.U66]" office:value-type="float" office:value="9.77393617021277" calcext:value-type="float">
            <text:p>9.77</text:p>
          </table:table-cell>
          <table:table-cell table:formula="of:=100*([.W66]-[.U66])/[.U66]" office:value-type="float" office:value="4.78723404255319" calcext:value-type="float">
            <text:p>4.79</text:p>
          </table:table-cell>
          <table:table-cell table:formula="of:=100*([.X66]-[.U66])/[.U66]" office:value-type="float" office:value="4.78723404255319" calcext:value-type="float">
            <text:p>4.79</text:p>
          </table:table-cell>
          <table:table-cell table:formula="of:=100*([.Y66]-[.U66])/[.U66]" office:value-type="float" office:value="4.78723404255319" calcext:value-type="float">
            <text:p>4.79</text:p>
          </table:table-cell>
          <table:table-cell/>
          <table:table-cell office:value-type="float" office:value="836.2" calcext:value-type="float">
            <text:p>836</text:p>
          </table:table-cell>
          <table:table-cell office:value-type="float" office:value="0.94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7.2" calcext:value-type="float">
            <text:p>187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1610" calcext:value-type="float">
            <text:p>1610</text:p>
          </table:table-cell>
          <table:table-cell table:style-name="ce85" office:value-type="float" office:value="1542" calcext:value-type="float">
            <text:p>1542</text:p>
          </table:table-cell>
          <table:table-cell table:number-columns-repeated="2" office:value-type="float" office:value="1542" calcext:value-type="float">
            <text:p>1542</text:p>
          </table:table-cell>
          <table:table-cell/>
          <table:table-cell table:formula="of:=100*([.AL66]-[.AK66])/[.AK66]" office:value-type="float" office:value="8.05369127516779" calcext:value-type="float">
            <text:p>8.05</text:p>
          </table:table-cell>
          <table:table-cell table:formula="of:=100*([.AM66]-[.AK66])/[.AK66]" office:value-type="float" office:value="3.48993288590604" calcext:value-type="float">
            <text:p>3.49</text:p>
          </table:table-cell>
          <table:table-cell table:formula="of:=100*([.AN66]-[.AK66])/[.AK66]" office:value-type="float" office:value="3.48993288590604" calcext:value-type="float">
            <text:p>3.49</text:p>
          </table:table-cell>
          <table:table-cell table:formula="of:=100*([.AO66]-[.AK66])/[.AK66]" office:value-type="float" office:value="3.48993288590604" calcext:value-type="float">
            <text:p>3.49</text:p>
          </table:table-cell>
          <table:table-cell/>
          <table:table-cell office:value-type="float" office:value="1919.25" calcext:value-type="float">
            <text:p>1919</text:p>
          </table:table-cell>
          <table:table-cell office:value-type="float" office:value="0.54" calcext:value-type="float">
            <text:p>1</text:p>
          </table:table-cell>
          <table:table-cell office:value-type="float" office:value="1.2" calcext:value-type="float">
            <text:p>1</text:p>
          </table:table-cell>
          <table:table-cell office:value-type="float" office:value="0.3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e2-A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2019" calcext:value-type="float">
            <text:p>2019</text:p>
          </table:table-cell>
          <table:table-cell office:value-type="float" office:value="2302" calcext:value-type="float">
            <text:p>2302</text:p>
          </table:table-cell>
          <table:table-cell table:style-name="ce33" office:value-type="float" office:value="2173" calcext:value-type="float">
            <text:p>2173</text:p>
          </table:table-cell>
          <table:table-cell office:value-type="float" office:value="2173" calcext:value-type="float">
            <text:p>2173</text:p>
          </table:table-cell>
          <table:table-cell office:value-type="float" office:value="2162" calcext:value-type="float">
            <text:p>2162</text:p>
          </table:table-cell>
          <table:table-cell/>
          <table:table-cell table:formula="of:=100*([.F67]-[.E67])/[.E67]" office:value-type="float" office:value="14.0168400198118" calcext:value-type="float">
            <text:p>14.02</text:p>
          </table:table-cell>
          <table:table-cell table:formula="of:=100*([.G67]-[.E67])/[.E67]" office:value-type="float" office:value="7.62753838533928" calcext:value-type="float">
            <text:p>7.63</text:p>
          </table:table-cell>
          <table:table-cell table:formula="of:=100*([.H67]-[.E67])/[.E67]" office:value-type="float" office:value="7.62753838533928" calcext:value-type="float">
            <text:p>7.63</text:p>
          </table:table-cell>
          <table:table-cell table:formula="of:=100*([.I67]-[.E67])/[.E67]" office:value-type="float" office:value="7.0827142149579" calcext:value-type="float">
            <text:p>7.08</text:p>
          </table:table-cell>
          <table:table-cell/>
          <table:table-cell office:value-type="float" office:value="1700.7" calcext:value-type="float">
            <text:p>1701</text:p>
          </table:table-cell>
          <table:table-cell office:value-type="float" office:value="23.25" calcext:value-type="float">
            <text:p>23</text:p>
          </table:table-cell>
          <table:table-cell office:value-type="float" office:value="804" calcext:value-type="float">
            <text:p>804</text:p>
          </table:table-cell>
          <table:table-cell office:value-type="float" office:value="2691.1" calcext:value-type="float">
            <text:p>2691</text:p>
          </table:table-cell>
          <table:table-cell/>
          <table:table-cell table:style-name="ce52" office:value-type="float" office:value="1990" calcext:value-type="float">
            <text:p>1990</text:p>
          </table:table-cell>
          <table:table-cell office:value-type="float" office:value="2256" calcext:value-type="float">
            <text:p>2256</text:p>
          </table:table-cell>
          <table:table-cell table:style-name="ce59" office:value-type="float" office:value="2072" calcext:value-type="float">
            <text:p>2072</text:p>
          </table:table-cell>
          <table:table-cell table:number-columns-repeated="2" office:value-type="float" office:value="2072" calcext:value-type="float">
            <text:p>2072</text:p>
          </table:table-cell>
          <table:table-cell/>
          <table:table-cell table:formula="of:=100*([.V67]-[.U67])/[.U67]" office:value-type="float" office:value="13.3668341708543" calcext:value-type="float">
            <text:p>13.37</text:p>
          </table:table-cell>
          <table:table-cell table:formula="of:=100*([.W67]-[.U67])/[.U67]" office:value-type="float" office:value="4.12060301507538" calcext:value-type="float">
            <text:p>4.12</text:p>
          </table:table-cell>
          <table:table-cell table:formula="of:=100*([.X67]-[.U67])/[.U67]" office:value-type="float" office:value="4.12060301507538" calcext:value-type="float">
            <text:p>4.12</text:p>
          </table:table-cell>
          <table:table-cell table:formula="of:=100*([.Y67]-[.U67])/[.U67]" office:value-type="float" office:value="4.12060301507538" calcext:value-type="float">
            <text:p>4.12</text:p>
          </table:table-cell>
          <table:table-cell/>
          <table:table-cell office:value-type="float" office:value="1607.08" calcext:value-type="float">
            <text:p>1607</text:p>
          </table:table-cell>
          <table:table-cell office:value-type="float" office:value="59.29" calcext:value-type="float">
            <text:p>59</text:p>
          </table:table-cell>
          <table:table-cell office:value-type="float" office:value="176.2" calcext:value-type="float">
            <text:p>176</text:p>
          </table:table-cell>
          <table:table-cell office:value-type="float" office:value="2691.1" calcext:value-type="float">
            <text:p>2691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2256" calcext:value-type="float">
            <text:p>2256</text:p>
          </table:table-cell>
          <table:table-cell table:style-name="ce85" office:value-type="float" office:value="2035" calcext:value-type="float">
            <text:p>2035</text:p>
          </table:table-cell>
          <table:table-cell table:number-columns-repeated="2" office:value-type="float" office:value="2035" calcext:value-type="float">
            <text:p>2035</text:p>
          </table:table-cell>
          <table:table-cell/>
          <table:table-cell table:formula="of:=100*([.AL67]-[.AK67])/[.AK67]" office:value-type="float" office:value="14.8091603053435" calcext:value-type="float">
            <text:p>14.81</text:p>
          </table:table-cell>
          <table:table-cell table:formula="of:=100*([.AM67]-[.AK67])/[.AK67]" office:value-type="float" office:value="3.56234096692112" calcext:value-type="float">
            <text:p>3.56</text:p>
          </table:table-cell>
          <table:table-cell table:formula="of:=100*([.AN67]-[.AK67])/[.AK67]" office:value-type="float" office:value="3.56234096692112" calcext:value-type="float">
            <text:p>3.56</text:p>
          </table:table-cell>
          <table:table-cell table:formula="of:=100*([.AO67]-[.AK67])/[.AK67]" office:value-type="float" office:value="3.56234096692112" calcext:value-type="float">
            <text:p>3.56</text:p>
          </table:table-cell>
          <table:table-cell/>
          <table:table-cell office:value-type="float" office:value="1574.23" calcext:value-type="float">
            <text:p>1574</text:p>
          </table:table-cell>
          <table:table-cell office:value-type="float" office:value="688.5" calcext:value-type="float">
            <text:p>689</text:p>
          </table:table-cell>
          <table:table-cell office:value-type="float" office:value="2804.4" calcext:value-type="float">
            <text:p>2804</text:p>
          </table:table-cell>
          <table:table-cell office:value-type="float" office:value="199.2" calcext:value-type="float">
            <text:p>199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e2-B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944" calcext:value-type="float">
            <text:p>1944</text:p>
          </table:table-cell>
          <table:table-cell office:value-type="float" office:value="2249" calcext:value-type="float">
            <text:p>2249</text:p>
          </table:table-cell>
          <table:table-cell office:value-type="float" office:value="2079" calcext:value-type="float">
            <text:p>2079</text:p>
          </table:table-cell>
          <table:table-cell office:value-type="float" office:value="2062" calcext:value-type="float">
            <text:p>2062</text:p>
          </table:table-cell>
          <table:table-cell table:style-name="ce41" office:value-type="float" office:value="2079" calcext:value-type="float">
            <text:p>2079</text:p>
          </table:table-cell>
          <table:table-cell/>
          <table:table-cell table:formula="of:=100*([.F68]-[.E68])/[.E68]" office:value-type="float" office:value="15.6893004115226" calcext:value-type="float">
            <text:p>15.69</text:p>
          </table:table-cell>
          <table:table-cell table:formula="of:=100*([.G68]-[.E68])/[.E68]" office:value-type="float" office:value="6.94444444444444" calcext:value-type="float">
            <text:p>6.94</text:p>
          </table:table-cell>
          <table:table-cell table:formula="of:=100*([.H68]-[.E68])/[.E68]" office:value-type="float" office:value="6.06995884773663" calcext:value-type="float">
            <text:p>6.07</text:p>
          </table:table-cell>
          <table:table-cell table:formula="of:=100*([.I68]-[.E68])/[.E68]" office:value-type="float" office:value="6.94444444444444" calcext:value-type="float">
            <text:p>6.94</text:p>
          </table:table-cell>
          <table:table-cell/>
          <table:table-cell office:value-type="float" office:value="2390.52" calcext:value-type="float">
            <text:p>2391</text:p>
          </table:table-cell>
          <table:table-cell office:value-type="float" office:value="82.66" calcext:value-type="float">
            <text:p>83</text:p>
          </table:table-cell>
          <table:table-cell office:value-type="float" office:value="1650.4" calcext:value-type="float">
            <text:p>1650</text:p>
          </table:table-cell>
          <table:table-cell office:value-type="float" office:value="459.2" calcext:value-type="float">
            <text:p>459</text:p>
          </table:table-cell>
          <table:table-cell/>
          <table:table-cell table:style-name="ce52" office:value-type="float" office:value="1927" calcext:value-type="float">
            <text:p>1927</text:p>
          </table:table-cell>
          <table:table-cell office:value-type="float" office:value="2175" calcext:value-type="float">
            <text:p>2175</text:p>
          </table:table-cell>
          <table:table-cell table:style-name="ce59" office:value-type="float" office:value="1997" calcext:value-type="float">
            <text:p>1997</text:p>
          </table:table-cell>
          <table:table-cell table:number-columns-repeated="2" office:value-type="float" office:value="1997" calcext:value-type="float">
            <text:p>1997</text:p>
          </table:table-cell>
          <table:table-cell/>
          <table:table-cell table:formula="of:=100*([.V68]-[.U68])/[.U68]" office:value-type="float" office:value="12.8697457187338" calcext:value-type="float">
            <text:p>12.87</text:p>
          </table:table-cell>
          <table:table-cell table:formula="of:=100*([.W68]-[.U68])/[.U68]" office:value-type="float" office:value="3.63258951738454" calcext:value-type="float">
            <text:p>3.63</text:p>
          </table:table-cell>
          <table:table-cell table:formula="of:=100*([.X68]-[.U68])/[.U68]" office:value-type="float" office:value="3.63258951738454" calcext:value-type="float">
            <text:p>3.63</text:p>
          </table:table-cell>
          <table:table-cell table:formula="of:=100*([.Y68]-[.U68])/[.U68]" office:value-type="float" office:value="3.63258951738454" calcext:value-type="float">
            <text:p>3.63</text:p>
          </table:table-cell>
          <table:table-cell/>
          <table:table-cell office:value-type="float" office:value="269.01" calcext:value-type="float">
            <text:p>269</text:p>
          </table:table-cell>
          <table:table-cell office:value-type="float" office:value="2.74" calcext:value-type="float">
            <text:p>3</text:p>
          </table:table-cell>
          <table:table-cell office:value-type="float" office:value="11.9" calcext:value-type="float">
            <text:p>12</text:p>
          </table:table-cell>
          <table:table-cell office:value-type="float" office:value="459.2" calcext:value-type="float">
            <text:p>459</text:p>
          </table:table-cell>
          <table:table-cell/>
          <table:table-cell office:value-type="float" office:value="1912" calcext:value-type="float">
            <text:p>1912</text:p>
          </table:table-cell>
          <table:table-cell office:value-type="float" office:value="2166" calcext:value-type="float">
            <text:p>2166</text:p>
          </table:table-cell>
          <table:table-cell table:style-name="ce85" office:value-type="float" office:value="1971" calcext:value-type="float">
            <text:p>1971</text:p>
          </table:table-cell>
          <table:table-cell table:number-columns-repeated="2" office:value-type="float" office:value="1971" calcext:value-type="float">
            <text:p>1971</text:p>
          </table:table-cell>
          <table:table-cell/>
          <table:table-cell table:formula="of:=100*([.AL68]-[.AK68])/[.AK68]" office:value-type="float" office:value="13.2845188284519" calcext:value-type="float">
            <text:p>13.28</text:p>
          </table:table-cell>
          <table:table-cell table:formula="of:=100*([.AM68]-[.AK68])/[.AK68]" office:value-type="float" office:value="3.08577405857741" calcext:value-type="float">
            <text:p>3.09</text:p>
          </table:table-cell>
          <table:table-cell table:formula="of:=100*([.AN68]-[.AK68])/[.AK68]" office:value-type="float" office:value="3.08577405857741" calcext:value-type="float">
            <text:p>3.09</text:p>
          </table:table-cell>
          <table:table-cell table:formula="of:=100*([.AO68]-[.AK68])/[.AK68]" office:value-type="float" office:value="3.08577405857741" calcext:value-type="float">
            <text:p>3.09</text:p>
          </table:table-cell>
          <table:table-cell/>
          <table:table-cell office:value-type="float" office:value="2603.67" calcext:value-type="float">
            <text:p>2604</text:p>
          </table:table-cell>
          <table:table-cell office:value-type="float" office:value="7.48" calcext:value-type="float">
            <text:p>7</text:p>
          </table:table-cell>
          <table:table-cell office:value-type="float" office:value="3.2" calcext:value-type="float">
            <text:p>3</text:p>
          </table:table-cell>
          <table:table-cell office:value-type="float" office:value="1.4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e2-C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900" calcext:value-type="float">
            <text:p>1900</text:p>
          </table:table-cell>
          <table:table-cell office:value-type="float" office:value="2424" calcext:value-type="float">
            <text:p>2424</text:p>
          </table:table-cell>
          <table:table-cell table:style-name="ce33" office:value-type="float" office:value="2084" calcext:value-type="float">
            <text:p>2084</text:p>
          </table:table-cell>
          <table:table-cell office:value-type="float" office:value="2084" calcext:value-type="float">
            <text:p>2084</text:p>
          </table:table-cell>
          <table:table-cell table:style-name="ce41" office:value-type="float" office:value="2137" calcext:value-type="float">
            <text:p>2137</text:p>
          </table:table-cell>
          <table:table-cell/>
          <table:table-cell table:formula="of:=100*([.F69]-[.E69])/[.E69]" office:value-type="float" office:value="27.578947368421" calcext:value-type="float">
            <text:p>27.58</text:p>
          </table:table-cell>
          <table:table-cell table:formula="of:=100*([.G69]-[.E69])/[.E69]" office:value-type="float" office:value="9.68421052631579" calcext:value-type="float">
            <text:p>9.68</text:p>
          </table:table-cell>
          <table:table-cell table:formula="of:=100*([.H69]-[.E69])/[.E69]" office:value-type="float" office:value="9.68421052631579" calcext:value-type="float">
            <text:p>9.68</text:p>
          </table:table-cell>
          <table:table-cell table:formula="of:=100*([.I69]-[.E69])/[.E69]" office:value-type="float" office:value="12.4736842105263" calcext:value-type="float">
            <text:p>12.47</text:p>
          </table:table-cell>
          <table:table-cell/>
          <table:table-cell office:value-type="float" office:value="2461.03" calcext:value-type="float">
            <text:p>2461</text:p>
          </table:table-cell>
          <table:table-cell office:value-type="float" office:value="39.58" calcext:value-type="float">
            <text:p>40</text:p>
          </table:table-cell>
          <table:table-cell office:value-type="float" office:value="598.4" calcext:value-type="float">
            <text:p>598</text:p>
          </table:table-cell>
          <table:table-cell office:value-type="float" office:value="913.7" calcext:value-type="float">
            <text:p>914</text:p>
          </table:table-cell>
          <table:table-cell/>
          <table:table-cell table:style-name="ce52" office:value-type="float" office:value="1889" calcext:value-type="float">
            <text:p>1889</text:p>
          </table:table-cell>
          <table:table-cell office:value-type="float" office:value="2192" calcext:value-type="float">
            <text:p>2192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100*([.V69]-[.U69])/[.U69]" office:value-type="float" office:value="16.0402329274749" calcext:value-type="float">
            <text:p>16.04</text:p>
          </table:table-cell>
          <table:table-cell table:formula="of:=100*([.W69]-[.U69])/[.U69]" office:value-type="float" office:value="5.71731074642668" calcext:value-type="float">
            <text:p>5.72</text:p>
          </table:table-cell>
          <table:table-cell table:formula="of:=100*([.X69]-[.U69])/[.U69]" office:value-type="float" office:value="5.66437268395977" calcext:value-type="float">
            <text:p>5.66</text:p>
          </table:table-cell>
          <table:table-cell table:formula="of:=100*([.Y69]-[.U69])/[.U69]" office:value-type="float" office:value="5.71731074642668" calcext:value-type="float">
            <text:p>5.72</text:p>
          </table:table-cell>
          <table:table-cell/>
          <table:table-cell office:value-type="float" office:value="716.81" calcext:value-type="float">
            <text:p>717</text:p>
          </table:table-cell>
          <table:table-cell office:value-type="float" office:value="54.41" calcext:value-type="float">
            <text:p>54</text:p>
          </table:table-cell>
          <table:table-cell office:value-type="float" office:value="205.8" calcext:value-type="float">
            <text:p>206</text:p>
          </table:table-cell>
          <table:table-cell office:value-type="float" office:value="913.7" calcext:value-type="float">
            <text:p>914</text:p>
          </table:table-cell>
          <table:table-cell/>
          <table:table-cell office:value-type="float" office:value="1879" calcext:value-type="float">
            <text:p>1879</text:p>
          </table:table-cell>
          <table:table-cell office:value-type="float" office:value="2151" calcext:value-type="float">
            <text:p>2151</text:p>
          </table:table-cell>
          <table:table-cell table:style-name="ce85" office:value-type="float" office:value="1964" calcext:value-type="float">
            <text:p>1964</text:p>
          </table:table-cell>
          <table:table-cell table:number-columns-repeated="2" office:value-type="float" office:value="1964" calcext:value-type="float">
            <text:p>1964</text:p>
          </table:table-cell>
          <table:table-cell/>
          <table:table-cell table:formula="of:=100*([.AL69]-[.AK69])/[.AK69]" office:value-type="float" office:value="14.475784992017" calcext:value-type="float">
            <text:p>14.48</text:p>
          </table:table-cell>
          <table:table-cell table:formula="of:=100*([.AM69]-[.AK69])/[.AK69]" office:value-type="float" office:value="4.52368281000532" calcext:value-type="float">
            <text:p>4.52</text:p>
          </table:table-cell>
          <table:table-cell table:formula="of:=100*([.AN69]-[.AK69])/[.AK69]" office:value-type="float" office:value="4.52368281000532" calcext:value-type="float">
            <text:p>4.52</text:p>
          </table:table-cell>
          <table:table-cell table:formula="of:=100*([.AO69]-[.AK69])/[.AK69]" office:value-type="float" office:value="4.52368281000532" calcext:value-type="float">
            <text:p>4.52</text:p>
          </table:table-cell>
          <table:table-cell/>
          <table:table-cell office:value-type="float" office:value="1062.3" calcext:value-type="float">
            <text:p>1062</text:p>
          </table:table-cell>
          <table:table-cell office:value-type="float" office:value="6.66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.8" calcext:value-type="float">
            <text:p>17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e3-A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2277" calcext:value-type="float">
            <text:p>2277</text:p>
          </table:table-cell>
          <table:table-cell office:value-type="float" office:value="2856" calcext:value-type="float">
            <text:p>2856</text:p>
          </table:table-cell>
          <table:table-cell office:value-type="float" office:value="2541" calcext:value-type="float">
            <text:p>2541</text:p>
          </table:table-cell>
          <table:table-cell office:value-type="float" office:value="2533" calcext:value-type="float">
            <text:p>2533</text:p>
          </table:table-cell>
          <table:table-cell office:value-type="float" office:value="2515" calcext:value-type="float">
            <text:p>2515</text:p>
          </table:table-cell>
          <table:table-cell/>
          <table:table-cell table:formula="of:=100*([.F70]-[.E70])/[.E70]" office:value-type="float" office:value="25.4281949934124" calcext:value-type="float">
            <text:p>25.43</text:p>
          </table:table-cell>
          <table:table-cell table:formula="of:=100*([.G70]-[.E70])/[.E70]" office:value-type="float" office:value="11.5942028985507" calcext:value-type="float">
            <text:p>11.59</text:p>
          </table:table-cell>
          <table:table-cell table:formula="of:=100*([.H70]-[.E70])/[.E70]" office:value-type="float" office:value="11.2428634167765" calcext:value-type="float">
            <text:p>11.24</text:p>
          </table:table-cell>
          <table:table-cell table:formula="of:=100*([.I70]-[.E70])/[.E70]" office:value-type="float" office:value="10.4523495827844" calcext:value-type="float">
            <text:p>10.45</text:p>
          </table:table-cell>
          <table:table-cell/>
          <table:table-cell office:value-type="float" office:value="1636.09" calcext:value-type="float">
            <text:p>1636</text:p>
          </table:table-cell>
          <table:table-cell office:value-type="float" office:value="30.11" calcext:value-type="float">
            <text:p>30</text:p>
          </table:table-cell>
          <table:table-cell office:value-type="float" office:value="1122.6" calcext:value-type="float">
            <text:p>1123</text:p>
          </table:table-cell>
          <table:table-cell office:value-type="float" office:value="1009.4" calcext:value-type="float">
            <text:p>1009</text:p>
          </table:table-cell>
          <table:table-cell/>
          <table:table-cell table:style-name="ce52" office:value-type="float" office:value="2260" calcext:value-type="float">
            <text:p>2260</text:p>
          </table:table-cell>
          <table:table-cell office:value-type="float" office:value="2685" calcext:value-type="float">
            <text:p>2685</text:p>
          </table:table-cell>
          <table:table-cell table:style-name="ce59" office:value-type="float" office:value="2410" calcext:value-type="float">
            <text:p>2410</text:p>
          </table:table-cell>
          <table:table-cell table:number-columns-repeated="2" office:value-type="float" office:value="2410" calcext:value-type="float">
            <text:p>2410</text:p>
          </table:table-cell>
          <table:table-cell/>
          <table:table-cell table:formula="of:=100*([.V70]-[.U70])/[.U70]" office:value-type="float" office:value="18.8053097345133" calcext:value-type="float">
            <text:p>18.81</text:p>
          </table:table-cell>
          <table:table-cell table:formula="of:=100*([.W70]-[.U70])/[.U70]" office:value-type="float" office:value="6.63716814159292" calcext:value-type="float">
            <text:p>6.64</text:p>
          </table:table-cell>
          <table:table-cell table:formula="of:=100*([.X70]-[.U70])/[.U70]" office:value-type="float" office:value="6.63716814159292" calcext:value-type="float">
            <text:p>6.64</text:p>
          </table:table-cell>
          <table:table-cell table:formula="of:=100*([.Y70]-[.U70])/[.U70]" office:value-type="float" office:value="6.63716814159292" calcext:value-type="float">
            <text:p>6.64</text:p>
          </table:table-cell>
          <table:table-cell/>
          <table:table-cell office:value-type="float" office:value="904.04" calcext:value-type="float">
            <text:p>904</text:p>
          </table:table-cell>
          <table:table-cell office:value-type="float" office:value="17.73" calcext:value-type="float">
            <text:p>18</text:p>
          </table:table-cell>
          <table:table-cell office:value-type="float" office:value="41.3" calcext:value-type="float">
            <text:p>41</text:p>
          </table:table-cell>
          <table:table-cell office:value-type="float" office:value="1009.4" calcext:value-type="float">
            <text:p>1009</text:p>
          </table:table-cell>
          <table:table-cell/>
          <table:table-cell office:value-type="float" office:value="2245" calcext:value-type="float">
            <text:p>2245</text:p>
          </table:table-cell>
          <table:table-cell office:value-type="float" office:value="2676" calcext:value-type="float">
            <text:p>2676</text:p>
          </table:table-cell>
          <table:table-cell office:value-type="float" office:value="2372" calcext:value-type="float">
            <text:p>2372</text:p>
          </table:table-cell>
          <table:table-cell table:number-columns-repeated="2" office:value-type="float" office:value="2366" calcext:value-type="float">
            <text:p>2366</text:p>
          </table:table-cell>
          <table:table-cell/>
          <table:table-cell table:formula="of:=100*([.AL70]-[.AK70])/[.AK70]" office:value-type="float" office:value="19.1982182628062" calcext:value-type="float">
            <text:p>19.20</text:p>
          </table:table-cell>
          <table:table-cell table:formula="of:=100*([.AM70]-[.AK70])/[.AK70]" office:value-type="float" office:value="5.65701559020045" calcext:value-type="float">
            <text:p>5.66</text:p>
          </table:table-cell>
          <table:table-cell table:formula="of:=100*([.AN70]-[.AK70])/[.AK70]" office:value-type="float" office:value="5.38975501113586" calcext:value-type="float">
            <text:p>5.39</text:p>
          </table:table-cell>
          <table:table-cell table:formula="of:=100*([.AO70]-[.AK70])/[.AK70]" office:value-type="float" office:value="5.38975501113586" calcext:value-type="float">
            <text:p>5.39</text:p>
          </table:table-cell>
          <table:table-cell/>
          <table:table-cell office:value-type="float" office:value="521.62" calcext:value-type="float">
            <text:p>522</text:p>
          </table:table-cell>
          <table:table-cell office:value-type="float" office:value="154.14" calcext:value-type="float">
            <text:p>154</text:p>
          </table:table-cell>
          <table:table-cell office:value-type="float" office:value="569.7" calcext:value-type="float">
            <text:p>570</text:p>
          </table:table-cell>
          <table:table-cell office:value-type="float" office:value="2854.2" calcext:value-type="float">
            <text:p>2854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e3-B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2221" calcext:value-type="float">
            <text:p>2221</text:p>
          </table:table-cell>
          <table:table-cell office:value-type="float" office:value="2759" calcext:value-type="float">
            <text:p>2759</text:p>
          </table:table-cell>
          <table:table-cell office:value-type="float" office:value="2438" calcext:value-type="float">
            <text:p>2438</text:p>
          </table:table-cell>
          <table:table-cell office:value-type="float" office:value="2409" calcext:value-type="float">
            <text:p>2409</text:p>
          </table:table-cell>
          <table:table-cell table:style-name="ce41" office:value-type="float" office:value="2411" calcext:value-type="float">
            <text:p>2411</text:p>
          </table:table-cell>
          <table:table-cell/>
          <table:table-cell table:formula="of:=100*([.F71]-[.E71])/[.E71]" office:value-type="float" office:value="24.2233228275552" calcext:value-type="float">
            <text:p>24.22</text:p>
          </table:table-cell>
          <table:table-cell table:formula="of:=100*([.G71]-[.E71])/[.E71]" office:value-type="float" office:value="9.77037370553805" calcext:value-type="float">
            <text:p>9.77</text:p>
          </table:table-cell>
          <table:table-cell table:formula="of:=100*([.H71]-[.E71])/[.E71]" office:value-type="float" office:value="8.46465556055831" calcext:value-type="float">
            <text:p>8.46</text:p>
          </table:table-cell>
          <table:table-cell table:formula="of:=100*([.I71]-[.E71])/[.E71]" office:value-type="float" office:value="8.55470508779829" calcext:value-type="float">
            <text:p>8.55</text:p>
          </table:table-cell>
          <table:table-cell/>
          <table:table-cell office:value-type="float" office:value="1470.9" calcext:value-type="float">
            <text:p>1471</text:p>
          </table:table-cell>
          <table:table-cell office:value-type="float" office:value="1865.81" calcext:value-type="float">
            <text:p>1866</text:p>
          </table:table-cell>
          <table:table-cell office:value-type="float" office:value="905.2" calcext:value-type="float">
            <text:p>905</text:p>
          </table:table-cell>
          <table:table-cell office:value-type="float" office:value="269.1" calcext:value-type="float">
            <text:p>269</text:p>
          </table:table-cell>
          <table:table-cell/>
          <table:table-cell table:style-name="ce52" office:value-type="float" office:value="2212" calcext:value-type="float">
            <text:p>2212</text:p>
          </table:table-cell>
          <table:table-cell office:value-type="float" office:value="2690" calcext:value-type="float">
            <text:p>2690</text:p>
          </table:table-cell>
          <table:table-cell table:number-columns-repeated="3" office:value-type="float" office:value="2351" calcext:value-type="float">
            <text:p>2351</text:p>
          </table:table-cell>
          <table:table-cell/>
          <table:table-cell table:formula="of:=100*([.V71]-[.U71])/[.U71]" office:value-type="float" office:value="21.6094032549729" calcext:value-type="float">
            <text:p>21.61</text:p>
          </table:table-cell>
          <table:table-cell table:formula="of:=100*([.W71]-[.U71])/[.U71]" office:value-type="float" office:value="6.28390596745027" calcext:value-type="float">
            <text:p>6.28</text:p>
          </table:table-cell>
          <table:table-cell table:formula="of:=100*([.X71]-[.U71])/[.U71]" office:value-type="float" office:value="6.28390596745027" calcext:value-type="float">
            <text:p>6.28</text:p>
          </table:table-cell>
          <table:table-cell table:formula="of:=100*([.Y71]-[.U71])/[.U71]" office:value-type="float" office:value="6.28390596745027" calcext:value-type="float">
            <text:p>6.28</text:p>
          </table:table-cell>
          <table:table-cell/>
          <table:table-cell office:value-type="float" office:value="1749.07" calcext:value-type="float">
            <text:p>1749</text:p>
          </table:table-cell>
          <table:table-cell office:value-type="float" office:value="238.72" calcext:value-type="float">
            <text:p>239</text:p>
          </table:table-cell>
          <table:table-cell office:value-type="float" office:value="37.9" calcext:value-type="float">
            <text:p>38</text:p>
          </table:table-cell>
          <table:table-cell office:value-type="float" office:value="269.1" calcext:value-type="float">
            <text:p>269</text:p>
          </table:table-cell>
          <table:table-cell/>
          <table:table-cell office:value-type="float" office:value="2203" calcext:value-type="float">
            <text:p>2203</text:p>
          </table:table-cell>
          <table:table-cell office:value-type="float" office:value="2596" calcext:value-type="float">
            <text:p>2596</text:p>
          </table:table-cell>
          <table:table-cell table:style-name="ce85" office:value-type="float" office:value="2321" calcext:value-type="float">
            <text:p>2321</text:p>
          </table:table-cell>
          <table:table-cell table:number-columns-repeated="2" office:value-type="float" office:value="2321" calcext:value-type="float">
            <text:p>2321</text:p>
          </table:table-cell>
          <table:table-cell/>
          <table:table-cell table:formula="of:=100*([.AL71]-[.AK71])/[.AK71]" office:value-type="float" office:value="17.8393100317749" calcext:value-type="float">
            <text:p>17.84</text:p>
          </table:table-cell>
          <table:table-cell table:formula="of:=100*([.AM71]-[.AK71])/[.AK71]" office:value-type="float" office:value="5.35633227417158" calcext:value-type="float">
            <text:p>5.36</text:p>
          </table:table-cell>
          <table:table-cell table:formula="of:=100*([.AN71]-[.AK71])/[.AK71]" office:value-type="float" office:value="5.35633227417158" calcext:value-type="float">
            <text:p>5.36</text:p>
          </table:table-cell>
          <table:table-cell table:formula="of:=100*([.AO71]-[.AK71])/[.AK71]" office:value-type="float" office:value="5.35633227417158" calcext:value-type="float">
            <text:p>5.36</text:p>
          </table:table-cell>
          <table:table-cell/>
          <table:table-cell office:value-type="float" office:value="1374.42" calcext:value-type="float">
            <text:p>1374</text:p>
          </table:table-cell>
          <table:table-cell office:value-type="float" office:value="228.74" calcext:value-type="float">
            <text:p>229</text:p>
          </table:table-cell>
          <table:table-cell office:value-type="float" office:value="7.8" calcext:value-type="float">
            <text:p>8</text:p>
          </table:table-cell>
          <table:table-cell office:value-type="float" office:value="229.3" calcext:value-type="float">
            <text:p>229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e3-C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style-name="ce22" office:value-type="float" office:value="2188" calcext:value-type="float">
            <text:p>2188</text:p>
          </table:table-cell>
          <table:table-cell office:value-type="float" office:value="2804" calcext:value-type="float">
            <text:p>2804</text:p>
          </table:table-cell>
          <table:table-cell office:value-type="float" office:value="2362" calcext:value-type="float">
            <text:p>2362</text:p>
          </table:table-cell>
          <table:table-cell office:value-type="float" office:value="2357" calcext:value-type="float">
            <text:p>2357</text:p>
          </table:table-cell>
          <table:table-cell table:style-name="ce41" office:value-type="float" office:value="2428" calcext:value-type="float">
            <text:p>2428</text:p>
          </table:table-cell>
          <table:table-cell/>
          <table:table-cell table:formula="of:=100*([.F72]-[.E72])/[.E72]" office:value-type="float" office:value="28.1535648994515" calcext:value-type="float">
            <text:p>28.15</text:p>
          </table:table-cell>
          <table:table-cell table:formula="of:=100*([.G72]-[.E72])/[.E72]" office:value-type="float" office:value="7.95246800731261" calcext:value-type="float">
            <text:p>7.95</text:p>
          </table:table-cell>
          <table:table-cell table:formula="of:=100*([.H72]-[.E72])/[.E72]" office:value-type="float" office:value="7.72394881170018" calcext:value-type="float">
            <text:p>7.72</text:p>
          </table:table-cell>
          <table:table-cell table:formula="of:=100*([.I72]-[.E72])/[.E72]" office:value-type="float" office:value="10.9689213893967" calcext:value-type="float">
            <text:p>10.97</text:p>
          </table:table-cell>
          <table:table-cell/>
          <table:table-cell office:value-type="float" office:value="3504.9" calcext:value-type="float">
            <text:p>3505</text:p>
          </table:table-cell>
          <table:table-cell office:value-type="float" office:value="45.5" calcext:value-type="float">
            <text:p>46</text:p>
          </table:table-cell>
          <table:table-cell office:value-type="float" office:value="1321.8" calcext:value-type="float">
            <text:p>1322</text:p>
          </table:table-cell>
          <table:table-cell office:value-type="float" office:value="964.1" calcext:value-type="float">
            <text:p>964</text:p>
          </table:table-cell>
          <table:table-cell/>
          <table:table-cell table:style-name="ce52" office:value-type="float" office:value="2188" calcext:value-type="float">
            <text:p>2188</text:p>
          </table:table-cell>
          <table:table-cell office:value-type="float" office:value="2643" calcext:value-type="float">
            <text:p>2643</text:p>
          </table:table-cell>
          <table:table-cell office:value-type="float" office:value="2310" calcext:value-type="float">
            <text:p>2310</text:p>
          </table:table-cell>
          <table:table-cell table:number-columns-repeated="2" office:value-type="float" office:value="2286" calcext:value-type="float">
            <text:p>2286</text:p>
          </table:table-cell>
          <table:table-cell/>
          <table:table-cell table:formula="of:=100*([.V72]-[.U72])/[.U72]" office:value-type="float" office:value="20.7952468007313" calcext:value-type="float">
            <text:p>20.80</text:p>
          </table:table-cell>
          <table:table-cell table:formula="of:=100*([.W72]-[.U72])/[.U72]" office:value-type="float" office:value="5.57586837294333" calcext:value-type="float">
            <text:p>5.58</text:p>
          </table:table-cell>
          <table:table-cell table:formula="of:=100*([.X72]-[.U72])/[.U72]" office:value-type="float" office:value="4.47897623400366" calcext:value-type="float">
            <text:p>4.48</text:p>
          </table:table-cell>
          <table:table-cell table:formula="of:=100*([.Y72]-[.U72])/[.U72]" office:value-type="float" office:value="4.47897623400366" calcext:value-type="float">
            <text:p>4.48</text:p>
          </table:table-cell>
          <table:table-cell/>
          <table:table-cell office:value-type="float" office:value="2344.14" calcext:value-type="float">
            <text:p>2344</text:p>
          </table:table-cell>
          <table:table-cell office:value-type="float" office:value="1984.45" calcext:value-type="float">
            <text:p>1984</text:p>
          </table:table-cell>
          <table:table-cell office:value-type="float" office:value="627" calcext:value-type="float">
            <text:p>627</text:p>
          </table:table-cell>
          <table:table-cell office:value-type="float" office:value="964.1" calcext:value-type="float">
            <text:p>964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2565" calcext:value-type="float">
            <text:p>2565</text:p>
          </table:table-cell>
          <table:table-cell office:value-type="float" office:value="2270" calcext:value-type="float">
            <text:p>2270</text:p>
          </table:table-cell>
          <table:table-cell table:number-columns-repeated="2" office:value-type="float" office:value="2260" calcext:value-type="float">
            <text:p>2260</text:p>
          </table:table-cell>
          <table:table-cell/>
          <table:table-cell table:formula="of:=100*([.AL72]-[.AK72])/[.AK72]" office:value-type="float" office:value="17.2303473491773" calcext:value-type="float">
            <text:p>17.23</text:p>
          </table:table-cell>
          <table:table-cell table:formula="of:=100*([.AM72]-[.AK72])/[.AK72]" office:value-type="float" office:value="3.74771480804388" calcext:value-type="float">
            <text:p>3.75</text:p>
          </table:table-cell>
          <table:table-cell table:formula="of:=100*([.AN72]-[.AK72])/[.AK72]" office:value-type="float" office:value="3.29067641681901" calcext:value-type="float">
            <text:p>3.29</text:p>
          </table:table-cell>
          <table:table-cell table:formula="of:=100*([.AO72]-[.AK72])/[.AK72]" office:value-type="float" office:value="3.29067641681901" calcext:value-type="float">
            <text:p>3.29</text:p>
          </table:table-cell>
          <table:table-cell/>
          <table:table-cell office:value-type="float" office:value="1712.75" calcext:value-type="float">
            <text:p>1713</text:p>
          </table:table-cell>
          <table:table-cell office:value-type="float" office:value="34.01" calcext:value-type="float">
            <text:p>34</text:p>
          </table:table-cell>
          <table:table-cell office:value-type="float" office:value="756.4" calcext:value-type="float">
            <text:p>756</text:p>
          </table:table-cell>
          <table:table-cell office:value-type="float" office:value="80.2" calcext:value-type="float">
            <text:p>8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e4-A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2453" calcext:value-type="float">
            <text:p>2453</text:p>
          </table:table-cell>
          <table:table-cell office:value-type="float" office:value="3095" calcext:value-type="float">
            <text:p>3095</text:p>
          </table:table-cell>
          <table:table-cell office:value-type="float" office:value="2656" calcext:value-type="float">
            <text:p>2656</text:p>
          </table:table-cell>
          <table:table-cell office:value-type="float" office:value="2631" calcext:value-type="float">
            <text:p>2631</text:p>
          </table:table-cell>
          <table:table-cell table:style-name="ce41" office:value-type="float" office:value="2662" calcext:value-type="float">
            <text:p>2662</text:p>
          </table:table-cell>
          <table:table-cell/>
          <table:table-cell table:formula="of:=100*([.F73]-[.E73])/[.E73]" office:value-type="float" office:value="26.1720342437831" calcext:value-type="float">
            <text:p>26.17</text:p>
          </table:table-cell>
          <table:table-cell table:formula="of:=100*([.G73]-[.E73])/[.E73]" office:value-type="float" office:value="8.27558092132083" calcext:value-type="float">
            <text:p>8.28</text:p>
          </table:table-cell>
          <table:table-cell table:formula="of:=100*([.H73]-[.E73])/[.E73]" office:value-type="float" office:value="7.25642070933551" calcext:value-type="float">
            <text:p>7.26</text:p>
          </table:table-cell>
          <table:table-cell table:formula="of:=100*([.I73]-[.E73])/[.E73]" office:value-type="float" office:value="8.52017937219731" calcext:value-type="float">
            <text:p>8.52</text:p>
          </table:table-cell>
          <table:table-cell/>
          <table:table-cell office:value-type="float" office:value="2432.67" calcext:value-type="float">
            <text:p>2433</text:p>
          </table:table-cell>
          <table:table-cell office:value-type="float" office:value="165.83" calcext:value-type="float">
            <text:p>166</text:p>
          </table:table-cell>
          <table:table-cell office:value-type="float" office:value="3573.1" calcext:value-type="float">
            <text:p>3573</text:p>
          </table:table-cell>
          <table:table-cell office:value-type="float" office:value="193.7" calcext:value-type="float">
            <text:p>194</text:p>
          </table:table-cell>
          <table:table-cell/>
          <table:table-cell table:style-name="ce52" office:value-type="float" office:value="2453" calcext:value-type="float">
            <text:p>2453</text:p>
          </table:table-cell>
          <table:table-cell office:value-type="float" office:value="2945" calcext:value-type="float">
            <text:p>2945</text:p>
          </table:table-cell>
          <table:table-cell office:value-type="float" office:value="2582" calcext:value-type="float">
            <text:p>2582</text:p>
          </table:table-cell>
          <table:table-cell table:number-columns-repeated="2" office:value-type="float" office:value="2568" calcext:value-type="float">
            <text:p>2568</text:p>
          </table:table-cell>
          <table:table-cell/>
          <table:table-cell table:formula="of:=100*([.V73]-[.U73])/[.U73]" office:value-type="float" office:value="20.0570729718712" calcext:value-type="float">
            <text:p>20.06</text:p>
          </table:table-cell>
          <table:table-cell table:formula="of:=100*([.W73]-[.U73])/[.U73]" office:value-type="float" office:value="5.25886669384427" calcext:value-type="float">
            <text:p>5.26</text:p>
          </table:table-cell>
          <table:table-cell table:formula="of:=100*([.X73]-[.U73])/[.U73]" office:value-type="float" office:value="4.68813697513249" calcext:value-type="float">
            <text:p>4.69</text:p>
          </table:table-cell>
          <table:table-cell table:formula="of:=100*([.Y73]-[.U73])/[.U73]" office:value-type="float" office:value="4.68813697513249" calcext:value-type="float">
            <text:p>4.69</text:p>
          </table:table-cell>
          <table:table-cell/>
          <table:table-cell office:value-type="float" office:value="2960.62" calcext:value-type="float">
            <text:p>2961</text:p>
          </table:table-cell>
          <table:table-cell office:value-type="float" office:value="19.3" calcext:value-type="float">
            <text:p>19</text:p>
          </table:table-cell>
          <table:table-cell office:value-type="float" office:value="3074.3" calcext:value-type="float">
            <text:p>3074</text:p>
          </table:table-cell>
          <table:table-cell office:value-type="float" office:value="193.7" calcext:value-type="float">
            <text:p>194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2825" calcext:value-type="float">
            <text:p>2825</text:p>
          </table:table-cell>
          <table:table-cell office:value-type="float" office:value="2556" calcext:value-type="float">
            <text:p>2556</text:p>
          </table:table-cell>
          <table:table-cell table:number-columns-repeated="2" office:value-type="float" office:value="2554" calcext:value-type="float">
            <text:p>2554</text:p>
          </table:table-cell>
          <table:table-cell/>
          <table:table-cell table:formula="of:=100*([.AL73]-[.AK73])/[.AK73]" office:value-type="float" office:value="15.1651039543416" calcext:value-type="float">
            <text:p>15.17</text:p>
          </table:table-cell>
          <table:table-cell table:formula="of:=100*([.AM73]-[.AK73])/[.AK73]" office:value-type="float" office:value="4.19894007337954" calcext:value-type="float">
            <text:p>4.20</text:p>
          </table:table-cell>
          <table:table-cell table:formula="of:=100*([.AN73]-[.AK73])/[.AK73]" office:value-type="float" office:value="4.11740725642071" calcext:value-type="float">
            <text:p>4.12</text:p>
          </table:table-cell>
          <table:table-cell table:formula="of:=100*([.AO73]-[.AK73])/[.AK73]" office:value-type="float" office:value="4.11740725642071" calcext:value-type="float">
            <text:p>4.12</text:p>
          </table:table-cell>
          <table:table-cell/>
          <table:table-cell office:value-type="float" office:value="1941.18" calcext:value-type="float">
            <text:p>1941</text:p>
          </table:table-cell>
          <table:table-cell office:value-type="float" office:value="747.86" calcext:value-type="float">
            <text:p>748</text:p>
          </table:table-cell>
          <table:table-cell office:value-type="float" office:value="45.3" calcext:value-type="float">
            <text:p>45</text:p>
          </table:table-cell>
          <table:table-cell office:value-type="float" office:value="299.2" calcext:value-type="float">
            <text:p>299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e4-B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2453" calcext:value-type="float">
            <text:p>2453</text:p>
          </table:table-cell>
          <table:table-cell office:value-type="float" office:value="3198" calcext:value-type="float">
            <text:p>3198</text:p>
          </table:table-cell>
          <table:table-cell office:value-type="float" office:value="2720" calcext:value-type="float">
            <text:p>2720</text:p>
          </table:table-cell>
          <table:table-cell office:value-type="float" office:value="2708" calcext:value-type="float">
            <text:p>2708</text:p>
          </table:table-cell>
          <table:table-cell table:style-name="ce41" office:value-type="float" office:value="2726" calcext:value-type="float">
            <text:p>2726</text:p>
          </table:table-cell>
          <table:table-cell/>
          <table:table-cell table:formula="of:=100*([.F74]-[.E74])/[.E74]" office:value-type="float" office:value="30.3709743171627" calcext:value-type="float">
            <text:p>30.37</text:p>
          </table:table-cell>
          <table:table-cell table:formula="of:=100*([.G74]-[.E74])/[.E74]" office:value-type="float" office:value="10.8846310640033" calcext:value-type="float">
            <text:p>10.88</text:p>
          </table:table-cell>
          <table:table-cell table:formula="of:=100*([.H74]-[.E74])/[.E74]" office:value-type="float" office:value="10.3954341622503" calcext:value-type="float">
            <text:p>10.40</text:p>
          </table:table-cell>
          <table:table-cell table:formula="of:=100*([.I74]-[.E74])/[.E74]" office:value-type="float" office:value="11.1292295148797" calcext:value-type="float">
            <text:p>11.13</text:p>
          </table:table-cell>
          <table:table-cell/>
          <table:table-cell office:value-type="float" office:value="3366.49" calcext:value-type="float">
            <text:p>3366</text:p>
          </table:table-cell>
          <table:table-cell office:value-type="float" office:value="450.34" calcext:value-type="float">
            <text:p>450</text:p>
          </table:table-cell>
          <table:table-cell office:value-type="float" office:value="752.7" calcext:value-type="float">
            <text:p>753</text:p>
          </table:table-cell>
          <table:table-cell office:value-type="float" office:value="3452.3" calcext:value-type="float">
            <text:p>3452</text:p>
          </table:table-cell>
          <table:table-cell/>
          <table:table-cell table:style-name="ce52" office:value-type="float" office:value="2453" calcext:value-type="float">
            <text:p>2453</text:p>
          </table:table-cell>
          <table:table-cell office:value-type="float" office:value="2905" calcext:value-type="float">
            <text:p>2905</text:p>
          </table:table-cell>
          <table:table-cell office:value-type="float" office:value="2553" calcext:value-type="float">
            <text:p>2553</text:p>
          </table:table-cell>
          <table:table-cell office:value-type="float" office:value="2552" calcext:value-type="float">
            <text:p>2552</text:p>
          </table:table-cell>
          <table:table-cell office:value-type="float" office:value="2558" calcext:value-type="float">
            <text:p>2558</text:p>
          </table:table-cell>
          <table:table-cell/>
          <table:table-cell table:formula="of:=100*([.V74]-[.U74])/[.U74]" office:value-type="float" office:value="18.4264166326947" calcext:value-type="float">
            <text:p>18.43</text:p>
          </table:table-cell>
          <table:table-cell table:formula="of:=100*([.W74]-[.U74])/[.U74]" office:value-type="float" office:value="4.0766408479413" calcext:value-type="float">
            <text:p>4.08</text:p>
          </table:table-cell>
          <table:table-cell table:formula="of:=100*([.X74]-[.U74])/[.U74]" office:value-type="float" office:value="4.03587443946188" calcext:value-type="float">
            <text:p>4.04</text:p>
          </table:table-cell>
          <table:table-cell table:formula="of:=100*([.Y74]-[.U74])/[.U74]" office:value-type="float" office:value="4.28047289033836" calcext:value-type="float">
            <text:p>4.28</text:p>
          </table:table-cell>
          <table:table-cell/>
          <table:table-cell office:value-type="float" office:value="2000.42" calcext:value-type="float">
            <text:p>2000</text:p>
          </table:table-cell>
          <table:table-cell office:value-type="float" office:value="101.9" calcext:value-type="float">
            <text:p>102</text:p>
          </table:table-cell>
          <table:table-cell office:value-type="float" office:value="3122.1" calcext:value-type="float">
            <text:p>3122</text:p>
          </table:table-cell>
          <table:table-cell office:value-type="float" office:value="3452.3" calcext:value-type="float">
            <text:p>3452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2853" calcext:value-type="float">
            <text:p>2853</text:p>
          </table:table-cell>
          <table:table-cell table:style-name="ce85" office:value-type="float" office:value="2517" calcext:value-type="float">
            <text:p>2517</text:p>
          </table:table-cell>
          <table:table-cell table:number-columns-repeated="2" office:value-type="float" office:value="2517" calcext:value-type="float">
            <text:p>2517</text:p>
          </table:table-cell>
          <table:table-cell/>
          <table:table-cell table:formula="of:=100*([.AL74]-[.AK74])/[.AK74]" office:value-type="float" office:value="16.3065633917652" calcext:value-type="float">
            <text:p>16.31</text:p>
          </table:table-cell>
          <table:table-cell table:formula="of:=100*([.AM74]-[.AK74])/[.AK74]" office:value-type="float" office:value="2.60905014268243" calcext:value-type="float">
            <text:p>2.61</text:p>
          </table:table-cell>
          <table:table-cell table:formula="of:=100*([.AN74]-[.AK74])/[.AK74]" office:value-type="float" office:value="2.60905014268243" calcext:value-type="float">
            <text:p>2.61</text:p>
          </table:table-cell>
          <table:table-cell table:formula="of:=100*([.AO74]-[.AK74])/[.AK74]" office:value-type="float" office:value="2.60905014268243" calcext:value-type="float">
            <text:p>2.61</text:p>
          </table:table-cell>
          <table:table-cell/>
          <table:table-cell office:value-type="float" office:value="1726.88" calcext:value-type="float">
            <text:p>1727</text:p>
          </table:table-cell>
          <table:table-cell office:value-type="float" office:value="304.13" calcext:value-type="float">
            <text:p>304</text:p>
          </table:table-cell>
          <table:table-cell office:value-type="float" office:value="110.8" calcext:value-type="float">
            <text:p>111</text:p>
          </table:table-cell>
          <table:table-cell office:value-type="float" office:value="23.1" calcext:value-type="float">
            <text:p>23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e4-C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table:style-name="ce22" office:value-type="float" office:value="2453" calcext:value-type="float">
            <text:p>2453</text:p>
          </table:table-cell>
          <table:table-cell office:value-type="float" office:value="3789" calcext:value-type="float">
            <text:p>3789</text:p>
          </table:table-cell>
          <table:table-cell office:value-type="float" office:value="3208" calcext:value-type="float">
            <text:p>3208</text:p>
          </table:table-cell>
          <table:table-cell office:value-type="float" office:value="2812" calcext:value-type="float">
            <text:p>2812</text:p>
          </table:table-cell>
          <table:table-cell table:number-columns-repeated="2"/>
          <table:table-cell table:formula="of:=100*([.F75]-[.E75])/[.E75]" office:value-type="float" office:value="54.4639217284957" calcext:value-type="float">
            <text:p>54.46</text:p>
          </table:table-cell>
          <table:table-cell table:formula="of:=100*([.G75]-[.E75])/[.E75]" office:value-type="float" office:value="30.7786384019568" calcext:value-type="float">
            <text:p>30.78</text:p>
          </table:table-cell>
          <table:table-cell table:formula="of:=100*([.H75]-[.E75])/[.E75]" office:value-type="float" office:value="14.6351406441093" calcext:value-type="float">
            <text:p>14.64</text:p>
          </table:table-cell>
          <table:table-cell table:number-columns-repeated="2"/>
          <table:table-cell office:value-type="float" office:value="3376.96" calcext:value-type="float">
            <text:p>3377</text:p>
          </table:table-cell>
          <table:table-cell office:value-type="float" office:value="1102.07" calcext:value-type="float">
            <text:p>1102</text:p>
          </table:table-cell>
          <table:table-cell office:value-type="float" office:value="1745.2" calcext:value-type="float">
            <text:p>1745</text:p>
          </table:table-cell>
          <table:table-cell table:number-columns-repeated="2"/>
          <table:table-cell table:style-name="ce52" office:value-type="float" office:value="2453" calcext:value-type="float">
            <text:p>2453</text:p>
          </table:table-cell>
          <table:table-cell office:value-type="float" office:value="2923" calcext:value-type="float">
            <text:p>2923</text:p>
          </table:table-cell>
          <table:table-cell table:style-name="ce59" office:value-type="float" office:value="2515" calcext:value-type="float">
            <text:p>2515</text:p>
          </table:table-cell>
          <table:table-cell office:value-type="float" office:value="2515" calcext:value-type="float">
            <text:p>2515</text:p>
          </table:table-cell>
          <table:table-cell office:value-type="float" office:value="2512" calcext:value-type="float">
            <text:p>2512</text:p>
          </table:table-cell>
          <table:table-cell/>
          <table:table-cell table:formula="of:=100*([.V75]-[.U75])/[.U75]" office:value-type="float" office:value="19.1602119853241" calcext:value-type="float">
            <text:p>19.16</text:p>
          </table:table-cell>
          <table:table-cell table:formula="of:=100*([.W75]-[.U75])/[.U75]" office:value-type="float" office:value="2.5275173257236" calcext:value-type="float">
            <text:p>2.53</text:p>
          </table:table-cell>
          <table:table-cell table:formula="of:=100*([.X75]-[.U75])/[.U75]" office:value-type="float" office:value="2.5275173257236" calcext:value-type="float">
            <text:p>2.53</text:p>
          </table:table-cell>
          <table:table-cell table:formula="of:=100*([.Y75]-[.U75])/[.U75]" office:value-type="float" office:value="2.40521810028536" calcext:value-type="float">
            <text:p>2.41</text:p>
          </table:table-cell>
          <table:table-cell/>
          <table:table-cell office:value-type="float" office:value="815.8" calcext:value-type="float">
            <text:p>816</text:p>
          </table:table-cell>
          <table:table-cell office:value-type="float" office:value="63.79" calcext:value-type="float">
            <text:p>64</text:p>
          </table:table-cell>
          <table:table-cell office:value-type="float" office:value="369.4" calcext:value-type="float">
            <text:p>369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5" calcext:value-type="float">
            <text:p>2805</text:p>
          </table:table-cell>
          <table:table-cell table:style-name="ce85" office:value-type="float" office:value="2491" calcext:value-type="float">
            <text:p>2491</text:p>
          </table:table-cell>
          <table:table-cell table:style-name="ce89" office:value-type="float" office:value="2497" calcext:value-type="float">
            <text:p>2497</text:p>
          </table:table-cell>
          <table:table-cell table:style-name="ce93" office:value-type="float" office:value="2503" calcext:value-type="float">
            <text:p>2503</text:p>
          </table:table-cell>
          <table:table-cell/>
          <table:table-cell table:formula="of:=100*([.AL75]-[.AK75])/[.AK75]" office:value-type="float" office:value="14.3497757847534" calcext:value-type="float">
            <text:p>14.35</text:p>
          </table:table-cell>
          <table:table-cell table:formula="of:=100*([.AM75]-[.AK75])/[.AK75]" office:value-type="float" office:value="1.54912352221769" calcext:value-type="float">
            <text:p>1.55</text:p>
          </table:table-cell>
          <table:table-cell table:formula="of:=100*([.AN75]-[.AK75])/[.AK75]" office:value-type="float" office:value="1.79372197309417" calcext:value-type="float">
            <text:p>1.79</text:p>
          </table:table-cell>
          <table:table-cell table:formula="of:=100*([.AO75]-[.AK75])/[.AK75]" office:value-type="float" office:value="2.03832042397065" calcext:value-type="float">
            <text:p>2.04</text:p>
          </table:table-cell>
          <table:table-cell/>
          <table:table-cell office:value-type="float" office:value="1219.23" calcext:value-type="float">
            <text:p>1219</text:p>
          </table:table-cell>
          <table:table-cell office:value-type="float" office:value="259.91" calcext:value-type="float">
            <text:p>260</text:p>
          </table:table-cell>
          <table:table-cell office:value-type="float" office:value="1078.5" calcext:value-type="float">
            <text:p>1079</text:p>
          </table:table-cell>
          <table:table-cell office:value-type="float" office:value="634.4" calcext:value-type="float">
            <text:p>634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s1-A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584" calcext:value-type="float">
            <text:p>1584</text:p>
          </table:table-cell>
          <table:table-cell office:value-type="float" office:value="1942" calcext:value-type="float">
            <text:p>1942</text:p>
          </table:table-cell>
          <table:table-cell table:style-name="ce33" office:value-type="float" office:value="1799" calcext:value-type="float">
            <text:p>1799</text:p>
          </table:table-cell>
          <table:table-cell table:number-columns-repeated="2" office:value-type="float" office:value="1799" calcext:value-type="float">
            <text:p>1799</text:p>
          </table:table-cell>
          <table:table-cell/>
          <table:table-cell table:formula="of:=100*([.F76]-[.E76])/[.E76]" office:value-type="float" office:value="22.6010101010101" calcext:value-type="float">
            <text:p>22.60</text:p>
          </table:table-cell>
          <table:table-cell table:formula="of:=100*([.G76]-[.E76])/[.E76]" office:value-type="float" office:value="13.5732323232323" calcext:value-type="float">
            <text:p>13.57</text:p>
          </table:table-cell>
          <table:table-cell table:formula="of:=100*([.H76]-[.E76])/[.E76]" office:value-type="float" office:value="13.5732323232323" calcext:value-type="float">
            <text:p>13.57</text:p>
          </table:table-cell>
          <table:table-cell table:formula="of:=100*([.I76]-[.E76])/[.E76]" office:value-type="float" office:value="13.5732323232323" calcext:value-type="float">
            <text:p>13.57</text:p>
          </table:table-cell>
          <table:table-cell/>
          <table:table-cell office:value-type="float" office:value="2206.02" calcext:value-type="float">
            <text:p>2206</text:p>
          </table:table-cell>
          <table:table-cell office:value-type="float" office:value="20.9" calcext:value-type="float">
            <text:p>21</text:p>
          </table:table-cell>
          <table:table-cell office:value-type="float" office:value="381.5" calcext:value-type="float">
            <text:p>382</text:p>
          </table:table-cell>
          <table:table-cell office:value-type="float" office:value="524.7" calcext:value-type="float">
            <text:p>525</text:p>
          </table:table-cell>
          <table:table-cell/>
          <table:table-cell table:style-name="ce52" office:value-type="float" office:value="1541" calcext:value-type="float">
            <text:p>1541</text:p>
          </table:table-cell>
          <table:table-cell office:value-type="float" office:value="1787" calcext:value-type="float">
            <text:p>1787</text:p>
          </table:table-cell>
          <table:table-cell table:style-name="ce59" office:value-type="float" office:value="1683" calcext:value-type="float">
            <text:p>1683</text:p>
          </table:table-cell>
          <table:table-cell table:number-columns-repeated="2" office:value-type="float" office:value="1683" calcext:value-type="float">
            <text:p>1683</text:p>
          </table:table-cell>
          <table:table-cell/>
          <table:table-cell table:formula="of:=100*([.V76]-[.U76])/[.U76]" office:value-type="float" office:value="15.9636599610642" calcext:value-type="float">
            <text:p>15.96</text:p>
          </table:table-cell>
          <table:table-cell table:formula="of:=100*([.W76]-[.U76])/[.U76]" office:value-type="float" office:value="9.21479558728099" calcext:value-type="float">
            <text:p>9.21</text:p>
          </table:table-cell>
          <table:table-cell table:formula="of:=100*([.X76]-[.U76])/[.U76]" office:value-type="float" office:value="9.21479558728099" calcext:value-type="float">
            <text:p>9.21</text:p>
          </table:table-cell>
          <table:table-cell table:formula="of:=100*([.Y76]-[.U76])/[.U76]" office:value-type="float" office:value="9.21479558728099" calcext:value-type="float">
            <text:p>9.21</text:p>
          </table:table-cell>
          <table:table-cell/>
          <table:table-cell office:value-type="float" office:value="639.64" calcext:value-type="float">
            <text:p>640</text:p>
          </table:table-cell>
          <table:table-cell office:value-type="float" office:value="27.28" calcext:value-type="float">
            <text:p>27</text:p>
          </table:table-cell>
          <table:table-cell office:value-type="float" office:value="16.2" calcext:value-type="float">
            <text:p>16</text:p>
          </table:table-cell>
          <table:table-cell office:value-type="float" office:value="524.7" calcext:value-type="float">
            <text:p>525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float" office:value="1787" calcext:value-type="float">
            <text:p>1787</text:p>
          </table:table-cell>
          <table:table-cell table:style-name="ce85" office:value-type="float" office:value="1604" calcext:value-type="float">
            <text:p>1604</text:p>
          </table:table-cell>
          <table:table-cell table:number-columns-repeated="2" office:value-type="float" office:value="1604" calcext:value-type="float">
            <text:p>1604</text:p>
          </table:table-cell>
          <table:table-cell/>
          <table:table-cell table:formula="of:=100*([.AL76]-[.AK76])/[.AK76]" office:value-type="float" office:value="18.8955422488357" calcext:value-type="float">
            <text:p>18.90</text:p>
          </table:table-cell>
          <table:table-cell table:formula="of:=100*([.AM76]-[.AK76])/[.AK76]" office:value-type="float" office:value="6.71989354624085" calcext:value-type="float">
            <text:p>6.72</text:p>
          </table:table-cell>
          <table:table-cell table:formula="of:=100*([.AN76]-[.AK76])/[.AK76]" office:value-type="float" office:value="6.71989354624085" calcext:value-type="float">
            <text:p>6.72</text:p>
          </table:table-cell>
          <table:table-cell table:formula="of:=100*([.AO76]-[.AK76])/[.AK76]" office:value-type="float" office:value="6.71989354624085" calcext:value-type="float">
            <text:p>6.72</text:p>
          </table:table-cell>
          <table:table-cell/>
          <table:table-cell office:value-type="float" office:value="640.32" calcext:value-type="float">
            <text:p>640</text:p>
          </table:table-cell>
          <table:table-cell office:value-type="float" office:value="13.48" calcext:value-type="float">
            <text:p>13</text:p>
          </table:table-cell>
          <table:table-cell office:value-type="float" office:value="1.6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s1-B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475" calcext:value-type="float">
            <text:p>1475</text:p>
          </table:table-cell>
          <table:table-cell office:value-type="float" office:value="1859" calcext:value-type="float">
            <text:p>1859</text:p>
          </table:table-cell>
          <table:table-cell table:style-name="ce33" office:value-type="float" office:value="1745" calcext:value-type="float">
            <text:p>1745</text:p>
          </table:table-cell>
          <table:table-cell table:number-columns-repeated="2" office:value-type="float" office:value="1745" calcext:value-type="float">
            <text:p>1745</text:p>
          </table:table-cell>
          <table:table-cell/>
          <table:table-cell table:formula="of:=100*([.F77]-[.E77])/[.E77]" office:value-type="float" office:value="26.0338983050847" calcext:value-type="float">
            <text:p>26.03</text:p>
          </table:table-cell>
          <table:table-cell table:formula="of:=100*([.G77]-[.E77])/[.E77]" office:value-type="float" office:value="18.3050847457627" calcext:value-type="float">
            <text:p>18.31</text:p>
          </table:table-cell>
          <table:table-cell table:formula="of:=100*([.H77]-[.E77])/[.E77]" office:value-type="float" office:value="18.3050847457627" calcext:value-type="float">
            <text:p>18.31</text:p>
          </table:table-cell>
          <table:table-cell table:formula="of:=100*([.I77]-[.E77])/[.E77]" office:value-type="float" office:value="18.3050847457627" calcext:value-type="float">
            <text:p>18.31</text:p>
          </table:table-cell>
          <table:table-cell/>
          <table:table-cell office:value-type="float" office:value="615.55" calcext:value-type="float">
            <text:p>616</text:p>
          </table:table-cell>
          <table:table-cell office:value-type="float" office:value="3.72" calcext:value-type="float">
            <text:p>4</text:p>
          </table:table-cell>
          <table:table-cell office:value-type="float" office:value="4.1" calcext:value-type="float">
            <text:p>4</text:p>
          </table:table-cell>
          <table:table-cell office:value-type="float" office:value="0.6" calcext:value-type="float">
            <text:p>1</text:p>
          </table:table-cell>
          <table:table-cell/>
          <table:table-cell table:style-name="ce52" office:value-type="float" office:value="1447" calcext:value-type="float">
            <text:p>1447</text:p>
          </table:table-cell>
          <table:table-cell office:value-type="float" office:value="1817" calcext:value-type="float">
            <text:p>1817</text:p>
          </table:table-cell>
          <table:table-cell table:style-name="ce59" office:value-type="float" office:value="1659" calcext:value-type="float">
            <text:p>1659</text:p>
          </table:table-cell>
          <table:table-cell table:number-columns-repeated="2" office:value-type="float" office:value="1659" calcext:value-type="float">
            <text:p>1659</text:p>
          </table:table-cell>
          <table:table-cell/>
          <table:table-cell table:formula="of:=100*([.V77]-[.U77])/[.U77]" office:value-type="float" office:value="25.5701451278507" calcext:value-type="float">
            <text:p>25.57</text:p>
          </table:table-cell>
          <table:table-cell table:formula="of:=100*([.W77]-[.U77])/[.U77]" office:value-type="float" office:value="14.651002073255" calcext:value-type="float">
            <text:p>14.65</text:p>
          </table:table-cell>
          <table:table-cell table:formula="of:=100*([.X77]-[.U77])/[.U77]" office:value-type="float" office:value="14.651002073255" calcext:value-type="float">
            <text:p>14.65</text:p>
          </table:table-cell>
          <table:table-cell table:formula="of:=100*([.Y77]-[.U77])/[.U77]" office:value-type="float" office:value="14.651002073255" calcext:value-type="float">
            <text:p>14.65</text:p>
          </table:table-cell>
          <table:table-cell/>
          <table:table-cell office:value-type="float" office:value="2900.92" calcext:value-type="float">
            <text:p>2901</text:p>
          </table:table-cell>
          <table:table-cell office:value-type="float" office:value="19.16" calcext:value-type="float">
            <text:p>19</text:p>
          </table:table-cell>
          <table:table-cell office:value-type="float" office:value="3342.5" calcext:value-type="float">
            <text:p>3343</text:p>
          </table:table-cell>
          <table:table-cell office:value-type="float" office:value="0.6" calcext:value-type="float">
            <text:p>1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1729" calcext:value-type="float">
            <text:p>1729</text:p>
          </table:table-cell>
          <table:table-cell table:style-name="ce85" office:value-type="float" office:value="1579" calcext:value-type="float">
            <text:p>1579</text:p>
          </table:table-cell>
          <table:table-cell table:number-columns-repeated="2" office:value-type="float" office:value="1579" calcext:value-type="float">
            <text:p>1579</text:p>
          </table:table-cell>
          <table:table-cell/>
          <table:table-cell table:formula="of:=100*([.AL77]-[.AK77])/[.AK77]" office:value-type="float" office:value="21.2482468443198" calcext:value-type="float">
            <text:p>21.25</text:p>
          </table:table-cell>
          <table:table-cell table:formula="of:=100*([.AM77]-[.AK77])/[.AK77]" office:value-type="float" office:value="10.7293127629734" calcext:value-type="float">
            <text:p>10.73</text:p>
          </table:table-cell>
          <table:table-cell table:formula="of:=100*([.AN77]-[.AK77])/[.AK77]" office:value-type="float" office:value="10.7293127629734" calcext:value-type="float">
            <text:p>10.73</text:p>
          </table:table-cell>
          <table:table-cell table:formula="of:=100*([.AO77]-[.AK77])/[.AK77]" office:value-type="float" office:value="10.7293127629734" calcext:value-type="float">
            <text:p>10.73</text:p>
          </table:table-cell>
          <table:table-cell/>
          <table:table-cell office:value-type="float" office:value="1344.57" calcext:value-type="float">
            <text:p>1345</text:p>
          </table:table-cell>
          <table:table-cell office:value-type="float" office:value="7.08" calcext:value-type="float">
            <text:p>7</text:p>
          </table:table-cell>
          <table:table-cell office:value-type="float" office:value="150.1" calcext:value-type="float">
            <text:p>150</text:p>
          </table:table-cell>
          <table:table-cell office:value-type="float" office:value="343.7" calcext:value-type="float">
            <text:p>344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s1-C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415" calcext:value-type="float">
            <text:p>1415</text:p>
          </table:table-cell>
          <table:table-cell office:value-type="float" office:value="2080" calcext:value-type="float">
            <text:p>2080</text:p>
          </table:table-cell>
          <table:table-cell office:value-type="float" office:value="1891" calcext:value-type="float">
            <text:p>1891</text:p>
          </table:table-cell>
          <table:table-cell office:value-type="float" office:value="1874" calcext:value-type="float">
            <text:p>1874</text:p>
          </table:table-cell>
          <table:table-cell table:number-columns-repeated="2"/>
          <table:table-cell table:formula="of:=100*([.F78]-[.E78])/[.E78]" office:value-type="float" office:value="46.9964664310954" calcext:value-type="float">
            <text:p>47.00</text:p>
          </table:table-cell>
          <table:table-cell table:formula="of:=100*([.G78]-[.E78])/[.E78]" office:value-type="float" office:value="33.6395759717314" calcext:value-type="float">
            <text:p>33.64</text:p>
          </table:table-cell>
          <table:table-cell table:formula="of:=100*([.H78]-[.E78])/[.E78]" office:value-type="float" office:value="32.4381625441696" calcext:value-type="float">
            <text:p>32.44</text:p>
          </table:table-cell>
          <table:table-cell table:number-columns-repeated="2"/>
          <table:table-cell office:value-type="float" office:value="766.8" calcext:value-type="float">
            <text:p>767</text:p>
          </table:table-cell>
          <table:table-cell office:value-type="float" office:value="86.59" calcext:value-type="float">
            <text:p>87</text:p>
          </table:table-cell>
          <table:table-cell office:value-type="float" office:value="1692.6" calcext:value-type="float">
            <text:p>1693</text:p>
          </table:table-cell>
          <table:table-cell table:number-columns-repeated="2"/>
          <table:table-cell table:style-name="ce52" office:value-type="float" office:value="1403" calcext:value-type="float">
            <text:p>1403</text:p>
          </table:table-cell>
          <table:table-cell office:value-type="float" office:value="1847" calcext:value-type="float">
            <text:p>1847</text:p>
          </table:table-cell>
          <table:table-cell table:style-name="ce59" office:value-type="float" office:value="1633" calcext:value-type="float">
            <text:p>1633</text:p>
          </table:table-cell>
          <table:table-cell table:number-columns-repeated="2" office:value-type="float" office:value="1633" calcext:value-type="float">
            <text:p>1633</text:p>
          </table:table-cell>
          <table:table-cell/>
          <table:table-cell table:formula="of:=100*([.V78]-[.U78])/[.U78]" office:value-type="float" office:value="31.6464718460442" calcext:value-type="float">
            <text:p>31.65</text:p>
          </table:table-cell>
          <table:table-cell table:formula="of:=100*([.W78]-[.U78])/[.U78]" office:value-type="float" office:value="16.3934426229508" calcext:value-type="float">
            <text:p>16.39</text:p>
          </table:table-cell>
          <table:table-cell table:formula="of:=100*([.X78]-[.U78])/[.U78]" office:value-type="float" office:value="16.3934426229508" calcext:value-type="float">
            <text:p>16.39</text:p>
          </table:table-cell>
          <table:table-cell table:formula="of:=100*([.Y78]-[.U78])/[.U78]" office:value-type="float" office:value="16.3934426229508" calcext:value-type="float">
            <text:p>16.39</text:p>
          </table:table-cell>
          <table:table-cell/>
          <table:table-cell office:value-type="float" office:value="2102.49" calcext:value-type="float">
            <text:p>2102</text:p>
          </table:table-cell>
          <table:table-cell office:value-type="float" office:value="13.15" calcext:value-type="float">
            <text:p>13</text:p>
          </table:table-cell>
          <table:table-cell office:value-type="float" office:value="2.8" calcext:value-type="float">
            <text:p>3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float" office:value="1757" calcext:value-type="float">
            <text:p>1757</text:p>
          </table:table-cell>
          <table:table-cell table:style-name="ce85" office:value-type="float" office:value="1512" calcext:value-type="float">
            <text:p>1512</text:p>
          </table:table-cell>
          <table:table-cell table:number-columns-repeated="2" office:value-type="float" office:value="1512" calcext:value-type="float">
            <text:p>1512</text:p>
          </table:table-cell>
          <table:table-cell/>
          <table:table-cell table:formula="of:=100*([.AL78]-[.AK78])/[.AK78]" office:value-type="float" office:value="25.7695060844667" calcext:value-type="float">
            <text:p>25.77</text:p>
          </table:table-cell>
          <table:table-cell table:formula="of:=100*([.AM78]-[.AK78])/[.AK78]" office:value-type="float" office:value="8.2319255547602" calcext:value-type="float">
            <text:p>8.23</text:p>
          </table:table-cell>
          <table:table-cell table:formula="of:=100*([.AN78]-[.AK78])/[.AK78]" office:value-type="float" office:value="8.2319255547602" calcext:value-type="float">
            <text:p>8.23</text:p>
          </table:table-cell>
          <table:table-cell table:formula="of:=100*([.AO78]-[.AK78])/[.AK78]" office:value-type="float" office:value="8.2319255547602" calcext:value-type="float">
            <text:p>8.23</text:p>
          </table:table-cell>
          <table:table-cell/>
          <table:table-cell office:value-type="float" office:value="1880.56" calcext:value-type="float">
            <text:p>1881</text:p>
          </table:table-cell>
          <table:table-cell office:value-type="float" office:value="5.6" calcext:value-type="float">
            <text:p>6</text:p>
          </table:table-cell>
          <table:table-cell office:value-type="float" office:value="1.5" calcext:value-type="float">
            <text:p>2</text:p>
          </table:table-cell>
          <table:table-cell office:value-type="float" office:value="2.5" calcext:value-type="float">
            <text:p>3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s2-A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3228" calcext:value-type="float">
            <text:p>3228</text:p>
          </table:table-cell>
          <table:table-cell office:value-type="float" office:value="4303" calcext:value-type="float">
            <text:p>4303</text:p>
          </table:table-cell>
          <table:table-cell table:style-name="ce33" office:value-type="float" office:value="3693" calcext:value-type="float">
            <text:p>3693</text:p>
          </table:table-cell>
          <table:table-cell table:number-columns-repeated="2" office:value-type="float" office:value="3693" calcext:value-type="float">
            <text:p>3693</text:p>
          </table:table-cell>
          <table:table-cell/>
          <table:table-cell table:formula="of:=100*([.F79]-[.E79])/[.E79]" office:value-type="float" office:value="33.3023543990087" calcext:value-type="float">
            <text:p>33.30</text:p>
          </table:table-cell>
          <table:table-cell table:formula="of:=100*([.G79]-[.E79])/[.E79]" office:value-type="float" office:value="14.4052044609665" calcext:value-type="float">
            <text:p>14.41</text:p>
          </table:table-cell>
          <table:table-cell table:formula="of:=100*([.H79]-[.E79])/[.E79]" office:value-type="float" office:value="14.4052044609665" calcext:value-type="float">
            <text:p>14.41</text:p>
          </table:table-cell>
          <table:table-cell table:formula="of:=100*([.I79]-[.E79])/[.E79]" office:value-type="float" office:value="14.4052044609665" calcext:value-type="float">
            <text:p>14.41</text:p>
          </table:table-cell>
          <table:table-cell/>
          <table:table-cell office:value-type="float" office:value="3597.98" calcext:value-type="float">
            <text:p>3598</text:p>
          </table:table-cell>
          <table:table-cell office:value-type="float" office:value="653.2" calcext:value-type="float">
            <text:p>653</text:p>
          </table:table-cell>
          <table:table-cell office:value-type="float" office:value="2653.1" calcext:value-type="float">
            <text:p>2653</text:p>
          </table:table-cell>
          <table:table-cell office:value-type="float" office:value="508.8" calcext:value-type="float">
            <text:p>509</text:p>
          </table:table-cell>
          <table:table-cell/>
          <table:table-cell table:style-name="ce52" office:value-type="float" office:value="3217" calcext:value-type="float">
            <text:p>3217</text:p>
          </table:table-cell>
          <table:table-cell office:value-type="float" office:value="4092" calcext:value-type="float">
            <text:p>4092</text:p>
          </table:table-cell>
          <table:table-cell table:style-name="ce59" office:value-type="float" office:value="3621" calcext:value-type="float">
            <text:p>3621</text:p>
          </table:table-cell>
          <table:table-cell table:number-columns-repeated="2" office:value-type="float" office:value="3621" calcext:value-type="float">
            <text:p>3621</text:p>
          </table:table-cell>
          <table:table-cell/>
          <table:table-cell table:formula="of:=100*([.V79]-[.U79])/[.U79]" office:value-type="float" office:value="27.1992539633199" calcext:value-type="float">
            <text:p>27.20</text:p>
          </table:table-cell>
          <table:table-cell table:formula="of:=100*([.W79]-[.U79])/[.U79]" office:value-type="float" office:value="12.5582841156357" calcext:value-type="float">
            <text:p>12.56</text:p>
          </table:table-cell>
          <table:table-cell table:formula="of:=100*([.X79]-[.U79])/[.U79]" office:value-type="float" office:value="12.5582841156357" calcext:value-type="float">
            <text:p>12.56</text:p>
          </table:table-cell>
          <table:table-cell table:formula="of:=100*([.Y79]-[.U79])/[.U79]" office:value-type="float" office:value="12.5582841156357" calcext:value-type="float">
            <text:p>12.56</text:p>
          </table:table-cell>
          <table:table-cell/>
          <table:table-cell office:value-type="float" office:value="861.65" calcext:value-type="float">
            <text:p>862</text:p>
          </table:table-cell>
          <table:table-cell office:value-type="float" office:value="2261.92" calcext:value-type="float">
            <text:p>2262</text:p>
          </table:table-cell>
          <table:table-cell office:value-type="float" office:value="2668.6" calcext:value-type="float">
            <text:p>2669</text:p>
          </table:table-cell>
          <table:table-cell office:value-type="float" office:value="508.8" calcext:value-type="float">
            <text:p>509</text:p>
          </table:table-cell>
          <table:table-cell/>
          <table:table-cell office:value-type="float" office:value="3205" calcext:value-type="float">
            <text:p>3205</text:p>
          </table:table-cell>
          <table:table-cell office:value-type="float" office:value="4068" calcext:value-type="float">
            <text:p>4068</text:p>
          </table:table-cell>
          <table:table-cell office:value-type="float" office:value="3567" calcext:value-type="float">
            <text:p>3567</text:p>
          </table:table-cell>
          <table:table-cell office:value-type="float" office:value="3566" calcext:value-type="float">
            <text:p>3566</text:p>
          </table:table-cell>
          <table:table-cell office:value-type="float" office:value="3561" calcext:value-type="float">
            <text:p>3561</text:p>
          </table:table-cell>
          <table:table-cell/>
          <table:table-cell table:formula="of:=100*([.AL79]-[.AK79])/[.AK79]" office:value-type="float" office:value="26.9266770670827" calcext:value-type="float">
            <text:p>26.93</text:p>
          </table:table-cell>
          <table:table-cell table:formula="of:=100*([.AM79]-[.AK79])/[.AK79]" office:value-type="float" office:value="11.2948517940718" calcext:value-type="float">
            <text:p>11.29</text:p>
          </table:table-cell>
          <table:table-cell table:formula="of:=100*([.AN79]-[.AK79])/[.AK79]" office:value-type="float" office:value="11.2636505460218" calcext:value-type="float">
            <text:p>11.26</text:p>
          </table:table-cell>
          <table:table-cell table:formula="of:=100*([.AO79]-[.AK79])/[.AK79]" office:value-type="float" office:value="11.1076443057722" calcext:value-type="float">
            <text:p>11.11</text:p>
          </table:table-cell>
          <table:table-cell/>
          <table:table-cell office:value-type="float" office:value="3541.16" calcext:value-type="float">
            <text:p>3541</text:p>
          </table:table-cell>
          <table:table-cell office:value-type="float" office:value="3275.38" calcext:value-type="float">
            <text:p>3275</text:p>
          </table:table-cell>
          <table:table-cell office:value-type="float" office:value="2571.9" calcext:value-type="float">
            <text:p>2572</text:p>
          </table:table-cell>
          <table:table-cell office:value-type="float" office:value="2276.3" calcext:value-type="float">
            <text:p>2276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s2-B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3176" calcext:value-type="float">
            <text:p>3176</text:p>
          </table:table-cell>
          <table:table-cell office:value-type="float" office:value="4979" calcext:value-type="float">
            <text:p>4979</text:p>
          </table:table-cell>
          <table:table-cell office:value-type="float" office:value="4360" calcext:value-type="float">
            <text:p>4360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table:formula="of:=100*([.F80]-[.E80])/[.E80]" office:value-type="float" office:value="56.7695214105793" calcext:value-type="float">
            <text:p>56.77</text:p>
          </table:table-cell>
          <table:table-cell table:formula="of:=100*([.G80]-[.E80])/[.E80]" office:value-type="float" office:value="37.27959697733" calcext:value-type="float">
            <text:p>37.28</text:p>
          </table:table-cell>
          <table:table-cell table:formula="of:=100*([.H80]-[.E80])/[.E80]" office:value-type="float" office:value="18.860201511335" calcext:value-type="float">
            <text:p>18.86</text:p>
          </table:table-cell>
          <table:table-cell table:number-columns-repeated="2"/>
          <table:table-cell office:value-type="float" office:value="3394.3" calcext:value-type="float">
            <text:p>3394</text:p>
          </table:table-cell>
          <table:table-cell office:value-type="float" office:value="3026.97" calcext:value-type="float">
            <text:p>3027</text:p>
          </table:table-cell>
          <table:table-cell office:value-type="float" office:value="3365.5" calcext:value-type="float">
            <text:p>3366</text:p>
          </table:table-cell>
          <table:table-cell table:number-columns-repeated="2"/>
          <table:table-cell table:style-name="ce52" office:value-type="float" office:value="3174" calcext:value-type="float">
            <text:p>3174</text:p>
          </table:table-cell>
          <table:table-cell office:value-type="float" office:value="4098" calcext:value-type="float">
            <text:p>4098</text:p>
          </table:table-cell>
          <table:table-cell office:value-type="float" office:value="3502" calcext:value-type="float">
            <text:p>3502</text:p>
          </table:table-cell>
          <table:table-cell office:value-type="float" office:value="3494" calcext:value-type="float">
            <text:p>3494</text:p>
          </table:table-cell>
          <table:table-cell office:value-type="float" office:value="3493" calcext:value-type="float">
            <text:p>3493</text:p>
          </table:table-cell>
          <table:table-cell/>
          <table:table-cell table:formula="of:=100*([.V80]-[.U80])/[.U80]" office:value-type="float" office:value="29.1115311909263" calcext:value-type="float">
            <text:p>29.11</text:p>
          </table:table-cell>
          <table:table-cell table:formula="of:=100*([.W80]-[.U80])/[.U80]" office:value-type="float" office:value="10.3339634530561" calcext:value-type="float">
            <text:p>10.33</text:p>
          </table:table-cell>
          <table:table-cell table:formula="of:=100*([.X80]-[.U80])/[.U80]" office:value-type="float" office:value="10.0819155639572" calcext:value-type="float">
            <text:p>10.08</text:p>
          </table:table-cell>
          <table:table-cell table:formula="of:=100*([.Y80]-[.U80])/[.U80]" office:value-type="float" office:value="10.0504095778198" calcext:value-type="float">
            <text:p>10.05</text:p>
          </table:table-cell>
          <table:table-cell/>
          <table:table-cell office:value-type="float" office:value="1469.3" calcext:value-type="float">
            <text:p>1469</text:p>
          </table:table-cell>
          <table:table-cell office:value-type="float" office:value="3598.71" calcext:value-type="float">
            <text:p>3599</text:p>
          </table:table-cell>
          <table:table-cell office:value-type="float" office:value="2927.2" calcext:value-type="float">
            <text:p>2927</text:p>
          </table:table-cell>
          <table:table-cell table:number-columns-repeated="2"/>
          <table:table-cell office:value-type="float" office:value="3174" calcext:value-type="float">
            <text:p>3174</text:p>
          </table:table-cell>
          <table:table-cell office:value-type="float" office:value="4009" calcext:value-type="float">
            <text:p>4009</text:p>
          </table:table-cell>
          <table:table-cell office:value-type="float" office:value="3442" calcext:value-type="float">
            <text:p>3442</text:p>
          </table:table-cell>
          <table:table-cell table:number-columns-repeated="2" office:value-type="float" office:value="3428" calcext:value-type="float">
            <text:p>3428</text:p>
          </table:table-cell>
          <table:table-cell/>
          <table:table-cell table:formula="of:=100*([.AL80]-[.AK80])/[.AK80]" office:value-type="float" office:value="26.3074984247007" calcext:value-type="float">
            <text:p>26.31</text:p>
          </table:table-cell>
          <table:table-cell table:formula="of:=100*([.AM80]-[.AK80])/[.AK80]" office:value-type="float" office:value="8.44360428481411" calcext:value-type="float">
            <text:p>8.44</text:p>
          </table:table-cell>
          <table:table-cell table:formula="of:=100*([.AN80]-[.AK80])/[.AK80]" office:value-type="float" office:value="8.00252047889099" calcext:value-type="float">
            <text:p>8.00</text:p>
          </table:table-cell>
          <table:table-cell table:formula="of:=100*([.AO80]-[.AK80])/[.AK80]" office:value-type="float" office:value="8.00252047889099" calcext:value-type="float">
            <text:p>8.00</text:p>
          </table:table-cell>
          <table:table-cell/>
          <table:table-cell office:value-type="float" office:value="2558.76" calcext:value-type="float">
            <text:p>2559</text:p>
          </table:table-cell>
          <table:table-cell office:value-type="float" office:value="1934.8" calcext:value-type="float">
            <text:p>1935</text:p>
          </table:table-cell>
          <table:table-cell office:value-type="float" office:value="2739.1" calcext:value-type="float">
            <text:p>2739</text:p>
          </table:table-cell>
          <table:table-cell office:value-type="float" office:value="77.6" calcext:value-type="float">
            <text:p>7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s2-C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3174" calcext:value-type="float">
            <text:p>3174</text:p>
          </table:table-cell>
          <table:table-cell office:value-type="float" office:value="4812" calcext:value-type="float">
            <text:p>4812</text:p>
          </table:table-cell>
          <table:table-cell office:value-type="float" office:value="3856" calcext:value-type="float">
            <text:p>3856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table:formula="of:=100*([.F81]-[.E81])/[.E81]" office:value-type="float" office:value="51.6068052930057" calcext:value-type="float">
            <text:p>51.61</text:p>
          </table:table-cell>
          <table:table-cell table:formula="of:=100*([.G81]-[.E81])/[.E81]" office:value-type="float" office:value="21.4870825456837" calcext:value-type="float">
            <text:p>21.49</text:p>
          </table:table-cell>
          <table:table-cell table:formula="of:=100*([.H81]-[.E81])/[.E81]" office:value-type="float" office:value="16.2885948330183" calcext:value-type="float">
            <text:p>16.29</text:p>
          </table:table-cell>
          <table:table-cell table:number-columns-repeated="2"/>
          <table:table-cell office:value-type="float" office:value="3166.31" calcext:value-type="float">
            <text:p>3166</text:p>
          </table:table-cell>
          <table:table-cell office:value-type="float" office:value="3524.15" calcext:value-type="float">
            <text:p>3524</text:p>
          </table:table-cell>
          <table:table-cell office:value-type="float" office:value="2219.6" calcext:value-type="float">
            <text:p>2220</text:p>
          </table:table-cell>
          <table:table-cell table:number-columns-repeated="2"/>
          <table:table-cell table:style-name="ce52" office:value-type="float" office:value="3174" calcext:value-type="float">
            <text:p>3174</text:p>
          </table:table-cell>
          <table:table-cell office:value-type="float" office:value="4201" calcext:value-type="float">
            <text:p>4201</text:p>
          </table:table-cell>
          <table:table-cell office:value-type="float" office:value="3404" calcext:value-type="float">
            <text:p>3404</text:p>
          </table:table-cell>
          <table:table-cell office:value-type="float" office:value="3373" calcext:value-type="float">
            <text:p>3373</text:p>
          </table:table-cell>
          <table:table-cell office:value-type="float" office:value="3775" calcext:value-type="float">
            <text:p>3775</text:p>
          </table:table-cell>
          <table:table-cell/>
          <table:table-cell table:formula="of:=100*([.V81]-[.U81])/[.U81]" office:value-type="float" office:value="32.356647763075" calcext:value-type="float">
            <text:p>32.36</text:p>
          </table:table-cell>
          <table:table-cell table:formula="of:=100*([.W81]-[.U81])/[.U81]" office:value-type="float" office:value="7.2463768115942" calcext:value-type="float">
            <text:p>7.25</text:p>
          </table:table-cell>
          <table:table-cell table:formula="of:=100*([.X81]-[.U81])/[.U81]" office:value-type="float" office:value="6.26969124133585" calcext:value-type="float">
            <text:p>6.27</text:p>
          </table:table-cell>
          <table:table-cell table:formula="of:=100*([.Y81]-[.U81])/[.U81]" office:value-type="float" office:value="18.935097668557" calcext:value-type="float">
            <text:p>18.94</text:p>
          </table:table-cell>
          <table:table-cell/>
          <table:table-cell office:value-type="float" office:value="2577.16" calcext:value-type="float">
            <text:p>2577</text:p>
          </table:table-cell>
          <table:table-cell office:value-type="float" office:value="1372.72" calcext:value-type="float">
            <text:p>1373</text:p>
          </table:table-cell>
          <table:table-cell office:value-type="float" office:value="2531.3" calcext:value-type="float">
            <text:p>2531</text:p>
          </table:table-cell>
          <table:table-cell table:number-columns-repeated="2"/>
          <table:table-cell office:value-type="float" office:value="3174" calcext:value-type="float">
            <text:p>3174</text:p>
          </table:table-cell>
          <table:table-cell office:value-type="float" office:value="3904" calcext:value-type="float">
            <text:p>3904</text:p>
          </table:table-cell>
          <table:table-cell office:value-type="float" office:value="3341" calcext:value-type="float">
            <text:p>3341</text:p>
          </table:table-cell>
          <table:table-cell office:value-type="float" office:value="3340" calcext:value-type="float">
            <text:p>3340</text:p>
          </table:table-cell>
          <table:table-cell office:value-type="float" office:value="3336" calcext:value-type="float">
            <text:p>3336</text:p>
          </table:table-cell>
          <table:table-cell/>
          <table:table-cell table:formula="of:=100*([.AL81]-[.AK81])/[.AK81]" office:value-type="float" office:value="22.9993698802773" calcext:value-type="float">
            <text:p>23.00</text:p>
          </table:table-cell>
          <table:table-cell table:formula="of:=100*([.AM81]-[.AK81])/[.AK81]" office:value-type="float" office:value="5.26149968494014" calcext:value-type="float">
            <text:p>5.26</text:p>
          </table:table-cell>
          <table:table-cell table:formula="of:=100*([.AN81]-[.AK81])/[.AK81]" office:value-type="float" office:value="5.22999369880277" calcext:value-type="float">
            <text:p>5.23</text:p>
          </table:table-cell>
          <table:table-cell table:formula="of:=100*([.AO81]-[.AK81])/[.AK81]" office:value-type="float" office:value="5.10396975425331" calcext:value-type="float">
            <text:p>5.10</text:p>
          </table:table-cell>
          <table:table-cell/>
          <table:table-cell office:value-type="float" office:value="2060.25" calcext:value-type="float">
            <text:p>2060</text:p>
          </table:table-cell>
          <table:table-cell office:value-type="float" office:value="2873" calcext:value-type="float">
            <text:p>2873</text:p>
          </table:table-cell>
          <table:table-cell office:value-type="float" office:value="2646.2" calcext:value-type="float">
            <text:p>2646</text:p>
          </table:table-cell>
          <table:table-cell office:value-type="float" office:value="1734.5" calcext:value-type="float">
            <text:p>1735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s3-A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3393" calcext:value-type="float">
            <text:p>3393</text:p>
          </table:table-cell>
          <table:table-cell office:value-type="float" office:value="4298" calcext:value-type="float">
            <text:p>4298</text:p>
          </table:table-cell>
          <table:table-cell office:value-type="float" office:value="3824" calcext:value-type="float">
            <text:p>3824</text:p>
          </table:table-cell>
          <table:table-cell office:value-type="float" office:value="3808" calcext:value-type="float">
            <text:p>3808</text:p>
          </table:table-cell>
          <table:table-cell table:style-name="ce41" office:value-type="float" office:value="3821" calcext:value-type="float">
            <text:p>3821</text:p>
          </table:table-cell>
          <table:table-cell/>
          <table:table-cell table:formula="of:=100*([.F82]-[.E82])/[.E82]" office:value-type="float" office:value="26.6725611553198" calcext:value-type="float">
            <text:p>26.67</text:p>
          </table:table-cell>
          <table:table-cell table:formula="of:=100*([.G82]-[.E82])/[.E82]" office:value-type="float" office:value="12.7026230474506" calcext:value-type="float">
            <text:p>12.70</text:p>
          </table:table-cell>
          <table:table-cell table:formula="of:=100*([.H82]-[.E82])/[.E82]" office:value-type="float" office:value="12.2310639552019" calcext:value-type="float">
            <text:p>12.23</text:p>
          </table:table-cell>
          <table:table-cell table:formula="of:=100*([.I82]-[.E82])/[.E82]" office:value-type="float" office:value="12.614205717654" calcext:value-type="float">
            <text:p>12.61</text:p>
          </table:table-cell>
          <table:table-cell/>
          <table:table-cell office:value-type="float" office:value="1340.38" calcext:value-type="float">
            <text:p>1340</text:p>
          </table:table-cell>
          <table:table-cell office:value-type="float" office:value="745.43" calcext:value-type="float">
            <text:p>745</text:p>
          </table:table-cell>
          <table:table-cell office:value-type="float" office:value="1485.2" calcext:value-type="float">
            <text:p>1485</text:p>
          </table:table-cell>
          <table:table-cell office:value-type="float" office:value="1210.9" calcext:value-type="float">
            <text:p>1211</text:p>
          </table:table-cell>
          <table:table-cell/>
          <table:table-cell table:style-name="ce52" office:value-type="float" office:value="3386" calcext:value-type="float">
            <text:p>3386</text:p>
          </table:table-cell>
          <table:table-cell office:value-type="float" office:value="4242" calcext:value-type="float">
            <text:p>4242</text:p>
          </table:table-cell>
          <table:table-cell office:value-type="float" office:value="3770" calcext:value-type="float">
            <text:p>3770</text:p>
          </table:table-cell>
          <table:table-cell table:number-columns-repeated="2" office:value-type="float" office:value="3763" calcext:value-type="float">
            <text:p>3763</text:p>
          </table:table-cell>
          <table:table-cell/>
          <table:table-cell table:formula="of:=100*([.V82]-[.U82])/[.U82]" office:value-type="float" office:value="25.2805670407561" calcext:value-type="float">
            <text:p>25.28</text:p>
          </table:table-cell>
          <table:table-cell table:formula="of:=100*([.W82]-[.U82])/[.U82]" office:value-type="float" office:value="11.3408151210868" calcext:value-type="float">
            <text:p>11.34</text:p>
          </table:table-cell>
          <table:table-cell table:formula="of:=100*([.X82]-[.U82])/[.U82]" office:value-type="float" office:value="11.1340815121087" calcext:value-type="float">
            <text:p>11.13</text:p>
          </table:table-cell>
          <table:table-cell table:formula="of:=100*([.Y82]-[.U82])/[.U82]" office:value-type="float" office:value="11.1340815121087" calcext:value-type="float">
            <text:p>11.13</text:p>
          </table:table-cell>
          <table:table-cell/>
          <table:table-cell office:value-type="float" office:value="1894.49" calcext:value-type="float">
            <text:p>1894</text:p>
          </table:table-cell>
          <table:table-cell office:value-type="float" office:value="2938.52" calcext:value-type="float">
            <text:p>2939</text:p>
          </table:table-cell>
          <table:table-cell office:value-type="float" office:value="2251.3" calcext:value-type="float">
            <text:p>2251</text:p>
          </table:table-cell>
          <table:table-cell office:value-type="float" office:value="1210.9" calcext:value-type="float">
            <text:p>1211</text:p>
          </table:table-cell>
          <table:table-cell/>
          <table:table-cell office:value-type="float" office:value="3381" calcext:value-type="float">
            <text:p>3381</text:p>
          </table:table-cell>
          <table:table-cell office:value-type="float" office:value="4242" calcext:value-type="float">
            <text:p>4242</text:p>
          </table:table-cell>
          <table:table-cell office:value-type="float" office:value="3734" calcext:value-type="float">
            <text:p>3734</text:p>
          </table:table-cell>
          <table:table-cell office:value-type="float" office:value="3704" calcext:value-type="float">
            <text:p>3704</text:p>
          </table:table-cell>
          <table:table-cell office:value-type="float" office:value="3703" calcext:value-type="float">
            <text:p>3703</text:p>
          </table:table-cell>
          <table:table-cell/>
          <table:table-cell table:formula="of:=100*([.AL82]-[.AK82])/[.AK82]" office:value-type="float" office:value="25.4658385093168" calcext:value-type="float">
            <text:p>25.47</text:p>
          </table:table-cell>
          <table:table-cell table:formula="of:=100*([.AM82]-[.AK82])/[.AK82]" office:value-type="float" office:value="10.4406980183378" calcext:value-type="float">
            <text:p>10.44</text:p>
          </table:table-cell>
          <table:table-cell table:formula="of:=100*([.AN82]-[.AK82])/[.AK82]" office:value-type="float" office:value="9.55338657202011" calcext:value-type="float">
            <text:p>9.55</text:p>
          </table:table-cell>
          <table:table-cell table:formula="of:=100*([.AO82]-[.AK82])/[.AK82]" office:value-type="float" office:value="9.52380952380952" calcext:value-type="float">
            <text:p>9.52</text:p>
          </table:table-cell>
          <table:table-cell/>
          <table:table-cell office:value-type="float" office:value="1931.81" calcext:value-type="float">
            <text:p>1932</text:p>
          </table:table-cell>
          <table:table-cell office:value-type="float" office:value="404.63" calcext:value-type="float">
            <text:p>405</text:p>
          </table:table-cell>
          <table:table-cell office:value-type="float" office:value="1663.7" calcext:value-type="float">
            <text:p>1664</text:p>
          </table:table-cell>
          <table:table-cell office:value-type="float" office:value="351.1" calcext:value-type="float">
            <text:p>35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s3-B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style-name="ce22" office:value-type="float" office:value="3379" calcext:value-type="float">
            <text:p>3379</text:p>
          </table:table-cell>
          <table:table-cell office:value-type="float" office:value="4403" calcext:value-type="float">
            <text:p>4403</text:p>
          </table:table-cell>
          <table:table-cell office:value-type="float" office:value="3742" calcext:value-type="float">
            <text:p>3742</text:p>
          </table:table-cell>
          <table:table-cell office:value-type="float" office:value="3677" calcext:value-type="float">
            <text:p>3677</text:p>
          </table:table-cell>
          <table:table-cell table:style-name="ce41" office:value-type="float" office:value="3736" calcext:value-type="float">
            <text:p>3736</text:p>
          </table:table-cell>
          <table:table-cell/>
          <table:table-cell table:formula="of:=100*([.F83]-[.E83])/[.E83]" office:value-type="float" office:value="30.3048239124001" calcext:value-type="float">
            <text:p>30.30</text:p>
          </table:table-cell>
          <table:table-cell table:formula="of:=100*([.G83]-[.E83])/[.E83]" office:value-type="float" office:value="10.742823320509" calcext:value-type="float">
            <text:p>10.74</text:p>
          </table:table-cell>
          <table:table-cell table:formula="of:=100*([.H83]-[.E83])/[.E83]" office:value-type="float" office:value="8.81917727138207" calcext:value-type="float">
            <text:p>8.82</text:p>
          </table:table-cell>
          <table:table-cell table:formula="of:=100*([.I83]-[.E83])/[.E83]" office:value-type="float" office:value="10.5652559928973" calcext:value-type="float">
            <text:p>10.57</text:p>
          </table:table-cell>
          <table:table-cell/>
          <table:table-cell office:value-type="float" office:value="400.46" calcext:value-type="float">
            <text:p>400</text:p>
          </table:table-cell>
          <table:table-cell office:value-type="float" office:value="1734.51" calcext:value-type="float">
            <text:p>1735</text:p>
          </table:table-cell>
          <table:table-cell office:value-type="float" office:value="3390.7" calcext:value-type="float">
            <text:p>3391</text:p>
          </table:table-cell>
          <table:table-cell office:value-type="float" office:value="2314.6" calcext:value-type="float">
            <text:p>2315</text:p>
          </table:table-cell>
          <table:table-cell/>
          <table:table-cell table:style-name="ce52" office:value-type="float" office:value="3379" calcext:value-type="float">
            <text:p>3379</text:p>
          </table:table-cell>
          <table:table-cell office:value-type="float" office:value="4204" calcext:value-type="float">
            <text:p>4204</text:p>
          </table:table-cell>
          <table:table-cell table:number-columns-repeated="2" office:value-type="float" office:value="3581" calcext:value-type="float">
            <text:p>3581</text:p>
          </table:table-cell>
          <table:table-cell office:value-type="float" office:value="3588" calcext:value-type="float">
            <text:p>3588</text:p>
          </table:table-cell>
          <table:table-cell/>
          <table:table-cell table:formula="of:=100*([.V83]-[.U83])/[.U83]" office:value-type="float" office:value="24.4155075466114" calcext:value-type="float">
            <text:p>24.42</text:p>
          </table:table-cell>
          <table:table-cell table:formula="of:=100*([.W83]-[.U83])/[.U83]" office:value-type="float" office:value="5.97810002959456" calcext:value-type="float">
            <text:p>5.98</text:p>
          </table:table-cell>
          <table:table-cell table:formula="of:=100*([.X83]-[.U83])/[.U83]" office:value-type="float" office:value="5.97810002959456" calcext:value-type="float">
            <text:p>5.98</text:p>
          </table:table-cell>
          <table:table-cell table:formula="of:=100*([.Y83]-[.U83])/[.U83]" office:value-type="float" office:value="6.18526191180823" calcext:value-type="float">
            <text:p>6.19</text:p>
          </table:table-cell>
          <table:table-cell/>
          <table:table-cell office:value-type="float" office:value="3289" calcext:value-type="float">
            <text:p>3289</text:p>
          </table:table-cell>
          <table:table-cell office:value-type="float" office:value="1520.17" calcext:value-type="float">
            <text:p>1520</text:p>
          </table:table-cell>
          <table:table-cell office:value-type="float" office:value="1347.3" calcext:value-type="float">
            <text:p>1347</text:p>
          </table:table-cell>
          <table:table-cell office:value-type="float" office:value="2314.6" calcext:value-type="float">
            <text:p>2315</text:p>
          </table:table-cell>
          <table:table-cell/>
          <table:table-cell office:value-type="float" office:value="3379" calcext:value-type="float">
            <text:p>3379</text:p>
          </table:table-cell>
          <table:table-cell office:value-type="float" office:value="4158" calcext:value-type="float">
            <text:p>4158</text:p>
          </table:table-cell>
          <table:table-cell office:value-type="float" office:value="3564" calcext:value-type="float">
            <text:p>3564</text:p>
          </table:table-cell>
          <table:table-cell table:number-columns-repeated="2" office:value-type="float" office:value="3558" calcext:value-type="float">
            <text:p>3558</text:p>
          </table:table-cell>
          <table:table-cell/>
          <table:table-cell table:formula="of:=100*([.AL83]-[.AK83])/[.AK83]" office:value-type="float" office:value="23.0541580349216" calcext:value-type="float">
            <text:p>23.05</text:p>
          </table:table-cell>
          <table:table-cell table:formula="of:=100*([.AM83]-[.AK83])/[.AK83]" office:value-type="float" office:value="5.47499260136135" calcext:value-type="float">
            <text:p>5.47</text:p>
          </table:table-cell>
          <table:table-cell table:formula="of:=100*([.AN83]-[.AK83])/[.AK83]" office:value-type="float" office:value="5.29742527374963" calcext:value-type="float">
            <text:p>5.30</text:p>
          </table:table-cell>
          <table:table-cell table:formula="of:=100*([.AO83]-[.AK83])/[.AK83]" office:value-type="float" office:value="5.29742527374963" calcext:value-type="float">
            <text:p>5.30</text:p>
          </table:table-cell>
          <table:table-cell/>
          <table:table-cell office:value-type="float" office:value="2027.33" calcext:value-type="float">
            <text:p>2027</text:p>
          </table:table-cell>
          <table:table-cell office:value-type="float" office:value="2497.99" calcext:value-type="float">
            <text:p>2498</text:p>
          </table:table-cell>
          <table:table-cell office:value-type="float" office:value="319.9" calcext:value-type="float">
            <text:p>320</text:p>
          </table:table-cell>
          <table:table-cell office:value-type="float" office:value="402.9" calcext:value-type="float">
            <text:p>403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s3-C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table:style-name="ce22" office:value-type="float" office:value="3379" calcext:value-type="float">
            <text:p>3379</text:p>
          </table:table-cell>
          <table:table-cell office:value-type="float" office:value="4782" calcext:value-type="float">
            <text:p>4782</text:p>
          </table:table-cell>
          <table:table-cell office:value-type="float" office:value="3758" calcext:value-type="float">
            <text:p>3758</text:p>
          </table:table-cell>
          <table:table-cell office:value-type="float" office:value="3733" calcext:value-type="float">
            <text:p>3733</text:p>
          </table:table-cell>
          <table:table-cell table:number-columns-repeated="2"/>
          <table:table-cell table:formula="of:=100*([.F84]-[.E84])/[.E84]" office:value-type="float" office:value="41.5211601065404" calcext:value-type="float">
            <text:p>41.52</text:p>
          </table:table-cell>
          <table:table-cell table:formula="of:=100*([.G84]-[.E84])/[.E84]" office:value-type="float" office:value="11.2163361941403" calcext:value-type="float">
            <text:p>11.22</text:p>
          </table:table-cell>
          <table:table-cell table:formula="of:=100*([.H84]-[.E84])/[.E84]" office:value-type="float" office:value="10.4764723290914" calcext:value-type="float">
            <text:p>10.48</text:p>
          </table:table-cell>
          <table:table-cell table:number-columns-repeated="2"/>
          <table:table-cell office:value-type="float" office:value="2028.3" calcext:value-type="float">
            <text:p>2028</text:p>
          </table:table-cell>
          <table:table-cell office:value-type="float" office:value="2127.52" calcext:value-type="float">
            <text:p>2128</text:p>
          </table:table-cell>
          <table:table-cell office:value-type="float" office:value="772.4" calcext:value-type="float">
            <text:p>772</text:p>
          </table:table-cell>
          <table:table-cell table:number-columns-repeated="2"/>
          <table:table-cell table:style-name="ce52" office:value-type="float" office:value="3379" calcext:value-type="float">
            <text:p>3379</text:p>
          </table:table-cell>
          <table:table-cell office:value-type="float" office:value="4253" calcext:value-type="float">
            <text:p>4253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3584" calcext:value-type="float">
            <text:p>3584</text:p>
          </table:table-cell>
          <table:table-cell/>
          <table:table-cell table:formula="of:=100*([.V84]-[.U84])/[.U84]" office:value-type="float" office:value="25.8656407221071" calcext:value-type="float">
            <text:p>25.87</text:p>
          </table:table-cell>
          <table:table-cell table:formula="of:=100*([.W84]-[.U84])/[.U84]" office:value-type="float" office:value="5.47499260136135" calcext:value-type="float">
            <text:p>5.47</text:p>
          </table:table-cell>
          <table:table-cell table:formula="of:=100*([.X84]-[.U84])/[.U84]" office:value-type="float" office:value="5.47499260136135" calcext:value-type="float">
            <text:p>5.47</text:p>
          </table:table-cell>
          <table:table-cell table:formula="of:=100*([.Y84]-[.U84])/[.U84]" office:value-type="float" office:value="6.06688369340041" calcext:value-type="float">
            <text:p>6.07</text:p>
          </table:table-cell>
          <table:table-cell/>
          <table:table-cell office:value-type="float" office:value="2016.85" calcext:value-type="float">
            <text:p>2017</text:p>
          </table:table-cell>
          <table:table-cell office:value-type="float" office:value="978.35" calcext:value-type="float">
            <text:p>978</text:p>
          </table:table-cell>
          <table:table-cell office:value-type="float" office:value="3528.3" calcext:value-type="float">
            <text:p>3528</text:p>
          </table:table-cell>
          <table:table-cell table:number-columns-repeated="2"/>
          <table:table-cell office:value-type="float" office:value="3379" calcext:value-type="float">
            <text:p>3379</text:p>
          </table:table-cell>
          <table:table-cell office:value-type="float" office:value="4102" calcext:value-type="float">
            <text:p>4102</text:p>
          </table:table-cell>
          <table:table-cell table:style-name="ce85" office:value-type="float" office:value="3492" calcext:value-type="float">
            <text:p>3492</text:p>
          </table:table-cell>
          <table:table-cell table:style-name="ce89" office:value-type="float" office:value="3495" calcext:value-type="float">
            <text:p>3495</text:p>
          </table:table-cell>
          <table:table-cell office:value-type="float" office:value="3492" calcext:value-type="float">
            <text:p>3492</text:p>
          </table:table-cell>
          <table:table-cell/>
          <table:table-cell table:formula="of:=100*([.AL84]-[.AK84])/[.AK84]" office:value-type="float" office:value="21.3968629772122" calcext:value-type="float">
            <text:p>21.40</text:p>
          </table:table-cell>
          <table:table-cell table:formula="of:=100*([.AM84]-[.AK84])/[.AK84]" office:value-type="float" office:value="3.34418467002072" calcext:value-type="float">
            <text:p>3.34</text:p>
          </table:table-cell>
          <table:table-cell table:formula="of:=100*([.AN84]-[.AK84])/[.AK84]" office:value-type="float" office:value="3.43296833382658" calcext:value-type="float">
            <text:p>3.43</text:p>
          </table:table-cell>
          <table:table-cell table:formula="of:=100*([.AO84]-[.AK84])/[.AK84]" office:value-type="float" office:value="3.34418467002072" calcext:value-type="float">
            <text:p>3.34</text:p>
          </table:table-cell>
          <table:table-cell/>
          <table:table-cell office:value-type="float" office:value="3364.77" calcext:value-type="float">
            <text:p>3365</text:p>
          </table:table-cell>
          <table:table-cell office:value-type="float" office:value="1144.92" calcext:value-type="float">
            <text:p>1145</text:p>
          </table:table-cell>
          <table:table-cell office:value-type="float" office:value="1496" calcext:value-type="float">
            <text:p>1496</text:p>
          </table:table-cell>
          <table:table-cell office:value-type="float" office:value="1227" calcext:value-type="float">
            <text:p>1227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s4-A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table:style-name="ce22" office:value-type="float" office:value="4186" calcext:value-type="float">
            <text:p>4186</text:p>
          </table:table-cell>
          <table:table-cell office:value-type="float" office:value="5174" calcext:value-type="float">
            <text:p>5174</text:p>
          </table:table-cell>
          <table:table-cell office:value-type="float" office:value="4522" calcext:value-type="float">
            <text:p>4522</text:p>
          </table:table-cell>
          <table:table-cell office:value-type="float" office:value="4486" calcext:value-type="float">
            <text:p>4486</text:p>
          </table:table-cell>
          <table:table-cell table:style-name="ce41" office:value-type="float" office:value="4472" calcext:value-type="float">
            <text:p>4472</text:p>
          </table:table-cell>
          <table:table-cell/>
          <table:table-cell table:formula="of:=100*([.F85]-[.E85])/[.E85]" office:value-type="float" office:value="23.6024844720497" calcext:value-type="float">
            <text:p>23.60</text:p>
          </table:table-cell>
          <table:table-cell table:formula="of:=100*([.G85]-[.E85])/[.E85]" office:value-type="float" office:value="8.02675585284281" calcext:value-type="float">
            <text:p>8.03</text:p>
          </table:table-cell>
          <table:table-cell table:formula="of:=100*([.H85]-[.E85])/[.E85]" office:value-type="float" office:value="7.16674629718108" calcext:value-type="float">
            <text:p>7.17</text:p>
          </table:table-cell>
          <table:table-cell table:formula="of:=100*([.I85]-[.E85])/[.E85]" office:value-type="float" office:value="6.83229813664596" calcext:value-type="float">
            <text:p>6.83</text:p>
          </table:table-cell>
          <table:table-cell/>
          <table:table-cell office:value-type="float" office:value="2002.64" calcext:value-type="float">
            <text:p>2003</text:p>
          </table:table-cell>
          <table:table-cell office:value-type="float" office:value="3408.26" calcext:value-type="float">
            <text:p>3408</text:p>
          </table:table-cell>
          <table:table-cell office:value-type="float" office:value="3045.2" calcext:value-type="float">
            <text:p>3045</text:p>
          </table:table-cell>
          <table:table-cell office:value-type="float" office:value="3200.3" calcext:value-type="float">
            <text:p>3200</text:p>
          </table:table-cell>
          <table:table-cell/>
          <table:table-cell table:style-name="ce52" office:value-type="float" office:value="4186" calcext:value-type="float">
            <text:p>4186</text:p>
          </table:table-cell>
          <table:table-cell office:value-type="float" office:value="5045" calcext:value-type="float">
            <text:p>5045</text:p>
          </table:table-cell>
          <table:table-cell table:style-name="ce59" office:value-type="float" office:value="4421" calcext:value-type="float">
            <text:p>4421</text:p>
          </table:table-cell>
          <table:table-cell table:number-columns-repeated="2" office:value-type="float" office:value="4421" calcext:value-type="float">
            <text:p>4421</text:p>
          </table:table-cell>
          <table:table-cell/>
          <table:table-cell table:formula="of:=100*([.V85]-[.U85])/[.U85]" office:value-type="float" office:value="20.5207835642618" calcext:value-type="float">
            <text:p>20.52</text:p>
          </table:table-cell>
          <table:table-cell table:formula="of:=100*([.W85]-[.U85])/[.U85]" office:value-type="float" office:value="5.61395126612518" calcext:value-type="float">
            <text:p>5.61</text:p>
          </table:table-cell>
          <table:table-cell table:formula="of:=100*([.X85]-[.U85])/[.U85]" office:value-type="float" office:value="5.61395126612518" calcext:value-type="float">
            <text:p>5.61</text:p>
          </table:table-cell>
          <table:table-cell table:formula="of:=100*([.Y85]-[.U85])/[.U85]" office:value-type="float" office:value="5.61395126612518" calcext:value-type="float">
            <text:p>5.61</text:p>
          </table:table-cell>
          <table:table-cell/>
          <table:table-cell office:value-type="float" office:value="3224.12" calcext:value-type="float">
            <text:p>3224</text:p>
          </table:table-cell>
          <table:table-cell office:value-type="float" office:value="2043.71" calcext:value-type="float">
            <text:p>2044</text:p>
          </table:table-cell>
          <table:table-cell office:value-type="float" office:value="630.4" calcext:value-type="float">
            <text:p>630</text:p>
          </table:table-cell>
          <table:table-cell office:value-type="float" office:value="3200.3" calcext:value-type="float">
            <text:p>3200</text:p>
          </table:table-cell>
          <table:table-cell/>
          <table:table-cell office:value-type="float" office:value="4186" calcext:value-type="float">
            <text:p>4186</text:p>
          </table:table-cell>
          <table:table-cell office:value-type="float" office:value="4965" calcext:value-type="float">
            <text:p>4965</text:p>
          </table:table-cell>
          <table:table-cell office:value-type="float" office:value="4409" calcext:value-type="float">
            <text:p>4409</text:p>
          </table:table-cell>
          <table:table-cell table:number-columns-repeated="2" office:value-type="float" office:value="4399" calcext:value-type="float">
            <text:p>4399</text:p>
          </table:table-cell>
          <table:table-cell/>
          <table:table-cell table:formula="of:=100*([.AL85]-[.AK85])/[.AK85]" office:value-type="float" office:value="18.6096512183469" calcext:value-type="float">
            <text:p>18.61</text:p>
          </table:table-cell>
          <table:table-cell table:formula="of:=100*([.AM85]-[.AK85])/[.AK85]" office:value-type="float" office:value="5.32728141423794" calcext:value-type="float">
            <text:p>5.33</text:p>
          </table:table-cell>
          <table:table-cell table:formula="of:=100*([.AN85]-[.AK85])/[.AK85]" office:value-type="float" office:value="5.08838987099857" calcext:value-type="float">
            <text:p>5.09</text:p>
          </table:table-cell>
          <table:table-cell table:formula="of:=100*([.AO85]-[.AK85])/[.AK85]" office:value-type="float" office:value="5.08838987099857" calcext:value-type="float">
            <text:p>5.09</text:p>
          </table:table-cell>
          <table:table-cell/>
          <table:table-cell office:value-type="float" office:value="450.08" calcext:value-type="float">
            <text:p>450</text:p>
          </table:table-cell>
          <table:table-cell office:value-type="float" office:value="1187.3" calcext:value-type="float">
            <text:p>1187</text:p>
          </table:table-cell>
          <table:table-cell office:value-type="float" office:value="1415" calcext:value-type="float">
            <text:p>1415</text:p>
          </table:table-cell>
          <table:table-cell office:value-type="float" office:value="454.5" calcext:value-type="float">
            <text:p>455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s4-B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4186" calcext:value-type="float">
            <text:p>4186</text:p>
          </table:table-cell>
          <table:table-cell office:value-type="float" office:value="5403" calcext:value-type="float">
            <text:p>5403</text:p>
          </table:table-cell>
          <table:table-cell office:value-type="float" office:value="4497" calcext:value-type="float">
            <text:p>4497</text:p>
          </table:table-cell>
          <table:table-cell office:value-type="float" office:value="4393" calcext:value-type="float">
            <text:p>4393</text:p>
          </table:table-cell>
          <table:table-cell table:number-columns-repeated="2"/>
          <table:table-cell table:formula="of:=100*([.F86]-[.E86])/[.E86]" office:value-type="float" office:value="29.0731008122312" calcext:value-type="float">
            <text:p>29.07</text:p>
          </table:table-cell>
          <table:table-cell table:formula="of:=100*([.G86]-[.E86])/[.E86]" office:value-type="float" office:value="7.42952699474439" calcext:value-type="float">
            <text:p>7.43</text:p>
          </table:table-cell>
          <table:table-cell table:formula="of:=100*([.H86]-[.E86])/[.E86]" office:value-type="float" office:value="4.94505494505495" calcext:value-type="float">
            <text:p>4.95</text:p>
          </table:table-cell>
          <table:table-cell table:number-columns-repeated="2"/>
          <table:table-cell office:value-type="float" office:value="1977.38" calcext:value-type="float">
            <text:p>1977</text:p>
          </table:table-cell>
          <table:table-cell office:value-type="float" office:value="3310.1" calcext:value-type="float">
            <text:p>3310</text:p>
          </table:table-cell>
          <table:table-cell office:value-type="float" office:value="3489.7" calcext:value-type="float">
            <text:p>3490</text:p>
          </table:table-cell>
          <table:table-cell table:number-columns-repeated="2"/>
          <table:table-cell table:style-name="ce52" office:value-type="float" office:value="4186" calcext:value-type="float">
            <text:p>4186</text:p>
          </table:table-cell>
          <table:table-cell office:value-type="float" office:value="4983" calcext:value-type="float">
            <text:p>4983</text:p>
          </table:table-cell>
          <table:table-cell office:value-type="float" office:value="4346" calcext:value-type="float">
            <text:p>4346</text:p>
          </table:table-cell>
          <table:table-cell office:value-type="float" office:value="4335" calcext:value-type="float">
            <text:p>4335</text:p>
          </table:table-cell>
          <table:table-cell office:value-type="float" office:value="4331" calcext:value-type="float">
            <text:p>4331</text:p>
          </table:table-cell>
          <table:table-cell/>
          <table:table-cell table:formula="of:=100*([.V86]-[.U86])/[.U86]" office:value-type="float" office:value="19.0396559961777" calcext:value-type="float">
            <text:p>19.04</text:p>
          </table:table-cell>
          <table:table-cell table:formula="of:=100*([.W86]-[.U86])/[.U86]" office:value-type="float" office:value="3.82226469182991" calcext:value-type="float">
            <text:p>3.82</text:p>
          </table:table-cell>
          <table:table-cell table:formula="of:=100*([.X86]-[.U86])/[.U86]" office:value-type="float" office:value="3.5594839942666" calcext:value-type="float">
            <text:p>3.56</text:p>
          </table:table-cell>
          <table:table-cell table:formula="of:=100*([.Y86]-[.U86])/[.U86]" office:value-type="float" office:value="3.46392737697086" calcext:value-type="float">
            <text:p>3.46</text:p>
          </table:table-cell>
          <table:table-cell/>
          <table:table-cell office:value-type="float" office:value="225.3" calcext:value-type="float">
            <text:p>225</text:p>
          </table:table-cell>
          <table:table-cell office:value-type="float" office:value="1266.58" calcext:value-type="float">
            <text:p>1267</text:p>
          </table:table-cell>
          <table:table-cell office:value-type="float" office:value="3070.3" calcext:value-type="float">
            <text:p>3070</text:p>
          </table:table-cell>
          <table:table-cell table:number-columns-repeated="2"/>
          <table:table-cell office:value-type="float" office:value="4186" calcext:value-type="float">
            <text:p>4186</text:p>
          </table:table-cell>
          <table:table-cell office:value-type="float" office:value="4973" calcext:value-type="float">
            <text:p>4973</text:p>
          </table:table-cell>
          <table:table-cell office:value-type="float" office:value="4323" calcext:value-type="float">
            <text:p>4323</text:p>
          </table:table-cell>
          <table:table-cell office:value-type="float" office:value="4312" calcext:value-type="float">
            <text:p>4312</text:p>
          </table:table-cell>
          <table:table-cell office:value-type="float" office:value="4302" calcext:value-type="float">
            <text:p>4302</text:p>
          </table:table-cell>
          <table:table-cell/>
          <table:table-cell table:formula="of:=100*([.AL86]-[.AK86])/[.AK86]" office:value-type="float" office:value="18.8007644529384" calcext:value-type="float">
            <text:p>18.80</text:p>
          </table:table-cell>
          <table:table-cell table:formula="of:=100*([.AM86]-[.AK86])/[.AK86]" office:value-type="float" office:value="3.27281414237936" calcext:value-type="float">
            <text:p>3.27</text:p>
          </table:table-cell>
          <table:table-cell table:formula="of:=100*([.AN86]-[.AK86])/[.AK86]" office:value-type="float" office:value="3.01003344481605" calcext:value-type="float">
            <text:p>3.01</text:p>
          </table:table-cell>
          <table:table-cell table:formula="of:=100*([.AO86]-[.AK86])/[.AK86]" office:value-type="float" office:value="2.77114190157668" calcext:value-type="float">
            <text:p>2.77</text:p>
          </table:table-cell>
          <table:table-cell/>
          <table:table-cell office:value-type="float" office:value="2499.31" calcext:value-type="float">
            <text:p>2499</text:p>
          </table:table-cell>
          <table:table-cell office:value-type="float" office:value="3332.16" calcext:value-type="float">
            <text:p>3332</text:p>
          </table:table-cell>
          <table:table-cell office:value-type="float" office:value="933.3" calcext:value-type="float">
            <text:p>933</text:p>
          </table:table-cell>
          <table:table-cell office:value-type="float" office:value="553.2" calcext:value-type="float">
            <text:p>553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gl-s4-C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table:style-name="ce22" office:value-type="float" office:value="4186" calcext:value-type="float">
            <text:p>4186</text:p>
          </table:table-cell>
          <table:table-cell office:value-type="float" office:value="8023" calcext:value-type="float">
            <text:p>8023</text:p>
          </table:table-cell>
          <table:table-cell office:value-type="float" office:value="6937" calcext:value-type="float">
            <text:p>6937</text:p>
          </table:table-cell>
          <table:table-cell office:value-type="float" office:value="4971" calcext:value-type="float">
            <text:p>4971</text:p>
          </table:table-cell>
          <table:table-cell table:number-columns-repeated="2"/>
          <table:table-cell table:formula="of:=100*([.F87]-[.E87])/[.E87]" office:value-type="float" office:value="91.662685140946" calcext:value-type="float">
            <text:p>91.66</text:p>
          </table:table-cell>
          <table:table-cell table:formula="of:=100*([.G87]-[.E87])/[.E87]" office:value-type="float" office:value="65.7190635451505" calcext:value-type="float">
            <text:p>65.72</text:p>
          </table:table-cell>
          <table:table-cell table:formula="of:=100*([.H87]-[.E87])/[.E87]" office:value-type="float" office:value="18.7529861442905" calcext:value-type="float">
            <text:p>18.75</text:p>
          </table:table-cell>
          <table:table-cell table:number-columns-repeated="2"/>
          <table:table-cell office:value-type="float" office:value="2388.89" calcext:value-type="float">
            <text:p>2389</text:p>
          </table:table-cell>
          <table:table-cell office:value-type="float" office:value="1967.82" calcext:value-type="float">
            <text:p>1968</text:p>
          </table:table-cell>
          <table:table-cell office:value-type="float" office:value="3255.3" calcext:value-type="float">
            <text:p>3255</text:p>
          </table:table-cell>
          <table:table-cell table:number-columns-repeated="2"/>
          <table:table-cell table:style-name="ce52" office:value-type="float" office:value="4186" calcext:value-type="float">
            <text:p>4186</text:p>
          </table:table-cell>
          <table:table-cell office:value-type="float" office:value="5443" calcext:value-type="float">
            <text:p>5443</text:p>
          </table:table-cell>
          <table:table-cell office:value-type="float" office:value="4661" calcext:value-type="float">
            <text:p>4661</text:p>
          </table:table-cell>
          <table:table-cell office:value-type="float" office:value="4354" calcext:value-type="float">
            <text:p>4354</text:p>
          </table:table-cell>
          <table:table-cell office:value-type="string" calcext:value-type="string">
            <text:p>-</text:p>
          </table:table-cell>
          <table:table-cell/>
          <table:table-cell table:formula="of:=100*([.V87]-[.U87])/[.U87]" office:value-type="float" office:value="30.0286669851887" calcext:value-type="float">
            <text:p>30.03</text:p>
          </table:table-cell>
          <table:table-cell table:formula="of:=100*([.W87]-[.U87])/[.U87]" office:value-type="float" office:value="11.34734830387" calcext:value-type="float">
            <text:p>11.35</text:p>
          </table:table-cell>
          <table:table-cell table:formula="of:=100*([.X87]-[.U87])/[.U87]" office:value-type="float" office:value="4.01337792642141" calcext:value-type="float">
            <text:p>4.01</text:p>
          </table:table-cell>
          <table:table-cell table:number-columns-repeated="2"/>
          <table:table-cell office:value-type="float" office:value="1578.57" calcext:value-type="float">
            <text:p>1579</text:p>
          </table:table-cell>
          <table:table-cell office:value-type="float" office:value="3328.85" calcext:value-type="float">
            <text:p>3329</text:p>
          </table:table-cell>
          <table:table-cell office:value-type="float" office:value="2434.6" calcext:value-type="float">
            <text:p>2435</text:p>
          </table:table-cell>
          <table:table-cell table:number-columns-repeated="2"/>
          <table:table-cell office:value-type="float" office:value="4186" calcext:value-type="float">
            <text:p>4186</text:p>
          </table:table-cell>
          <table:table-cell office:value-type="float" office:value="5019" calcext:value-type="float">
            <text:p>5019</text:p>
          </table:table-cell>
          <table:table-cell office:value-type="float" office:value="4309" calcext:value-type="float">
            <text:p>4309</text:p>
          </table:table-cell>
          <table:table-cell office:value-type="float" office:value="4282" calcext:value-type="float">
            <text:p>4282</text:p>
          </table:table-cell>
          <table:table-cell table:style-name="ce93" office:value-type="float" office:value="4608" calcext:value-type="float">
            <text:p>4608</text:p>
          </table:table-cell>
          <table:table-cell/>
          <table:table-cell table:formula="of:=100*([.AL87]-[.AK87])/[.AK87]" office:value-type="float" office:value="19.8996655518395" calcext:value-type="float">
            <text:p>19.90</text:p>
          </table:table-cell>
          <table:table-cell table:formula="of:=100*([.AM87]-[.AK87])/[.AK87]" office:value-type="float" office:value="2.93836598184424" calcext:value-type="float">
            <text:p>2.94</text:p>
          </table:table-cell>
          <table:table-cell table:formula="of:=100*([.AN87]-[.AK87])/[.AK87]" office:value-type="float" office:value="2.29335881509795" calcext:value-type="float">
            <text:p>2.29</text:p>
          </table:table-cell>
          <table:table-cell table:formula="of:=100*([.AO87]-[.AK87])/[.AK87]" office:value-type="float" office:value="10.0812231247014" calcext:value-type="float">
            <text:p>10.08</text:p>
          </table:table-cell>
          <table:table-cell/>
          <table:table-cell office:value-type="float" office:value="605.83" calcext:value-type="float">
            <text:p>606</text:p>
          </table:table-cell>
          <table:table-cell office:value-type="float" office:value="3426.08" calcext:value-type="float">
            <text:p>3426</text:p>
          </table:table-cell>
          <table:table-cell office:value-type="float" office:value="1347" calcext:value-type="float">
            <text:p>1347</text:p>
          </table:table-cell>
          <table:table-cell office:value-type="float" office:value="147.8" calcext:value-type="float">
            <text:p>148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10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2" calcext:value-type="float">
            <text:p>52</text:p>
          </table:table-cell>
          <table:table-cell table:style-name="ce39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/>
          <table:table-cell table:formula="of:=100*([.F88]-[.E88])/[.E88]" office:value-type="float" office:value="0" calcext:value-type="float">
            <text:p>0.00</text:p>
          </table:table-cell>
          <table:table-cell table:formula="of:=100*([.G88]-[.E88])/[.E88]" office:value-type="float" office:value="0" calcext:value-type="float">
            <text:p>0.00</text:p>
          </table:table-cell>
          <table:table-cell table:formula="of:=100*([.H88]-[.E88])/[.E88]" office:value-type="float" office:value="0" calcext:value-type="float">
            <text:p>0.00</text:p>
          </table:table-cell>
          <table:table-cell table:number-columns-repeated="2"/>
          <table:table-cell office:value-type="float" office:value="1.12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</text:p>
          </table:table-cell>
          <table:table-cell table:number-columns-repeated="2"/>
          <table:table-cell table:number-columns-repeated="5" office:value-type="float" office:value="43" calcext:value-type="float">
            <text:p>43</text:p>
          </table:table-cell>
          <table:table-cell/>
          <table:table-cell table:formula="of:=100*([.V88]-[.U88])/[.U88]" office:value-type="float" office:value="0" calcext:value-type="float">
            <text:p>0.00</text:p>
          </table:table-cell>
          <table:table-cell table:formula="of:=100*([.W88]-[.U88])/[.U88]" office:value-type="float" office:value="0" calcext:value-type="float">
            <text:p>0.00</text:p>
          </table:table-cell>
          <table:table-cell table:formula="of:=100*([.X88]-[.U88])/[.U88]" office:value-type="float" office:value="0" calcext:value-type="float">
            <text:p>0.00</text:p>
          </table:table-cell>
          <table:table-cell table:formula="of:=100*([.Y88]-[.U88])/[.U88]" office:value-type="float" office:value="0" calcext:value-type="float">
            <text:p>0.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43" calcext:value-type="float">
            <text:p>43</text:p>
          </table:table-cell>
          <table:table-cell/>
          <table:table-cell table:formula="of:=100*([.AL88]-[.AK88])/[.AK88]" office:value-type="float" office:value="0" calcext:value-type="float">
            <text:p>0.00</text:p>
          </table:table-cell>
          <table:table-cell table:formula="of:=100*([.AM88]-[.AK88])/[.AK88]" office:value-type="float" office:value="0" calcext:value-type="float">
            <text:p>0.00</text:p>
          </table:table-cell>
          <table:table-cell table:formula="of:=100*([.AN88]-[.AK88])/[.AK88]" office:value-type="float" office:value="0" calcext:value-type="float">
            <text:p>0.00</text:p>
          </table:table-cell>
          <table:table-cell table:formula="of:=100*([.AO88]-[.AK88])/[.AK88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10B 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3" calcext:value-type="float">
            <text:p>43</text:p>
          </table:table-cell>
          <table:table-cell table:style-name="ce39" office:value-type="float" office:value="43" calcext:value-type="float">
            <text:p>43</text:p>
          </table:table-cell>
          <table:table-cell table:style-name="ce41" office:value-type="float" office:value="43" calcext:value-type="float">
            <text:p>43</text:p>
          </table:table-cell>
          <table:table-cell/>
          <table:table-cell table:formula="of:=100*([.F89]-[.E89])/[.E89]" office:value-type="float" office:value="0" calcext:value-type="float">
            <text:p>0.00</text:p>
          </table:table-cell>
          <table:table-cell table:formula="of:=100*([.G89]-[.E89])/[.E89]" office:value-type="float" office:value="0" calcext:value-type="float">
            <text:p>0.00</text:p>
          </table:table-cell>
          <table:table-cell table:formula="of:=100*([.H89]-[.E89])/[.E89]" office:value-type="float" office:value="0" calcext:value-type="float">
            <text:p>0.00</text:p>
          </table:table-cell>
          <table:table-cell table:formula="of:=100*([.I89]-[.E89])/[.E89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43" calcext:value-type="float">
            <text:p>43</text:p>
          </table:table-cell>
          <table:table-cell/>
          <table:table-cell table:formula="of:=100*([.V89]-[.U89])/[.U89]" office:value-type="float" office:value="0" calcext:value-type="float">
            <text:p>0.00</text:p>
          </table:table-cell>
          <table:table-cell table:formula="of:=100*([.W89]-[.U89])/[.U89]" office:value-type="float" office:value="0" calcext:value-type="float">
            <text:p>0.00</text:p>
          </table:table-cell>
          <table:table-cell table:formula="of:=100*([.X89]-[.U89])/[.U89]" office:value-type="float" office:value="0" calcext:value-type="float">
            <text:p>0.00</text:p>
          </table:table-cell>
          <table:table-cell table:formula="of:=100*([.Y89]-[.U89])/[.U89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43" calcext:value-type="float">
            <text:p>43</text:p>
          </table:table-cell>
          <table:table-cell/>
          <table:table-cell table:formula="of:=100*([.AL89]-[.AK89])/[.AK89]" office:value-type="float" office:value="0" calcext:value-type="float">
            <text:p>0.00</text:p>
          </table:table-cell>
          <table:table-cell table:formula="of:=100*([.AM89]-[.AK89])/[.AK89]" office:value-type="float" office:value="0" calcext:value-type="float">
            <text:p>0.00</text:p>
          </table:table-cell>
          <table:table-cell table:formula="of:=100*([.AN89]-[.AK89])/[.AK89]" office:value-type="float" office:value="0" calcext:value-type="float">
            <text:p>0.00</text:p>
          </table:table-cell>
          <table:table-cell table:formula="of:=100*([.AO89]-[.AK89])/[.AK89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10C 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3" calcext:value-type="float">
            <text:p>43</text:p>
          </table:table-cell>
          <table:table-cell table:style-name="ce39" office:value-type="float" office:value="43" calcext:value-type="float">
            <text:p>43</text:p>
          </table:table-cell>
          <table:table-cell table:style-name="ce41" office:value-type="float" office:value="43" calcext:value-type="float">
            <text:p>43</text:p>
          </table:table-cell>
          <table:table-cell/>
          <table:table-cell table:formula="of:=100*([.F90]-[.E90])/[.E90]" office:value-type="float" office:value="0" calcext:value-type="float">
            <text:p>0.00</text:p>
          </table:table-cell>
          <table:table-cell table:formula="of:=100*([.G90]-[.E90])/[.E90]" office:value-type="float" office:value="0" calcext:value-type="float">
            <text:p>0.00</text:p>
          </table:table-cell>
          <table:table-cell table:formula="of:=100*([.H90]-[.E90])/[.E90]" office:value-type="float" office:value="0" calcext:value-type="float">
            <text:p>0.00</text:p>
          </table:table-cell>
          <table:table-cell table:formula="of:=100*([.I90]-[.E90])/[.E90]" office:value-type="float" office:value="0" calcext:value-type="float">
            <text:p>0.00</text:p>
          </table:table-cell>
          <table:table-cell/>
          <table:table-cell office:value-type="float" office:value="0.01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43" calcext:value-type="float">
            <text:p>43</text:p>
          </table:table-cell>
          <table:table-cell/>
          <table:table-cell table:formula="of:=100*([.V90]-[.U90])/[.U90]" office:value-type="float" office:value="0" calcext:value-type="float">
            <text:p>0.00</text:p>
          </table:table-cell>
          <table:table-cell table:formula="of:=100*([.W90]-[.U90])/[.U90]" office:value-type="float" office:value="0" calcext:value-type="float">
            <text:p>0.00</text:p>
          </table:table-cell>
          <table:table-cell table:formula="of:=100*([.X90]-[.U90])/[.U90]" office:value-type="float" office:value="0" calcext:value-type="float">
            <text:p>0.00</text:p>
          </table:table-cell>
          <table:table-cell table:formula="of:=100*([.Y90]-[.U90])/[.U90]" office:value-type="float" office:value="0" calcext:value-type="float">
            <text:p>0.00</text:p>
          </table:table-cell>
          <table:table-cell/>
          <table:table-cell office:value-type="float" office:value="0.01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43" calcext:value-type="float">
            <text:p>43</text:p>
          </table:table-cell>
          <table:table-cell/>
          <table:table-cell table:formula="of:=100*([.AL90]-[.AK90])/[.AK90]" office:value-type="float" office:value="0" calcext:value-type="float">
            <text:p>0.00</text:p>
          </table:table-cell>
          <table:table-cell table:formula="of:=100*([.AM90]-[.AK90])/[.AK90]" office:value-type="float" office:value="0" calcext:value-type="float">
            <text:p>0.00</text:p>
          </table:table-cell>
          <table:table-cell table:formula="of:=100*([.AN90]-[.AK90])/[.AK90]" office:value-type="float" office:value="0" calcext:value-type="float">
            <text:p>0.00</text:p>
          </table:table-cell>
          <table:table-cell table:formula="of:=100*([.AO90]-[.AK90])/[.AK90]" office:value-type="float" office:value="0" calcext:value-type="float">
            <text:p>0.00</text:p>
          </table:table-cell>
          <table:table-cell/>
          <table:table-cell office:value-type="float" office:value="0.01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10D 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style-name="ce39" office:value-type="float" office:value="45" calcext:value-type="float">
            <text:p>45</text:p>
          </table:table-cell>
          <table:table-cell table:style-name="ce41" office:value-type="float" office:value="45" calcext:value-type="float">
            <text:p>45</text:p>
          </table:table-cell>
          <table:table-cell/>
          <table:table-cell table:formula="of:=100*([.F91]-[.E91])/[.E91]" office:value-type="float" office:value="0" calcext:value-type="float">
            <text:p>0.00</text:p>
          </table:table-cell>
          <table:table-cell table:formula="of:=100*([.G91]-[.E91])/[.E91]" office:value-type="float" office:value="0" calcext:value-type="float">
            <text:p>0.00</text:p>
          </table:table-cell>
          <table:table-cell table:formula="of:=100*([.H91]-[.E91])/[.E91]" office:value-type="float" office:value="0" calcext:value-type="float">
            <text:p>0.00</text:p>
          </table:table-cell>
          <table:table-cell table:formula="of:=100*([.I91]-[.E91])/[.E91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3" calcext:value-type="float">
            <text:p>43</text:p>
          </table:table-cell>
          <table:table-cell/>
          <table:table-cell table:formula="of:=100*([.V91]-[.U91])/[.U91]" office:value-type="float" office:value="4.65116279069768" calcext:value-type="float">
            <text:p>4.65</text:p>
          </table:table-cell>
          <table:table-cell table:formula="of:=100*([.W91]-[.U91])/[.U91]" office:value-type="float" office:value="0" calcext:value-type="float">
            <text:p>0.00</text:p>
          </table:table-cell>
          <table:table-cell table:formula="of:=100*([.X91]-[.U91])/[.U91]" office:value-type="float" office:value="0" calcext:value-type="float">
            <text:p>0.00</text:p>
          </table:table-cell>
          <table:table-cell table:formula="of:=100*([.Y91]-[.U91])/[.U91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3" calcext:value-type="float">
            <text:p>43</text:p>
          </table:table-cell>
          <table:table-cell/>
          <table:table-cell table:formula="of:=100*([.AL91]-[.AK91])/[.AK91]" office:value-type="float" office:value="4.65116279069768" calcext:value-type="float">
            <text:p>4.65</text:p>
          </table:table-cell>
          <table:table-cell table:formula="of:=100*([.AM91]-[.AK91])/[.AK91]" office:value-type="float" office:value="0" calcext:value-type="float">
            <text:p>0.00</text:p>
          </table:table-cell>
          <table:table-cell table:formula="of:=100*([.AN91]-[.AK91])/[.AK91]" office:value-type="float" office:value="0" calcext:value-type="float">
            <text:p>0.00</text:p>
          </table:table-cell>
          <table:table-cell table:formula="of:=100*([.AO91]-[.AK91])/[.AK91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13A 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39" office:value-type="float" office:value="85" calcext:value-type="float">
            <text:p>85</text:p>
          </table:table-cell>
          <table:table-cell table:style-name="ce41" office:value-type="float" office:value="85" calcext:value-type="float">
            <text:p>85</text:p>
          </table:table-cell>
          <table:table-cell/>
          <table:table-cell table:formula="of:=100*([.F92]-[.E92])/[.E92]" office:value-type="float" office:value="0" calcext:value-type="float">
            <text:p>0.00</text:p>
          </table:table-cell>
          <table:table-cell table:formula="of:=100*([.G92]-[.E92])/[.E92]" office:value-type="float" office:value="0" calcext:value-type="float">
            <text:p>0.00</text:p>
          </table:table-cell>
          <table:table-cell table:formula="of:=100*([.H92]-[.E92])/[.E92]" office:value-type="float" office:value="0" calcext:value-type="float">
            <text:p>0.00</text:p>
          </table:table-cell>
          <table:table-cell table:formula="of:=100*([.I92]-[.E92])/[.E92]" office:value-type="float" office:value="0" calcext:value-type="float">
            <text:p>0.00</text:p>
          </table:table-cell>
          <table:table-cell/>
          <table:table-cell office:value-type="float" office:value="6.32" calcext:value-type="float">
            <text:p>6</text:p>
          </table:table-cell>
          <table:table-cell office:value-type="float" office:value="0.0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number-columns-repeated="5" office:value-type="float" office:value="85" calcext:value-type="float">
            <text:p>85</text:p>
          </table:table-cell>
          <table:table-cell/>
          <table:table-cell table:formula="of:=100*([.V92]-[.U92])/[.U92]" office:value-type="float" office:value="0" calcext:value-type="float">
            <text:p>0.00</text:p>
          </table:table-cell>
          <table:table-cell table:formula="of:=100*([.W92]-[.U92])/[.U92]" office:value-type="float" office:value="0" calcext:value-type="float">
            <text:p>0.00</text:p>
          </table:table-cell>
          <table:table-cell table:formula="of:=100*([.X92]-[.U92])/[.U92]" office:value-type="float" office:value="0" calcext:value-type="float">
            <text:p>0.00</text:p>
          </table:table-cell>
          <table:table-cell table:formula="of:=100*([.Y92]-[.U92])/[.U92]" office:value-type="float" office:value="0" calcext:value-type="float">
            <text:p>0.00</text:p>
          </table:table-cell>
          <table:table-cell/>
          <table:table-cell office:value-type="float" office:value="0.03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number-columns-repeated="5" office:value-type="float" office:value="85" calcext:value-type="float">
            <text:p>85</text:p>
          </table:table-cell>
          <table:table-cell/>
          <table:table-cell table:formula="of:=100*([.AL92]-[.AK92])/[.AK92]" office:value-type="float" office:value="0" calcext:value-type="float">
            <text:p>0.00</text:p>
          </table:table-cell>
          <table:table-cell table:formula="of:=100*([.AM92]-[.AK92])/[.AK92]" office:value-type="float" office:value="0" calcext:value-type="float">
            <text:p>0.00</text:p>
          </table:table-cell>
          <table:table-cell table:formula="of:=100*([.AN92]-[.AK92])/[.AK92]" office:value-type="float" office:value="0" calcext:value-type="float">
            <text:p>0.00</text:p>
          </table:table-cell>
          <table:table-cell table:formula="of:=100*([.AO92]-[.AK92])/[.AK92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13B 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39" office:value-type="float" office:value="85" calcext:value-type="float">
            <text:p>85</text:p>
          </table:table-cell>
          <table:table-cell table:style-name="ce41" office:value-type="float" office:value="85" calcext:value-type="float">
            <text:p>85</text:p>
          </table:table-cell>
          <table:table-cell/>
          <table:table-cell table:formula="of:=100*([.F93]-[.E93])/[.E93]" office:value-type="float" office:value="0" calcext:value-type="float">
            <text:p>0.00</text:p>
          </table:table-cell>
          <table:table-cell table:formula="of:=100*([.G93]-[.E93])/[.E93]" office:value-type="float" office:value="0" calcext:value-type="float">
            <text:p>0.00</text:p>
          </table:table-cell>
          <table:table-cell table:formula="of:=100*([.H93]-[.E93])/[.E93]" office:value-type="float" office:value="0" calcext:value-type="float">
            <text:p>0.00</text:p>
          </table:table-cell>
          <table:table-cell table:formula="of:=100*([.I93]-[.E93])/[.E93]" office:value-type="float" office:value="0" calcext:value-type="float">
            <text:p>0.00</text:p>
          </table:table-cell>
          <table:table-cell/>
          <table:table-cell office:value-type="float" office:value="0.88" calcext:value-type="float">
            <text:p>1</text:p>
          </table:table-cell>
          <table:table-cell office:value-type="float" office:value="0.0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number-columns-repeated="5" office:value-type="float" office:value="85" calcext:value-type="float">
            <text:p>85</text:p>
          </table:table-cell>
          <table:table-cell/>
          <table:table-cell table:formula="of:=100*([.V93]-[.U93])/[.U93]" office:value-type="float" office:value="0" calcext:value-type="float">
            <text:p>0.00</text:p>
          </table:table-cell>
          <table:table-cell table:formula="of:=100*([.W93]-[.U93])/[.U93]" office:value-type="float" office:value="0" calcext:value-type="float">
            <text:p>0.00</text:p>
          </table:table-cell>
          <table:table-cell table:formula="of:=100*([.X93]-[.U93])/[.U93]" office:value-type="float" office:value="0" calcext:value-type="float">
            <text:p>0.00</text:p>
          </table:table-cell>
          <table:table-cell table:formula="of:=100*([.Y93]-[.U93])/[.U93]" office:value-type="float" office:value="0" calcext:value-type="float">
            <text:p>0.00</text:p>
          </table:table-cell>
          <table:table-cell/>
          <table:table-cell office:value-type="float" office:value="0.05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number-columns-repeated="5" office:value-type="float" office:value="85" calcext:value-type="float">
            <text:p>85</text:p>
          </table:table-cell>
          <table:table-cell/>
          <table:table-cell table:formula="of:=100*([.AL93]-[.AK93])/[.AK93]" office:value-type="float" office:value="0" calcext:value-type="float">
            <text:p>0.00</text:p>
          </table:table-cell>
          <table:table-cell table:formula="of:=100*([.AM93]-[.AK93])/[.AK93]" office:value-type="float" office:value="0" calcext:value-type="float">
            <text:p>0.00</text:p>
          </table:table-cell>
          <table:table-cell table:formula="of:=100*([.AN93]-[.AK93])/[.AK93]" office:value-type="float" office:value="0" calcext:value-type="float">
            <text:p>0.00</text:p>
          </table:table-cell>
          <table:table-cell table:formula="of:=100*([.AO93]-[.AK93])/[.AK93]" office:value-type="float" office:value="0" calcext:value-type="float">
            <text:p>0.00</text:p>
          </table:table-cell>
          <table:table-cell/>
          <table:table-cell office:value-type="float" office:value="0.03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13C 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91" calcext:value-type="float">
            <text:p>91</text:p>
          </table:table-cell>
          <table:table-cell table:style-name="ce39" office:value-type="float" office:value="91" calcext:value-type="float">
            <text:p>91</text:p>
          </table:table-cell>
          <table:table-cell table:style-name="ce41" office:value-type="float" office:value="91" calcext:value-type="float">
            <text:p>91</text:p>
          </table:table-cell>
          <table:table-cell/>
          <table:table-cell table:formula="of:=100*([.F94]-[.E94])/[.E94]" office:value-type="float" office:value="0" calcext:value-type="float">
            <text:p>0.00</text:p>
          </table:table-cell>
          <table:table-cell table:formula="of:=100*([.G94]-[.E94])/[.E94]" office:value-type="float" office:value="0" calcext:value-type="float">
            <text:p>0.00</text:p>
          </table:table-cell>
          <table:table-cell table:formula="of:=100*([.H94]-[.E94])/[.E94]" office:value-type="float" office:value="0" calcext:value-type="float">
            <text:p>0.00</text:p>
          </table:table-cell>
          <table:table-cell table:formula="of:=100*([.I94]-[.E94])/[.E94]" office:value-type="float" office:value="0" calcext:value-type="float">
            <text:p>0.00</text:p>
          </table:table-cell>
          <table:table-cell/>
          <table:table-cell office:value-type="float" office:value="0.01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88" calcext:value-type="float">
            <text:p>88</text:p>
          </table:table-cell>
          <table:table-cell/>
          <table:table-cell table:formula="of:=100*([.V94]-[.U94])/[.U94]" office:value-type="float" office:value="0" calcext:value-type="float">
            <text:p>0.00</text:p>
          </table:table-cell>
          <table:table-cell table:formula="of:=100*([.W94]-[.U94])/[.U94]" office:value-type="float" office:value="0" calcext:value-type="float">
            <text:p>0.00</text:p>
          </table:table-cell>
          <table:table-cell table:formula="of:=100*([.X94]-[.U94])/[.U94]" office:value-type="float" office:value="0" calcext:value-type="float">
            <text:p>0.00</text:p>
          </table:table-cell>
          <table:table-cell table:formula="of:=100*([.Y94]-[.U94])/[.U9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85" calcext:value-type="float">
            <text:p>85</text:p>
          </table:table-cell>
          <table:table-cell/>
          <table:table-cell table:formula="of:=100*([.AL94]-[.AK94])/[.AK94]" office:value-type="float" office:value="3.52941176470588" calcext:value-type="float">
            <text:p>3.53</text:p>
          </table:table-cell>
          <table:table-cell table:formula="of:=100*([.AM94]-[.AK94])/[.AK94]" office:value-type="float" office:value="0" calcext:value-type="float">
            <text:p>0.00</text:p>
          </table:table-cell>
          <table:table-cell table:formula="of:=100*([.AN94]-[.AK94])/[.AK94]" office:value-type="float" office:value="0" calcext:value-type="float">
            <text:p>0.00</text:p>
          </table:table-cell>
          <table:table-cell table:formula="of:=100*([.AO94]-[.AK94])/[.AK9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13D 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91" calcext:value-type="float">
            <text:p>91</text:p>
          </table:table-cell>
          <table:table-cell table:style-name="ce39" office:value-type="float" office:value="91" calcext:value-type="float">
            <text:p>91</text:p>
          </table:table-cell>
          <table:table-cell table:style-name="ce41" office:value-type="float" office:value="91" calcext:value-type="float">
            <text:p>91</text:p>
          </table:table-cell>
          <table:table-cell/>
          <table:table-cell table:formula="of:=100*([.F95]-[.E95])/[.E95]" office:value-type="float" office:value="0" calcext:value-type="float">
            <text:p>0.00</text:p>
          </table:table-cell>
          <table:table-cell table:formula="of:=100*([.G95]-[.E95])/[.E95]" office:value-type="float" office:value="0" calcext:value-type="float">
            <text:p>0.00</text:p>
          </table:table-cell>
          <table:table-cell table:formula="of:=100*([.H95]-[.E95])/[.E95]" office:value-type="float" office:value="0" calcext:value-type="float">
            <text:p>0.00</text:p>
          </table:table-cell>
          <table:table-cell table:formula="of:=100*([.I95]-[.E95])/[.E95]" office:value-type="float" office:value="0" calcext:value-type="float">
            <text:p>0.00</text:p>
          </table:table-cell>
          <table:table-cell/>
          <table:table-cell office:value-type="float" office:value="0.34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88" calcext:value-type="float">
            <text:p>88</text:p>
          </table:table-cell>
          <table:table-cell/>
          <table:table-cell table:formula="of:=100*([.V95]-[.U95])/[.U95]" office:value-type="float" office:value="3.40909090909091" calcext:value-type="float">
            <text:p>3.41</text:p>
          </table:table-cell>
          <table:table-cell table:formula="of:=100*([.W95]-[.U95])/[.U95]" office:value-type="float" office:value="0" calcext:value-type="float">
            <text:p>0.00</text:p>
          </table:table-cell>
          <table:table-cell table:formula="of:=100*([.X95]-[.U95])/[.U95]" office:value-type="float" office:value="0" calcext:value-type="float">
            <text:p>0.00</text:p>
          </table:table-cell>
          <table:table-cell table:formula="of:=100*([.Y95]-[.U95])/[.U95]" office:value-type="float" office:value="0" calcext:value-type="float">
            <text:p>0.00</text:p>
          </table:table-cell>
          <table:table-cell/>
          <table:table-cell office:value-type="float" office:value="0.35" calcext:value-type="float">
            <text:p>0</text:p>
          </table:table-cell>
          <table:table-cell office:value-type="float" office:value="0.08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85" calcext:value-type="float">
            <text:p>85</text:p>
          </table:table-cell>
          <table:table-cell/>
          <table:table-cell table:formula="of:=100*([.AL95]-[.AK95])/[.AK95]" office:value-type="float" office:value="7.05882352941176" calcext:value-type="float">
            <text:p>7.06</text:p>
          </table:table-cell>
          <table:table-cell table:formula="of:=100*([.AM95]-[.AK95])/[.AK95]" office:value-type="float" office:value="0" calcext:value-type="float">
            <text:p>0.00</text:p>
          </table:table-cell>
          <table:table-cell table:formula="of:=100*([.AN95]-[.AK95])/[.AK95]" office:value-type="float" office:value="0" calcext:value-type="float">
            <text:p>0.00</text:p>
          </table:table-cell>
          <table:table-cell table:formula="of:=100*([.AO95]-[.AK95])/[.AK95]" office:value-type="float" office:value="0" calcext:value-type="float">
            <text:p>0.00</text:p>
          </table:table-cell>
          <table:table-cell/>
          <table:table-cell office:value-type="float" office:value="0.37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15A 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2" calcext:value-type="float">
            <text:p>92</text:p>
          </table:table-cell>
          <table:table-cell table:style-name="ce39" office:value-type="float" office:value="92" calcext:value-type="float">
            <text:p>92</text:p>
          </table:table-cell>
          <table:table-cell table:style-name="ce41" office:value-type="float" office:value="92" calcext:value-type="float">
            <text:p>92</text:p>
          </table:table-cell>
          <table:table-cell/>
          <table:table-cell table:formula="of:=100*([.F96]-[.E96])/[.E96]" office:value-type="float" office:value="0" calcext:value-type="float">
            <text:p>0.00</text:p>
          </table:table-cell>
          <table:table-cell table:formula="of:=100*([.G96]-[.E96])/[.E96]" office:value-type="float" office:value="0" calcext:value-type="float">
            <text:p>0.00</text:p>
          </table:table-cell>
          <table:table-cell table:formula="of:=100*([.H96]-[.E96])/[.E96]" office:value-type="float" office:value="0" calcext:value-type="float">
            <text:p>0.00</text:p>
          </table:table-cell>
          <table:table-cell table:formula="of:=100*([.I96]-[.E96])/[.E96]" office:value-type="float" office:value="0" calcext:value-type="float">
            <text:p>0.00</text:p>
          </table:table-cell>
          <table:table-cell/>
          <table:table-cell office:value-type="float" office:value="0.31" calcext:value-type="float">
            <text:p>0</text:p>
          </table:table-cell>
          <table:table-cell office:value-type="float" office:value="0.1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92" calcext:value-type="float">
            <text:p>92</text:p>
          </table:table-cell>
          <table:table-cell/>
          <table:table-cell table:formula="of:=100*([.V96]-[.U96])/[.U96]" office:value-type="float" office:value="0" calcext:value-type="float">
            <text:p>0.00</text:p>
          </table:table-cell>
          <table:table-cell table:formula="of:=100*([.W96]-[.U96])/[.U96]" office:value-type="float" office:value="0" calcext:value-type="float">
            <text:p>0.00</text:p>
          </table:table-cell>
          <table:table-cell table:formula="of:=100*([.X96]-[.U96])/[.U96]" office:value-type="float" office:value="0" calcext:value-type="float">
            <text:p>0.00</text:p>
          </table:table-cell>
          <table:table-cell table:formula="of:=100*([.Y96]-[.U96])/[.U96]" office:value-type="float" office:value="0" calcext:value-type="float">
            <text:p>0.00</text:p>
          </table:table-cell>
          <table:table-cell/>
          <table:table-cell office:value-type="float" office:value="0.28" calcext:value-type="float">
            <text:p>0</text:p>
          </table:table-cell>
          <table:table-cell office:value-type="float" office:value="0.05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92" calcext:value-type="float">
            <text:p>92</text:p>
          </table:table-cell>
          <table:table-cell/>
          <table:table-cell table:formula="of:=100*([.AL96]-[.AK96])/[.AK96]" office:value-type="float" office:value="0" calcext:value-type="float">
            <text:p>0.00</text:p>
          </table:table-cell>
          <table:table-cell table:formula="of:=100*([.AM96]-[.AK96])/[.AK96]" office:value-type="float" office:value="0" calcext:value-type="float">
            <text:p>0.00</text:p>
          </table:table-cell>
          <table:table-cell table:formula="of:=100*([.AN96]-[.AK96])/[.AK96]" office:value-type="float" office:value="0" calcext:value-type="float">
            <text:p>0.00</text:p>
          </table:table-cell>
          <table:table-cell table:formula="of:=100*([.AO96]-[.AK96])/[.AK96]" office:value-type="float" office:value="0" calcext:value-type="float">
            <text:p>0.00</text:p>
          </table:table-cell>
          <table:table-cell/>
          <table:table-cell office:value-type="float" office:value="0.36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15B 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2" calcext:value-type="float">
            <text:p>92</text:p>
          </table:table-cell>
          <table:table-cell table:style-name="ce39" office:value-type="float" office:value="92" calcext:value-type="float">
            <text:p>92</text:p>
          </table:table-cell>
          <table:table-cell table:style-name="ce41" office:value-type="float" office:value="92" calcext:value-type="float">
            <text:p>92</text:p>
          </table:table-cell>
          <table:table-cell/>
          <table:table-cell table:formula="of:=100*([.F97]-[.E97])/[.E97]" office:value-type="float" office:value="0" calcext:value-type="float">
            <text:p>0.00</text:p>
          </table:table-cell>
          <table:table-cell table:formula="of:=100*([.G97]-[.E97])/[.E97]" office:value-type="float" office:value="0" calcext:value-type="float">
            <text:p>0.00</text:p>
          </table:table-cell>
          <table:table-cell table:formula="of:=100*([.H97]-[.E97])/[.E97]" office:value-type="float" office:value="0" calcext:value-type="float">
            <text:p>0.00</text:p>
          </table:table-cell>
          <table:table-cell table:formula="of:=100*([.I97]-[.E97])/[.E97]" office:value-type="float" office:value="0" calcext:value-type="float">
            <text:p>0.00</text:p>
          </table:table-cell>
          <table:table-cell/>
          <table:table-cell office:value-type="float" office:value="0.02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92" calcext:value-type="float">
            <text:p>92</text:p>
          </table:table-cell>
          <table:table-cell/>
          <table:table-cell table:formula="of:=100*([.V97]-[.U97])/[.U97]" office:value-type="float" office:value="0" calcext:value-type="float">
            <text:p>0.00</text:p>
          </table:table-cell>
          <table:table-cell table:formula="of:=100*([.W97]-[.U97])/[.U97]" office:value-type="float" office:value="0" calcext:value-type="float">
            <text:p>0.00</text:p>
          </table:table-cell>
          <table:table-cell table:formula="of:=100*([.X97]-[.U97])/[.U97]" office:value-type="float" office:value="0" calcext:value-type="float">
            <text:p>0.00</text:p>
          </table:table-cell>
          <table:table-cell table:formula="of:=100*([.Y97]-[.U97])/[.U97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92" calcext:value-type="float">
            <text:p>92</text:p>
          </table:table-cell>
          <table:table-cell/>
          <table:table-cell table:formula="of:=100*([.AL97]-[.AK97])/[.AK97]" office:value-type="float" office:value="0" calcext:value-type="float">
            <text:p>0.00</text:p>
          </table:table-cell>
          <table:table-cell table:formula="of:=100*([.AM97]-[.AK97])/[.AK97]" office:value-type="float" office:value="0" calcext:value-type="float">
            <text:p>0.00</text:p>
          </table:table-cell>
          <table:table-cell table:formula="of:=100*([.AN97]-[.AK97])/[.AK97]" office:value-type="float" office:value="0" calcext:value-type="float">
            <text:p>0.00</text:p>
          </table:table-cell>
          <table:table-cell table:formula="of:=100*([.AO97]-[.AK97])/[.AK97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15C 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2" calcext:value-type="float">
            <text:p>92</text:p>
          </table:table-cell>
          <table:table-cell table:style-name="ce39" office:value-type="float" office:value="92" calcext:value-type="float">
            <text:p>92</text:p>
          </table:table-cell>
          <table:table-cell table:style-name="ce41" office:value-type="float" office:value="92" calcext:value-type="float">
            <text:p>92</text:p>
          </table:table-cell>
          <table:table-cell/>
          <table:table-cell table:formula="of:=100*([.F98]-[.E98])/[.E98]" office:value-type="float" office:value="0" calcext:value-type="float">
            <text:p>0.00</text:p>
          </table:table-cell>
          <table:table-cell table:formula="of:=100*([.G98]-[.E98])/[.E98]" office:value-type="float" office:value="0" calcext:value-type="float">
            <text:p>0.00</text:p>
          </table:table-cell>
          <table:table-cell table:formula="of:=100*([.H98]-[.E98])/[.E98]" office:value-type="float" office:value="0" calcext:value-type="float">
            <text:p>0.00</text:p>
          </table:table-cell>
          <table:table-cell table:formula="of:=100*([.I98]-[.E98])/[.E98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92" calcext:value-type="float">
            <text:p>92</text:p>
          </table:table-cell>
          <table:table-cell/>
          <table:table-cell table:formula="of:=100*([.V98]-[.U98])/[.U98]" office:value-type="float" office:value="0" calcext:value-type="float">
            <text:p>0.00</text:p>
          </table:table-cell>
          <table:table-cell table:formula="of:=100*([.W98]-[.U98])/[.U98]" office:value-type="float" office:value="0" calcext:value-type="float">
            <text:p>0.00</text:p>
          </table:table-cell>
          <table:table-cell table:formula="of:=100*([.X98]-[.U98])/[.U98]" office:value-type="float" office:value="0" calcext:value-type="float">
            <text:p>0.00</text:p>
          </table:table-cell>
          <table:table-cell table:formula="of:=100*([.Y98]-[.U98])/[.U98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92" calcext:value-type="float">
            <text:p>92</text:p>
          </table:table-cell>
          <table:table-cell/>
          <table:table-cell table:formula="of:=100*([.AL98]-[.AK98])/[.AK98]" office:value-type="float" office:value="0" calcext:value-type="float">
            <text:p>0.00</text:p>
          </table:table-cell>
          <table:table-cell table:formula="of:=100*([.AM98]-[.AK98])/[.AK98]" office:value-type="float" office:value="0" calcext:value-type="float">
            <text:p>0.00</text:p>
          </table:table-cell>
          <table:table-cell table:formula="of:=100*([.AN98]-[.AK98])/[.AK98]" office:value-type="float" office:value="0" calcext:value-type="float">
            <text:p>0.00</text:p>
          </table:table-cell>
          <table:table-cell table:formula="of:=100*([.AO98]-[.AK98])/[.AK98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15D 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94" calcext:value-type="float">
            <text:p>94</text:p>
          </table:table-cell>
          <table:table-cell table:style-name="ce39" office:value-type="float" office:value="94" calcext:value-type="float">
            <text:p>94</text:p>
          </table:table-cell>
          <table:table-cell table:style-name="ce41" office:value-type="float" office:value="94" calcext:value-type="float">
            <text:p>94</text:p>
          </table:table-cell>
          <table:table-cell/>
          <table:table-cell table:formula="of:=100*([.F99]-[.E99])/[.E99]" office:value-type="float" office:value="0" calcext:value-type="float">
            <text:p>0.00</text:p>
          </table:table-cell>
          <table:table-cell table:formula="of:=100*([.G99]-[.E99])/[.E99]" office:value-type="float" office:value="0" calcext:value-type="float">
            <text:p>0.00</text:p>
          </table:table-cell>
          <table:table-cell table:formula="of:=100*([.H99]-[.E99])/[.E99]" office:value-type="float" office:value="0" calcext:value-type="float">
            <text:p>0.00</text:p>
          </table:table-cell>
          <table:table-cell table:formula="of:=100*([.I99]-[.E99])/[.E99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2" calcext:value-type="float">
            <text:p>92</text:p>
          </table:table-cell>
          <table:table-cell/>
          <table:table-cell table:formula="of:=100*([.V99]-[.U99])/[.U99]" office:value-type="float" office:value="2.17391304347826" calcext:value-type="float">
            <text:p>2.17</text:p>
          </table:table-cell>
          <table:table-cell table:formula="of:=100*([.W99]-[.U99])/[.U99]" office:value-type="float" office:value="0" calcext:value-type="float">
            <text:p>0.00</text:p>
          </table:table-cell>
          <table:table-cell table:formula="of:=100*([.X99]-[.U99])/[.U99]" office:value-type="float" office:value="0" calcext:value-type="float">
            <text:p>0.00</text:p>
          </table:table-cell>
          <table:table-cell table:formula="of:=100*([.Y99]-[.U99])/[.U99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2" calcext:value-type="float">
            <text:p>92</text:p>
          </table:table-cell>
          <table:table-cell/>
          <table:table-cell table:formula="of:=100*([.AL99]-[.AK99])/[.AK99]" office:value-type="float" office:value="2.17391304347826" calcext:value-type="float">
            <text:p>2.17</text:p>
          </table:table-cell>
          <table:table-cell table:formula="of:=100*([.AM99]-[.AK99])/[.AK99]" office:value-type="float" office:value="0" calcext:value-type="float">
            <text:p>0.00</text:p>
          </table:table-cell>
          <table:table-cell table:formula="of:=100*([.AN99]-[.AK99])/[.AK99]" office:value-type="float" office:value="0" calcext:value-type="float">
            <text:p>0.00</text:p>
          </table:table-cell>
          <table:table-cell table:formula="of:=100*([.AO99]-[.AK99])/[.AK99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20A 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13" calcext:value-type="float">
            <text:p>113</text:p>
          </table:table-cell>
          <table:table-cell table:style-name="ce39" office:value-type="float" office:value="113" calcext:value-type="float">
            <text:p>113</text:p>
          </table:table-cell>
          <table:table-cell table:style-name="ce41" office:value-type="float" office:value="113" calcext:value-type="float">
            <text:p>113</text:p>
          </table:table-cell>
          <table:table-cell/>
          <table:table-cell table:formula="of:=100*([.F100]-[.E100])/[.E100]" office:value-type="float" office:value="0" calcext:value-type="float">
            <text:p>0.00</text:p>
          </table:table-cell>
          <table:table-cell table:formula="of:=100*([.G100]-[.E100])/[.E100]" office:value-type="float" office:value="0" calcext:value-type="float">
            <text:p>0.00</text:p>
          </table:table-cell>
          <table:table-cell table:formula="of:=100*([.H100]-[.E100])/[.E100]" office:value-type="float" office:value="0" calcext:value-type="float">
            <text:p>0.00</text:p>
          </table:table-cell>
          <table:table-cell table:formula="of:=100*([.I100]-[.E100])/[.E100]" office:value-type="float" office:value="0" calcext:value-type="float">
            <text:p>0.00</text:p>
          </table:table-cell>
          <table:table-cell/>
          <table:table-cell office:value-type="float" office:value="9.08" calcext:value-type="float">
            <text:p>9</text:p>
          </table:table-cell>
          <table:table-cell office:value-type="float" office:value="0.08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113" calcext:value-type="float">
            <text:p>113</text:p>
          </table:table-cell>
          <table:table-cell/>
          <table:table-cell table:formula="of:=100*([.V100]-[.U100])/[.U100]" office:value-type="float" office:value="0" calcext:value-type="float">
            <text:p>0.00</text:p>
          </table:table-cell>
          <table:table-cell table:formula="of:=100*([.W100]-[.U100])/[.U100]" office:value-type="float" office:value="0" calcext:value-type="float">
            <text:p>0.00</text:p>
          </table:table-cell>
          <table:table-cell table:formula="of:=100*([.X100]-[.U100])/[.U100]" office:value-type="float" office:value="0" calcext:value-type="float">
            <text:p>0.00</text:p>
          </table:table-cell>
          <table:table-cell table:formula="of:=100*([.Y100]-[.U100])/[.U100]" office:value-type="float" office:value="0" calcext:value-type="float">
            <text:p>0.00</text:p>
          </table:table-cell>
          <table:table-cell/>
          <table:table-cell office:value-type="float" office:value="0.35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113" calcext:value-type="float">
            <text:p>113</text:p>
          </table:table-cell>
          <table:table-cell/>
          <table:table-cell table:formula="of:=100*([.AL100]-[.AK100])/[.AK100]" office:value-type="float" office:value="0" calcext:value-type="float">
            <text:p>0.00</text:p>
          </table:table-cell>
          <table:table-cell table:formula="of:=100*([.AM100]-[.AK100])/[.AK100]" office:value-type="float" office:value="0" calcext:value-type="float">
            <text:p>0.00</text:p>
          </table:table-cell>
          <table:table-cell table:formula="of:=100*([.AN100]-[.AK100])/[.AK100]" office:value-type="float" office:value="0" calcext:value-type="float">
            <text:p>0.00</text:p>
          </table:table-cell>
          <table:table-cell table:formula="of:=100*([.AO100]-[.AK100])/[.AK100]" office:value-type="float" office:value="0" calcext:value-type="float">
            <text:p>0.00</text:p>
          </table:table-cell>
          <table:table-cell/>
          <table:table-cell office:value-type="float" office:value="0.45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20B 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13" calcext:value-type="float">
            <text:p>113</text:p>
          </table:table-cell>
          <table:table-cell table:style-name="ce39" office:value-type="float" office:value="113" calcext:value-type="float">
            <text:p>113</text:p>
          </table:table-cell>
          <table:table-cell table:style-name="ce41" office:value-type="float" office:value="113" calcext:value-type="float">
            <text:p>113</text:p>
          </table:table-cell>
          <table:table-cell/>
          <table:table-cell table:formula="of:=100*([.F101]-[.E101])/[.E101]" office:value-type="float" office:value="0" calcext:value-type="float">
            <text:p>0.00</text:p>
          </table:table-cell>
          <table:table-cell table:formula="of:=100*([.G101]-[.E101])/[.E101]" office:value-type="float" office:value="0" calcext:value-type="float">
            <text:p>0.00</text:p>
          </table:table-cell>
          <table:table-cell table:formula="of:=100*([.H101]-[.E101])/[.E101]" office:value-type="float" office:value="0" calcext:value-type="float">
            <text:p>0.00</text:p>
          </table:table-cell>
          <table:table-cell table:formula="of:=100*([.I101]-[.E101])/[.E101]" office:value-type="float" office:value="0" calcext:value-type="float">
            <text:p>0.00</text:p>
          </table:table-cell>
          <table:table-cell/>
          <table:table-cell office:value-type="float" office:value="1.25" calcext:value-type="float">
            <text:p>1</text:p>
          </table:table-cell>
          <table:table-cell office:value-type="float" office:value="0.03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113" calcext:value-type="float">
            <text:p>113</text:p>
          </table:table-cell>
          <table:table-cell/>
          <table:table-cell table:formula="of:=100*([.V101]-[.U101])/[.U101]" office:value-type="float" office:value="0" calcext:value-type="float">
            <text:p>0.00</text:p>
          </table:table-cell>
          <table:table-cell table:formula="of:=100*([.W101]-[.U101])/[.U101]" office:value-type="float" office:value="0" calcext:value-type="float">
            <text:p>0.00</text:p>
          </table:table-cell>
          <table:table-cell table:formula="of:=100*([.X101]-[.U101])/[.U101]" office:value-type="float" office:value="0" calcext:value-type="float">
            <text:p>0.00</text:p>
          </table:table-cell>
          <table:table-cell table:formula="of:=100*([.Y101]-[.U101])/[.U101]" office:value-type="float" office:value="0" calcext:value-type="float">
            <text:p>0.00</text:p>
          </table:table-cell>
          <table:table-cell/>
          <table:table-cell office:value-type="float" office:value="0.02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113" calcext:value-type="float">
            <text:p>113</text:p>
          </table:table-cell>
          <table:table-cell/>
          <table:table-cell table:formula="of:=100*([.AL101]-[.AK101])/[.AK101]" office:value-type="float" office:value="0" calcext:value-type="float">
            <text:p>0.00</text:p>
          </table:table-cell>
          <table:table-cell table:formula="of:=100*([.AM101]-[.AK101])/[.AK101]" office:value-type="float" office:value="0" calcext:value-type="float">
            <text:p>0.00</text:p>
          </table:table-cell>
          <table:table-cell table:formula="of:=100*([.AN101]-[.AK101])/[.AK101]" office:value-type="float" office:value="0" calcext:value-type="float">
            <text:p>0.00</text:p>
          </table:table-cell>
          <table:table-cell table:formula="of:=100*([.AO101]-[.AK101])/[.AK101]" office:value-type="float" office:value="0" calcext:value-type="float">
            <text:p>0.00</text:p>
          </table:table-cell>
          <table:table-cell/>
          <table:table-cell office:value-type="float" office:value="0.02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20C 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3" calcext:value-type="float">
            <text:p>113</text:p>
          </table:table-cell>
          <table:table-cell table:style-name="ce39" office:value-type="float" office:value="113" calcext:value-type="float">
            <text:p>113</text:p>
          </table:table-cell>
          <table:table-cell table:style-name="ce41" office:value-type="float" office:value="113" calcext:value-type="float">
            <text:p>113</text:p>
          </table:table-cell>
          <table:table-cell/>
          <table:table-cell table:formula="of:=100*([.F102]-[.E102])/[.E102]" office:value-type="float" office:value="0" calcext:value-type="float">
            <text:p>0.00</text:p>
          </table:table-cell>
          <table:table-cell table:formula="of:=100*([.G102]-[.E102])/[.E102]" office:value-type="float" office:value="0" calcext:value-type="float">
            <text:p>0.00</text:p>
          </table:table-cell>
          <table:table-cell table:formula="of:=100*([.H102]-[.E102])/[.E102]" office:value-type="float" office:value="0" calcext:value-type="float">
            <text:p>0.00</text:p>
          </table:table-cell>
          <table:table-cell table:formula="of:=100*([.I102]-[.E102])/[.E102]" office:value-type="float" office:value="0" calcext:value-type="float">
            <text:p>0.00</text:p>
          </table:table-cell>
          <table:table-cell/>
          <table:table-cell office:value-type="float" office:value="0.03" calcext:value-type="float">
            <text:p>0</text:p>
          </table:table-cell>
          <table:table-cell office:value-type="float" office:value="0.1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number-columns-repeated="5" office:value-type="float" office:value="113" calcext:value-type="float">
            <text:p>113</text:p>
          </table:table-cell>
          <table:table-cell/>
          <table:table-cell table:formula="of:=100*([.V102]-[.U102])/[.U102]" office:value-type="float" office:value="0" calcext:value-type="float">
            <text:p>0.00</text:p>
          </table:table-cell>
          <table:table-cell table:formula="of:=100*([.W102]-[.U102])/[.U102]" office:value-type="float" office:value="0" calcext:value-type="float">
            <text:p>0.00</text:p>
          </table:table-cell>
          <table:table-cell table:formula="of:=100*([.X102]-[.U102])/[.U102]" office:value-type="float" office:value="0" calcext:value-type="float">
            <text:p>0.00</text:p>
          </table:table-cell>
          <table:table-cell table:formula="of:=100*([.Y102]-[.U102])/[.U102]" office:value-type="float" office:value="0" calcext:value-type="float">
            <text:p>0.00</text:p>
          </table:table-cell>
          <table:table-cell/>
          <table:table-cell office:value-type="float" office:value="0.02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number-columns-repeated="5" office:value-type="float" office:value="113" calcext:value-type="float">
            <text:p>113</text:p>
          </table:table-cell>
          <table:table-cell/>
          <table:table-cell table:formula="of:=100*([.AL102]-[.AK102])/[.AK102]" office:value-type="float" office:value="0" calcext:value-type="float">
            <text:p>0.00</text:p>
          </table:table-cell>
          <table:table-cell table:formula="of:=100*([.AM102]-[.AK102])/[.AK102]" office:value-type="float" office:value="0" calcext:value-type="float">
            <text:p>0.00</text:p>
          </table:table-cell>
          <table:table-cell table:formula="of:=100*([.AN102]-[.AK102])/[.AK102]" office:value-type="float" office:value="0" calcext:value-type="float">
            <text:p>0.00</text:p>
          </table:table-cell>
          <table:table-cell table:formula="of:=100*([.AO102]-[.AK102])/[.AK102]" office:value-type="float" office:value="0" calcext:value-type="float">
            <text:p>0.00</text:p>
          </table:table-cell>
          <table:table-cell/>
          <table:table-cell table:number-columns-repeated="2" office:value-type="float" office:value="0.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20D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16" calcext:value-type="float">
            <text:p>116</text:p>
          </table:table-cell>
          <table:table-cell table:style-name="ce39" office:value-type="float" office:value="116" calcext:value-type="float">
            <text:p>116</text:p>
          </table:table-cell>
          <table:table-cell table:style-name="ce41" office:value-type="float" office:value="116" calcext:value-type="float">
            <text:p>116</text:p>
          </table:table-cell>
          <table:table-cell/>
          <table:table-cell table:formula="of:=100*([.F103]-[.E103])/[.E103]" office:value-type="float" office:value="0" calcext:value-type="float">
            <text:p>0.00</text:p>
          </table:table-cell>
          <table:table-cell table:formula="of:=100*([.G103]-[.E103])/[.E103]" office:value-type="float" office:value="0" calcext:value-type="float">
            <text:p>0.00</text:p>
          </table:table-cell>
          <table:table-cell table:formula="of:=100*([.H103]-[.E103])/[.E103]" office:value-type="float" office:value="0" calcext:value-type="float">
            <text:p>0.00</text:p>
          </table:table-cell>
          <table:table-cell table:formula="of:=100*([.I103]-[.E103])/[.E103]" office:value-type="float" office:value="0" calcext:value-type="float">
            <text:p>0.00</text:p>
          </table:table-cell>
          <table:table-cell/>
          <table:table-cell office:value-type="float" office:value="0.01" calcext:value-type="float">
            <text:p>0</text:p>
          </table:table-cell>
          <table:table-cell office:value-type="float" office:value="0.08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3" calcext:value-type="float">
            <text:p>113</text:p>
          </table:table-cell>
          <table:table-cell/>
          <table:table-cell table:formula="of:=100*([.V103]-[.U103])/[.U103]" office:value-type="float" office:value="2.65486725663717" calcext:value-type="float">
            <text:p>2.65</text:p>
          </table:table-cell>
          <table:table-cell table:formula="of:=100*([.W103]-[.U103])/[.U103]" office:value-type="float" office:value="0" calcext:value-type="float">
            <text:p>0.00</text:p>
          </table:table-cell>
          <table:table-cell table:formula="of:=100*([.X103]-[.U103])/[.U103]" office:value-type="float" office:value="0" calcext:value-type="float">
            <text:p>0.00</text:p>
          </table:table-cell>
          <table:table-cell table:formula="of:=100*([.Y103]-[.U103])/[.U103]" office:value-type="float" office:value="0" calcext:value-type="float">
            <text:p>0.00</text:p>
          </table:table-cell>
          <table:table-cell/>
          <table:table-cell table:number-columns-repeated="2" office:value-type="float" office:value="0.0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3" calcext:value-type="float">
            <text:p>113</text:p>
          </table:table-cell>
          <table:table-cell/>
          <table:table-cell table:formula="of:=100*([.AL103]-[.AK103])/[.AK103]" office:value-type="float" office:value="2.65486725663717" calcext:value-type="float">
            <text:p>2.65</text:p>
          </table:table-cell>
          <table:table-cell table:formula="of:=100*([.AM103]-[.AK103])/[.AK103]" office:value-type="float" office:value="0" calcext:value-type="float">
            <text:p>0.00</text:p>
          </table:table-cell>
          <table:table-cell table:formula="of:=100*([.AN103]-[.AK103])/[.AK103]" office:value-type="float" office:value="0" calcext:value-type="float">
            <text:p>0.00</text:p>
          </table:table-cell>
          <table:table-cell table:formula="of:=100*([.AO103]-[.AK103])/[.AK103]" office:value-type="float" office:value="0" calcext:value-type="float">
            <text:p>0.00</text:p>
          </table:table-cell>
          <table:table-cell/>
          <table:table-cell table:number-columns-repeated="2"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24A 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table:style-name="ce39" office:value-type="float" office:value="141" calcext:value-type="float">
            <text:p>141</text:p>
          </table:table-cell>
          <table:table-cell table:style-name="ce41" office:value-type="float" office:value="142" calcext:value-type="float">
            <text:p>142</text:p>
          </table:table-cell>
          <table:table-cell/>
          <table:table-cell table:formula="of:=100*([.F104]-[.E104])/[.E104]" office:value-type="float" office:value="3.59712230215827" calcext:value-type="float">
            <text:p>3.60</text:p>
          </table:table-cell>
          <table:table-cell table:formula="of:=100*([.G104]-[.E104])/[.E104]" office:value-type="float" office:value="1.43884892086331" calcext:value-type="float">
            <text:p>1.44</text:p>
          </table:table-cell>
          <table:table-cell table:formula="of:=100*([.H104]-[.E104])/[.E104]" office:value-type="float" office:value="1.43884892086331" calcext:value-type="float">
            <text:p>1.44</text:p>
          </table:table-cell>
          <table:table-cell table:formula="of:=100*([.I104]-[.E104])/[.E104]" office:value-type="float" office:value="2.15827338129496" calcext:value-type="float">
            <text:p>2.16</text:p>
          </table:table-cell>
          <table:table-cell/>
          <table:table-cell office:value-type="float" office:value="103.96" calcext:value-type="float">
            <text:p>104</text:p>
          </table:table-cell>
          <table:table-cell office:value-type="float" office:value="3.06" calcext:value-type="float">
            <text:p>3</text:p>
          </table:table-cell>
          <table:table-cell office:value-type="float" office:value="6.3" calcext:value-type="float">
            <text:p>6</text:p>
          </table:table-cell>
          <table:table-cell office:value-type="float" office:value="27.2" calcext:value-type="float">
            <text:p>27</text:p>
          </table:table-cell>
          <table:table-cell/>
          <table:table-cell table:number-columns-repeated="5" office:value-type="float" office:value="139" calcext:value-type="float">
            <text:p>139</text:p>
          </table:table-cell>
          <table:table-cell/>
          <table:table-cell table:formula="of:=100*([.V104]-[.U104])/[.U104]" office:value-type="float" office:value="0" calcext:value-type="float">
            <text:p>0.00</text:p>
          </table:table-cell>
          <table:table-cell table:formula="of:=100*([.W104]-[.U104])/[.U104]" office:value-type="float" office:value="0" calcext:value-type="float">
            <text:p>0.00</text:p>
          </table:table-cell>
          <table:table-cell table:formula="of:=100*([.X104]-[.U104])/[.U104]" office:value-type="float" office:value="0" calcext:value-type="float">
            <text:p>0.00</text:p>
          </table:table-cell>
          <table:table-cell table:formula="of:=100*([.Y104]-[.U104])/[.U104]" office:value-type="float" office:value="0" calcext:value-type="float">
            <text:p>0.00</text:p>
          </table:table-cell>
          <table:table-cell/>
          <table:table-cell office:value-type="float" office:value="12.5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" calcext:value-type="float">
            <text:p>27</text:p>
          </table:table-cell>
          <table:table-cell/>
          <table:table-cell table:number-columns-repeated="5" office:value-type="float" office:value="139" calcext:value-type="float">
            <text:p>139</text:p>
          </table:table-cell>
          <table:table-cell/>
          <table:table-cell table:formula="of:=100*([.AL104]-[.AK104])/[.AK104]" office:value-type="float" office:value="0" calcext:value-type="float">
            <text:p>0.00</text:p>
          </table:table-cell>
          <table:table-cell table:formula="of:=100*([.AM104]-[.AK104])/[.AK104]" office:value-type="float" office:value="0" calcext:value-type="float">
            <text:p>0.00</text:p>
          </table:table-cell>
          <table:table-cell table:formula="of:=100*([.AN104]-[.AK104])/[.AK104]" office:value-type="float" office:value="0" calcext:value-type="float">
            <text:p>0.00</text:p>
          </table:table-cell>
          <table:table-cell table:formula="of:=100*([.AO104]-[.AK104])/[.AK104]" office:value-type="float" office:value="0" calcext:value-type="float">
            <text:p>0.00</text:p>
          </table:table-cell>
          <table:table-cell/>
          <table:table-cell office:value-type="float" office:value="7.0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24B 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2" calcext:value-type="float">
            <text:p>142</text:p>
          </table:table-cell>
          <table:table-cell table:style-name="ce39" office:value-type="float" office:value="142" calcext:value-type="float">
            <text:p>142</text:p>
          </table:table-cell>
          <table:table-cell table:style-name="ce41" office:value-type="float" office:value="142" calcext:value-type="float">
            <text:p>142</text:p>
          </table:table-cell>
          <table:table-cell/>
          <table:table-cell table:formula="of:=100*([.F105]-[.E105])/[.E105]" office:value-type="float" office:value="2.15827338129496" calcext:value-type="float">
            <text:p>2.16</text:p>
          </table:table-cell>
          <table:table-cell table:formula="of:=100*([.G105]-[.E105])/[.E105]" office:value-type="float" office:value="2.15827338129496" calcext:value-type="float">
            <text:p>2.16</text:p>
          </table:table-cell>
          <table:table-cell table:formula="of:=100*([.H105]-[.E105])/[.E105]" office:value-type="float" office:value="2.15827338129496" calcext:value-type="float">
            <text:p>2.16</text:p>
          </table:table-cell>
          <table:table-cell table:formula="of:=100*([.I105]-[.E105])/[.E105]" office:value-type="float" office:value="2.15827338129496" calcext:value-type="float">
            <text:p>2.16</text:p>
          </table:table-cell>
          <table:table-cell/>
          <table:table-cell office:value-type="float" office:value="147.29" calcext:value-type="float">
            <text:p>147</text:p>
          </table:table-cell>
          <table:table-cell office:value-type="float" office:value="0.21" calcext:value-type="float">
            <text:p>0</text:p>
          </table:table-cell>
          <table:table-cell table:number-columns-repeated="2" office:value-type="float" office:value="0.3" calcext:value-type="float">
            <text:p>0</text:p>
          </table:table-cell>
          <table:table-cell/>
          <table:table-cell table:number-columns-repeated="5" office:value-type="float" office:value="139" calcext:value-type="float">
            <text:p>139</text:p>
          </table:table-cell>
          <table:table-cell/>
          <table:table-cell table:formula="of:=100*([.V105]-[.U105])/[.U105]" office:value-type="float" office:value="0" calcext:value-type="float">
            <text:p>0.00</text:p>
          </table:table-cell>
          <table:table-cell table:formula="of:=100*([.W105]-[.U105])/[.U105]" office:value-type="float" office:value="0" calcext:value-type="float">
            <text:p>0.00</text:p>
          </table:table-cell>
          <table:table-cell table:formula="of:=100*([.X105]-[.U105])/[.U105]" office:value-type="float" office:value="0" calcext:value-type="float">
            <text:p>0.00</text:p>
          </table:table-cell>
          <table:table-cell table:formula="of:=100*([.Y105]-[.U105])/[.U105]" office:value-type="float" office:value="0" calcext:value-type="float">
            <text:p>0.00</text:p>
          </table:table-cell>
          <table:table-cell/>
          <table:table-cell office:value-type="float" office:value="233.83" calcext:value-type="float">
            <text:p>234</text:p>
          </table:table-cell>
          <table:table-cell office:value-type="float" office:value="0.14" calcext:value-type="float">
            <text:p>0</text:p>
          </table:table-cell>
          <table:table-cell office:value-type="float" office:value="0.4" calcext:value-type="float">
            <text:p>0</text:p>
          </table:table-cell>
          <table:table-cell office:value-type="float" office:value="0.3" calcext:value-type="float">
            <text:p>0</text:p>
          </table:table-cell>
          <table:table-cell/>
          <table:table-cell table:number-columns-repeated="5" office:value-type="float" office:value="139" calcext:value-type="float">
            <text:p>139</text:p>
          </table:table-cell>
          <table:table-cell/>
          <table:table-cell table:formula="of:=100*([.AL105]-[.AK105])/[.AK105]" office:value-type="float" office:value="0" calcext:value-type="float">
            <text:p>0.00</text:p>
          </table:table-cell>
          <table:table-cell table:formula="of:=100*([.AM105]-[.AK105])/[.AK105]" office:value-type="float" office:value="0" calcext:value-type="float">
            <text:p>0.00</text:p>
          </table:table-cell>
          <table:table-cell table:formula="of:=100*([.AN105]-[.AK105])/[.AK105]" office:value-type="float" office:value="0" calcext:value-type="float">
            <text:p>0.00</text:p>
          </table:table-cell>
          <table:table-cell table:formula="of:=100*([.AO105]-[.AK105])/[.AK105]" office:value-type="float" office:value="0" calcext:value-type="float">
            <text:p>0.00</text:p>
          </table:table-cell>
          <table:table-cell/>
          <table:table-cell office:value-type="float" office:value="89.87" calcext:value-type="float">
            <text:p>9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.1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24C 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51" calcext:value-type="float">
            <text:p>151</text:p>
          </table:table-cell>
          <table:table-cell table:style-name="ce39" office:value-type="float" office:value="151" calcext:value-type="float">
            <text:p>151</text:p>
          </table:table-cell>
          <table:table-cell table:style-name="ce41" office:value-type="float" office:value="151" calcext:value-type="float">
            <text:p>151</text:p>
          </table:table-cell>
          <table:table-cell/>
          <table:table-cell table:formula="of:=100*([.F106]-[.E106])/[.E106]" office:value-type="float" office:value="8.63309352517986" calcext:value-type="float">
            <text:p>8.63</text:p>
          </table:table-cell>
          <table:table-cell table:formula="of:=100*([.G106]-[.E106])/[.E106]" office:value-type="float" office:value="8.63309352517986" calcext:value-type="float">
            <text:p>8.63</text:p>
          </table:table-cell>
          <table:table-cell table:formula="of:=100*([.H106]-[.E106])/[.E106]" office:value-type="float" office:value="8.63309352517986" calcext:value-type="float">
            <text:p>8.63</text:p>
          </table:table-cell>
          <table:table-cell table:formula="of:=100*([.I106]-[.E106])/[.E106]" office:value-type="float" office:value="8.63309352517986" calcext:value-type="float">
            <text:p>8.63</text:p>
          </table:table-cell>
          <table:table-cell/>
          <table:table-cell office:value-type="float" office:value="2.85" calcext:value-type="float">
            <text:p>3</text:p>
          </table:table-cell>
          <table:table-cell office:value-type="float" office:value="0.08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48" calcext:value-type="float">
            <text:p>148</text:p>
          </table:table-cell>
          <table:table-cell/>
          <table:table-cell table:formula="of:=100*([.V106]-[.U106])/[.U106]" office:value-type="float" office:value="8.63309352517986" calcext:value-type="float">
            <text:p>8.63</text:p>
          </table:table-cell>
          <table:table-cell table:formula="of:=100*([.W106]-[.U106])/[.U106]" office:value-type="float" office:value="6.47482014388489" calcext:value-type="float">
            <text:p>6.47</text:p>
          </table:table-cell>
          <table:table-cell table:formula="of:=100*([.X106]-[.U106])/[.U106]" office:value-type="float" office:value="6.47482014388489" calcext:value-type="float">
            <text:p>6.47</text:p>
          </table:table-cell>
          <table:table-cell table:formula="of:=100*([.Y106]-[.U106])/[.U106]" office:value-type="float" office:value="6.47482014388489" calcext:value-type="float">
            <text:p>6.47</text:p>
          </table:table-cell>
          <table:table-cell/>
          <table:table-cell office:value-type="float" office:value="3.09" calcext:value-type="float">
            <text:p>3</text:p>
          </table:table-cell>
          <table:table-cell office:value-type="float" office:value="0.03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45" calcext:value-type="float">
            <text:p>145</text:p>
          </table:table-cell>
          <table:table-cell/>
          <table:table-cell table:formula="of:=100*([.AL106]-[.AK106])/[.AK106]" office:value-type="float" office:value="8.63309352517986" calcext:value-type="float">
            <text:p>8.63</text:p>
          </table:table-cell>
          <table:table-cell table:formula="of:=100*([.AM106]-[.AK106])/[.AK106]" office:value-type="float" office:value="4.31654676258993" calcext:value-type="float">
            <text:p>4.32</text:p>
          </table:table-cell>
          <table:table-cell table:formula="of:=100*([.AN106]-[.AK106])/[.AK106]" office:value-type="float" office:value="4.31654676258993" calcext:value-type="float">
            <text:p>4.32</text:p>
          </table:table-cell>
          <table:table-cell table:formula="of:=100*([.AO106]-[.AK106])/[.AK106]" office:value-type="float" office:value="4.31654676258993" calcext:value-type="float">
            <text:p>4.32</text:p>
          </table:table-cell>
          <table:table-cell/>
          <table:table-cell office:value-type="float" office:value="1.94" calcext:value-type="float">
            <text:p>2</text:p>
          </table:table-cell>
          <table:table-cell office:value-type="float" office:value="0.1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24D 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54" calcext:value-type="float">
            <text:p>154</text:p>
          </table:table-cell>
          <table:table-cell table:style-name="ce39" office:value-type="float" office:value="154" calcext:value-type="float">
            <text:p>154</text:p>
          </table:table-cell>
          <table:table-cell table:style-name="ce41" office:value-type="float" office:value="154" calcext:value-type="float">
            <text:p>154</text:p>
          </table:table-cell>
          <table:table-cell/>
          <table:table-cell table:formula="of:=100*([.F107]-[.E107])/[.E107]" office:value-type="float" office:value="9.21985815602837" calcext:value-type="float">
            <text:p>9.22</text:p>
          </table:table-cell>
          <table:table-cell table:formula="of:=100*([.G107]-[.E107])/[.E107]" office:value-type="float" office:value="9.21985815602837" calcext:value-type="float">
            <text:p>9.22</text:p>
          </table:table-cell>
          <table:table-cell table:formula="of:=100*([.H107]-[.E107])/[.E107]" office:value-type="float" office:value="9.21985815602837" calcext:value-type="float">
            <text:p>9.22</text:p>
          </table:table-cell>
          <table:table-cell table:formula="of:=100*([.I107]-[.E107])/[.E107]" office:value-type="float" office:value="9.21985815602837" calcext:value-type="float">
            <text:p>9.22</text:p>
          </table:table-cell>
          <table:table-cell/>
          <table:table-cell office:value-type="float" office:value="0.46" calcext:value-type="float">
            <text:p>0</text:p>
          </table:table-cell>
          <table:table-cell office:value-type="float" office:value="0.0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51" calcext:value-type="float">
            <text:p>151</text:p>
          </table:table-cell>
          <table:table-cell/>
          <table:table-cell table:formula="of:=100*([.V107]-[.U107])/[.U107]" office:value-type="float" office:value="10.7913669064748" calcext:value-type="float">
            <text:p>10.79</text:p>
          </table:table-cell>
          <table:table-cell table:formula="of:=100*([.W107]-[.U107])/[.U107]" office:value-type="float" office:value="8.63309352517986" calcext:value-type="float">
            <text:p>8.63</text:p>
          </table:table-cell>
          <table:table-cell table:formula="of:=100*([.X107]-[.U107])/[.U107]" office:value-type="float" office:value="8.63309352517986" calcext:value-type="float">
            <text:p>8.63</text:p>
          </table:table-cell>
          <table:table-cell table:formula="of:=100*([.Y107]-[.U107])/[.U107]" office:value-type="float" office:value="8.63309352517986" calcext:value-type="float">
            <text:p>8.63</text:p>
          </table:table-cell>
          <table:table-cell/>
          <table:table-cell office:value-type="float" office:value="0.46" calcext:value-type="float">
            <text:p>0</text:p>
          </table:table-cell>
          <table:table-cell office:value-type="float" office:value="0.0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48" calcext:value-type="float">
            <text:p>148</text:p>
          </table:table-cell>
          <table:table-cell/>
          <table:table-cell table:formula="of:=100*([.AL107]-[.AK107])/[.AK107]" office:value-type="float" office:value="10.7913669064748" calcext:value-type="float">
            <text:p>10.79</text:p>
          </table:table-cell>
          <table:table-cell table:formula="of:=100*([.AM107]-[.AK107])/[.AK107]" office:value-type="float" office:value="6.47482014388489" calcext:value-type="float">
            <text:p>6.47</text:p>
          </table:table-cell>
          <table:table-cell table:formula="of:=100*([.AN107]-[.AK107])/[.AK107]" office:value-type="float" office:value="6.47482014388489" calcext:value-type="float">
            <text:p>6.47</text:p>
          </table:table-cell>
          <table:table-cell table:formula="of:=100*([.AO107]-[.AK107])/[.AK107]" office:value-type="float" office:value="6.47482014388489" calcext:value-type="float">
            <text:p>6.47</text:p>
          </table:table-cell>
          <table:table-cell/>
          <table:table-cell office:value-type="float" office:value="0.43" calcext:value-type="float">
            <text:p>0</text:p>
          </table:table-cell>
          <table:table-cell office:value-type="float" office:value="0.08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27A 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07" calcext:value-type="float">
            <text:p>207</text:p>
          </table:table-cell>
          <table:table-cell table:style-name="ce39" office:value-type="float" office:value="207" calcext:value-type="float">
            <text:p>207</text:p>
          </table:table-cell>
          <table:table-cell table:style-name="ce41" office:value-type="float" office:value="212" calcext:value-type="float">
            <text:p>212</text:p>
          </table:table-cell>
          <table:table-cell/>
          <table:table-cell table:formula="of:=100*([.F108]-[.E108])/[.E108]" office:value-type="float" office:value="10.1063829787234" calcext:value-type="float">
            <text:p>10.11</text:p>
          </table:table-cell>
          <table:table-cell table:formula="of:=100*([.G108]-[.E108])/[.E108]" office:value-type="float" office:value="10.1063829787234" calcext:value-type="float">
            <text:p>10.11</text:p>
          </table:table-cell>
          <table:table-cell table:formula="of:=100*([.H108]-[.E108])/[.E108]" office:value-type="float" office:value="10.1063829787234" calcext:value-type="float">
            <text:p>10.11</text:p>
          </table:table-cell>
          <table:table-cell table:formula="of:=100*([.I108]-[.E108])/[.E108]" office:value-type="float" office:value="12.7659574468085" calcext:value-type="float">
            <text:p>12.77</text:p>
          </table:table-cell>
          <table:table-cell/>
          <table:table-cell office:value-type="float" office:value="1004.22" calcext:value-type="float">
            <text:p>1004</text:p>
          </table:table-cell>
          <table:table-cell office:value-type="float" office:value="4.65" calcext:value-type="float">
            <text:p>5</text:p>
          </table:table-cell>
          <table:table-cell office:value-type="float" office:value="0.5" calcext:value-type="float">
            <text:p>1</text:p>
          </table:table-cell>
          <table:table-cell office:value-type="float" office:value="2479.6" calcext:value-type="float">
            <text:p>2480</text:p>
          </table:table-cell>
          <table:table-cell/>
          <table:table-cell table:number-columns-repeated="5" office:value-type="float" office:value="188" calcext:value-type="float">
            <text:p>188</text:p>
          </table:table-cell>
          <table:table-cell/>
          <table:table-cell table:formula="of:=100*([.V108]-[.U108])/[.U108]" office:value-type="float" office:value="0" calcext:value-type="float">
            <text:p>0.00</text:p>
          </table:table-cell>
          <table:table-cell table:formula="of:=100*([.W108]-[.U108])/[.U108]" office:value-type="float" office:value="0" calcext:value-type="float">
            <text:p>0.00</text:p>
          </table:table-cell>
          <table:table-cell table:formula="of:=100*([.X108]-[.U108])/[.U108]" office:value-type="float" office:value="0" calcext:value-type="float">
            <text:p>0.00</text:p>
          </table:table-cell>
          <table:table-cell table:formula="of:=100*([.Y108]-[.U108])/[.U108]" office:value-type="float" office:value="0" calcext:value-type="float">
            <text:p>0.00</text:p>
          </table:table-cell>
          <table:table-cell/>
          <table:table-cell office:value-type="float" office:value="2021.82" calcext:value-type="float">
            <text:p>2022</text:p>
          </table:table-cell>
          <table:table-cell office:value-type="float" office:value="0.39" calcext:value-type="float">
            <text:p>0</text:p>
          </table:table-cell>
          <table:table-cell office:value-type="float" office:value="0.9" calcext:value-type="float">
            <text:p>1</text:p>
          </table:table-cell>
          <table:table-cell office:value-type="float" office:value="2479.6" calcext:value-type="float">
            <text:p>2480</text:p>
          </table:table-cell>
          <table:table-cell/>
          <table:table-cell table:number-columns-repeated="5" office:value-type="float" office:value="188" calcext:value-type="float">
            <text:p>188</text:p>
          </table:table-cell>
          <table:table-cell/>
          <table:table-cell table:formula="of:=100*([.AL108]-[.AK108])/[.AK108]" office:value-type="float" office:value="0" calcext:value-type="float">
            <text:p>0.00</text:p>
          </table:table-cell>
          <table:table-cell table:formula="of:=100*([.AM108]-[.AK108])/[.AK108]" office:value-type="float" office:value="0" calcext:value-type="float">
            <text:p>0.00</text:p>
          </table:table-cell>
          <table:table-cell table:formula="of:=100*([.AN108]-[.AK108])/[.AK108]" office:value-type="float" office:value="0" calcext:value-type="float">
            <text:p>0.00</text:p>
          </table:table-cell>
          <table:table-cell table:formula="of:=100*([.AO108]-[.AK108])/[.AK108]" office:value-type="float" office:value="0" calcext:value-type="float">
            <text:p>0.00</text:p>
          </table:table-cell>
          <table:table-cell/>
          <table:table-cell office:value-type="float" office:value="9.21" calcext:value-type="float">
            <text:p>9</text:p>
          </table:table-cell>
          <table:table-cell office:value-type="float" office:value="0.06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27B 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6" calcext:value-type="float">
            <text:p>196</text:p>
          </table:table-cell>
          <table:table-cell table:style-name="ce39" office:value-type="float" office:value="196" calcext:value-type="float">
            <text:p>196</text:p>
          </table:table-cell>
          <table:table-cell table:style-name="ce41" office:value-type="float" office:value="196" calcext:value-type="float">
            <text:p>196</text:p>
          </table:table-cell>
          <table:table-cell/>
          <table:table-cell table:formula="of:=100*([.F109]-[.E109])/[.E109]" office:value-type="float" office:value="2.61780104712042" calcext:value-type="float">
            <text:p>2.62</text:p>
          </table:table-cell>
          <table:table-cell table:formula="of:=100*([.G109]-[.E109])/[.E109]" office:value-type="float" office:value="2.61780104712042" calcext:value-type="float">
            <text:p>2.62</text:p>
          </table:table-cell>
          <table:table-cell table:formula="of:=100*([.H109]-[.E109])/[.E109]" office:value-type="float" office:value="2.61780104712042" calcext:value-type="float">
            <text:p>2.62</text:p>
          </table:table-cell>
          <table:table-cell table:formula="of:=100*([.I109]-[.E109])/[.E109]" office:value-type="float" office:value="2.61780104712042" calcext:value-type="float">
            <text:p>2.62</text:p>
          </table:table-cell>
          <table:table-cell/>
          <table:table-cell office:value-type="float" office:value="97.39" calcext:value-type="float">
            <text:p>97</text:p>
          </table:table-cell>
          <table:table-cell office:value-type="float" office:value="0.15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.6" calcext:value-type="float">
            <text:p>1</text:p>
          </table:table-cell>
          <table:table-cell/>
          <table:table-cell table:number-columns-repeated="5" office:value-type="float" office:value="191" calcext:value-type="float">
            <text:p>191</text:p>
          </table:table-cell>
          <table:table-cell/>
          <table:table-cell table:formula="of:=100*([.V109]-[.U109])/[.U109]" office:value-type="float" office:value="0" calcext:value-type="float">
            <text:p>0.00</text:p>
          </table:table-cell>
          <table:table-cell table:formula="of:=100*([.W109]-[.U109])/[.U109]" office:value-type="float" office:value="0" calcext:value-type="float">
            <text:p>0.00</text:p>
          </table:table-cell>
          <table:table-cell table:formula="of:=100*([.X109]-[.U109])/[.U109]" office:value-type="float" office:value="0" calcext:value-type="float">
            <text:p>0.00</text:p>
          </table:table-cell>
          <table:table-cell table:formula="of:=100*([.Y109]-[.U109])/[.U109]" office:value-type="float" office:value="0" calcext:value-type="float">
            <text:p>0.00</text:p>
          </table:table-cell>
          <table:table-cell/>
          <table:table-cell office:value-type="float" office:value="68.71" calcext:value-type="float">
            <text:p>69</text:p>
          </table:table-cell>
          <table:table-cell office:value-type="float" office:value="0.48" calcext:value-type="float">
            <text:p>0</text:p>
          </table:table-cell>
          <table:table-cell office:value-type="float" office:value="0.8" calcext:value-type="float">
            <text:p>1</text:p>
          </table:table-cell>
          <table:table-cell office:value-type="float" office:value="0.6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88" calcext:value-type="float">
            <text:p>188</text:p>
          </table:table-cell>
          <table:table-cell/>
          <table:table-cell table:formula="of:=100*([.AL109]-[.AK109])/[.AK109]" office:value-type="float" office:value="1.59574468085106" calcext:value-type="float">
            <text:p>1.60</text:p>
          </table:table-cell>
          <table:table-cell table:formula="of:=100*([.AM109]-[.AK109])/[.AK109]" office:value-type="float" office:value="0" calcext:value-type="float">
            <text:p>0.00</text:p>
          </table:table-cell>
          <table:table-cell table:formula="of:=100*([.AN109]-[.AK109])/[.AK109]" office:value-type="float" office:value="0" calcext:value-type="float">
            <text:p>0.00</text:p>
          </table:table-cell>
          <table:table-cell table:formula="of:=100*([.AO109]-[.AK109])/[.AK109]" office:value-type="float" office:value="0" calcext:value-type="float">
            <text:p>0.00</text:p>
          </table:table-cell>
          <table:table-cell/>
          <table:table-cell office:value-type="float" office:value="41.21" calcext:value-type="float">
            <text:p>41</text:p>
          </table:table-cell>
          <table:table-cell office:value-type="float" office:value="1.07" calcext:value-type="float">
            <text:p>1</text:p>
          </table:table-cell>
          <table:table-cell office:value-type="float" office:value="1.3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27C 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08" calcext:value-type="float">
            <text:p>208</text:p>
          </table:table-cell>
          <table:table-cell table:style-name="ce39" office:value-type="float" office:value="208" calcext:value-type="float">
            <text:p>208</text:p>
          </table:table-cell>
          <table:table-cell table:style-name="ce41" office:value-type="float" office:value="208" calcext:value-type="float">
            <text:p>208</text:p>
          </table:table-cell>
          <table:table-cell/>
          <table:table-cell table:formula="of:=100*([.F110]-[.E110])/[.E110]" office:value-type="float" office:value="2.97029702970297" calcext:value-type="float">
            <text:p>2.97</text:p>
          </table:table-cell>
          <table:table-cell table:formula="of:=100*([.G110]-[.E110])/[.E110]" office:value-type="float" office:value="2.97029702970297" calcext:value-type="float">
            <text:p>2.97</text:p>
          </table:table-cell>
          <table:table-cell table:formula="of:=100*([.H110]-[.E110])/[.E110]" office:value-type="float" office:value="2.97029702970297" calcext:value-type="float">
            <text:p>2.97</text:p>
          </table:table-cell>
          <table:table-cell table:formula="of:=100*([.I110]-[.E110])/[.E110]" office:value-type="float" office:value="2.97029702970297" calcext:value-type="float">
            <text:p>2.97</text:p>
          </table:table-cell>
          <table:table-cell/>
          <table:table-cell office:value-type="float" office:value="12.55" calcext:value-type="float">
            <text:p>13</text:p>
          </table:table-cell>
          <table:table-cell office:value-type="float" office:value="0.02" calcext:value-type="float">
            <text:p>0</text:p>
          </table:table-cell>
          <table:table-cell office:value-type="float" office:value="0.4" calcext:value-type="float">
            <text:p>0</text:p>
          </table:table-cell>
          <table:table-cell office:value-type="float" office:value="0.3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4" office:value-type="float" office:value="202" calcext:value-type="float">
            <text:p>202</text:p>
          </table:table-cell>
          <table:table-cell/>
          <table:table-cell table:formula="of:=100*([.V110]-[.U110])/[.U110]" office:value-type="float" office:value="2.53807106598985" calcext:value-type="float">
            <text:p>2.54</text:p>
          </table:table-cell>
          <table:table-cell table:formula="of:=100*([.W110]-[.U110])/[.U110]" office:value-type="float" office:value="2.53807106598985" calcext:value-type="float">
            <text:p>2.54</text:p>
          </table:table-cell>
          <table:table-cell table:formula="of:=100*([.X110]-[.U110])/[.U110]" office:value-type="float" office:value="2.53807106598985" calcext:value-type="float">
            <text:p>2.54</text:p>
          </table:table-cell>
          <table:table-cell table:formula="of:=100*([.Y110]-[.U110])/[.U110]" office:value-type="float" office:value="2.53807106598985" calcext:value-type="float">
            <text:p>2.54</text:p>
          </table:table-cell>
          <table:table-cell/>
          <table:table-cell office:value-type="float" office:value="53.82" calcext:value-type="float">
            <text:p>54</text:p>
          </table:table-cell>
          <table:table-cell office:value-type="float" office:value="0.64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office:value-type="float" office:value="0.3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197" calcext:value-type="float">
            <text:p>197</text:p>
          </table:table-cell>
          <table:table-cell/>
          <table:table-cell table:formula="of:=100*([.AL110]-[.AK110])/[.AK110]" office:value-type="float" office:value="4.12371134020619" calcext:value-type="float">
            <text:p>4.12</text:p>
          </table:table-cell>
          <table:table-cell table:formula="of:=100*([.AM110]-[.AK110])/[.AK110]" office:value-type="float" office:value="1.54639175257732" calcext:value-type="float">
            <text:p>1.55</text:p>
          </table:table-cell>
          <table:table-cell table:formula="of:=100*([.AN110]-[.AK110])/[.AK110]" office:value-type="float" office:value="1.54639175257732" calcext:value-type="float">
            <text:p>1.55</text:p>
          </table:table-cell>
          <table:table-cell table:formula="of:=100*([.AO110]-[.AK110])/[.AK110]" office:value-type="float" office:value="1.54639175257732" calcext:value-type="float">
            <text:p>1.55</text:p>
          </table:table-cell>
          <table:table-cell/>
          <table:table-cell office:value-type="float" office:value="53.82" calcext:value-type="float">
            <text:p>54</text:p>
          </table:table-cell>
          <table:table-cell office:value-type="float" office:value="0.25" calcext:value-type="float">
            <text:p>0</text:p>
          </table:table-cell>
          <table:table-cell table:number-columns-repeated="2" office:value-type="float" office:value="0.1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27D 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14" calcext:value-type="float">
            <text:p>214</text:p>
          </table:table-cell>
          <table:table-cell table:style-name="ce39" office:value-type="float" office:value="214" calcext:value-type="float">
            <text:p>214</text:p>
          </table:table-cell>
          <table:table-cell table:style-name="ce41" office:value-type="float" office:value="214" calcext:value-type="float">
            <text:p>214</text:p>
          </table:table-cell>
          <table:table-cell/>
          <table:table-cell table:formula="of:=100*([.F111]-[.E111])/[.E111]" office:value-type="float" office:value="2.88461538461538" calcext:value-type="float">
            <text:p>2.88</text:p>
          </table:table-cell>
          <table:table-cell table:formula="of:=100*([.G111]-[.E111])/[.E111]" office:value-type="float" office:value="2.88461538461538" calcext:value-type="float">
            <text:p>2.88</text:p>
          </table:table-cell>
          <table:table-cell table:formula="of:=100*([.H111]-[.E111])/[.E111]" office:value-type="float" office:value="2.88461538461538" calcext:value-type="float">
            <text:p>2.88</text:p>
          </table:table-cell>
          <table:table-cell table:formula="of:=100*([.I111]-[.E111])/[.E111]" office:value-type="float" office:value="2.88461538461538" calcext:value-type="float">
            <text:p>2.88</text:p>
          </table:table-cell>
          <table:table-cell/>
          <table:table-cell office:value-type="float" office:value="4.85" calcext:value-type="float">
            <text:p>5</text:p>
          </table:table-cell>
          <table:table-cell office:value-type="float" office:value="0.59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1" calcext:value-type="float">
            <text:p>1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4" office:value-type="float" office:value="208" calcext:value-type="float">
            <text:p>208</text:p>
          </table:table-cell>
          <table:table-cell/>
          <table:table-cell table:formula="of:=100*([.V111]-[.U111])/[.U111]" office:value-type="float" office:value="2.97029702970297" calcext:value-type="float">
            <text:p>2.97</text:p>
          </table:table-cell>
          <table:table-cell table:formula="of:=100*([.W111]-[.U111])/[.U111]" office:value-type="float" office:value="2.97029702970297" calcext:value-type="float">
            <text:p>2.97</text:p>
          </table:table-cell>
          <table:table-cell table:formula="of:=100*([.X111]-[.U111])/[.U111]" office:value-type="float" office:value="2.97029702970297" calcext:value-type="float">
            <text:p>2.97</text:p>
          </table:table-cell>
          <table:table-cell table:formula="of:=100*([.Y111]-[.U111])/[.U111]" office:value-type="float" office:value="2.97029702970297" calcext:value-type="float">
            <text:p>2.97</text:p>
          </table:table-cell>
          <table:table-cell/>
          <table:table-cell office:value-type="float" office:value="130.85" calcext:value-type="float">
            <text:p>131</text:p>
          </table:table-cell>
          <table:table-cell office:value-type="float" office:value="0.26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table:number-columns-repeated="3" office:value-type="float" office:value="202" calcext:value-type="float">
            <text:p>202</text:p>
          </table:table-cell>
          <table:table-cell/>
          <table:table-cell table:formula="of:=100*([.AL111]-[.AK111])/[.AK111]" office:value-type="float" office:value="5.58375634517767" calcext:value-type="float">
            <text:p>5.58</text:p>
          </table:table-cell>
          <table:table-cell table:formula="of:=100*([.AM111]-[.AK111])/[.AK111]" office:value-type="float" office:value="2.53807106598985" calcext:value-type="float">
            <text:p>2.54</text:p>
          </table:table-cell>
          <table:table-cell table:formula="of:=100*([.AN111]-[.AK111])/[.AK111]" office:value-type="float" office:value="2.53807106598985" calcext:value-type="float">
            <text:p>2.54</text:p>
          </table:table-cell>
          <table:table-cell table:formula="of:=100*([.AO111]-[.AK111])/[.AK111]" office:value-type="float" office:value="2.53807106598985" calcext:value-type="float">
            <text:p>2.54</text:p>
          </table:table-cell>
          <table:table-cell/>
          <table:table-cell office:value-type="float" office:value="129.14" calcext:value-type="float">
            <text:p>129</text:p>
          </table:table-cell>
          <table:table-cell office:value-type="float" office:value="0.16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31A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71" calcext:value-type="float">
            <text:p>271</text:p>
          </table:table-cell>
          <table:table-cell office:value-type="float" office:value="312" calcext:value-type="float">
            <text:p>312</text:p>
          </table:table-cell>
          <table:table-cell office:value-type="float" office:value="290" calcext:value-type="float">
            <text:p>290</text:p>
          </table:table-cell>
          <table:table-cell table:style-name="ce39" office:value-type="float" office:value="290" calcext:value-type="float">
            <text:p>290</text:p>
          </table:table-cell>
          <table:table-cell table:style-name="ce41" office:value-type="string" calcext:value-type="string">
            <text:p>-</text:p>
          </table:table-cell>
          <table:table-cell/>
          <table:table-cell table:formula="of:=100*([.F112]-[.E112])/[.E112]" office:value-type="float" office:value="15.1291512915129" calcext:value-type="float">
            <text:p>15.13</text:p>
          </table:table-cell>
          <table:table-cell table:formula="of:=100*([.G112]-[.E112])/[.E112]" office:value-type="float" office:value="7.01107011070111" calcext:value-type="float">
            <text:p>7.01</text:p>
          </table:table-cell>
          <table:table-cell table:formula="of:=100*([.H112]-[.E112])/[.E112]" office:value-type="float" office:value="7.01107011070111" calcext:value-type="float">
            <text:p>7.01</text:p>
          </table:table-cell>
          <table:table-cell table:number-columns-repeated="2"/>
          <table:table-cell office:value-type="float" office:value="804.88" calcext:value-type="float">
            <text:p>805</text:p>
          </table:table-cell>
          <table:table-cell office:value-type="float" office:value="16.47" calcext:value-type="float">
            <text:p>16</text:p>
          </table:table-cell>
          <table:table-cell office:value-type="float" office:value="15.8" calcext:value-type="float">
            <text:p>16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71" calcext:value-type="float">
            <text:p>271</text:p>
          </table:table-cell>
          <table:table-cell/>
          <table:table-cell table:formula="of:=100*([.V112]-[.U112])/[.U112]" office:value-type="float" office:value="3.690036900369" calcext:value-type="float">
            <text:p>3.69</text:p>
          </table:table-cell>
          <table:table-cell table:formula="of:=100*([.W112]-[.U112])/[.U112]" office:value-type="float" office:value="0" calcext:value-type="float">
            <text:p>0.00</text:p>
          </table:table-cell>
          <table:table-cell table:formula="of:=100*([.X112]-[.U112])/[.U112]" office:value-type="float" office:value="0" calcext:value-type="float">
            <text:p>0.00</text:p>
          </table:table-cell>
          <table:table-cell table:formula="of:=100*([.Y112]-[.U112])/[.U112]" office:value-type="float" office:value="0" calcext:value-type="float">
            <text:p>0.00</text:p>
          </table:table-cell>
          <table:table-cell/>
          <table:table-cell office:value-type="float" office:value="1875.07" calcext:value-type="float">
            <text:p>1875</text:p>
          </table:table-cell>
          <table:table-cell office:value-type="float" office:value="1.25" calcext:value-type="float">
            <text:p>1</text:p>
          </table:table-cell>
          <table:table-cell office:value-type="float" office:value="3.5" calcext:value-type="float">
            <text:p>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1" calcext:value-type="float">
            <text:p>271</text:p>
          </table:table-cell>
          <table:table-cell/>
          <table:table-cell table:formula="of:=100*([.AL112]-[.AK112])/[.AK112]" office:value-type="float" office:value="1.1070110701107" calcext:value-type="float">
            <text:p>1.11</text:p>
          </table:table-cell>
          <table:table-cell table:formula="of:=100*([.AM112]-[.AK112])/[.AK112]" office:value-type="float" office:value="0" calcext:value-type="float">
            <text:p>0.00</text:p>
          </table:table-cell>
          <table:table-cell table:formula="of:=100*([.AN112]-[.AK112])/[.AK112]" office:value-type="float" office:value="0" calcext:value-type="float">
            <text:p>0.00</text:p>
          </table:table-cell>
          <table:table-cell table:formula="of:=100*([.AO112]-[.AK112])/[.AK112]" office:value-type="float" office:value="0" calcext:value-type="float">
            <text:p>0.00</text:p>
          </table:table-cell>
          <table:table-cell/>
          <table:table-cell office:value-type="float" office:value="3223.2" calcext:value-type="float">
            <text:p>3223</text:p>
          </table:table-cell>
          <table:table-cell office:value-type="float" office:value="0.23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1.1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31B 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office:value-type="float" office:value="271" calcext:value-type="float">
            <text:p>271</text:p>
          </table:table-cell>
          <table:table-cell table:style-name="ce39" office:value-type="float" office:value="271" calcext:value-type="float">
            <text:p>271</text:p>
          </table:table-cell>
          <table:table-cell table:style-name="ce41" office:value-type="float" office:value="271" calcext:value-type="float">
            <text:p>271</text:p>
          </table:table-cell>
          <table:table-cell/>
          <table:table-cell table:formula="of:=100*([.F113]-[.E113])/[.E113]" office:value-type="float" office:value="3.3210332103321" calcext:value-type="float">
            <text:p>3.32</text:p>
          </table:table-cell>
          <table:table-cell table:formula="of:=100*([.G113]-[.E113])/[.E113]" office:value-type="float" office:value="0" calcext:value-type="float">
            <text:p>0.00</text:p>
          </table:table-cell>
          <table:table-cell table:formula="of:=100*([.H113]-[.E113])/[.E113]" office:value-type="float" office:value="0" calcext:value-type="float">
            <text:p>0.00</text:p>
          </table:table-cell>
          <table:table-cell table:formula="of:=100*([.I113]-[.E113])/[.E113]" office:value-type="float" office:value="0" calcext:value-type="float">
            <text:p>0.00</text:p>
          </table:table-cell>
          <table:table-cell/>
          <table:table-cell office:value-type="float" office:value="3104.99" calcext:value-type="float">
            <text:p>3105</text:p>
          </table:table-cell>
          <table:table-cell office:value-type="float" office:value="621.23" calcext:value-type="float">
            <text:p>621</text:p>
          </table:table-cell>
          <table:table-cell office:value-type="float" office:value="38.2" calcext:value-type="float">
            <text:p>38</text:p>
          </table:table-cell>
          <table:table-cell office:value-type="float" office:value="281.8" calcext:value-type="float">
            <text:p>282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271" calcext:value-type="float">
            <text:p>271</text:p>
          </table:table-cell>
          <table:table-cell/>
          <table:table-cell table:formula="of:=100*([.V113]-[.U113])/[.U113]" office:value-type="float" office:value="0.738007380073801" calcext:value-type="float">
            <text:p>0.74</text:p>
          </table:table-cell>
          <table:table-cell table:formula="of:=100*([.W113]-[.U113])/[.U113]" office:value-type="float" office:value="0" calcext:value-type="float">
            <text:p>0.00</text:p>
          </table:table-cell>
          <table:table-cell table:formula="of:=100*([.X113]-[.U113])/[.U113]" office:value-type="float" office:value="0" calcext:value-type="float">
            <text:p>0.00</text:p>
          </table:table-cell>
          <table:table-cell table:formula="of:=100*([.Y113]-[.U113])/[.U113]" office:value-type="float" office:value="0" calcext:value-type="float">
            <text:p>0.00</text:p>
          </table:table-cell>
          <table:table-cell/>
          <table:table-cell office:value-type="float" office:value="1187.81" calcext:value-type="float">
            <text:p>1188</text:p>
          </table:table-cell>
          <table:table-cell office:value-type="float" office:value="1.15" calcext:value-type="float">
            <text:p>1</text:p>
          </table:table-cell>
          <table:table-cell office:value-type="float" office:value="0.7" calcext:value-type="float">
            <text:p>1</text:p>
          </table:table-cell>
          <table:table-cell office:value-type="float" office:value="281.8" calcext:value-type="float">
            <text:p>282</text:p>
          </table:table-cell>
          <table:table-cell/>
          <table:table-cell table:number-columns-repeated="5" office:value-type="float" office:value="271" calcext:value-type="float">
            <text:p>271</text:p>
          </table:table-cell>
          <table:table-cell/>
          <table:table-cell table:formula="of:=100*([.AL113]-[.AK113])/[.AK113]" office:value-type="float" office:value="0" calcext:value-type="float">
            <text:p>0.00</text:p>
          </table:table-cell>
          <table:table-cell table:formula="of:=100*([.AM113]-[.AK113])/[.AK113]" office:value-type="float" office:value="0" calcext:value-type="float">
            <text:p>0.00</text:p>
          </table:table-cell>
          <table:table-cell table:formula="of:=100*([.AN113]-[.AK113])/[.AK113]" office:value-type="float" office:value="0" calcext:value-type="float">
            <text:p>0.00</text:p>
          </table:table-cell>
          <table:table-cell table:formula="of:=100*([.AO113]-[.AK113])/[.AK113]" office:value-type="float" office:value="0" calcext:value-type="float">
            <text:p>0.00</text:p>
          </table:table-cell>
          <table:table-cell/>
          <table:table-cell office:value-type="float" office:value="295.2" calcext:value-type="float">
            <text:p>295</text:p>
          </table:table-cell>
          <table:table-cell office:value-type="float" office:value="0.03" calcext:value-type="float">
            <text:p>0</text:p>
          </table:table-cell>
          <table:table-cell office:value-type="float" office:value="0.6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31C 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table:style-name="ce39" office:value-type="float" office:value="284" calcext:value-type="float">
            <text:p>284</text:p>
          </table:table-cell>
          <table:table-cell table:style-name="ce41" office:value-type="float" office:value="284" calcext:value-type="float">
            <text:p>284</text:p>
          </table:table-cell>
          <table:table-cell/>
          <table:table-cell table:formula="of:=100*([.F114]-[.E114])/[.E114]" office:value-type="float" office:value="5.16605166051661" calcext:value-type="float">
            <text:p>5.17</text:p>
          </table:table-cell>
          <table:table-cell table:formula="of:=100*([.G114]-[.E114])/[.E114]" office:value-type="float" office:value="4.7970479704797" calcext:value-type="float">
            <text:p>4.80</text:p>
          </table:table-cell>
          <table:table-cell table:formula="of:=100*([.H114]-[.E114])/[.E114]" office:value-type="float" office:value="4.7970479704797" calcext:value-type="float">
            <text:p>4.80</text:p>
          </table:table-cell>
          <table:table-cell table:formula="of:=100*([.I114]-[.E114])/[.E114]" office:value-type="float" office:value="4.7970479704797" calcext:value-type="float">
            <text:p>4.80</text:p>
          </table:table-cell>
          <table:table-cell/>
          <table:table-cell office:value-type="float" office:value="2445.18" calcext:value-type="float">
            <text:p>2445</text:p>
          </table:table-cell>
          <table:table-cell office:value-type="float" office:value="1.51" calcext:value-type="float">
            <text:p>2</text:p>
          </table:table-cell>
          <table:table-cell office:value-type="float" office:value="2.1" calcext:value-type="float">
            <text:p>2</text:p>
          </table:table-cell>
          <table:table-cell office:value-type="float" office:value="1.8" calcext:value-type="float">
            <text:p>2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0" calcext:value-type="float">
            <text:p>280</text:p>
          </table:table-cell>
          <table:table-cell/>
          <table:table-cell table:formula="of:=100*([.V114]-[.U114])/[.U114]" office:value-type="float" office:value="4.0590405904059" calcext:value-type="float">
            <text:p>4.06</text:p>
          </table:table-cell>
          <table:table-cell table:formula="of:=100*([.W114]-[.U114])/[.U114]" office:value-type="float" office:value="3.3210332103321" calcext:value-type="float">
            <text:p>3.32</text:p>
          </table:table-cell>
          <table:table-cell table:formula="of:=100*([.X114]-[.U114])/[.U114]" office:value-type="float" office:value="3.3210332103321" calcext:value-type="float">
            <text:p>3.32</text:p>
          </table:table-cell>
          <table:table-cell table:formula="of:=100*([.Y114]-[.U114])/[.U114]" office:value-type="float" office:value="3.3210332103321" calcext:value-type="float">
            <text:p>3.32</text:p>
          </table:table-cell>
          <table:table-cell/>
          <table:table-cell office:value-type="float" office:value="973.53" calcext:value-type="float">
            <text:p>974</text:p>
          </table:table-cell>
          <table:table-cell office:value-type="float" office:value="0.84" calcext:value-type="float">
            <text:p>1</text:p>
          </table:table-cell>
          <table:table-cell office:value-type="float" office:value="1.6" calcext:value-type="float">
            <text:p>2</text:p>
          </table:table-cell>
          <table:table-cell office:value-type="float" office:value="1.8" calcext:value-type="float">
            <text:p>2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77" calcext:value-type="float">
            <text:p>277</text:p>
          </table:table-cell>
          <table:table-cell/>
          <table:table-cell table:formula="of:=100*([.AL114]-[.AK114])/[.AK114]" office:value-type="float" office:value="4.0590405904059" calcext:value-type="float">
            <text:p>4.06</text:p>
          </table:table-cell>
          <table:table-cell table:formula="of:=100*([.AM114]-[.AK114])/[.AK114]" office:value-type="float" office:value="2.2140221402214" calcext:value-type="float">
            <text:p>2.21</text:p>
          </table:table-cell>
          <table:table-cell table:formula="of:=100*([.AN114]-[.AK114])/[.AK114]" office:value-type="float" office:value="2.2140221402214" calcext:value-type="float">
            <text:p>2.21</text:p>
          </table:table-cell>
          <table:table-cell table:formula="of:=100*([.AO114]-[.AK114])/[.AK114]" office:value-type="float" office:value="2.2140221402214" calcext:value-type="float">
            <text:p>2.21</text:p>
          </table:table-cell>
          <table:table-cell/>
          <table:table-cell office:value-type="float" office:value="966.12" calcext:value-type="float">
            <text:p>966</text:p>
          </table:table-cell>
          <table:table-cell office:value-type="float" office:value="0.38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31D 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table:style-name="ce39" office:value-type="float" office:value="294" calcext:value-type="float">
            <text:p>294</text:p>
          </table:table-cell>
          <table:table-cell table:style-name="ce41" office:value-type="float" office:value="294" calcext:value-type="float">
            <text:p>294</text:p>
          </table:table-cell>
          <table:table-cell/>
          <table:table-cell table:formula="of:=100*([.F115]-[.E115])/[.E115]" office:value-type="float" office:value="8.85608856088561" calcext:value-type="float">
            <text:p>8.86</text:p>
          </table:table-cell>
          <table:table-cell table:formula="of:=100*([.G115]-[.E115])/[.E115]" office:value-type="float" office:value="8.48708487084871" calcext:value-type="float">
            <text:p>8.49</text:p>
          </table:table-cell>
          <table:table-cell table:formula="of:=100*([.H115]-[.E115])/[.E115]" office:value-type="float" office:value="8.48708487084871" calcext:value-type="float">
            <text:p>8.49</text:p>
          </table:table-cell>
          <table:table-cell table:formula="of:=100*([.I115]-[.E115])/[.E115]" office:value-type="float" office:value="8.48708487084871" calcext:value-type="float">
            <text:p>8.49</text:p>
          </table:table-cell>
          <table:table-cell/>
          <table:table-cell office:value-type="float" office:value="239.64" calcext:value-type="float">
            <text:p>240</text:p>
          </table:table-cell>
          <table:table-cell office:value-type="float" office:value="4.05" calcext:value-type="float">
            <text:p>4</text:p>
          </table:table-cell>
          <table:table-cell office:value-type="float" office:value="2.1" calcext:value-type="float">
            <text:p>2</text:p>
          </table:table-cell>
          <table:table-cell office:value-type="float" office:value="1.4" calcext:value-type="float">
            <text:p>1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289" calcext:value-type="float">
            <text:p>289</text:p>
          </table:table-cell>
          <table:table-cell/>
          <table:table-cell table:formula="of:=100*([.V115]-[.U115])/[.U115]" office:value-type="float" office:value="7.74907749077491" calcext:value-type="float">
            <text:p>7.75</text:p>
          </table:table-cell>
          <table:table-cell table:formula="of:=100*([.W115]-[.U115])/[.U115]" office:value-type="float" office:value="6.64206642066421" calcext:value-type="float">
            <text:p>6.64</text:p>
          </table:table-cell>
          <table:table-cell table:formula="of:=100*([.X115]-[.U115])/[.U115]" office:value-type="float" office:value="6.64206642066421" calcext:value-type="float">
            <text:p>6.64</text:p>
          </table:table-cell>
          <table:table-cell table:formula="of:=100*([.Y115]-[.U115])/[.U115]" office:value-type="float" office:value="6.64206642066421" calcext:value-type="float">
            <text:p>6.64</text:p>
          </table:table-cell>
          <table:table-cell/>
          <table:table-cell office:value-type="float" office:value="1012.05" calcext:value-type="float">
            <text:p>1012</text:p>
          </table:table-cell>
          <table:table-cell office:value-type="float" office:value="0.33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 office:value-type="float" office:value="1.4" calcext:value-type="float">
            <text:p>1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284" calcext:value-type="float">
            <text:p>284</text:p>
          </table:table-cell>
          <table:table-cell/>
          <table:table-cell table:formula="of:=100*([.AL115]-[.AK115])/[.AK115]" office:value-type="float" office:value="7.74907749077491" calcext:value-type="float">
            <text:p>7.75</text:p>
          </table:table-cell>
          <table:table-cell table:formula="of:=100*([.AM115]-[.AK115])/[.AK115]" office:value-type="float" office:value="4.7970479704797" calcext:value-type="float">
            <text:p>4.80</text:p>
          </table:table-cell>
          <table:table-cell table:formula="of:=100*([.AN115]-[.AK115])/[.AK115]" office:value-type="float" office:value="4.7970479704797" calcext:value-type="float">
            <text:p>4.80</text:p>
          </table:table-cell>
          <table:table-cell table:formula="of:=100*([.AO115]-[.AK115])/[.AK115]" office:value-type="float" office:value="4.7970479704797" calcext:value-type="float">
            <text:p>4.80</text:p>
          </table:table-cell>
          <table:table-cell/>
          <table:table-cell office:value-type="float" office:value="1016.5" calcext:value-type="float">
            <text:p>1017</text:p>
          </table:table-cell>
          <table:table-cell table:number-columns-repeated="2" office:value-type="float" office:value="0.4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40A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329" calcext:value-type="float">
            <text:p>329</text:p>
          </table:table-cell>
          <table:table-cell office:value-type="float" office:value="513" calcext:value-type="float">
            <text:p>513</text:p>
          </table:table-cell>
          <table:table-cell office:value-type="float" office:value="434" calcext:value-type="float">
            <text:p>434</text:p>
          </table:table-cell>
          <table:table-cell table:style-name="ce39" office:value-type="float" office:value="453" calcext:value-type="float">
            <text:p>453</text:p>
          </table:table-cell>
          <table:table-cell table:style-name="ce41" office:value-type="string" calcext:value-type="string">
            <text:p>-</text:p>
          </table:table-cell>
          <table:table-cell/>
          <table:table-cell table:formula="of:=100*([.F116]-[.E116])/[.E116]" office:value-type="float" office:value="55.9270516717325" calcext:value-type="float">
            <text:p>55.93</text:p>
          </table:table-cell>
          <table:table-cell table:formula="of:=100*([.G116]-[.E116])/[.E116]" office:value-type="float" office:value="31.9148936170213" calcext:value-type="float">
            <text:p>31.91</text:p>
          </table:table-cell>
          <table:table-cell table:formula="of:=100*([.H116]-[.E116])/[.E116]" office:value-type="float" office:value="37.6899696048632" calcext:value-type="float">
            <text:p>37.69</text:p>
          </table:table-cell>
          <table:table-cell table:number-columns-repeated="2"/>
          <table:table-cell office:value-type="float" office:value="2992.56" calcext:value-type="float">
            <text:p>2993</text:p>
          </table:table-cell>
          <table:table-cell office:value-type="float" office:value="58.38" calcext:value-type="float">
            <text:p>58</text:p>
          </table:table-cell>
          <table:table-cell office:value-type="float" office:value="2951" calcext:value-type="float">
            <text:p>2951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433" calcext:value-type="float">
            <text:p>433</text:p>
          </table:table-cell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-</text:p>
          </table:table-cell>
          <table:table-cell/>
          <table:table-cell table:formula="of:=100*([.V116]-[.U116])/[.U116]" office:value-type="float" office:value="31.6109422492401" calcext:value-type="float">
            <text:p>31.61</text:p>
          </table:table-cell>
          <table:table-cell table:formula="of:=100*([.W116]-[.U116])/[.U116]" office:value-type="float" office:value="15.1975683890578" calcext:value-type="float">
            <text:p>15.20</text:p>
          </table:table-cell>
          <table:table-cell table:formula="of:=100*([.X116]-[.U116])/[.U116]" office:value-type="float" office:value="14.8936170212766" calcext:value-type="float">
            <text:p>14.89</text:p>
          </table:table-cell>
          <table:table-cell table:number-columns-repeated="2"/>
          <table:table-cell office:value-type="float" office:value="1592.25" calcext:value-type="float">
            <text:p>1592</text:p>
          </table:table-cell>
          <table:table-cell office:value-type="float" office:value="504.28" calcext:value-type="float">
            <text:p>504</text:p>
          </table:table-cell>
          <table:table-cell office:value-type="float" office:value="730.7" calcext:value-type="float">
            <text:p>731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-</text:p>
          </table:table-cell>
          <table:table-cell/>
          <table:table-cell table:formula="of:=100*([.AL116]-[.AK116])/[.AK116]" office:value-type="float" office:value="17.0212765957447" calcext:value-type="float">
            <text:p>17.02</text:p>
          </table:table-cell>
          <table:table-cell table:formula="of:=100*([.AM116]-[.AK116])/[.AK116]" office:value-type="float" office:value="7.90273556231003" calcext:value-type="float">
            <text:p>7.90</text:p>
          </table:table-cell>
          <table:table-cell table:formula="of:=100*([.AN116]-[.AK116])/[.AK116]" office:value-type="float" office:value="7.90273556231003" calcext:value-type="float">
            <text:p>7.90</text:p>
          </table:table-cell>
          <table:table-cell table:number-columns-repeated="2"/>
          <table:table-cell office:value-type="float" office:value="1255.03" calcext:value-type="float">
            <text:p>1255</text:p>
          </table:table-cell>
          <table:table-cell office:value-type="float" office:value="1.3" calcext:value-type="float">
            <text:p>1</text:p>
          </table:table-cell>
          <table:table-cell office:value-type="float" office:value="46.1" calcext:value-type="float">
            <text:p>46</text:p>
          </table:table-cell>
          <table:table-cell table:number-columns-repeated="11"/>
        </table:table-row>
        <table:table-row table:style-name="ro3">
          <table:table-cell/>
          <table:table-cell table:style-name="ce17" office:value-type="string" calcext:value-type="string">
            <text:p>Ai40B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329" calcext:value-type="float">
            <text:p>329</text:p>
          </table:table-cell>
          <table:table-cell office:value-type="float" office:value="368" calcext:value-type="float">
            <text:p>368</text:p>
          </table:table-cell>
          <table:table-cell office:value-type="float" office:value="358" calcext:value-type="float">
            <text:p>358</text:p>
          </table:table-cell>
          <table:table-cell table:style-name="ce39" office:value-type="float" office:value="343" calcext:value-type="float">
            <text:p>343</text:p>
          </table:table-cell>
          <table:table-cell table:style-name="ce41" office:value-type="string" calcext:value-type="string">
            <text:p>-</text:p>
          </table:table-cell>
          <table:table-cell/>
          <table:table-cell table:formula="of:=100*([.F117]-[.E117])/[.E117]" office:value-type="float" office:value="11.854103343465" calcext:value-type="float">
            <text:p>11.85</text:p>
          </table:table-cell>
          <table:table-cell table:formula="of:=100*([.G117]-[.E117])/[.E117]" office:value-type="float" office:value="8.8145896656535" calcext:value-type="float">
            <text:p>8.81</text:p>
          </table:table-cell>
          <table:table-cell table:formula="of:=100*([.H117]-[.E117])/[.E117]" office:value-type="float" office:value="4.25531914893617" calcext:value-type="float">
            <text:p>4.26</text:p>
          </table:table-cell>
          <table:table-cell table:number-columns-repeated="2"/>
          <table:table-cell office:value-type="float" office:value="1682.54" calcext:value-type="float">
            <text:p>1683</text:p>
          </table:table-cell>
          <table:table-cell office:value-type="float" office:value="367.78" calcext:value-type="float">
            <text:p>368</text:p>
          </table:table-cell>
          <table:table-cell office:value-type="float" office:value="9.9" calcext:value-type="float">
            <text:p>1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329" calcext:value-type="float">
            <text:p>329</text:p>
          </table:table-cell>
          <table:table-cell/>
          <table:table-cell table:formula="of:=100*([.V117]-[.U117])/[.U117]" office:value-type="float" office:value="3.64741641337386" calcext:value-type="float">
            <text:p>3.65</text:p>
          </table:table-cell>
          <table:table-cell table:formula="of:=100*([.W117]-[.U117])/[.U117]" office:value-type="float" office:value="0" calcext:value-type="float">
            <text:p>0.00</text:p>
          </table:table-cell>
          <table:table-cell table:formula="of:=100*([.X117]-[.U117])/[.U117]" office:value-type="float" office:value="0" calcext:value-type="float">
            <text:p>0.00</text:p>
          </table:table-cell>
          <table:table-cell table:formula="of:=100*([.Y117]-[.U117])/[.U117]" office:value-type="float" office:value="0" calcext:value-type="float">
            <text:p>0.00</text:p>
          </table:table-cell>
          <table:table-cell/>
          <table:table-cell office:value-type="float" office:value="2079.87" calcext:value-type="float">
            <text:p>2080</text:p>
          </table:table-cell>
          <table:table-cell office:value-type="float" office:value="5.3" calcext:value-type="float">
            <text:p>5</text:p>
          </table:table-cell>
          <table:table-cell office:value-type="float" office:value="2.2" calcext:value-type="float">
            <text:p>2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329" calcext:value-type="float">
            <text:p>329</text:p>
          </table:table-cell>
          <table:table-cell/>
          <table:table-cell table:formula="of:=100*([.AL117]-[.AK117])/[.AK117]" office:value-type="float" office:value="1.51975683890578" calcext:value-type="float">
            <text:p>1.52</text:p>
          </table:table-cell>
          <table:table-cell table:formula="of:=100*([.AM117]-[.AK117])/[.AK117]" office:value-type="float" office:value="0" calcext:value-type="float">
            <text:p>0.00</text:p>
          </table:table-cell>
          <table:table-cell table:formula="of:=100*([.AN117]-[.AK117])/[.AK117]" office:value-type="float" office:value="0" calcext:value-type="float">
            <text:p>0.00</text:p>
          </table:table-cell>
          <table:table-cell table:formula="of:=100*([.AO117]-[.AK117])/[.AK117]" office:value-type="float" office:value="0" calcext:value-type="float">
            <text:p>0.00</text:p>
          </table:table-cell>
          <table:table-cell/>
          <table:table-cell office:value-type="float" office:value="3179.01" calcext:value-type="float">
            <text:p>3179</text:p>
          </table:table-cell>
          <table:table-cell office:value-type="float" office:value="0.36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.3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40C 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table:style-name="ce39" office:value-type="float" office:value="344" calcext:value-type="float">
            <text:p>344</text:p>
          </table:table-cell>
          <table:table-cell table:style-name="ce41" office:value-type="float" office:value="344" calcext:value-type="float">
            <text:p>344</text:p>
          </table:table-cell>
          <table:table-cell/>
          <table:table-cell table:formula="of:=100*([.F118]-[.E118])/[.E118]" office:value-type="float" office:value="6.0790273556231" calcext:value-type="float">
            <text:p>6.08</text:p>
          </table:table-cell>
          <table:table-cell table:formula="of:=100*([.G118]-[.E118])/[.E118]" office:value-type="float" office:value="4.55927051671733" calcext:value-type="float">
            <text:p>4.56</text:p>
          </table:table-cell>
          <table:table-cell table:formula="of:=100*([.H118]-[.E118])/[.E118]" office:value-type="float" office:value="4.55927051671733" calcext:value-type="float">
            <text:p>4.56</text:p>
          </table:table-cell>
          <table:table-cell table:formula="of:=100*([.I118]-[.E118])/[.E118]" office:value-type="float" office:value="4.55927051671733" calcext:value-type="float">
            <text:p>4.56</text:p>
          </table:table-cell>
          <table:table-cell/>
          <table:table-cell office:value-type="float" office:value="1709.25" calcext:value-type="float">
            <text:p>1709</text:p>
          </table:table-cell>
          <table:table-cell office:value-type="float" office:value="41.46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340" calcext:value-type="float">
            <text:p>340</text:p>
          </table:table-cell>
          <table:table-cell/>
          <table:table-cell table:formula="of:=100*([.V118]-[.U118])/[.U118]" office:value-type="float" office:value="4.86322188449848" calcext:value-type="float">
            <text:p>4.86</text:p>
          </table:table-cell>
          <table:table-cell table:formula="of:=100*([.W118]-[.U118])/[.U118]" office:value-type="float" office:value="3.34346504559271" calcext:value-type="float">
            <text:p>3.34</text:p>
          </table:table-cell>
          <table:table-cell table:formula="of:=100*([.X118]-[.U118])/[.U118]" office:value-type="float" office:value="3.34346504559271" calcext:value-type="float">
            <text:p>3.34</text:p>
          </table:table-cell>
          <table:table-cell table:formula="of:=100*([.Y118]-[.U118])/[.U118]" office:value-type="float" office:value="3.34346504559271" calcext:value-type="float">
            <text:p>3.34</text:p>
          </table:table-cell>
          <table:table-cell/>
          <table:table-cell office:value-type="float" office:value="1443.11" calcext:value-type="float">
            <text:p>1443</text:p>
          </table:table-cell>
          <table:table-cell office:value-type="float" office:value="1.05" calcext:value-type="float">
            <text:p>1</text:p>
          </table:table-cell>
          <table:table-cell office:value-type="float" office:value="2.3" calcext:value-type="float">
            <text:p>2</text:p>
          </table:table-cell>
          <table:table-cell office:value-type="float" office:value="8.2" calcext:value-type="float">
            <text:p>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336" calcext:value-type="float">
            <text:p>336</text:p>
          </table:table-cell>
          <table:table-cell/>
          <table:table-cell table:formula="of:=100*([.AL118]-[.AK118])/[.AK118]" office:value-type="float" office:value="4.86322188449848" calcext:value-type="float">
            <text:p>4.86</text:p>
          </table:table-cell>
          <table:table-cell table:formula="of:=100*([.AM118]-[.AK118])/[.AK118]" office:value-type="float" office:value="2.12765957446808" calcext:value-type="float">
            <text:p>2.13</text:p>
          </table:table-cell>
          <table:table-cell table:formula="of:=100*([.AN118]-[.AK118])/[.AK118]" office:value-type="float" office:value="2.12765957446808" calcext:value-type="float">
            <text:p>2.13</text:p>
          </table:table-cell>
          <table:table-cell table:formula="of:=100*([.AO118]-[.AK118])/[.AK118]" office:value-type="float" office:value="2.12765957446808" calcext:value-type="float">
            <text:p>2.13</text:p>
          </table:table-cell>
          <table:table-cell/>
          <table:table-cell office:value-type="float" office:value="1422.27" calcext:value-type="float">
            <text:p>1422</text:p>
          </table:table-cell>
          <table:table-cell office:value-type="float" office:value="1.09" calcext:value-type="float">
            <text:p>1</text:p>
          </table:table-cell>
          <table:table-cell office:value-type="float" office:value="2.3" calcext:value-type="float">
            <text:p>2</text:p>
          </table:table-cell>
          <table:table-cell office:value-type="float" office:value="1.3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Ai40D 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329" calcext:value-type="float">
            <text:p>329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table:style-name="ce39" office:value-type="float" office:value="354" calcext:value-type="float">
            <text:p>354</text:p>
          </table:table-cell>
          <table:table-cell table:style-name="ce41" office:value-type="float" office:value="354" calcext:value-type="float">
            <text:p>354</text:p>
          </table:table-cell>
          <table:table-cell/>
          <table:table-cell table:formula="of:=100*([.F119]-[.E119])/[.E119]" office:value-type="float" office:value="8.20668693009119" calcext:value-type="float">
            <text:p>8.21</text:p>
          </table:table-cell>
          <table:table-cell table:formula="of:=100*([.G119]-[.E119])/[.E119]" office:value-type="float" office:value="7.59878419452888" calcext:value-type="float">
            <text:p>7.60</text:p>
          </table:table-cell>
          <table:table-cell table:formula="of:=100*([.H119]-[.E119])/[.E119]" office:value-type="float" office:value="7.59878419452888" calcext:value-type="float">
            <text:p>7.60</text:p>
          </table:table-cell>
          <table:table-cell table:formula="of:=100*([.I119]-[.E119])/[.E119]" office:value-type="float" office:value="7.59878419452888" calcext:value-type="float">
            <text:p>7.60</text:p>
          </table:table-cell>
          <table:table-cell/>
          <table:table-cell office:value-type="float" office:value="1399.87" calcext:value-type="float">
            <text:p>1400</text:p>
          </table:table-cell>
          <table:table-cell office:value-type="float" office:value="2.95" calcext:value-type="float">
            <text:p>3</text:p>
          </table:table-cell>
          <table:table-cell office:value-type="float" office:value="1.9" calcext:value-type="float">
            <text:p>2</text:p>
          </table:table-cell>
          <table:table-cell office:value-type="float" office:value="0.3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56" calcext:value-type="float">
            <text:p>356</text:p>
          </table:table-cell>
          <table:table-cell table:number-columns-repeated="3" office:value-type="float" office:value="349" calcext:value-type="float">
            <text:p>349</text:p>
          </table:table-cell>
          <table:table-cell/>
          <table:table-cell table:formula="of:=100*([.V119]-[.U119])/[.U119]" office:value-type="float" office:value="8.20668693009119" calcext:value-type="float">
            <text:p>8.21</text:p>
          </table:table-cell>
          <table:table-cell table:formula="of:=100*([.W119]-[.U119])/[.U119]" office:value-type="float" office:value="6.0790273556231" calcext:value-type="float">
            <text:p>6.08</text:p>
          </table:table-cell>
          <table:table-cell table:formula="of:=100*([.X119]-[.U119])/[.U119]" office:value-type="float" office:value="6.0790273556231" calcext:value-type="float">
            <text:p>6.08</text:p>
          </table:table-cell>
          <table:table-cell table:formula="of:=100*([.Y119]-[.U119])/[.U119]" office:value-type="float" office:value="6.0790273556231" calcext:value-type="float">
            <text:p>6.08</text:p>
          </table:table-cell>
          <table:table-cell/>
          <table:table-cell office:value-type="float" office:value="1381.79" calcext:value-type="float">
            <text:p>1382</text:p>
          </table:table-cell>
          <table:table-cell office:value-type="float" office:value="0.86" calcext:value-type="float">
            <text:p>1</text:p>
          </table:table-cell>
          <table:table-cell office:value-type="float" office:value="2.1" calcext:value-type="float">
            <text:p>2</text:p>
          </table:table-cell>
          <table:table-cell office:value-type="float" office:value="0.3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56" calcext:value-type="float">
            <text:p>356</text:p>
          </table:table-cell>
          <table:table-cell table:number-columns-repeated="3" office:value-type="float" office:value="344" calcext:value-type="float">
            <text:p>344</text:p>
          </table:table-cell>
          <table:table-cell/>
          <table:table-cell table:formula="of:=100*([.AL119]-[.AK119])/[.AK119]" office:value-type="float" office:value="8.20668693009119" calcext:value-type="float">
            <text:p>8.21</text:p>
          </table:table-cell>
          <table:table-cell table:formula="of:=100*([.AM119]-[.AK119])/[.AK119]" office:value-type="float" office:value="4.55927051671733" calcext:value-type="float">
            <text:p>4.56</text:p>
          </table:table-cell>
          <table:table-cell table:formula="of:=100*([.AN119]-[.AK119])/[.AK119]" office:value-type="float" office:value="4.55927051671733" calcext:value-type="float">
            <text:p>4.56</text:p>
          </table:table-cell>
          <table:table-cell table:formula="of:=100*([.AO119]-[.AK119])/[.AK119]" office:value-type="float" office:value="4.55927051671733" calcext:value-type="float">
            <text:p>4.56</text:p>
          </table:table-cell>
          <table:table-cell/>
          <table:table-cell office:value-type="float" office:value="1444.52" calcext:value-type="float">
            <text:p>1445</text:p>
          </table:table-cell>
          <table:table-cell office:value-type="float" office:value="3.48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10B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9" calcext:value-type="float">
            <text:p>49</text:p>
          </table:table-cell>
          <table:table-cell table:style-name="ce39" office:value-type="float" office:value="49" calcext:value-type="float">
            <text:p>49</text:p>
          </table:table-cell>
          <table:table-cell table:style-name="ce41" office:value-type="string" calcext:value-type="string">
            <text:p>-</text:p>
          </table:table-cell>
          <table:table-cell/>
          <table:table-cell table:formula="of:=100*([.F120]-[.E120])/[.E120]" office:value-type="float" office:value="0" calcext:value-type="float">
            <text:p>0.00</text:p>
          </table:table-cell>
          <table:table-cell table:formula="of:=100*([.G120]-[.E120])/[.E120]" office:value-type="float" office:value="0" calcext:value-type="float">
            <text:p>0.00</text:p>
          </table:table-cell>
          <table:table-cell table:formula="of:=100*([.H120]-[.E120])/[.E120]" office:value-type="float" office:value="0" calcext:value-type="float">
            <text:p>0.00</text:p>
          </table:table-cell>
          <table:table-cell table:number-columns-repeated="2"/>
          <table:table-cell office:value-type="float" office:value="0.3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45" calcext:value-type="float">
            <text:p>45</text:p>
          </table:table-cell>
          <table:table-cell/>
          <table:table-cell table:formula="of:=100*([.V120]-[.U120])/[.U120]" office:value-type="float" office:value="0" calcext:value-type="float">
            <text:p>0.00</text:p>
          </table:table-cell>
          <table:table-cell table:formula="of:=100*([.W120]-[.U120])/[.U120]" office:value-type="float" office:value="0" calcext:value-type="float">
            <text:p>0.00</text:p>
          </table:table-cell>
          <table:table-cell table:formula="of:=100*([.X120]-[.U120])/[.U120]" office:value-type="float" office:value="0" calcext:value-type="float">
            <text:p>0.00</text:p>
          </table:table-cell>
          <table:table-cell table:formula="of:=100*([.Y120]-[.U120])/[.U120]" office:value-type="float" office:value="0" calcext:value-type="float">
            <text:p>0.00</text:p>
          </table:table-cell>
          <table:table-cell/>
          <table:table-cell office:value-type="float" office:value="0.28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45" calcext:value-type="float">
            <text:p>45</text:p>
          </table:table-cell>
          <table:table-cell/>
          <table:table-cell table:formula="of:=100*([.AL120]-[.AK120])/[.AK120]" office:value-type="float" office:value="0" calcext:value-type="float">
            <text:p>0.00</text:p>
          </table:table-cell>
          <table:table-cell table:formula="of:=100*([.AM120]-[.AK120])/[.AK120]" office:value-type="float" office:value="0" calcext:value-type="float">
            <text:p>0.00</text:p>
          </table:table-cell>
          <table:table-cell table:formula="of:=100*([.AN120]-[.AK120])/[.AK120]" office:value-type="float" office:value="0" calcext:value-type="float">
            <text:p>0.00</text:p>
          </table:table-cell>
          <table:table-cell table:formula="of:=100*([.AO120]-[.AK120])/[.AK120]" office:value-type="float" office:value="0" calcext:value-type="float">
            <text:p>0.00</text:p>
          </table:table-cell>
          <table:table-cell/>
          <table:table-cell office:value-type="float" office:value="0.29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10C 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5" calcext:value-type="float">
            <text:p>45</text:p>
          </table:table-cell>
          <table:table-cell table:style-name="ce39" office:value-type="float" office:value="45" calcext:value-type="float">
            <text:p>45</text:p>
          </table:table-cell>
          <table:table-cell table:style-name="ce41" office:value-type="float" office:value="45" calcext:value-type="float">
            <text:p>45</text:p>
          </table:table-cell>
          <table:table-cell/>
          <table:table-cell table:formula="of:=100*([.F121]-[.E121])/[.E121]" office:value-type="float" office:value="0" calcext:value-type="float">
            <text:p>0.00</text:p>
          </table:table-cell>
          <table:table-cell table:formula="of:=100*([.G121]-[.E121])/[.E121]" office:value-type="float" office:value="0" calcext:value-type="float">
            <text:p>0.00</text:p>
          </table:table-cell>
          <table:table-cell table:formula="of:=100*([.H121]-[.E121])/[.E121]" office:value-type="float" office:value="0" calcext:value-type="float">
            <text:p>0.00</text:p>
          </table:table-cell>
          <table:table-cell table:formula="of:=100*([.I121]-[.E121])/[.E121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45" calcext:value-type="float">
            <text:p>45</text:p>
          </table:table-cell>
          <table:table-cell/>
          <table:table-cell table:formula="of:=100*([.V121]-[.U121])/[.U121]" office:value-type="float" office:value="0" calcext:value-type="float">
            <text:p>0.00</text:p>
          </table:table-cell>
          <table:table-cell table:formula="of:=100*([.W121]-[.U121])/[.U121]" office:value-type="float" office:value="0" calcext:value-type="float">
            <text:p>0.00</text:p>
          </table:table-cell>
          <table:table-cell table:formula="of:=100*([.X121]-[.U121])/[.U121]" office:value-type="float" office:value="0" calcext:value-type="float">
            <text:p>0.00</text:p>
          </table:table-cell>
          <table:table-cell table:formula="of:=100*([.Y121]-[.U121])/[.U121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45" calcext:value-type="float">
            <text:p>45</text:p>
          </table:table-cell>
          <table:table-cell/>
          <table:table-cell table:formula="of:=100*([.AL121]-[.AK121])/[.AK121]" office:value-type="float" office:value="0" calcext:value-type="float">
            <text:p>0.00</text:p>
          </table:table-cell>
          <table:table-cell table:formula="of:=100*([.AM121]-[.AK121])/[.AK121]" office:value-type="float" office:value="0" calcext:value-type="float">
            <text:p>0.00</text:p>
          </table:table-cell>
          <table:table-cell table:formula="of:=100*([.AN121]-[.AK121])/[.AK121]" office:value-type="float" office:value="0" calcext:value-type="float">
            <text:p>0.00</text:p>
          </table:table-cell>
          <table:table-cell table:formula="of:=100*([.AO121]-[.AK121])/[.AK121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10D 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5" calcext:value-type="float">
            <text:p>45</text:p>
          </table:table-cell>
          <table:table-cell table:style-name="ce39" office:value-type="float" office:value="45" calcext:value-type="float">
            <text:p>45</text:p>
          </table:table-cell>
          <table:table-cell table:style-name="ce41" office:value-type="float" office:value="45" calcext:value-type="float">
            <text:p>45</text:p>
          </table:table-cell>
          <table:table-cell/>
          <table:table-cell table:formula="of:=100*([.F122]-[.E122])/[.E122]" office:value-type="float" office:value="0" calcext:value-type="float">
            <text:p>0.00</text:p>
          </table:table-cell>
          <table:table-cell table:formula="of:=100*([.G122]-[.E122])/[.E122]" office:value-type="float" office:value="0" calcext:value-type="float">
            <text:p>0.00</text:p>
          </table:table-cell>
          <table:table-cell table:formula="of:=100*([.H122]-[.E122])/[.E122]" office:value-type="float" office:value="0" calcext:value-type="float">
            <text:p>0.00</text:p>
          </table:table-cell>
          <table:table-cell table:formula="of:=100*([.I122]-[.E122])/[.E122]" office:value-type="float" office:value="0" calcext:value-type="float">
            <text:p>0.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</text:p>
          </table:table-cell>
          <table:table-cell/>
          <table:table-cell table:number-columns-repeated="5" office:value-type="float" office:value="45" calcext:value-type="float">
            <text:p>45</text:p>
          </table:table-cell>
          <table:table-cell/>
          <table:table-cell table:formula="of:=100*([.V122]-[.U122])/[.U122]" office:value-type="float" office:value="0" calcext:value-type="float">
            <text:p>0.00</text:p>
          </table:table-cell>
          <table:table-cell table:formula="of:=100*([.W122]-[.U122])/[.U122]" office:value-type="float" office:value="0" calcext:value-type="float">
            <text:p>0.00</text:p>
          </table:table-cell>
          <table:table-cell table:formula="of:=100*([.X122]-[.U122])/[.U122]" office:value-type="float" office:value="0" calcext:value-type="float">
            <text:p>0.00</text:p>
          </table:table-cell>
          <table:table-cell table:formula="of:=100*([.Y122]-[.U122])/[.U122]" office:value-type="float" office:value="0" calcext:value-type="float">
            <text:p>0.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/>
          <table:table-cell table:number-columns-repeated="5" office:value-type="float" office:value="45" calcext:value-type="float">
            <text:p>45</text:p>
          </table:table-cell>
          <table:table-cell/>
          <table:table-cell table:formula="of:=100*([.AL122]-[.AK122])/[.AK122]" office:value-type="float" office:value="0" calcext:value-type="float">
            <text:p>0.00</text:p>
          </table:table-cell>
          <table:table-cell table:formula="of:=100*([.AM122]-[.AK122])/[.AK122]" office:value-type="float" office:value="0" calcext:value-type="float">
            <text:p>0.00</text:p>
          </table:table-cell>
          <table:table-cell table:formula="of:=100*([.AN122]-[.AK122])/[.AK122]" office:value-type="float" office:value="0" calcext:value-type="float">
            <text:p>0.00</text:p>
          </table:table-cell>
          <table:table-cell table:formula="of:=100*([.AO122]-[.AK122])/[.AK122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13B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4" calcext:value-type="float">
            <text:p>64</text:p>
          </table:table-cell>
          <table:table-cell table:style-name="ce39" office:value-type="float" office:value="64" calcext:value-type="float">
            <text:p>64</text:p>
          </table:table-cell>
          <table:table-cell table:style-name="ce41" office:value-type="float" office:value="64" calcext:value-type="float">
            <text:p>64</text:p>
          </table:table-cell>
          <table:table-cell/>
          <table:table-cell table:formula="of:=100*([.F123]-[.E123])/[.E123]" office:value-type="float" office:value="0" calcext:value-type="float">
            <text:p>0.00</text:p>
          </table:table-cell>
          <table:table-cell table:formula="of:=100*([.G123]-[.E123])/[.E123]" office:value-type="float" office:value="0" calcext:value-type="float">
            <text:p>0.00</text:p>
          </table:table-cell>
          <table:table-cell table:formula="of:=100*([.H123]-[.E123])/[.E123]" office:value-type="float" office:value="0" calcext:value-type="float">
            <text:p>0.00</text:p>
          </table:table-cell>
          <table:table-cell table:formula="of:=100*([.I123]-[.E123])/[.E123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60" calcext:value-type="float">
            <text:p>60</text:p>
          </table:table-cell>
          <table:table-cell/>
          <table:table-cell table:formula="of:=100*([.V123]-[.U123])/[.U123]" office:value-type="float" office:value="0" calcext:value-type="float">
            <text:p>0.00</text:p>
          </table:table-cell>
          <table:table-cell table:formula="of:=100*([.W123]-[.U123])/[.U123]" office:value-type="float" office:value="0" calcext:value-type="float">
            <text:p>0.00</text:p>
          </table:table-cell>
          <table:table-cell table:formula="of:=100*([.X123]-[.U123])/[.U123]" office:value-type="float" office:value="0" calcext:value-type="float">
            <text:p>0.00</text:p>
          </table:table-cell>
          <table:table-cell table:formula="of:=100*([.Y123]-[.U123])/[.U123]" office:value-type="float" office:value="0" calcext:value-type="float">
            <text:p>0.00</text:p>
          </table:table-cell>
          <table:table-cell/>
          <table:table-cell office:value-type="float" office:value="0.01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60" calcext:value-type="float">
            <text:p>60</text:p>
          </table:table-cell>
          <table:table-cell/>
          <table:table-cell table:formula="of:=100*([.AL123]-[.AK123])/[.AK123]" office:value-type="float" office:value="0" calcext:value-type="float">
            <text:p>0.00</text:p>
          </table:table-cell>
          <table:table-cell table:formula="of:=100*([.AM123]-[.AK123])/[.AK123]" office:value-type="float" office:value="0" calcext:value-type="float">
            <text:p>0.00</text:p>
          </table:table-cell>
          <table:table-cell table:formula="of:=100*([.AN123]-[.AK123])/[.AK123]" office:value-type="float" office:value="0" calcext:value-type="float">
            <text:p>0.00</text:p>
          </table:table-cell>
          <table:table-cell table:formula="of:=100*([.AO123]-[.AK123])/[.AK123]" office:value-type="float" office:value="0" calcext:value-type="float">
            <text:p>0.00</text:p>
          </table:table-cell>
          <table:table-cell/>
          <table:table-cell office:value-type="float" office:value="0.01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13C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0" calcext:value-type="float">
            <text:p>60</text:p>
          </table:table-cell>
          <table:table-cell table:style-name="ce39" office:value-type="float" office:value="60" calcext:value-type="float">
            <text:p>60</text:p>
          </table:table-cell>
          <table:table-cell table:style-name="ce41" office:value-type="float" office:value="60" calcext:value-type="float">
            <text:p>60</text:p>
          </table:table-cell>
          <table:table-cell/>
          <table:table-cell table:formula="of:=100*([.F124]-[.E124])/[.E124]" office:value-type="float" office:value="0" calcext:value-type="float">
            <text:p>0.00</text:p>
          </table:table-cell>
          <table:table-cell table:formula="of:=100*([.G124]-[.E124])/[.E124]" office:value-type="float" office:value="0" calcext:value-type="float">
            <text:p>0.00</text:p>
          </table:table-cell>
          <table:table-cell table:formula="of:=100*([.H124]-[.E124])/[.E124]" office:value-type="float" office:value="0" calcext:value-type="float">
            <text:p>0.00</text:p>
          </table:table-cell>
          <table:table-cell table:formula="of:=100*([.I124]-[.E124])/[.E124]" office:value-type="float" office:value="0" calcext:value-type="float">
            <text:p>0.00</text:p>
          </table:table-cell>
          <table:table-cell/>
          <table:table-cell office:value-type="float" office:value="0.13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60" calcext:value-type="float">
            <text:p>60</text:p>
          </table:table-cell>
          <table:table-cell/>
          <table:table-cell table:formula="of:=100*([.V124]-[.U124])/[.U124]" office:value-type="float" office:value="0" calcext:value-type="float">
            <text:p>0.00</text:p>
          </table:table-cell>
          <table:table-cell table:formula="of:=100*([.W124]-[.U124])/[.U124]" office:value-type="float" office:value="0" calcext:value-type="float">
            <text:p>0.00</text:p>
          </table:table-cell>
          <table:table-cell table:formula="of:=100*([.X124]-[.U124])/[.U124]" office:value-type="float" office:value="0" calcext:value-type="float">
            <text:p>0.00</text:p>
          </table:table-cell>
          <table:table-cell table:formula="of:=100*([.Y124]-[.U124])/[.U124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60" calcext:value-type="float">
            <text:p>60</text:p>
          </table:table-cell>
          <table:table-cell/>
          <table:table-cell table:formula="of:=100*([.AL124]-[.AK124])/[.AK124]" office:value-type="float" office:value="0" calcext:value-type="float">
            <text:p>0.00</text:p>
          </table:table-cell>
          <table:table-cell table:formula="of:=100*([.AM124]-[.AK124])/[.AK124]" office:value-type="float" office:value="0" calcext:value-type="float">
            <text:p>0.00</text:p>
          </table:table-cell>
          <table:table-cell table:formula="of:=100*([.AN124]-[.AK124])/[.AK124]" office:value-type="float" office:value="0" calcext:value-type="float">
            <text:p>0.00</text:p>
          </table:table-cell>
          <table:table-cell table:formula="of:=100*([.AO124]-[.AK124])/[.AK124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13D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0" calcext:value-type="float">
            <text:p>60</text:p>
          </table:table-cell>
          <table:table-cell table:style-name="ce39" office:value-type="float" office:value="60" calcext:value-type="float">
            <text:p>60</text:p>
          </table:table-cell>
          <table:table-cell table:style-name="ce41" office:value-type="float" office:value="60" calcext:value-type="float">
            <text:p>60</text:p>
          </table:table-cell>
          <table:table-cell/>
          <table:table-cell table:formula="of:=100*([.F125]-[.E125])/[.E125]" office:value-type="float" office:value="0" calcext:value-type="float">
            <text:p>0.00</text:p>
          </table:table-cell>
          <table:table-cell table:formula="of:=100*([.G125]-[.E125])/[.E125]" office:value-type="float" office:value="0" calcext:value-type="float">
            <text:p>0.00</text:p>
          </table:table-cell>
          <table:table-cell table:formula="of:=100*([.H125]-[.E125])/[.E125]" office:value-type="float" office:value="0" calcext:value-type="float">
            <text:p>0.00</text:p>
          </table:table-cell>
          <table:table-cell table:formula="of:=100*([.I125]-[.E125])/[.E125]" office:value-type="float" office:value="0" calcext:value-type="float">
            <text:p>0.00</text:p>
          </table:table-cell>
          <table:table-cell/>
          <table:table-cell office:value-type="float" office:value="0.1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60" calcext:value-type="float">
            <text:p>60</text:p>
          </table:table-cell>
          <table:table-cell/>
          <table:table-cell table:formula="of:=100*([.V125]-[.U125])/[.U125]" office:value-type="float" office:value="0" calcext:value-type="float">
            <text:p>0.00</text:p>
          </table:table-cell>
          <table:table-cell table:formula="of:=100*([.W125]-[.U125])/[.U125]" office:value-type="float" office:value="0" calcext:value-type="float">
            <text:p>0.00</text:p>
          </table:table-cell>
          <table:table-cell table:formula="of:=100*([.X125]-[.U125])/[.U125]" office:value-type="float" office:value="0" calcext:value-type="float">
            <text:p>0.00</text:p>
          </table:table-cell>
          <table:table-cell table:formula="of:=100*([.Y125]-[.U125])/[.U125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60" calcext:value-type="float">
            <text:p>60</text:p>
          </table:table-cell>
          <table:table-cell/>
          <table:table-cell table:formula="of:=100*([.AL125]-[.AK125])/[.AK125]" office:value-type="float" office:value="0" calcext:value-type="float">
            <text:p>0.00</text:p>
          </table:table-cell>
          <table:table-cell table:formula="of:=100*([.AM125]-[.AK125])/[.AK125]" office:value-type="float" office:value="0" calcext:value-type="float">
            <text:p>0.00</text:p>
          </table:table-cell>
          <table:table-cell table:formula="of:=100*([.AN125]-[.AK125])/[.AK125]" office:value-type="float" office:value="0" calcext:value-type="float">
            <text:p>0.00</text:p>
          </table:table-cell>
          <table:table-cell table:formula="of:=100*([.AO125]-[.AK125])/[.AK125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15B 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76" calcext:value-type="float">
            <text:p>76</text:p>
          </table:table-cell>
          <table:table-cell table:style-name="ce39" office:value-type="float" office:value="76" calcext:value-type="float">
            <text:p>76</text:p>
          </table:table-cell>
          <table:table-cell table:style-name="ce41" office:value-type="float" office:value="76" calcext:value-type="float">
            <text:p>76</text:p>
          </table:table-cell>
          <table:table-cell/>
          <table:table-cell table:formula="of:=100*([.F126]-[.E126])/[.E126]" office:value-type="float" office:value="0" calcext:value-type="float">
            <text:p>0.00</text:p>
          </table:table-cell>
          <table:table-cell table:formula="of:=100*([.G126]-[.E126])/[.E126]" office:value-type="float" office:value="0" calcext:value-type="float">
            <text:p>0.00</text:p>
          </table:table-cell>
          <table:table-cell table:formula="of:=100*([.H126]-[.E126])/[.E126]" office:value-type="float" office:value="0" calcext:value-type="float">
            <text:p>0.00</text:p>
          </table:table-cell>
          <table:table-cell table:formula="of:=100*([.I126]-[.E126])/[.E126]" office:value-type="float" office:value="0" calcext:value-type="float">
            <text:p>0.00</text:p>
          </table:table-cell>
          <table:table-cell/>
          <table:table-cell office:value-type="float" office:value="1.45" calcext:value-type="float">
            <text:p>1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74" calcext:value-type="float">
            <text:p>74</text:p>
          </table:table-cell>
          <table:table-cell/>
          <table:table-cell table:formula="of:=100*([.V126]-[.U126])/[.U126]" office:value-type="float" office:value="0" calcext:value-type="float">
            <text:p>0.00</text:p>
          </table:table-cell>
          <table:table-cell table:formula="of:=100*([.W126]-[.U126])/[.U126]" office:value-type="float" office:value="0" calcext:value-type="float">
            <text:p>0.00</text:p>
          </table:table-cell>
          <table:table-cell table:formula="of:=100*([.X126]-[.U126])/[.U126]" office:value-type="float" office:value="0" calcext:value-type="float">
            <text:p>0.00</text:p>
          </table:table-cell>
          <table:table-cell table:formula="of:=100*([.Y126]-[.U126])/[.U126]" office:value-type="float" office:value="0" calcext:value-type="float">
            <text:p>0.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74" calcext:value-type="float">
            <text:p>74</text:p>
          </table:table-cell>
          <table:table-cell/>
          <table:table-cell table:formula="of:=100*([.AL126]-[.AK126])/[.AK126]" office:value-type="float" office:value="0" calcext:value-type="float">
            <text:p>0.00</text:p>
          </table:table-cell>
          <table:table-cell table:formula="of:=100*([.AM126]-[.AK126])/[.AK126]" office:value-type="float" office:value="0" calcext:value-type="float">
            <text:p>0.00</text:p>
          </table:table-cell>
          <table:table-cell table:formula="of:=100*([.AN126]-[.AK126])/[.AK126]" office:value-type="float" office:value="0" calcext:value-type="float">
            <text:p>0.00</text:p>
          </table:table-cell>
          <table:table-cell table:formula="of:=100*([.AO126]-[.AK126])/[.AK126]" office:value-type="float" office:value="0" calcext:value-type="float">
            <text:p>0.00</text:p>
          </table:table-cell>
          <table:table-cell/>
          <table:table-cell office:value-type="float" office:value="0.01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15C 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4" calcext:value-type="float">
            <text:p>74</text:p>
          </table:table-cell>
          <table:table-cell table:style-name="ce39" office:value-type="float" office:value="74" calcext:value-type="float">
            <text:p>74</text:p>
          </table:table-cell>
          <table:table-cell table:style-name="ce41" office:value-type="float" office:value="74" calcext:value-type="float">
            <text:p>74</text:p>
          </table:table-cell>
          <table:table-cell/>
          <table:table-cell table:formula="of:=100*([.F127]-[.E127])/[.E127]" office:value-type="float" office:value="0" calcext:value-type="float">
            <text:p>0.00</text:p>
          </table:table-cell>
          <table:table-cell table:formula="of:=100*([.G127]-[.E127])/[.E127]" office:value-type="float" office:value="0" calcext:value-type="float">
            <text:p>0.00</text:p>
          </table:table-cell>
          <table:table-cell table:formula="of:=100*([.H127]-[.E127])/[.E127]" office:value-type="float" office:value="0" calcext:value-type="float">
            <text:p>0.00</text:p>
          </table:table-cell>
          <table:table-cell table:formula="of:=100*([.I127]-[.E127])/[.E127]" office:value-type="float" office:value="0" calcext:value-type="float">
            <text:p>0.00</text:p>
          </table:table-cell>
          <table:table-cell/>
          <table:table-cell office:value-type="float" office:value="0.27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74" calcext:value-type="float">
            <text:p>74</text:p>
          </table:table-cell>
          <table:table-cell/>
          <table:table-cell table:formula="of:=100*([.V127]-[.U127])/[.U127]" office:value-type="float" office:value="0" calcext:value-type="float">
            <text:p>0.00</text:p>
          </table:table-cell>
          <table:table-cell table:formula="of:=100*([.W127]-[.U127])/[.U127]" office:value-type="float" office:value="0" calcext:value-type="float">
            <text:p>0.00</text:p>
          </table:table-cell>
          <table:table-cell table:formula="of:=100*([.X127]-[.U127])/[.U127]" office:value-type="float" office:value="0" calcext:value-type="float">
            <text:p>0.00</text:p>
          </table:table-cell>
          <table:table-cell table:formula="of:=100*([.Y127]-[.U127])/[.U127]" office:value-type="float" office:value="0" calcext:value-type="float">
            <text:p>0.00</text:p>
          </table:table-cell>
          <table:table-cell/>
          <table:table-cell office:value-type="float" office:value="0.05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74" calcext:value-type="float">
            <text:p>74</text:p>
          </table:table-cell>
          <table:table-cell/>
          <table:table-cell table:formula="of:=100*([.AL127]-[.AK127])/[.AK127]" office:value-type="float" office:value="0" calcext:value-type="float">
            <text:p>0.00</text:p>
          </table:table-cell>
          <table:table-cell table:formula="of:=100*([.AM127]-[.AK127])/[.AK127]" office:value-type="float" office:value="0" calcext:value-type="float">
            <text:p>0.00</text:p>
          </table:table-cell>
          <table:table-cell table:formula="of:=100*([.AN127]-[.AK127])/[.AK127]" office:value-type="float" office:value="0" calcext:value-type="float">
            <text:p>0.00</text:p>
          </table:table-cell>
          <table:table-cell table:formula="of:=100*([.AO127]-[.AK127])/[.AK127]" office:value-type="float" office:value="0" calcext:value-type="float">
            <text:p>0.00</text:p>
          </table:table-cell>
          <table:table-cell/>
          <table:table-cell office:value-type="float" office:value="0.05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15D 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7" calcext:value-type="float">
            <text:p>77</text:p>
          </table:table-cell>
          <table:table-cell table:style-name="ce39" office:value-type="float" office:value="77" calcext:value-type="float">
            <text:p>77</text:p>
          </table:table-cell>
          <table:table-cell table:style-name="ce41" office:value-type="float" office:value="77" calcext:value-type="float">
            <text:p>77</text:p>
          </table:table-cell>
          <table:table-cell/>
          <table:table-cell table:formula="of:=100*([.F128]-[.E128])/[.E128]" office:value-type="float" office:value="0" calcext:value-type="float">
            <text:p>0.00</text:p>
          </table:table-cell>
          <table:table-cell table:formula="of:=100*([.G128]-[.E128])/[.E128]" office:value-type="float" office:value="0" calcext:value-type="float">
            <text:p>0.00</text:p>
          </table:table-cell>
          <table:table-cell table:formula="of:=100*([.H128]-[.E128])/[.E128]" office:value-type="float" office:value="0" calcext:value-type="float">
            <text:p>0.00</text:p>
          </table:table-cell>
          <table:table-cell table:formula="of:=100*([.I128]-[.E128])/[.E128]" office:value-type="float" office:value="0" calcext:value-type="float">
            <text:p>0.00</text:p>
          </table:table-cell>
          <table:table-cell/>
          <table:table-cell office:value-type="float" office:value="0.19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4" calcext:value-type="float">
            <text:p>74</text:p>
          </table:table-cell>
          <table:table-cell/>
          <table:table-cell table:formula="of:=100*([.V128]-[.U128])/[.U128]" office:value-type="float" office:value="4.05405405405405" calcext:value-type="float">
            <text:p>4.05</text:p>
          </table:table-cell>
          <table:table-cell table:formula="of:=100*([.W128]-[.U128])/[.U128]" office:value-type="float" office:value="0" calcext:value-type="float">
            <text:p>0.00</text:p>
          </table:table-cell>
          <table:table-cell table:formula="of:=100*([.X128]-[.U128])/[.U128]" office:value-type="float" office:value="0" calcext:value-type="float">
            <text:p>0.00</text:p>
          </table:table-cell>
          <table:table-cell table:formula="of:=100*([.Y128]-[.U128])/[.U128]" office:value-type="float" office:value="0" calcext:value-type="float">
            <text:p>0.00</text:p>
          </table:table-cell>
          <table:table-cell/>
          <table:table-cell office:value-type="float" office:value="0.08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4" calcext:value-type="float">
            <text:p>74</text:p>
          </table:table-cell>
          <table:table-cell/>
          <table:table-cell table:formula="of:=100*([.AL128]-[.AK128])/[.AK128]" office:value-type="float" office:value="4.05405405405405" calcext:value-type="float">
            <text:p>4.05</text:p>
          </table:table-cell>
          <table:table-cell table:formula="of:=100*([.AM128]-[.AK128])/[.AK128]" office:value-type="float" office:value="0" calcext:value-type="float">
            <text:p>0.00</text:p>
          </table:table-cell>
          <table:table-cell table:formula="of:=100*([.AN128]-[.AK128])/[.AK128]" office:value-type="float" office:value="0" calcext:value-type="float">
            <text:p>0.00</text:p>
          </table:table-cell>
          <table:table-cell table:formula="of:=100*([.AO128]-[.AK128])/[.AK128]" office:value-type="float" office:value="0" calcext:value-type="float">
            <text:p>0.00</text:p>
          </table:table-cell>
          <table:table-cell/>
          <table:table-cell office:value-type="float" office:value="0.08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20B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0" calcext:value-type="float">
            <text:p>120</text:p>
          </table:table-cell>
          <table:table-cell table:style-name="ce39" office:value-type="float" office:value="120" calcext:value-type="float">
            <text:p>120</text:p>
          </table:table-cell>
          <table:table-cell table:style-name="ce41" office:value-type="string" calcext:value-type="string">
            <text:p>-</text:p>
          </table:table-cell>
          <table:table-cell/>
          <table:table-cell table:formula="of:=100*([.F129]-[.E129])/[.E129]" office:value-type="float" office:value="11.1111111111111" calcext:value-type="float">
            <text:p>11.11</text:p>
          </table:table-cell>
          <table:table-cell table:formula="of:=100*([.G129]-[.E129])/[.E129]" office:value-type="float" office:value="11.1111111111111" calcext:value-type="float">
            <text:p>11.11</text:p>
          </table:table-cell>
          <table:table-cell table:formula="of:=100*([.H129]-[.E129])/[.E129]" office:value-type="float" office:value="11.1111111111111" calcext:value-type="float">
            <text:p>11.11</text:p>
          </table:table-cell>
          <table:table-cell table:number-columns-repeated="2"/>
          <table:table-cell office:value-type="float" office:value="82.22" calcext:value-type="float">
            <text:p>82</text:p>
          </table:table-cell>
          <table:table-cell office:value-type="float" office:value="0.22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table:number-columns-repeated="2"/>
          <table:table-cell table:number-columns-repeated="5" office:value-type="float" office:value="99" calcext:value-type="float">
            <text:p>99</text:p>
          </table:table-cell>
          <table:table-cell/>
          <table:table-cell table:formula="of:=100*([.V129]-[.U129])/[.U129]" office:value-type="float" office:value="0" calcext:value-type="float">
            <text:p>0.00</text:p>
          </table:table-cell>
          <table:table-cell table:formula="of:=100*([.W129]-[.U129])/[.U129]" office:value-type="float" office:value="0" calcext:value-type="float">
            <text:p>0.00</text:p>
          </table:table-cell>
          <table:table-cell table:formula="of:=100*([.X129]-[.U129])/[.U129]" office:value-type="float" office:value="0" calcext:value-type="float">
            <text:p>0.00</text:p>
          </table:table-cell>
          <table:table-cell table:formula="of:=100*([.Y129]-[.U129])/[.U129]" office:value-type="float" office:value="0" calcext:value-type="float">
            <text:p>0.00</text:p>
          </table:table-cell>
          <table:table-cell/>
          <table:table-cell office:value-type="float" office:value="0.74" calcext:value-type="float">
            <text:p>1</text:p>
          </table:table-cell>
          <table:table-cell office:value-type="float" office:value="0.0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99" calcext:value-type="float">
            <text:p>99</text:p>
          </table:table-cell>
          <table:table-cell/>
          <table:table-cell table:formula="of:=100*([.AL129]-[.AK129])/[.AK129]" office:value-type="float" office:value="0" calcext:value-type="float">
            <text:p>0.00</text:p>
          </table:table-cell>
          <table:table-cell table:formula="of:=100*([.AM129]-[.AK129])/[.AK129]" office:value-type="float" office:value="0" calcext:value-type="float">
            <text:p>0.00</text:p>
          </table:table-cell>
          <table:table-cell table:formula="of:=100*([.AN129]-[.AK129])/[.AK129]" office:value-type="float" office:value="0" calcext:value-type="float">
            <text:p>0.00</text:p>
          </table:table-cell>
          <table:table-cell table:formula="of:=100*([.AO129]-[.AK129])/[.AK129]" office:value-type="float" office:value="0" calcext:value-type="float">
            <text:p>0.00</text:p>
          </table:table-cell>
          <table:table-cell/>
          <table:table-cell office:value-type="float" office:value="0.47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20C 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2" calcext:value-type="float">
            <text:p>102</text:p>
          </table:table-cell>
          <table:table-cell table:style-name="ce39" office:value-type="float" office:value="102" calcext:value-type="float">
            <text:p>102</text:p>
          </table:table-cell>
          <table:table-cell table:style-name="ce41" office:value-type="float" office:value="102" calcext:value-type="float">
            <text:p>102</text:p>
          </table:table-cell>
          <table:table-cell/>
          <table:table-cell table:formula="of:=100*([.F130]-[.E130])/[.E130]" office:value-type="float" office:value="0" calcext:value-type="float">
            <text:p>0.00</text:p>
          </table:table-cell>
          <table:table-cell table:formula="of:=100*([.G130]-[.E130])/[.E130]" office:value-type="float" office:value="0" calcext:value-type="float">
            <text:p>0.00</text:p>
          </table:table-cell>
          <table:table-cell table:formula="of:=100*([.H130]-[.E130])/[.E130]" office:value-type="float" office:value="0" calcext:value-type="float">
            <text:p>0.00</text:p>
          </table:table-cell>
          <table:table-cell table:formula="of:=100*([.I130]-[.E130])/[.E130]" office:value-type="float" office:value="0" calcext:value-type="float">
            <text:p>0.00</text:p>
          </table:table-cell>
          <table:table-cell/>
          <table:table-cell office:value-type="float" office:value="1.03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99" calcext:value-type="float">
            <text:p>99</text:p>
          </table:table-cell>
          <table:table-cell/>
          <table:table-cell table:formula="of:=100*([.V130]-[.U130])/[.U130]" office:value-type="float" office:value="0" calcext:value-type="float">
            <text:p>0.00</text:p>
          </table:table-cell>
          <table:table-cell table:formula="of:=100*([.W130]-[.U130])/[.U130]" office:value-type="float" office:value="0" calcext:value-type="float">
            <text:p>0.00</text:p>
          </table:table-cell>
          <table:table-cell table:formula="of:=100*([.X130]-[.U130])/[.U130]" office:value-type="float" office:value="0" calcext:value-type="float">
            <text:p>0.00</text:p>
          </table:table-cell>
          <table:table-cell table:formula="of:=100*([.Y130]-[.U130])/[.U130]" office:value-type="float" office:value="0" calcext:value-type="float">
            <text:p>0.00</text:p>
          </table:table-cell>
          <table:table-cell/>
          <table:table-cell office:value-type="float" office:value="0.18" calcext:value-type="float">
            <text:p>0</text:p>
          </table:table-cell>
          <table:table-cell office:value-type="float" office:value="0.07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99" calcext:value-type="float">
            <text:p>99</text:p>
          </table:table-cell>
          <table:table-cell/>
          <table:table-cell table:formula="of:=100*([.AL130]-[.AK130])/[.AK130]" office:value-type="float" office:value="0" calcext:value-type="float">
            <text:p>0.00</text:p>
          </table:table-cell>
          <table:table-cell table:formula="of:=100*([.AM130]-[.AK130])/[.AK130]" office:value-type="float" office:value="0" calcext:value-type="float">
            <text:p>0.00</text:p>
          </table:table-cell>
          <table:table-cell table:formula="of:=100*([.AN130]-[.AK130])/[.AK130]" office:value-type="float" office:value="0" calcext:value-type="float">
            <text:p>0.00</text:p>
          </table:table-cell>
          <table:table-cell table:formula="of:=100*([.AO130]-[.AK130])/[.AK130]" office:value-type="float" office:value="0" calcext:value-type="float">
            <text:p>0.00</text:p>
          </table:table-cell>
          <table:table-cell/>
          <table:table-cell office:value-type="float" office:value="0.17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20D 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5" calcext:value-type="float">
            <text:p>105</text:p>
          </table:table-cell>
          <table:table-cell table:style-name="ce39" office:value-type="float" office:value="105" calcext:value-type="float">
            <text:p>105</text:p>
          </table:table-cell>
          <table:table-cell table:style-name="ce41" office:value-type="float" office:value="105" calcext:value-type="float">
            <text:p>105</text:p>
          </table:table-cell>
          <table:table-cell/>
          <table:table-cell table:formula="of:=100*([.F131]-[.E131])/[.E131]" office:value-type="float" office:value="0" calcext:value-type="float">
            <text:p>0.00</text:p>
          </table:table-cell>
          <table:table-cell table:formula="of:=100*([.G131]-[.E131])/[.E131]" office:value-type="float" office:value="0" calcext:value-type="float">
            <text:p>0.00</text:p>
          </table:table-cell>
          <table:table-cell table:formula="of:=100*([.H131]-[.E131])/[.E131]" office:value-type="float" office:value="0" calcext:value-type="float">
            <text:p>0.00</text:p>
          </table:table-cell>
          <table:table-cell table:formula="of:=100*([.I131]-[.E131])/[.E131]" office:value-type="float" office:value="0" calcext:value-type="float">
            <text:p>0.00</text:p>
          </table:table-cell>
          <table:table-cell/>
          <table:table-cell office:value-type="float" office:value="0.47" calcext:value-type="float">
            <text:p>0</text:p>
          </table:table-cell>
          <table:table-cell office:value-type="float" office:value="1.28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102" calcext:value-type="float">
            <text:p>102</text:p>
          </table:table-cell>
          <table:table-cell/>
          <table:table-cell table:formula="of:=100*([.V131]-[.U131])/[.U131]" office:value-type="float" office:value="0" calcext:value-type="float">
            <text:p>0.00</text:p>
          </table:table-cell>
          <table:table-cell table:formula="of:=100*([.W131]-[.U131])/[.U131]" office:value-type="float" office:value="0" calcext:value-type="float">
            <text:p>0.00</text:p>
          </table:table-cell>
          <table:table-cell table:formula="of:=100*([.X131]-[.U131])/[.U131]" office:value-type="float" office:value="0" calcext:value-type="float">
            <text:p>0.00</text:p>
          </table:table-cell>
          <table:table-cell table:formula="of:=100*([.Y131]-[.U131])/[.U131]" office:value-type="float" office:value="0" calcext:value-type="float">
            <text:p>0.00</text:p>
          </table:table-cell>
          <table:table-cell/>
          <table:table-cell office:value-type="float" office:value="0.26" calcext:value-type="float">
            <text:p>0</text:p>
          </table:table-cell>
          <table:table-cell office:value-type="float" office:value="0.03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99" calcext:value-type="float">
            <text:p>99</text:p>
          </table:table-cell>
          <table:table-cell/>
          <table:table-cell table:formula="of:=100*([.AL131]-[.AK131])/[.AK131]" office:value-type="float" office:value="3.03030303030303" calcext:value-type="float">
            <text:p>3.03</text:p>
          </table:table-cell>
          <table:table-cell table:formula="of:=100*([.AM131]-[.AK131])/[.AK131]" office:value-type="float" office:value="0" calcext:value-type="float">
            <text:p>0.00</text:p>
          </table:table-cell>
          <table:table-cell table:formula="of:=100*([.AN131]-[.AK131])/[.AK131]" office:value-type="float" office:value="0" calcext:value-type="float">
            <text:p>0.00</text:p>
          </table:table-cell>
          <table:table-cell table:formula="of:=100*([.AO131]-[.AK131])/[.AK131]" office:value-type="float" office:value="0" calcext:value-type="float">
            <text:p>0.00</text:p>
          </table:table-cell>
          <table:table-cell/>
          <table:table-cell office:value-type="float" office:value="0.26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.1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24B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25" calcext:value-type="float">
            <text:p>125</text:p>
          </table:table-cell>
          <table:table-cell table:style-name="ce39" office:value-type="float" office:value="125" calcext:value-type="float">
            <text:p>125</text:p>
          </table:table-cell>
          <table:table-cell table:style-name="ce41" office:value-type="string" calcext:value-type="string">
            <text:p>-</text:p>
          </table:table-cell>
          <table:table-cell/>
          <table:table-cell table:formula="of:=100*([.F132]-[.E132])/[.E132]" office:value-type="float" office:value="14.6788990825688" calcext:value-type="float">
            <text:p>14.68</text:p>
          </table:table-cell>
          <table:table-cell table:formula="of:=100*([.G132]-[.E132])/[.E132]" office:value-type="float" office:value="14.6788990825688" calcext:value-type="float">
            <text:p>14.68</text:p>
          </table:table-cell>
          <table:table-cell table:formula="of:=100*([.H132]-[.E132])/[.E132]" office:value-type="float" office:value="14.6788990825688" calcext:value-type="float">
            <text:p>14.68</text:p>
          </table:table-cell>
          <table:table-cell table:number-columns-repeated="2"/>
          <table:table-cell office:value-type="float" office:value="53.81" calcext:value-type="float">
            <text:p>54</text:p>
          </table:table-cell>
          <table:table-cell office:value-type="float" office:value="0.7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4" office:value-type="float" office:value="113" calcext:value-type="float">
            <text:p>113</text:p>
          </table:table-cell>
          <table:table-cell/>
          <table:table-cell table:formula="of:=100*([.V132]-[.U132])/[.U132]" office:value-type="float" office:value="0.892857142857143" calcext:value-type="float">
            <text:p>0.89</text:p>
          </table:table-cell>
          <table:table-cell table:formula="of:=100*([.W132]-[.U132])/[.U132]" office:value-type="float" office:value="0.892857142857143" calcext:value-type="float">
            <text:p>0.89</text:p>
          </table:table-cell>
          <table:table-cell table:formula="of:=100*([.X132]-[.U132])/[.U132]" office:value-type="float" office:value="0.892857142857143" calcext:value-type="float">
            <text:p>0.89</text:p>
          </table:table-cell>
          <table:table-cell table:formula="of:=100*([.Y132]-[.U132])/[.U132]" office:value-type="float" office:value="0.892857142857143" calcext:value-type="float">
            <text:p>0.89</text:p>
          </table:table-cell>
          <table:table-cell/>
          <table:table-cell office:value-type="float" office:value="16.93" calcext:value-type="float">
            <text:p>17</text:p>
          </table:table-cell>
          <table:table-cell office:value-type="float" office:value="0.03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109" calcext:value-type="float">
            <text:p>109</text:p>
          </table:table-cell>
          <table:table-cell/>
          <table:table-cell table:formula="of:=100*([.AL132]-[.AK132])/[.AK132]" office:value-type="float" office:value="0" calcext:value-type="float">
            <text:p>0.00</text:p>
          </table:table-cell>
          <table:table-cell table:formula="of:=100*([.AM132]-[.AK132])/[.AK132]" office:value-type="float" office:value="0" calcext:value-type="float">
            <text:p>0.00</text:p>
          </table:table-cell>
          <table:table-cell table:formula="of:=100*([.AN132]-[.AK132])/[.AK132]" office:value-type="float" office:value="0" calcext:value-type="float">
            <text:p>0.00</text:p>
          </table:table-cell>
          <table:table-cell table:formula="of:=100*([.AO132]-[.AK132])/[.AK132]" office:value-type="float" office:value="0" calcext:value-type="float">
            <text:p>0.00</text:p>
          </table:table-cell>
          <table:table-cell/>
          <table:table-cell office:value-type="float" office:value="0.53" calcext:value-type="float">
            <text:p>1</text:p>
          </table:table-cell>
          <table:table-cell office:value-type="float" office:value="0.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24C 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13" calcext:value-type="float">
            <text:p>113</text:p>
          </table:table-cell>
          <table:table-cell table:style-name="ce39" office:value-type="float" office:value="113" calcext:value-type="float">
            <text:p>113</text:p>
          </table:table-cell>
          <table:table-cell table:style-name="ce41" office:value-type="float" office:value="113" calcext:value-type="float">
            <text:p>113</text:p>
          </table:table-cell>
          <table:table-cell/>
          <table:table-cell table:formula="of:=100*([.F133]-[.E133])/[.E133]" office:value-type="float" office:value="0" calcext:value-type="float">
            <text:p>0.00</text:p>
          </table:table-cell>
          <table:table-cell table:formula="of:=100*([.G133]-[.E133])/[.E133]" office:value-type="float" office:value="0" calcext:value-type="float">
            <text:p>0.00</text:p>
          </table:table-cell>
          <table:table-cell table:formula="of:=100*([.H133]-[.E133])/[.E133]" office:value-type="float" office:value="0" calcext:value-type="float">
            <text:p>0.00</text:p>
          </table:table-cell>
          <table:table-cell table:formula="of:=100*([.I133]-[.E133])/[.E133]" office:value-type="float" office:value="0" calcext:value-type="float">
            <text:p>0.00</text:p>
          </table:table-cell>
          <table:table-cell/>
          <table:table-cell office:value-type="float" office:value="0.45" calcext:value-type="float">
            <text:p>0</text:p>
          </table:table-cell>
          <table:table-cell office:value-type="float" office:value="0.0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number-columns-repeated="5" office:value-type="float" office:value="110" calcext:value-type="float">
            <text:p>110</text:p>
          </table:table-cell>
          <table:table-cell/>
          <table:table-cell table:formula="of:=100*([.V133]-[.U133])/[.U133]" office:value-type="float" office:value="0" calcext:value-type="float">
            <text:p>0.00</text:p>
          </table:table-cell>
          <table:table-cell table:formula="of:=100*([.W133]-[.U133])/[.U133]" office:value-type="float" office:value="0" calcext:value-type="float">
            <text:p>0.00</text:p>
          </table:table-cell>
          <table:table-cell table:formula="of:=100*([.X133]-[.U133])/[.U133]" office:value-type="float" office:value="0" calcext:value-type="float">
            <text:p>0.00</text:p>
          </table:table-cell>
          <table:table-cell table:formula="of:=100*([.Y133]-[.U133])/[.U133]" office:value-type="float" office:value="0" calcext:value-type="float">
            <text:p>0.00</text:p>
          </table:table-cell>
          <table:table-cell/>
          <table:table-cell office:value-type="float" office:value="77.69" calcext:value-type="float">
            <text:p>78</text:p>
          </table:table-cell>
          <table:table-cell office:value-type="float" office:value="0.0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07" calcext:value-type="float">
            <text:p>107</text:p>
          </table:table-cell>
          <table:table-cell/>
          <table:table-cell table:formula="of:=100*([.AL133]-[.AK133])/[.AK133]" office:value-type="float" office:value="2.80373831775701" calcext:value-type="float">
            <text:p>2.80</text:p>
          </table:table-cell>
          <table:table-cell table:formula="of:=100*([.AM133]-[.AK133])/[.AK133]" office:value-type="float" office:value="0" calcext:value-type="float">
            <text:p>0.00</text:p>
          </table:table-cell>
          <table:table-cell table:formula="of:=100*([.AN133]-[.AK133])/[.AK133]" office:value-type="float" office:value="0" calcext:value-type="float">
            <text:p>0.00</text:p>
          </table:table-cell>
          <table:table-cell table:formula="of:=100*([.AO133]-[.AK133])/[.AK133]" office:value-type="float" office:value="0" calcext:value-type="float">
            <text:p>0.00</text:p>
          </table:table-cell>
          <table:table-cell/>
          <table:table-cell office:value-type="float" office:value="76.17" calcext:value-type="float">
            <text:p>76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24D 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style-name="ce39" office:value-type="float" office:value="119" calcext:value-type="float">
            <text:p>119</text:p>
          </table:table-cell>
          <table:table-cell table:style-name="ce41" office:value-type="float" office:value="119" calcext:value-type="float">
            <text:p>119</text:p>
          </table:table-cell>
          <table:table-cell/>
          <table:table-cell table:formula="of:=100*([.F134]-[.E134])/[.E134]" office:value-type="float" office:value="0.840336134453782" calcext:value-type="float">
            <text:p>0.84</text:p>
          </table:table-cell>
          <table:table-cell table:formula="of:=100*([.G134]-[.E134])/[.E134]" office:value-type="float" office:value="0" calcext:value-type="float">
            <text:p>0.00</text:p>
          </table:table-cell>
          <table:table-cell table:formula="of:=100*([.H134]-[.E134])/[.E134]" office:value-type="float" office:value="0" calcext:value-type="float">
            <text:p>0.00</text:p>
          </table:table-cell>
          <table:table-cell table:formula="of:=100*([.I134]-[.E134])/[.E134]" office:value-type="float" office:value="0" calcext:value-type="float">
            <text:p>0.00</text:p>
          </table:table-cell>
          <table:table-cell/>
          <table:table-cell office:value-type="float" office:value="39.75" calcext:value-type="float">
            <text:p>40</text:p>
          </table:table-cell>
          <table:table-cell office:value-type="float" office:value="4.96" calcext:value-type="float">
            <text:p>5</text:p>
          </table:table-cell>
          <table:table-cell office:value-type="float" office:value="6.9" calcext:value-type="float">
            <text:p>7</text:p>
          </table:table-cell>
          <table:table-cell office:value-type="float" office:value="2.2" calcext:value-type="float">
            <text:p>2</text:p>
          </table:table-cell>
          <table:table-cell/>
          <table:table-cell table:number-columns-repeated="5" office:value-type="float" office:value="116" calcext:value-type="float">
            <text:p>116</text:p>
          </table:table-cell>
          <table:table-cell/>
          <table:table-cell table:formula="of:=100*([.V134]-[.U134])/[.U134]" office:value-type="float" office:value="0" calcext:value-type="float">
            <text:p>0.00</text:p>
          </table:table-cell>
          <table:table-cell table:formula="of:=100*([.W134]-[.U134])/[.U134]" office:value-type="float" office:value="0" calcext:value-type="float">
            <text:p>0.00</text:p>
          </table:table-cell>
          <table:table-cell table:formula="of:=100*([.X134]-[.U134])/[.U134]" office:value-type="float" office:value="0" calcext:value-type="float">
            <text:p>0.00</text:p>
          </table:table-cell>
          <table:table-cell table:formula="of:=100*([.Y134]-[.U134])/[.U134]" office:value-type="float" office:value="0" calcext:value-type="float">
            <text:p>0.00</text:p>
          </table:table-cell>
          <table:table-cell/>
          <table:table-cell office:value-type="float" office:value="3.79" calcext:value-type="float">
            <text:p>4</text:p>
          </table:table-cell>
          <table:table-cell office:value-type="float" office:value="0.1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3" calcext:value-type="float">
            <text:p>113</text:p>
          </table:table-cell>
          <table:table-cell/>
          <table:table-cell table:formula="of:=100*([.AL134]-[.AK134])/[.AK134]" office:value-type="float" office:value="2.65486725663717" calcext:value-type="float">
            <text:p>2.65</text:p>
          </table:table-cell>
          <table:table-cell table:formula="of:=100*([.AM134]-[.AK134])/[.AK134]" office:value-type="float" office:value="0" calcext:value-type="float">
            <text:p>0.00</text:p>
          </table:table-cell>
          <table:table-cell table:formula="of:=100*([.AN134]-[.AK134])/[.AK134]" office:value-type="float" office:value="0" calcext:value-type="float">
            <text:p>0.00</text:p>
          </table:table-cell>
          <table:table-cell table:formula="of:=100*([.AO134]-[.AK134])/[.AK134]" office:value-type="float" office:value="0" calcext:value-type="float">
            <text:p>0.00</text:p>
          </table:table-cell>
          <table:table-cell/>
          <table:table-cell office:value-type="float" office:value="3.72" calcext:value-type="float">
            <text:p>4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27B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02" calcext:value-type="float">
            <text:p>202</text:p>
          </table:table-cell>
          <table:table-cell table:style-name="ce39" office:value-type="float" office:value="202" calcext:value-type="float">
            <text:p>202</text:p>
          </table:table-cell>
          <table:table-cell table:style-name="ce41" office:value-type="string" calcext:value-type="string">
            <text:p>-</text:p>
          </table:table-cell>
          <table:table-cell/>
          <table:table-cell table:formula="of:=100*([.F135]-[.E135])/[.E135]" office:value-type="float" office:value="2.02020202020202" calcext:value-type="float">
            <text:p>2.02</text:p>
          </table:table-cell>
          <table:table-cell table:formula="of:=100*([.G135]-[.E135])/[.E135]" office:value-type="float" office:value="2.02020202020202" calcext:value-type="float">
            <text:p>2.02</text:p>
          </table:table-cell>
          <table:table-cell table:formula="of:=100*([.H135]-[.E135])/[.E135]" office:value-type="float" office:value="2.02020202020202" calcext:value-type="float">
            <text:p>2.02</text:p>
          </table:table-cell>
          <table:table-cell table:number-columns-repeated="2"/>
          <table:table-cell office:value-type="float" office:value="4.35" calcext:value-type="float">
            <text:p>4</text:p>
          </table:table-cell>
          <table:table-cell office:value-type="float" office:value="0.05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192" calcext:value-type="float">
            <text:p>192</text:p>
          </table:table-cell>
          <table:table-cell/>
          <table:table-cell table:formula="of:=100*([.V135]-[.U135])/[.U135]" office:value-type="float" office:value="0" calcext:value-type="float">
            <text:p>0.00</text:p>
          </table:table-cell>
          <table:table-cell table:formula="of:=100*([.W135]-[.U135])/[.U135]" office:value-type="float" office:value="0" calcext:value-type="float">
            <text:p>0.00</text:p>
          </table:table-cell>
          <table:table-cell table:formula="of:=100*([.X135]-[.U135])/[.U135]" office:value-type="float" office:value="0" calcext:value-type="float">
            <text:p>0.00</text:p>
          </table:table-cell>
          <table:table-cell table:formula="of:=100*([.Y135]-[.U135])/[.U135]" office:value-type="float" office:value="0" calcext:value-type="float">
            <text:p>0.00</text:p>
          </table:table-cell>
          <table:table-cell/>
          <table:table-cell office:value-type="float" office:value="280.69" calcext:value-type="float">
            <text:p>281</text:p>
          </table:table-cell>
          <table:table-cell office:value-type="float" office:value="1.02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188" calcext:value-type="float">
            <text:p>188</text:p>
          </table:table-cell>
          <table:table-cell/>
          <table:table-cell table:formula="of:=100*([.AL135]-[.AK135])/[.AK135]" office:value-type="float" office:value="0" calcext:value-type="float">
            <text:p>0.00</text:p>
          </table:table-cell>
          <table:table-cell table:formula="of:=100*([.AM135]-[.AK135])/[.AK135]" office:value-type="float" office:value="0" calcext:value-type="float">
            <text:p>0.00</text:p>
          </table:table-cell>
          <table:table-cell table:formula="of:=100*([.AN135]-[.AK135])/[.AK135]" office:value-type="float" office:value="0" calcext:value-type="float">
            <text:p>0.00</text:p>
          </table:table-cell>
          <table:table-cell table:formula="of:=100*([.AO135]-[.AK135])/[.AK135]" office:value-type="float" office:value="0" calcext:value-type="float">
            <text:p>0.00</text:p>
          </table:table-cell>
          <table:table-cell/>
          <table:table-cell office:value-type="float" office:value="48.16" calcext:value-type="float">
            <text:p>48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27C 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85" calcext:value-type="float">
            <text:p>185</text:p>
          </table:table-cell>
          <table:table-cell table:style-name="ce39" office:value-type="float" office:value="185" calcext:value-type="float">
            <text:p>185</text:p>
          </table:table-cell>
          <table:table-cell table:style-name="ce41" office:value-type="float" office:value="185" calcext:value-type="float">
            <text:p>185</text:p>
          </table:table-cell>
          <table:table-cell/>
          <table:table-cell table:formula="of:=100*([.F136]-[.E136])/[.E136]" office:value-type="float" office:value="0" calcext:value-type="float">
            <text:p>0.00</text:p>
          </table:table-cell>
          <table:table-cell table:formula="of:=100*([.G136]-[.E136])/[.E136]" office:value-type="float" office:value="0" calcext:value-type="float">
            <text:p>0.00</text:p>
          </table:table-cell>
          <table:table-cell table:formula="of:=100*([.H136]-[.E136])/[.E136]" office:value-type="float" office:value="0" calcext:value-type="float">
            <text:p>0.00</text:p>
          </table:table-cell>
          <table:table-cell table:formula="of:=100*([.I136]-[.E136])/[.E136]" office:value-type="float" office:value="0" calcext:value-type="float">
            <text:p>0.00</text:p>
          </table:table-cell>
          <table:table-cell/>
          <table:table-cell office:value-type="float" office:value="22.25" calcext:value-type="float">
            <text:p>22</text:p>
          </table:table-cell>
          <table:table-cell office:value-type="float" office:value="0.15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number-columns-repeated="5" office:value-type="float" office:value="185" calcext:value-type="float">
            <text:p>185</text:p>
          </table:table-cell>
          <table:table-cell/>
          <table:table-cell table:formula="of:=100*([.V136]-[.U136])/[.U136]" office:value-type="float" office:value="0" calcext:value-type="float">
            <text:p>0.00</text:p>
          </table:table-cell>
          <table:table-cell table:formula="of:=100*([.W136]-[.U136])/[.U136]" office:value-type="float" office:value="0" calcext:value-type="float">
            <text:p>0.00</text:p>
          </table:table-cell>
          <table:table-cell table:formula="of:=100*([.X136]-[.U136])/[.U136]" office:value-type="float" office:value="0" calcext:value-type="float">
            <text:p>0.00</text:p>
          </table:table-cell>
          <table:table-cell table:formula="of:=100*([.Y136]-[.U136])/[.U136]" office:value-type="float" office:value="0" calcext:value-type="float">
            <text:p>0.00</text:p>
          </table:table-cell>
          <table:table-cell/>
          <table:table-cell office:value-type="float" office:value="3.85" calcext:value-type="float">
            <text:p>4</text:p>
          </table:table-cell>
          <table:table-cell office:value-type="float" office:value="0.03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table:number-columns-repeated="5" office:value-type="float" office:value="185" calcext:value-type="float">
            <text:p>185</text:p>
          </table:table-cell>
          <table:table-cell/>
          <table:table-cell table:formula="of:=100*([.AL136]-[.AK136])/[.AK136]" office:value-type="float" office:value="0" calcext:value-type="float">
            <text:p>0.00</text:p>
          </table:table-cell>
          <table:table-cell table:formula="of:=100*([.AM136]-[.AK136])/[.AK136]" office:value-type="float" office:value="0" calcext:value-type="float">
            <text:p>0.00</text:p>
          </table:table-cell>
          <table:table-cell table:formula="of:=100*([.AN136]-[.AK136])/[.AK136]" office:value-type="float" office:value="0" calcext:value-type="float">
            <text:p>0.00</text:p>
          </table:table-cell>
          <table:table-cell table:formula="of:=100*([.AO136]-[.AK136])/[.AK136]" office:value-type="float" office:value="0" calcext:value-type="float">
            <text:p>0.00</text:p>
          </table:table-cell>
          <table:table-cell/>
          <table:table-cell office:value-type="float" office:value="0.37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27D 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85" calcext:value-type="float">
            <text:p>185</text:p>
          </table:table-cell>
          <table:table-cell table:style-name="ce39" office:value-type="float" office:value="185" calcext:value-type="float">
            <text:p>185</text:p>
          </table:table-cell>
          <table:table-cell table:style-name="ce41" office:value-type="float" office:value="185" calcext:value-type="float">
            <text:p>185</text:p>
          </table:table-cell>
          <table:table-cell/>
          <table:table-cell table:formula="of:=100*([.F137]-[.E137])/[.E137]" office:value-type="float" office:value="0" calcext:value-type="float">
            <text:p>0.00</text:p>
          </table:table-cell>
          <table:table-cell table:formula="of:=100*([.G137]-[.E137])/[.E137]" office:value-type="float" office:value="0" calcext:value-type="float">
            <text:p>0.00</text:p>
          </table:table-cell>
          <table:table-cell table:formula="of:=100*([.H137]-[.E137])/[.E137]" office:value-type="float" office:value="0" calcext:value-type="float">
            <text:p>0.00</text:p>
          </table:table-cell>
          <table:table-cell table:formula="of:=100*([.I137]-[.E137])/[.E137]" office:value-type="float" office:value="0" calcext:value-type="float">
            <text:p>0.00</text:p>
          </table:table-cell>
          <table:table-cell/>
          <table:table-cell office:value-type="float" office:value="24.25" calcext:value-type="float">
            <text:p>24</text:p>
          </table:table-cell>
          <table:table-cell office:value-type="float" office:value="0.09" calcext:value-type="float">
            <text:p>0</text:p>
          </table:table-cell>
          <table:table-cell office:value-type="float" office:value="0.3" calcext:value-type="float">
            <text:p>0</text:p>
          </table:table-cell>
          <table:table-cell office:value-type="float" office:value="0.7" calcext:value-type="float">
            <text:p>1</text:p>
          </table:table-cell>
          <table:table-cell/>
          <table:table-cell table:number-columns-repeated="5" office:value-type="float" office:value="185" calcext:value-type="float">
            <text:p>185</text:p>
          </table:table-cell>
          <table:table-cell/>
          <table:table-cell table:formula="of:=100*([.V137]-[.U137])/[.U137]" office:value-type="float" office:value="0" calcext:value-type="float">
            <text:p>0.00</text:p>
          </table:table-cell>
          <table:table-cell table:formula="of:=100*([.W137]-[.U137])/[.U137]" office:value-type="float" office:value="0" calcext:value-type="float">
            <text:p>0.00</text:p>
          </table:table-cell>
          <table:table-cell table:formula="of:=100*([.X137]-[.U137])/[.U137]" office:value-type="float" office:value="0" calcext:value-type="float">
            <text:p>0.00</text:p>
          </table:table-cell>
          <table:table-cell table:formula="of:=100*([.Y137]-[.U137])/[.U137]" office:value-type="float" office:value="0" calcext:value-type="float">
            <text:p>0.00</text:p>
          </table:table-cell>
          <table:table-cell/>
          <table:table-cell office:value-type="float" office:value="8.42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1</text:p>
          </table:table-cell>
          <table:table-cell/>
          <table:table-cell table:number-columns-repeated="5" office:value-type="float" office:value="185" calcext:value-type="float">
            <text:p>185</text:p>
          </table:table-cell>
          <table:table-cell/>
          <table:table-cell table:formula="of:=100*([.AL137]-[.AK137])/[.AK137]" office:value-type="float" office:value="0" calcext:value-type="float">
            <text:p>0.00</text:p>
          </table:table-cell>
          <table:table-cell table:formula="of:=100*([.AM137]-[.AK137])/[.AK137]" office:value-type="float" office:value="0" calcext:value-type="float">
            <text:p>0.00</text:p>
          </table:table-cell>
          <table:table-cell table:formula="of:=100*([.AN137]-[.AK137])/[.AK137]" office:value-type="float" office:value="0" calcext:value-type="float">
            <text:p>0.00</text:p>
          </table:table-cell>
          <table:table-cell table:formula="of:=100*([.AO137]-[.AK137])/[.AK137]" office:value-type="float" office:value="0" calcext:value-type="float">
            <text:p>0.00</text:p>
          </table:table-cell>
          <table:table-cell/>
          <table:table-cell office:value-type="float" office:value="8.3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31B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74" calcext:value-type="float">
            <text:p>274</text:p>
          </table:table-cell>
          <table:table-cell office:value-type="float" office:value="336" calcext:value-type="float">
            <text:p>336</text:p>
          </table:table-cell>
          <table:table-cell office:value-type="float" office:value="326" calcext:value-type="float">
            <text:p>326</text:p>
          </table:table-cell>
          <table:table-cell table:style-name="ce39" office:value-type="float" office:value="326" calcext:value-type="float">
            <text:p>326</text:p>
          </table:table-cell>
          <table:table-cell table:style-name="ce41" office:value-type="string" calcext:value-type="string">
            <text:p>-</text:p>
          </table:table-cell>
          <table:table-cell/>
          <table:table-cell table:formula="of:=100*([.F138]-[.E138])/[.E138]" office:value-type="float" office:value="22.6277372262774" calcext:value-type="float">
            <text:p>22.63</text:p>
          </table:table-cell>
          <table:table-cell table:formula="of:=100*([.G138]-[.E138])/[.E138]" office:value-type="float" office:value="18.978102189781" calcext:value-type="float">
            <text:p>18.98</text:p>
          </table:table-cell>
          <table:table-cell table:formula="of:=100*([.H138]-[.E138])/[.E138]" office:value-type="float" office:value="18.978102189781" calcext:value-type="float">
            <text:p>18.98</text:p>
          </table:table-cell>
          <table:table-cell table:number-columns-repeated="2"/>
          <table:table-cell office:value-type="float" office:value="2837.07" calcext:value-type="float">
            <text:p>2837</text:p>
          </table:table-cell>
          <table:table-cell office:value-type="float" office:value="25.35" calcext:value-type="float">
            <text:p>25</text:p>
          </table:table-cell>
          <table:table-cell office:value-type="float" office:value="2136.5" calcext:value-type="float">
            <text:p>2137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-</text:p>
          </table:table-cell>
          <table:table-cell/>
          <table:table-cell table:formula="of:=100*([.V138]-[.U138])/[.U138]" office:value-type="float" office:value="7.66423357664234" calcext:value-type="float">
            <text:p>7.66</text:p>
          </table:table-cell>
          <table:table-cell table:formula="of:=100*([.W138]-[.U138])/[.U138]" office:value-type="float" office:value="7.2992700729927" calcext:value-type="float">
            <text:p>7.30</text:p>
          </table:table-cell>
          <table:table-cell table:formula="of:=100*([.X138]-[.U138])/[.U138]" office:value-type="float" office:value="7.2992700729927" calcext:value-type="float">
            <text:p>7.30</text:p>
          </table:table-cell>
          <table:table-cell table:number-columns-repeated="2"/>
          <table:table-cell office:value-type="float" office:value="1729.31" calcext:value-type="float">
            <text:p>1729</text:p>
          </table:table-cell>
          <table:table-cell office:value-type="float" office:value="0.92" calcext:value-type="float">
            <text:p>1</text:p>
          </table:table-cell>
          <table:table-cell office:value-type="float" office:value="0.7" calcext:value-type="float">
            <text:p>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4" office:value-type="float" office:value="282" calcext:value-type="float">
            <text:p>282</text:p>
          </table:table-cell>
          <table:table-cell/>
          <table:table-cell table:formula="of:=100*([.AL138]-[.AK138])/[.AK138]" office:value-type="float" office:value="2.91970802919708" calcext:value-type="float">
            <text:p>2.92</text:p>
          </table:table-cell>
          <table:table-cell table:formula="of:=100*([.AM138]-[.AK138])/[.AK138]" office:value-type="float" office:value="2.91970802919708" calcext:value-type="float">
            <text:p>2.92</text:p>
          </table:table-cell>
          <table:table-cell table:formula="of:=100*([.AN138]-[.AK138])/[.AK138]" office:value-type="float" office:value="2.91970802919708" calcext:value-type="float">
            <text:p>2.92</text:p>
          </table:table-cell>
          <table:table-cell table:formula="of:=100*([.AO138]-[.AK138])/[.AK138]" office:value-type="float" office:value="2.91970802919708" calcext:value-type="float">
            <text:p>2.92</text:p>
          </table:table-cell>
          <table:table-cell/>
          <table:table-cell office:value-type="float" office:value="634.5" calcext:value-type="float">
            <text:p>635</text:p>
          </table:table-cell>
          <table:table-cell office:value-type="float" office:value="0.28" calcext:value-type="float">
            <text:p>0</text:p>
          </table:table-cell>
          <table:table-cell office:value-type="float" office:value="0.7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31C 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table:style-name="ce39" office:value-type="float" office:value="277" calcext:value-type="float">
            <text:p>277</text:p>
          </table:table-cell>
          <table:table-cell table:style-name="ce41" office:value-type="float" office:value="277" calcext:value-type="float">
            <text:p>277</text:p>
          </table:table-cell>
          <table:table-cell/>
          <table:table-cell table:formula="of:=100*([.F139]-[.E139])/[.E139]" office:value-type="float" office:value="2.18978102189781" calcext:value-type="float">
            <text:p>2.19</text:p>
          </table:table-cell>
          <table:table-cell table:formula="of:=100*([.G139]-[.E139])/[.E139]" office:value-type="float" office:value="1.09489051094891" calcext:value-type="float">
            <text:p>1.09</text:p>
          </table:table-cell>
          <table:table-cell table:formula="of:=100*([.H139]-[.E139])/[.E139]" office:value-type="float" office:value="1.09489051094891" calcext:value-type="float">
            <text:p>1.09</text:p>
          </table:table-cell>
          <table:table-cell table:formula="of:=100*([.I139]-[.E139])/[.E139]" office:value-type="float" office:value="1.09489051094891" calcext:value-type="float">
            <text:p>1.09</text:p>
          </table:table-cell>
          <table:table-cell/>
          <table:table-cell office:value-type="float" office:value="1223.92" calcext:value-type="float">
            <text:p>1224</text:p>
          </table:table-cell>
          <table:table-cell office:value-type="float" office:value="0.67" calcext:value-type="float">
            <text:p>1</text:p>
          </table:table-cell>
          <table:table-cell office:value-type="float" office:value="1.7" calcext:value-type="float">
            <text:p>2</text:p>
          </table:table-cell>
          <table:table-cell office:value-type="float" office:value="2.5" calcext:value-type="float">
            <text:p>3</text:p>
          </table:table-cell>
          <table:table-cell/>
          <table:table-cell table:number-columns-repeated="5" office:value-type="float" office:value="274" calcext:value-type="float">
            <text:p>274</text:p>
          </table:table-cell>
          <table:table-cell/>
          <table:table-cell table:formula="of:=100*([.V139]-[.U139])/[.U139]" office:value-type="float" office:value="0" calcext:value-type="float">
            <text:p>0.00</text:p>
          </table:table-cell>
          <table:table-cell table:formula="of:=100*([.W139]-[.U139])/[.U139]" office:value-type="float" office:value="0" calcext:value-type="float">
            <text:p>0.00</text:p>
          </table:table-cell>
          <table:table-cell table:formula="of:=100*([.X139]-[.U139])/[.U139]" office:value-type="float" office:value="0" calcext:value-type="float">
            <text:p>0.00</text:p>
          </table:table-cell>
          <table:table-cell table:formula="of:=100*([.Y139]-[.U139])/[.U139]" office:value-type="float" office:value="0" calcext:value-type="float">
            <text:p>0.00</text:p>
          </table:table-cell>
          <table:table-cell/>
          <table:table-cell office:value-type="float" office:value="0.97" calcext:value-type="float">
            <text:p>1</text:p>
          </table:table-cell>
          <table:table-cell office:value-type="float" office:value="0.21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2.5" calcext:value-type="float">
            <text:p>3</text:p>
          </table:table-cell>
          <table:table-cell/>
          <table:table-cell table:number-columns-repeated="5" office:value-type="float" office:value="274" calcext:value-type="float">
            <text:p>274</text:p>
          </table:table-cell>
          <table:table-cell/>
          <table:table-cell table:formula="of:=100*([.AL139]-[.AK139])/[.AK139]" office:value-type="float" office:value="0" calcext:value-type="float">
            <text:p>0.00</text:p>
          </table:table-cell>
          <table:table-cell table:formula="of:=100*([.AM139]-[.AK139])/[.AK139]" office:value-type="float" office:value="0" calcext:value-type="float">
            <text:p>0.00</text:p>
          </table:table-cell>
          <table:table-cell table:formula="of:=100*([.AN139]-[.AK139])/[.AK139]" office:value-type="float" office:value="0" calcext:value-type="float">
            <text:p>0.00</text:p>
          </table:table-cell>
          <table:table-cell table:formula="of:=100*([.AO139]-[.AK139])/[.AK139]" office:value-type="float" office:value="0" calcext:value-type="float">
            <text:p>0.00</text:p>
          </table:table-cell>
          <table:table-cell/>
          <table:table-cell office:value-type="float" office:value="122.45" calcext:value-type="float">
            <text:p>122</text:p>
          </table:table-cell>
          <table:table-cell office:value-type="float" office:value="0.17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31D 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80" calcext:value-type="float">
            <text:p>280</text:p>
          </table:table-cell>
          <table:table-cell table:style-name="ce39" office:value-type="float" office:value="280" calcext:value-type="float">
            <text:p>280</text:p>
          </table:table-cell>
          <table:table-cell table:style-name="ce41" office:value-type="float" office:value="280" calcext:value-type="float">
            <text:p>280</text:p>
          </table:table-cell>
          <table:table-cell/>
          <table:table-cell table:formula="of:=100*([.F140]-[.E140])/[.E140]" office:value-type="float" office:value="2.18978102189781" calcext:value-type="float">
            <text:p>2.19</text:p>
          </table:table-cell>
          <table:table-cell table:formula="of:=100*([.G140]-[.E140])/[.E140]" office:value-type="float" office:value="2.18978102189781" calcext:value-type="float">
            <text:p>2.19</text:p>
          </table:table-cell>
          <table:table-cell table:formula="of:=100*([.H140]-[.E140])/[.E140]" office:value-type="float" office:value="2.18978102189781" calcext:value-type="float">
            <text:p>2.19</text:p>
          </table:table-cell>
          <table:table-cell table:formula="of:=100*([.I140]-[.E140])/[.E140]" office:value-type="float" office:value="2.18978102189781" calcext:value-type="float">
            <text:p>2.19</text:p>
          </table:table-cell>
          <table:table-cell/>
          <table:table-cell office:value-type="float" office:value="98.58" calcext:value-type="float">
            <text:p>99</text:p>
          </table:table-cell>
          <table:table-cell office:value-type="float" office:value="0.28" calcext:value-type="float">
            <text:p>0</text:p>
          </table:table-cell>
          <table:table-cell office:value-type="float" office:value="0.9" calcext:value-type="float">
            <text:p>1</text:p>
          </table:table-cell>
          <table:table-cell office:value-type="float" office:value="0.8" calcext:value-type="float">
            <text:p>1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4" office:value-type="float" office:value="277" calcext:value-type="float">
            <text:p>277</text:p>
          </table:table-cell>
          <table:table-cell/>
          <table:table-cell table:formula="of:=100*([.V140]-[.U140])/[.U140]" office:value-type="float" office:value="1.09489051094891" calcext:value-type="float">
            <text:p>1.09</text:p>
          </table:table-cell>
          <table:table-cell table:formula="of:=100*([.W140]-[.U140])/[.U140]" office:value-type="float" office:value="1.09489051094891" calcext:value-type="float">
            <text:p>1.09</text:p>
          </table:table-cell>
          <table:table-cell table:formula="of:=100*([.X140]-[.U140])/[.U140]" office:value-type="float" office:value="1.09489051094891" calcext:value-type="float">
            <text:p>1.09</text:p>
          </table:table-cell>
          <table:table-cell table:formula="of:=100*([.Y140]-[.U140])/[.U140]" office:value-type="float" office:value="1.09489051094891" calcext:value-type="float">
            <text:p>1.09</text:p>
          </table:table-cell>
          <table:table-cell/>
          <table:table-cell office:value-type="float" office:value="28.51" calcext:value-type="float">
            <text:p>29</text:p>
          </table:table-cell>
          <table:table-cell office:value-type="float" office:value="0.46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 office:value-type="float" office:value="0.8" calcext:value-type="float">
            <text:p>1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table:number-columns-repeated="3" office:value-type="float" office:value="274" calcext:value-type="float">
            <text:p>274</text:p>
          </table:table-cell>
          <table:table-cell/>
          <table:table-cell table:formula="of:=100*([.AL140]-[.AK140])/[.AK140]" office:value-type="float" office:value="1.09489051094891" calcext:value-type="float">
            <text:p>1.09</text:p>
          </table:table-cell>
          <table:table-cell table:formula="of:=100*([.AM140]-[.AK140])/[.AK140]" office:value-type="float" office:value="0" calcext:value-type="float">
            <text:p>0.00</text:p>
          </table:table-cell>
          <table:table-cell table:formula="of:=100*([.AN140]-[.AK140])/[.AK140]" office:value-type="float" office:value="0" calcext:value-type="float">
            <text:p>0.00</text:p>
          </table:table-cell>
          <table:table-cell table:formula="of:=100*([.AO140]-[.AK140])/[.AK140]" office:value-type="float" office:value="0" calcext:value-type="float">
            <text:p>0.00</text:p>
          </table:table-cell>
          <table:table-cell/>
          <table:table-cell office:value-type="float" office:value="28.6" calcext:value-type="float">
            <text:p>29</text:p>
          </table:table-cell>
          <table:table-cell office:value-type="float" office:value="0.48" calcext:value-type="float">
            <text:p>0</text:p>
          </table:table-cell>
          <table:table-cell office:value-type="float" office:value="0.4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40B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67" calcext:value-type="float">
            <text:p>267</text:p>
          </table:table-cell>
          <table:table-cell office:value-type="float" office:value="319" calcext:value-type="float">
            <text:p>319</text:p>
          </table:table-cell>
          <table:table-cell office:value-type="float" office:value="300" calcext:value-type="float">
            <text:p>300</text:p>
          </table:table-cell>
          <table:table-cell table:style-name="ce39" office:value-type="float" office:value="303" calcext:value-type="float">
            <text:p>303</text:p>
          </table:table-cell>
          <table:table-cell table:style-name="ce41" office:value-type="string" calcext:value-type="string">
            <text:p>-</text:p>
          </table:table-cell>
          <table:table-cell/>
          <table:table-cell table:formula="of:=100*([.F141]-[.E141])/[.E141]" office:value-type="float" office:value="19.4756554307116" calcext:value-type="float">
            <text:p>19.48</text:p>
          </table:table-cell>
          <table:table-cell table:formula="of:=100*([.G141]-[.E141])/[.E141]" office:value-type="float" office:value="12.3595505617978" calcext:value-type="float">
            <text:p>12.36</text:p>
          </table:table-cell>
          <table:table-cell table:formula="of:=100*([.H141]-[.E141])/[.E141]" office:value-type="float" office:value="13.4831460674157" calcext:value-type="float">
            <text:p>13.48</text:p>
          </table:table-cell>
          <table:table-cell table:number-columns-repeated="2"/>
          <table:table-cell office:value-type="float" office:value="2046.64" calcext:value-type="float">
            <text:p>2047</text:p>
          </table:table-cell>
          <table:table-cell office:value-type="float" office:value="2187.9" calcext:value-type="float">
            <text:p>2188</text:p>
          </table:table-cell>
          <table:table-cell office:value-type="float" office:value="24.5" calcext:value-type="float">
            <text:p>25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100*([.V141]-[.U141])/[.U141]" office:value-type="float" office:value="9.36329588014981" calcext:value-type="float">
            <text:p>9.36</text:p>
          </table:table-cell>
          <table:table-cell table:formula="of:=100*([.W141]-[.U141])/[.U141]" office:value-type="float" office:value="4.11985018726592" calcext:value-type="float">
            <text:p>4.12</text:p>
          </table:table-cell>
          <table:table-cell table:formula="of:=100*([.X141]-[.U141])/[.U141]" office:value-type="float" office:value="4.11985018726592" calcext:value-type="float">
            <text:p>4.12</text:p>
          </table:table-cell>
          <table:table-cell table:formula="of:=100*([.Y141]-[.U141])/[.U141]" office:value-type="float" office:value="7.86516853932584" calcext:value-type="float">
            <text:p>7.87</text:p>
          </table:table-cell>
          <table:table-cell/>
          <table:table-cell office:value-type="float" office:value="2814.89" calcext:value-type="float">
            <text:p>2815</text:p>
          </table:table-cell>
          <table:table-cell office:value-type="float" office:value="9.68" calcext:value-type="float">
            <text:p>10</text:p>
          </table:table-cell>
          <table:table-cell office:value-type="float" office:value="28.6" calcext:value-type="float">
            <text:p>29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267" calcext:value-type="float">
            <text:p>267</text:p>
          </table:table-cell>
          <table:table-cell/>
          <table:table-cell table:formula="of:=100*([.AL141]-[.AK141])/[.AK141]" office:value-type="float" office:value="2.99625468164794" calcext:value-type="float">
            <text:p>3.00</text:p>
          </table:table-cell>
          <table:table-cell table:formula="of:=100*([.AM141]-[.AK141])/[.AK141]" office:value-type="float" office:value="0" calcext:value-type="float">
            <text:p>0.00</text:p>
          </table:table-cell>
          <table:table-cell table:formula="of:=100*([.AN141]-[.AK141])/[.AK141]" office:value-type="float" office:value="0" calcext:value-type="float">
            <text:p>0.00</text:p>
          </table:table-cell>
          <table:table-cell table:formula="of:=100*([.AO141]-[.AK141])/[.AK141]" office:value-type="float" office:value="0" calcext:value-type="float">
            <text:p>0.00</text:p>
          </table:table-cell>
          <table:table-cell/>
          <table:table-cell office:value-type="float" office:value="2756.05" calcext:value-type="float">
            <text:p>2756</text:p>
          </table:table-cell>
          <table:table-cell office:value-type="float" office:value="3.37" calcext:value-type="float">
            <text:p>3</text:p>
          </table:table-cell>
          <table:table-cell office:value-type="float" office:value="43.8" calcext:value-type="float">
            <text:p>44</text:p>
          </table:table-cell>
          <table:table-cell office:value-type="float" office:value="12.7" calcext:value-type="float">
            <text:p>13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40C 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table:style-name="ce39" office:value-type="float" office:value="271" calcext:value-type="float">
            <text:p>271</text:p>
          </table:table-cell>
          <table:table-cell table:style-name="ce41" office:value-type="float" office:value="271" calcext:value-type="float">
            <text:p>271</text:p>
          </table:table-cell>
          <table:table-cell/>
          <table:table-cell table:formula="of:=100*([.F142]-[.E142])/[.E142]" office:value-type="float" office:value="3.74531835205992" calcext:value-type="float">
            <text:p>3.75</text:p>
          </table:table-cell>
          <table:table-cell table:formula="of:=100*([.G142]-[.E142])/[.E142]" office:value-type="float" office:value="1.49812734082397" calcext:value-type="float">
            <text:p>1.50</text:p>
          </table:table-cell>
          <table:table-cell table:formula="of:=100*([.H142]-[.E142])/[.E142]" office:value-type="float" office:value="1.49812734082397" calcext:value-type="float">
            <text:p>1.50</text:p>
          </table:table-cell>
          <table:table-cell table:formula="of:=100*([.I142]-[.E142])/[.E142]" office:value-type="float" office:value="1.49812734082397" calcext:value-type="float">
            <text:p>1.50</text:p>
          </table:table-cell>
          <table:table-cell/>
          <table:table-cell office:value-type="float" office:value="2970.77" calcext:value-type="float">
            <text:p>2971</text:p>
          </table:table-cell>
          <table:table-cell office:value-type="float" office:value="4.97" calcext:value-type="float">
            <text:p>5</text:p>
          </table:table-cell>
          <table:table-cell office:value-type="float" office:value="0.7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267" calcext:value-type="float">
            <text:p>267</text:p>
          </table:table-cell>
          <table:table-cell/>
          <table:table-cell table:formula="of:=100*([.V142]-[.U142])/[.U142]" office:value-type="float" office:value="2.99625468164794" calcext:value-type="float">
            <text:p>3.00</text:p>
          </table:table-cell>
          <table:table-cell table:formula="of:=100*([.W142]-[.U142])/[.U142]" office:value-type="float" office:value="0" calcext:value-type="float">
            <text:p>0.00</text:p>
          </table:table-cell>
          <table:table-cell table:formula="of:=100*([.X142]-[.U142])/[.U142]" office:value-type="float" office:value="0" calcext:value-type="float">
            <text:p>0.00</text:p>
          </table:table-cell>
          <table:table-cell table:formula="of:=100*([.Y142]-[.U142])/[.U142]" office:value-type="float" office:value="0" calcext:value-type="float">
            <text:p>0.00</text:p>
          </table:table-cell>
          <table:table-cell/>
          <table:table-cell office:value-type="float" office:value="2406.36" calcext:value-type="float">
            <text:p>2406</text:p>
          </table:table-cell>
          <table:table-cell office:value-type="float" office:value="3.64" calcext:value-type="float">
            <text:p>4</text:p>
          </table:table-cell>
          <table:table-cell office:value-type="float" office:value="1.7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table:number-columns-repeated="3" office:value-type="float" office:value="267" calcext:value-type="float">
            <text:p>267</text:p>
          </table:table-cell>
          <table:table-cell/>
          <table:table-cell table:formula="of:=100*([.AL142]-[.AK142])/[.AK142]" office:value-type="float" office:value="1.87265917602996" calcext:value-type="float">
            <text:p>1.87</text:p>
          </table:table-cell>
          <table:table-cell table:formula="of:=100*([.AM142]-[.AK142])/[.AK142]" office:value-type="float" office:value="0" calcext:value-type="float">
            <text:p>0.00</text:p>
          </table:table-cell>
          <table:table-cell table:formula="of:=100*([.AN142]-[.AK142])/[.AK142]" office:value-type="float" office:value="0" calcext:value-type="float">
            <text:p>0.00</text:p>
          </table:table-cell>
          <table:table-cell table:formula="of:=100*([.AO142]-[.AK142])/[.AK142]" office:value-type="float" office:value="0" calcext:value-type="float">
            <text:p>0.00</text:p>
          </table:table-cell>
          <table:table-cell/>
          <table:table-cell office:value-type="float" office:value="1949.47" calcext:value-type="float">
            <text:p>1949</text:p>
          </table:table-cell>
          <table:table-cell office:value-type="float" office:value="0.64" calcext:value-type="float">
            <text:p>1</text:p>
          </table:table-cell>
          <table:table-cell office:value-type="float" office:value="0.6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17" office:value-type="string" calcext:value-type="string">
            <text:p>Bi40D 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table:style-name="ce39" office:value-type="float" office:value="282" calcext:value-type="float">
            <text:p>282</text:p>
          </table:table-cell>
          <table:table-cell table:style-name="ce41" office:value-type="float" office:value="272" calcext:value-type="float">
            <text:p>272</text:p>
          </table:table-cell>
          <table:table-cell/>
          <table:table-cell table:formula="of:=100*([.F143]-[.E143])/[.E143]" office:value-type="float" office:value="8.98876404494382" calcext:value-type="float">
            <text:p>8.99</text:p>
          </table:table-cell>
          <table:table-cell table:formula="of:=100*([.G143]-[.E143])/[.E143]" office:value-type="float" office:value="5.99250936329588" calcext:value-type="float">
            <text:p>5.99</text:p>
          </table:table-cell>
          <table:table-cell table:formula="of:=100*([.H143]-[.E143])/[.E143]" office:value-type="float" office:value="5.61797752808989" calcext:value-type="float">
            <text:p>5.62</text:p>
          </table:table-cell>
          <table:table-cell table:formula="of:=100*([.I143]-[.E143])/[.E143]" office:value-type="float" office:value="1.87265917602996" calcext:value-type="float">
            <text:p>1.87</text:p>
          </table:table-cell>
          <table:table-cell/>
          <table:table-cell office:value-type="float" office:value="2089.54" calcext:value-type="float">
            <text:p>2090</text:p>
          </table:table-cell>
          <table:table-cell office:value-type="float" office:value="51.77" calcext:value-type="float">
            <text:p>52</text:p>
          </table:table-cell>
          <table:table-cell office:value-type="float" office:value="49.5" calcext:value-type="float">
            <text:p>50</text:p>
          </table:table-cell>
          <table:table-cell office:value-type="float" office:value="3.5" calcext:value-type="float">
            <text:p>4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278" calcext:value-type="float">
            <text:p>278</text:p>
          </table:table-cell>
          <table:table-cell/>
          <table:table-cell table:formula="of:=100*([.V143]-[.U143])/[.U143]" office:value-type="float" office:value="5.99250936329588" calcext:value-type="float">
            <text:p>5.99</text:p>
          </table:table-cell>
          <table:table-cell table:formula="of:=100*([.W143]-[.U143])/[.U143]" office:value-type="float" office:value="4.11985018726592" calcext:value-type="float">
            <text:p>4.12</text:p>
          </table:table-cell>
          <table:table-cell table:formula="of:=100*([.X143]-[.U143])/[.U143]" office:value-type="float" office:value="4.11985018726592" calcext:value-type="float">
            <text:p>4.12</text:p>
          </table:table-cell>
          <table:table-cell table:formula="of:=100*([.Y143]-[.U143])/[.U143]" office:value-type="float" office:value="4.11985018726592" calcext:value-type="float">
            <text:p>4.12</text:p>
          </table:table-cell>
          <table:table-cell/>
          <table:table-cell office:value-type="float" office:value="228.8" calcext:value-type="float">
            <text:p>229</text:p>
          </table:table-cell>
          <table:table-cell office:value-type="float" office:value="1.23" calcext:value-type="float">
            <text:p>1</text:p>
          </table:table-cell>
          <table:table-cell office:value-type="float" office:value="0.4" calcext:value-type="float">
            <text:p>0</text:p>
          </table:table-cell>
          <table:table-cell office:value-type="float" office:value="3.5" calcext:value-type="float">
            <text:p>4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74" calcext:value-type="float">
            <text:p>274</text:p>
          </table:table-cell>
          <table:table-cell/>
          <table:table-cell table:formula="of:=100*([.AL143]-[.AK143])/[.AK143]" office:value-type="float" office:value="4.49438202247191" calcext:value-type="float">
            <text:p>4.49</text:p>
          </table:table-cell>
          <table:table-cell table:formula="of:=100*([.AM143]-[.AK143])/[.AK143]" office:value-type="float" office:value="2.62172284644195" calcext:value-type="float">
            <text:p>2.62</text:p>
          </table:table-cell>
          <table:table-cell table:formula="of:=100*([.AN143]-[.AK143])/[.AK143]" office:value-type="float" office:value="2.62172284644195" calcext:value-type="float">
            <text:p>2.62</text:p>
          </table:table-cell>
          <table:table-cell table:formula="of:=100*([.AO143]-[.AK143])/[.AK143]" office:value-type="float" office:value="2.62172284644195" calcext:value-type="float">
            <text:p>2.62</text:p>
          </table:table-cell>
          <table:table-cell/>
          <table:table-cell office:value-type="float" office:value="814.09" calcext:value-type="float">
            <text:p>814</text:p>
          </table:table-cell>
          <table:table-cell office:value-type="float" office:value="1.24" calcext:value-type="float">
            <text:p>1</text:p>
          </table:table-cell>
          <table:table-cell office:value-type="float" office:value="1.8" calcext:value-type="float">
            <text:p>2</text:p>
          </table:table-cell>
          <table:table-cell office:value-type="float" office:value="0.4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8" table:number-columns-repeated="9"/>
          <table:table-cell table:style-name="ce18" office:value-type="string" calcext:value-type="string">
            <text:p>GAP1-avg</text:p>
          </table:table-cell>
          <table:table-cell table:style-name="ce18" office:value-type="string" calcext:value-type="string">
            <text:p>GAP2-avg</text:p>
          </table:table-cell>
          <table:table-cell table:style-name="ce18" office:value-type="string" calcext:value-type="string">
            <text:p>GAP3-avg</text:p>
          </table:table-cell>
          <table:table-cell table:style-name="ce18" table:number-columns-repeated="2"/>
          <table:table-cell table:style-name="Default" table:number-columns-repeated="5"/>
          <table:table-cell table:style-name="ce18" table:number-columns-repeated="6"/>
          <table:table-cell table:style-name="ce18" office:value-type="string" calcext:value-type="string">
            <text:p>GAP1-avg</text:p>
          </table:table-cell>
          <table:table-cell table:style-name="ce18" office:value-type="string" calcext:value-type="string">
            <text:p>GAP2-avg</text:p>
          </table:table-cell>
          <table:table-cell table:style-name="ce18" office:value-type="string" calcext:value-type="string">
            <text:p>GAP3-avg</text:p>
          </table:table-cell>
          <table:table-cell table:style-name="ce18" table:number-columns-repeated="2"/>
          <table:table-cell table:style-name="Default" table:number-columns-repeated="5"/>
          <table:table-cell table:style-name="ce18" table:number-columns-repeated="6"/>
          <table:table-cell table:style-name="ce18" office:value-type="string" calcext:value-type="string">
            <text:p>GAP1-avg</text:p>
          </table:table-cell>
          <table:table-cell table:style-name="ce18" office:value-type="string" calcext:value-type="string">
            <text:p>GAP2-avg</text:p>
          </table:table-cell>
          <table:table-cell table:style-name="ce18" office:value-type="string" calcext:value-type="string">
            <text:p>GAP3-avg</text:p>
          </table:table-cell>
          <table:table-cell table:style-name="ce18" table:number-columns-repeated="2"/>
          <table:table-cell table:style-name="Default" table:number-columns-repeated="4"/>
          <table:table-cell table:number-columns-repeated="2"/>
          <table:table-cell office:value-type="string" calcext:value-type="string" table:number-columns-spanned="4" table:number-rows-spanned="1">
            <text:p>Average (regarding all classes M*, M*+1 e M*+2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verages</text:p>
          </table:table-cell>
          <table:table-cell table:style-name="Default" table:number-columns-repeated="49"/>
          <table:table-cell/>
          <table:table-cell table:style-name="ce17" office:value-type="string" calcext:value-type="string">
            <text:p>GAP1 %</text:p>
          </table:table-cell>
          <table:table-cell table:style-name="ce17" office:value-type="string" calcext:value-type="string">
            <text:p>GAP2 %</text:p>
          </table:table-cell>
          <table:table-cell table:style-name="ce17" office:value-type="string" calcext:value-type="string">
            <text:p>GAP3 %</text:p>
          </table:table-cell>
          <table:table-cell/>
          <table:table-cell table:style-name="ce17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Default" office:value-type="string" calcext:value-type="string">
            <text:p>ogdb</text:p>
          </table:table-cell>
          <table:table-cell table:style-name="ce18" table:formula="of:=AVERAGE([.K7:.K29])" office:value-type="float" office:value="0.0931310549127468" calcext:value-type="float">
            <text:p>0.09</text:p>
          </table:table-cell>
          <table:table-cell table:style-name="ce18" table:formula="of:=AVERAGE([.L7:.L29])" office:value-type="float" office:value="0.0732779677576942" calcext:value-type="float">
            <text:p>0.07</text:p>
          </table:table-cell>
          <table:table-cell table:style-name="ce18" table:formula="of:=AVERAGE([.M7:.M29])" office:value-type="float" office:value="0.0732779677576942" calcext:value-type="float">
            <text:p>0.07</text:p>
          </table:table-cell>
          <table:table-cell table:style-name="ce18" table:number-columns-repeated="2"/>
          <table:table-cell table:style-name="Default" table:number-columns-repeated="10"/>
          <table:table-cell table:style-name="Default" office:value-type="string" calcext:value-type="string">
            <text:p>ogdb</text:p>
          </table:table-cell>
          <table:table-cell table:style-name="ce18" table:formula="of:=AVERAGE([.AA7:.AA29])" office:value-type="float" office:value="0.0488519785051295" calcext:value-type="float">
            <text:p>0.05</text:p>
          </table:table-cell>
          <table:table-cell table:style-name="ce18" table:formula="of:=AVERAGE([.AB7:.AB29])" office:value-type="float" office:value="0.0488519785051295" calcext:value-type="float">
            <text:p>0.05</text:p>
          </table:table-cell>
          <table:table-cell table:style-name="ce18" table:formula="of:=AVERAGE([.AC7:.AC29])" office:value-type="float" office:value="0.0488519785051295" calcext:value-type="float">
            <text:p>0.05</text:p>
          </table:table-cell>
          <table:table-cell table:style-name="ce18" table:number-columns-repeated="2"/>
          <table:table-cell table:style-name="Default" table:number-columns-repeated="10"/>
          <table:table-cell table:style-name="Default" office:value-type="string" calcext:value-type="string">
            <text:p>ogdb</text:p>
          </table:table-cell>
          <table:table-cell table:style-name="ce18" table:formula="of:=AVERAGE([.AQ7:.AQ29])" office:value-type="float" office:value="0.0488519785051295" calcext:value-type="float">
            <text:p>0.05</text:p>
          </table:table-cell>
          <table:table-cell table:style-name="ce18" table:formula="of:=AVERAGE([.AR7:.AR29])" office:value-type="float" office:value="0.0244259892525647" calcext:value-type="float">
            <text:p>0.02</text:p>
          </table:table-cell>
          <table:table-cell table:style-name="ce18" table:formula="of:=AVERAGE([.AS7:.AS29])" office:value-type="float" office:value="0.0244259892525647" calcext:value-type="float">
            <text:p>0.02</text:p>
          </table:table-cell>
          <table:table-cell table:style-name="ce18" table:number-columns-repeated="2"/>
          <table:table-cell table:style-name="Default" table:number-columns-repeated="4"/>
          <table:table-cell office:value-type="string" calcext:value-type="string">
            <text:p>ogdb</text:p>
          </table:table-cell>
          <table:table-cell table:style-name="ce18" table:formula="of:=SUM([.K146];[.AA146];[.AQ146])/3" office:value-type="float" office:value="0.0636116706410019" calcext:value-type="float">
            <text:p>0.06</text:p>
          </table:table-cell>
          <table:table-cell table:style-name="ce18" table:formula="of:=SUM([.L146];[.AB146];[.AR146])/3" office:value-type="float" office:value="0.0488519785051295" calcext:value-type="float">
            <text:p>0.05</text:p>
          </table:table-cell>
          <table:table-cell table:style-name="ce18" table:formula="of:=SUM([.M146];[.AC146];[.AS146])/3" office:value-type="float" office:value="0.0488519785051295" calcext:value-type="float">
            <text:p>0.05</text:p>
          </table:table-cell>
          <table:table-cell table:style-name="ce18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Default" office:value-type="string" calcext:value-type="string">
            <text:p>oval</text:p>
          </table:table-cell>
          <table:table-cell table:style-name="ce18" table:formula="of:=AVERAGE([.K30:.K63])" office:value-type="float" office:value="3.83120142408525" calcext:value-type="float">
            <text:p>3.83</text:p>
          </table:table-cell>
          <table:table-cell table:style-name="ce18" table:formula="of:=AVERAGE([.L30:.L63])" office:value-type="float" office:value="3.18875368665971" calcext:value-type="float">
            <text:p>3.19</text:p>
          </table:table-cell>
          <table:table-cell table:style-name="ce18" table:formula="of:=AVERAGE([.M30:.M63])" office:value-type="float" office:value="3.17817391518277" calcext:value-type="float">
            <text:p>3.18</text:p>
          </table:table-cell>
          <table:table-cell table:style-name="ce18" table:number-columns-repeated="2"/>
          <table:table-cell table:style-name="Default" table:number-columns-repeated="10"/>
          <table:table-cell table:style-name="Default" office:value-type="string" calcext:value-type="string">
            <text:p>oval</text:p>
          </table:table-cell>
          <table:table-cell table:style-name="ce18" table:formula="of:=AVERAGE([.AA30:.AA63])" office:value-type="float" office:value="3.29296285016738" calcext:value-type="float">
            <text:p>3.29</text:p>
          </table:table-cell>
          <table:table-cell table:style-name="ce18" table:formula="of:=AVERAGE([.AB30:.AB63])" office:value-type="float" office:value="2.23847301698228" calcext:value-type="float">
            <text:p>2.24</text:p>
          </table:table-cell>
          <table:table-cell table:style-name="ce18" table:formula="of:=AVERAGE([.AC30:.AC63])" office:value-type="float" office:value="2.23847301698228" calcext:value-type="float">
            <text:p>2.24</text:p>
          </table:table-cell>
          <table:table-cell table:style-name="ce18" table:number-columns-repeated="2"/>
          <table:table-cell table:style-name="Default" table:number-columns-repeated="10"/>
          <table:table-cell table:style-name="Default" office:value-type="string" calcext:value-type="string">
            <text:p>oval</text:p>
          </table:table-cell>
          <table:table-cell table:style-name="ce18" table:formula="of:=AVERAGE([.AQ30:.AQ63])" office:value-type="float" office:value="3.3020479009034" calcext:value-type="float">
            <text:p>3.30</text:p>
          </table:table-cell>
          <table:table-cell table:style-name="ce18" table:formula="of:=AVERAGE([.AR30:.AR63])" office:value-type="float" office:value="1.45579889550373" calcext:value-type="float">
            <text:p>1.46</text:p>
          </table:table-cell>
          <table:table-cell table:style-name="ce18" table:formula="of:=AVERAGE([.AS30:.AS63])" office:value-type="float" office:value="1.45579889550373" calcext:value-type="float">
            <text:p>1.46</text:p>
          </table:table-cell>
          <table:table-cell table:style-name="ce18" table:number-columns-repeated="2"/>
          <table:table-cell table:style-name="Default" table:number-columns-repeated="4"/>
          <table:table-cell office:value-type="string" calcext:value-type="string">
            <text:p>oval</text:p>
          </table:table-cell>
          <table:table-cell table:style-name="ce18" table:formula="of:=SUM([.K147];[.AA147];[.AQ147])/3" office:value-type="float" office:value="3.47540405838534" calcext:value-type="float">
            <text:p>3.48</text:p>
          </table:table-cell>
          <table:table-cell table:style-name="ce18" table:formula="of:=SUM([.L147];[.AB147];[.AR147])/3" office:value-type="float" office:value="2.29434186638191" calcext:value-type="float">
            <text:p>2.29</text:p>
          </table:table-cell>
          <table:table-cell table:style-name="ce18" table:formula="of:=SUM([.M147];[.AC147];[.AS147])/3" office:value-type="float" office:value="2.29081527588959" calcext:value-type="float">
            <text:p>2.29</text:p>
          </table:table-cell>
          <table:table-cell table:style-name="ce18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Default" office:value-type="string" calcext:value-type="string">
            <text:p>oegl</text:p>
          </table:table-cell>
          <table:table-cell table:style-name="ce18" table:formula="of:=AVERAGE([.K64:.K87])" office:value-type="float" office:value="31.7361946640907" calcext:value-type="float">
            <text:p>31.74</text:p>
          </table:table-cell>
          <table:table-cell table:style-name="ce18" table:formula="of:=AVERAGE([.L64:.L87])" office:value-type="float" office:value="15.9390338425003" calcext:value-type="float">
            <text:p>15.94</text:p>
          </table:table-cell>
          <table:table-cell table:style-name="ce18" table:formula="of:=AVERAGE([.M64:.M87])" office:value-type="float" office:value="11.8274987629371" calcext:value-type="float">
            <text:p>11.83</text:p>
          </table:table-cell>
          <table:table-cell table:style-name="ce18" table:number-columns-repeated="2"/>
          <table:table-cell table:style-name="Default" table:number-columns-repeated="10"/>
          <table:table-cell table:style-name="Default" office:value-type="string" calcext:value-type="string">
            <text:p>oegl</text:p>
          </table:table-cell>
          <table:table-cell table:style-name="ce18" table:formula="of:=AVERAGE([.AA64:.AA87])" office:value-type="float" office:value="20.6928110803438" calcext:value-type="float">
            <text:p>20.69</text:p>
          </table:table-cell>
          <table:table-cell table:style-name="ce18" table:formula="of:=AVERAGE([.AB64:.AB87])" office:value-type="float" office:value="7.19903469008901" calcext:value-type="float">
            <text:p>7.20</text:p>
          </table:table-cell>
          <table:table-cell table:style-name="ce18" table:formula="of:=AVERAGE([.AC64:.AC87])" office:value-type="float" office:value="6.74930367042463" calcext:value-type="float">
            <text:p>6.75</text:p>
          </table:table-cell>
          <table:table-cell table:style-name="ce18" table:number-columns-repeated="2"/>
          <table:table-cell table:style-name="Default" table:number-columns-repeated="10"/>
          <table:table-cell table:style-name="Default" office:value-type="string" calcext:value-type="string">
            <text:p>oegl</text:p>
          </table:table-cell>
          <table:table-cell table:style-name="ce18" table:formula="of:=AVERAGE([.AQ64:.AQ87])" office:value-type="float" office:value="18.4882586306782" calcext:value-type="float">
            <text:p>18.49</text:p>
          </table:table-cell>
          <table:table-cell table:style-name="ce18" table:formula="of:=AVERAGE([.AR64:.AR87])" office:value-type="float" office:value="5.32766858721307" calcext:value-type="float">
            <text:p>5.33</text:p>
          </table:table-cell>
          <table:table-cell table:style-name="ce18" table:formula="of:=AVERAGE([.AS64:.AS87])" office:value-type="float" office:value="5.19484363328996" calcext:value-type="float">
            <text:p>5.19</text:p>
          </table:table-cell>
          <table:table-cell table:style-name="ce18" table:number-columns-repeated="2"/>
          <table:table-cell table:style-name="Default" table:number-columns-repeated="4"/>
          <table:table-cell office:value-type="string" calcext:value-type="string">
            <text:p>oegl</text:p>
          </table:table-cell>
          <table:table-cell table:style-name="ce18" table:formula="of:=SUM([.K148];[.AA148];[.AQ148])/3" office:value-type="float" office:value="23.6390881250376" calcext:value-type="float">
            <text:p>23.64</text:p>
          </table:table-cell>
          <table:table-cell table:style-name="ce18" table:formula="of:=SUM([.L148];[.AB148];[.AR148])/3" office:value-type="float" office:value="9.48857903993414" calcext:value-type="float">
            <text:p>9.49</text:p>
          </table:table-cell>
          <table:table-cell table:style-name="ce18" table:formula="of:=SUM([.M148];[.AC148];[.AS148])/3" office:value-type="float" office:value="7.92388202221722" calcext:value-type="float">
            <text:p>7.92</text:p>
          </table:table-cell>
          <table:table-cell table:style-name="ce18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Default" office:value-type="string" calcext:value-type="string">
            <text:p>A</text:p>
          </table:table-cell>
          <table:table-cell table:style-name="ce18" table:formula="of:=AVERAGE([.K88:.K119])" office:value-type="float" office:value="4.89770743215571" calcext:value-type="float">
            <text:p>4.90</text:p>
          </table:table-cell>
          <table:table-cell table:style-name="ce18" table:formula="of:=AVERAGE([.L88:.L119])" office:value-type="float" office:value="3.53787223029622" calcext:value-type="float">
            <text:p>3.54</text:p>
          </table:table-cell>
          <table:table-cell table:style-name="ce18" table:formula="of:=AVERAGE([.M88:.M119])" office:value-type="float" office:value="3.57586615126887" calcext:value-type="float">
            <text:p>3.58</text:p>
          </table:table-cell>
          <table:table-cell table:style-name="ce18" table:number-columns-repeated="2"/>
          <table:table-cell table:style-name="Default" table:number-columns-repeated="10"/>
          <table:table-cell table:style-name="Default" office:value-type="string" calcext:value-type="string">
            <text:p>A</text:p>
          </table:table-cell>
          <table:table-cell table:style-name="ce18" table:formula="of:=AVERAGE([.AA88:.AA119])" office:value-type="float" office:value="3.19957163643996" calcext:value-type="float">
            <text:p>3.20</text:p>
          </table:table-cell>
          <table:table-cell table:style-name="ce18" table:formula="of:=AVERAGE([.AB88:.AB119])" office:value-type="float" office:value="1.72498256831336" calcext:value-type="float">
            <text:p>1.72</text:p>
          </table:table-cell>
          <table:table-cell table:style-name="ce18" table:formula="of:=AVERAGE([.AC88:.AC119])" office:value-type="float" office:value="1.7154840880702" calcext:value-type="float">
            <text:p>1.72</text:p>
          </table:table-cell>
          <table:table-cell table:style-name="ce18" table:number-columns-repeated="2"/>
          <table:table-cell table:style-name="Default" table:number-columns-repeated="10"/>
          <table:table-cell table:style-name="Default" office:value-type="string" calcext:value-type="string">
            <text:p>A</text:p>
          </table:table-cell>
          <table:table-cell table:style-name="ce18" table:formula="of:=AVERAGE([.AQ88:.AQ119])" office:value-type="float" office:value="2.97881008072975" calcext:value-type="float">
            <text:p>2.98</text:p>
          </table:table-cell>
          <table:table-cell table:style-name="ce18" table:formula="of:=AVERAGE([.AR88:.AR119])" office:value-type="float" office:value="1.1398926715387" calcext:value-type="float">
            <text:p>1.14</text:p>
          </table:table-cell>
          <table:table-cell table:style-name="ce18" table:formula="of:=AVERAGE([.AS88:.AS119])" office:value-type="float" office:value="1.1398926715387" calcext:value-type="float">
            <text:p>1.14</text:p>
          </table:table-cell>
          <table:table-cell table:style-name="ce18" table:number-columns-repeated="2"/>
          <table:table-cell table:style-name="Default" table:number-columns-repeated="4"/>
          <table:table-cell office:value-type="string" calcext:value-type="string">
            <text:p>A</text:p>
          </table:table-cell>
          <table:table-cell table:style-name="ce18" table:formula="of:=SUM([.K149];[.AA149];[.AQ149])/3" office:value-type="float" office:value="3.69202971644181" calcext:value-type="float">
            <text:p>3.69</text:p>
          </table:table-cell>
          <table:table-cell table:style-name="ce18" table:formula="of:=SUM([.L149];[.AB149];[.AR149])/3" office:value-type="float" office:value="2.13424915671609" calcext:value-type="float">
            <text:p>2.13</text:p>
          </table:table-cell>
          <table:table-cell table:style-name="ce18" table:formula="of:=SUM([.M149];[.AC149];[.AS149])/3" office:value-type="float" office:value="2.14374763695926" calcext:value-type="float">
            <text:p>2.14</text:p>
          </table:table-cell>
          <table:table-cell table:style-name="ce18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Default" office:value-type="string" calcext:value-type="string">
            <text:p>B</text:p>
          </table:table-cell>
          <table:table-cell table:style-name="ce18" table:formula="of:=AVERAGE([.K120:.K143])" office:value-type="float" office:value="3.6611493935885" calcext:value-type="float">
            <text:p>3.66</text:p>
          </table:table-cell>
          <table:table-cell table:style-name="ce18" table:formula="of:=AVERAGE([.L120:.L143])" office:value-type="float" office:value="2.91346555010114" calcext:value-type="float">
            <text:p>2.91</text:p>
          </table:table-cell>
          <table:table-cell table:style-name="ce18" table:formula="of:=AVERAGE([.M120:.M143])" office:value-type="float" office:value="2.9446765363683" calcext:value-type="float">
            <text:p>2.94</text:p>
          </table:table-cell>
          <table:table-cell table:style-name="ce18"/>
          <table:table-cell table:style-name="Default"/>
          <table:table-cell table:style-name="Default" office:value-type="string" calcext:value-type="string">
            <text:p>cpu1-avg</text:p>
          </table:table-cell>
          <table:table-cell table:style-name="Default" office:value-type="string" calcext:value-type="string">
            <text:p>cpu2-avg</text:p>
          </table:table-cell>
          <table:table-cell table:style-name="Default" office:value-type="string" calcext:value-type="string">
            <text:p>cpu3-avg</text:p>
          </table:table-cell>
          <table:table-cell table:style-name="Default" table:number-columns-repeated="7"/>
          <table:table-cell table:style-name="Default" office:value-type="string" calcext:value-type="string">
            <text:p>B</text:p>
          </table:table-cell>
          <table:table-cell table:style-name="ce18" table:formula="of:=AVERAGE([.AA120:.AA143])" office:value-type="float" office:value="1.3357539670665" calcext:value-type="float">
            <text:p>1.34</text:p>
          </table:table-cell>
          <table:table-cell table:style-name="ce18" table:formula="of:=AVERAGE([.AB120:.AB143])" office:value-type="float" office:value="0.730279920888774" calcext:value-type="float">
            <text:p>0.73</text:p>
          </table:table-cell>
          <table:table-cell table:style-name="ce18" table:formula="of:=AVERAGE([.AC120:.AC143])" office:value-type="float" office:value="0.730279920888774" calcext:value-type="float">
            <text:p>0.73</text:p>
          </table:table-cell>
          <table:table-cell table:style-name="ce18"/>
          <table:table-cell table:style-name="Default"/>
          <table:table-cell table:style-name="Default" office:value-type="string" calcext:value-type="string">
            <text:p>cpu1-avg</text:p>
          </table:table-cell>
          <table:table-cell table:style-name="Default" office:value-type="string" calcext:value-type="string">
            <text:p>cpu2-avg</text:p>
          </table:table-cell>
          <table:table-cell table:style-name="Default" office:value-type="string" calcext:value-type="string">
            <text:p>cpu3-avg</text:p>
          </table:table-cell>
          <table:table-cell table:style-name="Default" table:number-columns-repeated="7"/>
          <table:table-cell table:style-name="Default" office:value-type="string" calcext:value-type="string">
            <text:p>B</text:p>
          </table:table-cell>
          <table:table-cell table:style-name="ce18" table:formula="of:=AVERAGE([.AQ120:.AQ143])" office:value-type="float" office:value="1.08003571162696" calcext:value-type="float">
            <text:p>1.08</text:p>
          </table:table-cell>
          <table:table-cell table:style-name="ce18" table:formula="of:=AVERAGE([.AR120:.AR143])" office:value-type="float" office:value="0.230892953151626" calcext:value-type="float">
            <text:p>0.23</text:p>
          </table:table-cell>
          <table:table-cell table:style-name="ce18" table:formula="of:=AVERAGE([.AS120:.AS143])" office:value-type="float" office:value="0.230892953151626" calcext:value-type="float">
            <text:p>0.23</text:p>
          </table:table-cell>
          <table:table-cell table:style-name="ce18"/>
          <table:table-cell table:style-name="Default"/>
          <table:table-cell table:style-name="Default" office:value-type="string" calcext:value-type="string">
            <text:p>cpu1-avg</text:p>
          </table:table-cell>
          <table:table-cell table:style-name="Default" office:value-type="string" calcext:value-type="string">
            <text:p>cpu2-avg</text:p>
          </table:table-cell>
          <table:table-cell table:style-name="Default" office:value-type="string" calcext:value-type="string">
            <text:p>cpu3-avg</text:p>
          </table:table-cell>
          <table:table-cell table:style-name="Default"/>
          <table:table-cell office:value-type="string" calcext:value-type="string">
            <text:p>B</text:p>
          </table:table-cell>
          <table:table-cell table:style-name="ce18" table:formula="of:=SUM([.K150];[.AA150];[.AQ150])/3" office:value-type="float" office:value="2.02564635742732" calcext:value-type="float">
            <text:p>2.03</text:p>
          </table:table-cell>
          <table:table-cell table:style-name="ce18" table:formula="of:=SUM([.L150];[.AB150];[.AR150])/3" office:value-type="float" office:value="1.29154614138051" calcext:value-type="float">
            <text:p>1.29</text:p>
          </table:table-cell>
          <table:table-cell table:style-name="ce18" table:formula="of:=SUM([.M150];[.AC150];[.AS150])/3" office:value-type="float" office:value="1.30194980346957" calcext:value-type="float">
            <text:p>1.30</text:p>
          </table:table-cell>
          <table:table-cell table:style-name="ce18"/>
          <table:table-cell/>
          <table:table-cell table:style-name="ce17" office:value-type="string" calcext:value-type="string">
            <text:p>CPU1</text:p>
          </table:table-cell>
          <table:table-cell table:style-name="ce17" office:value-type="string" calcext:value-type="string">
            <text:p>CPU2</text:p>
          </table:table-cell>
          <table:table-cell table:style-name="ce17" office:value-type="string" calcext:value-type="string">
            <text:p>CPU3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style-name="Default" office:value-type="string" calcext:value-type="string">
            <text:p>overall</text:p>
          </table:table-cell>
          <table:table-cell table:style-name="ce18" table:formula="of:=AVERAGE([.K7:.K143])" office:value-type="float" office:value="8.31142888974581" calcext:value-type="float">
            <text:p>8.31</text:p>
          </table:table-cell>
          <table:table-cell table:style-name="ce18" table:formula="of:=AVERAGE([.L7:.L143])" office:value-type="float" office:value="4.93266361603483" calcext:value-type="float">
            <text:p>4.93</text:p>
          </table:table-cell>
          <table:table-cell table:style-name="ce18" table:formula="of:=AVERAGE([.M7:.M143])" office:value-type="float" office:value="4.22411117079251" calcext:value-type="float">
            <text:p>4.22</text:p>
          </table:table-cell>
          <table:table-cell table:style-name="ce18"/>
          <table:table-cell table:style-name="Default" office:value-type="string" calcext:value-type="string">
            <text:p>gdb</text:p>
          </table:table-cell>
          <table:table-cell table:style-name="ce18" table:formula="of:=AVERAGE([.P7:.P29])" office:value-type="float" office:value="34.0917391304348" calcext:value-type="float">
            <text:p>34.09</text:p>
          </table:table-cell>
          <table:table-cell table:style-name="ce18" table:formula="of:=AVERAGE([.Q7:.Q29])" office:value-type="float" office:value="0.137826086956522" calcext:value-type="float">
            <text:p>0.14</text:p>
          </table:table-cell>
          <table:table-cell table:style-name="ce18" table:formula="of:=AVERAGE([.R7:.R29])" office:value-type="float" office:value="0.0478260869565217" calcext:value-type="float">
            <text:p>0.05</text:p>
          </table:table-cell>
          <table:table-cell table:style-name="ce18"/>
          <table:table-cell table:style-name="Default" table:number-columns-repeated="6"/>
          <table:table-cell table:style-name="Default" office:value-type="string" calcext:value-type="string">
            <text:p>overall</text:p>
          </table:table-cell>
          <table:table-cell table:style-name="ce18" table:formula="of:=AVERAGE([.AA7:.AA143])" office:value-type="float" office:value="5.43179697748346" calcext:value-type="float">
            <text:p>5.43</text:p>
          </table:table-cell>
          <table:table-cell table:style-name="ce18" table:formula="of:=AVERAGE([.AB7:.AB143])" office:value-type="float" office:value="2.35572752505481" calcext:value-type="float">
            <text:p>2.36</text:p>
          </table:table-cell>
          <table:table-cell table:style-name="ce18" table:formula="of:=AVERAGE([.AC7:.AC143])" office:value-type="float" office:value="2.27472390578674" calcext:value-type="float">
            <text:p>2.27</text:p>
          </table:table-cell>
          <table:table-cell table:style-name="ce18"/>
          <table:table-cell table:style-name="Default" office:value-type="string" calcext:value-type="string">
            <text:p>gdb</text:p>
          </table:table-cell>
          <table:table-cell table:style-name="ce18" table:formula="of:=AVERAGE([.AF7:.AF29])" office:value-type="float" office:value="16.6891304347826" calcext:value-type="float">
            <text:p>16.69</text:p>
          </table:table-cell>
          <table:table-cell table:style-name="ce18" table:formula="of:=AVERAGE([.AG7:.AG29])" office:value-type="float" office:value="0.0156521739130435" calcext:value-type="float">
            <text:p>0.02</text:p>
          </table:table-cell>
          <table:table-cell table:style-name="ce18" table:formula="of:=AVERAGE([.AH7:.AH29])" office:value-type="float" office:value="0.00869565217391304" calcext:value-type="float">
            <text:p>0.01</text:p>
          </table:table-cell>
          <table:table-cell table:style-name="ce18"/>
          <table:table-cell table:style-name="Default" table:number-columns-repeated="6"/>
          <table:table-cell table:style-name="Default" office:value-type="string" calcext:value-type="string">
            <text:p>overall</text:p>
          </table:table-cell>
          <table:table-cell table:style-name="ce18" table:formula="of:=AVERAGE([.AQ7:.AQ143])" office:value-type="float" office:value="4.95149059076649" calcext:value-type="float">
            <text:p>4.95</text:p>
          </table:table-cell>
          <table:table-cell table:style-name="ce18" table:formula="of:=AVERAGE([.AR7:.AR143])" office:value-type="float" office:value="1.60540877852502" calcext:value-type="float">
            <text:p>1.61</text:p>
          </table:table-cell>
          <table:table-cell table:style-name="ce18" table:formula="of:=AVERAGE([.AS7:.AS143])" office:value-type="float" office:value="1.58214017345819" calcext:value-type="float">
            <text:p>1.58</text:p>
          </table:table-cell>
          <table:table-cell table:style-name="ce18"/>
          <table:table-cell table:style-name="Default" office:value-type="string" calcext:value-type="string">
            <text:p>gdb</text:p>
          </table:table-cell>
          <table:table-cell table:style-name="ce18" table:formula="of:=AVERAGE([.AV7:.AV29])" office:value-type="float" office:value="21.6595652173913" calcext:value-type="float">
            <text:p>21.66</text:p>
          </table:table-cell>
          <table:table-cell table:style-name="ce18" table:formula="of:=AVERAGE([.AW7:.AW29])" office:value-type="float" office:value="0.0269565217391304" calcext:value-type="float">
            <text:p>0.03</text:p>
          </table:table-cell>
          <table:table-cell table:style-name="ce18" table:formula="of:=AVERAGE([.AX7:.AX29])" office:value-type="float" office:value="0.00434782608695652" calcext:value-type="float">
            <text:p>0.00</text:p>
          </table:table-cell>
          <table:table-cell table:style-name="ce18"/>
          <table:table-cell office:value-type="string" calcext:value-type="string">
            <text:p>overall</text:p>
          </table:table-cell>
          <table:table-cell table:style-name="ce18" table:formula="of:=SUM([.K151];[.AA151];[.AQ151])/3" office:value-type="float" office:value="6.23157215266525" calcext:value-type="float">
            <text:p>6.23</text:p>
          </table:table-cell>
          <table:table-cell table:style-name="ce18" table:formula="of:=SUM([.L151];[.AB151];[.AR151])/3" office:value-type="float" office:value="2.96459997320489" calcext:value-type="float">
            <text:p>2.96</text:p>
          </table:table-cell>
          <table:table-cell table:style-name="ce18" table:formula="of:=SUM([.M151];[.AC151];[.AS151])/3" office:value-type="float" office:value="2.69365841667915" calcext:value-type="float">
            <text:p>2.69</text:p>
          </table:table-cell>
          <table:table-cell table:style-name="ce18"/>
          <table:table-cell office:value-type="string" calcext:value-type="string">
            <text:p>gdb</text:p>
          </table:table-cell>
          <table:table-cell table:style-name="ce99" table:formula="of:=AVERAGE([.P151];[.AF151];[.AV151])" office:value-type="float" office:value="24.1468115942029" calcext:value-type="float">
            <text:p>24.1</text:p>
          </table:table-cell>
          <table:table-cell table:style-name="ce99" table:formula="of:=AVERAGE([.Q151];[.AG151];[.AW151])" office:value-type="float" office:value="0.0601449275362319" calcext:value-type="float">
            <text:p>0.1</text:p>
          </table:table-cell>
          <table:table-cell table:style-name="ce99" table:formula="of:=AVERAGE([.R151];[.AH151];[.AX151])" office:value-type="float" office:value="0.0202898550724638" calcext:value-type="float">
            <text:p>0.0</text:p>
          </table:table-cell>
          <table:table-cell table:style-name="ce99"/>
        </table:table-row>
        <table:table-row table:style-name="ro1">
          <table:table-cell/>
          <table:table-cell table:style-name="Default" table:number-columns-repeated="9"/>
          <table:table-cell table:style-name="ce43"/>
          <table:table-cell table:style-name="Default" table:number-columns-repeated="3"/>
          <table:table-cell table:style-name="Default" office:value-type="string" calcext:value-type="string">
            <text:p>val</text:p>
          </table:table-cell>
          <table:table-cell table:style-name="ce43" table:formula="of:=AVERAGE([.P30:.P63])" office:value-type="float" office:value="709.45" calcext:value-type="float">
            <text:p>709.45</text:p>
          </table:table-cell>
          <table:table-cell table:style-name="ce43" table:formula="of:=AVERAGE([.Q30:.Q63])" office:value-type="float" office:value="86.370294117647" calcext:value-type="float">
            <text:p>86.37</text:p>
          </table:table-cell>
          <table:table-cell table:style-name="ce43" table:formula="of:=AVERAGE([.R30:.R63])" office:value-type="float" office:value="90.2176470588235" calcext:value-type="float">
            <text:p>90.22</text:p>
          </table:table-cell>
          <table:table-cell table:style-name="ce43"/>
          <table:table-cell table:style-name="ce47" table:number-columns-repeated="8"/>
          <table:table-cell table:style-name="Default" table:number-columns-repeated="3"/>
          <table:table-cell table:style-name="Default" office:value-type="string" calcext:value-type="string">
            <text:p>val</text:p>
          </table:table-cell>
          <table:table-cell table:style-name="ce43" table:formula="of:=AVERAGE([.AF30:.AF63])" office:value-type="float" office:value="812.142941176471" calcext:value-type="float">
            <text:p>812.14</text:p>
          </table:table-cell>
          <table:table-cell table:style-name="ce43" table:formula="of:=AVERAGE([.AG30:.AG63])" office:value-type="float" office:value="21.53" calcext:value-type="float">
            <text:p>21.53</text:p>
          </table:table-cell>
          <table:table-cell table:style-name="ce43" table:formula="of:=AVERAGE([.AH30:.AH63])" office:value-type="float" office:value="2.82058823529412" calcext:value-type="float">
            <text:p>2.82</text:p>
          </table:table-cell>
          <table:table-cell table:style-name="ce43"/>
          <table:table-cell table:style-name="ce47" table:number-columns-repeated="8"/>
          <table:table-cell table:style-name="Default" table:number-columns-repeated="3"/>
          <table:table-cell table:style-name="Default" office:value-type="string" calcext:value-type="string">
            <text:p>val</text:p>
          </table:table-cell>
          <table:table-cell table:style-name="ce43" table:formula="of:=AVERAGE([.AV30:.AV63])" office:value-type="float" office:value="820.508529411765" calcext:value-type="float">
            <text:p>820.51</text:p>
          </table:table-cell>
          <table:table-cell table:style-name="ce43" table:formula="of:=AVERAGE([.AW30:.AW63])" office:value-type="float" office:value="8.14441176470588" calcext:value-type="float">
            <text:p>8.14</text:p>
          </table:table-cell>
          <table:table-cell table:style-name="ce43" table:formula="of:=AVERAGE([.AX30:.AX63])" office:value-type="float" office:value="1.09411764705882" calcext:value-type="float">
            <text:p>1.09</text:p>
          </table:table-cell>
          <table:table-cell table:style-name="ce43"/>
          <table:table-cell table:number-columns-repeated="4"/>
          <table:table-cell table:style-name="ce17"/>
          <table:table-cell office:value-type="string" calcext:value-type="string">
            <text:p>val</text:p>
          </table:table-cell>
          <table:table-cell table:style-name="ce99" table:formula="of:=AVERAGE([.P152];[.AF152];[.AV152])" office:value-type="float" office:value="780.700490196078" calcext:value-type="float">
            <text:p>780.7</text:p>
          </table:table-cell>
          <table:table-cell table:style-name="ce99" table:formula="of:=AVERAGE([.Q152];[.AG152];[.AW152])" office:value-type="float" office:value="38.681568627451" calcext:value-type="float">
            <text:p>38.7</text:p>
          </table:table-cell>
          <table:table-cell table:style-name="ce99" table:formula="of:=AVERAGE([.R152];[.AH152];[.AX152])" office:value-type="float" office:value="31.3774509803922" calcext:value-type="float">
            <text:p>31.4</text:p>
          </table:table-cell>
          <table:table-cell table:style-name="ce99"/>
        </table:table-row>
        <table:table-row table:style-name="ro1">
          <table:table-cell/>
          <table:table-cell table:style-name="Default" table:number-columns-repeated="9"/>
          <table:table-cell table:style-name="ce18"/>
          <table:table-cell table:style-name="Default" table:number-columns-repeated="3"/>
          <table:table-cell table:style-name="Default" office:value-type="string" calcext:value-type="string">
            <text:p>egl</text:p>
          </table:table-cell>
          <table:table-cell table:style-name="ce18" table:formula="of:=AVERAGE([.P64:.P87])" office:value-type="float" office:value="2104.43958333333" calcext:value-type="float">
            <text:p>2104.44</text:p>
          </table:table-cell>
          <table:table-cell table:style-name="ce18" table:formula="of:=AVERAGE([.Q64:.Q87])" office:value-type="float" office:value="1022.34291666667" calcext:value-type="float">
            <text:p>1022.34</text:p>
          </table:table-cell>
          <table:table-cell table:style-name="ce18" table:formula="of:=AVERAGE([.R64:.R87])" office:value-type="float" office:value="1600.19166666667" calcext:value-type="float">
            <text:p>1600.19</text:p>
          </table:table-cell>
          <table:table-cell table:style-name="ce18"/>
          <table:table-cell table:style-name="Default" table:number-columns-repeated="11"/>
          <table:table-cell table:style-name="Default" office:value-type="string" calcext:value-type="string">
            <text:p>egl</text:p>
          </table:table-cell>
          <table:table-cell table:style-name="ce18" table:formula="of:=AVERAGE([.AF64:.AF87])" office:value-type="float" office:value="1725.50833333333" calcext:value-type="float">
            <text:p>1725.51</text:p>
          </table:table-cell>
          <table:table-cell table:style-name="ce18" table:formula="of:=AVERAGE([.AG64:.AG87])" office:value-type="float" office:value="913.773333333334" calcext:value-type="float">
            <text:p>913.77</text:p>
          </table:table-cell>
          <table:table-cell table:style-name="ce18" table:formula="of:=AVERAGE([.AH64:.AH87])" office:value-type="float" office:value="1352.9" calcext:value-type="float">
            <text:p>1352.90</text:p>
          </table:table-cell>
          <table:table-cell table:style-name="ce18"/>
          <table:table-cell table:style-name="Default" table:number-columns-repeated="11"/>
          <table:table-cell table:style-name="Default" office:value-type="string" calcext:value-type="string">
            <text:p>egl</text:p>
          </table:table-cell>
          <table:table-cell table:style-name="ce18" table:formula="of:=AVERAGE([.AV64:.AV87])" office:value-type="float" office:value="1817.46458333333" calcext:value-type="float">
            <text:p>1817.46</text:p>
          </table:table-cell>
          <table:table-cell table:style-name="ce18" table:formula="of:=AVERAGE([.AW64:.AW87])" office:value-type="float" office:value="941.125" calcext:value-type="float">
            <text:p>941.13</text:p>
          </table:table-cell>
          <table:table-cell table:style-name="ce18" table:formula="of:=AVERAGE([.AX64:.AX87])" office:value-type="float" office:value="867.120833333333" calcext:value-type="float">
            <text:p>867.12</text:p>
          </table:table-cell>
          <table:table-cell table:style-name="ce18"/>
          <table:table-cell table:number-columns-repeated="4"/>
          <table:table-cell table:style-name="ce99"/>
          <table:table-cell office:value-type="string" calcext:value-type="string">
            <text:p>egl</text:p>
          </table:table-cell>
          <table:table-cell table:style-name="ce99" table:formula="of:=AVERAGE([.P153];[.AF153];[.AV153])" office:value-type="float" office:value="1882.47083333333" calcext:value-type="float">
            <text:p>1882.5</text:p>
          </table:table-cell>
          <table:table-cell table:style-name="ce99" table:formula="of:=AVERAGE([.Q153];[.AG153];[.AW153])" office:value-type="float" office:value="959.080416666667" calcext:value-type="float">
            <text:p>959.1</text:p>
          </table:table-cell>
          <table:table-cell table:style-name="ce99" table:formula="of:=AVERAGE([.R153];[.AH153];[.AX153])" office:value-type="float" office:value="1273.40416666667" calcext:value-type="float">
            <text:p>1273.4</text:p>
          </table:table-cell>
          <table:table-cell table:style-name="ce99"/>
        </table:table-row>
        <table:table-row table:style-name="ro1">
          <table:table-cell/>
          <table:table-cell table:style-name="Default" table:number-columns-repeated="13"/>
          <table:table-cell table:style-name="Default" office:value-type="string" calcext:value-type="string">
            <text:p>A</text:p>
          </table:table-cell>
          <table:table-cell table:style-name="ce18" table:formula="of:=AVERAGE([.P88:.P119])" office:value-type="float" office:value="492.870625" calcext:value-type="float">
            <text:p>492.87</text:p>
          </table:table-cell>
          <table:table-cell table:style-name="ce18" table:formula="of:=AVERAGE([.Q88:.Q119])" office:value-type="float" office:value="35.099375" calcext:value-type="float">
            <text:p>35.10</text:p>
          </table:table-cell>
          <table:table-cell table:style-name="ce18" table:formula="of:=AVERAGE([.R88:.R119])" office:value-type="float" office:value="95.440625" calcext:value-type="float">
            <text:p>95.44</text:p>
          </table:table-cell>
          <table:table-cell table:style-name="ce18"/>
          <table:table-cell table:style-name="Default" table:number-columns-repeated="11"/>
          <table:table-cell table:style-name="Default" office:value-type="string" calcext:value-type="string">
            <text:p>A</text:p>
          </table:table-cell>
          <table:table-cell table:style-name="ce18" table:formula="of:=AVERAGE([.AF88:.AF119])" office:value-type="float" office:value="439.74" calcext:value-type="float">
            <text:p>439.74</text:p>
          </table:table-cell>
          <table:table-cell table:style-name="ce18" table:formula="of:=AVERAGE([.AG88:.AG119])" office:value-type="float" office:value="16.16375" calcext:value-type="float">
            <text:p>16.16</text:p>
          </table:table-cell>
          <table:table-cell table:style-name="ce18" table:formula="of:=AVERAGE([.AH88:.AH119])" office:value-type="float" office:value="23.3" calcext:value-type="float">
            <text:p>23.30</text:p>
          </table:table-cell>
          <table:table-cell table:style-name="ce18"/>
          <table:table-cell table:style-name="Default" table:number-columns-repeated="11"/>
          <table:table-cell table:style-name="Default" office:value-type="string" calcext:value-type="string">
            <text:p>A</text:p>
          </table:table-cell>
          <table:table-cell table:style-name="ce18" table:formula="of:=AVERAGE([.AV88:.AV119])" office:value-type="float" office:value="410.4940625" calcext:value-type="float">
            <text:p>410.49</text:p>
          </table:table-cell>
          <table:table-cell table:style-name="ce18" table:formula="of:=AVERAGE([.AW88:.AW119])" office:value-type="float" office:value="0.2840625" calcext:value-type="float">
            <text:p>0.28</text:p>
          </table:table-cell>
          <table:table-cell table:style-name="ce18" table:formula="of:=AVERAGE([.AX88:.AX119])" office:value-type="float" office:value="1.63125" calcext:value-type="float">
            <text:p>1.63</text:p>
          </table:table-cell>
          <table:table-cell table:style-name="ce18"/>
          <table:table-cell table:number-columns-repeated="4"/>
          <table:table-cell table:style-name="ce99"/>
          <table:table-cell office:value-type="string" calcext:value-type="string">
            <text:p>A</text:p>
          </table:table-cell>
          <table:table-cell table:style-name="ce99" table:formula="of:=AVERAGE([.P154];[.AF154];[.AV154])" office:value-type="float" office:value="447.7015625" calcext:value-type="float">
            <text:p>447.7</text:p>
          </table:table-cell>
          <table:table-cell table:style-name="ce99" table:formula="of:=AVERAGE([.Q154];[.AG154];[.AW154])" office:value-type="float" office:value="17.1823958333333" calcext:value-type="float">
            <text:p>17.2</text:p>
          </table:table-cell>
          <table:table-cell table:style-name="ce99" table:formula="of:=AVERAGE([.R154];[.AH154];[.AX154])" office:value-type="float" office:value="40.1239583333333" calcext:value-type="float">
            <text:p>40.1</text:p>
          </table:table-cell>
          <table:table-cell table:style-name="ce99"/>
        </table:table-row>
        <table:table-row table:style-name="ro1">
          <table:table-cell/>
          <table:table-cell table:style-name="Default" table:number-columns-repeated="13"/>
          <table:table-cell table:style-name="Default" office:value-type="string" calcext:value-type="string">
            <text:p>B</text:p>
          </table:table-cell>
          <table:table-cell table:style-name="ce18" table:formula="of:=AVERAGE([.P120:.P143])" office:value-type="float" office:value="479.064583333333" calcext:value-type="float">
            <text:p>479.06</text:p>
          </table:table-cell>
          <table:table-cell table:style-name="ce18" table:formula="of:=AVERAGE([.Q120:.Q143])" office:value-type="float" office:value="94.9366666666667" calcext:value-type="float">
            <text:p>94.94</text:p>
          </table:table-cell>
          <table:table-cell table:style-name="ce18" table:formula="of:=AVERAGE([.R120:.R143])" office:value-type="float" office:value="92.5625" calcext:value-type="float">
            <text:p>92.56</text:p>
          </table:table-cell>
          <table:table-cell table:style-name="ce18"/>
          <table:table-cell table:style-name="Default" table:number-columns-repeated="11"/>
          <table:table-cell table:style-name="Default" office:value-type="string" calcext:value-type="string">
            <text:p>B</text:p>
          </table:table-cell>
          <table:table-cell table:style-name="ce18" table:formula="of:=AVERAGE([.AF120:.AF143])" office:value-type="float" office:value="316.742083333333" calcext:value-type="float">
            <text:p>316.74</text:p>
          </table:table-cell>
          <table:table-cell table:style-name="ce18" table:formula="of:=AVERAGE([.AG120:.AG143])" office:value-type="float" office:value="0.727916666666667" calcext:value-type="float">
            <text:p>0.73</text:p>
          </table:table-cell>
          <table:table-cell table:style-name="ce18" table:formula="of:=AVERAGE([.AH120:.AH143])" office:value-type="float" office:value="1.325" calcext:value-type="float">
            <text:p>1.33</text:p>
          </table:table-cell>
          <table:table-cell table:style-name="ce18"/>
          <table:table-cell table:style-name="Default" table:number-columns-repeated="11"/>
          <table:table-cell table:style-name="Default" office:value-type="string" calcext:value-type="string">
            <text:p>B</text:p>
          </table:table-cell>
          <table:table-cell table:style-name="ce18" table:formula="of:=AVERAGE([.AV120:.AV143])" office:value-type="float" office:value="268.489583333333" calcext:value-type="float">
            <text:p>268.49</text:p>
          </table:table-cell>
          <table:table-cell table:style-name="ce18" table:formula="of:=AVERAGE([.AW120:.AW143])" office:value-type="float" office:value="0.260833333333333" calcext:value-type="float">
            <text:p>0.26</text:p>
          </table:table-cell>
          <table:table-cell table:style-name="ce18" table:formula="of:=AVERAGE([.AX120:.AX143])" office:value-type="float" office:value="1.98333333333333" calcext:value-type="float">
            <text:p>1.98</text:p>
          </table:table-cell>
          <table:table-cell table:style-name="ce18"/>
          <table:table-cell table:number-columns-repeated="4"/>
          <table:table-cell table:style-name="ce99"/>
          <table:table-cell office:value-type="string" calcext:value-type="string">
            <text:p>B</text:p>
          </table:table-cell>
          <table:table-cell table:style-name="ce99" table:formula="of:=AVERAGE([.P155];[.AF155];[.AV155])" office:value-type="float" office:value="354.765416666667" calcext:value-type="float">
            <text:p>354.8</text:p>
          </table:table-cell>
          <table:table-cell table:style-name="ce99" table:formula="of:=AVERAGE([.Q155];[.AG155];[.AW155])" office:value-type="float" office:value="31.9751388888889" calcext:value-type="float">
            <text:p>32.0</text:p>
          </table:table-cell>
          <table:table-cell table:style-name="ce99" table:formula="of:=AVERAGE([.R155];[.AH155];[.AX155])" office:value-type="float" office:value="31.9569444444444" calcext:value-type="float">
            <text:p>32.0</text:p>
          </table:table-cell>
          <table:table-cell table:style-name="ce99"/>
        </table:table-row>
        <table:table-row table:style-name="ro1">
          <table:table-cell/>
          <table:table-cell table:style-name="Default" table:number-columns-repeated="13"/>
          <table:table-cell table:style-name="Default" office:value-type="string" calcext:value-type="string">
            <text:p>overall</text:p>
          </table:table-cell>
          <table:table-cell table:style-name="ce18" table:formula="of:=AVERAGE([.P7:.P143])" office:value-type="float" office:value="749.499051094891" calcext:value-type="float">
            <text:p>749.50</text:p>
          </table:table-cell>
          <table:table-cell table:style-name="ce18" table:formula="of:=AVERAGE([.Q7:.Q143])" office:value-type="float" office:value="225.384306569343" calcext:value-type="float">
            <text:p>225.38</text:p>
          </table:table-cell>
          <table:table-cell table:style-name="ce18" table:formula="of:=AVERAGE([.R7:.R143])" office:value-type="float" office:value="341.231386861314" calcext:value-type="float">
            <text:p>341.23</text:p>
          </table:table-cell>
          <table:table-cell table:style-name="ce18"/>
          <table:table-cell table:style-name="Default" table:number-columns-repeated="11"/>
          <table:table-cell table:style-name="Default" office:value-type="string" calcext:value-type="string">
            <text:p>overall</text:p>
          </table:table-cell>
          <table:table-cell table:style-name="ce18" table:formula="of:=AVERAGE([.AF7:.AF143])" office:value-type="float" office:value="664.835036496351" calcext:value-type="float">
            <text:p>664.84</text:p>
          </table:table-cell>
          <table:table-cell table:style-name="ce18" table:formula="of:=AVERAGE([.AG7:.AG143])" office:value-type="float" office:value="169.325912408759" calcext:value-type="float">
            <text:p>169.33</text:p>
          </table:table-cell>
          <table:table-cell table:style-name="ce18" table:formula="of:=AVERAGE([.AH7:.AH143])" office:value-type="float" office:value="243.380291970803" calcext:value-type="float">
            <text:p>243.38</text:p>
          </table:table-cell>
          <table:table-cell table:style-name="ce18"/>
          <table:table-cell table:style-name="Default" table:number-columns-repeated="11"/>
          <table:table-cell table:style-name="Default" office:value-type="string" calcext:value-type="string">
            <text:p>overall</text:p>
          </table:table-cell>
          <table:table-cell table:style-name="ce18" table:formula="of:=AVERAGE([.AV7:.AV143])" office:value-type="float" office:value="668.570583941606" calcext:value-type="float">
            <text:p>668.57</text:p>
          </table:table-cell>
          <table:table-cell table:style-name="ce18" table:formula="of:=AVERAGE([.AW7:.AW143])" office:value-type="float" office:value="167.006423357664" calcext:value-type="float">
            <text:p>167.01</text:p>
          </table:table-cell>
          <table:table-cell table:style-name="ce18" table:formula="of:=AVERAGE([.AX7:.AX143])" office:value-type="float" office:value="152.905109489051" calcext:value-type="float">
            <text:p>152.91</text:p>
          </table:table-cell>
          <table:table-cell table:style-name="ce18"/>
          <table:table-cell table:number-columns-repeated="4"/>
          <table:table-cell table:style-name="ce99"/>
          <table:table-cell office:value-type="string" calcext:value-type="string">
            <text:p>overall</text:p>
          </table:table-cell>
          <table:table-cell table:style-name="ce99" table:formula="of:=AVERAGE([.P156];[.AF156];[.AV156])" office:value-type="float" office:value="694.301557177616" calcext:value-type="float">
            <text:p>694.3</text:p>
          </table:table-cell>
          <table:table-cell table:style-name="ce99" table:formula="of:=AVERAGE([.Q156];[.AG156];[.AW156])" office:value-type="float" office:value="187.238880778589" calcext:value-type="float">
            <text:p>187.2</text:p>
          </table:table-cell>
          <table:table-cell table:style-name="ce99" table:formula="of:=AVERAGE([.R156];[.AH156];[.AX156])" office:value-type="float" office:value="245.838929440389" calcext:value-type="float">
            <text:p>245.8</text:p>
          </table:table-cell>
          <table:table-cell table:style-name="ce99"/>
        </table:table-row>
        <calcext:conditional-formats>
          <calcext:conditional-format calcext:target-range-address="UB_GAP_CPU.F30:UB_GAP_CPU.F63">
            <calcext:condition calcext:apply-style-name="Default" calcext:value="formula-is([.F30]&lt;[.M30])" calcext:base-cell-address="UB_GAP_CPU.F30"/>
          </calcext:conditional-format>
          <calcext:conditional-format calcext:target-range-address="UB_GAP_CPU.G7:UB_GAP_CPU.G29 UB_GAP_CPU.G64:UB_GAP_CPU.G143">
            <calcext:condition calcext:apply-style-name="Default" calcext:value="formula-is([.G7]&lt;[.P7])" calcext:base-cell-address="UB_GAP_CPU.G7"/>
          </calcext:conditional-format>
          <calcext:conditional-format calcext:target-range-address="UB_GAP_CPU.G30:UB_GAP_CPU.G63">
            <calcext:condition calcext:apply-style-name="Default" calcext:value="formula-is([.G30]&lt;[.P30])" calcext:base-cell-address="UB_GAP_CPU.G30"/>
          </calcext:conditional-format>
          <calcext:conditional-format calcext:target-range-address="UB_GAP_CPU.U7:UB_GAP_CPU.U29 UB_GAP_CPU.U64:UB_GAP_CPU.U87">
            <calcext:condition calcext:apply-style-name="negritoMelhorr" calcext:value="formula-is([.U7]&gt;[.V7])" calcext:base-cell-address="UB_GAP_CPU.U7"/>
          </calcext:conditional-format>
          <calcext:conditional-format calcext:target-range-address="UB_GAP_CPU.U30:UB_GAP_CPU.U63">
            <calcext:condition calcext:apply-style-name="negritoMelhorr" calcext:value="formula-is([.U30]&gt;[.V30])" calcext:base-cell-address="UB_GAP_CPU.U30"/>
          </calcext:conditional-format>
          <calcext:conditional-format calcext:target-range-address="UB_GAP_CPU.V7:UB_GAP_CPU.V29 UB_GAP_CPU.V64:UB_GAP_CPU.V143">
            <calcext:condition calcext:apply-style-name="Default" calcext:value="formula-is([.V7]&lt;[.AC7])" calcext:base-cell-address="UB_GAP_CPU.V7"/>
          </calcext:conditional-format>
          <calcext:conditional-format calcext:target-range-address="UB_GAP_CPU.V30:UB_GAP_CPU.V63">
            <calcext:condition calcext:apply-style-name="Default" calcext:value="formula-is([.V30]&lt;[.AC30])" calcext:base-cell-address="UB_GAP_CPU.V30"/>
          </calcext:conditional-format>
          <calcext:conditional-format calcext:target-range-address="UB_GAP_CPU.W7:UB_GAP_CPU.W29 UB_GAP_CPU.W64:UB_GAP_CPU.W143">
            <calcext:condition calcext:apply-style-name="Default" calcext:value="formula-is([.W7]&lt;[.AF7])" calcext:base-cell-address="UB_GAP_CPU.W7"/>
          </calcext:conditional-format>
          <calcext:conditional-format calcext:target-range-address="UB_GAP_CPU.W30:UB_GAP_CPU.W63">
            <calcext:condition calcext:apply-style-name="Default" calcext:value="formula-is([.W30]&lt;[.AF30])" calcext:base-cell-address="UB_GAP_CPU.W30"/>
          </calcext:conditional-format>
          <calcext:conditional-format calcext:target-range-address="UB_GAP_CPU.AK7:UB_GAP_CPU.AK29">
            <calcext:condition calcext:apply-style-name="negritoMelhorr" calcext:value="formula-is([.AK7]&gt;[.AL7])" calcext:base-cell-address="UB_GAP_CPU.AK7"/>
          </calcext:conditional-format>
          <calcext:conditional-format calcext:target-range-address="UB_GAP_CPU.AK30:UB_GAP_CPU.AK63">
            <calcext:condition calcext:apply-style-name="negritoMelhorr" calcext:value="formula-is([.AK30]&gt;[.AL30])" calcext:base-cell-address="UB_GAP_CPU.AK30"/>
          </calcext:conditional-format>
          <calcext:conditional-format calcext:target-range-address="UB_GAP_CPU.AK64:UB_GAP_CPU.AK143">
            <calcext:condition calcext:apply-style-name="negritoMelhorr" calcext:value="formula-is([.AK64]&gt;[.AL64])" calcext:base-cell-address="UB_GAP_CPU.AK64"/>
          </calcext:conditional-format>
          <calcext:conditional-format calcext:target-range-address="UB_GAP_CPU.AL7:UB_GAP_CPU.AL16">
            <calcext:condition calcext:apply-style-name="Default" calcext:value="formula-is([.AL7]&lt;[.AS7])" calcext:base-cell-address="UB_GAP_CPU.AL7"/>
          </calcext:conditional-format>
          <calcext:conditional-format calcext:target-range-address="UB_GAP_CPU.E7:UB_GAP_CPU.E29 UB_GAP_CPU.E64:UB_GAP_CPU.E87">
            <calcext:condition calcext:apply-style-name="negritoMelhorr" calcext:value="formula-is([.E7]&gt;[.F7])" calcext:base-cell-address="UB_GAP_CPU.E7"/>
          </calcext:conditional-format>
          <calcext:conditional-format calcext:target-range-address="UB_GAP_CPU.AL17:UB_GAP_CPU.AL29">
            <calcext:condition calcext:apply-style-name="Default" calcext:value="formula-is([.AL17]&lt;[.AS17])" calcext:base-cell-address="UB_GAP_CPU.AL17"/>
          </calcext:conditional-format>
          <calcext:conditional-format calcext:target-range-address="UB_GAP_CPU.AL30:UB_GAP_CPU.AL30">
            <calcext:condition calcext:apply-style-name="Default" calcext:value="formula-is([.AL30]&lt;[.AS30])" calcext:base-cell-address="UB_GAP_CPU.AL30"/>
          </calcext:conditional-format>
          <calcext:conditional-format calcext:target-range-address="UB_GAP_CPU.AL31:UB_GAP_CPU.AL143">
            <calcext:condition calcext:apply-style-name="Default" calcext:value="formula-is([.AL31]&lt;[.AS31])" calcext:base-cell-address="UB_GAP_CPU.AL31"/>
          </calcext:conditional-format>
          <calcext:conditional-format calcext:target-range-address="UB_GAP_CPU.AM7:UB_GAP_CPU.AM16">
            <calcext:condition calcext:apply-style-name="Default" calcext:value="formula-is([.AM7]&lt;[.AV7])" calcext:base-cell-address="UB_GAP_CPU.AM7"/>
          </calcext:conditional-format>
          <calcext:conditional-format calcext:target-range-address="UB_GAP_CPU.AM17:UB_GAP_CPU.AM29">
            <calcext:condition calcext:apply-style-name="Default" calcext:value="formula-is([.AM17]&lt;[.AV17])" calcext:base-cell-address="UB_GAP_CPU.AM17"/>
          </calcext:conditional-format>
          <calcext:conditional-format calcext:target-range-address="UB_GAP_CPU.AM30:UB_GAP_CPU.AM30">
            <calcext:condition calcext:apply-style-name="Default" calcext:value="formula-is([.AM30]&lt;[.AV30])" calcext:base-cell-address="UB_GAP_CPU.AM30"/>
          </calcext:conditional-format>
          <calcext:conditional-format calcext:target-range-address="UB_GAP_CPU.E30:UB_GAP_CPU.E63">
            <calcext:condition calcext:apply-style-name="negritoMelhorr" calcext:value="formula-is([.E30]&gt;[.F30])" calcext:base-cell-address="UB_GAP_CPU.E30"/>
          </calcext:conditional-format>
          <calcext:conditional-format calcext:target-range-address="UB_GAP_CPU.AM31:UB_GAP_CPU.AM143">
            <calcext:condition calcext:apply-style-name="Default" calcext:value="formula-is([.AM31]&lt;[.AV31])" calcext:base-cell-address="UB_GAP_CPU.AM31"/>
          </calcext:conditional-format>
          <calcext:conditional-format calcext:target-range-address="UB_GAP_CPU.F7:UB_GAP_CPU.F29 UB_GAP_CPU.F64:UB_GAP_CPU.F143">
            <calcext:condition calcext:apply-style-name="Default" calcext:value="formula-is([.F7]&lt;[.M7])" calcext:base-cell-address="UB_GAP_CPU.F7"/>
          </calcext:conditional-format>
          <calcext:conditional-format calcext:target-range-address="UB_GAP_CPU.E88:UB_GAP_CPU.E143">
            <calcext:condition calcext:apply-style-name="negritoMelhorr" calcext:value="formula-is([.E88]&gt;[.F88])" calcext:base-cell-address="UB_GAP_CPU.E88"/>
          </calcext:conditional-format>
          <calcext:conditional-format calcext:target-range-address="UB_GAP_CPU.U88:UB_GAP_CPU.U143">
            <calcext:condition calcext:apply-style-name="negritoMelhorr" calcext:value="formula-is([.U88]&gt;[.V88])" calcext:base-cell-address="UB_GAP_CPU.U88"/>
          </calcext:conditional-format>
        </calcext:conditional-formats>
      </table:table>
      <table:table table:name="Feas" table:style-name="ta1"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ce104"/>
        <table:table-column table:style-name="co1" table:default-cell-style-name="ce105"/>
        <table:table-column table:style-name="co1" table:number-columns-repeated="2" table:default-cell-style-name="ce107"/>
        <table:table-column table:style-name="co1" table:default-cell-style-name="ce42"/>
        <table:table-column table:style-name="co1" table:default-cell-style-name="ce108"/>
        <table:table-column table:style-name="co1" table:default-cell-style-name="ce109"/>
        <table:table-column table:style-name="co1" table:number-columns-repeated="3" table:default-cell-style-name="ce108"/>
        <table:table-column table:style-name="co1" table:default-cell-style-name="ce94"/>
        <table:table-column table:style-name="co1" table:default-cell-style-name="ce114"/>
        <table:table-column table:style-name="co1" table:number-columns-repeated="2" table:default-cell-style-name="ce94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 table:number-columns-repeated="15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EAS_1: RPS</text:p>
          </table:table-cell>
          <table:table-cell table:style-name="Default" table:number-columns-repeated="14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EAS_2: GRASP</text:p>
          </table:table-cell>
          <table:table-cell table:style-name="Default" table:number-columns-repeated="14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EAS_3: HGA</text:p>
          </table:table-cell>
          <table:table-cell table:style-name="Default" table:number-columns-repeated="14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EAS_4: Hga’</text:p>
          </table:table-cell>
          <table:table-cell table:style-name="Default" table:number-columns-repeated="14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style-name="ce20" office:value-type="string" calcext:value-type="string" table:number-columns-spanned="5" table:number-rows-spanned="1">
            <text:p>M*+0</text:p>
          </table:table-cell>
          <table:covered-table-cell table:number-columns-repeated="3" table:style-name="ce20"/>
          <table:covered-table-cell table:style-name="ce44"/>
          <table:table-cell table:style-name="ce50" office:value-type="string" calcext:value-type="string" table:number-columns-spanned="5" table:number-rows-spanned="1">
            <text:p>M*+1</text:p>
          </table:table-cell>
          <table:covered-table-cell table:number-columns-repeated="4" table:style-name="ce50"/>
          <table:table-cell table:style-name="ce69" office:value-type="string" calcext:value-type="string" table:number-columns-spanned="4" table:number-rows-spanned="1">
            <text:p>M*+2</text:p>
          </table:table-cell>
          <table:covered-table-cell table:number-columns-repeated="3" table:style-name="ce6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tancia</text:p>
          </table:table-cell>
          <table:table-cell table:style-name="ce21" office:value-type="string" calcext:value-type="string">
            <text:p>RPS</text:p>
          </table:table-cell>
          <table:table-cell table:style-name="ce21" office:value-type="string" calcext:value-type="string">
            <text:p>GRASP</text:p>
          </table:table-cell>
          <table:table-cell table:style-name="ce21" office:value-type="string" calcext:value-type="string">
            <text:p>HGA</text:p>
          </table:table-cell>
          <table:table-cell table:style-name="ce21" office:value-type="string" calcext:value-type="string">
            <text:p>HGA’</text:p>
          </table:table-cell>
          <table:table-cell table:style-name="ce21" office:value-type="string" calcext:value-type="string">
            <text:p>“”</text:p>
          </table:table-cell>
          <table:table-cell table:style-name="ce51" office:value-type="string" calcext:value-type="string">
            <text:p>RPS</text:p>
          </table:table-cell>
          <table:table-cell table:style-name="ce51" office:value-type="string" calcext:value-type="string">
            <text:p>GRASP</text:p>
          </table:table-cell>
          <table:table-cell table:style-name="ce51" office:value-type="string" calcext:value-type="string">
            <text:p>HGA</text:p>
          </table:table-cell>
          <table:table-cell table:style-name="ce51" office:value-type="string" calcext:value-type="string">
            <text:p>HGA’</text:p>
          </table:table-cell>
          <table:table-cell table:style-name="ce51" office:value-type="string" calcext:value-type="string">
            <text:p>“”</text:p>
          </table:table-cell>
          <table:table-cell table:style-name="ce70" office:value-type="string" calcext:value-type="string">
            <text:p>RPS</text:p>
          </table:table-cell>
          <table:table-cell table:style-name="ce70" office:value-type="string" calcext:value-type="string">
            <text:p>GRASP</text:p>
          </table:table-cell>
          <table:table-cell table:style-name="ce70" office:value-type="string" calcext:value-type="string">
            <text:p>HGA</text:p>
          </table:table-cell>
          <table:table-cell table:style-name="ce70" office:value-type="string" calcext:value-type="string">
            <text:p>HGA’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</text:p>
          </table:table-cell>
          <table:table-cell table:style-name="ce102" office:value-type="float" office:value="97.8" calcext:value-type="float">
            <text:p>97.80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1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2</text:p>
          </table:table-cell>
          <table:table-cell table:style-name="ce102" office:value-type="float" office:value="100" calcext:value-type="float">
            <text:p>100.00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1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3</text:p>
          </table:table-cell>
          <table:table-cell table:style-name="ce102" office:value-type="float" office:value="96.77" calcext:value-type="float">
            <text:p>96.77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1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4</text:p>
          </table:table-cell>
          <table:table-cell table:style-name="ce102" office:value-type="float" office:value="78.57" calcext:value-type="float">
            <text:p>78.57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1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5</text:p>
          </table:table-cell>
          <table:table-cell table:style-name="ce102" office:value-type="float" office:value="98.04" calcext:value-type="float">
            <text:p>98.04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1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6</text:p>
          </table:table-cell>
          <table:table-cell table:style-name="ce102" office:value-type="float" office:value="97.56" calcext:value-type="float">
            <text:p>97.56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1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7</text:p>
          </table:table-cell>
          <table:table-cell table:style-name="ce102" office:value-type="float" office:value="97.06" calcext:value-type="float">
            <text:p>97.06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1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8</text:p>
          </table:table-cell>
          <table:table-cell table:style-name="ce102" office:value-type="float" office:value="60.14" calcext:value-type="float">
            <text:p>60.14</text:p>
          </table:table-cell>
          <table:table-cell office:value-type="float" office:value="60" calcext:value-type="float">
            <text:p>60.00</text:p>
          </table:table-cell>
          <table:table-cell office:value-type="float" office:value="100" calcext:value-type="float">
            <text:p>100.00</text:p>
          </table:table-cell>
          <table:table-cell office:value-type="float" office:value="35.56" calcext:value-type="float">
            <text:p>35.56</text:p>
          </table:table-cell>
          <table:table-cell/>
          <table:table-cell office:value-type="float" office:value="87.68" calcext:value-type="float">
            <text:p>87.68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99.59" calcext:value-type="float">
            <text:p>99.59</text:p>
          </table:table-cell>
          <table:table-cell table:style-name="ce111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9</text:p>
          </table:table-cell>
          <table:table-cell table:style-name="ce102" office:value-type="float" office:value="49.08" calcext:value-type="float">
            <text:p>49.08</text:p>
          </table:table-cell>
          <table:table-cell office:value-type="float" office:value="63" calcext:value-type="float">
            <text:p>63.00</text:p>
          </table:table-cell>
          <table:table-cell office:value-type="float" office:value="100" calcext:value-type="float">
            <text:p>100.00</text:p>
          </table:table-cell>
          <table:table-cell office:value-type="float" office:value="6.39" calcext:value-type="float">
            <text:p>6.39</text:p>
          </table:table-cell>
          <table:table-cell/>
          <table:table-cell office:value-type="float" office:value="84.33" calcext:value-type="float">
            <text:p>84.33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90.91" calcext:value-type="float">
            <text:p>90.91</text:p>
          </table:table-cell>
          <table:table-cell/>
          <table:table-cell office:value-type="float" office:value="99.36" calcext:value-type="float">
            <text:p>99.36</text:p>
          </table:table-cell>
          <table:table-cell table:style-name="ce111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0</text:p>
          </table:table-cell>
          <table:table-cell table:style-name="ce102" office:value-type="float" office:value="90.82" calcext:value-type="float">
            <text:p>90.82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1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1</text:p>
          </table:table-cell>
          <table:table-cell table:style-name="ce102" office:value-type="float" office:value="98.66" calcext:value-type="float">
            <text:p>98.66</text:p>
          </table:table-cell>
          <table:table-cell office:value-type="float" office:value="98.63" calcext:value-type="float">
            <text:p>98.63</text:p>
          </table:table-cell>
          <table:table-cell office:value-type="float" office:value="100" calcext:value-type="float">
            <text:p>100.00</text:p>
          </table:table-cell>
          <table:table-cell office:value-type="float" office:value="99.99" calcext:value-type="float">
            <text:p>99.99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2</text:p>
          </table:table-cell>
          <table:table-cell table:style-name="ce102" office:value-type="float" office:value="58.62" calcext:value-type="float">
            <text:p>58.62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office:value-type="float" office:value="95.04" calcext:value-type="float">
            <text:p>95.04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3</text:p>
          </table:table-cell>
          <table:table-cell table:style-name="ce102" office:value-type="float" office:value="1.78" calcext:value-type="float">
            <text:p>1.78</text:p>
          </table:table-cell>
          <table:table-cell office:value-type="float" office:value="7.28" calcext:value-type="float">
            <text:p>7.28</text:p>
          </table:table-cell>
          <table:table-cell office:value-type="float" office:value="50" calcext:value-type="float">
            <text:p>50.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8.04" calcext:value-type="float">
            <text:p>98.04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4</text:p>
          </table:table-cell>
          <table:table-cell table:style-name="ce102" office:value-type="float" office:value="100" calcext:value-type="float">
            <text:p>100.00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5</text:p>
          </table:table-cell>
          <table:table-cell table:style-name="ce102" office:value-type="float" office:value="100" calcext:value-type="float">
            <text:p>100.00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6</text:p>
          </table:table-cell>
          <table:table-cell table:style-name="ce102" office:value-type="float" office:value="62.07" calcext:value-type="float">
            <text:p>62.07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25" calcext:value-type="float">
            <text:p>25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7</text:p>
          </table:table-cell>
          <table:table-cell table:style-name="ce102" office:value-type="float" office:value="100" calcext:value-type="float">
            <text:p>100.00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8</text:p>
          </table:table-cell>
          <table:table-cell table:style-name="ce102" office:value-type="float" office:value="100" calcext:value-type="float">
            <text:p>100.00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9</text:p>
          </table:table-cell>
          <table:table-cell table:style-name="ce102" office:value-type="float" office:value="91.48" calcext:value-type="float">
            <text:p>91.48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20</text:p>
          </table:table-cell>
          <table:table-cell table:style-name="ce102" office:value-type="float" office:value="24.84" calcext:value-type="float">
            <text:p>24.84</text:p>
          </table:table-cell>
          <table:table-cell office:value-type="float" office:value="22.73" calcext:value-type="float">
            <text:p>22.73</text:p>
          </table:table-cell>
          <table:table-cell office:value-type="float" office:value="100" calcext:value-type="float">
            <text:p>100.00</text:p>
          </table:table-cell>
          <table:table-cell office:value-type="float" office:value="12.5" calcext:value-type="float">
            <text:p>12.5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21</text:p>
          </table:table-cell>
          <table:table-cell table:style-name="ce102" office:value-type="float" office:value="61.49" calcext:value-type="float">
            <text:p>61.49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50" calcext:value-type="float">
            <text:p>5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22</text:p>
          </table:table-cell>
          <table:table-cell table:style-name="ce102" office:value-type="float" office:value="79.9" calcext:value-type="float">
            <text:p>79.90</text:p>
          </table:table-cell>
          <table:table-cell office:value-type="float" office:value="75" calcext:value-type="float">
            <text:p>75.00</text:p>
          </table:table-cell>
          <table:table-cell office:value-type="float" office:value="100" calcext:value-type="float">
            <text:p>100.00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float" office:value="99.98" calcext:value-type="float">
            <text:p>99.98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23</text:p>
          </table:table-cell>
          <table:table-cell table:style-name="ce102" office:value-type="float" office:value="36.73" calcext:value-type="float">
            <text:p>36.73</text:p>
          </table:table-cell>
          <table:table-cell office:value-type="float" office:value="40" calcext:value-type="float">
            <text:p>40.00</text:p>
          </table:table-cell>
          <table:table-cell office:value-type="float" office:value="100" calcext:value-type="float">
            <text:p>100.0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99.74" calcext:value-type="float">
            <text:p>99.74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33.33" calcext:value-type="float">
            <text:p>33.33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2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A</text:p>
          </table:table-cell>
          <table:table-cell table:style-name="ce103" office:value-type="float" office:value="100" calcext:value-type="float">
            <text:p>100.00</text:p>
          </table:table-cell>
          <table:table-cell table:style-name="ce106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3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B</text:p>
          </table:table-cell>
          <table:table-cell table:style-name="ce103" office:value-type="float" office:value="31.08" calcext:value-type="float">
            <text:p>31.08</text:p>
          </table:table-cell>
          <table:table-cell table:style-name="ce106" office:value-type="float" office:value="44.3" calcext:value-type="float">
            <text:p>44.30</text:p>
          </table:table-cell>
          <table:table-cell office:value-type="float" office:value="99.63" calcext:value-type="float">
            <text:p>99.63</text:p>
          </table:table-cell>
          <table:table-cell office:value-type="float" office:value="94.98" calcext:value-type="float">
            <text:p>94.98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C</text:p>
          </table:table-cell>
          <table:table-cell table:style-name="ce103" office:value-type="float" office:value="0.67" calcext:value-type="float">
            <text:p>0.67</text:p>
          </table:table-cell>
          <table:table-cell table:style-name="ce106" office:value-type="float" office:value="1.43" calcext:value-type="float">
            <text:p>1.43</text:p>
          </table:table-cell>
          <table:table-cell office:value-type="float" office:value="73.36" calcext:value-type="float">
            <text:p>73.36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75.02" calcext:value-type="float">
            <text:p>75.02</text:p>
          </table:table-cell>
          <table:table-cell table:style-name="ce110" office:value-type="float" office:value="100" calcext:value-type="float">
            <text:p>100.00</text:p>
          </table:table-cell>
          <table:table-cell office:value-type="float" office:value="100" calcext:value-type="float">
            <text:p>100.00</text:p>
          </table:table-cell>
          <table:table-cell office:value-type="float" office:value="66.67" calcext:value-type="float">
            <text:p>66.67</text:p>
          </table:table-cell>
          <table:table-cell/>
          <table:table-cell office:value-type="float" office:value="94.6" calcext:value-type="float">
            <text:p>94.60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2A</text:p>
          </table:table-cell>
          <table:table-cell table:style-name="ce103" office:value-type="float" office:value="100" calcext:value-type="float">
            <text:p>100.00</text:p>
          </table:table-cell>
          <table:table-cell table:style-name="ce106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2B</text:p>
          </table:table-cell>
          <table:table-cell table:style-name="ce103" office:value-type="float" office:value="100" calcext:value-type="float">
            <text:p>100.00</text:p>
          </table:table-cell>
          <table:table-cell table:style-name="ce106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2C</text:p>
          </table:table-cell>
          <table:table-cell table:style-name="ce103" office:value-type="float" office:value="14.02" calcext:value-type="float">
            <text:p>14.02</text:p>
          </table:table-cell>
          <table:table-cell table:style-name="ce106" office:value-type="float" office:value="28.62" calcext:value-type="float">
            <text:p>28.62</text:p>
          </table:table-cell>
          <table:table-cell office:value-type="float" office:value="100" calcext:value-type="float">
            <text:p>100.00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80.36" calcext:value-type="float">
            <text:p>80.36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96.47" calcext:value-type="float">
            <text:p>96.47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3A</text:p>
          </table:table-cell>
          <table:table-cell table:style-name="ce103" office:value-type="float" office:value="100" calcext:value-type="float">
            <text:p>100.00</text:p>
          </table:table-cell>
          <table:table-cell table:style-name="ce106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3B</text:p>
          </table:table-cell>
          <table:table-cell table:style-name="ce103" office:value-type="float" office:value="96.33" calcext:value-type="float">
            <text:p>96.33</text:p>
          </table:table-cell>
          <table:table-cell table:style-name="ce106" office:value-type="float" office:value="98.28" calcext:value-type="float">
            <text:p>98.28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3C</text:p>
          </table:table-cell>
          <table:table-cell table:style-name="ce103" office:value-type="float" office:value="36.43" calcext:value-type="float">
            <text:p>36.43</text:p>
          </table:table-cell>
          <table:table-cell table:style-name="ce106" office:value-type="float" office:value="52.56" calcext:value-type="float">
            <text:p>52.56</text:p>
          </table:table-cell>
          <table:table-cell office:value-type="float" office:value="99.96" calcext:value-type="float">
            <text:p>99.96</text:p>
          </table:table-cell>
          <table:table-cell office:value-type="float" office:value="56.21" calcext:value-type="float">
            <text:p>56.21</text:p>
          </table:table-cell>
          <table:table-cell/>
          <table:table-cell office:value-type="float" office:value="84.4" calcext:value-type="float">
            <text:p>84.40</text:p>
          </table:table-cell>
          <table:table-cell table:style-name="ce110"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98.65" calcext:value-type="float">
            <text:p>98.65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4A</text:p>
          </table:table-cell>
          <table:table-cell table:style-name="ce103" office:value-type="float" office:value="99.94" calcext:value-type="float">
            <text:p>99.94</text:p>
          </table:table-cell>
          <table:table-cell table:style-name="ce106" office:value-type="float" office:value="99.93" calcext:value-type="float">
            <text:p>99.93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4B</text:p>
          </table:table-cell>
          <table:table-cell table:style-name="ce103" office:value-type="float" office:value="99.58" calcext:value-type="float">
            <text:p>99.58</text:p>
          </table:table-cell>
          <table:table-cell table:style-name="ce106" office:value-type="float" office:value="99.52" calcext:value-type="float">
            <text:p>99.52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4C</text:p>
          </table:table-cell>
          <table:table-cell table:style-name="ce103" office:value-type="float" office:value="73.03" calcext:value-type="float">
            <text:p>73.03</text:p>
          </table:table-cell>
          <table:table-cell table:style-name="ce106" office:value-type="float" office:value="84.76" calcext:value-type="float">
            <text:p>84.76</text:p>
          </table:table-cell>
          <table:table-cell office:value-type="float" office:value="100" calcext:value-type="float">
            <text:p>100.00</text:p>
          </table:table-cell>
          <table:table-cell office:value-type="float" office:value="86.56" calcext:value-type="float">
            <text:p>86.56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4D</text:p>
          </table:table-cell>
          <table:table-cell table:style-name="ce103" office:value-type="float" office:value="79.28" calcext:value-type="float">
            <text:p>79.28</text:p>
          </table:table-cell>
          <table:table-cell table:style-name="ce106" office:value-type="float" office:value="86.9" calcext:value-type="float">
            <text:p>86.90</text:p>
          </table:table-cell>
          <table:table-cell office:value-type="float" office:value="100" calcext:value-type="float">
            <text:p>100.00</text:p>
          </table:table-cell>
          <table:table-cell office:value-type="float" office:value="92.81" calcext:value-type="float">
            <text:p>92.81</text:p>
          </table:table-cell>
          <table:table-cell/>
          <table:table-cell office:value-type="float" office:value="99.9" calcext:value-type="float">
            <text:p>99.9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5A</text:p>
          </table:table-cell>
          <table:table-cell table:style-name="ce103" office:value-type="float" office:value="99.98" calcext:value-type="float">
            <text:p>99.98</text:p>
          </table:table-cell>
          <table:table-cell table:style-name="ce106" office:value-type="float" office:value="99.98" calcext:value-type="float">
            <text:p>99.98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5B</text:p>
          </table:table-cell>
          <table:table-cell table:style-name="ce103" office:value-type="float" office:value="99.36" calcext:value-type="float">
            <text:p>99.36</text:p>
          </table:table-cell>
          <table:table-cell table:style-name="ce106" office:value-type="float" office:value="99.53" calcext:value-type="float">
            <text:p>99.53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5C</text:p>
          </table:table-cell>
          <table:table-cell table:style-name="ce103" office:value-type="float" office:value="91.07" calcext:value-type="float">
            <text:p>91.07</text:p>
          </table:table-cell>
          <table:table-cell table:style-name="ce106" office:value-type="float" office:value="94.7" calcext:value-type="float">
            <text:p>94.70</text:p>
          </table:table-cell>
          <table:table-cell office:value-type="float" office:value="100" calcext:value-type="float">
            <text:p>100.00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5D</text:p>
          </table:table-cell>
          <table:table-cell table:style-name="ce103" office:value-type="float" office:value="91.33" calcext:value-type="float">
            <text:p>91.33</text:p>
          </table:table-cell>
          <table:table-cell table:style-name="ce106" office:value-type="float" office:value="96.3" calcext:value-type="float">
            <text:p>96.3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6A</text:p>
          </table:table-cell>
          <table:table-cell table:style-name="ce103" office:value-type="float" office:value="100" calcext:value-type="float">
            <text:p>100.00</text:p>
          </table:table-cell>
          <table:table-cell table:style-name="ce106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6B</text:p>
          </table:table-cell>
          <table:table-cell table:style-name="ce103" office:value-type="float" office:value="87.73" calcext:value-type="float">
            <text:p>87.73</text:p>
          </table:table-cell>
          <table:table-cell table:style-name="ce106" office:value-type="float" office:value="94.05" calcext:value-type="float">
            <text:p>94.05</text:p>
          </table:table-cell>
          <table:table-cell office:value-type="float" office:value="100" calcext:value-type="float">
            <text:p>100.00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6C</text:p>
          </table:table-cell>
          <table:table-cell table:style-name="ce103" office:value-type="float" office:value="73.32" calcext:value-type="float">
            <text:p>73.32</text:p>
          </table:table-cell>
          <table:table-cell table:style-name="ce106" office:value-type="float" office:value="72.22" calcext:value-type="float">
            <text:p>72.22</text:p>
          </table:table-cell>
          <table:table-cell office:value-type="float" office:value="100" calcext:value-type="float">
            <text:p>100.00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94.58" calcext:value-type="float">
            <text:p>94.58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99.95" calcext:value-type="float">
            <text:p>99.95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7A</text:p>
          </table:table-cell>
          <table:table-cell table:style-name="ce103" office:value-type="float" office:value="99.93" calcext:value-type="float">
            <text:p>99.93</text:p>
          </table:table-cell>
          <table:table-cell table:style-name="ce106" office:value-type="float" office:value="99.94" calcext:value-type="float">
            <text:p>99.94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7B</text:p>
          </table:table-cell>
          <table:table-cell table:style-name="ce103" office:value-type="float" office:value="98.29" calcext:value-type="float">
            <text:p>98.29</text:p>
          </table:table-cell>
          <table:table-cell table:style-name="ce106" office:value-type="float" office:value="98.5" calcext:value-type="float">
            <text:p>98.5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7C</text:p>
          </table:table-cell>
          <table:table-cell table:style-name="ce103" office:value-type="float" office:value="55.53" calcext:value-type="float">
            <text:p>55.53</text:p>
          </table:table-cell>
          <table:table-cell table:style-name="ce106" office:value-type="float" office:value="75.01" calcext:value-type="float">
            <text:p>75.01</text:p>
          </table:table-cell>
          <table:table-cell office:value-type="float" office:value="100" calcext:value-type="float">
            <text:p>100.00</text:p>
          </table:table-cell>
          <table:table-cell office:value-type="float" office:value="73.14" calcext:value-type="float">
            <text:p>73.14</text:p>
          </table:table-cell>
          <table:table-cell/>
          <table:table-cell office:value-type="float" office:value="97.75" calcext:value-type="float">
            <text:p>97.75</text:p>
          </table:table-cell>
          <table:table-cell table:style-name="ce110" office:value-type="float" office:value="95" calcext:value-type="float">
            <text:p>95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8A</text:p>
          </table:table-cell>
          <table:table-cell table:style-name="ce103" office:value-type="float" office:value="99.38" calcext:value-type="float">
            <text:p>99.38</text:p>
          </table:table-cell>
          <table:table-cell table:style-name="ce106" office:value-type="float" office:value="99.07" calcext:value-type="float">
            <text:p>99.07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8B</text:p>
          </table:table-cell>
          <table:table-cell table:style-name="ce103" office:value-type="float" office:value="96.87" calcext:value-type="float">
            <text:p>96.87</text:p>
          </table:table-cell>
          <table:table-cell table:style-name="ce106" office:value-type="float" office:value="98.29" calcext:value-type="float">
            <text:p>98.29</text:p>
          </table:table-cell>
          <table:table-cell office:value-type="float" office:value="100" calcext:value-type="float">
            <text:p>100.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8C</text:p>
          </table:table-cell>
          <table:table-cell table:style-name="ce103" office:value-type="float" office:value="48.82" calcext:value-type="float">
            <text:p>48.82</text:p>
          </table:table-cell>
          <table:table-cell table:style-name="ce106" office:value-type="float" office:value="67.41" calcext:value-type="float">
            <text:p>67.41</text:p>
          </table:table-cell>
          <table:table-cell office:value-type="float" office:value="100" calcext:value-type="float">
            <text:p>100.00</text:p>
          </table:table-cell>
          <table:table-cell office:value-type="float" office:value="9.38" calcext:value-type="float">
            <text:p>9.38</text:p>
          </table:table-cell>
          <table:table-cell/>
          <table:table-cell office:value-type="float" office:value="98.54" calcext:value-type="float">
            <text:p>98.54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9A</text:p>
          </table:table-cell>
          <table:table-cell table:style-name="ce103" office:value-type="float" office:value="100" calcext:value-type="float">
            <text:p>100.00</text:p>
          </table:table-cell>
          <table:table-cell table:style-name="ce106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9B</text:p>
          </table:table-cell>
          <table:table-cell table:style-name="ce103" office:value-type="float" office:value="99.98" calcext:value-type="float">
            <text:p>99.98</text:p>
          </table:table-cell>
          <table:table-cell table:style-name="ce106" office:value-type="float" office:value="99.99" calcext:value-type="float">
            <text:p>99.99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9C</text:p>
          </table:table-cell>
          <table:table-cell table:style-name="ce103" office:value-type="float" office:value="99.79" calcext:value-type="float">
            <text:p>99.79</text:p>
          </table:table-cell>
          <table:table-cell table:style-name="ce106" office:value-type="float" office:value="99.78" calcext:value-type="float">
            <text:p>99.78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9D</text:p>
          </table:table-cell>
          <table:table-cell table:style-name="ce103" office:value-type="float" office:value="88.42" calcext:value-type="float">
            <text:p>88.42</text:p>
          </table:table-cell>
          <table:table-cell table:style-name="ce106" office:value-type="float" office:value="94.22" calcext:value-type="float">
            <text:p>94.22</text:p>
          </table:table-cell>
          <table:table-cell office:value-type="float" office:value="100" calcext:value-type="float">
            <text:p>100.00</text:p>
          </table:table-cell>
          <table:table-cell office:value-type="float" office:value="97.6" calcext:value-type="float">
            <text:p>97.6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0A</text:p>
          </table:table-cell>
          <table:table-cell table:style-name="ce103" office:value-type="float" office:value="100" calcext:value-type="float">
            <text:p>100.00</text:p>
          </table:table-cell>
          <table:table-cell table:style-name="ce106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0B</text:p>
          </table:table-cell>
          <table:table-cell table:style-name="ce103" office:value-type="float" office:value="100" calcext:value-type="float">
            <text:p>100.00</text:p>
          </table:table-cell>
          <table:table-cell table:style-name="ce106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0C</text:p>
          </table:table-cell>
          <table:table-cell table:style-name="ce103" office:value-type="float" office:value="99.79" calcext:value-type="float">
            <text:p>99.79</text:p>
          </table:table-cell>
          <table:table-cell table:style-name="ce106" office:value-type="float" office:value="99.56" calcext:value-type="float">
            <text:p>99.56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0D</text:p>
          </table:table-cell>
          <table:table-cell table:style-name="ce103" office:value-type="float" office:value="86.92" calcext:value-type="float">
            <text:p>86.92</text:p>
          </table:table-cell>
          <table:table-cell table:style-name="ce106" office:value-type="float" office:value="94.7" calcext:value-type="float">
            <text:p>94.70</text:p>
          </table:table-cell>
          <table:table-cell office:value-type="float" office:value="100" calcext:value-type="float">
            <text:p>100.00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110" office:value-type="float" office:value="100" calcext:value-type="float">
            <text:p>100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1-A</text:p>
          </table:table-cell>
          <table:table-cell table:style-name="ce102" office:value-type="float" office:value="66.61" calcext:value-type="float">
            <text:p>66.61</text:p>
          </table:table-cell>
          <table:table-cell office:value-type="float" office:value="77.67" calcext:value-type="float">
            <text:p>77.67</text:p>
          </table:table-cell>
          <table:table-cell office:value-type="float" office:value="100" calcext:value-type="float">
            <text:p>100.00</text:p>
          </table:table-cell>
          <table:table-cell office:value-type="float" office:value="75.06" calcext:value-type="float">
            <text:p>75.06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1-B</text:p>
          </table:table-cell>
          <table:table-cell table:style-name="ce102" office:value-type="float" office:value="59.16" calcext:value-type="float">
            <text:p>59.16</text:p>
          </table:table-cell>
          <table:table-cell office:value-type="float" office:value="73.97" calcext:value-type="float">
            <text:p>73.97</text:p>
          </table:table-cell>
          <table:table-cell office:value-type="float" office:value="100" calcext:value-type="float">
            <text:p>100.00</text:p>
          </table:table-cell>
          <table:table-cell office:value-type="float" office:value="71.04" calcext:value-type="float">
            <text:p>71.04</text:p>
          </table:table-cell>
          <table:table-cell/>
          <table:table-cell office:value-type="float" office:value="97.68" calcext:value-type="float">
            <text:p>97.68</text:p>
          </table:table-cell>
          <table:table-cell office:value-type="float" office:value="97.06" calcext:value-type="float">
            <text:p>97.06</text:p>
          </table:table-cell>
          <table:table-cell office:value-type="float" office:value="100" calcext:value-type="float">
            <text:p>100.00</text:p>
          </table:table-cell>
          <table:table-cell office:value-type="float" office:value="99.98" calcext:value-type="float">
            <text:p>99.98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1-C</text:p>
          </table:table-cell>
          <table:table-cell table:style-name="ce102" office:value-type="float" office:value="66.63" calcext:value-type="float">
            <text:p>66.63</text:p>
          </table:table-cell>
          <table:table-cell office:value-type="float" office:value="79.73" calcext:value-type="float">
            <text:p>79.73</text:p>
          </table:table-cell>
          <table:table-cell office:value-type="float" office:value="100" calcext:value-type="float">
            <text:p>100.00</text:p>
          </table:table-cell>
          <table:table-cell office:value-type="float" office:value="74.4" calcext:value-type="float">
            <text:p>74.40</text:p>
          </table:table-cell>
          <table:table-cell/>
          <table:table-cell office:value-type="float" office:value="87.49" calcext:value-type="float">
            <text:p>87.49</text:p>
          </table:table-cell>
          <table:table-cell office:value-type="float" office:value="94.1" calcext:value-type="float">
            <text:p>94.10</text:p>
          </table:table-cell>
          <table:table-cell office:value-type="float" office:value="100" calcext:value-type="float">
            <text:p>100.00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8.92" calcext:value-type="float">
            <text:p>98.92</text:p>
          </table:table-cell>
          <table:table-cell office:value-type="float" office:value="98.59" calcext:value-type="float">
            <text:p>98.59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2-A</text:p>
          </table:table-cell>
          <table:table-cell table:style-name="ce102" office:value-type="float" office:value="63.44" calcext:value-type="float">
            <text:p>63.44</text:p>
          </table:table-cell>
          <table:table-cell office:value-type="float" office:value="77.54" calcext:value-type="float">
            <text:p>77.54</text:p>
          </table:table-cell>
          <table:table-cell office:value-type="float" office:value="100" calcext:value-type="float">
            <text:p>100.00</text:p>
          </table:table-cell>
          <table:table-cell office:value-type="float" office:value="67.69" calcext:value-type="float">
            <text:p>67.69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2-B</text:p>
          </table:table-cell>
          <table:table-cell table:style-name="ce102" office:value-type="float" office:value="64.46" calcext:value-type="float">
            <text:p>64.46</text:p>
          </table:table-cell>
          <table:table-cell office:value-type="float" office:value="79.48" calcext:value-type="float">
            <text:p>79.48</text:p>
          </table:table-cell>
          <table:table-cell office:value-type="float" office:value="100" calcext:value-type="float">
            <text:p>100.00</text:p>
          </table:table-cell>
          <table:table-cell office:value-type="float" office:value="67.81" calcext:value-type="float">
            <text:p>67.81</text:p>
          </table:table-cell>
          <table:table-cell/>
          <table:table-cell office:value-type="float" office:value="94.83" calcext:value-type="float">
            <text:p>94.83</text:p>
          </table:table-cell>
          <table:table-cell office:value-type="float" office:value="95.71" calcext:value-type="float">
            <text:p>95.71</text:p>
          </table:table-cell>
          <table:table-cell office:value-type="float" office:value="100" calcext:value-type="float">
            <text:p>100.00</text:p>
          </table:table-cell>
          <table:table-cell office:value-type="float" office:value="99.64" calcext:value-type="float">
            <text:p>99.64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2-C</text:p>
          </table:table-cell>
          <table:table-cell table:style-name="ce102" office:value-type="float" office:value="39.25" calcext:value-type="float">
            <text:p>39.25</text:p>
          </table:table-cell>
          <table:table-cell office:value-type="float" office:value="48.79" calcext:value-type="float">
            <text:p>48.79</text:p>
          </table:table-cell>
          <table:table-cell office:value-type="float" office:value="99.67" calcext:value-type="float">
            <text:p>99.67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70.6" calcext:value-type="float">
            <text:p>70.60</text:p>
          </table:table-cell>
          <table:table-cell office:value-type="float" office:value="82.98" calcext:value-type="float">
            <text:p>82.98</text:p>
          </table:table-cell>
          <table:table-cell office:value-type="float" office:value="100" calcext:value-type="float">
            <text:p>100.00</text:p>
          </table:table-cell>
          <table:table-cell office:value-type="float" office:value="72.38" calcext:value-type="float">
            <text:p>72.38</text:p>
          </table:table-cell>
          <table:table-cell/>
          <table:table-cell office:value-type="float" office:value="86.03" calcext:value-type="float">
            <text:p>86.03</text:p>
          </table:table-cell>
          <table:table-cell office:value-type="float" office:value="92.48" calcext:value-type="float">
            <text:p>92.48</text:p>
          </table:table-cell>
          <table:table-cell office:value-type="float" office:value="100" calcext:value-type="float">
            <text:p>100.00</text:p>
          </table:table-cell>
          <table:table-cell office:value-type="float" office:value="95.53" calcext:value-type="float">
            <text:p>95.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3-A</text:p>
          </table:table-cell>
          <table:table-cell table:style-name="ce102" office:value-type="float" office:value="52.36" calcext:value-type="float">
            <text:p>52.36</text:p>
          </table:table-cell>
          <table:table-cell office:value-type="float" office:value="72.46" calcext:value-type="float">
            <text:p>72.46</text:p>
          </table:table-cell>
          <table:table-cell office:value-type="float" office:value="100" calcext:value-type="float">
            <text:p>100.00</text:p>
          </table:table-cell>
          <table:table-cell office:value-type="float" office:value="47.31" calcext:value-type="float">
            <text:p>47.31</text:p>
          </table:table-cell>
          <table:table-cell/>
          <table:table-cell office:value-type="float" office:value="99.88" calcext:value-type="float">
            <text:p>99.88</text:p>
          </table:table-cell>
          <table:table-cell office:value-type="float" office:value="99.83" calcext:value-type="float">
            <text:p>99.83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3-B</text:p>
          </table:table-cell>
          <table:table-cell table:style-name="ce102" office:value-type="float" office:value="58.88" calcext:value-type="float">
            <text:p>58.88</text:p>
          </table:table-cell>
          <table:table-cell office:value-type="float" office:value="73.13" calcext:value-type="float">
            <text:p>73.13</text:p>
          </table:table-cell>
          <table:table-cell office:value-type="float" office:value="100" calcext:value-type="float">
            <text:p>100.00</text:p>
          </table:table-cell>
          <table:table-cell office:value-type="float" office:value="35.52" calcext:value-type="float">
            <text:p>35.52</text:p>
          </table:table-cell>
          <table:table-cell/>
          <table:table-cell office:value-type="float" office:value="87.45" calcext:value-type="float">
            <text:p>87.45</text:p>
          </table:table-cell>
          <table:table-cell office:value-type="float" office:value="94.89" calcext:value-type="float">
            <text:p>94.89</text:p>
          </table:table-cell>
          <table:table-cell office:value-type="float" office:value="100" calcext:value-type="float">
            <text:p>100.00</text:p>
          </table:table-cell>
          <table:table-cell office:value-type="float" office:value="93.65" calcext:value-type="float">
            <text:p>93.65</text:p>
          </table:table-cell>
          <table:table-cell/>
          <table:table-cell office:value-type="float" office:value="99.79" calcext:value-type="float">
            <text:p>99.79</text:p>
          </table:table-cell>
          <table:table-cell office:value-type="float" office:value="99.73" calcext:value-type="float">
            <text:p>99.73</text:p>
          </table:table-cell>
          <table:table-cell office:value-type="float" office:value="100" calcext:value-type="float">
            <text:p>100.00</text:p>
          </table:table-cell>
          <table:table-cell office:value-type="float" office:value="99.99" calcext:value-type="float">
            <text:p>99.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3-C</text:p>
          </table:table-cell>
          <table:table-cell table:style-name="ce102" office:value-type="float" office:value="47.55" calcext:value-type="float">
            <text:p>47.55</text:p>
          </table:table-cell>
          <table:table-cell office:value-type="float" office:value="60.36" calcext:value-type="float">
            <text:p>60.36</text:p>
          </table:table-cell>
          <table:table-cell office:value-type="float" office:value="99.86" calcext:value-type="float">
            <text:p>99.86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70.3" calcext:value-type="float">
            <text:p>70.30</text:p>
          </table:table-cell>
          <table:table-cell office:value-type="float" office:value="83.53" calcext:value-type="float">
            <text:p>83.53</text:p>
          </table:table-cell>
          <table:table-cell office:value-type="float" office:value="100" calcext:value-type="float">
            <text:p>100.00</text:p>
          </table:table-cell>
          <table:table-cell office:value-type="float" office:value="72.48" calcext:value-type="float">
            <text:p>72.48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92.17" calcext:value-type="float">
            <text:p>92.17</text:p>
          </table:table-cell>
          <table:table-cell office:value-type="float" office:value="100" calcext:value-type="float">
            <text:p>100.00</text:p>
          </table:table-cell>
          <table:table-cell office:value-type="float" office:value="97.74" calcext:value-type="float">
            <text:p>97.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4-A</text:p>
          </table:table-cell>
          <table:table-cell table:style-name="ce102" office:value-type="float" office:value="52.51" calcext:value-type="float">
            <text:p>52.51</text:p>
          </table:table-cell>
          <table:table-cell office:value-type="float" office:value="74.1" calcext:value-type="float">
            <text:p>74.10</text:p>
          </table:table-cell>
          <table:table-cell office:value-type="float" office:value="100" calcext:value-type="float">
            <text:p>100.00</text:p>
          </table:table-cell>
          <table:table-cell office:value-type="float" office:value="46.92" calcext:value-type="float">
            <text:p>46.92</text:p>
          </table:table-cell>
          <table:table-cell/>
          <table:table-cell office:value-type="float" office:value="99.85" calcext:value-type="float">
            <text:p>99.85</text:p>
          </table:table-cell>
          <table:table-cell office:value-type="float" office:value="99.79" calcext:value-type="float">
            <text:p>99.79</text:p>
          </table:table-cell>
          <table:table-cell office:value-type="float" office:value="100" calcext:value-type="float">
            <text:p>100.00</text:p>
          </table:table-cell>
          <table:table-cell office:value-type="float" office:value="99.95" calcext:value-type="float">
            <text:p>99.95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4-B</text:p>
          </table:table-cell>
          <table:table-cell table:style-name="ce102" office:value-type="float" office:value="46.43" calcext:value-type="float">
            <text:p>46.43</text:p>
          </table:table-cell>
          <table:table-cell office:value-type="float" office:value="56.6" calcext:value-type="float">
            <text:p>56.60</text:p>
          </table:table-cell>
          <table:table-cell office:value-type="float" office:value="99.91" calcext:value-type="float">
            <text:p>99.9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7.63" calcext:value-type="float">
            <text:p>77.63</text:p>
          </table:table-cell>
          <table:table-cell office:value-type="float" office:value="85.74" calcext:value-type="float">
            <text:p>85.74</text:p>
          </table:table-cell>
          <table:table-cell office:value-type="float" office:value="100" calcext:value-type="float">
            <text:p>100.00</text:p>
          </table:table-cell>
          <table:table-cell office:value-type="float" office:value="76.47" calcext:value-type="float">
            <text:p>76.47</text:p>
          </table:table-cell>
          <table:table-cell/>
          <table:table-cell office:value-type="float" office:value="95.48" calcext:value-type="float">
            <text:p>95.48</text:p>
          </table:table-cell>
          <table:table-cell office:value-type="float" office:value="95.34" calcext:value-type="float">
            <text:p>95.34</text:p>
          </table:table-cell>
          <table:table-cell office:value-type="float" office:value="100" calcext:value-type="float">
            <text:p>100.00</text:p>
          </table:table-cell>
          <table:table-cell office:value-type="float" office:value="96.91" calcext:value-type="float">
            <text:p>96.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4-C</text:p>
          </table:table-cell>
          <table:table-cell table:style-name="ce102"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56.55" calcext:value-type="float">
            <text:p>56.55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45.74" calcext:value-type="float">
            <text:p>45.74</text:p>
          </table:table-cell>
          <table:table-cell office:value-type="float" office:value="60.45" calcext:value-type="float">
            <text:p>60.45</text:p>
          </table:table-cell>
          <table:table-cell office:value-type="float" office:value="99.77" calcext:value-type="float">
            <text:p>99.77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69.32" calcext:value-type="float">
            <text:p>69.32</text:p>
          </table:table-cell>
          <table:table-cell office:value-type="float" office:value="80.54" calcext:value-type="float">
            <text:p>80.54</text:p>
          </table:table-cell>
          <table:table-cell office:value-type="float" office:value="100" calcext:value-type="float">
            <text:p>100.00</text:p>
          </table:table-cell>
          <table:table-cell office:value-type="float" office:value="70.47" calcext:value-type="float">
            <text:p>70.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1-A</text:p>
          </table:table-cell>
          <table:table-cell table:style-name="ce102" office:value-type="float" office:value="77.55" calcext:value-type="float">
            <text:p>77.55</text:p>
          </table:table-cell>
          <table:table-cell office:value-type="float" office:value="85.27" calcext:value-type="float">
            <text:p>85.27</text:p>
          </table:table-cell>
          <table:table-cell office:value-type="float" office:value="100" calcext:value-type="float">
            <text:p>100.00</text:p>
          </table:table-cell>
          <table:table-cell office:value-type="float" office:value="79.48" calcext:value-type="float">
            <text:p>79.48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1-B</text:p>
          </table:table-cell>
          <table:table-cell table:style-name="ce102" office:value-type="float" office:value="80.89" calcext:value-type="float">
            <text:p>80.89</text:p>
          </table:table-cell>
          <table:table-cell office:value-type="float" office:value="85.18" calcext:value-type="float">
            <text:p>85.18</text:p>
          </table:table-cell>
          <table:table-cell office:value-type="float" office:value="100" calcext:value-type="float">
            <text:p>100.00</text:p>
          </table:table-cell>
          <table:table-cell office:value-type="float" office:value="79.32" calcext:value-type="float">
            <text:p>79.32</text:p>
          </table:table-cell>
          <table:table-cell/>
          <table:table-cell office:value-type="float" office:value="99.42" calcext:value-type="float">
            <text:p>99.42</text:p>
          </table:table-cell>
          <table:table-cell office:value-type="float" office:value="99.34" calcext:value-type="float">
            <text:p>99.34</text:p>
          </table:table-cell>
          <table:table-cell office:value-type="float" office:value="100" calcext:value-type="float">
            <text:p>100.00</text:p>
          </table:table-cell>
          <table:table-cell office:value-type="float" office:value="99.76" calcext:value-type="float">
            <text:p>99.76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1-C</text:p>
          </table:table-cell>
          <table:table-cell table:style-name="ce102" office:value-type="float" office:value="42.67" calcext:value-type="float">
            <text:p>42.67</text:p>
          </table:table-cell>
          <table:table-cell office:value-type="float" office:value="54.71" calcext:value-type="float">
            <text:p>54.71</text:p>
          </table:table-cell>
          <table:table-cell office:value-type="float" office:value="97.27" calcext:value-type="float">
            <text:p>97.27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75.52" calcext:value-type="float">
            <text:p>75.52</text:p>
          </table:table-cell>
          <table:table-cell office:value-type="float" office:value="82.96" calcext:value-type="float">
            <text:p>82.96</text:p>
          </table:table-cell>
          <table:table-cell office:value-type="float" office:value="100" calcext:value-type="float">
            <text:p>100.00</text:p>
          </table:table-cell>
          <table:table-cell office:value-type="float" office:value="80.92" calcext:value-type="float">
            <text:p>80.92</text:p>
          </table:table-cell>
          <table:table-cell/>
          <table:table-cell office:value-type="float" office:value="89.56" calcext:value-type="float">
            <text:p>89.56</text:p>
          </table:table-cell>
          <table:table-cell office:value-type="float" office:value="95.13" calcext:value-type="float">
            <text:p>95.13</text:p>
          </table:table-cell>
          <table:table-cell office:value-type="float" office:value="100" calcext:value-type="float">
            <text:p>100.00</text:p>
          </table:table-cell>
          <table:table-cell office:value-type="float" office:value="99.43" calcext:value-type="float">
            <text:p>99.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2-A</text:p>
          </table:table-cell>
          <table:table-cell table:style-name="ce102" office:value-type="float" office:value="68.29" calcext:value-type="float">
            <text:p>68.29</text:p>
          </table:table-cell>
          <table:table-cell office:value-type="float" office:value="77.06" calcext:value-type="float">
            <text:p>77.06</text:p>
          </table:table-cell>
          <table:table-cell office:value-type="float" office:value="100" calcext:value-type="float">
            <text:p>100.00</text:p>
          </table:table-cell>
          <table:table-cell office:value-type="float" office:value="47.81" calcext:value-type="float">
            <text:p>47.81</text:p>
          </table:table-cell>
          <table:table-cell/>
          <table:table-cell office:value-type="float" office:value="97.87" calcext:value-type="float">
            <text:p>97.87</text:p>
          </table:table-cell>
          <table:table-cell office:value-type="float" office:value="97.69" calcext:value-type="float">
            <text:p>97.69</text:p>
          </table:table-cell>
          <table:table-cell office:value-type="float" office:value="100" calcext:value-type="float">
            <text:p>100.00</text:p>
          </table:table-cell>
          <table:table-cell office:value-type="float" office:value="99.69" calcext:value-type="float">
            <text:p>99.69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2-B</text:p>
          </table:table-cell>
          <table:table-cell table:style-name="ce102" office:value-type="float" office:value="3.65" calcext:value-type="float">
            <text:p>3.65</text:p>
          </table:table-cell>
          <table:table-cell office:value-type="float" office:value="5.94" calcext:value-type="float">
            <text:p>5.94</text:p>
          </table:table-cell>
          <table:table-cell office:value-type="float" office:value="96.94" calcext:value-type="float">
            <text:p>96.94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62.43" calcext:value-type="float">
            <text:p>62.43</text:p>
          </table:table-cell>
          <table:table-cell office:value-type="float" office:value="76.45" calcext:value-type="float">
            <text:p>76.45</text:p>
          </table:table-cell>
          <table:table-cell office:value-type="float" office:value="100" calcext:value-type="float">
            <text:p>100.00</text:p>
          </table:table-cell>
          <table:table-cell office:value-type="float" office:value="35.1" calcext:value-type="float">
            <text:p>35.10</text:p>
          </table:table-cell>
          <table:table-cell/>
          <table:table-cell office:value-type="float" office:value="87.75" calcext:value-type="float">
            <text:p>87.75</text:p>
          </table:table-cell>
          <table:table-cell office:value-type="float" office:value="92.43" calcext:value-type="float">
            <text:p>92.43</text:p>
          </table:table-cell>
          <table:table-cell office:value-type="float" office:value="100" calcext:value-type="float">
            <text:p>100.00</text:p>
          </table:table-cell>
          <table:table-cell office:value-type="float" office:value="90.37" calcext:value-type="float">
            <text:p>90.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2-C</text:p>
          </table:table-cell>
          <table:table-cell table:style-name="ce102" office:value-type="float" office:value="7.73" calcext:value-type="float">
            <text:p>7.73</text:p>
          </table:table-cell>
          <table:table-cell office:value-type="float" office:value="14.09" calcext:value-type="float">
            <text:p>14.09</text:p>
          </table:table-cell>
          <table:table-cell office:value-type="float" office:value="97.15" calcext:value-type="float">
            <text:p>97.15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52.75" calcext:value-type="float">
            <text:p>52.75</text:p>
          </table:table-cell>
          <table:table-cell office:value-type="float" office:value="73.06" calcext:value-type="float">
            <text:p>73.06</text:p>
          </table:table-cell>
          <table:table-cell office:value-type="float" office:value="100" calcext:value-type="float">
            <text:p>100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68" calcext:value-type="float">
            <text:p>68.00</text:p>
          </table:table-cell>
          <table:table-cell office:value-type="float" office:value="81.33" calcext:value-type="float">
            <text:p>81.33</text:p>
          </table:table-cell>
          <table:table-cell office:value-type="float" office:value="100" calcext:value-type="float">
            <text:p>100.00</text:p>
          </table:table-cell>
          <table:table-cell office:value-type="float" office:value="49.52" calcext:value-type="float">
            <text:p>49.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3-A</text:p>
          </table:table-cell>
          <table:table-cell table:style-name="ce102" office:value-type="float" office:value="82.65" calcext:value-type="float">
            <text:p>82.65</text:p>
          </table:table-cell>
          <table:table-cell office:value-type="float" office:value="91.64" calcext:value-type="float">
            <text:p>91.64</text:p>
          </table:table-cell>
          <table:table-cell office:value-type="float" office:value="100" calcext:value-type="float">
            <text:p>100.00</text:p>
          </table:table-cell>
          <table:table-cell office:value-type="float" office:value="87.03" calcext:value-type="float">
            <text:p>87.03</text:p>
          </table:table-cell>
          <table:table-cell/>
          <table:table-cell office:value-type="float" office:value="99.99" calcext:value-type="float">
            <text:p>99.99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3-B</text:p>
          </table:table-cell>
          <table:table-cell table:style-name="ce102" office:value-type="float" office:value="55.03" calcext:value-type="float">
            <text:p>55.03</text:p>
          </table:table-cell>
          <table:table-cell office:value-type="float" office:value="71.87" calcext:value-type="float">
            <text:p>71.87</text:p>
          </table:table-cell>
          <table:table-cell office:value-type="float" office:value="100" calcext:value-type="float">
            <text:p>100.00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79.23" calcext:value-type="float">
            <text:p>79.23</text:p>
          </table:table-cell>
          <table:table-cell office:value-type="float" office:value="86.68" calcext:value-type="float">
            <text:p>86.68</text:p>
          </table:table-cell>
          <table:table-cell office:value-type="float" office:value="100" calcext:value-type="float">
            <text:p>100.00</text:p>
          </table:table-cell>
          <table:table-cell office:value-type="float" office:value="78.81" calcext:value-type="float">
            <text:p>78.81</text:p>
          </table:table-cell>
          <table:table-cell/>
          <table:table-cell office:value-type="float" office:value="93.23" calcext:value-type="float">
            <text:p>93.23</text:p>
          </table:table-cell>
          <table:table-cell office:value-type="float" office:value="92.74" calcext:value-type="float">
            <text:p>92.74</text:p>
          </table:table-cell>
          <table:table-cell office:value-type="float" office:value="100" calcext:value-type="float">
            <text:p>100.00</text:p>
          </table:table-cell>
          <table:table-cell office:value-type="float" office:value="99.51" calcext:value-type="float">
            <text:p>99.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3-C</text:p>
          </table:table-cell>
          <table:table-cell table:style-name="ce102" office:value-type="float" office:value="22.45" calcext:value-type="float">
            <text:p>22.45</text:p>
          </table:table-cell>
          <table:table-cell office:value-type="float" office:value="40.27" calcext:value-type="float">
            <text:p>40.27</text:p>
          </table:table-cell>
          <table:table-cell office:value-type="float" office:value="99.47" calcext:value-type="float">
            <text:p>99.47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50.31" calcext:value-type="float">
            <text:p>50.31</text:p>
          </table:table-cell>
          <table:table-cell office:value-type="float" office:value="71.15" calcext:value-type="float">
            <text:p>71.15</text:p>
          </table:table-cell>
          <table:table-cell office:value-type="float" office:value="100" calcext:value-type="float">
            <text:p>100.0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70.76" calcext:value-type="float">
            <text:p>70.76</text:p>
          </table:table-cell>
          <table:table-cell office:value-type="float" office:value="83.18" calcext:value-type="float">
            <text:p>83.18</text:p>
          </table:table-cell>
          <table:table-cell office:value-type="float" office:value="100" calcext:value-type="float">
            <text:p>100.00</text:p>
          </table:table-cell>
          <table:table-cell office:value-type="float" office:value="58.99" calcext:value-type="float">
            <text:p>58.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4-A</text:p>
          </table:table-cell>
          <table:table-cell table:style-name="ce102" office:value-type="float" office:value="69.91" calcext:value-type="float">
            <text:p>69.91</text:p>
          </table:table-cell>
          <table:table-cell office:value-type="float" office:value="81.52" calcext:value-type="float">
            <text:p>81.52</text:p>
          </table:table-cell>
          <table:table-cell office:value-type="float" office:value="100" calcext:value-type="float">
            <text:p>100.00</text:p>
          </table:table-cell>
          <table:table-cell office:value-type="float" office:value="48.25" calcext:value-type="float">
            <text:p>48.25</text:p>
          </table:table-cell>
          <table:table-cell/>
          <table:table-cell office:value-type="float" office:value="95.09" calcext:value-type="float">
            <text:p>95.09</text:p>
          </table:table-cell>
          <table:table-cell office:value-type="float" office:value="95.17" calcext:value-type="float">
            <text:p>95.17</text:p>
          </table:table-cell>
          <table:table-cell office:value-type="float" office:value="100" calcext:value-type="float">
            <text:p>100.00</text:p>
          </table:table-cell>
          <table:table-cell office:value-type="float" office:value="98.66" calcext:value-type="float">
            <text:p>98.66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4-B</text:p>
          </table:table-cell>
          <table:table-cell table:style-name="ce102" office:value-type="float" office:value="50.8" calcext:value-type="float">
            <text:p>50.80</text:p>
          </table:table-cell>
          <table:table-cell office:value-type="float" office:value="62.24" calcext:value-type="float">
            <text:p>62.24</text:p>
          </table:table-cell>
          <table:table-cell office:value-type="float" office:value="100" calcext:value-type="float">
            <text:p>100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68.24" calcext:value-type="float">
            <text:p>68.24</text:p>
          </table:table-cell>
          <table:table-cell office:value-type="float" office:value="83.78" calcext:value-type="float">
            <text:p>83.78</text:p>
          </table:table-cell>
          <table:table-cell office:value-type="float" office:value="100" calcext:value-type="float">
            <text:p>100.00</text:p>
          </table:table-cell>
          <table:table-cell office:value-type="float" office:value="50.13" calcext:value-type="float">
            <text:p>50.13</text:p>
          </table:table-cell>
          <table:table-cell/>
          <table:table-cell office:value-type="float" office:value="84.96" calcext:value-type="float">
            <text:p>84.96</text:p>
          </table:table-cell>
          <table:table-cell office:value-type="float" office:value="92.81" calcext:value-type="float">
            <text:p>92.81</text:p>
          </table:table-cell>
          <table:table-cell office:value-type="float" office:value="100" calcext:value-type="float">
            <text:p>100.00</text:p>
          </table:table-cell>
          <table:table-cell office:value-type="float" office:value="95.95" calcext:value-type="float">
            <text:p>95.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4-C</text:p>
          </table:table-cell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35.24" calcext:value-type="float">
            <text:p>35.24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8.59" calcext:value-type="float">
            <text:p>28.59</text:p>
          </table:table-cell>
          <table:table-cell office:value-type="float" office:value="45.11" calcext:value-type="float">
            <text:p>45.11</text:p>
          </table:table-cell>
          <table:table-cell office:value-type="float" office:value="99.88" calcext:value-type="float">
            <text:p>99.88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52.86" calcext:value-type="float">
            <text:p>52.86</text:p>
          </table:table-cell>
          <table:table-cell office:value-type="float" office:value="73.07" calcext:value-type="float">
            <text:p>73.07</text:p>
          </table:table-cell>
          <table:table-cell office:value-type="float" office:value="100" calcext:value-type="float">
            <text:p>100.00</text:p>
          </table:table-cell>
          <table:table-cell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10A</text:p>
          </table:table-cell>
          <table:table-cell office:value-type="float" office:value="14.28" calcext:value-type="float">
            <text:p>14.28</text:p>
          </table:table-cell>
          <table:table-cell office:value-type="float" office:value="24.01" calcext:value-type="float">
            <text:p>24.01</text:p>
          </table:table-cell>
          <table:table-cell office:value-type="float" office:value="90.51" calcext:value-type="float">
            <text:p>90.51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68.72" calcext:value-type="float">
            <text:p>68.72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10B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10C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10D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13A </text:p>
          </table:table-cell>
          <table:table-cell office:value-type="float" office:value="13.4" calcext:value-type="float">
            <text:p>13.40</text:p>
          </table:table-cell>
          <table:table-cell office:value-type="float" office:value="21.62" calcext:value-type="float">
            <text:p>21.62</text:p>
          </table:table-cell>
          <table:table-cell office:value-type="float" office:value="80" calcext:value-type="float">
            <text:p>80.00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58.88" calcext:value-type="float">
            <text:p>58.88</text:p>
          </table:table-cell>
          <table:table-cell office:value-type="float" office:value="33.33" calcext:value-type="float">
            <text:p>33.33</text:p>
          </table:table-cell>
          <table:table-cell office:value-type="float" office:value="100" calcext:value-type="float">
            <text:p>100.00</text:p>
          </table:table-cell>
          <table:table-cell office:value-type="float" office:value="66.67" calcext:value-type="float">
            <text:p>66.67</text:p>
          </table:table-cell>
          <table:table-cell/>
          <table:table-cell office:value-type="float" office:value="86.49" calcext:value-type="float">
            <text:p>86.49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13B </text:p>
          </table:table-cell>
          <table:table-cell office:value-type="float" office:value="31.97" calcext:value-type="float">
            <text:p>31.97</text:p>
          </table:table-cell>
          <table:table-cell office:value-type="float" office:value="36.23" calcext:value-type="float">
            <text:p>36.23</text:p>
          </table:table-cell>
          <table:table-cell office:value-type="float" office:value="100" calcext:value-type="float">
            <text:p>100.00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float" office:value="99.25" calcext:value-type="float">
            <text:p>99.25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13C </text:p>
          </table:table-cell>
          <table:table-cell office:value-type="float" office:value="46.47" calcext:value-type="float">
            <text:p>46.47</text:p>
          </table:table-cell>
          <table:table-cell office:value-type="float" office:value="70.4" calcext:value-type="float">
            <text:p>70.40</text:p>
          </table:table-cell>
          <table:table-cell office:value-type="float" office:value="100" calcext:value-type="float">
            <text:p>100.00</text:p>
          </table:table-cell>
          <table:table-cell office:value-type="float" office:value="83.3" calcext:value-type="float">
            <text:p>83.3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13D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15A </text:p>
          </table:table-cell>
          <table:table-cell office:value-type="float" office:value="38.32" calcext:value-type="float">
            <text:p>38.32</text:p>
          </table:table-cell>
          <table:table-cell office:value-type="float" office:value="31.82" calcext:value-type="float">
            <text:p>31.82</text:p>
          </table:table-cell>
          <table:table-cell office:value-type="float" office:value="100" calcext:value-type="float">
            <text:p>100.00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72.35" calcext:value-type="float">
            <text:p>72.35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90.13" calcext:value-type="float">
            <text:p>90.13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15B </text:p>
          </table:table-cell>
          <table:table-cell office:value-type="float" office:value="92.21" calcext:value-type="float">
            <text:p>92.21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15C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15D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20A </text:p>
          </table:table-cell>
          <table:table-cell office:value-type="float" office:value="19.88" calcext:value-type="float">
            <text:p>19.88</text:p>
          </table:table-cell>
          <table:table-cell office:value-type="float" office:value="44.44" calcext:value-type="float">
            <text:p>44.44</text:p>
          </table:table-cell>
          <table:table-cell office:value-type="float" office:value="80" calcext:value-type="float">
            <text:p>80.00</text:p>
          </table:table-cell>
          <table:table-cell office:value-type="float" office:value="2.13" calcext:value-type="float">
            <text:p>2.13</text:p>
          </table:table-cell>
          <table:table-cell/>
          <table:table-cell office:value-type="float" office:value="57.6" calcext:value-type="float">
            <text:p>57.60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50" calcext:value-type="float">
            <text:p>50.00</text:p>
          </table:table-cell>
          <table:table-cell/>
          <table:table-cell office:value-type="float" office:value="68.79" calcext:value-type="float">
            <text:p>68.79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20B </text:p>
          </table:table-cell>
          <table:table-cell office:value-type="float" office:value="73.43" calcext:value-type="float">
            <text:p>73.4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97.57" calcext:value-type="float">
            <text:p>97.57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20C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20D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24A </text:p>
          </table:table-cell>
          <table:table-cell office:value-type="float" office:value="7.26" calcext:value-type="float">
            <text:p>7.26</text:p>
          </table:table-cell>
          <table:table-cell office:value-type="float" office:value="13.95" calcext:value-type="float">
            <text:p>13.95</text:p>
          </table:table-cell>
          <table:table-cell office:value-type="float" office:value="91.18" calcext:value-type="float">
            <text:p>91.18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.00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69.58" calcext:value-type="float">
            <text:p>69.58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47.37" calcext:value-type="float">
            <text:p>47.3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24B </text:p>
          </table:table-cell>
          <table:table-cell office:value-type="float" office:value="60.11" calcext:value-type="float">
            <text:p>60.11</text:p>
          </table:table-cell>
          <table:table-cell office:value-type="float" office:value="73.47" calcext:value-type="float">
            <text:p>73.47</text:p>
          </table:table-cell>
          <table:table-cell office:value-type="float" office:value="100" calcext:value-type="float">
            <text:p>100.00</text:p>
          </table:table-cell>
          <table:table-cell office:value-type="float" office:value="84.5" calcext:value-type="float">
            <text:p>84.50</text:p>
          </table:table-cell>
          <table:table-cell/>
          <table:table-cell office:value-type="float" office:value="95.14" calcext:value-type="float">
            <text:p>95.14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24C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24D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27A </text:p>
          </table:table-cell>
          <table:table-cell office:value-type="float" office:value="2.64" calcext:value-type="float">
            <text:p>2.64</text:p>
          </table:table-cell>
          <table:table-cell office:value-type="float" office:value="4.66" calcext:value-type="float">
            <text:p>4.66</text:p>
          </table:table-cell>
          <table:table-cell office:value-type="float" office:value="68.58" calcext:value-type="float">
            <text:p>68.5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55.48" calcext:value-type="float">
            <text:p>55.48</text:p>
          </table:table-cell>
          <table:table-cell office:value-type="float" office:value="61.64" calcext:value-type="float">
            <text:p>61.64</text:p>
          </table:table-cell>
          <table:table-cell office:value-type="float" office:value="100" calcext:value-type="float">
            <text:p>100.00</text:p>
          </table:table-cell>
          <table:table-cell office:value-type="float" office:value="26.11" calcext:value-type="float">
            <text:p>26.11</text:p>
          </table:table-cell>
          <table:table-cell/>
          <table:table-cell office:value-type="float" office:value="77.22" calcext:value-type="float">
            <text:p>77.22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.00</text:p>
          </table:table-cell>
          <table:table-cell office:value-type="float" office:value="75" calcext:value-type="float">
            <text:p>75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27B </text:p>
          </table:table-cell>
          <table:table-cell office:value-type="float" office:value="67.37" calcext:value-type="float">
            <text:p>67.37</text:p>
          </table:table-cell>
          <table:table-cell office:value-type="float" office:value="80.66" calcext:value-type="float">
            <text:p>80.66</text:p>
          </table:table-cell>
          <table:table-cell office:value-type="float" office:value="100" calcext:value-type="float">
            <text:p>100.00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9.25" calcext:value-type="float">
            <text:p>99.25</text:p>
          </table:table-cell>
          <table:table-cell office:value-type="float" office:value="99.03" calcext:value-type="float">
            <text:p>99.03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27C </text:p>
          </table:table-cell>
          <table:table-cell office:value-type="float" office:value="87.66" calcext:value-type="float">
            <text:p>87.66</text:p>
          </table:table-cell>
          <table:table-cell office:value-type="float" office:value="94.44" calcext:value-type="float">
            <text:p>94.44</text:p>
          </table:table-cell>
          <table:table-cell office:value-type="float" office:value="100" calcext:value-type="float">
            <text:p>100.00</text:p>
          </table:table-cell>
          <table:table-cell office:value-type="float" office:value="99.32" calcext:value-type="float">
            <text:p>99.32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27D </text:p>
          </table:table-cell>
          <table:table-cell office:value-type="float" office:value="96.79" calcext:value-type="float">
            <text:p>96.79</text:p>
          </table:table-cell>
          <table:table-cell office:value-type="float" office:value="98.87" calcext:value-type="float">
            <text:p>98.87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31A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57.18" calcext:value-type="float">
            <text:p>57.18</text:p>
          </table:table-cell>
          <table:table-cell table:number-columns-repeated="2"/>
          <table:table-cell office:value-type="float" office:value="15.22" calcext:value-type="float">
            <text:p>15.22</text:p>
          </table:table-cell>
          <table:table-cell office:value-type="float" office:value="36.21" calcext:value-type="float">
            <text:p>36.21</text:p>
          </table:table-cell>
          <table:table-cell office:value-type="float" office:value="91.55" calcext:value-type="float">
            <text:p>91.5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3.65" calcext:value-type="float">
            <text:p>43.65</text:p>
          </table:table-cell>
          <table:table-cell office:value-type="float" office:value="41.67" calcext:value-type="float">
            <text:p>41.67</text:p>
          </table:table-cell>
          <table:table-cell office:value-type="float" office:value="100" calcext:value-type="float">
            <text:p>100.00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31B </text:p>
          </table:table-cell>
          <table:table-cell office:value-type="float" office:value="44.21" calcext:value-type="float">
            <text:p>44.21</text:p>
          </table:table-cell>
          <table:table-cell office:value-type="float" office:value="64.53" calcext:value-type="float">
            <text:p>64.53</text:p>
          </table:table-cell>
          <table:table-cell office:value-type="float" office:value="100" calcext:value-type="float">
            <text:p>100.00</text:p>
          </table:table-cell>
          <table:table-cell office:value-type="float" office:value="39.07" calcext:value-type="float">
            <text:p>39.07</text:p>
          </table:table-cell>
          <table:table-cell/>
          <table:table-cell office:value-type="float" office:value="74.83" calcext:value-type="float">
            <text:p>74.83</text:p>
          </table:table-cell>
          <table:table-cell office:value-type="float" office:value="78.95" calcext:value-type="float">
            <text:p>78.95</text:p>
          </table:table-cell>
          <table:table-cell office:value-type="float" office:value="100" calcext:value-type="float">
            <text:p>100.00</text:p>
          </table:table-cell>
          <table:table-cell office:value-type="float" office:value="92.63" calcext:value-type="float">
            <text:p>92.63</text:p>
          </table:table-cell>
          <table:table-cell/>
          <table:table-cell office:value-type="float" office:value="92.23" calcext:value-type="float">
            <text:p>92.23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31C </text:p>
          </table:table-cell>
          <table:table-cell office:value-type="float" office:value="97.63" calcext:value-type="float">
            <text:p>97.63</text:p>
          </table:table-cell>
          <table:table-cell office:value-type="float" office:value="97.36" calcext:value-type="float">
            <text:p>97.36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31D </text:p>
          </table:table-cell>
          <table:table-cell table:number-columns-repeated="2" office:value-type="float" office:value="99.98" calcext:value-type="float">
            <text:p>99.98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40A</text:p>
          </table:table-cell>
          <table:table-cell table:number-columns-repeated="4" office:value-type="float" office:value="0" calcext:value-type="float">
            <text:p>0.00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33.5" calcext:value-type="float">
            <text:p>33.5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2.51" calcext:value-type="float">
            <text:p>2.51</text:p>
          </table:table-cell>
          <table:table-cell office:value-type="float" office:value="63.26" calcext:value-type="float">
            <text:p>63.26</text:p>
          </table:table-cell>
          <table:table-cell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40B</text:p>
          </table:table-cell>
          <table:table-cell office:value-type="float" office:value="2.79" calcext:value-type="float">
            <text:p>2.79</text:p>
          </table:table-cell>
          <table:table-cell office:value-type="float" office:value="4.29" calcext:value-type="float">
            <text:p>4.29</text:p>
          </table:table-cell>
          <table:table-cell office:value-type="float" office:value="66.57" calcext:value-type="float">
            <text:p>66.57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58.71" calcext:value-type="float">
            <text:p>58.71</text:p>
          </table:table-cell>
          <table:table-cell office:value-type="float" office:value="73.3" calcext:value-type="float">
            <text:p>73.30</text:p>
          </table:table-cell>
          <table:table-cell office:value-type="float" office:value="100" calcext:value-type="float">
            <text:p>100.00</text:p>
          </table:table-cell>
          <table:table-cell office:value-type="float" office:value="69.99" calcext:value-type="float">
            <text:p>69.99</text:p>
          </table:table-cell>
          <table:table-cell/>
          <table:table-cell office:value-type="float" office:value="82.15" calcext:value-type="float">
            <text:p>82.15</text:p>
          </table:table-cell>
          <table:table-cell office:value-type="float" office:value="87.5" calcext:value-type="float">
            <text:p>87.50</text:p>
          </table:table-cell>
          <table:table-cell office:value-type="float" office:value="100" calcext:value-type="float">
            <text:p>100.00</text:p>
          </table:table-cell>
          <table:table-cell office:value-type="float" office:value="96.3" calcext:value-type="float">
            <text:p>96.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40C </text:p>
          </table:table-cell>
          <table:table-cell office:value-type="float" office:value="85.79" calcext:value-type="float">
            <text:p>85.79</text:p>
          </table:table-cell>
          <table:table-cell office:value-type="float" office:value="91.42" calcext:value-type="float">
            <text:p>91.42</text:p>
          </table:table-cell>
          <table:table-cell office:value-type="float" office:value="100" calcext:value-type="float">
            <text:p>100.00</text:p>
          </table:table-cell>
          <table:table-cell office:value-type="float" office:value="98.14" calcext:value-type="float">
            <text:p>98.14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Ai40D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10B</text:p>
          </table:table-cell>
          <table:table-cell office:value-type="float" office:value="9" calcext:value-type="float">
            <text:p>9.00</text:p>
          </table:table-cell>
          <table:table-cell office:value-type="float" office:value="13.52" calcext:value-type="float">
            <text:p>13.52</text:p>
          </table:table-cell>
          <table:table-cell office:value-type="float" office:value="97.44" calcext:value-type="float">
            <text:p>97.44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61.29" calcext:value-type="float">
            <text:p>61.29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office:value-type="float" office:value="87.5" calcext:value-type="float">
            <text:p>87.50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10C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10D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13B </text:p>
          </table:table-cell>
          <table:table-cell office:value-type="float" office:value="31.01" calcext:value-type="float">
            <text:p>31.01</text:p>
          </table:table-cell>
          <table:table-cell office:value-type="float" office:value="47.32" calcext:value-type="float">
            <text:p>47.32</text:p>
          </table:table-cell>
          <table:table-cell office:value-type="float" office:value="93.53" calcext:value-type="float">
            <text:p>93.53</text:p>
          </table:table-cell>
          <table:table-cell office:value-type="float" office:value="55.21" calcext:value-type="float">
            <text:p>55.21</text:p>
          </table:table-cell>
          <table:table-cell/>
          <table:table-cell office:value-type="float" office:value="67.61" calcext:value-type="float">
            <text:p>67.61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50" calcext:value-type="float">
            <text:p>50.00</text:p>
          </table:table-cell>
          <table:table-cell/>
          <table:table-cell office:value-type="float" office:value="79.89" calcext:value-type="float">
            <text:p>79.89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13C </text:p>
          </table:table-cell>
          <table:table-cell office:value-type="float" office:value="94.41" calcext:value-type="float">
            <text:p>94.41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13D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15B </text:p>
          </table:table-cell>
          <table:table-cell office:value-type="float" office:value="41.93" calcext:value-type="float">
            <text:p>41.93</text:p>
          </table:table-cell>
          <table:table-cell office:value-type="float" office:value="61.94" calcext:value-type="float">
            <text:p>61.94</text:p>
          </table:table-cell>
          <table:table-cell office:value-type="float" office:value="99.76" calcext:value-type="float">
            <text:p>99.76</text:p>
          </table:table-cell>
          <table:table-cell office:value-type="float" office:value="78.98" calcext:value-type="float">
            <text:p>78.98</text:p>
          </table:table-cell>
          <table:table-cell/>
          <table:table-cell office:value-type="float" office:value="68.32" calcext:value-type="float">
            <text:p>68.32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office:value-type="float" office:value="81.2" calcext:value-type="float">
            <text:p>81.20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15C </text:p>
          </table:table-cell>
          <table:table-cell office:value-type="float" office:value="96.32" calcext:value-type="float">
            <text:p>96.32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15D </text:p>
          </table:table-cell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20B</text:p>
          </table:table-cell>
          <table:table-cell office:value-type="float" office:value="0.54" calcext:value-type="float">
            <text:p>0.54</text:p>
          </table:table-cell>
          <table:table-cell office:value-type="float" office:value="1.16" calcext:value-type="float">
            <text:p>1.16</text:p>
          </table:table-cell>
          <table:table-cell office:value-type="float" office:value="56.62" calcext:value-type="float">
            <text:p>56.62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56.6" calcext:value-type="float">
            <text:p>56.60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.00</text:p>
          </table:table-cell>
          <table:table-cell office:value-type="float" office:value="14.29" calcext:value-type="float">
            <text:p>14.29</text:p>
          </table:table-cell>
          <table:table-cell/>
          <table:table-cell office:value-type="float" office:value="74.26" calcext:value-type="float">
            <text:p>74.26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20C </text:p>
          </table:table-cell>
          <table:table-cell office:value-type="float" office:value="81.74" calcext:value-type="float">
            <text:p>81.74</text:p>
          </table:table-cell>
          <table:table-cell office:value-type="float" office:value="90.61" calcext:value-type="float">
            <text:p>90.61</text:p>
          </table:table-cell>
          <table:table-cell office:value-type="float" office:value="100" calcext:value-type="float">
            <text:p>100.00</text:p>
          </table:table-cell>
          <table:table-cell office:value-type="float" office:value="94.67" calcext:value-type="float">
            <text:p>94.67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20D </text:p>
          </table:table-cell>
          <table:table-cell office:value-type="float" office:value="56.32" calcext:value-type="float">
            <text:p>56.32</text:p>
          </table:table-cell>
          <table:table-cell office:value-type="float" office:value="69.56" calcext:value-type="float">
            <text:p>69.56</text:p>
          </table:table-cell>
          <table:table-cell office:value-type="float" office:value="100" calcext:value-type="float">
            <text:p>100.00</text:p>
          </table:table-cell>
          <table:table-cell office:value-type="float" office:value="89.76" calcext:value-type="float">
            <text:p>89.76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24B</text:p>
          </table:table-cell>
          <table:table-cell office:value-type="float" office:value="1.98" calcext:value-type="float">
            <text:p>1.98</text:p>
          </table:table-cell>
          <table:table-cell office:value-type="float" office:value="2.93" calcext:value-type="float">
            <text:p>2.93</text:p>
          </table:table-cell>
          <table:table-cell office:value-type="float" office:value="64.57" calcext:value-type="float">
            <text:p>64.57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57.11" calcext:value-type="float">
            <text:p>57.11</text:p>
          </table:table-cell>
          <table:table-cell office:value-type="float" office:value="74.18" calcext:value-type="float">
            <text:p>74.18</text:p>
          </table:table-cell>
          <table:table-cell office:value-type="float" office:value="98.11" calcext:value-type="float">
            <text:p>98.11</text:p>
          </table:table-cell>
          <table:table-cell office:value-type="float" office:value="65.84" calcext:value-type="float">
            <text:p>65.84</text:p>
          </table:table-cell>
          <table:table-cell/>
          <table:table-cell office:value-type="float" office:value="75.78" calcext:value-type="float">
            <text:p>75.78</text:p>
          </table:table-cell>
          <table:table-cell office:value-type="float" office:value="85.56" calcext:value-type="float">
            <text:p>85.56</text:p>
          </table:table-cell>
          <table:table-cell office:value-type="float" office:value="100" calcext:value-type="float">
            <text:p>100.00</text:p>
          </table:table-cell>
          <table:table-cell office:value-type="float" office:value="90.83" calcext:value-type="float">
            <text:p>90.8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24C </text:p>
          </table:table-cell>
          <table:table-cell office:value-type="float" office:value="79.32" calcext:value-type="float">
            <text:p>79.32</text:p>
          </table:table-cell>
          <table:table-cell office:value-type="float" office:value="88.61" calcext:value-type="float">
            <text:p>88.61</text:p>
          </table:table-cell>
          <table:table-cell office:value-type="float" office:value="100" calcext:value-type="float">
            <text:p>100.00</text:p>
          </table:table-cell>
          <table:table-cell office:value-type="float" office:value="96.91" calcext:value-type="float">
            <text:p>96.91</text:p>
          </table:table-cell>
          <table:table-cell/>
          <table:table-cell table:number-columns-repeated="2" office:value-type="float" office:value="99.99" calcext:value-type="float">
            <text:p>99.99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24D </text:p>
          </table:table-cell>
          <table:table-cell office:value-type="float" office:value="49.99" calcext:value-type="float">
            <text:p>49.99</text:p>
          </table:table-cell>
          <table:table-cell office:value-type="float" office:value="67.23" calcext:value-type="float">
            <text:p>67.23</text:p>
          </table:table-cell>
          <table:table-cell office:value-type="float" office:value="99.99" calcext:value-type="float">
            <text:p>99.99</text:p>
          </table:table-cell>
          <table:table-cell office:value-type="float" office:value="93.9" calcext:value-type="float">
            <text:p>93.9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27B</text:p>
          </table:table-cell>
          <table:table-cell office:value-type="float" office:value="0.91" calcext:value-type="float">
            <text:p>0.91</text:p>
          </table:table-cell>
          <table:table-cell office:value-type="float" office:value="1.81" calcext:value-type="float">
            <text:p>1.81</text:p>
          </table:table-cell>
          <table:table-cell office:value-type="float" office:value="67.22" calcext:value-type="float">
            <text:p>67.22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2.77" calcext:value-type="float">
            <text:p>22.77</text:p>
          </table:table-cell>
          <table:table-cell office:value-type="float" office:value="36.64" calcext:value-type="float">
            <text:p>36.64</text:p>
          </table:table-cell>
          <table:table-cell office:value-type="float" office:value="97.09" calcext:value-type="float">
            <text:p>97.09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float" office:value="51.26" calcext:value-type="float">
            <text:p>51.26</text:p>
          </table:table-cell>
          <table:table-cell office:value-type="float" office:value="69.06" calcext:value-type="float">
            <text:p>69.06</text:p>
          </table:table-cell>
          <table:table-cell office:value-type="float" office:value="99.99" calcext:value-type="float">
            <text:p>99.99</text:p>
          </table:table-cell>
          <table:table-cell office:value-type="float" office:value="84.65" calcext:value-type="float">
            <text:p>84.6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27C </text:p>
          </table:table-cell>
          <table:table-cell office:value-type="float" office:value="41.09" calcext:value-type="float">
            <text:p>41.09</text:p>
          </table:table-cell>
          <table:table-cell office:value-type="float" office:value="60.87" calcext:value-type="float">
            <text:p>60.87</text:p>
          </table:table-cell>
          <table:table-cell office:value-type="float" office:value="100" calcext:value-type="float">
            <text:p>100.00</text:p>
          </table:table-cell>
          <table:table-cell office:value-type="float" office:value="1.7" calcext:value-type="float">
            <text:p>1.70</text:p>
          </table:table-cell>
          <table:table-cell/>
          <table:table-cell office:value-type="float" office:value="80.67" calcext:value-type="float">
            <text:p>80.67</text:p>
          </table:table-cell>
          <table:table-cell table:number-columns-repeated="3" office:value-type="float" office:value="100" calcext:value-type="float">
            <text:p>100.00</text:p>
          </table:table-cell>
          <table:table-cell/>
          <table:table-cell office:value-type="float" office:value="96.81" calcext:value-type="float">
            <text:p>96.81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27D </text:p>
          </table:table-cell>
          <table:table-cell office:value-type="float" office:value="94.46" calcext:value-type="float">
            <text:p>94.46</text:p>
          </table:table-cell>
          <table:table-cell office:value-type="float" office:value="80" calcext:value-type="float">
            <text:p>80.00</text:p>
          </table:table-cell>
          <table:table-cell office:value-type="float" office:value="100" calcext:value-type="float">
            <text:p>100.00</text:p>
          </table:table-cell>
          <table:table-cell office:value-type="float" office:value="98.25" calcext:value-type="float">
            <text:p>98.25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31B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9.26" calcext:value-type="float">
            <text:p>9.26</text:p>
          </table:table-cell>
          <table:table-cell office:value-type="float" office:value="64.97" calcext:value-type="float">
            <text:p>64.97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8.71" calcext:value-type="float">
            <text:p>28.71</text:p>
          </table:table-cell>
          <table:table-cell office:value-type="float" office:value="47.69" calcext:value-type="float">
            <text:p>47.69</text:p>
          </table:table-cell>
          <table:table-cell office:value-type="float" office:value="87.28" calcext:value-type="float">
            <text:p>87.28</text:p>
          </table:table-cell>
          <table:table-cell office:value-type="float" office:value="0.09" calcext:value-type="float">
            <text:p>0.0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31C </text:p>
          </table:table-cell>
          <table:table-cell office:value-type="float" office:value="49.26" calcext:value-type="float">
            <text:p>49.26</text:p>
          </table:table-cell>
          <table:table-cell office:value-type="float" office:value="68.68" calcext:value-type="float">
            <text:p>68.68</text:p>
          </table:table-cell>
          <table:table-cell office:value-type="float" office:value="100" calcext:value-type="float">
            <text:p>100.00</text:p>
          </table:table-cell>
          <table:table-cell office:value-type="float" office:value="57.43" calcext:value-type="float">
            <text:p>57.43</text:p>
          </table:table-cell>
          <table:table-cell/>
          <table:table-cell office:value-type="float" office:value="84.79" calcext:value-type="float">
            <text:p>84.79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office:value-type="float" office:value="98.82" calcext:value-type="float">
            <text:p>98.82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31D </text:p>
          </table:table-cell>
          <table:table-cell office:value-type="float" office:value="88.49" calcext:value-type="float">
            <text:p>88.49</text:p>
          </table:table-cell>
          <table:table-cell office:value-type="float" office:value="94.17" calcext:value-type="float">
            <text:p>94.17</text:p>
          </table:table-cell>
          <table:table-cell office:value-type="float" office:value="100" calcext:value-type="float">
            <text:p>100.00</text:p>
          </table:table-cell>
          <table:table-cell office:value-type="float" office:value="96.91" calcext:value-type="float">
            <text:p>96.91</text:p>
          </table:table-cell>
          <table:table-cell/>
          <table:table-cell table:number-columns-repeated="2" office:value-type="float" office:value="99.99" calcext:value-type="float">
            <text:p>99.99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40B</text:p>
          </table:table-cell>
          <table:table-cell office:value-type="float" office:value="1.55" calcext:value-type="float">
            <text:p>1.55</text:p>
          </table:table-cell>
          <table:table-cell office:value-type="float" office:value="2.44" calcext:value-type="float">
            <text:p>2.44</text:p>
          </table:table-cell>
          <table:table-cell office:value-type="float" office:value="56.14" calcext:value-type="float">
            <text:p>56.14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0.61" calcext:value-type="float">
            <text:p>20.61</text:p>
          </table:table-cell>
          <table:table-cell office:value-type="float" office:value="36.84" calcext:value-type="float">
            <text:p>36.84</text:p>
          </table:table-cell>
          <table:table-cell office:value-type="float" office:value="84.63" calcext:value-type="float">
            <text:p>84.63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46.15" calcext:value-type="float">
            <text:p>46.15</text:p>
          </table:table-cell>
          <table:table-cell office:value-type="float" office:value="63.37" calcext:value-type="float">
            <text:p>63.37</text:p>
          </table:table-cell>
          <table:table-cell office:value-type="float" office:value="99.48" calcext:value-type="float">
            <text:p>99.48</text:p>
          </table:table-cell>
          <table:table-cell office:value-type="float" office:value="13.83" calcext:value-type="float">
            <text:p>13.8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40C </text:p>
          </table:table-cell>
          <table:table-cell office:value-type="float" office:value="61.48" calcext:value-type="float">
            <text:p>61.48</text:p>
          </table:table-cell>
          <table:table-cell office:value-type="float" office:value="78.07" calcext:value-type="float">
            <text:p>78.07</text:p>
          </table:table-cell>
          <table:table-cell office:value-type="float" office:value="100" calcext:value-type="float">
            <text:p>100.00</text:p>
          </table:table-cell>
          <table:table-cell office:value-type="float" office:value="80.12" calcext:value-type="float">
            <text:p>80.12</text:p>
          </table:table-cell>
          <table:table-cell/>
          <table:table-cell office:value-type="float" office:value="89.07" calcext:value-type="float">
            <text:p>89.07</text:p>
          </table:table-cell>
          <table:table-cell office:value-type="float" office:value="96.97" calcext:value-type="float">
            <text:p>96.97</text:p>
          </table:table-cell>
          <table:table-cell office:value-type="float" office:value="100" calcext:value-type="float">
            <text:p>100.00</text:p>
          </table:table-cell>
          <table:table-cell office:value-type="float" office:value="99.6" calcext:value-type="float">
            <text:p>99.60</text:p>
          </table:table-cell>
          <table:table-cell/>
          <table:table-cell office:value-type="float" office:value="99.32" calcext:value-type="float">
            <text:p>99.32</text:p>
          </table:table-cell>
          <table:table-cell table:number-columns-repeated="3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Bi40D </text:p>
          </table:table-cell>
          <table:table-cell office:value-type="float" office:value="54.65" calcext:value-type="float">
            <text:p>54.65</text:p>
          </table:table-cell>
          <table:table-cell office:value-type="float" office:value="73.71" calcext:value-type="float">
            <text:p>73.71</text:p>
          </table:table-cell>
          <table:table-cell office:value-type="float" office:value="100" calcext:value-type="float">
            <text:p>100.00</text:p>
          </table:table-cell>
          <table:table-cell office:value-type="float" office:value="64.94" calcext:value-type="float">
            <text:p>64.94</text:p>
          </table:table-cell>
          <table:table-cell/>
          <table:table-cell office:value-type="float" office:value="99.63" calcext:value-type="float">
            <text:p>99.63</text:p>
          </table:table-cell>
          <table:table-cell office:value-type="float" office:value="99.61" calcext:value-type="float">
            <text:p>99.61</text:p>
          </table:table-cell>
          <table:table-cell table:number-columns-repeated="2" office:value-type="float" office:value="100" calcext:value-type="float">
            <text:p>100.00</text:p>
          </table:table-cell>
          <table:table-cell/>
          <table:table-cell table:number-columns-repeated="4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*+0</text:p>
          </table:table-cell>
          <table:table-cell table:style-name="Default" table:number-columns-repeated="4"/>
          <table:table-cell table:style-name="Default" office:value-type="string" calcext:value-type="string">
            <text:p>M*+1</text:p>
          </table:table-cell>
          <table:table-cell table:style-name="Default" table:number-columns-repeated="4"/>
          <table:table-cell table:style-name="Default" office:value-type="string" calcext:value-type="string">
            <text:p>M*+2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Overall 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gdb</text:p>
          </table:table-cell>
          <table:table-cell table:style-name="ce18" table:formula="of:=AVERAGE([.D8:.D30])" office:value-type="float" office:value="77.4526086956522" calcext:value-type="float">
            <text:p>77.45</text:p>
          </table:table-cell>
          <table:table-cell table:style-name="ce18" table:formula="of:=AVERAGE([.E8:.E30])" office:value-type="float" office:value="85.5060869565217" calcext:value-type="float">
            <text:p>85.51</text:p>
          </table:table-cell>
          <table:table-cell table:style-name="ce18" table:formula="of:=AVERAGE([.F8:.F30])" office:value-type="float" office:value="97.8260869565217" calcext:value-type="float">
            <text:p>97.83</text:p>
          </table:table-cell>
          <table:table-cell table:style-name="ce18" table:formula="of:=AVERAGE([.G8:.G30])" office:value-type="float" office:value="71.035652173913" calcext:value-type="float">
            <text:p>71.04</text:p>
          </table:table-cell>
          <table:table-cell table:style-name="ce18"/>
          <table:table-cell table:style-name="ce18" table:formula="of:=AVERAGE([.I8:.I30])" office:value-type="float" office:value="98.47" calcext:value-type="float">
            <text:p>98.47</text:p>
          </table:table-cell>
          <table:table-cell table:style-name="ce18" table:formula="of:=AVERAGE([.J8:.J30])" office:value-type="float" office:value="98.9130434782609" calcext:value-type="float">
            <text:p>98.91</text:p>
          </table:table-cell>
          <table:table-cell table:style-name="ce18" table:formula="of:=AVERAGE([.K8:.K30])" office:value-type="float" office:value="100" calcext:value-type="float">
            <text:p>100.00</text:p>
          </table:table-cell>
          <table:table-cell table:style-name="ce18" table:formula="of:=AVERAGE([.L8:.L30])" office:value-type="float" office:value="96.7060869565217" calcext:value-type="float">
            <text:p>96.71</text:p>
          </table:table-cell>
          <table:table-cell table:style-name="ce18"/>
          <table:table-cell table:style-name="ce18" table:formula="of:=AVERAGE([.N8:.N30])" office:value-type="float" office:value="99.9543478260869" calcext:value-type="float">
            <text:p>99.95</text:p>
          </table:table-cell>
          <table:table-cell table:style-name="ce18" table:formula="of:=AVERAGE([.O8:.O30])" office:value-type="float" office:value="100" calcext:value-type="float">
            <text:p>100.00</text:p>
          </table:table-cell>
          <table:table-cell table:style-name="ce18" table:formula="of:=AVERAGE([.P8:.P30])" office:value-type="float" office:value="100" calcext:value-type="float">
            <text:p>100.00</text:p>
          </table:table-cell>
          <table:table-cell table:style-name="ce18" table:formula="of:=AVERAGE([.Q8:.Q30])" office:value-type="float" office:value="100" calcext:value-type="float">
            <text:p>100.00</text:p>
          </table:table-cell>
          <table:table-cell/>
          <table:table-cell table:style-name="ce18" table:formula="of:=AVERAGE([.D147];[.I147];[.N147])" office:value-type="float" office:value="91.9589855072464" calcext:value-type="float">
            <text:p>91.96</text:p>
          </table:table-cell>
          <table:table-cell table:style-name="ce18" table:formula="of:=AVERAGE([.E147];[.J147];[.O147])" office:value-type="float" office:value="94.8063768115942" calcext:value-type="float">
            <text:p>94.81</text:p>
          </table:table-cell>
          <table:table-cell table:style-name="ce18" table:formula="of:=AVERAGE([.F147];[.K147];[.P147])" office:value-type="float" office:value="99.2753623188406" calcext:value-type="float">
            <text:p>99.28</text:p>
          </table:table-cell>
          <table:table-cell table:style-name="ce18" table:formula="of:=AVERAGE([.G147];[.L147];[.Q147])" office:value-type="float" office:value="89.2472463768116" calcext:value-type="float">
            <text:p>89.2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val</text:p>
          </table:table-cell>
          <table:table-cell table:style-name="ce18" table:formula="of:=AVERAGE([.D31:.D64])" office:value-type="float" office:value="83.7314705882353" calcext:value-type="float">
            <text:p>83.73</text:p>
          </table:table-cell>
          <table:table-cell table:style-name="ce18" table:formula="of:=AVERAGE([.E31:.E64])" office:value-type="float" office:value="87.6338235294118" calcext:value-type="float">
            <text:p>87.63</text:p>
          </table:table-cell>
          <table:table-cell table:style-name="ce18" table:formula="of:=AVERAGE([.F31:.F64])" office:value-type="float" office:value="99.2044117647059" calcext:value-type="float">
            <text:p>99.20</text:p>
          </table:table-cell>
          <table:table-cell table:style-name="ce18" table:formula="of:=AVERAGE([.G31:.G64])" office:value-type="float" office:value="88.4029411764706" calcext:value-type="float">
            <text:p>88.40</text:p>
          </table:table-cell>
          <table:table-cell table:style-name="ce18"/>
          <table:table-cell table:style-name="ce18" table:formula="of:=AVERAGE([.I31:.I64])" office:value-type="float" office:value="97.9573529411765" calcext:value-type="float">
            <text:p>97.96</text:p>
          </table:table-cell>
          <table:table-cell table:style-name="ce18" table:formula="of:=AVERAGE([.J31:.J64])" office:value-type="float" office:value="99.0126470588235" calcext:value-type="float">
            <text:p>99.01</text:p>
          </table:table-cell>
          <table:table-cell table:style-name="ce18" table:formula="of:=AVERAGE([.K31:.K64])" office:value-type="float" office:value="100" calcext:value-type="float">
            <text:p>100.00</text:p>
          </table:table-cell>
          <table:table-cell table:style-name="ce18" table:formula="of:=AVERAGE([.L31:.L64])" office:value-type="float" office:value="99.0197058823529" calcext:value-type="float">
            <text:p>99.02</text:p>
          </table:table-cell>
          <table:table-cell table:style-name="ce18"/>
          <table:table-cell table:style-name="ce18" table:formula="of:=AVERAGE([.N31:.N64])" office:value-type="float" office:value="99.6961764705882" calcext:value-type="float">
            <text:p>99.70</text:p>
          </table:table-cell>
          <table:table-cell table:style-name="ce18" table:formula="of:=AVERAGE([.O31:.O64])" office:value-type="float" office:value="100" calcext:value-type="float">
            <text:p>100.00</text:p>
          </table:table-cell>
          <table:table-cell table:style-name="ce18" table:formula="of:=AVERAGE([.P31:.P64])" office:value-type="float" office:value="100" calcext:value-type="float">
            <text:p>100.00</text:p>
          </table:table-cell>
          <table:table-cell table:style-name="ce18" table:formula="of:=AVERAGE([.Q31:.Q64])" office:value-type="float" office:value="100" calcext:value-type="float">
            <text:p>100.00</text:p>
          </table:table-cell>
          <table:table-cell/>
          <table:table-cell table:style-name="ce18" table:formula="of:=AVERAGE([.D148];[.I148];[.N148])" office:value-type="float" office:value="93.795" calcext:value-type="float">
            <text:p>93.80</text:p>
          </table:table-cell>
          <table:table-cell table:style-name="ce18" table:formula="of:=AVERAGE([.E148];[.J148];[.O148])" office:value-type="float" office:value="95.5488235294118" calcext:value-type="float">
            <text:p>95.55</text:p>
          </table:table-cell>
          <table:table-cell table:style-name="ce18" table:formula="of:=AVERAGE([.F148];[.K148];[.P148])" office:value-type="float" office:value="99.7348039215686" calcext:value-type="float">
            <text:p>99.73</text:p>
          </table:table-cell>
          <table:table-cell table:style-name="ce18" table:formula="of:=AVERAGE([.G148];[.L148];[.Q148])" office:value-type="float" office:value="95.8075490196078" calcext:value-type="float">
            <text:p>95.8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gl</text:p>
          </table:table-cell>
          <table:table-cell table:style-name="ce18" table:formula="of:=AVERAGE([.D65:.D88])" office:value-type="float" office:value="49.1266666666667" calcext:value-type="float">
            <text:p>49.13</text:p>
          </table:table-cell>
          <table:table-cell table:style-name="ce18" table:formula="of:=AVERAGE([.E65:.E88])" office:value-type="float" office:value="60.16125" calcext:value-type="float">
            <text:p>60.16</text:p>
          </table:table-cell>
          <table:table-cell table:style-name="ce18" table:formula="of:=AVERAGE([.F65:.F88])" office:value-type="float" office:value="95.0858333333333" calcext:value-type="float">
            <text:p>95.09</text:p>
          </table:table-cell>
          <table:table-cell table:style-name="ce18" table:formula="of:=AVERAGE([.G65:.G88])" office:value-type="float" office:value="34.54875" calcext:value-type="float">
            <text:p>34.55</text:p>
          </table:table-cell>
          <table:table-cell table:style-name="ce18"/>
          <table:table-cell table:style-name="ce18" table:formula="of:=AVERAGE([.I65:.I88])" office:value-type="float" office:value="80.8704166666667" calcext:value-type="float">
            <text:p>80.87</text:p>
          </table:table-cell>
          <table:table-cell table:style-name="ce18" table:formula="of:=AVERAGE([.J65:.J88])" office:value-type="float" office:value="87.7279166666667" calcext:value-type="float">
            <text:p>87.73</text:p>
          </table:table-cell>
          <table:table-cell table:style-name="ce18" table:formula="of:=AVERAGE([.K65:.K88])" office:value-type="float" office:value="99.9854166666667" calcext:value-type="float">
            <text:p>99.99</text:p>
          </table:table-cell>
          <table:table-cell table:style-name="ce18" table:formula="of:=AVERAGE([.L65:.L88])" office:value-type="float" office:value="73.2416666666667" calcext:value-type="float">
            <text:p>73.24</text:p>
          </table:table-cell>
          <table:table-cell table:style-name="ce18"/>
          <table:table-cell table:style-name="ce18" table:formula="of:=AVERAGE([.N65:.N88])" office:value-type="float" office:value="90.8975" calcext:value-type="float">
            <text:p>90.90</text:p>
          </table:table-cell>
          <table:table-cell table:style-name="ce18" table:formula="of:=AVERAGE([.O65:.O88])" office:value-type="float" office:value="94.5641666666667" calcext:value-type="float">
            <text:p>94.56</text:p>
          </table:table-cell>
          <table:table-cell table:style-name="ce18" table:formula="of:=AVERAGE([.P65:.P88])" office:value-type="float" office:value="100" calcext:value-type="float">
            <text:p>100.00</text:p>
          </table:table-cell>
          <table:table-cell table:style-name="ce18" table:formula="of:=AVERAGE([.Q65:.Q88])" office:value-type="float" office:value="89.7670833333333" calcext:value-type="float">
            <text:p>89.77</text:p>
          </table:table-cell>
          <table:table-cell/>
          <table:table-cell table:style-name="ce18" table:formula="of:=AVERAGE([.D149];[.I149];[.N149])" office:value-type="float" office:value="73.6315277777778" calcext:value-type="float">
            <text:p>73.63</text:p>
          </table:table-cell>
          <table:table-cell table:style-name="ce18" table:formula="of:=AVERAGE([.E149];[.J149];[.O149])" office:value-type="float" office:value="80.8177777777778" calcext:value-type="float">
            <text:p>80.82</text:p>
          </table:table-cell>
          <table:table-cell table:style-name="ce18" table:formula="of:=AVERAGE([.F149];[.K149];[.P149])" office:value-type="float" office:value="98.3570833333333" calcext:value-type="float">
            <text:p>98.36</text:p>
          </table:table-cell>
          <table:table-cell table:style-name="ce18" table:formula="of:=AVERAGE([.G149];[.L149];[.Q149])" office:value-type="float" office:value="65.8525" calcext:value-type="float">
            <text:p>65.8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ce18" table:formula="of:=AVERAGE([.D89:.D120])" office:value-type="float" office:value="65.0728125" calcext:value-type="float">
            <text:p>65.07</text:p>
          </table:table-cell>
          <table:table-cell table:style-name="ce18" table:formula="of:=AVERAGE([.E89:.E120])" office:value-type="float" office:value="69.345625" calcext:value-type="float">
            <text:p>69.35</text:p>
          </table:table-cell>
          <table:table-cell table:style-name="ce18" table:formula="of:=AVERAGE([.F89:.F120])" office:value-type="float" office:value="91.688125" calcext:value-type="float">
            <text:p>91.69</text:p>
          </table:table-cell>
          <table:table-cell table:style-name="ce18" table:formula="of:=AVERAGE([.G89:.G120])" office:value-type="float" office:value="68.93" calcext:value-type="float">
            <text:p>68.93</text:p>
          </table:table-cell>
          <table:table-cell table:style-name="Default"/>
          <table:table-cell table:style-name="ce18" table:formula="of:=AVERAGE([.I89:.I120])" office:value-type="float" office:value="84.484375" calcext:value-type="float">
            <text:p>84.48</text:p>
          </table:table-cell>
          <table:table-cell table:style-name="ce18" table:formula="of:=AVERAGE([.J89:.J120])" office:value-type="float" office:value="87.474375" calcext:value-type="float">
            <text:p>87.47</text:p>
          </table:table-cell>
          <table:table-cell table:style-name="ce18" table:formula="of:=AVERAGE([.K89:.K120])" office:value-type="float" office:value="97.6578125" calcext:value-type="float">
            <text:p>97.66</text:p>
          </table:table-cell>
          <table:table-cell table:style-name="ce18" table:formula="of:=AVERAGE([.L89:.L120])" office:value-type="float" office:value="84.7084375" calcext:value-type="float">
            <text:p>84.71</text:p>
          </table:table-cell>
          <table:table-cell table:style-name="Default"/>
          <table:table-cell table:style-name="ce18" table:formula="of:=AVERAGE([.N89:.N120])" office:value-type="float" office:value="90.549375" calcext:value-type="float">
            <text:p>90.55</text:p>
          </table:table-cell>
          <table:table-cell table:style-name="ce18" table:formula="of:=AVERAGE([.O89:.O120])" office:value-type="float" office:value="94.045625" calcext:value-type="float">
            <text:p>94.05</text:p>
          </table:table-cell>
          <table:table-cell table:style-name="ce18" table:formula="of:=AVERAGE([.P89:.P120])" office:value-type="float" office:value="98.851875" calcext:value-type="float">
            <text:p>98.85</text:p>
          </table:table-cell>
          <table:table-cell table:style-name="ce18" table:formula="of:=AVERAGE([.Q89:.Q120])" office:value-type="float" office:value="91.21625" calcext:value-type="float">
            <text:p>91.22</text:p>
          </table:table-cell>
          <table:table-cell/>
          <table:table-cell table:style-name="ce18" table:formula="of:=AVERAGE([.D150];[.I150];[.N150])" office:value-type="float" office:value="80.0355208333333" calcext:value-type="float">
            <text:p>80.04</text:p>
          </table:table-cell>
          <table:table-cell table:style-name="ce18" table:formula="of:=AVERAGE([.E150];[.J150];[.O150])" office:value-type="float" office:value="83.621875" calcext:value-type="float">
            <text:p>83.62</text:p>
          </table:table-cell>
          <table:table-cell table:style-name="ce18" table:formula="of:=AVERAGE([.F150];[.K150];[.P150])" office:value-type="float" office:value="96.0659375" calcext:value-type="float">
            <text:p>96.07</text:p>
          </table:table-cell>
          <table:table-cell table:style-name="ce18" table:formula="of:=AVERAGE([.G150];[.L150];[.Q150])" office:value-type="float" office:value="81.6182291666667" calcext:value-type="float">
            <text:p>81.62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</text:p>
          </table:table-cell>
          <table:table-cell table:style-name="ce18" table:formula="of:=AVERAGE([.D121:.D144])" office:value-type="float" office:value="55.6025" calcext:value-type="float">
            <text:p>55.60</text:p>
          </table:table-cell>
          <table:table-cell table:style-name="ce18" table:formula="of:=AVERAGE([.E121:.E144])" office:value-type="float" office:value="62.6104166666667" calcext:value-type="float">
            <text:p>62.61</text:p>
          </table:table-cell>
          <table:table-cell table:style-name="ce18" table:formula="of:=AVERAGE([.F121:.F144])" office:value-type="float" office:value="89.0008333333333" calcext:value-type="float">
            <text:p>89.00</text:p>
          </table:table-cell>
          <table:table-cell table:style-name="ce18" table:formula="of:=AVERAGE([.G121:.G144])" office:value-type="float" office:value="62.8658333333333" calcext:value-type="float">
            <text:p>62.87</text:p>
          </table:table-cell>
          <table:table-cell table:style-name="Default"/>
          <table:table-cell table:style-name="ce18" table:formula="of:=AVERAGE([.I121:.I144])" office:value-type="float" office:value="79.7429166666667" calcext:value-type="float">
            <text:p>79.74</text:p>
          </table:table-cell>
          <table:table-cell table:style-name="ce18" table:formula="of:=AVERAGE([.J121:.J144])" office:value-type="float" office:value="87.7441666666667" calcext:value-type="float">
            <text:p>87.74</text:p>
          </table:table-cell>
          <table:table-cell table:style-name="ce18" table:formula="of:=AVERAGE([.K121:.K144])" office:value-type="float" office:value="97.7" calcext:value-type="float">
            <text:p>97.70</text:p>
          </table:table-cell>
          <table:table-cell table:style-name="ce18" table:formula="of:=AVERAGE([.L121:.L144])" office:value-type="float" office:value="81.4066666666666" calcext:value-type="float">
            <text:p>81.41</text:p>
          </table:table-cell>
          <table:table-cell table:style-name="Default"/>
          <table:table-cell table:style-name="ce18" table:formula="of:=AVERAGE([.N121:.N144])" office:value-type="float" office:value="88.3208333333333" calcext:value-type="float">
            <text:p>88.32</text:p>
          </table:table-cell>
          <table:table-cell table:style-name="ce18" table:formula="of:=AVERAGE([.O121:.O144])" office:value-type="float" office:value="94.4033333333333" calcext:value-type="float">
            <text:p>94.40</text:p>
          </table:table-cell>
          <table:table-cell table:style-name="ce18" table:formula="of:=AVERAGE([.P121:.P144])" office:value-type="float" office:value="99.4479166666667" calcext:value-type="float">
            <text:p>99.45</text:p>
          </table:table-cell>
          <table:table-cell table:style-name="ce18" table:formula="of:=AVERAGE([.Q121:.Q144])" office:value-type="float" office:value="91.225" calcext:value-type="float">
            <text:p>91.23</text:p>
          </table:table-cell>
          <table:table-cell/>
          <table:table-cell table:style-name="ce18" table:formula="of:=AVERAGE([.D151];[.I151];[.N151])" office:value-type="float" office:value="74.5554166666667" calcext:value-type="float">
            <text:p>74.56</text:p>
          </table:table-cell>
          <table:table-cell table:style-name="ce18" table:formula="of:=AVERAGE([.E151];[.J151];[.O151])" office:value-type="float" office:value="81.5859722222222" calcext:value-type="float">
            <text:p>81.59</text:p>
          </table:table-cell>
          <table:table-cell table:style-name="ce18" table:formula="of:=AVERAGE([.F151];[.K151];[.P151])" office:value-type="float" office:value="95.3829166666667" calcext:value-type="float">
            <text:p>95.38</text:p>
          </table:table-cell>
          <table:table-cell table:style-name="ce18" table:formula="of:=AVERAGE([.G151];[.L151];[.Q151])" office:value-type="float" office:value="78.4991666666667" calcext:value-type="float">
            <text:p>78.5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verall</text:p>
          </table:table-cell>
          <table:table-cell table:style-name="ce18" table:formula="of:=AVERAGE([.D9:.D144])" office:value-type="float" office:value="67.1052205882353" calcext:value-type="float">
            <text:p>67.11</text:p>
          </table:table-cell>
          <table:table-cell table:style-name="ce18" table:formula="of:=AVERAGE([.E9:.E144])" office:value-type="float" office:value="73.615955882353" calcext:value-type="float">
            <text:p>73.62</text:p>
          </table:table-cell>
          <table:table-cell table:style-name="ce18" table:formula="of:=AVERAGE([.F9:.F144])" office:value-type="float" office:value="94.6694852941176" calcext:value-type="float">
            <text:p>94.67</text:p>
          </table:table-cell>
          <table:table-cell table:style-name="ce18" table:formula="of:=AVERAGE([.G9:.G144])" office:value-type="float" office:value="66.7725925925926" calcext:value-type="float">
            <text:p>66.77</text:p>
          </table:table-cell>
          <table:table-cell table:style-name="ce18"/>
          <table:table-cell table:style-name="ce18" table:formula="of:=AVERAGE([.I9:.I144])" office:value-type="float" office:value="88.6292647058824" calcext:value-type="float">
            <text:p>88.63</text:p>
          </table:table-cell>
          <table:table-cell table:style-name="ce18" table:formula="of:=AVERAGE([.J9:.J144])" office:value-type="float" office:value="92.2936764705882" calcext:value-type="float">
            <text:p>92.29</text:p>
          </table:table-cell>
          <table:table-cell table:style-name="ce18" table:formula="of:=AVERAGE([.K9:.K144])" office:value-type="float" office:value="99.0404411764706" calcext:value-type="float">
            <text:p>99.04</text:p>
          </table:table-cell>
          <table:table-cell table:style-name="ce18" table:formula="of:=AVERAGE([.L9:.L144])" office:value-type="float" office:value="87.5966176470589" calcext:value-type="float">
            <text:p>87.60</text:p>
          </table:table-cell>
          <table:table-cell table:style-name="ce18"/>
          <table:table-cell table:style-name="ce18" table:formula="of:=AVERAGE([.N9:.N144])" office:value-type="float" office:value="94.025294117647" calcext:value-type="float">
            <text:p>94.03</text:p>
          </table:table-cell>
          <table:table-cell table:style-name="ce18" table:formula="of:=AVERAGE([.O9:.O144])" office:value-type="float" office:value="96.6520588235294" calcext:value-type="float">
            <text:p>96.65</text:p>
          </table:table-cell>
          <table:table-cell table:style-name="ce18" table:formula="of:=AVERAGE([.P9:.P144])" office:value-type="float" office:value="99.6324264705882" calcext:value-type="float">
            <text:p>99.63</text:p>
          </table:table-cell>
          <table:table-cell table:style-name="ce18" table:formula="of:=AVERAGE([.Q9:.Q144])" office:value-type="float" office:value="94.5788970588235" calcext:value-type="float">
            <text:p>94.58</text:p>
          </table:table-cell>
          <table:table-cell/>
          <table:table-cell table:style-name="ce18" table:formula="of:=AVERAGE([.D152];[.I152];[.N152])" office:value-type="float" office:value="83.2532598039215" calcext:value-type="float">
            <text:p>83.25</text:p>
          </table:table-cell>
          <table:table-cell table:style-name="ce18" table:formula="of:=AVERAGE([.E152];[.J152];[.O152])" office:value-type="float" office:value="87.5205637254902" calcext:value-type="float">
            <text:p>87.52</text:p>
          </table:table-cell>
          <table:table-cell table:style-name="ce18" table:formula="of:=AVERAGE([.F152];[.K152];[.P152])" office:value-type="float" office:value="97.7807843137255" calcext:value-type="float">
            <text:p>97.78</text:p>
          </table:table-cell>
          <table:table-cell table:style-name="ce18" table:formula="of:=AVERAGE([.G152];[.L152];[.Q152])" office:value-type="float" office:value="82.982702432825" calcext:value-type="float">
            <text:p>82.98</text:p>
          </table:table-cell>
        </table:table-row>
        <calcext:conditional-formats>
          <calcext:conditional-format calcext:target-range-address="Feas.O32:Feas.O144">
            <calcext:condition calcext:apply-style-name="Default" calcext:value="formula-is([.O32]&lt;[.R32])" calcext:base-cell-address="UB_GAP_CPU.A1"/>
          </calcext:conditional-format>
          <calcext:conditional-format calcext:target-range-address="Feas.E8:Feas.E30 Feas.E65:Feas.E144">
            <calcext:condition calcext:apply-style-name="Default" calcext:value="formula-is([.E8]&lt;#REF!)" calcext:base-cell-address="UB_GAP_CPU.A1"/>
          </calcext:conditional-format>
          <calcext:conditional-format calcext:target-range-address="Feas.E31:Feas.E64">
            <calcext:condition calcext:apply-style-name="Default" calcext:value="formula-is([.E31]&lt;#REF!)" calcext:base-cell-address="UB_GAP_CPU.A1"/>
          </calcext:conditional-format>
          <calcext:conditional-format calcext:target-range-address="Feas.J8:Feas.J30 Feas.J65:Feas.J144">
            <calcext:condition calcext:apply-style-name="Default" calcext:value="formula-is([.J8]&lt;[.M8])" calcext:base-cell-address="UB_GAP_CPU.A1"/>
          </calcext:conditional-format>
          <calcext:conditional-format calcext:target-range-address="Feas.J31:Feas.J64">
            <calcext:condition calcext:apply-style-name="Default" calcext:value="formula-is([.J31]&lt;[.M31])" calcext:base-cell-address="UB_GAP_CPU.A1"/>
          </calcext:conditional-format>
          <calcext:conditional-format calcext:target-range-address="Feas.O8:Feas.O17">
            <calcext:condition calcext:apply-style-name="Default" calcext:value="formula-is([.O8]&lt;[.R8])" calcext:base-cell-address="UB_GAP_CPU.A1"/>
          </calcext:conditional-format>
          <calcext:conditional-format calcext:target-range-address="Feas.O18:Feas.O30">
            <calcext:condition calcext:apply-style-name="Default" calcext:value="formula-is([.O18]&lt;[.R18])" calcext:base-cell-address="UB_GAP_CPU.A1"/>
          </calcext:conditional-format>
          <calcext:conditional-format calcext:target-range-address="Feas.O31:Feas.O31">
            <calcext:condition calcext:apply-style-name="Default" calcext:value="formula-is([.O31]&lt;[.R31])" calcext:base-cell-address="UB_GAP_CPU.A1"/>
          </calcext:conditional-format>
          <calcext:conditional-format calcext:target-range-address="Feas.D8:Feas.D30 Feas.D65:Feas.D144">
            <calcext:condition calcext:apply-style-name="Default" calcext:value="formula-is([.D8]&lt;[.I8])" calcext:base-cell-address="UB_GAP_CPU.A1"/>
          </calcext:conditional-format>
          <calcext:conditional-format calcext:target-range-address="Feas.D31:Feas.D64">
            <calcext:condition calcext:apply-style-name="Default" calcext:value="formula-is([.D31]&lt;[.I31])" calcext:base-cell-address="UB_GAP_CPU.A1"/>
          </calcext:conditional-format>
        </calcext:conditional-formats>
      </table:table>
      <table:table table:name="FeasDif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ce90"/>
        <table:table-column table:style-name="co1" table:visibility="collapse" table:default-cell-style-name="ce90"/>
        <table:table-column table:style-name="co1" table:default-cell-style-name="ce23"/>
        <table:table-column table:style-name="co1" table:number-columns-repeated="3" table:default-cell-style-name="ce91"/>
        <table:table-column table:style-name="co1" table:visibility="collapse" table:default-cell-style-name="ce91"/>
        <table:table-column table:style-name="co1" table:default-cell-style-name="ce83"/>
        <table:table-column table:style-name="co1" table:number-columns-repeated="3" table:default-cell-style-name="ce73"/>
        <table:table-column table:style-name="co1" table:visibility="collapse" table:default-cell-style-name="ce73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 table:number-columns-repeated="15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EAS_1: RPS</text:p>
          </table:table-cell>
          <table:table-cell table:style-name="Default" table:number-columns-repeated="14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EAS_2: GRASP</text:p>
          </table:table-cell>
          <table:table-cell table:style-name="Default" table:number-columns-repeated="14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EAS_3: HGA</text:p>
          </table:table-cell>
          <table:table-cell table:style-name="Default" table:number-columns-repeated="14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EAS_4: Hga’</text:p>
          </table:table-cell>
          <table:table-cell table:style-name="Default" table:number-columns-repeated="14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 table:number-columns-spanned="5" table:number-rows-spanned="1">
            <text:p>M*+0</text:p>
          </table:table-cell>
          <table:covered-table-cell table:number-columns-repeated="3" table:style-name="ce5"/>
          <table:covered-table-cell table:style-name="ce25"/>
          <table:table-cell table:style-name="ce29" office:value-type="string" calcext:value-type="string" table:number-columns-spanned="5" table:number-rows-spanned="1">
            <text:p>M*+1</text:p>
          </table:table-cell>
          <table:covered-table-cell table:number-columns-repeated="4" table:style-name="ce29"/>
          <table:table-cell table:style-name="ce48" office:value-type="string" calcext:value-type="string" table:number-columns-spanned="4" table:number-rows-spanned="1">
            <text:p>M*+2</text:p>
          </table:table-cell>
          <table:covered-table-cell table:number-columns-repeated="3"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tancia</text:p>
          </table:table-cell>
          <table:table-cell table:style-name="ce6" office:value-type="string" calcext:value-type="string">
            <text:p>RPS</text:p>
          </table:table-cell>
          <table:table-cell table:style-name="ce6" office:value-type="string" calcext:value-type="string">
            <text:p>GRASP</text:p>
          </table:table-cell>
          <table:table-cell table:style-name="ce6" office:value-type="string" calcext:value-type="string">
            <text:p>HGA</text:p>
          </table:table-cell>
          <table:table-cell table:style-name="ce6" office:value-type="string" calcext:value-type="string">
            <text:p>HGA’</text:p>
          </table:table-cell>
          <table:table-cell table:style-name="ce6" office:value-type="string" calcext:value-type="string">
            <text:p>“”</text:p>
          </table:table-cell>
          <table:table-cell table:style-name="ce30" office:value-type="string" calcext:value-type="string">
            <text:p>RPS</text:p>
          </table:table-cell>
          <table:table-cell table:style-name="ce30" office:value-type="string" calcext:value-type="string">
            <text:p>GRASP</text:p>
          </table:table-cell>
          <table:table-cell table:style-name="ce30" office:value-type="string" calcext:value-type="string">
            <text:p>HGA</text:p>
          </table:table-cell>
          <table:table-cell table:style-name="ce30" office:value-type="string" calcext:value-type="string">
            <text:p>HGA’</text:p>
          </table:table-cell>
          <table:table-cell table:style-name="ce30" office:value-type="string" calcext:value-type="string">
            <text:p>“”</text:p>
          </table:table-cell>
          <table:table-cell table:style-name="ce49" office:value-type="string" calcext:value-type="string">
            <text:p>RPS</text:p>
          </table:table-cell>
          <table:table-cell table:style-name="ce49" office:value-type="string" calcext:value-type="string">
            <text:p>GRASP</text:p>
          </table:table-cell>
          <table:table-cell table:style-name="ce49" office:value-type="string" calcext:value-type="string">
            <text:p>HGA</text:p>
          </table:table-cell>
          <table:table-cell table:style-name="ce49" office:value-type="string" calcext:value-type="string">
            <text:p>HGA’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2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3</text:p>
          </table:table-cell>
          <table:table-cell office:value-type="float" office:value="96.77" calcext:value-type="float">
            <text:p>96.7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4</text:p>
          </table:table-cell>
          <table:table-cell office:value-type="float" office:value="78.57" calcext:value-type="float">
            <text:p>78.5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5</text:p>
          </table:table-cell>
          <table:table-cell office:value-type="float" office:value="98.04" calcext:value-type="float">
            <text:p>98.04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6</text:p>
          </table:table-cell>
          <table:table-cell office:value-type="float" office:value="97.56" calcext:value-type="float">
            <text:p>97.56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7</text:p>
          </table:table-cell>
          <table:table-cell office:value-type="float" office:value="97.06" calcext:value-type="float">
            <text:p>97.06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8</text:p>
          </table:table-cell>
          <table:table-cell office:value-type="float" office:value="60.14" calcext:value-type="float">
            <text:p>60.14</text:p>
          </table:table-cell>
          <table:table-cell office:value-type="float" office:value="34.29" calcext:value-type="float">
            <text:p>34.29</text:p>
          </table:table-cell>
          <table:table-cell office:value-type="float" office:value="96.3" calcext:value-type="float">
            <text:p>96.3</text:p>
          </table:table-cell>
          <table:table-cell office:value-type="float" office:value="35.56" calcext:value-type="float">
            <text:p>35.56</text:p>
          </table:table-cell>
          <table:table-cell/>
          <table:table-cell office:value-type="float" office:value="87.68" calcext:value-type="float">
            <text:p>87.6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9.59" calcext:value-type="float">
            <text:p>99.5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9</text:p>
          </table:table-cell>
          <table:table-cell office:value-type="float" office:value="49.08" calcext:value-type="float">
            <text:p>49.08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4.33" calcext:value-type="float">
            <text:p>84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/>
          <table:table-cell office:value-type="float" office:value="99.36" calcext:value-type="float">
            <text:p>99.3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0</text:p>
          </table:table-cell>
          <table:table-cell office:value-type="float" office:value="90.82" calcext:value-type="float">
            <text:p>90.82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1</text:p>
          </table:table-cell>
          <table:table-cell office:value-type="float" office:value="98.66" calcext:value-type="float">
            <text:p>98.66</text:p>
          </table:table-cell>
          <table:table-cell office:value-type="float" office:value="29.04" calcext:value-type="float">
            <text:p>29.04</text:p>
          </table:table-cell>
          <table:table-cell office:value-type="float" office:value="93.38" calcext:value-type="float">
            <text:p>93.38</text:p>
          </table:table-cell>
          <table:table-cell office:value-type="float" office:value="93.5" calcext:value-type="float">
            <text:p>93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3.03" calcext:value-type="float">
            <text:p>43.03</text:p>
          </table:table-cell>
          <table:table-cell office:value-type="float" office:value="92.95" calcext:value-type="float">
            <text:p>92.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7.81" calcext:value-type="float">
            <text:p>47.81</text:p>
          </table:table-cell>
          <table:table-cell office:value-type="float" office:value="91.85" calcext:value-type="float">
            <text:p>91.85</text:p>
          </table:table-cell>
          <table:table-cell office:value-type="float" office:value="91.93" calcext:value-type="float">
            <text:p>91.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2</text:p>
          </table:table-cell>
          <table:table-cell office:value-type="float" office:value="58.62" calcext:value-type="float">
            <text:p>58.62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95.04" calcext:value-type="float">
            <text:p>95.04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3</text:p>
          </table:table-cell>
          <table:table-cell office:value-type="float" office:value="1.78" calcext:value-type="float">
            <text:p>1.78</text:p>
          </table:table-cell>
          <table:table-cell office:value-type="float" office:value="1.96" calcext:value-type="float">
            <text:p>1.96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8.04" calcext:value-type="float">
            <text:p>98.04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6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19</text:p>
          </table:table-cell>
          <table:table-cell office:value-type="float" office:value="89.77" calcext:value-type="float">
            <text:p>89.7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20</text:p>
          </table:table-cell>
          <table:table-cell office:value-type="float" office:value="24.84" calcext:value-type="float">
            <text:p>24.84</text:p>
          </table:table-cell>
          <table:table-cell office:value-type="float" office:value="20.45" calcext:value-type="float">
            <text:p>20.45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.5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21</text:p>
          </table:table-cell>
          <table:table-cell office:value-type="float" office:value="61.49" calcext:value-type="float">
            <text:p>61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22</text:p>
          </table:table-cell>
          <table:table-cell office:value-type="float" office:value="79.9" calcext:value-type="float">
            <text:p>79.9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float" office:value="99.98" calcext:value-type="float">
            <text:p>99.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db23</text:p>
          </table:table-cell>
          <table:table-cell office:value-type="float" office:value="36.73" calcext:value-type="float">
            <text:p>36.73</text:p>
          </table:table-cell>
          <table:table-cell office:value-type="float" office:value="26.67" calcext:value-type="float">
            <text:p>26.67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99.74" calcext:value-type="float">
            <text:p>99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A</text:p>
          </table:table-cell>
          <table:table-cell office:value-type="float" office:value="100" calcext:value-type="float">
            <text:p>100</text:p>
          </table:table-cell>
          <table:table-cell office:value-type="float" office:value="21.39" calcext:value-type="float">
            <text:p>21.39</text:p>
          </table:table-cell>
          <table:table-cell office:value-type="float" office:value="92.35" calcext:value-type="float">
            <text:p>92.35</text:p>
          </table:table-cell>
          <table:table-cell office:value-type="float" office:value="92.18" calcext:value-type="float">
            <text:p>92.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8.25" calcext:value-type="float">
            <text:p>38.25</text:p>
          </table:table-cell>
          <table:table-cell office:value-type="float" office:value="90.01" calcext:value-type="float">
            <text:p>90.0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.65" calcext:value-type="float">
            <text:p>30.65</text:p>
          </table:table-cell>
          <table:table-cell office:value-type="float" office:value="89.52" calcext:value-type="float">
            <text:p>89.52</text:p>
          </table:table-cell>
          <table:table-cell office:value-type="float" office:value="89.4" calcext:value-type="float">
            <text:p>89.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B</text:p>
          </table:table-cell>
          <table:table-cell office:value-type="float" office:value="31.08" calcext:value-type="float">
            <text:p>31.08</text:p>
          </table:table-cell>
          <table:table-cell office:value-type="float" office:value="0.93" calcext:value-type="float">
            <text:p>0.93</text:p>
          </table:table-cell>
          <table:table-cell office:value-type="float" office:value="90.71" calcext:value-type="float">
            <text:p>90.7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13" calcext:value-type="float">
            <text:p>20.13</text:p>
          </table:table-cell>
          <table:table-cell office:value-type="float" office:value="89.17" calcext:value-type="float">
            <text:p>89.17</text:p>
          </table:table-cell>
          <table:table-cell office:value-type="float" office:value="88.88" calcext:value-type="float">
            <text:p>88.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1.52" calcext:value-type="float">
            <text:p>21.52</text:p>
          </table:table-cell>
          <table:table-cell office:value-type="float" office:value="86.69" calcext:value-type="float">
            <text:p>86.69</text:p>
          </table:table-cell>
          <table:table-cell office:value-type="float" office:value="86.96" calcext:value-type="float">
            <text:p>86.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C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02" calcext:value-type="float">
            <text:p>75.0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/>
          <table:table-cell office:value-type="float" office:value="94.6" calcext:value-type="float">
            <text:p>94.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2A</text:p>
          </table:table-cell>
          <table:table-cell office:value-type="float" office:value="99.88" calcext:value-type="float">
            <text:p>99.88</text:p>
          </table:table-cell>
          <table:table-cell office:value-type="float" office:value="39.13" calcext:value-type="float">
            <text:p>39.13</text:p>
          </table:table-cell>
          <table:table-cell office:value-type="float" office:value="56.45" calcext:value-type="float">
            <text:p>56.45</text:p>
          </table:table-cell>
          <table:table-cell office:value-type="float" office:value="50.68" calcext:value-type="float">
            <text:p>50.68</text:p>
          </table:table-cell>
          <table:table-cell/>
          <table:table-cell office:value-type="float" office:value="99.88" calcext:value-type="float">
            <text:p>99.88</text:p>
          </table:table-cell>
          <table:table-cell office:value-type="float" office:value="41.93" calcext:value-type="float">
            <text:p>41.93</text:p>
          </table:table-cell>
          <table:table-cell office:value-type="float" office:value="79.58" calcext:value-type="float">
            <text:p>79.58</text:p>
          </table:table-cell>
          <table:table-cell office:value-type="float" office:value="75.58" calcext:value-type="float">
            <text:p>75.58</text:p>
          </table:table-cell>
          <table:table-cell/>
          <table:table-cell office:value-type="float" office:value="99.88" calcext:value-type="float">
            <text:p>99.88</text:p>
          </table:table-cell>
          <table:table-cell office:value-type="float" office:value="45.13" calcext:value-type="float">
            <text:p>45.13</text:p>
          </table:table-cell>
          <table:table-cell office:value-type="float" office:value="87.75" calcext:value-type="float">
            <text:p>87.75</text:p>
          </table:table-cell>
          <table:table-cell office:value-type="float" office:value="86.95" calcext:value-type="float">
            <text:p>86.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2B</text:p>
          </table:table-cell>
          <table:table-cell office:value-type="float" office:value="99.99" calcext:value-type="float">
            <text:p>99.99</text:p>
          </table:table-cell>
          <table:table-cell office:value-type="float" office:value="37.28" calcext:value-type="float">
            <text:p>37.28</text:p>
          </table:table-cell>
          <table:table-cell office:value-type="float" office:value="67.55" calcext:value-type="float">
            <text:p>67.55</text:p>
          </table:table-cell>
          <table:table-cell office:value-type="float" office:value="61.01" calcext:value-type="float">
            <text:p>61.01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float" office:value="32.71" calcext:value-type="float">
            <text:p>32.71</text:p>
          </table:table-cell>
          <table:table-cell office:value-type="float" office:value="85.18" calcext:value-type="float">
            <text:p>85.18</text:p>
          </table:table-cell>
          <table:table-cell office:value-type="float" office:value="83.56" calcext:value-type="float">
            <text:p>83.56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float" office:value="37.41" calcext:value-type="float">
            <text:p>37.41</text:p>
          </table:table-cell>
          <table:table-cell office:value-type="float" office:value="83.54" calcext:value-type="float">
            <text:p>83.54</text:p>
          </table:table-cell>
          <table:table-cell office:value-type="float" office:value="82.49" calcext:value-type="float">
            <text:p>82.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2C</text:p>
          </table:table-cell>
          <table:table-cell office:value-type="float" office:value="14.02" calcext:value-type="float">
            <text:p>14.02</text:p>
          </table:table-cell>
          <table:table-cell office:value-type="float" office:value="6.01" calcext:value-type="float">
            <text:p>6.01</text:p>
          </table:table-cell>
          <table:table-cell office:value-type="float" office:value="100" calcext:value-type="float">
            <text:p>100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80.36" calcext:value-type="float">
            <text:p>80.36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96.47" calcext:value-type="float">
            <text:p>96.4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3A</text:p>
          </table:table-cell>
          <table:table-cell office:value-type="float" office:value="99.98" calcext:value-type="float">
            <text:p>99.98</text:p>
          </table:table-cell>
          <table:table-cell office:value-type="float" office:value="66.07" calcext:value-type="float">
            <text:p>66.07</text:p>
          </table:table-cell>
          <table:table-cell office:value-type="float" office:value="84.19" calcext:value-type="float">
            <text:p>84.19</text:p>
          </table:table-cell>
          <table:table-cell office:value-type="float" office:value="81.4" calcext:value-type="float">
            <text:p>81.4</text:p>
          </table:table-cell>
          <table:table-cell/>
          <table:table-cell office:value-type="float" office:value="99.98" calcext:value-type="float">
            <text:p>99.98</text:p>
          </table:table-cell>
          <table:table-cell office:value-type="float" office:value="58.05" calcext:value-type="float">
            <text:p>58.05</text:p>
          </table:table-cell>
          <table:table-cell office:value-type="float" office:value="89.44" calcext:value-type="float">
            <text:p>89.44</text:p>
          </table:table-cell>
          <table:table-cell office:value-type="float" office:value="89.02" calcext:value-type="float">
            <text:p>89.02</text:p>
          </table:table-cell>
          <table:table-cell/>
          <table:table-cell office:value-type="float" office:value="99.98" calcext:value-type="float">
            <text:p>99.98</text:p>
          </table:table-cell>
          <table:table-cell office:value-type="float" office:value="41.24" calcext:value-type="float">
            <text:p>41.24</text:p>
          </table:table-cell>
          <table:table-cell office:value-type="float" office:value="86.87" calcext:value-type="float">
            <text:p>86.87</text:p>
          </table:table-cell>
          <table:table-cell office:value-type="float" office:value="86.83" calcext:value-type="float">
            <text:p>86.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3B</text:p>
          </table:table-cell>
          <table:table-cell office:value-type="float" office:value="96.33" calcext:value-type="float">
            <text:p>96.33</text:p>
          </table:table-cell>
          <table:table-cell office:value-type="float" office:value="26.39" calcext:value-type="float">
            <text:p>26.39</text:p>
          </table:table-cell>
          <table:table-cell office:value-type="float" office:value="85.4" calcext:value-type="float">
            <text:p>85.4</text:p>
          </table:table-cell>
          <table:table-cell office:value-type="float" office:value="82.22" calcext:value-type="float">
            <text:p>82.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7.89" calcext:value-type="float">
            <text:p>37.89</text:p>
          </table:table-cell>
          <table:table-cell office:value-type="float" office:value="85.3" calcext:value-type="float">
            <text:p>85.3</text:p>
          </table:table-cell>
          <table:table-cell office:value-type="float" office:value="84.51" calcext:value-type="float">
            <text:p>84.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.3" calcext:value-type="float">
            <text:p>40.3</text:p>
          </table:table-cell>
          <table:table-cell office:value-type="float" office:value="86.67" calcext:value-type="float">
            <text:p>86.67</text:p>
          </table:table-cell>
          <table:table-cell office:value-type="float" office:value="86.17" calcext:value-type="float">
            <text:p>86.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3C</text:p>
          </table:table-cell>
          <table:table-cell office:value-type="float" office:value="36.43" calcext:value-type="float">
            <text:p>36.43</text:p>
          </table:table-cell>
          <table:table-cell office:value-type="float" office:value="0.13" calcext:value-type="float">
            <text:p>0.13</text:p>
          </table:table-cell>
          <table:table-cell office:value-type="float" office:value="42.84" calcext:value-type="float">
            <text:p>42.84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8.65" calcext:value-type="float">
            <text:p>98.6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4A</text:p>
          </table:table-cell>
          <table:table-cell office:value-type="float" office:value="99.94" calcext:value-type="float">
            <text:p>99.94</text:p>
          </table:table-cell>
          <table:table-cell office:value-type="float" office:value="28.97" calcext:value-type="float">
            <text:p>28.97</text:p>
          </table:table-cell>
          <table:table-cell office:value-type="float" office:value="95.94" calcext:value-type="float">
            <text:p>95.94</text:p>
          </table:table-cell>
          <table:table-cell office:value-type="float" office:value="95.49" calcext:value-type="float">
            <text:p>95.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.72" calcext:value-type="float">
            <text:p>23.72</text:p>
          </table:table-cell>
          <table:table-cell office:value-type="float" office:value="94.01" calcext:value-type="float">
            <text:p>94.01</text:p>
          </table:table-cell>
          <table:table-cell office:value-type="float" office:value="94.11" calcext:value-type="float">
            <text:p>94.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.74" calcext:value-type="float">
            <text:p>26.74</text:p>
          </table:table-cell>
          <table:table-cell office:value-type="float" office:value="93.53" calcext:value-type="float">
            <text:p>93.53</text:p>
          </table:table-cell>
          <table:table-cell office:value-type="float" office:value="93.58" calcext:value-type="float">
            <text:p>93.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4B</text:p>
          </table:table-cell>
          <table:table-cell office:value-type="float" office:value="99.58" calcext:value-type="float">
            <text:p>99.58</text:p>
          </table:table-cell>
          <table:table-cell office:value-type="float" office:value="5.45" calcext:value-type="float">
            <text:p>5.45</text:p>
          </table:table-cell>
          <table:table-cell office:value-type="float" office:value="95.06" calcext:value-type="float">
            <text:p>95.06</text:p>
          </table:table-cell>
          <table:table-cell office:value-type="float" office:value="95.05" calcext:value-type="float">
            <text:p>95.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1.44" calcext:value-type="float">
            <text:p>21.44</text:p>
          </table:table-cell>
          <table:table-cell office:value-type="float" office:value="93.49" calcext:value-type="float">
            <text:p>93.49</text:p>
          </table:table-cell>
          <table:table-cell office:value-type="float" office:value="93.77" calcext:value-type="float">
            <text:p>93.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89" calcext:value-type="float">
            <text:p>15.89</text:p>
          </table:table-cell>
          <table:table-cell office:value-type="float" office:value="92.64" calcext:value-type="float">
            <text:p>92.64</text:p>
          </table:table-cell>
          <table:table-cell office:value-type="float" office:value="92.81" calcext:value-type="float">
            <text:p>92.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4C</text:p>
          </table:table-cell>
          <table:table-cell office:value-type="float" office:value="73.03" calcext:value-type="float">
            <text:p>73.03</text:p>
          </table:table-cell>
          <table:table-cell office:value-type="float" office:value="2.13" calcext:value-type="float">
            <text:p>2.13</text:p>
          </table:table-cell>
          <table:table-cell office:value-type="float" office:value="93.04" calcext:value-type="float">
            <text:p>93.04</text:p>
          </table:table-cell>
          <table:table-cell office:value-type="float" office:value="79.02" calcext:value-type="float">
            <text:p>79.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.51" calcext:value-type="float">
            <text:p>25.51</text:p>
          </table:table-cell>
          <table:table-cell table:number-columns-repeated="2" office:value-type="float" office:value="92.1" calcext:value-type="float">
            <text:p>92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.78" calcext:value-type="float">
            <text:p>26.78</text:p>
          </table:table-cell>
          <table:table-cell office:value-type="float" office:value="90.05" calcext:value-type="float">
            <text:p>90.05</text:p>
          </table:table-cell>
          <table:table-cell office:value-type="float" office:value="90.15" calcext:value-type="float">
            <text:p>90.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4D</text:p>
          </table:table-cell>
          <table:table-cell office:value-type="float" office:value="79.28" calcext:value-type="float">
            <text:p>79.28</text:p>
          </table:table-cell>
          <table:table-cell office:value-type="float" office:value="6.3" calcext:value-type="float">
            <text:p>6.3</text:p>
          </table:table-cell>
          <table:table-cell office:value-type="float" office:value="77.67" calcext:value-type="float">
            <text:p>77.67</text:p>
          </table:table-cell>
          <table:table-cell office:value-type="float" office:value="84.89" calcext:value-type="float">
            <text:p>84.89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85.71" calcext:value-type="float">
            <text:p>85.71</text:p>
          </table:table-cell>
          <table:table-cell office:value-type="float" office:value="95.74" calcext:value-type="float">
            <text:p>95.74</text:p>
          </table:table-cell>
          <table:table-cell office:value-type="float" office:value="96.67" calcext:value-type="float">
            <text:p>96.6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5A</text:p>
          </table:table-cell>
          <table:table-cell office:value-type="float" office:value="99.98" calcext:value-type="float">
            <text:p>99.98</text:p>
          </table:table-cell>
          <table:table-cell office:value-type="float" office:value="19.03" calcext:value-type="float">
            <text:p>19.03</text:p>
          </table:table-cell>
          <table:table-cell office:value-type="float" office:value="95.66" calcext:value-type="float">
            <text:p>95.66</text:p>
          </table:table-cell>
          <table:table-cell office:value-type="float" office:value="95.72" calcext:value-type="float">
            <text:p>95.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8.64" calcext:value-type="float">
            <text:p>38.64</text:p>
          </table:table-cell>
          <table:table-cell office:value-type="float" office:value="94.18" calcext:value-type="float">
            <text:p>94.18</text:p>
          </table:table-cell>
          <table:table-cell office:value-type="float" office:value="94.3" calcext:value-type="float">
            <text:p>94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.69" calcext:value-type="float">
            <text:p>24.69</text:p>
          </table:table-cell>
          <table:table-cell office:value-type="float" office:value="93.71" calcext:value-type="float">
            <text:p>93.71</text:p>
          </table:table-cell>
          <table:table-cell office:value-type="float" office:value="93.91" calcext:value-type="float">
            <text:p>93.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5B</text:p>
          </table:table-cell>
          <table:table-cell office:value-type="float" office:value="99.36" calcext:value-type="float">
            <text:p>99.36</text:p>
          </table:table-cell>
          <table:table-cell office:value-type="float" office:value="5.53" calcext:value-type="float">
            <text:p>5.53</text:p>
          </table:table-cell>
          <table:table-cell office:value-type="float" office:value="95.6" calcext:value-type="float">
            <text:p>95.6</text:p>
          </table:table-cell>
          <table:table-cell office:value-type="float" office:value="95.51" calcext:value-type="float">
            <text:p>95.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.37" calcext:value-type="float">
            <text:p>26.37</text:p>
          </table:table-cell>
          <table:table-cell office:value-type="float" office:value="94.39" calcext:value-type="float">
            <text:p>94.3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3.51" calcext:value-type="float">
            <text:p>33.51</text:p>
          </table:table-cell>
          <table:table-cell office:value-type="float" office:value="93.22" calcext:value-type="float">
            <text:p>93.22</text:p>
          </table:table-cell>
          <table:table-cell office:value-type="float" office:value="93.43" calcext:value-type="float">
            <text:p>93.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5C</text:p>
          </table:table-cell>
          <table:table-cell office:value-type="float" office:value="91.07" calcext:value-type="float">
            <text:p>91.07</text:p>
          </table:table-cell>
          <table:table-cell office:value-type="float" office:value="6.26" calcext:value-type="float">
            <text:p>6.26</text:p>
          </table:table-cell>
          <table:table-cell office:value-type="float" office:value="94.42" calcext:value-type="float">
            <text:p>94.42</text:p>
          </table:table-cell>
          <table:table-cell office:value-type="float" office:value="93.1" calcext:value-type="float">
            <text:p>93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.81" calcext:value-type="float">
            <text:p>30.81</text:p>
          </table:table-cell>
          <table:table-cell office:value-type="float" office:value="93.13" calcext:value-type="float">
            <text:p>93.13</text:p>
          </table:table-cell>
          <table:table-cell office:value-type="float" office:value="92.92" calcext:value-type="float">
            <text:p>92.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.51" calcext:value-type="float">
            <text:p>24.51</text:p>
          </table:table-cell>
          <table:table-cell office:value-type="float" office:value="90.04" calcext:value-type="float">
            <text:p>90.04</text:p>
          </table:table-cell>
          <table:table-cell office:value-type="float" office:value="89.77" calcext:value-type="float">
            <text:p>89.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5D</text:p>
          </table:table-cell>
          <table:table-cell office:value-type="float" office:value="91.33" calcext:value-type="float">
            <text:p>91.33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float" office:value="98.15" calcext:value-type="float">
            <text:p>98.15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6A</text:p>
          </table:table-cell>
          <table:table-cell office:value-type="float" office:value="100" calcext:value-type="float">
            <text:p>100</text:p>
          </table:table-cell>
          <table:table-cell office:value-type="float" office:value="35.49" calcext:value-type="float">
            <text:p>35.49</text:p>
          </table:table-cell>
          <table:table-cell office:value-type="float" office:value="93.11" calcext:value-type="float">
            <text:p>93.11</text:p>
          </table:table-cell>
          <table:table-cell office:value-type="float" office:value="92.82" calcext:value-type="float">
            <text:p>92.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9.64" calcext:value-type="float">
            <text:p>29.64</text:p>
          </table:table-cell>
          <table:table-cell office:value-type="float" office:value="91.07" calcext:value-type="float">
            <text:p>91.07</text:p>
          </table:table-cell>
          <table:table-cell office:value-type="float" office:value="91.4" calcext:value-type="float">
            <text:p>91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1.59" calcext:value-type="float">
            <text:p>21.59</text:p>
          </table:table-cell>
          <table:table-cell office:value-type="float" office:value="91.35" calcext:value-type="float">
            <text:p>91.35</text:p>
          </table:table-cell>
          <table:table-cell office:value-type="float" office:value="91.72" calcext:value-type="float">
            <text:p>91.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6B</text:p>
          </table:table-cell>
          <table:table-cell office:value-type="float" office:value="87.73" calcext:value-type="float">
            <text:p>87.73</text:p>
          </table:table-cell>
          <table:table-cell office:value-type="float" office:value="10.12" calcext:value-type="float">
            <text:p>10.12</text:p>
          </table:table-cell>
          <table:table-cell office:value-type="float" office:value="91.86" calcext:value-type="float">
            <text:p>91.86</text:p>
          </table:table-cell>
          <table:table-cell office:value-type="float" office:value="91.68" calcext:value-type="float">
            <text:p>91.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.31" calcext:value-type="float">
            <text:p>18.31</text:p>
          </table:table-cell>
          <table:table-cell office:value-type="float" office:value="91.14" calcext:value-type="float">
            <text:p>91.14</text:p>
          </table:table-cell>
          <table:table-cell office:value-type="float" office:value="91.06" calcext:value-type="float">
            <text:p>91.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1.69" calcext:value-type="float">
            <text:p>21.69</text:p>
          </table:table-cell>
          <table:table-cell office:value-type="float" office:value="90.16" calcext:value-type="float">
            <text:p>90.16</text:p>
          </table:table-cell>
          <table:table-cell office:value-type="float" office:value="89.91" calcext:value-type="float">
            <text:p>89.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6C</text:p>
          </table:table-cell>
          <table:table-cell office:value-type="float" office:value="73.32" calcext:value-type="float">
            <text:p>73.32</text:p>
          </table:table-cell>
          <table:table-cell office:value-type="float" office:value="61.11" calcext:value-type="float">
            <text:p>61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3.33" calcext:value-type="float">
            <text:p>83.33</text:p>
          </table:table-cell>
          <table:table-cell/>
          <table:table-cell office:value-type="float" office:value="94.58" calcext:value-type="float">
            <text:p>94.5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99.95" calcext:value-type="float">
            <text:p>99.9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7A</text:p>
          </table:table-cell>
          <table:table-cell office:value-type="float" office:value="99.93" calcext:value-type="float">
            <text:p>99.93</text:p>
          </table:table-cell>
          <table:table-cell office:value-type="float" office:value="25.22" calcext:value-type="float">
            <text:p>25.22</text:p>
          </table:table-cell>
          <table:table-cell office:value-type="float" office:value="95.97" calcext:value-type="float">
            <text:p>95.97</text:p>
          </table:table-cell>
          <table:table-cell office:value-type="float" office:value="95.56" calcext:value-type="float">
            <text:p>95.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.87" calcext:value-type="float">
            <text:p>26.87</text:p>
          </table:table-cell>
          <table:table-cell office:value-type="float" office:value="94.38" calcext:value-type="float">
            <text:p>94.38</text:p>
          </table:table-cell>
          <table:table-cell office:value-type="float" office:value="93.83" calcext:value-type="float">
            <text:p>93.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.91" calcext:value-type="float">
            <text:p>30.91</text:p>
          </table:table-cell>
          <table:table-cell office:value-type="float" office:value="93.42" calcext:value-type="float">
            <text:p>93.42</text:p>
          </table:table-cell>
          <table:table-cell office:value-type="float" office:value="93.02" calcext:value-type="float">
            <text:p>93.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7B</text:p>
          </table:table-cell>
          <table:table-cell office:value-type="float" office:value="98.29" calcext:value-type="float">
            <text:p>98.29</text:p>
          </table:table-cell>
          <table:table-cell office:value-type="float" office:value="7.36" calcext:value-type="float">
            <text:p>7.36</text:p>
          </table:table-cell>
          <table:table-cell office:value-type="float" office:value="95.04" calcext:value-type="float">
            <text:p>95.04</text:p>
          </table:table-cell>
          <table:table-cell office:value-type="float" office:value="95.27" calcext:value-type="float">
            <text:p>95.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.41" calcext:value-type="float">
            <text:p>24.41</text:p>
          </table:table-cell>
          <table:table-cell office:value-type="float" office:value="93.7" calcext:value-type="float">
            <text:p>93.7</text:p>
          </table:table-cell>
          <table:table-cell office:value-type="float" office:value="93.62" calcext:value-type="float">
            <text:p>93.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.27" calcext:value-type="float">
            <text:p>26.27</text:p>
          </table:table-cell>
          <table:table-cell office:value-type="float" office:value="92.6" calcext:value-type="float">
            <text:p>92.6</text:p>
          </table:table-cell>
          <table:table-cell office:value-type="float" office:value="92.31" calcext:value-type="float">
            <text:p>92.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7C</text:p>
          </table:table-cell>
          <table:table-cell office:value-type="float" office:value="55.53" calcext:value-type="float">
            <text:p>55.53</text:p>
          </table:table-cell>
          <table:table-cell office:value-type="float" office:value="1.68" calcext:value-type="float">
            <text:p>1.68</text:p>
          </table:table-cell>
          <table:table-cell office:value-type="float" office:value="81.01" calcext:value-type="float">
            <text:p>81.01</text:p>
          </table:table-cell>
          <table:table-cell office:value-type="float" office:value="55.51" calcext:value-type="float">
            <text:p>55.51</text:p>
          </table:table-cell>
          <table:table-cell/>
          <table:table-cell office:value-type="float" office:value="97.75" calcext:value-type="float">
            <text:p>97.75</text:p>
          </table:table-cell>
          <table:table-cell office:value-type="float" office:value="75" calcext:value-type="float">
            <text:p>75</text:p>
          </table:table-cell>
          <table:table-cell office:value-type="float" office:value="96.72" calcext:value-type="float">
            <text:p>96.72</text:p>
          </table:table-cell>
          <table:table-cell office:value-type="float" office:value="87.97" calcext:value-type="float">
            <text:p>87.9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93.55" calcext:value-type="float">
            <text:p>93.5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8A</text:p>
          </table:table-cell>
          <table:table-cell office:value-type="float" office:value="99.38" calcext:value-type="float">
            <text:p>99.38</text:p>
          </table:table-cell>
          <table:table-cell office:value-type="float" office:value="8.35" calcext:value-type="float">
            <text:p>8.35</text:p>
          </table:table-cell>
          <table:table-cell office:value-type="float" office:value="96.14" calcext:value-type="float">
            <text:p>96.14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.14" calcext:value-type="float">
            <text:p>27.14</text:p>
          </table:table-cell>
          <table:table-cell office:value-type="float" office:value="94.38" calcext:value-type="float">
            <text:p>94.38</text:p>
          </table:table-cell>
          <table:table-cell office:value-type="float" office:value="94.43" calcext:value-type="float">
            <text:p>94.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.36" calcext:value-type="float">
            <text:p>31.36</text:p>
          </table:table-cell>
          <table:table-cell office:value-type="float" office:value="93.98" calcext:value-type="float">
            <text:p>93.98</text:p>
          </table:table-cell>
          <table:table-cell office:value-type="float" office:value="93.77" calcext:value-type="float">
            <text:p>93.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8B</text:p>
          </table:table-cell>
          <table:table-cell office:value-type="float" office:value="96.87" calcext:value-type="float">
            <text:p>96.87</text:p>
          </table:table-cell>
          <table:table-cell office:value-type="float" office:value="15.49" calcext:value-type="float">
            <text:p>15.49</text:p>
          </table:table-cell>
          <table:table-cell office:value-type="float" office:value="95.9" calcext:value-type="float">
            <text:p>95.9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.28" calcext:value-type="float">
            <text:p>40.28</text:p>
          </table:table-cell>
          <table:table-cell office:value-type="float" office:value="94.01" calcext:value-type="float">
            <text:p>94.01</text:p>
          </table:table-cell>
          <table:table-cell office:value-type="float" office:value="93.88" calcext:value-type="float">
            <text:p>93.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.97" calcext:value-type="float">
            <text:p>25.97</text:p>
          </table:table-cell>
          <table:table-cell office:value-type="float" office:value="93.39" calcext:value-type="float">
            <text:p>93.39</text:p>
          </table:table-cell>
          <table:table-cell office:value-type="float" office:value="93.63" calcext:value-type="float">
            <text:p>93.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8C</text:p>
          </table:table-cell>
          <table:table-cell office:value-type="float" office:value="48.82" calcext:value-type="float">
            <text:p>48.82</text:p>
          </table:table-cell>
          <table:table-cell office:value-type="float" office:value="5.54" calcext:value-type="float">
            <text:p>5.54</text:p>
          </table:table-cell>
          <table:table-cell office:value-type="float" office:value="91.07" calcext:value-type="float">
            <text:p>91.07</text:p>
          </table:table-cell>
          <table:table-cell office:value-type="float" office:value="6.56" calcext:value-type="float">
            <text:p>6.56</text:p>
          </table:table-cell>
          <table:table-cell/>
          <table:table-cell office:value-type="float" office:value="98.54" calcext:value-type="float">
            <text:p>98.54</text:p>
          </table:table-cell>
          <table:table-cell office:value-type="float" office:value="100" calcext:value-type="float">
            <text:p>100</text:p>
          </table:table-cell>
          <table:table-cell office:value-type="float" office:value="95.52" calcext:value-type="float">
            <text:p>95.52</text:p>
          </table:table-cell>
          <table:table-cell office:value-type="float" office:value="96.67" calcext:value-type="float">
            <text:p>96.67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9A</text:p>
          </table:table-cell>
          <table:table-cell office:value-type="float" office:value="100" calcext:value-type="float">
            <text:p>100</text:p>
          </table:table-cell>
          <table:table-cell office:value-type="float" office:value="59.83" calcext:value-type="float">
            <text:p>59.83</text:p>
          </table:table-cell>
          <table:table-cell office:value-type="float" office:value="96.26" calcext:value-type="float">
            <text:p>96.26</text:p>
          </table:table-cell>
          <table:table-cell office:value-type="float" office:value="96.49" calcext:value-type="float">
            <text:p>96.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6.26" calcext:value-type="float">
            <text:p>56.26</text:p>
          </table:table-cell>
          <table:table-cell office:value-type="float" office:value="95.34" calcext:value-type="float">
            <text:p>95.34</text:p>
          </table:table-cell>
          <table:table-cell office:value-type="float" office:value="95.1" calcext:value-type="float">
            <text:p>95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6.87" calcext:value-type="float">
            <text:p>36.87</text:p>
          </table:table-cell>
          <table:table-cell office:value-type="float" office:value="95.44" calcext:value-type="float">
            <text:p>95.44</text:p>
          </table:table-cell>
          <table:table-cell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9B</text:p>
          </table:table-cell>
          <table:table-cell office:value-type="float" office:value="99.98" calcext:value-type="float">
            <text:p>99.98</text:p>
          </table:table-cell>
          <table:table-cell office:value-type="float" office:value="49.13" calcext:value-type="float">
            <text:p>49.13</text:p>
          </table:table-cell>
          <table:table-cell office:value-type="float" office:value="96.14" calcext:value-type="float">
            <text:p>96.14</text:p>
          </table:table-cell>
          <table:table-cell office:value-type="float" office:value="96.27" calcext:value-type="float">
            <text:p>96.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3.05" calcext:value-type="float">
            <text:p>53.05</text:p>
          </table:table-cell>
          <table:table-cell office:value-type="float" office:value="95.4" calcext:value-type="float">
            <text:p>95.4</text:p>
          </table:table-cell>
          <table:table-cell office:value-type="float" office:value="94.96" calcext:value-type="float">
            <text:p>94.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.08" calcext:value-type="float">
            <text:p>27.08</text:p>
          </table:table-cell>
          <table:table-cell office:value-type="float" office:value="95.98" calcext:value-type="float">
            <text:p>95.98</text:p>
          </table:table-cell>
          <table:table-cell office:value-type="float" office:value="96.08" calcext:value-type="float">
            <text:p>96.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9C</text:p>
          </table:table-cell>
          <table:table-cell office:value-type="float" office:value="99.79" calcext:value-type="float">
            <text:p>99.79</text:p>
          </table:table-cell>
          <table:table-cell office:value-type="float" office:value="42.05" calcext:value-type="float">
            <text:p>42.05</text:p>
          </table:table-cell>
          <table:table-cell office:value-type="float" office:value="96.51" calcext:value-type="float">
            <text:p>96.51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5.64" calcext:value-type="float">
            <text:p>35.64</text:p>
          </table:table-cell>
          <table:table-cell office:value-type="float" office:value="95.58" calcext:value-type="float">
            <text:p>95.58</text:p>
          </table:table-cell>
          <table:table-cell office:value-type="float" office:value="95.98" calcext:value-type="float">
            <text:p>95.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.76" calcext:value-type="float">
            <text:p>42.76</text:p>
          </table:table-cell>
          <table:table-cell office:value-type="float" office:value="96.13" calcext:value-type="float">
            <text:p>96.13</text:p>
          </table:table-cell>
          <table:table-cell office:value-type="float" office:value="96.18" calcext:value-type="float">
            <text:p>96.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9D</text:p>
          </table:table-cell>
          <table:table-cell office:value-type="float" office:value="88.42" calcext:value-type="float">
            <text:p>88.42</text:p>
          </table:table-cell>
          <table:table-cell office:value-type="float" office:value="7.5" calcext:value-type="float">
            <text:p>7.5</text:p>
          </table:table-cell>
          <table:table-cell office:value-type="float" office:value="92.64" calcext:value-type="float">
            <text:p>92.64</text:p>
          </table:table-cell>
          <table:table-cell office:value-type="float" office:value="89.33" calcext:value-type="float">
            <text:p>89.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96" calcext:value-type="float">
            <text:p>20.96</text:p>
          </table:table-cell>
          <table:table-cell office:value-type="float" office:value="92.26" calcext:value-type="float">
            <text:p>92.26</text:p>
          </table:table-cell>
          <table:table-cell office:value-type="float" office:value="92.09" calcext:value-type="float">
            <text:p>92.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.89" calcext:value-type="float">
            <text:p>26.89</text:p>
          </table:table-cell>
          <table:table-cell office:value-type="float" office:value="91.31" calcext:value-type="float">
            <text:p>91.31</text:p>
          </table:table-cell>
          <table:table-cell office:value-type="float" office:value="90.76" calcext:value-type="float">
            <text:p>90.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0A</text:p>
          </table:table-cell>
          <table:table-cell office:value-type="float" office:value="100" calcext:value-type="float">
            <text:p>100</text:p>
          </table:table-cell>
          <table:table-cell office:value-type="float" office:value="29.96" calcext:value-type="float">
            <text:p>29.96</text:p>
          </table:table-cell>
          <table:table-cell office:value-type="float" office:value="96.97" calcext:value-type="float">
            <text:p>96.97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1.87" calcext:value-type="float">
            <text:p>51.87</text:p>
          </table:table-cell>
          <table:table-cell office:value-type="float" office:value="95.35" calcext:value-type="float">
            <text:p>95.35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.41" calcext:value-type="float">
            <text:p>30.41</text:p>
          </table:table-cell>
          <table:table-cell office:value-type="float" office:value="95.75" calcext:value-type="float">
            <text:p>95.75</text:p>
          </table:table-cell>
          <table:table-cell office:value-type="float" office:value="95.61" calcext:value-type="float">
            <text:p>95.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0B</text:p>
          </table:table-cell>
          <table:table-cell office:value-type="float" office:value="100" calcext:value-type="float">
            <text:p>100</text:p>
          </table:table-cell>
          <table:table-cell office:value-type="float" office:value="42.35" calcext:value-type="float">
            <text:p>42.35</text:p>
          </table:table-cell>
          <table:table-cell office:value-type="float" office:value="96.85" calcext:value-type="float">
            <text:p>96.85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8.14" calcext:value-type="float">
            <text:p>38.14</text:p>
          </table:table-cell>
          <table:table-cell office:value-type="float" office:value="95.98" calcext:value-type="float">
            <text:p>95.98</text:p>
          </table:table-cell>
          <table:table-cell office:value-type="float" office:value="96.14" calcext:value-type="float">
            <text:p>96.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.11" calcext:value-type="float">
            <text:p>42.11</text:p>
          </table:table-cell>
          <table:table-cell office:value-type="float" office:value="95.8" calcext:value-type="float">
            <text:p>95.8</text:p>
          </table:table-cell>
          <table:table-cell office:value-type="float" office:value="96.05" calcext:value-type="float">
            <text:p>96.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0C</text:p>
          </table:table-cell>
          <table:table-cell office:value-type="float" office:value="99.79" calcext:value-type="float">
            <text:p>99.79</text:p>
          </table:table-cell>
          <table:table-cell office:value-type="float" office:value="53.02" calcext:value-type="float">
            <text:p>53.02</text:p>
          </table:table-cell>
          <table:table-cell table:number-columns-repeated="2" office:value-type="float" office:value="96.81" calcext:value-type="float">
            <text:p>96.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4.38" calcext:value-type="float">
            <text:p>34.38</text:p>
          </table:table-cell>
          <table:table-cell office:value-type="float" office:value="96.01" calcext:value-type="float">
            <text:p>96.01</text:p>
          </table:table-cell>
          <table:table-cell office:value-type="float" office:value="95.93" calcext:value-type="float">
            <text:p>95.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3.83" calcext:value-type="float">
            <text:p>33.83</text:p>
          </table:table-cell>
          <table:table-cell office:value-type="float" office:value="95.49" calcext:value-type="float">
            <text:p>95.49</text:p>
          </table:table-cell>
          <table:table-cell office:value-type="float" office:value="95.48" calcext:value-type="float">
            <text:p>95.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10D</text:p>
          </table:table-cell>
          <table:table-cell office:value-type="float" office:value="86.92" calcext:value-type="float">
            <text:p>86.92</text:p>
          </table:table-cell>
          <table:table-cell office:value-type="float" office:value="5.42" calcext:value-type="float">
            <text:p>5.42</text:p>
          </table:table-cell>
          <table:table-cell office:value-type="float" office:value="89.72" calcext:value-type="float">
            <text:p>89.72</text:p>
          </table:table-cell>
          <table:table-cell office:value-type="float" office:value="88.21" calcext:value-type="float">
            <text:p>88.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.11" calcext:value-type="float">
            <text:p>31.11</text:p>
          </table:table-cell>
          <table:table-cell office:value-type="float" office:value="91.1" calcext:value-type="float">
            <text:p>91.1</text:p>
          </table:table-cell>
          <table:table-cell office:value-type="float" office:value="90.76" calcext:value-type="float">
            <text:p>90.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.85" calcext:value-type="float">
            <text:p>25.85</text:p>
          </table:table-cell>
          <table:table-cell office:value-type="float" office:value="90.01" calcext:value-type="float">
            <text:p>90.01</text:p>
          </table:table-cell>
          <table:table-cell office:value-type="float" office:value="90.28" calcext:value-type="float">
            <text:p>90.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1-A</text:p>
          </table:table-cell>
          <table:table-cell office:value-type="float" office:value="66.61" calcext:value-type="float">
            <text:p>66.61</text:p>
          </table:table-cell>
          <table:table-cell office:value-type="float" office:value="0.76" calcext:value-type="float">
            <text:p>0.76</text:p>
          </table:table-cell>
          <table:table-cell office:value-type="float" office:value="69.11" calcext:value-type="float">
            <text:p>69.11</text:p>
          </table:table-cell>
          <table:table-cell office:value-type="float" office:value="31.64" calcext:value-type="float">
            <text:p>31.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17" calcext:value-type="float">
            <text:p>20.17</text:p>
          </table:table-cell>
          <table:table-cell office:value-type="float" office:value="79.98" calcext:value-type="float">
            <text:p>79.98</text:p>
          </table:table-cell>
          <table:table-cell office:value-type="float" office:value="76.65" calcext:value-type="float">
            <text:p>76.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.62" calcext:value-type="float">
            <text:p>16.62</text:p>
          </table:table-cell>
          <table:table-cell office:value-type="float" office:value="73.59" calcext:value-type="float">
            <text:p>73.59</text:p>
          </table:table-cell>
          <table:table-cell office:value-type="float" office:value="71.61" calcext:value-type="float">
            <text:p>71.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1-B</text:p>
          </table:table-cell>
          <table:table-cell office:value-type="float" office:value="59.16" calcext:value-type="float">
            <text:p>59.16</text:p>
          </table:table-cell>
          <table:table-cell office:value-type="float" office:value="0.35" calcext:value-type="float">
            <text:p>0.35</text:p>
          </table:table-cell>
          <table:table-cell office:value-type="float" office:value="81.1" calcext:value-type="float">
            <text:p>81.1</text:p>
          </table:table-cell>
          <table:table-cell office:value-type="float" office:value="16.82" calcext:value-type="float">
            <text:p>16.82</text:p>
          </table:table-cell>
          <table:table-cell/>
          <table:table-cell office:value-type="float" office:value="97.68" calcext:value-type="float">
            <text:p>97.68</text:p>
          </table:table-cell>
          <table:table-cell office:value-type="float" office:value="1.42" calcext:value-type="float">
            <text:p>1.42</text:p>
          </table:table-cell>
          <table:table-cell office:value-type="float" office:value="58.98" calcext:value-type="float">
            <text:p>58.98</text:p>
          </table:table-cell>
          <table:table-cell office:value-type="float" office:value="56.22" calcext:value-type="float">
            <text:p>56.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.96" calcext:value-type="float">
            <text:p>16.96</text:p>
          </table:table-cell>
          <table:table-cell office:value-type="float" office:value="32.49" calcext:value-type="float">
            <text:p>32.49</text:p>
          </table:table-cell>
          <table:table-cell office:value-type="float" office:value="34.46" calcext:value-type="float">
            <text:p>34.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1-C</text:p>
          </table:table-cell>
          <table:table-cell office:value-type="float" office:value="66.63" calcext:value-type="float">
            <text:p>66.63</text:p>
          </table:table-cell>
          <table:table-cell office:value-type="float" office:value="0.16" calcext:value-type="float">
            <text:p>0.16</text:p>
          </table:table-cell>
          <table:table-cell office:value-type="float" office:value="67.51" calcext:value-type="float">
            <text:p>67.51</text:p>
          </table:table-cell>
          <table:table-cell office:value-type="float" office:value="20.34" calcext:value-type="float">
            <text:p>20.34</text:p>
          </table:table-cell>
          <table:table-cell/>
          <table:table-cell office:value-type="float" office:value="87.49" calcext:value-type="float">
            <text:p>87.49</text:p>
          </table:table-cell>
          <table:table-cell office:value-type="float" office:value="1.1" calcext:value-type="float">
            <text:p>1.1</text:p>
          </table:table-cell>
          <table:table-cell office:value-type="float" office:value="26.35" calcext:value-type="float">
            <text:p>26.35</text:p>
          </table:table-cell>
          <table:table-cell office:value-type="float" office:value="19.93" calcext:value-type="float">
            <text:p>19.93</text:p>
          </table:table-cell>
          <table:table-cell/>
          <table:table-cell office:value-type="float" office:value="98.92" calcext:value-type="float">
            <text:p>98.92</text:p>
          </table:table-cell>
          <table:table-cell office:value-type="float" office:value="3.4" calcext:value-type="float">
            <text:p>3.4</text:p>
          </table:table-cell>
          <table:table-cell office:value-type="float" office:value="28.98" calcext:value-type="float">
            <text:p>28.98</text:p>
          </table:table-cell>
          <table:table-cell office:value-type="float" office:value="26.41" calcext:value-type="float">
            <text:p>26.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2-A</text:p>
          </table:table-cell>
          <table:table-cell office:value-type="float" office:value="63.44" calcext:value-type="float">
            <text:p>63.44</text:p>
          </table:table-cell>
          <table:table-cell office:value-type="float" office:value="1.01" calcext:value-type="float">
            <text:p>1.01</text:p>
          </table:table-cell>
          <table:table-cell office:value-type="float" office:value="90.75" calcext:value-type="float">
            <text:p>90.75</text:p>
          </table:table-cell>
          <table:table-cell office:value-type="float" office:value="44.49" calcext:value-type="float">
            <text:p>44.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.5" calcext:value-type="float">
            <text:p>25.5</text:p>
          </table:table-cell>
          <table:table-cell office:value-type="float" office:value="84.57" calcext:value-type="float">
            <text:p>84.57</text:p>
          </table:table-cell>
          <table:table-cell office:value-type="float" office:value="84.52" calcext:value-type="float">
            <text:p>84.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.72" calcext:value-type="float">
            <text:p>27.72</text:p>
          </table:table-cell>
          <table:table-cell office:value-type="float" office:value="87.65" calcext:value-type="float">
            <text:p>87.65</text:p>
          </table:table-cell>
          <table:table-cell office:value-type="float" office:value="84.04" calcext:value-type="float">
            <text:p>84.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2-B</text:p>
          </table:table-cell>
          <table:table-cell office:value-type="float" office:value="64.46" calcext:value-type="float">
            <text:p>64.46</text:p>
          </table:table-cell>
          <table:table-cell office:value-type="float" office:value="0.88" calcext:value-type="float">
            <text:p>0.88</text:p>
          </table:table-cell>
          <table:table-cell office:value-type="float" office:value="84.56" calcext:value-type="float">
            <text:p>84.56</text:p>
          </table:table-cell>
          <table:table-cell office:value-type="float" office:value="34.84" calcext:value-type="float">
            <text:p>34.84</text:p>
          </table:table-cell>
          <table:table-cell/>
          <table:table-cell office:value-type="float" office:value="94.83" calcext:value-type="float">
            <text:p>94.83</text:p>
          </table:table-cell>
          <table:table-cell office:value-type="float" office:value="5.83" calcext:value-type="float">
            <text:p>5.83</text:p>
          </table:table-cell>
          <table:table-cell office:value-type="float" office:value="85.21" calcext:value-type="float">
            <text:p>85.21</text:p>
          </table:table-cell>
          <table:table-cell office:value-type="float" office:value="83.61" calcext:value-type="float">
            <text:p>83.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1.48" calcext:value-type="float">
            <text:p>21.48</text:p>
          </table:table-cell>
          <table:table-cell office:value-type="float" office:value="81.66" calcext:value-type="float">
            <text:p>81.66</text:p>
          </table:table-cell>
          <table:table-cell office:value-type="float" office:value="81.88" calcext:value-type="float">
            <text:p>81.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2-C</text:p>
          </table:table-cell>
          <table:table-cell office:value-type="float" office:value="39.25" calcext:value-type="float">
            <text:p>39.25</text:p>
          </table:table-cell>
          <table:table-cell office:value-type="float" office:value="0.16" calcext:value-type="float">
            <text:p>0.16</text:p>
          </table:table-cell>
          <table:table-cell office:value-type="float" office:value="74.92" calcext:value-type="float">
            <text:p>74.9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70.6" calcext:value-type="float">
            <text:p>70.6</text:p>
          </table:table-cell>
          <table:table-cell office:value-type="float" office:value="0.62" calcext:value-type="float">
            <text:p>0.62</text:p>
          </table:table-cell>
          <table:table-cell office:value-type="float" office:value="82.44" calcext:value-type="float">
            <text:p>82.44</text:p>
          </table:table-cell>
          <table:table-cell office:value-type="float" office:value="32.23" calcext:value-type="float">
            <text:p>32.23</text:p>
          </table:table-cell>
          <table:table-cell/>
          <table:table-cell office:value-type="float" office:value="86.03" calcext:value-type="float">
            <text:p>86.03</text:p>
          </table:table-cell>
          <table:table-cell office:value-type="float" office:value="2.37" calcext:value-type="float">
            <text:p>2.37</text:p>
          </table:table-cell>
          <table:table-cell office:value-type="float" office:value="78.26" calcext:value-type="float">
            <text:p>78.26</text:p>
          </table:table-cell>
          <table:table-cell office:value-type="float" office:value="66.37" calcext:value-type="float">
            <text:p>66.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3-A</text:p>
          </table:table-cell>
          <table:table-cell office:value-type="float" office:value="52.36" calcext:value-type="float">
            <text:p>52.36</text:p>
          </table:table-cell>
          <table:table-cell office:value-type="float" office:value="2.9" calcext:value-type="float">
            <text:p>2.9</text:p>
          </table:table-cell>
          <table:table-cell office:value-type="float" office:value="95.92" calcext:value-type="float">
            <text:p>95.92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99.88" calcext:value-type="float">
            <text:p>99.88</text:p>
          </table:table-cell>
          <table:table-cell office:value-type="float" office:value="53.12" calcext:value-type="float">
            <text:p>53.12</text:p>
          </table:table-cell>
          <table:table-cell office:value-type="float" office:value="94.55" calcext:value-type="float">
            <text:p>94.55</text:p>
          </table:table-cell>
          <table:table-cell office:value-type="float" office:value="93.65" calcext:value-type="float">
            <text:p>93.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92.99" calcext:value-type="float">
            <text:p>92.99</text:p>
          </table:table-cell>
          <table:table-cell office:value-type="float" office:value="92.84" calcext:value-type="float">
            <text:p>92.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3-B</text:p>
          </table:table-cell>
          <table:table-cell office:value-type="float" office:value="58.88" calcext:value-type="float">
            <text:p>58.88</text:p>
          </table:table-cell>
          <table:table-cell office:value-type="float" office:value="2.4" calcext:value-type="float">
            <text:p>2.4</text:p>
          </table:table-cell>
          <table:table-cell office:value-type="float" office:value="93.53" calcext:value-type="float">
            <text:p>93.53</text:p>
          </table:table-cell>
          <table:table-cell office:value-type="float" office:value="21.19" calcext:value-type="float">
            <text:p>21.19</text:p>
          </table:table-cell>
          <table:table-cell/>
          <table:table-cell office:value-type="float" office:value="87.45" calcext:value-type="float">
            <text:p>87.45</text:p>
          </table:table-cell>
          <table:table-cell office:value-type="float" office:value="4.88" calcext:value-type="float">
            <text:p>4.88</text:p>
          </table:table-cell>
          <table:table-cell office:value-type="float" office:value="91.96" calcext:value-type="float">
            <text:p>91.96</text:p>
          </table:table-cell>
          <table:table-cell office:value-type="float" office:value="84.93" calcext:value-type="float">
            <text:p>84.93</text:p>
          </table:table-cell>
          <table:table-cell/>
          <table:table-cell office:value-type="float" office:value="99.79" calcext:value-type="float">
            <text:p>99.79</text:p>
          </table:table-cell>
          <table:table-cell office:value-type="float" office:value="14.64" calcext:value-type="float">
            <text:p>14.64</text:p>
          </table:table-cell>
          <table:table-cell office:value-type="float" office:value="91.24" calcext:value-type="float">
            <text:p>91.24</text:p>
          </table:table-cell>
          <table:table-cell office:value-type="float" office:value="90.7" calcext:value-type="float">
            <text:p>90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3-C</text:p>
          </table:table-cell>
          <table:table-cell office:value-type="float" office:value="47.55" calcext:value-type="float">
            <text:p>47.55</text:p>
          </table:table-cell>
          <table:table-cell office:value-type="float" office:value="0.9" calcext:value-type="float">
            <text:p>0.9</text:p>
          </table:table-cell>
          <table:table-cell office:value-type="float" office:value="81.14" calcext:value-type="float">
            <text:p>81.14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float" office:value="4.4" calcext:value-type="float">
            <text:p>4.4</text:p>
          </table:table-cell>
          <table:table-cell office:value-type="float" office:value="78.06" calcext:value-type="float">
            <text:p>78.06</text:p>
          </table:table-cell>
          <table:table-cell office:value-type="float" office:value="41.34" calcext:value-type="float">
            <text:p>41.34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5.99" calcext:value-type="float">
            <text:p>5.99</text:p>
          </table:table-cell>
          <table:table-cell office:value-type="float" office:value="80.49" calcext:value-type="float">
            <text:p>80.49</text:p>
          </table:table-cell>
          <table:table-cell office:value-type="float" office:value="75.86" calcext:value-type="float">
            <text:p>75.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4-A</text:p>
          </table:table-cell>
          <table:table-cell office:value-type="float" office:value="52.51" calcext:value-type="float">
            <text:p>52.51</text:p>
          </table:table-cell>
          <table:table-cell office:value-type="float" office:value="2.78" calcext:value-type="float">
            <text:p>2.78</text:p>
          </table:table-cell>
          <table:table-cell office:value-type="float" office:value="94.61" calcext:value-type="float">
            <text:p>94.61</text:p>
          </table:table-cell>
          <table:table-cell office:value-type="float" office:value="33.48" calcext:value-type="float">
            <text:p>33.48</text:p>
          </table:table-cell>
          <table:table-cell/>
          <table:table-cell office:value-type="float" office:value="99.85" calcext:value-type="float">
            <text:p>99.85</text:p>
          </table:table-cell>
          <table:table-cell office:value-type="float" office:value="9.67" calcext:value-type="float">
            <text:p>9.67</text:p>
          </table:table-cell>
          <table:table-cell office:value-type="float" office:value="93.09" calcext:value-type="float">
            <text:p>93.09</text:p>
          </table:table-cell>
          <table:table-cell office:value-type="float" office:value="93.43" calcext:value-type="float">
            <text:p>93.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.03" calcext:value-type="float">
            <text:p>39.03</text:p>
          </table:table-cell>
          <table:table-cell office:value-type="float" office:value="93.44" calcext:value-type="float">
            <text:p>93.44</text:p>
          </table:table-cell>
          <table:table-cell office:value-type="float" office:value="92.98" calcext:value-type="float">
            <text:p>92.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4-B</text:p>
          </table:table-cell>
          <table:table-cell office:value-type="float" office:value="46.43" calcext:value-type="float">
            <text:p>46.43</text:p>
          </table:table-cell>
          <table:table-cell office:value-type="float" office:value="1.04" calcext:value-type="float">
            <text:p>1.04</text:p>
          </table:table-cell>
          <table:table-cell office:value-type="float" office:value="91.5" calcext:value-type="float">
            <text:p>91.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77.63" calcext:value-type="float">
            <text:p>77.63</text:p>
          </table:table-cell>
          <table:table-cell office:value-type="float" office:value="3.52" calcext:value-type="float">
            <text:p>3.52</text:p>
          </table:table-cell>
          <table:table-cell office:value-type="float" office:value="89.29" calcext:value-type="float">
            <text:p>89.29</text:p>
          </table:table-cell>
          <table:table-cell office:value-type="float" office:value="63.59" calcext:value-type="float">
            <text:p>63.59</text:p>
          </table:table-cell>
          <table:table-cell/>
          <table:table-cell office:value-type="float" office:value="95.48" calcext:value-type="float">
            <text:p>95.48</text:p>
          </table:table-cell>
          <table:table-cell office:value-type="float" office:value="6.97" calcext:value-type="float">
            <text:p>6.97</text:p>
          </table:table-cell>
          <table:table-cell office:value-type="float" office:value="90.12" calcext:value-type="float">
            <text:p>90.12</text:p>
          </table:table-cell>
          <table:table-cell office:value-type="float" office:value="86.58" calcext:value-type="float">
            <text:p>86.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e4-C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22.48" calcext:value-type="float">
            <text:p>22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74" calcext:value-type="float">
            <text:p>45.74</text:p>
          </table:table-cell>
          <table:table-cell office:value-type="float" office:value="1.03" calcext:value-type="float">
            <text:p>1.03</text:p>
          </table:table-cell>
          <table:table-cell office:value-type="float" office:value="72.07" calcext:value-type="float">
            <text:p>72.07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69.32" calcext:value-type="float">
            <text:p>69.32</text:p>
          </table:table-cell>
          <table:table-cell office:value-type="float" office:value="2.14" calcext:value-type="float">
            <text:p>2.14</text:p>
          </table:table-cell>
          <table:table-cell office:value-type="float" office:value="83.86" calcext:value-type="float">
            <text:p>83.86</text:p>
          </table:table-cell>
          <table:table-cell office:value-type="float" office:value="60.4" calcext:value-type="float">
            <text:p>60.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1-A</text:p>
          </table:table-cell>
          <table:table-cell office:value-type="float" office:value="77.55" calcext:value-type="float">
            <text:p>77.55</text:p>
          </table:table-cell>
          <table:table-cell office:value-type="float" office:value="1.64" calcext:value-type="float">
            <text:p>1.64</text:p>
          </table:table-cell>
          <table:table-cell office:value-type="float" office:value="69.45" calcext:value-type="float">
            <text:p>69.45</text:p>
          </table:table-cell>
          <table:table-cell office:value-type="float" office:value="29.87" calcext:value-type="float">
            <text:p>29.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.7" calcext:value-type="float">
            <text:p>25.7</text:p>
          </table:table-cell>
          <table:table-cell office:value-type="float" office:value="50.36" calcext:value-type="float">
            <text:p>50.36</text:p>
          </table:table-cell>
          <table:table-cell office:value-type="float" office:value="46.87" calcext:value-type="float">
            <text:p>46.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.28" calcext:value-type="float">
            <text:p>16.28</text:p>
          </table:table-cell>
          <table:table-cell office:value-type="float" office:value="27.15" calcext:value-type="float">
            <text:p>27.15</text:p>
          </table:table-cell>
          <table:table-cell office:value-type="float" office:value="26.4" calcext:value-type="float">
            <text:p>26.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1-B</text:p>
          </table:table-cell>
          <table:table-cell office:value-type="float" office:value="80.89" calcext:value-type="float">
            <text:p>80.89</text:p>
          </table:table-cell>
          <table:table-cell office:value-type="float" office:value="1.79" calcext:value-type="float">
            <text:p>1.79</text:p>
          </table:table-cell>
          <table:table-cell office:value-type="float" office:value="60.97" calcext:value-type="float">
            <text:p>60.97</text:p>
          </table:table-cell>
          <table:table-cell office:value-type="float" office:value="19.84" calcext:value-type="float">
            <text:p>19.84</text:p>
          </table:table-cell>
          <table:table-cell/>
          <table:table-cell office:value-type="float" office:value="99.42" calcext:value-type="float">
            <text:p>99.42</text:p>
          </table:table-cell>
          <table:table-cell office:value-type="float" office:value="18.8" calcext:value-type="float">
            <text:p>18.8</text:p>
          </table:table-cell>
          <table:table-cell office:value-type="float" office:value="45.71" calcext:value-type="float">
            <text:p>45.71</text:p>
          </table:table-cell>
          <table:table-cell office:value-type="float" office:value="47.01" calcext:value-type="float">
            <text:p>47.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.48" calcext:value-type="float">
            <text:p>25.48</text:p>
          </table:table-cell>
          <table:table-cell office:value-type="float" office:value="43.4" calcext:value-type="float">
            <text:p>43.4</text:p>
          </table:table-cell>
          <table:table-cell office:value-type="float" office:value="44.19" calcext:value-type="float">
            <text:p>44.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1-C</text:p>
          </table:table-cell>
          <table:table-cell office:value-type="float" office:value="42.67" calcext:value-type="float">
            <text:p>42.67</text:p>
          </table:table-cell>
          <table:table-cell office:value-type="float" office:value="0.1" calcext:value-type="float">
            <text:p>0.1</text:p>
          </table:table-cell>
          <table:table-cell office:value-type="float" office:value="84.74" calcext:value-type="float">
            <text:p>84.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52" calcext:value-type="float">
            <text:p>75.52</text:p>
          </table:table-cell>
          <table:table-cell office:value-type="float" office:value="0.27" calcext:value-type="float">
            <text:p>0.27</text:p>
          </table:table-cell>
          <table:table-cell office:value-type="float" office:value="39.31" calcext:value-type="float">
            <text:p>39.31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float" office:value="89.56" calcext:value-type="float">
            <text:p>89.56</text:p>
          </table:table-cell>
          <table:table-cell office:value-type="float" office:value="1.09" calcext:value-type="float">
            <text:p>1.09</text:p>
          </table:table-cell>
          <table:table-cell office:value-type="float" office:value="20.77" calcext:value-type="float">
            <text:p>20.77</text:p>
          </table:table-cell>
          <table:table-cell office:value-type="float" office:value="23.73" calcext:value-type="float">
            <text:p>23.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2-A</text:p>
          </table:table-cell>
          <table:table-cell office:value-type="float" office:value="68.29" calcext:value-type="float">
            <text:p>68.29</text:p>
          </table:table-cell>
          <table:table-cell office:value-type="float" office:value="8.45" calcext:value-type="float">
            <text:p>8.45</text:p>
          </table:table-cell>
          <table:table-cell office:value-type="float" office:value="98.07" calcext:value-type="float">
            <text:p>98.07</text:p>
          </table:table-cell>
          <table:table-cell office:value-type="float" office:value="41.77" calcext:value-type="float">
            <text:p>41.77</text:p>
          </table:table-cell>
          <table:table-cell/>
          <table:table-cell office:value-type="float" office:value="97.87" calcext:value-type="float">
            <text:p>97.87</text:p>
          </table:table-cell>
          <table:table-cell office:value-type="float" office:value="15.84" calcext:value-type="float">
            <text:p>15.84</text:p>
          </table:table-cell>
          <table:table-cell office:value-type="float" office:value="96.26" calcext:value-type="float">
            <text:p>96.26</text:p>
          </table:table-cell>
          <table:table-cell office:value-type="float" office:value="95.95" calcext:value-type="float">
            <text:p>95.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5.14" calcext:value-type="float">
            <text:p>95.14</text:p>
          </table:table-cell>
          <table:table-cell office:value-type="float" office:value="95.71" calcext:value-type="float">
            <text:p>95.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2-B</text:p>
          </table:table-cell>
          <table:table-cell office:value-type="float" office:value="3.65" calcext:value-type="float">
            <text:p>3.65</text:p>
          </table:table-cell>
          <table:table-cell office:value-type="float" office:value="0.55" calcext:value-type="float">
            <text:p>0.55</text:p>
          </table:table-cell>
          <table:table-cell office:value-type="float" office:value="87.78" calcext:value-type="float">
            <text:p>87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43" calcext:value-type="float">
            <text:p>62.43</text:p>
          </table:table-cell>
          <table:table-cell office:value-type="float" office:value="9.6" calcext:value-type="float">
            <text:p>9.6</text:p>
          </table:table-cell>
          <table:table-cell office:value-type="float" office:value="93.58" calcext:value-type="float">
            <text:p>93.58</text:p>
          </table:table-cell>
          <table:table-cell office:value-type="float" office:value="26.47" calcext:value-type="float">
            <text:p>26.47</text:p>
          </table:table-cell>
          <table:table-cell/>
          <table:table-cell office:value-type="float" office:value="87.75" calcext:value-type="float">
            <text:p>87.75</text:p>
          </table:table-cell>
          <table:table-cell office:value-type="float" office:value="15.73" calcext:value-type="float">
            <text:p>15.73</text:p>
          </table:table-cell>
          <table:table-cell office:value-type="float" office:value="92.42" calcext:value-type="float">
            <text:p>92.42</text:p>
          </table:table-cell>
          <table:table-cell office:value-type="float" office:value="82.11" calcext:value-type="float">
            <text:p>82.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2-C</text:p>
          </table:table-cell>
          <table:table-cell office:value-type="float" office:value="7.73" calcext:value-type="float">
            <text:p>7.73</text:p>
          </table:table-cell>
          <table:table-cell office:value-type="float" office:value="0.78" calcext:value-type="float">
            <text:p>0.78</text:p>
          </table:table-cell>
          <table:table-cell office:value-type="float" office:value="84.06" calcext:value-type="float">
            <text:p>84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75" calcext:value-type="float">
            <text:p>52.75</text:p>
          </table:table-cell>
          <table:table-cell office:value-type="float" office:value="5.49" calcext:value-type="float">
            <text:p>5.49</text:p>
          </table:table-cell>
          <table:table-cell office:value-type="float" office:value="78.11" calcext:value-type="float">
            <text:p>78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.67" calcext:value-type="float">
            <text:p>6.67</text:p>
          </table:table-cell>
          <table:table-cell office:value-type="float" office:value="86.56" calcext:value-type="float">
            <text:p>86.56</text:p>
          </table:table-cell>
          <table:table-cell office:value-type="float" office:value="33.32" calcext:value-type="float">
            <text:p>33.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3-A</text:p>
          </table:table-cell>
          <table:table-cell office:value-type="float" office:value="82.65" calcext:value-type="float">
            <text:p>82.65</text:p>
          </table:table-cell>
          <table:table-cell office:value-type="float" office:value="18.39" calcext:value-type="float">
            <text:p>18.39</text:p>
          </table:table-cell>
          <table:table-cell office:value-type="float" office:value="97.06" calcext:value-type="float">
            <text:p>97.06</text:p>
          </table:table-cell>
          <table:table-cell office:value-type="float" office:value="83.08" calcext:value-type="float">
            <text:p>83.08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float" office:value="38.1" calcext:value-type="float">
            <text:p>38.1</text:p>
          </table:table-cell>
          <table:table-cell table:number-columns-repeated="2" office:value-type="float" office:value="96.08" calcext:value-type="float">
            <text:p>96.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95.75" calcext:value-type="float">
            <text:p>95.75</text:p>
          </table:table-cell>
          <table:table-cell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3-B</text:p>
          </table:table-cell>
          <table:table-cell office:value-type="float" office:value="55.03" calcext:value-type="float">
            <text:p>55.03</text:p>
          </table:table-cell>
          <table:table-cell office:value-type="float" office:value="7.25" calcext:value-type="float">
            <text:p>7.25</text:p>
          </table:table-cell>
          <table:table-cell office:value-type="float" office:value="94.47" calcext:value-type="float">
            <text:p>94.47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79.23" calcext:value-type="float">
            <text:p>79.23</text:p>
          </table:table-cell>
          <table:table-cell office:value-type="float" office:value="16.49" calcext:value-type="float">
            <text:p>16.49</text:p>
          </table:table-cell>
          <table:table-cell office:value-type="float" office:value="89.26" calcext:value-type="float">
            <text:p>89.26</text:p>
          </table:table-cell>
          <table:table-cell office:value-type="float" office:value="69.58" calcext:value-type="float">
            <text:p>69.58</text:p>
          </table:table-cell>
          <table:table-cell/>
          <table:table-cell office:value-type="float" office:value="93.23" calcext:value-type="float">
            <text:p>93.23</text:p>
          </table:table-cell>
          <table:table-cell office:value-type="float" office:value="21.17" calcext:value-type="float">
            <text:p>21.17</text:p>
          </table:table-cell>
          <table:table-cell office:value-type="float" office:value="91.66" calcext:value-type="float">
            <text:p>91.66</text:p>
          </table:table-cell>
          <table:table-cell office:value-type="float" office:value="91.78" calcext:value-type="float">
            <text:p>91.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3-C</text:p>
          </table:table-cell>
          <table:table-cell office:value-type="float" office:value="22.45" calcext:value-type="float">
            <text:p>22.45</text:p>
          </table:table-cell>
          <table:table-cell office:value-type="float" office:value="3.65" calcext:value-type="float">
            <text:p>3.65</text:p>
          </table:table-cell>
          <table:table-cell office:value-type="float" office:value="79.15" calcext:value-type="float">
            <text:p>79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31" calcext:value-type="float">
            <text:p>50.31</text:p>
          </table:table-cell>
          <table:table-cell office:value-type="float" office:value="7.36" calcext:value-type="float">
            <text:p>7.36</text:p>
          </table:table-cell>
          <table:table-cell office:value-type="float" office:value="84.02" calcext:value-type="float">
            <text:p>84.0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70.76" calcext:value-type="float">
            <text:p>70.76</text:p>
          </table:table-cell>
          <table:table-cell office:value-type="float" office:value="10.38" calcext:value-type="float">
            <text:p>10.38</text:p>
          </table:table-cell>
          <table:table-cell office:value-type="float" office:value="86.29" calcext:value-type="float">
            <text:p>86.29</text:p>
          </table:table-cell>
          <table:table-cell office:value-type="float" office:value="44.89" calcext:value-type="float">
            <text:p>44.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4-A</text:p>
          </table:table-cell>
          <table:table-cell office:value-type="float" office:value="69.91" calcext:value-type="float">
            <text:p>69.91</text:p>
          </table:table-cell>
          <table:table-cell office:value-type="float" office:value="12.97" calcext:value-type="float">
            <text:p>12.97</text:p>
          </table:table-cell>
          <table:table-cell office:value-type="float" office:value="97.16" calcext:value-type="float">
            <text:p>97.16</text:p>
          </table:table-cell>
          <table:table-cell office:value-type="float" office:value="41.23" calcext:value-type="float">
            <text:p>41.23</text:p>
          </table:table-cell>
          <table:table-cell/>
          <table:table-cell office:value-type="float" office:value="95.09" calcext:value-type="float">
            <text:p>95.09</text:p>
          </table:table-cell>
          <table:table-cell office:value-type="float" office:value="24.54" calcext:value-type="float">
            <text:p>24.54</text:p>
          </table:table-cell>
          <table:table-cell office:value-type="float" office:value="95.94" calcext:value-type="float">
            <text:p>95.94</text:p>
          </table:table-cell>
          <table:table-cell office:value-type="float" office:value="94.62" calcext:value-type="float">
            <text:p>94.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4.2" calcext:value-type="float">
            <text:p>44.2</text:p>
          </table:table-cell>
          <table:table-cell office:value-type="float" office:value="95.65" calcext:value-type="float">
            <text:p>95.65</text:p>
          </table:table-cell>
          <table:table-cell office:value-type="float" office:value="95.34" calcext:value-type="float">
            <text:p>95.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4-B</text:p>
          </table:table-cell>
          <table:table-cell office:value-type="float" office:value="50.8" calcext:value-type="float">
            <text:p>50.8</text:p>
          </table:table-cell>
          <table:table-cell office:value-type="float" office:value="4.74" calcext:value-type="float">
            <text:p>4.74</text:p>
          </table:table-cell>
          <table:table-cell office:value-type="float" office:value="88.1" calcext:value-type="float">
            <text:p>8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24" calcext:value-type="float">
            <text:p>68.24</text:p>
          </table:table-cell>
          <table:table-cell office:value-type="float" office:value="14.49" calcext:value-type="float">
            <text:p>14.49</text:p>
          </table:table-cell>
          <table:table-cell office:value-type="float" office:value="91.92" calcext:value-type="float">
            <text:p>91.92</text:p>
          </table:table-cell>
          <table:table-cell office:value-type="float" office:value="41.45" calcext:value-type="float">
            <text:p>41.45</text:p>
          </table:table-cell>
          <table:table-cell/>
          <table:table-cell office:value-type="float" office:value="84.96" calcext:value-type="float">
            <text:p>84.96</text:p>
          </table:table-cell>
          <table:table-cell office:value-type="float" office:value="17.29" calcext:value-type="float">
            <text:p>17.29</text:p>
          </table:table-cell>
          <table:table-cell office:value-type="float" office:value="92.91" calcext:value-type="float">
            <text:p>92.91</text:p>
          </table:table-cell>
          <table:table-cell office:value-type="float" office:value="86.85" calcext:value-type="float">
            <text:p>86.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gl-s4-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59" calcext:value-type="float">
            <text:p>28.59</text:p>
          </table:table-cell>
          <table:table-cell office:value-type="float" office:value="2.75" calcext:value-type="float">
            <text:p>2.75</text:p>
          </table:table-cell>
          <table:table-cell office:value-type="float" office:value="70.18" calcext:value-type="float">
            <text:p>70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86" calcext:value-type="float">
            <text:p>52.86</text:p>
          </table:table-cell>
          <table:table-cell office:value-type="float" office:value="5.84" calcext:value-type="float">
            <text:p>5.84</text:p>
          </table:table-cell>
          <table:table-cell office:value-type="float" office:value="82.97" calcext:value-type="float">
            <text:p>82.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10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04" calcext:value-type="float">
            <text:p>67.0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10B 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10C </text:p>
          </table:table-cell>
          <table:table-cell office:value-type="float" office:value="40.41" calcext:value-type="float">
            <text:p>40.41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40.41" calcext:value-type="float">
            <text:p>40.41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40.41" calcext:value-type="float">
            <text:p>40.4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10D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13A </text:p>
          </table:table-cell>
          <table:table-cell office:value-type="float" office:value="13.38" calcext:value-type="float">
            <text:p>13.38</text:p>
          </table:table-cell>
          <table:table-cell office:value-type="float" office:value="16.22" calcext:value-type="float">
            <text:p>16.22</text:p>
          </table:table-cell>
          <table:table-cell office:value-type="float" office:value="80" calcext:value-type="float">
            <text:p>80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58.88" calcext:value-type="float">
            <text:p>58.88</text:p>
          </table:table-cell>
          <table:table-cell office:value-type="float" office:value="33.33" calcext:value-type="float">
            <text:p>33.33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/>
          <table:table-cell office:value-type="float" office:value="86.49" calcext:value-type="float">
            <text:p>86.4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13B </text:p>
          </table:table-cell>
          <table:table-cell office:value-type="float" office:value="31.95" calcext:value-type="float">
            <text:p>31.95</text:p>
          </table:table-cell>
          <table:table-cell office:value-type="float" office:value="13.04" calcext:value-type="float">
            <text:p>13.04</text:p>
          </table:table-cell>
          <table:table-cell office:value-type="float" office:value="100" calcext:value-type="float">
            <text:p>100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float" office:value="99.25" calcext:value-type="float">
            <text:p>99.25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13C </text:p>
          </table:table-cell>
          <table:table-cell office:value-type="float" office:value="33.29" calcext:value-type="float">
            <text:p>33.29</text:p>
          </table:table-cell>
          <table:table-cell office:value-type="float" office:value="14.52" calcext:value-type="float">
            <text:p>14.52</text:p>
          </table:table-cell>
          <table:table-cell office:value-type="float" office:value="33.42" calcext:value-type="float">
            <text:p>33.42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99.2" calcext:value-type="float">
            <text:p>99.2</text:p>
          </table:table-cell>
          <table:table-cell office:value-type="float" office:value="55.24" calcext:value-type="float">
            <text:p>55.24</text:p>
          </table:table-cell>
          <table:table-cell office:value-type="float" office:value="58.57" calcext:value-type="float">
            <text:p>58.57</text:p>
          </table:table-cell>
          <table:table-cell office:value-type="float" office:value="50.5" calcext:value-type="float">
            <text:p>50.5</text:p>
          </table:table-cell>
          <table:table-cell/>
          <table:table-cell office:value-type="float" office:value="99.2" calcext:value-type="float">
            <text:p>99.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13D </text:p>
          </table:table-cell>
          <table:table-cell office:value-type="float" office:value="98.8" calcext:value-type="float">
            <text:p>98.8</text:p>
          </table:table-cell>
          <table:table-cell office:value-type="float" office:value="59.08" calcext:value-type="float">
            <text:p>59.08</text:p>
          </table:table-cell>
          <table:table-cell office:value-type="float" office:value="32.94" calcext:value-type="float">
            <text:p>32.94</text:p>
          </table:table-cell>
          <table:table-cell office:value-type="float" office:value="25.36" calcext:value-type="float">
            <text:p>25.36</text:p>
          </table:table-cell>
          <table:table-cell/>
          <table:table-cell office:value-type="float" office:value="98.8" calcext:value-type="float">
            <text:p>98.8</text:p>
          </table:table-cell>
          <table:table-cell office:value-type="float" office:value="68.89" calcext:value-type="float">
            <text:p>68.89</text:p>
          </table:table-cell>
          <table:table-cell office:value-type="float" office:value="68.68" calcext:value-type="float">
            <text:p>68.68</text:p>
          </table:table-cell>
          <table:table-cell office:value-type="float" office:value="62.32" calcext:value-type="float">
            <text:p>62.32</text:p>
          </table:table-cell>
          <table:table-cell/>
          <table:table-cell office:value-type="float" office:value="98.8" calcext:value-type="float">
            <text:p>98.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15A </text:p>
          </table:table-cell>
          <table:table-cell office:value-type="float" office:value="38.32" calcext:value-type="float">
            <text:p>38.32</text:p>
          </table:table-cell>
          <table:table-cell office:value-type="float" office:value="18.18" calcext:value-type="float">
            <text:p>18.1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2.35" calcext:value-type="float">
            <text:p>72.3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0.13" calcext:value-type="float">
            <text:p>90.1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15B </text:p>
          </table:table-cell>
          <table:table-cell office:value-type="float" office:value="92.21" calcext:value-type="float">
            <text:p>92.21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15C 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15D </text:p>
          </table:table-cell>
          <table:table-cell office:value-type="float" office:value="79.28" calcext:value-type="float">
            <text:p>79.28</text:p>
          </table:table-cell>
          <table:table-cell office:value-type="float" office:value="24.62" calcext:value-type="float">
            <text:p>24.62</text:p>
          </table:table-cell>
          <table:table-cell office:value-type="float" office:value="7.35" calcext:value-type="float">
            <text:p>7.35</text:p>
          </table:table-cell>
          <table:table-cell office:value-type="float" office:value="10.87" calcext:value-type="float">
            <text:p>10.87</text:p>
          </table:table-cell>
          <table:table-cell/>
          <table:table-cell office:value-type="float" office:value="79.28" calcext:value-type="float">
            <text:p>79.2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9.28" calcext:value-type="float">
            <text:p>79.2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20A </text:p>
          </table:table-cell>
          <table:table-cell office:value-type="float" office:value="19.88" calcext:value-type="float">
            <text:p>19.88</text:p>
          </table:table-cell>
          <table:table-cell office:value-type="float" office:value="33.33" calcext:value-type="float">
            <text:p>33.33</text:p>
          </table:table-cell>
          <table:table-cell office:value-type="float" office:value="80" calcext:value-type="float">
            <text:p>80</text:p>
          </table:table-cell>
          <table:table-cell office:value-type="float" office:value="2.13" calcext:value-type="float">
            <text:p>2.13</text:p>
          </table:table-cell>
          <table:table-cell/>
          <table:table-cell office:value-type="float" office:value="57.6" calcext:value-type="float">
            <text:p>57.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8.79" calcext:value-type="float">
            <text:p>68.7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20B </text:p>
          </table:table-cell>
          <table:table-cell office:value-type="float" office:value="73.43" calcext:value-type="float">
            <text:p>73.4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7.57" calcext:value-type="float">
            <text:p>97.5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20C 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20D </text:p>
          </table:table-cell>
          <table:table-cell office:value-type="float" office:value="99.53" calcext:value-type="float">
            <text:p>99.53</text:p>
          </table:table-cell>
          <table:table-cell office:value-type="float" office:value="43.52" calcext:value-type="float">
            <text:p>43.52</text:p>
          </table:table-cell>
          <table:table-cell office:value-type="float" office:value="46.48" calcext:value-type="float">
            <text:p>46.48</text:p>
          </table:table-cell>
          <table:table-cell office:value-type="float" office:value="40.43" calcext:value-type="float">
            <text:p>40.43</text:p>
          </table:table-cell>
          <table:table-cell/>
          <table:table-cell office:value-type="float" office:value="99.53" calcext:value-type="float">
            <text:p>99.53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99.53" calcext:value-type="float">
            <text:p>99.5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24A </text:p>
          </table:table-cell>
          <table:table-cell office:value-type="float" office:value="7.26" calcext:value-type="float">
            <text:p>7.26</text:p>
          </table:table-cell>
          <table:table-cell office:value-type="float" office:value="0" calcext:value-type="float">
            <text:p>0</text:p>
          </table:table-cell>
          <table:table-cell office:value-type="float" office:value="31.78" calcext:value-type="float">
            <text:p>31.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69.58" calcext:value-type="float">
            <text:p>69.5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37" calcext:value-type="float">
            <text:p>47.3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24B </text:p>
          </table:table-cell>
          <table:table-cell office:value-type="float" office:value="60.11" calcext:value-type="float">
            <text:p>60.11</text:p>
          </table:table-cell>
          <table:table-cell office:value-type="float" office:value="1.54" calcext:value-type="float">
            <text:p>1.54</text:p>
          </table:table-cell>
          <table:table-cell office:value-type="float" office:value="64.56" calcext:value-type="float">
            <text:p>64.56</text:p>
          </table:table-cell>
          <table:table-cell office:value-type="float" office:value="25.69" calcext:value-type="float">
            <text:p>25.69</text:p>
          </table:table-cell>
          <table:table-cell/>
          <table:table-cell office:value-type="float" office:value="95.14" calcext:value-type="float">
            <text:p>95.14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24C </text:p>
          </table:table-cell>
          <table:table-cell office:value-type="float" office:value="100" calcext:value-type="float">
            <text:p>100</text:p>
          </table:table-cell>
          <table:table-cell office:value-type="float" office:value="51.29" calcext:value-type="float">
            <text:p>51.29</text:p>
          </table:table-cell>
          <table:table-cell office:value-type="float" office:value="91.43" calcext:value-type="float">
            <text:p>91.43</text:p>
          </table:table-cell>
          <table:table-cell office:value-type="float" office:value="91.33" calcext:value-type="float">
            <text:p>91.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.34" calcext:value-type="float">
            <text:p>50.3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66" calcext:value-type="float">
            <text:p>91.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8.06" calcext:value-type="float">
            <text:p>58.06</text:p>
          </table:table-cell>
          <table:table-cell office:value-type="float" office:value="91.58" calcext:value-type="float">
            <text:p>91.58</text:p>
          </table:table-cell>
          <table:table-cell office:value-type="float" office:value="91.8" calcext:value-type="float">
            <text:p>91.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24D </text:p>
          </table:table-cell>
          <table:table-cell office:value-type="float" office:value="100" calcext:value-type="float">
            <text:p>100</text:p>
          </table:table-cell>
          <table:table-cell office:value-type="float" office:value="47.38" calcext:value-type="float">
            <text:p>47.38</text:p>
          </table:table-cell>
          <table:table-cell office:value-type="float" office:value="91.74" calcext:value-type="float">
            <text:p>91.74</text:p>
          </table:table-cell>
          <table:table-cell office:value-type="float" office:value="91.71" calcext:value-type="float">
            <text:p>91.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7.84" calcext:value-type="float">
            <text:p>57.84</text:p>
          </table:table-cell>
          <table:table-cell office:value-type="float" office:value="91.38" calcext:value-type="float">
            <text:p>91.38</text:p>
          </table:table-cell>
          <table:table-cell office:value-type="float" office:value="91.34" calcext:value-type="float">
            <text:p>91.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1.71" calcext:value-type="float">
            <text:p>61.71</text:p>
          </table:table-cell>
          <table:table-cell office:value-type="float" office:value="92.19" calcext:value-type="float">
            <text:p>92.19</text:p>
          </table:table-cell>
          <table:table-cell office:value-type="float" office:value="91.87" calcext:value-type="float">
            <text:p>91.8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27A </text:p>
          </table:table-cell>
          <table:table-cell office:value-type="float" office:value="2.64" calcext:value-type="float">
            <text:p>2.64</text:p>
          </table:table-cell>
          <table:table-cell office:value-type="float" office:value="0.01" calcext:value-type="float">
            <text:p>0.01</text:p>
          </table:table-cell>
          <table:table-cell office:value-type="float" office:value="12.61" calcext:value-type="float">
            <text:p>12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48" calcext:value-type="float">
            <text:p>55.48</text:p>
          </table:table-cell>
          <table:table-cell office:value-type="float" office:value="19.18" calcext:value-type="float">
            <text:p>19.18</text:p>
          </table:table-cell>
          <table:table-cell office:value-type="float" office:value="71.23" calcext:value-type="float">
            <text:p>71.23</text:p>
          </table:table-cell>
          <table:table-cell office:value-type="float" office:value="19.91" calcext:value-type="float">
            <text:p>19.91</text:p>
          </table:table-cell>
          <table:table-cell/>
          <table:table-cell office:value-type="float" office:value="77.22" calcext:value-type="float">
            <text:p>77.22</text:p>
          </table:table-cell>
          <table:table-cell office:value-type="float" office:value="55.56" calcext:value-type="float">
            <text:p>55.5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27B </text:p>
          </table:table-cell>
          <table:table-cell office:value-type="float" office:value="67.37" calcext:value-type="float">
            <text:p>67.37</text:p>
          </table:table-cell>
          <table:table-cell office:value-type="float" office:value="1.11" calcext:value-type="float">
            <text:p>1.11</text:p>
          </table:table-cell>
          <table:table-cell office:value-type="float" office:value="21.52" calcext:value-type="float">
            <text:p>21.52</text:p>
          </table:table-cell>
          <table:table-cell office:value-type="float" office:value="1.61" calcext:value-type="float">
            <text:p>1.61</text:p>
          </table:table-cell>
          <table:table-cell/>
          <table:table-cell office:value-type="float" office:value="99.25" calcext:value-type="float">
            <text:p>99.25</text:p>
          </table:table-cell>
          <table:table-cell office:value-type="float" office:value="3.55" calcext:value-type="float">
            <text:p>3.55</text:p>
          </table:table-cell>
          <table:table-cell office:value-type="float" office:value="9.43" calcext:value-type="float">
            <text:p>9.43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4.8" calcext:value-type="float">
            <text:p>84.8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27C </text:p>
          </table:table-cell>
          <table:table-cell office:value-type="float" office:value="87.26" calcext:value-type="float">
            <text:p>87.26</text:p>
          </table:table-cell>
          <table:table-cell office:value-type="float" office:value="4.84" calcext:value-type="float">
            <text:p>4.84</text:p>
          </table:table-cell>
          <table:table-cell office:value-type="float" office:value="68.32" calcext:value-type="float">
            <text:p>68.32</text:p>
          </table:table-cell>
          <table:table-cell office:value-type="float" office:value="65.95" calcext:value-type="float">
            <text:p>65.95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float" office:value="32.53" calcext:value-type="float">
            <text:p>32.53</text:p>
          </table:table-cell>
          <table:table-cell office:value-type="float" office:value="60.34" calcext:value-type="float">
            <text:p>60.34</text:p>
          </table:table-cell>
          <table:table-cell office:value-type="float" office:value="55.31" calcext:value-type="float">
            <text:p>55.31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float" office:value="28.37" calcext:value-type="float">
            <text:p>28.37</text:p>
          </table:table-cell>
          <table:table-cell office:value-type="float" office:value="74.93" calcext:value-type="float">
            <text:p>74.93</text:p>
          </table:table-cell>
          <table:table-cell office:value-type="float" office:value="70.65" calcext:value-type="float">
            <text:p>70.6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27D </text:p>
          </table:table-cell>
          <table:table-cell office:value-type="float" office:value="96.7" calcext:value-type="float">
            <text:p>96.7</text:p>
          </table:table-cell>
          <table:table-cell office:value-type="float" office:value="10.22" calcext:value-type="float">
            <text:p>10.22</text:p>
          </table:table-cell>
          <table:table-cell office:value-type="float" office:value="60.92" calcext:value-type="float">
            <text:p>60.92</text:p>
          </table:table-cell>
          <table:table-cell office:value-type="float" office:value="58.75" calcext:value-type="float">
            <text:p>58.75</text:p>
          </table:table-cell>
          <table:table-cell/>
          <table:table-cell office:value-type="float" office:value="99.91" calcext:value-type="float">
            <text:p>99.91</text:p>
          </table:table-cell>
          <table:table-cell office:value-type="float" office:value="32.8" calcext:value-type="float">
            <text:p>32.8</text:p>
          </table:table-cell>
          <table:table-cell office:value-type="float" office:value="73.66" calcext:value-type="float">
            <text:p>73.66</text:p>
          </table:table-cell>
          <table:table-cell office:value-type="float" office:value="69.17" calcext:value-type="float">
            <text:p>69.17</text:p>
          </table:table-cell>
          <table:table-cell/>
          <table:table-cell office:value-type="float" office:value="99.91" calcext:value-type="float">
            <text:p>99.91</text:p>
          </table:table-cell>
          <table:table-cell office:value-type="float" office:value="37.46" calcext:value-type="float">
            <text:p>37.46</text:p>
          </table:table-cell>
          <table:table-cell office:value-type="float" office:value="77.92" calcext:value-type="float">
            <text:p>77.92</text:p>
          </table:table-cell>
          <table:table-cell office:value-type="float" office:value="73.9" calcext:value-type="float">
            <text:p>73.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31A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8.57" calcext:value-type="float">
            <text:p>8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22" calcext:value-type="float">
            <text:p>15.22</text:p>
          </table:table-cell>
          <table:table-cell office:value-type="float" office:value="6.9" calcext:value-type="float">
            <text:p>6.9</text:p>
          </table:table-cell>
          <table:table-cell office:value-type="float" office:value="80.99" calcext:value-type="float">
            <text:p>80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65" calcext:value-type="float">
            <text:p>43.65</text:p>
          </table:table-cell>
          <table:table-cell office:value-type="float" office:value="30.56" calcext:value-type="float">
            <text:p>30.56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31B </text:p>
          </table:table-cell>
          <table:table-cell office:value-type="float" office:value="44.21" calcext:value-type="float">
            <text:p>44.21</text:p>
          </table:table-cell>
          <table:table-cell office:value-type="float" office:value="0.33" calcext:value-type="float">
            <text:p>0.33</text:p>
          </table:table-cell>
          <table:table-cell office:value-type="float" office:value="64.19" calcext:value-type="float">
            <text:p>64.19</text:p>
          </table:table-cell>
          <table:table-cell office:value-type="float" office:value="14.16" calcext:value-type="float">
            <text:p>14.16</text:p>
          </table:table-cell>
          <table:table-cell/>
          <table:table-cell office:value-type="float" office:value="74.83" calcext:value-type="float">
            <text:p>74.83</text:p>
          </table:table-cell>
          <table:table-cell office:value-type="float" office:value="36.84" calcext:value-type="float">
            <text:p>36.84</text:p>
          </table:table-cell>
          <table:table-cell office:value-type="float" office:value="100" calcext:value-type="float">
            <text:p>100</text:p>
          </table:table-cell>
          <table:table-cell office:value-type="float" office:value="89.47" calcext:value-type="float">
            <text:p>89.47</text:p>
          </table:table-cell>
          <table:table-cell/>
          <table:table-cell office:value-type="float" office:value="92.23" calcext:value-type="float">
            <text:p>92.2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31C </text:p>
          </table:table-cell>
          <table:table-cell office:value-type="float" office:value="97.63" calcext:value-type="float">
            <text:p>97.63</text:p>
          </table:table-cell>
          <table:table-cell office:value-type="float" office:value="9.62" calcext:value-type="float">
            <text:p>9.62</text:p>
          </table:table-cell>
          <table:table-cell office:value-type="float" office:value="93.06" calcext:value-type="float">
            <text:p>93.06</text:p>
          </table:table-cell>
          <table:table-cell office:value-type="float" office:value="93.57" calcext:value-type="float">
            <text:p>93.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.51" calcext:value-type="float">
            <text:p>26.51</text:p>
          </table:table-cell>
          <table:table-cell table:number-columns-repeated="2" office:value-type="float" office:value="92.45" calcext:value-type="float">
            <text:p>92.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.88" calcext:value-type="float">
            <text:p>32.88</text:p>
          </table:table-cell>
          <table:table-cell office:value-type="float" office:value="91.86" calcext:value-type="float">
            <text:p>91.86</text:p>
          </table:table-cell>
          <table:table-cell office:value-type="float" office:value="92.17" calcext:value-type="float">
            <text:p>92.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31D </text:p>
          </table:table-cell>
          <table:table-cell office:value-type="float" office:value="99.98" calcext:value-type="float">
            <text:p>99.98</text:p>
          </table:table-cell>
          <table:table-cell office:value-type="float" office:value="28.51" calcext:value-type="float">
            <text:p>28.51</text:p>
          </table:table-cell>
          <table:table-cell office:value-type="float" office:value="95.31" calcext:value-type="float">
            <text:p>95.31</text:p>
          </table:table-cell>
          <table:table-cell office:value-type="float" office:value="95.12" calcext:value-type="float">
            <text:p>95.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.9" calcext:value-type="float">
            <text:p>30.9</text:p>
          </table:table-cell>
          <table:table-cell office:value-type="float" office:value="93.8" calcext:value-type="float">
            <text:p>93.8</text:p>
          </table:table-cell>
          <table:table-cell office:value-type="float" office:value="93.62" calcext:value-type="float">
            <text:p>93.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.28" calcext:value-type="float">
            <text:p>26.28</text:p>
          </table:table-cell>
          <table:table-cell office:value-type="float" office:value="92.95" calcext:value-type="float">
            <text:p>92.95</text:p>
          </table:table-cell>
          <table:table-cell office:value-type="float" office:value="93.07" calcext:value-type="float">
            <text:p>93.0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40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9" calcext:value-type="float">
            <text:p>64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0.08" calcext:value-type="float">
            <text:p>0.08</text:p>
          </table:table-cell>
          <table:table-cell office:value-type="float" office:value="7.14" calcext:value-type="float">
            <text:p>7.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40B</text:p>
          </table:table-cell>
          <table:table-cell office:value-type="float" office:value="2.79" calcext:value-type="float">
            <text:p>2.79</text:p>
          </table:table-cell>
          <table:table-cell office:value-type="float" office:value="0.07" calcext:value-type="float">
            <text:p>0.07</text:p>
          </table:table-cell>
          <table:table-cell office:value-type="float" office:value="26.45" calcext:value-type="float">
            <text:p>26.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71" calcext:value-type="float">
            <text:p>58.71</text:p>
          </table:table-cell>
          <table:table-cell office:value-type="float" office:value="16.75" calcext:value-type="float">
            <text:p>16.75</text:p>
          </table:table-cell>
          <table:table-cell office:value-type="float" office:value="96.04" calcext:value-type="float">
            <text:p>96.04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82.15" calcext:value-type="float">
            <text:p>82.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40C </text:p>
          </table:table-cell>
          <table:table-cell office:value-type="float" office:value="85.79" calcext:value-type="float">
            <text:p>85.79</text:p>
          </table:table-cell>
          <table:table-cell office:value-type="float" office:value="5.68" calcext:value-type="float">
            <text:p>5.68</text:p>
          </table:table-cell>
          <table:table-cell office:value-type="float" office:value="93.42" calcext:value-type="float">
            <text:p>93.42</text:p>
          </table:table-cell>
          <table:table-cell office:value-type="float" office:value="91.33" calcext:value-type="float">
            <text:p>91.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2.78" calcext:value-type="float">
            <text:p>22.78</text:p>
          </table:table-cell>
          <table:table-cell office:value-type="float" office:value="92.77" calcext:value-type="float">
            <text:p>92.77</text:p>
          </table:table-cell>
          <table:table-cell office:value-type="float" office:value="92.64" calcext:value-type="float">
            <text:p>92.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.48" calcext:value-type="float">
            <text:p>25.48</text:p>
          </table:table-cell>
          <table:table-cell office:value-type="float" office:value="91.92" calcext:value-type="float">
            <text:p>91.92</text:p>
          </table:table-cell>
          <table:table-cell office:value-type="float" office:value="91.95" calcext:value-type="float">
            <text:p>91.9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40D </text:p>
          </table:table-cell>
          <table:table-cell office:value-type="float" office:value="100" calcext:value-type="float">
            <text:p>100</text:p>
          </table:table-cell>
          <table:table-cell office:value-type="float" office:value="26.47" calcext:value-type="float">
            <text:p>26.47</text:p>
          </table:table-cell>
          <table:table-cell office:value-type="float" office:value="94.75" calcext:value-type="float">
            <text:p>94.75</text:p>
          </table:table-cell>
          <table:table-cell office:value-type="float" office:value="95.14" calcext:value-type="float">
            <text:p>95.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9.43" calcext:value-type="float">
            <text:p>29.43</text:p>
          </table:table-cell>
          <table:table-cell office:value-type="float" office:value="94.41" calcext:value-type="float">
            <text:p>94.41</text:p>
          </table:table-cell>
          <table:table-cell office:value-type="float" office:value="94.55" calcext:value-type="float">
            <text:p>94.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.4" calcext:value-type="float">
            <text:p>40.4</text:p>
          </table:table-cell>
          <table:table-cell office:value-type="float" office:value="93.78" calcext:value-type="float">
            <text:p>93.78</text:p>
          </table:table-cell>
          <table:table-cell office:value-type="float" office:value="93.95" calcext:value-type="float">
            <text:p>93.9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1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29" calcext:value-type="float">
            <text:p>61.2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10C 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10D </text:p>
          </table:table-cell>
          <table:table-cell office:value-type="float" office:value="98.21" calcext:value-type="float">
            <text:p>98.21</text:p>
          </table:table-cell>
          <table:table-cell office:value-type="float" office:value="100" calcext:value-type="float">
            <text:p>100</text:p>
          </table:table-cell>
          <table:table-cell office:value-type="float" office:value="19.38" calcext:value-type="float">
            <text:p>19.38</text:p>
          </table:table-cell>
          <table:table-cell office:value-type="float" office:value="15.31" calcext:value-type="float">
            <text:p>15.31</text:p>
          </table:table-cell>
          <table:table-cell/>
          <table:table-cell office:value-type="float" office:value="98.21" calcext:value-type="float">
            <text:p>98.21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98.21" calcext:value-type="float">
            <text:p>98.2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13B 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67.61" calcext:value-type="float">
            <text:p>67.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9.89" calcext:value-type="float">
            <text:p>79.8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13C </text:p>
          </table:table-cell>
          <table:table-cell office:value-type="float" office:value="94.41" calcext:value-type="float">
            <text:p>94.41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13D 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15B </text:p>
          </table:table-cell>
          <table:table-cell office:value-type="float" office:value="35.41" calcext:value-type="float">
            <text:p>35.41</text:p>
          </table:table-cell>
          <table:table-cell office:value-type="float" office:value="0.01" calcext:value-type="float">
            <text:p>0.01</text:p>
          </table:table-cell>
          <table:table-cell office:value-type="float" office:value="2.95" calcext:value-type="float">
            <text:p>2.95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68.32" calcext:value-type="float">
            <text:p>68.32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81.2" calcext:value-type="float">
            <text:p>81.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15C </text:p>
          </table:table-cell>
          <table:table-cell office:value-type="float" office:value="96.18" calcext:value-type="float">
            <text:p>96.1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99.94" calcext:value-type="float">
            <text:p>99.94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99.94" calcext:value-type="float">
            <text:p>99.9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15D </text:p>
          </table:table-cell>
          <table:table-cell office:value-type="float" office:value="31.31" calcext:value-type="float">
            <text:p>31.31</text:p>
          </table:table-cell>
          <table:table-cell office:value-type="float" office:value="9.97" calcext:value-type="float">
            <text:p>9.97</text:p>
          </table:table-cell>
          <table:table-cell office:value-type="float" office:value="5.99" calcext:value-type="float">
            <text:p>5.99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31.31" calcext:value-type="float">
            <text:p>31.31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1.31" calcext:value-type="float">
            <text:p>31.3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20B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6" calcext:value-type="float">
            <text:p>56.6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14.29" calcext:value-type="float">
            <text:p>14.29</text:p>
          </table:table-cell>
          <table:table-cell/>
          <table:table-cell office:value-type="float" office:value="74.26" calcext:value-type="float">
            <text:p>74.2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20C </text:p>
          </table:table-cell>
          <table:table-cell office:value-type="float" office:value="81.5" calcext:value-type="float">
            <text:p>81.5</text:p>
          </table:table-cell>
          <table:table-cell office:value-type="float" office:value="4.32" calcext:value-type="float">
            <text:p>4.32</text:p>
          </table:table-cell>
          <table:table-cell office:value-type="float" office:value="21.76" calcext:value-type="float">
            <text:p>21.76</text:p>
          </table:table-cell>
          <table:table-cell office:value-type="float" office:value="18.66" calcext:value-type="float">
            <text:p>18.66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20D </text:p>
          </table:table-cell>
          <table:table-cell office:value-type="float" office:value="53.22" calcext:value-type="float">
            <text:p>53.22</text:p>
          </table:table-cell>
          <table:table-cell office:value-type="float" office:value="1.68" calcext:value-type="float">
            <text:p>1.68</text:p>
          </table:table-cell>
          <table:table-cell office:value-type="float" office:value="14.5" calcext:value-type="float">
            <text:p>14.5</text:p>
          </table:table-cell>
          <table:table-cell office:value-type="float" office:value="5.19" calcext:value-type="float">
            <text:p>5.19</text:p>
          </table:table-cell>
          <table:table-cell/>
          <table:table-cell office:value-type="float" office:value="99.3" calcext:value-type="float">
            <text:p>99.3</text:p>
          </table:table-cell>
          <table:table-cell office:value-type="float" office:value="20.64" calcext:value-type="float">
            <text:p>20.64</text:p>
          </table:table-cell>
          <table:table-cell office:value-type="float" office:value="30.48" calcext:value-type="float">
            <text:p>30.48</text:p>
          </table:table-cell>
          <table:table-cell office:value-type="float" office:value="30.96" calcext:value-type="float">
            <text:p>30.96</text:p>
          </table:table-cell>
          <table:table-cell/>
          <table:table-cell office:value-type="float" office:value="99.3" calcext:value-type="float">
            <text:p>99.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24B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0.13" calcext:value-type="float">
            <text:p>0.13</text:p>
          </table:table-cell>
          <table:table-cell office:value-type="float" office:value="23.59" calcext:value-type="float">
            <text:p>23.59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75.76" calcext:value-type="float">
            <text:p>75.76</text:p>
          </table:table-cell>
          <table:table-cell office:value-type="float" office:value="3.1" calcext:value-type="float">
            <text:p>3.1</text:p>
          </table:table-cell>
          <table:table-cell office:value-type="float" office:value="15.05" calcext:value-type="float">
            <text:p>15.05</text:p>
          </table:table-cell>
          <table:table-cell office:value-type="float" office:value="6.84" calcext:value-type="float">
            <text:p>6.8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24C </text:p>
          </table:table-cell>
          <table:table-cell office:value-type="float" office:value="79.28" calcext:value-type="float">
            <text:p>79.28</text:p>
          </table:table-cell>
          <table:table-cell office:value-type="float" office:value="3.9" calcext:value-type="float">
            <text:p>3.9</text:p>
          </table:table-cell>
          <table:table-cell office:value-type="float" office:value="16.86" calcext:value-type="float">
            <text:p>16.86</text:p>
          </table:table-cell>
          <table:table-cell office:value-type="float" office:value="14.12" calcext:value-type="float">
            <text:p>14.12</text:p>
          </table:table-cell>
          <table:table-cell/>
          <table:table-cell office:value-type="float" office:value="99.98" calcext:value-type="float">
            <text:p>99.98</text:p>
          </table:table-cell>
          <table:table-cell office:value-type="float" office:value="29.4" calcext:value-type="float">
            <text:p>29.4</text:p>
          </table:table-cell>
          <table:table-cell office:value-type="float" office:value="21.68" calcext:value-type="float">
            <text:p>21.68</text:p>
          </table:table-cell>
          <table:table-cell office:value-type="float" office:value="21.29" calcext:value-type="float">
            <text:p>21.29</text:p>
          </table:table-cell>
          <table:table-cell/>
          <table:table-cell office:value-type="float" office:value="99.99" calcext:value-type="float">
            <text:p>99.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24D </text:p>
          </table:table-cell>
          <table:table-cell office:value-type="float" office:value="49.53" calcext:value-type="float">
            <text:p>49.53</text:p>
          </table:table-cell>
          <table:table-cell office:value-type="float" office:value="2.08" calcext:value-type="float">
            <text:p>2.08</text:p>
          </table:table-cell>
          <table:table-cell office:value-type="float" office:value="42.49" calcext:value-type="float">
            <text:p>42.49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99.96" calcext:value-type="float">
            <text:p>99.96</text:p>
          </table:table-cell>
          <table:table-cell office:value-type="float" office:value="34.77" calcext:value-type="float">
            <text:p>34.77</text:p>
          </table:table-cell>
          <table:table-cell office:value-type="float" office:value="36.05" calcext:value-type="float">
            <text:p>36.05</text:p>
          </table:table-cell>
          <table:table-cell office:value-type="float" office:value="36.14" calcext:value-type="float">
            <text:p>36.14</text:p>
          </table:table-cell>
          <table:table-cell/>
          <table:table-cell office:value-type="float" office:value="99.96" calcext:value-type="float">
            <text:p>99.96</text:p>
          </table:table-cell>
          <table:table-cell office:value-type="float" office:value="34.66" calcext:value-type="float">
            <text:p>34.66</text:p>
          </table:table-cell>
          <table:table-cell office:value-type="float" office:value="59.84" calcext:value-type="float">
            <text:p>59.84</text:p>
          </table:table-cell>
          <table:table-cell office:value-type="float" office:value="51.76" calcext:value-type="float">
            <text:p>51.7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27B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77" calcext:value-type="float">
            <text:p>22.77</text:p>
          </table:table-cell>
          <table:table-cell office:value-type="float" office:value="0.03" calcext:value-type="float">
            <text:p>0.03</text:p>
          </table:table-cell>
          <table:table-cell office:value-type="float" office:value="12.49" calcext:value-type="float">
            <text:p>12.49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51.25" calcext:value-type="float">
            <text:p>51.25</text:p>
          </table:table-cell>
          <table:table-cell office:value-type="float" office:value="0.46" calcext:value-type="float">
            <text:p>0.46</text:p>
          </table:table-cell>
          <table:table-cell office:value-type="float" office:value="11.15" calcext:value-type="float">
            <text:p>11.15</text:p>
          </table:table-cell>
          <table:table-cell office:value-type="float" office:value="3.41" calcext:value-type="float">
            <text:p>3.4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27C </text:p>
          </table:table-cell>
          <table:table-cell office:value-type="float" office:value="41.09" calcext:value-type="float">
            <text:p>41.09</text:p>
          </table:table-cell>
          <table:table-cell office:value-type="float" office:value="47.83" calcext:value-type="float">
            <text:p>47.8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80.67" calcext:value-type="float">
            <text:p>80.6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96.81" calcext:value-type="float">
            <text:p>96.8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27D </text:p>
          </table:table-cell>
          <table:table-cell office:value-type="float" office:value="94.46" calcext:value-type="float">
            <text:p>94.4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5.96" calcext:value-type="float">
            <text:p>85.96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31B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0.02" calcext:value-type="float">
            <text:p>0.02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71" calcext:value-type="float">
            <text:p>28.71</text:p>
          </table:table-cell>
          <table:table-cell office:value-type="float" office:value="0.46" calcext:value-type="float">
            <text:p>0.46</text:p>
          </table:table-cell>
          <table:table-cell office:value-type="float" office:value="21.44" calcext:value-type="float">
            <text:p>21.44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31C </text:p>
          </table:table-cell>
          <table:table-cell office:value-type="float" office:value="49.26" calcext:value-type="float">
            <text:p>49.26</text:p>
          </table:table-cell>
          <table:table-cell office:value-type="float" office:value="0.06" calcext:value-type="float">
            <text:p>0.06</text:p>
          </table:table-cell>
          <table:table-cell office:value-type="float" office:value="43.6" calcext:value-type="float">
            <text:p>43.6</text:p>
          </table:table-cell>
          <table:table-cell office:value-type="float" office:value="2.69" calcext:value-type="float">
            <text:p>2.69</text:p>
          </table:table-cell>
          <table:table-cell/>
          <table:table-cell office:value-type="float" office:value="84.79" calcext:value-type="float">
            <text:p>84.79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8.82" calcext:value-type="float">
            <text:p>98.8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31D </text:p>
          </table:table-cell>
          <table:table-cell office:value-type="float" office:value="88.48" calcext:value-type="float">
            <text:p>88.48</text:p>
          </table:table-cell>
          <table:table-cell office:value-type="float" office:value="3.74" calcext:value-type="float">
            <text:p>3.74</text:p>
          </table:table-cell>
          <table:table-cell office:value-type="float" office:value="78.08" calcext:value-type="float">
            <text:p>78.08</text:p>
          </table:table-cell>
          <table:table-cell office:value-type="float" office:value="73.31" calcext:value-type="float">
            <text:p>73.31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float" office:value="24.8" calcext:value-type="float">
            <text:p>24.8</text:p>
          </table:table-cell>
          <table:table-cell office:value-type="float" office:value="76.79" calcext:value-type="float">
            <text:p>76.79</text:p>
          </table:table-cell>
          <table:table-cell office:value-type="float" office:value="77.12" calcext:value-type="float">
            <text:p>77.12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40B</text:p>
          </table:table-cell>
          <table:table-cell office:value-type="float" office:value="1.55" calcext:value-type="float">
            <text:p>1.55</text:p>
          </table:table-cell>
          <table:table-cell office:value-type="float" office:value="0.02" calcext:value-type="float">
            <text:p>0.02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61" calcext:value-type="float">
            <text:p>20.61</text:p>
          </table:table-cell>
          <table:table-cell office:value-type="float" office:value="0.02" calcext:value-type="float">
            <text:p>0.02</text:p>
          </table:table-cell>
          <table:table-cell office:value-type="float" office:value="37.39" calcext:value-type="float">
            <text:p>37.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15" calcext:value-type="float">
            <text:p>46.15</text:p>
          </table:table-cell>
          <table:table-cell office:value-type="float" office:value="14.85" calcext:value-type="float">
            <text:p>14.85</text:p>
          </table:table-cell>
          <table:table-cell office:value-type="float" office:value="48.35" calcext:value-type="float">
            <text:p>48.35</text:p>
          </table:table-cell>
          <table:table-cell office:value-type="float" office:value="3.04" calcext:value-type="float">
            <text:p>3.0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40C </text:p>
          </table:table-cell>
          <table:table-cell office:value-type="float" office:value="61.48" calcext:value-type="float">
            <text:p>61.48</text:p>
          </table:table-cell>
          <table:table-cell office:value-type="float" office:value="0.48" calcext:value-type="float">
            <text:p>0.48</text:p>
          </table:table-cell>
          <table:table-cell office:value-type="float" office:value="43.6" calcext:value-type="float">
            <text:p>43.6</text:p>
          </table:table-cell>
          <table:table-cell office:value-type="float" office:value="16.98" calcext:value-type="float">
            <text:p>16.98</text:p>
          </table:table-cell>
          <table:table-cell/>
          <table:table-cell office:value-type="float" office:value="89.07" calcext:value-type="float">
            <text:p>89.07</text:p>
          </table:table-cell>
          <table:table-cell office:value-type="float" office:value="54.55" calcext:value-type="float">
            <text:p>54.55</text:p>
          </table:table-cell>
          <table:table-cell office:value-type="float" office:value="92.71" calcext:value-type="float">
            <text:p>92.71</text:p>
          </table:table-cell>
          <table:table-cell office:value-type="float" office:value="66.43" calcext:value-type="float">
            <text:p>66.43</text:p>
          </table:table-cell>
          <table:table-cell/>
          <table:table-cell office:value-type="float" office:value="99.32" calcext:value-type="float">
            <text:p>99.3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i40D </text:p>
          </table:table-cell>
          <table:table-cell office:value-type="float" office:value="54.65" calcext:value-type="float">
            <text:p>54.65</text:p>
          </table:table-cell>
          <table:table-cell office:value-type="float" office:value="0.3" calcext:value-type="float">
            <text:p>0.3</text:p>
          </table:table-cell>
          <table:table-cell office:value-type="float" office:value="79.53" calcext:value-type="float">
            <text:p>79.53</text:p>
          </table:table-cell>
          <table:table-cell office:value-type="float" office:value="27.16" calcext:value-type="float">
            <text:p>27.16</text:p>
          </table:table-cell>
          <table:table-cell/>
          <table:table-cell office:value-type="float" office:value="99.63" calcext:value-type="float">
            <text:p>99.63</text:p>
          </table:table-cell>
          <table:table-cell office:value-type="float" office:value="25.42" calcext:value-type="float">
            <text:p>25.42</text:p>
          </table:table-cell>
          <table:table-cell office:value-type="float" office:value="85.36" calcext:value-type="float">
            <text:p>85.36</text:p>
          </table:table-cell>
          <table:table-cell office:value-type="float" office:value="85.21" calcext:value-type="float">
            <text:p>85.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2.84" calcext:value-type="float">
            <text:p>22.84</text:p>
          </table:table-cell>
          <table:table-cell office:value-type="float" office:value="84.02" calcext:value-type="float">
            <text:p>84.02</text:p>
          </table:table-cell>
          <table:table-cell office:value-type="float" office:value="83.78" calcext:value-type="float">
            <text:p>83.7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*+0</text:p>
          </table:table-cell>
          <table:table-cell table:style-name="Default" table:number-columns-repeated="4"/>
          <table:table-cell table:style-name="Default" office:value-type="string" calcext:value-type="string">
            <text:p>M*+1</text:p>
          </table:table-cell>
          <table:table-cell table:style-name="Default" table:number-columns-repeated="4"/>
          <table:table-cell table:style-name="Default" office:value-type="string" calcext:value-type="string">
            <text:p>M*+2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Overall 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gdb</text:p>
          </table:table-cell>
          <table:table-cell table:style-name="ce3" table:formula="of:=AVERAGE([.D8:.D30])" office:value-type="float" office:value="77.3782608695652" calcext:value-type="float">
            <text:p>77.38</text:p>
          </table:table-cell>
          <table:table-cell table:style-name="ce3" table:formula="of:=AVERAGE([.E8:.E30])" office:value-type="float" office:value="78.4960869565217" calcext:value-type="float">
            <text:p>78.50</text:p>
          </table:table-cell>
          <table:table-cell table:style-name="ce3" table:formula="of:=AVERAGE([.F8:.F30])" office:value-type="float" office:value="97.3773913043478" calcext:value-type="float">
            <text:p>97.38</text:p>
          </table:table-cell>
          <table:table-cell table:style-name="ce3" table:formula="of:=AVERAGE([.G8:.G30])" office:value-type="float" office:value="70.6930434782609" calcext:value-type="float">
            <text:p>70.69</text:p>
          </table:table-cell>
          <table:table-cell table:style-name="ce3"/>
          <table:table-cell table:style-name="ce3" table:formula="of:=AVERAGE([.I8:.I30])" office:value-type="float" office:value="98.47" calcext:value-type="float">
            <text:p>98.47</text:p>
          </table:table-cell>
          <table:table-cell table:style-name="ce3" table:formula="of:=AVERAGE([.J8:.J30])" office:value-type="float" office:value="96.4360869565217" calcext:value-type="float">
            <text:p>96.44</text:p>
          </table:table-cell>
          <table:table-cell table:style-name="ce3" table:formula="of:=AVERAGE([.K8:.K30])" office:value-type="float" office:value="99.6934782608696" calcext:value-type="float">
            <text:p>99.69</text:p>
          </table:table-cell>
          <table:table-cell table:style-name="ce3" table:formula="of:=AVERAGE([.L8:.L30])" office:value-type="float" office:value="96.4017391304348" calcext:value-type="float">
            <text:p>96.40</text:p>
          </table:table-cell>
          <table:table-cell table:style-name="ce3"/>
          <table:table-cell table:style-name="ce3" table:formula="of:=AVERAGE([.N8:.N30])" office:value-type="float" office:value="99.9543478260869" calcext:value-type="float">
            <text:p>99.95</text:p>
          </table:table-cell>
          <table:table-cell table:style-name="ce3" table:formula="of:=AVERAGE([.O8:.O30])" office:value-type="float" office:value="97.7308695652174" calcext:value-type="float">
            <text:p>97.73</text:p>
          </table:table-cell>
          <table:table-cell table:style-name="ce3" table:formula="of:=AVERAGE([.P8:.P30])" office:value-type="float" office:value="99.645652173913" calcext:value-type="float">
            <text:p>99.65</text:p>
          </table:table-cell>
          <table:table-cell table:style-name="ce3" table:formula="of:=AVERAGE([.Q8:.Q30])" office:value-type="float" office:value="99.6491304347826" calcext:value-type="float">
            <text:p>99.65</text:p>
          </table:table-cell>
          <table:table-cell/>
          <table:table-cell table:style-name="ce3" table:formula="of:=AVERAGE([.D147];[.I147];[.N147])" office:value-type="float" office:value="91.9342028985507" calcext:value-type="float">
            <text:p>91.93</text:p>
          </table:table-cell>
          <table:table-cell table:style-name="ce3" table:formula="of:=AVERAGE([.E147];[.J147];[.O147])" office:value-type="float" office:value="90.8876811594203" calcext:value-type="float">
            <text:p>90.89</text:p>
          </table:table-cell>
          <table:table-cell table:style-name="ce3" table:formula="of:=AVERAGE([.F147];[.K147];[.P147])" office:value-type="float" office:value="98.9055072463768" calcext:value-type="float">
            <text:p>98.91</text:p>
          </table:table-cell>
          <table:table-cell table:style-name="ce3" table:formula="of:=AVERAGE([.G147];[.L147];[.Q147])" office:value-type="float" office:value="88.9146376811594" calcext:value-type="float">
            <text:p>88.9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val</text:p>
          </table:table-cell>
          <table:table-cell table:style-name="ce3" table:formula="of:=AVERAGE([.D31:.D64])" office:value-type="float" office:value="83.7270588235294" calcext:value-type="float">
            <text:p>83.73</text:p>
          </table:table-cell>
          <table:table-cell table:style-name="ce3" table:formula="of:=AVERAGE([.E31:.E64])" office:value-type="float" office:value="22.4691176470588" calcext:value-type="float">
            <text:p>22.47</text:p>
          </table:table-cell>
          <table:table-cell table:style-name="ce3" table:formula="of:=AVERAGE([.F31:.F64])" office:value-type="float" office:value="87.6641176470588" calcext:value-type="float">
            <text:p>87.66</text:p>
          </table:table-cell>
          <table:table-cell table:style-name="ce3" table:formula="of:=AVERAGE([.G31:.G64])" office:value-type="float" office:value="75.8788235294117" calcext:value-type="float">
            <text:p>75.88</text:p>
          </table:table-cell>
          <table:table-cell table:style-name="ce3"/>
          <table:table-cell table:style-name="ce3" table:formula="of:=AVERAGE([.I31:.I64])" office:value-type="float" office:value="97.9529411764706" calcext:value-type="float">
            <text:p>97.95</text:p>
          </table:table-cell>
          <table:table-cell table:style-name="ce3" table:formula="of:=AVERAGE([.J31:.J64])" office:value-type="float" office:value="46.9308823529412" calcext:value-type="float">
            <text:p>46.93</text:p>
          </table:table-cell>
          <table:table-cell table:style-name="ce3" table:formula="of:=AVERAGE([.K31:.K64])" office:value-type="float" office:value="93.6370588235294" calcext:value-type="float">
            <text:p>93.64</text:p>
          </table:table-cell>
          <table:table-cell table:style-name="ce3" table:formula="of:=AVERAGE([.L31:.L64])" office:value-type="float" office:value="92.1726470588235" calcext:value-type="float">
            <text:p>92.17</text:p>
          </table:table-cell>
          <table:table-cell table:style-name="ce3"/>
          <table:table-cell table:style-name="ce3" table:formula="of:=AVERAGE([.N31:.N64])" office:value-type="float" office:value="99.6917647058824" calcext:value-type="float">
            <text:p>99.69</text:p>
          </table:table-cell>
          <table:table-cell table:style-name="ce3" table:formula="of:=AVERAGE([.O31:.O64])" office:value-type="float" office:value="46.8223529411765" calcext:value-type="float">
            <text:p>46.82</text:p>
          </table:table-cell>
          <table:table-cell table:style-name="ce3" table:formula="of:=AVERAGE([.P31:.P64])" office:value-type="float" office:value="93.39" calcext:value-type="float">
            <text:p>93.39</text:p>
          </table:table-cell>
          <table:table-cell table:style-name="ce3" table:formula="of:=AVERAGE([.Q31:.Q64])" office:value-type="float" office:value="93.6088235294118" calcext:value-type="float">
            <text:p>93.61</text:p>
          </table:table-cell>
          <table:table-cell/>
          <table:table-cell table:style-name="ce3" table:formula="of:=AVERAGE([.D148];[.I148];[.N148])" office:value-type="float" office:value="93.7905882352941" calcext:value-type="float">
            <text:p>93.79</text:p>
          </table:table-cell>
          <table:table-cell table:style-name="ce3" table:formula="of:=AVERAGE([.E148];[.J148];[.O148])" office:value-type="float" office:value="38.7407843137255" calcext:value-type="float">
            <text:p>38.74</text:p>
          </table:table-cell>
          <table:table-cell table:style-name="ce3" table:formula="of:=AVERAGE([.F148];[.K148];[.P148])" office:value-type="float" office:value="91.5637254901961" calcext:value-type="float">
            <text:p>91.56</text:p>
          </table:table-cell>
          <table:table-cell table:style-name="ce3" table:formula="of:=AVERAGE([.G148];[.L148];[.Q148])" office:value-type="float" office:value="87.2200980392157" calcext:value-type="float">
            <text:p>87.22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gl</text:p>
          </table:table-cell>
          <table:table-cell table:style-name="ce3" table:formula="of:=AVERAGE([.D65:.D88])" office:value-type="float" office:value="49.1266666666667" calcext:value-type="float">
            <text:p>49.13</text:p>
          </table:table-cell>
          <table:table-cell table:style-name="ce3" table:formula="of:=AVERAGE([.E65:.E88])" office:value-type="float" office:value="3.07041666666667" calcext:value-type="float">
            <text:p>3.07</text:p>
          </table:table-cell>
          <table:table-cell table:style-name="ce3" table:formula="of:=AVERAGE([.F65:.F88])" office:value-type="float" office:value="79.035" calcext:value-type="float">
            <text:p>79.04</text:p>
          </table:table-cell>
          <table:table-cell table:style-name="ce3" table:formula="of:=AVERAGE([.G65:.G88])" office:value-type="float" office:value="18.6966666666667" calcext:value-type="float">
            <text:p>18.70</text:p>
          </table:table-cell>
          <table:table-cell table:style-name="ce3"/>
          <table:table-cell table:style-name="ce3" table:formula="of:=AVERAGE([.I65:.I88])" office:value-type="float" office:value="80.8704166666667" calcext:value-type="float">
            <text:p>80.87</text:p>
          </table:table-cell>
          <table:table-cell table:style-name="ce3" table:formula="of:=AVERAGE([.J65:.J88])" office:value-type="float" office:value="12.9454166666667" calcext:value-type="float">
            <text:p>12.95</text:p>
          </table:table-cell>
          <table:table-cell table:style-name="ce3" table:formula="of:=AVERAGE([.K65:.K88])" office:value-type="float" office:value="77.8033333333333" calcext:value-type="float">
            <text:p>77.80</text:p>
          </table:table-cell>
          <table:table-cell table:style-name="ce3" table:formula="of:=AVERAGE([.L65:.L88])" office:value-type="float" office:value="52.4483333333334" calcext:value-type="float">
            <text:p>52.45</text:p>
          </table:table-cell>
          <table:table-cell table:style-name="ce3"/>
          <table:table-cell table:style-name="ce3" table:formula="of:=AVERAGE([.N65:.N88])" office:value-type="float" office:value="90.8975" calcext:value-type="float">
            <text:p>90.90</text:p>
          </table:table-cell>
          <table:table-cell table:style-name="ce3" table:formula="of:=AVERAGE([.O65:.O88])" office:value-type="float" office:value="18.2729166666667" calcext:value-type="float">
            <text:p>18.27</text:p>
          </table:table-cell>
          <table:table-cell table:style-name="ce3" table:formula="of:=AVERAGE([.P65:.P88])" office:value-type="float" office:value="76.06" calcext:value-type="float">
            <text:p>76.06</text:p>
          </table:table-cell>
          <table:table-cell table:style-name="ce3" table:formula="of:=AVERAGE([.Q65:.Q88])" office:value-type="float" office:value="65.99875" calcext:value-type="float">
            <text:p>66.00</text:p>
          </table:table-cell>
          <table:table-cell/>
          <table:table-cell table:style-name="ce3" table:formula="of:=AVERAGE([.D149];[.I149];[.N149])" office:value-type="float" office:value="73.6315277777778" calcext:value-type="float">
            <text:p>73.63</text:p>
          </table:table-cell>
          <table:table-cell table:style-name="ce3" table:formula="of:=AVERAGE([.E149];[.J149];[.O149])" office:value-type="float" office:value="11.4295833333333" calcext:value-type="float">
            <text:p>11.43</text:p>
          </table:table-cell>
          <table:table-cell table:style-name="ce3" table:formula="of:=AVERAGE([.F149];[.K149];[.P149])" office:value-type="float" office:value="77.6327777777778" calcext:value-type="float">
            <text:p>77.63</text:p>
          </table:table-cell>
          <table:table-cell table:style-name="ce3" table:formula="of:=AVERAGE([.G149];[.L149];[.Q149])" office:value-type="float" office:value="45.7145833333333" calcext:value-type="float">
            <text:p>45.7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ce3" table:formula="of:=AVERAGE([.D89:.D120])" office:value-type="float" office:value="58.51125" calcext:value-type="float">
            <text:p>58.51</text:p>
          </table:table-cell>
          <table:table-cell table:style-name="ce3" table:formula="of:=AVERAGE([.E89:.E120])" office:value-type="float" office:value="30.5078125" calcext:value-type="float">
            <text:p>30.51</text:p>
          </table:table-cell>
          <table:table-cell table:style-name="ce3" table:formula="of:=AVERAGE([.F89:.F120])" office:value-type="float" office:value="64.4965625" calcext:value-type="float">
            <text:p>64.50</text:p>
          </table:table-cell>
          <table:table-cell table:style-name="ce3" table:formula="of:=AVERAGE([.G89:.G120])" office:value-type="float" office:value="45.400625" calcext:value-type="float">
            <text:p>45.40</text:p>
          </table:table-cell>
          <table:table-cell table:style-name="Default"/>
          <table:table-cell table:style-name="ce3" table:formula="of:=AVERAGE([.I89:.I120])" office:value-type="float" office:value="78.716875" calcext:value-type="float">
            <text:p>78.72</text:p>
          </table:table-cell>
          <table:table-cell table:style-name="ce3" table:formula="of:=AVERAGE([.J89:.J120])" office:value-type="float" office:value="60.64" calcext:value-type="float">
            <text:p>60.64</text:p>
          </table:table-cell>
          <table:table-cell table:style-name="ce3" table:formula="of:=AVERAGE([.K89:.K120])" office:value-type="float" office:value="86.7590625" calcext:value-type="float">
            <text:p>86.76</text:p>
          </table:table-cell>
          <table:table-cell table:style-name="ce3" table:formula="of:=AVERAGE([.L89:.L120])" office:value-type="float" office:value="74.2396875" calcext:value-type="float">
            <text:p>74.24</text:p>
          </table:table-cell>
          <table:table-cell table:style-name="Default"/>
          <table:table-cell table:style-name="ce3" table:formula="of:=AVERAGE([.N89:.N120])" office:value-type="float" office:value="84.834375" calcext:value-type="float">
            <text:p>84.83</text:p>
          </table:table-cell>
          <table:table-cell table:style-name="ce3" table:formula="of:=AVERAGE([.O89:.O120])" office:value-type="float" office:value="76.6934375" calcext:value-type="float">
            <text:p>76.69</text:p>
          </table:table-cell>
          <table:table-cell table:style-name="ce3" table:formula="of:=AVERAGE([.P89:.P120])" office:value-type="float" office:value="93.4978125" calcext:value-type="float">
            <text:p>93.50</text:p>
          </table:table-cell>
          <table:table-cell table:style-name="ce3" table:formula="of:=AVERAGE([.Q89:.Q120])" office:value-type="float" office:value="88.07125" calcext:value-type="float">
            <text:p>88.07</text:p>
          </table:table-cell>
          <table:table-cell/>
          <table:table-cell table:style-name="ce3" table:formula="of:=AVERAGE([.D150];[.I150];[.N150])" office:value-type="float" office:value="74.0208333333333" calcext:value-type="float">
            <text:p>74.02</text:p>
          </table:table-cell>
          <table:table-cell table:style-name="ce3" table:formula="of:=AVERAGE([.E150];[.J150];[.O150])" office:value-type="float" office:value="55.9470833333333" calcext:value-type="float">
            <text:p>55.95</text:p>
          </table:table-cell>
          <table:table-cell table:style-name="ce3" table:formula="of:=AVERAGE([.F150];[.K150];[.P150])" office:value-type="float" office:value="81.5844791666667" calcext:value-type="float">
            <text:p>81.58</text:p>
          </table:table-cell>
          <table:table-cell table:style-name="ce3" table:formula="of:=AVERAGE([.G150];[.L150];[.Q150])" office:value-type="float" office:value="69.2371875" calcext:value-type="float">
            <text:p>69.24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</text:p>
          </table:table-cell>
          <table:table-cell table:style-name="ce3" table:formula="of:=AVERAGE([.D121:.D144])" office:value-type="float" office:value="50.5804166666667" calcext:value-type="float">
            <text:p>50.58</text:p>
          </table:table-cell>
          <table:table-cell table:style-name="ce3" table:formula="of:=AVERAGE([.E121:.E144])" office:value-type="float" office:value="26.4333333333333" calcext:value-type="float">
            <text:p>26.43</text:p>
          </table:table-cell>
          <table:table-cell table:style-name="ce3" table:formula="of:=AVERAGE([.F121:.F144])" office:value-type="float" office:value="40.79125" calcext:value-type="float">
            <text:p>40.79</text:p>
          </table:table-cell>
          <table:table-cell table:style-name="ce3" table:formula="of:=AVERAGE([.G121:.G144])" office:value-type="float" office:value="28.0345833333333" calcext:value-type="float">
            <text:p>28.03</text:p>
          </table:table-cell>
          <table:table-cell table:style-name="Default"/>
          <table:table-cell table:style-name="ce3" table:formula="of:=AVERAGE([.I121:.I144])" office:value-type="float" office:value="76.7720833333333" calcext:value-type="float">
            <text:p>76.77</text:p>
          </table:table-cell>
          <table:table-cell table:style-name="ce3" table:formula="of:=AVERAGE([.J121:.J144])" office:value-type="float" office:value="63.6616666666667" calcext:value-type="float">
            <text:p>63.66</text:p>
          </table:table-cell>
          <table:table-cell table:style-name="ce3" table:formula="of:=AVERAGE([.K121:.K144])" office:value-type="float" office:value="75.8541666666667" calcext:value-type="float">
            <text:p>75.85</text:p>
          </table:table-cell>
          <table:table-cell table:style-name="ce3" table:formula="of:=AVERAGE([.L121:.L144])" office:value-type="float" office:value="66.055" calcext:value-type="float">
            <text:p>66.06</text:p>
          </table:table-cell>
          <table:table-cell table:style-name="Default"/>
          <table:table-cell table:style-name="ce3" table:formula="of:=AVERAGE([.N121:.N144])" office:value-type="float" office:value="85.3491666666667" calcext:value-type="float">
            <text:p>85.35</text:p>
          </table:table-cell>
          <table:table-cell table:style-name="ce3" table:formula="of:=AVERAGE([.O121:.O144])" office:value-type="float" office:value="78.1820833333333" calcext:value-type="float">
            <text:p>78.18</text:p>
          </table:table-cell>
          <table:table-cell table:style-name="ce3" table:formula="of:=AVERAGE([.P121:.P144])" office:value-type="float" office:value="84.99375" calcext:value-type="float">
            <text:p>84.99</text:p>
          </table:table-cell>
          <table:table-cell table:style-name="ce3" table:formula="of:=AVERAGE([.Q121:.Q144])" office:value-type="float" office:value="81.2016666666667" calcext:value-type="float">
            <text:p>81.20</text:p>
          </table:table-cell>
          <table:table-cell/>
          <table:table-cell table:style-name="ce3" table:formula="of:=AVERAGE([.D151];[.I151];[.N151])" office:value-type="float" office:value="70.9005555555556" calcext:value-type="float">
            <text:p>70.90</text:p>
          </table:table-cell>
          <table:table-cell table:style-name="ce3" table:formula="of:=AVERAGE([.E151];[.J151];[.O151])" office:value-type="float" office:value="56.0923611111111" calcext:value-type="float">
            <text:p>56.09</text:p>
          </table:table-cell>
          <table:table-cell table:style-name="ce3" table:formula="of:=AVERAGE([.F151];[.K151];[.P151])" office:value-type="float" office:value="67.2130555555556" calcext:value-type="float">
            <text:p>67.21</text:p>
          </table:table-cell>
          <table:table-cell table:style-name="ce3" table:formula="of:=AVERAGE([.G151];[.L151];[.Q151])" office:value-type="float" office:value="58.4304166666667" calcext:value-type="float">
            <text:p>58.43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verall</text:p>
          </table:table-cell>
          <table:table-cell table:style-name="ce3" table:formula="of:=AVERAGE([.D9:.D144])" office:value-type="float" office:value="64.6613970588235" calcext:value-type="float">
            <text:p>64.66</text:p>
          </table:table-cell>
          <table:table-cell table:style-name="ce3" table:formula="of:=AVERAGE([.E9:.E144])" office:value-type="float" office:value="30.5419117647059" calcext:value-type="float">
            <text:p>30.54</text:p>
          </table:table-cell>
          <table:table-cell table:style-name="ce3" table:formula="of:=AVERAGE([.F9:.F144])" office:value-type="float" office:value="73.9704411764707" calcext:value-type="float">
            <text:p>73.97</text:p>
          </table:table-cell>
          <table:table-cell table:style-name="ce3" table:formula="of:=AVERAGE([.G9:.G144])" office:value-type="float" office:value="49.119044117647" calcext:value-type="float">
            <text:p>49.12</text:p>
          </table:table-cell>
          <table:table-cell table:style-name="ce3"/>
          <table:table-cell table:style-name="ce3" table:formula="of:=AVERAGE([.I9:.I144])" office:value-type="float" office:value="86.7468382352941" calcext:value-type="float">
            <text:p>86.75</text:p>
          </table:table-cell>
          <table:table-cell table:style-name="ce3" table:formula="of:=AVERAGE([.J9:.J144])" office:value-type="float" office:value="55.0936029411765" calcext:value-type="float">
            <text:p>55.09</text:p>
          </table:table-cell>
          <table:table-cell table:style-name="ce3" table:formula="of:=AVERAGE([.K9:.K144])" office:value-type="float" office:value="87.0638235294118" calcext:value-type="float">
            <text:p>87.06</text:p>
          </table:table-cell>
          <table:table-cell table:style-name="ce3" table:formula="of:=AVERAGE([.L9:.L144])" office:value-type="float" office:value="76.9916176470588" calcext:value-type="float">
            <text:p>76.99</text:p>
          </table:table-cell>
          <table:table-cell table:style-name="ce3"/>
          <table:table-cell table:style-name="ce3" table:formula="of:=AVERAGE([.N9:.N144])" office:value-type="float" office:value="92.1550735294117" calcext:value-type="float">
            <text:p>92.16</text:p>
          </table:table-cell>
          <table:table-cell table:style-name="ce3" table:formula="of:=AVERAGE([.O9:.O144])" office:value-type="float" office:value="62.5652941176471" calcext:value-type="float">
            <text:p>62.57</text:p>
          </table:table-cell>
          <table:table-cell table:style-name="ce3" table:formula="of:=AVERAGE([.P9:.P144])" office:value-type="float" office:value="89.8847794117647" calcext:value-type="float">
            <text:p>89.88</text:p>
          </table:table-cell>
          <table:table-cell table:style-name="ce3" table:formula="of:=AVERAGE([.Q9:.Q144])" office:value-type="float" office:value="86.2185294117647" calcext:value-type="float">
            <text:p>86.22</text:p>
          </table:table-cell>
          <table:table-cell/>
          <table:table-cell table:style-name="ce3" table:formula="of:=AVERAGE([.D152];[.I152];[.N152])" office:value-type="float" office:value="81.1877696078431" calcext:value-type="float">
            <text:p>81.19</text:p>
          </table:table-cell>
          <table:table-cell table:style-name="ce3" table:formula="of:=AVERAGE([.E152];[.J152];[.O152])" office:value-type="float" office:value="49.4002696078431" calcext:value-type="float">
            <text:p>49.40</text:p>
          </table:table-cell>
          <table:table-cell table:style-name="ce3" table:formula="of:=AVERAGE([.F152];[.K152];[.P152])" office:value-type="float" office:value="83.639681372549" calcext:value-type="float">
            <text:p>83.64</text:p>
          </table:table-cell>
          <table:table-cell table:style-name="ce3" table:formula="of:=AVERAGE([.G152];[.L152];[.Q152])" office:value-type="float" office:value="70.7763970588235" calcext:value-type="float">
            <text:p>70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egritoMelhorr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11:44:45.218484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0:14:23.076723393</meta:creation-date>
    <dc:date>2017-09-15T12:24:10.789586920</dc:date>
    <meta:editing-duration>PT20H20M45S</meta:editing-duration>
    <meta:editing-cycles>273</meta:editing-cycles>
    <meta:generator>LibreOffice/5.1.6.2$Linux_X86_64 LibreOffice_project/10m0$Build-2</meta:generator>
    <meta:document-statistic meta:table-count="3" meta:cell-count="9784" meta:object-count="0"/>
  </office:meta>
</office:document-meta>
</file>